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5.8cm"/>
    </style:style>
    <style:style style:name="co10" style:family="table-column">
      <style:table-column-properties fo:break-before="auto" style:column-width="5.556cm"/>
    </style:style>
    <style:style style:name="co11" style:family="table-column">
      <style:table-column-properties fo:break-before="auto" style:column-width="4.72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8"/>
    <style:style style:name="ce2" style:family="table-cell" style:parent-style-name="Default" style:data-style-name="N0"/>
    <style:style style:name="ce3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114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14"/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60">
      <style:text-properties fo:color="#ff0000"/>
    </style:style>
    <style:style style:name="ce8" style:family="table-cell" style:parent-style-name="Default" style:data-style-name="N110"/>
    <style:style style:name="ce9" style:family="table-cell" style:parent-style-name="Default" style:data-style-name="N109"/>
    <style:style style:name="ce10" style:family="table-cell" style:parent-style-name="Default" style:data-style-name="N1"/>
    <style:style style:name="ce11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116"/>
    <style:style style:name="ce13" style:family="table-cell" style:parent-style-name="Default" style:data-style-name="N117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108">
      <style:table-cell-properties fo:background-color="transparent"/>
      <style:text-properties fo:color="#ff0000"/>
    </style:style>
    <style:style style:name="ce15" style:family="table-cell" style:parent-style-name="Default" style:data-style-name="N108">
      <style:text-properties fo:color="#ff0000"/>
    </style:style>
    <style:style style:name="ce16" style:family="table-cell" style:parent-style-name="Default" style:data-style-name="N0">
      <style:table-cell-properties fo:background-color="transparent"/>
      <style:text-properties fo:color="#ff0000"/>
    </style:style>
    <style:style style:name="ce17" style:family="table-cell" style:parent-style-name="Default" style:data-style-name="N60"/>
    <style:style style:name="ce18" style:family="table-cell" style:parent-style-name="Default" style:data-style-name="N60">
      <style:table-cell-properties fo:border-bottom="none" fo:border-left="0.06pt solid #000000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Algo1" table:style-name="ta1">
        <table:shapes>
          <draw:frame draw:z-index="0" draw:style-name="gr1" svg:width="36.144cm" svg:height="14.353cm" svg:x="0.194cm" svg:y="23.025cm">
            <draw:object draw:notify-on-update-of-ranges="Algo1.A2:Algo1.A19 Algo1.A2:Algo1.A19 Algo1.D1:Algo1.D1 Algo1.H2:Algo1.H17 Algo1.A2:Algo1.A19 Algo1.E1:Algo1.E1 Algo1.I2:Algo1.I17 Algo1.A2:Algo1.A19 Algo1.F1:Algo1.F1 Algo1.J2:Algo1.J1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36.144cm" svg:height="13.953cm" svg:x="0.167cm" svg:y="8.618cm">
            <draw:object draw:notify-on-update-of-ranges="Algo1.A2:Algo1.A19 Algo1.E1:Algo1.E1 Algo1.I2:Algo1.I19 Algo1.Q6:Algo1.Q2006 Algo1.L1:Algo1.L1 Algo1.R6:Algo1.R200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3" table:default-cell-style-name="ce8"/>
        <table:table-column table:style-name="co3" table:number-columns-repeated="332" table:default-cell-style-name="Default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Facteur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Nb test total</text:p>
          </table:table-cell>
          <table:table-cell office:value-type="string">
            <text:p>Temps minimum (pondéré)</text:p>
          </table:table-cell>
          <table:table-cell office:value-type="string">
            <text:p>Temps Maximum (ponderé)</text:p>
          </table:table-cell>
          <table:table-cell office:value-type="string">
            <text:p>Temps moyen(pondere)</text:p>
          </table:table-cell>
          <table:table-cell office:value-type="string">
            <text:p>Aléatoire ?</text:p>
          </table:table-cell>
          <table:table-cell office:value-type="string">
            <text:p>interpolation</text:p>
          </table:table-cell>
          <table:table-cell office:value-type="string">
            <text:p>Eccart à l'experimental</text:p>
          </table:table-cell>
          <table:table-cell table:number-columns-repeated="33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00000">
            <text:p>1000000</text:p>
          </table:table-cell>
          <table:table-cell office:value-type="float" office:value="12">
            <text:p>12 ms</text:p>
          </table:table-cell>
          <table:table-cell office:value-type="float" office:value="16">
            <text:p>16 ms</text:p>
          </table:table-cell>
          <table:table-cell table:style-name="ce1" office:value-type="float" office:value="14">
            <text:p>14 ms</text:p>
          </table:table-cell>
          <table:table-cell table:style-name="Default" office:value-type="float" office:value="10">
            <text:p>10</text:p>
          </table:table-cell>
          <table:table-cell table:number-columns-repeated="3" table:style-name="ce4" office:value-type="float" office:value="0">
            <text:p>0,000ms</text:p>
          </table:table-cell>
          <table:table-cell office:value-type="string">
            <text:p>NON</text:p>
          </table:table-cell>
          <table:table-cell table:formula="of:=([.A2]^3)*[.L$22]+([.A2]^2)*[.L$23]+[.A2]*[.L$24]" office:value-type="float" office:value="0.00000419">
            <text:p>0,00000419</text:p>
          </table:table-cell>
          <table:table-cell table:formula="of:=[.I2]-[.L2]" office:value-type="float" office:value="-0.00000419">
            <text:p>-0,00000419</text:p>
          </table:table-cell>
          <table:table-cell table:number-columns-repeated="33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1000000">
            <text:p>1000000</text:p>
          </table:table-cell>
          <table:table-cell office:value-type="float" office:value="24">
            <text:p>24 ms</text:p>
          </table:table-cell>
          <table:table-cell office:value-type="float" office:value="28">
            <text:p>28 ms</text:p>
          </table:table-cell>
          <table:table-cell table:style-name="ce1" office:value-type="float" office:value="24.316">
            <text:p>24,316 ms</text:p>
          </table:table-cell>
          <table:table-cell table:style-name="Default" office:value-type="float" office:value="136">
            <text:p>136</text:p>
          </table:table-cell>
          <table:table-cell table:style-name="ce4" table:formula="of:=[.D3]/[.C3]" office:value-type="float" office:value="0.000024">
            <text:p>0,000ms</text:p>
          </table:table-cell>
          <table:table-cell table:style-name="ce5" table:formula="of:=[.E3]/[.C3]" office:value-type="float" office:value="0.000028">
            <text:p>0,000ms</text:p>
          </table:table-cell>
          <table:table-cell table:style-name="ce5" table:formula="of:=[.F3]/[.C3]" office:value-type="float" office:value="0.000024316">
            <text:p>0,000ms</text:p>
          </table:table-cell>
          <table:table-cell office:value-type="string">
            <text:p>NON</text:p>
          </table:table-cell>
          <table:table-cell table:formula="of:=([.A3]^3)*[.L$22]+([.A3]^2)*[.L$23]+[.A3]*[.L$24]" office:value-type="float" office:value="0.00001656">
            <text:p>0,00001656</text:p>
          </table:table-cell>
          <table:table-cell table:formula="of:=[.I3]-[.L3]" office:value-type="float" office:value="0.00001144">
            <text:p>0,00001144</text:p>
          </table:table-cell>
          <table:table-cell table:number-columns-repeated="33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59">
            <text:p>2859</text:p>
          </table:table-cell>
          <table:table-cell office:value-type="float" office:value="1000000">
            <text:p>1000000</text:p>
          </table:table-cell>
          <table:table-cell office:value-type="float" office:value="52">
            <text:p>52 ms</text:p>
          </table:table-cell>
          <table:table-cell office:value-type="float" office:value="93">
            <text:p>93 ms</text:p>
          </table:table-cell>
          <table:table-cell table:style-name="ce1" office:value-type="float" office:value="62.989">
            <text:p>62,989 ms</text:p>
          </table:table-cell>
          <table:table-cell table:style-name="Default" office:value-type="float" office:value="32896">
            <text:p>32896</text:p>
          </table:table-cell>
          <table:table-cell table:style-name="ce4" table:formula="of:=[.D4]/[.C4]" office:value-type="float" office:value="0.000052">
            <text:p>0,000ms</text:p>
          </table:table-cell>
          <table:table-cell table:style-name="ce5" table:formula="of:=[.E4]/[.C4]" office:value-type="float" office:value="0.000093">
            <text:p>0,000ms</text:p>
          </table:table-cell>
          <table:table-cell table:style-name="ce5" table:formula="of:=[.F4]/[.C4]" office:value-type="float" office:value="0.000062989">
            <text:p>0,000ms</text:p>
          </table:table-cell>
          <table:table-cell office:value-type="string">
            <text:p>NON</text:p>
          </table:table-cell>
          <table:table-cell table:formula="of:=([.A4]^3)*[.L$22]+([.A4]^2)*[.L$23]+[.A4]*[.L$24]" office:value-type="float" office:value="0.00006584">
            <text:p>0,00006584</text:p>
          </table:table-cell>
          <table:table-cell table:formula="of:=[.I4]-[.L4]" office:value-type="float" office:value="0.00002716">
            <text:p>0,00002716</text:p>
          </table:table-cell>
          <table:table-cell table:number-columns-repeated="33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58">
            <text:p>9758</text:p>
          </table:table-cell>
          <table:table-cell office:value-type="float" office:value="100000">
            <text:p>100000</text:p>
          </table:table-cell>
          <table:table-cell office:value-type="float" office:value="12">
            <text:p>12 ms</text:p>
          </table:table-cell>
          <table:table-cell office:value-type="float" office:value="28">
            <text:p>28 ms</text:p>
          </table:table-cell>
          <table:table-cell table:style-name="ce1" office:value-type="float" office:value="18.447">
            <text:p>18,447 ms</text:p>
          </table:table-cell>
          <table:table-cell table:style-name="Default" table:formula="of:=[.C5]*[.B5]" office:value-type="float" office:value="975800000">
            <text:p>975800000</text:p>
          </table:table-cell>
          <table:table-cell table:style-name="ce4" table:formula="of:=[.D5]/[.C5]" office:value-type="float" office:value="0.00012">
            <text:p>0,000ms</text:p>
          </table:table-cell>
          <table:table-cell table:style-name="ce5" table:formula="of:=[.E5]/[.C5]" office:value-type="float" office:value="0.00028">
            <text:p>0,000ms</text:p>
          </table:table-cell>
          <table:table-cell table:style-name="ce5" table:formula="of:=[.F5]/[.C5]" office:value-type="float" office:value="0.00018447">
            <text:p>0,000ms</text:p>
          </table:table-cell>
          <table:table-cell office:value-type="string">
            <text:p>OUI</text:p>
          </table:table-cell>
          <table:table-cell table:formula="of:=([.A5]^3)*[.L$22]+([.A5]^2)*[.L$23]+[.A5]*[.L$24]" office:value-type="float" office:value="0.00026256">
            <text:p>0,00026256</text:p>
          </table:table-cell>
          <table:table-cell table:formula="of:=[.I5]-[.L5]" office:value-type="float" office:value="0.00001744">
            <text:p>0,00001744</text:p>
          </table:table-cell>
          <table:table-cell table:number-columns-repeated="33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140">
            <text:p>6140</text:p>
          </table:table-cell>
          <table:table-cell office:value-type="float" office:value="100000">
            <text:p>100000</text:p>
          </table:table-cell>
          <table:table-cell office:value-type="float" office:value="20">
            <text:p>20 ms</text:p>
          </table:table-cell>
          <table:table-cell office:value-type="float" office:value="40">
            <text:p>40 ms</text:p>
          </table:table-cell>
          <table:table-cell table:style-name="ce1" office:value-type="float" office:value="29.32">
            <text:p>29,32 ms</text:p>
          </table:table-cell>
          <table:table-cell table:style-name="Default" table:formula="of:=[.C6]*[.B6]" office:value-type="float" office:value="614000000">
            <text:p>614000000</text:p>
          </table:table-cell>
          <table:table-cell table:style-name="ce4" table:formula="of:=[.D6]/[.C6]" office:value-type="float" office:value="0.0002">
            <text:p>0,000ms</text:p>
          </table:table-cell>
          <table:table-cell table:style-name="ce5" table:formula="of:=[.E6]/[.C6]" office:value-type="float" office:value="0.0004">
            <text:p>0,000ms</text:p>
          </table:table-cell>
          <table:table-cell table:style-name="ce5" table:formula="of:=[.F6]/[.C6]" office:value-type="float" office:value="0.0002932">
            <text:p>0,000ms</text:p>
          </table:table-cell>
          <table:table-cell office:value-type="string">
            <text:p>OUI</text:p>
          </table:table-cell>
          <table:table-cell table:formula="of:=([.A6]^3)*[.L$22]+([.A6]^2)*[.L$23]+[.A6]*[.L$24]" office:value-type="float" office:value="0.00041">
            <text:p>0,00041</text:p>
          </table:table-cell>
          <table:table-cell table:formula="of:=[.I6]-[.L6]" office:value-type="float" office:value="-0.00000999999999999997">
            <text:p>-0,0000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([.Q6]^3)*[.L$22]+([.Q6]^2)*[.L$2]+[.Q6]*[.ML214]" office:value-type="float" office:value="0.00000419">
            <text:p>0,000s</text:p>
          </table:table-cell>
          <table:table-cell table:number-columns-repeated="33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127">
            <text:p>17127</text:p>
          </table:table-cell>
          <table:table-cell office:value-type="float" office:value="10000">
            <text:p>10000</text:p>
          </table:table-cell>
          <table:table-cell office:value-type="float" office:value="4">
            <text:p>4 ms</text:p>
          </table:table-cell>
          <table:table-cell office:value-type="float" office:value="16">
            <text:p>16 ms</text:p>
          </table:table-cell>
          <table:table-cell table:style-name="ce1" office:value-type="float" office:value="10.5104">
            <text:p>10,5104 ms</text:p>
          </table:table-cell>
          <table:table-cell table:style-name="Default" table:formula="of:=[.C7]*[.B7]" office:value-type="float" office:value="171270000">
            <text:p>171270000</text:p>
          </table:table-cell>
          <table:table-cell table:style-name="ce4" table:formula="of:=[.D7]/[.C7]" office:value-type="float" office:value="0.0004">
            <text:p>0,000ms</text:p>
          </table:table-cell>
          <table:table-cell table:style-name="ce5" table:formula="of:=[.E7]/[.C7]" office:value-type="float" office:value="0.0016">
            <text:p>0,002ms</text:p>
          </table:table-cell>
          <table:table-cell table:style-name="ce5" table:formula="of:=[.F7]/[.C7]" office:value-type="float" office:value="0.00105104">
            <text:p>0,001ms</text:p>
          </table:table-cell>
          <table:table-cell office:value-type="string">
            <text:p>OUI</text:p>
          </table:table-cell>
          <table:table-cell table:formula="of:=([.A7]^3)*[.L$22]+([.A7]^2)*[.L$23]+[.A7]*[.L$24]" office:value-type="float" office:value="0.001638">
            <text:p>0,001638</text:p>
          </table:table-cell>
          <table:table-cell table:formula="of:=[.I7]-[.L7]" office:value-type="float" office:value="-0.0000379999999999998">
            <text:p>-0,000038</text:p>
          </table:table-cell>
          <table:table-cell table:number-columns-repeated="3"/>
          <table:table-cell table:formula="of:=[.Q6]+10" office:value-type="float" office:value="11">
            <text:p>11</text:p>
          </table:table-cell>
          <table:table-cell table:formula="of:=([.Q7]^3)*[.L$22]+([.Q7]^2)*[.L$2]+[.Q7]*[.ML215]" office:value-type="float" office:value="0.00050699">
            <text:p>0,001s</text:p>
          </table:table-cell>
          <table:table-cell table:number-columns-repeated="33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52">
            <text:p>4052</text:p>
          </table:table-cell>
          <table:table-cell office:value-type="float" office:value="10000">
            <text:p>10000</text:p>
          </table:table-cell>
          <table:table-cell office:value-type="float" office:value="36">
            <text:p>36 ms</text:p>
          </table:table-cell>
          <table:table-cell office:value-type="float" office:value="53">
            <text:p>53 ms</text:p>
          </table:table-cell>
          <table:table-cell table:style-name="ce1" office:value-type="float" office:value="44.4294">
            <text:p>44,4294 ms</text:p>
          </table:table-cell>
          <table:table-cell table:style-name="Default" table:formula="of:=[.C8]*[.B8]" office:value-type="float" office:value="40520000">
            <text:p>40520000</text:p>
          </table:table-cell>
          <table:table-cell table:style-name="ce4" table:formula="of:=[.D8]/[.C8]" office:value-type="float" office:value="0.0036">
            <text:p>0,004ms</text:p>
          </table:table-cell>
          <table:table-cell table:style-name="ce5" table:formula="of:=[.E8]/[.C8]" office:value-type="float" office:value="0.0053">
            <text:p>0,005ms</text:p>
          </table:table-cell>
          <table:table-cell table:style-name="ce5" table:formula="of:=[.F8]/[.C8]" office:value-type="float" office:value="0.00444294">
            <text:p>0,004ms</text:p>
          </table:table-cell>
          <table:table-cell office:value-type="string">
            <text:p>OUI</text:p>
          </table:table-cell>
          <table:table-cell table:formula="of:=([.A8]^3)*[.L$22]+([.A8]^2)*[.L$23]+[.A8]*[.L$24]" office:value-type="float" office:value="0.006548">
            <text:p>0,006548</text:p>
          </table:table-cell>
          <table:table-cell table:formula="of:=[.I8]-[.L8]" office:value-type="float" office:value="-0.001248">
            <text:p>-0,001248</text:p>
          </table:table-cell>
          <table:table-cell table:number-columns-repeated="3"/>
          <table:table-cell table:formula="of:=[.Q7]+10" office:value-type="float" office:value="21">
            <text:p>21</text:p>
          </table:table-cell>
          <table:table-cell table:formula="of:=([.Q8]^3)*[.L$22]+([.Q8]^2)*[.L$2]+[.Q8]*[.ML216]" office:value-type="float" office:value="0.00184779">
            <text:p>0,002s</text:p>
          </table:table-cell>
          <table:table-cell table:number-columns-repeated="33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656">
            <text:p>9656</text:p>
          </table:table-cell>
          <table:table-cell office:value-type="float" office:value="1000">
            <text:p>1000</text:p>
          </table:table-cell>
          <table:table-cell office:value-type="float" office:value="12">
            <text:p>12 ms</text:p>
          </table:table-cell>
          <table:table-cell office:value-type="float" office:value="24">
            <text:p>24 ms</text:p>
          </table:table-cell>
          <table:table-cell table:style-name="ce1" office:value-type="float" office:value="18.6421">
            <text:p>18,6421 ms</text:p>
          </table:table-cell>
          <table:table-cell table:style-name="Default" table:formula="of:=[.C9]*[.B9]" office:value-type="float" office:value="9656000">
            <text:p>9656000</text:p>
          </table:table-cell>
          <table:table-cell table:style-name="ce4" table:formula="of:=[.D9]/[.C9]" office:value-type="float" office:value="0.012">
            <text:p>0,012ms</text:p>
          </table:table-cell>
          <table:table-cell table:style-name="ce5" table:formula="of:=[.E9]/[.C9]" office:value-type="float" office:value="0.024">
            <text:p>0,024ms</text:p>
          </table:table-cell>
          <table:table-cell table:style-name="ce5" table:formula="of:=[.F9]/[.C9]" office:value-type="float" office:value="0.0186421">
            <text:p>0,019ms</text:p>
          </table:table-cell>
          <table:table-cell office:value-type="string">
            <text:p>OUI</text:p>
          </table:table-cell>
          <table:table-cell table:formula="of:=([.A9]^3)*[.L$22]+([.A9]^2)*[.L$23]+[.A9]*[.L$24]" office:value-type="float" office:value="0.026184">
            <text:p>0,026184</text:p>
          </table:table-cell>
          <table:table-cell table:formula="of:=[.I9]-[.L9]" office:value-type="float" office:value="-0.002184">
            <text:p>-0,002184</text:p>
          </table:table-cell>
          <table:table-cell table:number-columns-repeated="3"/>
          <table:table-cell table:formula="of:=[.Q8]+10" office:value-type="float" office:value="31">
            <text:p>31</text:p>
          </table:table-cell>
          <table:table-cell table:formula="of:=([.Q9]^3)*[.L$22]+([.Q9]^2)*[.L$2]+[.Q9]*[.ML217]" office:value-type="float" office:value="0.00402659">
            <text:p>0,004s</text:p>
          </table:table-cell>
          <table:table-cell table:number-columns-repeated="33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047">
            <text:p>6047</text:p>
          </table:table-cell>
          <table:table-cell office:value-type="float" office:value="1000">
            <text:p>1000</text:p>
          </table:table-cell>
          <table:table-cell office:value-type="float" office:value="24">
            <text:p>24 ms</text:p>
          </table:table-cell>
          <table:table-cell office:value-type="float" office:value="36">
            <text:p>36 ms</text:p>
          </table:table-cell>
          <table:table-cell table:style-name="ce1" office:value-type="float" office:value="29.7681">
            <text:p>29,7681 ms</text:p>
          </table:table-cell>
          <table:table-cell table:style-name="Default" table:formula="of:=[.C10]*[.B10]" office:value-type="float" office:value="6047000">
            <text:p>6047000</text:p>
          </table:table-cell>
          <table:table-cell table:style-name="ce4" table:formula="of:=[.D10]/[.C10]" office:value-type="float" office:value="0.024">
            <text:p>0,024ms</text:p>
          </table:table-cell>
          <table:table-cell table:style-name="ce5" table:formula="of:=[.E10]/[.C10]" office:value-type="float" office:value="0.036">
            <text:p>0,036ms</text:p>
          </table:table-cell>
          <table:table-cell table:style-name="ce5" table:formula="of:=[.F10]/[.C10]" office:value-type="float" office:value="0.0297681">
            <text:p>0,030ms</text:p>
          </table:table-cell>
          <table:table-cell office:value-type="string">
            <text:p>OUI</text:p>
          </table:table-cell>
          <table:table-cell table:formula="of:=([.A10]^3)*[.L$22]+([.A10]^2)*[.L$23]+[.A10]*[.L$24]" office:value-type="float" office:value="0.04091">
            <text:p>0,04091</text:p>
          </table:table-cell>
          <table:table-cell table:formula="of:=[.I10]-[.L10]" office:value-type="float" office:value="-0.00491">
            <text:p>-0,00491</text:p>
          </table:table-cell>
          <table:table-cell table:number-columns-repeated="3"/>
          <table:table-cell table:formula="of:=[.Q9]+10" office:value-type="float" office:value="41">
            <text:p>41</text:p>
          </table:table-cell>
          <table:table-cell table:formula="of:=([.Q10]^3)*[.L$22]+([.Q10]^2)*[.L$2]+[.Q10]*[.ML218]" office:value-type="float" office:value="0.00704339">
            <text:p>0,007s</text:p>
          </table:table-cell>
          <table:table-cell table:number-columns-repeated="332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4385">
            <text:p>14385</text:p>
          </table:table-cell>
          <table:table-cell office:value-type="float" office:value="100">
            <text:p>100</text:p>
          </table:table-cell>
          <table:table-cell office:value-type="float" office:value="8">
            <text:p>8 ms</text:p>
          </table:table-cell>
          <table:table-cell office:value-type="float" office:value="17">
            <text:p>17 ms</text:p>
          </table:table-cell>
          <table:table-cell table:style-name="ce1" office:value-type="float" office:value="12.5134">
            <text:p>12,5134 ms</text:p>
          </table:table-cell>
          <table:table-cell table:style-name="Default" table:formula="of:=[.C11]*[.B11]" office:value-type="float" office:value="1438500">
            <text:p>1438500</text:p>
          </table:table-cell>
          <table:table-cell table:style-name="ce4" table:formula="of:=[.D11]/[.C11]" office:value-type="float" office:value="0.08">
            <text:p>0,080ms</text:p>
          </table:table-cell>
          <table:table-cell table:style-name="ce5" table:formula="of:=[.E11]/[.C11]" office:value-type="float" office:value="0.17">
            <text:p>0,170ms</text:p>
          </table:table-cell>
          <table:table-cell table:style-name="ce5" table:formula="of:=[.F11]/[.C11]" office:value-type="float" office:value="0.125134">
            <text:p>0,125ms</text:p>
          </table:table-cell>
          <table:table-cell office:value-type="string">
            <text:p>OUI</text:p>
          </table:table-cell>
          <table:table-cell table:formula="of:=([.A11]^3)*[.L$22]+([.A11]^2)*[.L$23]+[.A11]*[.L$24]" office:value-type="float" office:value="0.16362">
            <text:p>0,16362</text:p>
          </table:table-cell>
          <table:table-cell table:formula="of:=[.I11]-[.L11]" office:value-type="float" office:value="0.00638000000000003">
            <text:p>0,00638</text:p>
          </table:table-cell>
          <table:table-cell table:number-columns-repeated="3"/>
          <table:table-cell table:formula="of:=[.Q10]+10" office:value-type="float" office:value="51">
            <text:p>51</text:p>
          </table:table-cell>
          <table:table-cell table:formula="of:=([.Q11]^3)*[.L$22]+([.Q11]^2)*[.L$2]+[.Q11]*[.ML219]" office:value-type="float" office:value="0.01089819">
            <text:p>0,011s</text:p>
          </table:table-cell>
          <table:table-cell table:number-columns-repeated="332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3512">
            <text:p>3512</text:p>
          </table:table-cell>
          <table:table-cell office:value-type="float" office:value="100">
            <text:p>100</text:p>
          </table:table-cell>
          <table:table-cell office:value-type="float" office:value="44">
            <text:p>44 ms</text:p>
          </table:table-cell>
          <table:table-cell office:value-type="float" office:value="57">
            <text:p>57 ms</text:p>
          </table:table-cell>
          <table:table-cell table:style-name="ce1" office:value-type="float" office:value="51.264">
            <text:p>51,264 ms</text:p>
          </table:table-cell>
          <table:table-cell table:style-name="Default" table:formula="of:=[.C12]*[.B12]" office:value-type="float" office:value="351200">
            <text:p>351200</text:p>
          </table:table-cell>
          <table:table-cell table:style-name="ce4" table:formula="of:=[.D12]/[.C12]" office:value-type="float" office:value="0.44">
            <text:p>0,440ms</text:p>
          </table:table-cell>
          <table:table-cell table:style-name="ce5" table:formula="of:=[.E12]/[.C12]" office:value-type="float" office:value="0.57">
            <text:p>0,570ms</text:p>
          </table:table-cell>
          <table:table-cell table:style-name="ce5" table:formula="of:=[.F12]/[.C12]" office:value-type="float" office:value="0.51264">
            <text:p>0,513ms</text:p>
          </table:table-cell>
          <table:table-cell office:value-type="string">
            <text:p>OUI</text:p>
          </table:table-cell>
          <table:table-cell table:formula="of:=([.A12]^3)*[.L$22]+([.A12]^2)*[.L$23]+[.A12]*[.L$24]" office:value-type="float" office:value="0.65444">
            <text:p>0,65444</text:p>
          </table:table-cell>
          <table:table-cell table:formula="of:=[.I12]-[.L12]" office:value-type="float" office:value="-0.0844400000000001">
            <text:p>-0,08444</text:p>
          </table:table-cell>
          <table:table-cell office:value-type="string">
            <text:p>limite</text:p>
          </table:table-cell>
          <table:table-cell table:number-columns-repeated="2"/>
          <table:table-cell table:formula="of:=[.Q11]+10" office:value-type="float" office:value="61">
            <text:p>61</text:p>
          </table:table-cell>
          <table:table-cell table:formula="of:=([.Q12]^3)*[.L$22]+([.Q12]^2)*[.L$2]+[.Q12]*[.ML220]" office:value-type="float" office:value="0.01559099">
            <text:p>0,016s</text:p>
          </table:table-cell>
          <table:table-cell table:number-columns-repeated="332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8669">
            <text:p>8669</text:p>
          </table:table-cell>
          <table:table-cell office:value-type="float" office:value="10">
            <text:p>10</text:p>
          </table:table-cell>
          <table:table-cell office:value-type="float" office:value="16">
            <text:p>16 ms</text:p>
          </table:table-cell>
          <table:table-cell office:value-type="float" office:value="25">
            <text:p>25 ms</text:p>
          </table:table-cell>
          <table:table-cell table:style-name="ce1" office:value-type="float" office:value="20.764">
            <text:p>20,764 ms</text:p>
          </table:table-cell>
          <table:table-cell table:style-name="Default" table:formula="of:=[.C13]*[.B13]" office:value-type="float" office:value="86690">
            <text:p>86690</text:p>
          </table:table-cell>
          <table:table-cell table:style-name="ce4" table:formula="of:=[.D13]/[.C13]" office:value-type="float" office:value="1.6">
            <text:p>1,600ms</text:p>
          </table:table-cell>
          <table:table-cell table:style-name="ce5" table:formula="of:=[.E13]/[.C13]" office:value-type="float" office:value="2.5">
            <text:p>2,500ms</text:p>
          </table:table-cell>
          <table:table-cell table:style-name="ce5" table:formula="of:=[.F13]/[.C13]" office:value-type="float" office:value="2.0764">
            <text:p>2,076ms</text:p>
          </table:table-cell>
          <table:table-cell office:value-type="string">
            <text:p>OUI</text:p>
          </table:table-cell>
          <table:table-cell table:formula="of:=([.A13]^3)*[.L$22]+([.A13]^2)*[.L$23]+[.A13]*[.L$24]" office:value-type="float" office:value="2.61768">
            <text:p>2,61768</text:p>
          </table:table-cell>
          <table:table-cell table:formula="of:=[.I13]-[.L13]" office:value-type="float" office:value="-0.11768">
            <text:p>-0,11768</text:p>
          </table:table-cell>
          <table:table-cell table:number-columns-repeated="3"/>
          <table:table-cell table:formula="of:=[.Q12]+10" office:value-type="float" office:value="71">
            <text:p>71</text:p>
          </table:table-cell>
          <table:table-cell table:formula="of:=([.Q13]^3)*[.L$22]+([.Q13]^2)*[.L$2]+[.Q13]*[.ML221]" office:value-type="float" office:value="0.02112179">
            <text:p>0,021s</text:p>
          </table:table-cell>
          <table:table-cell table:number-columns-repeated="33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530">
            <text:p>5530</text:p>
          </table:table-cell>
          <table:table-cell office:value-type="float" office:value="10">
            <text:p>10</text:p>
          </table:table-cell>
          <table:table-cell office:value-type="float" office:value="28">
            <text:p>28 ms</text:p>
          </table:table-cell>
          <table:table-cell office:value-type="float" office:value="37">
            <text:p>37 ms</text:p>
          </table:table-cell>
          <table:table-cell table:style-name="ce1" office:value-type="float" office:value="32.5497">
            <text:p>32,5497 ms</text:p>
          </table:table-cell>
          <table:table-cell table:style-name="Default" table:formula="of:=[.C14]*[.B14]" office:value-type="float" office:value="55300">
            <text:p>55300</text:p>
          </table:table-cell>
          <table:table-cell table:style-name="ce4" table:formula="of:=[.D14]/[.C14]" office:value-type="float" office:value="2.8">
            <text:p>2,800ms</text:p>
          </table:table-cell>
          <table:table-cell table:style-name="ce5" table:formula="of:=[.E14]/[.C14]" office:value-type="float" office:value="3.7">
            <text:p>3,700ms</text:p>
          </table:table-cell>
          <table:table-cell table:style-name="ce5" table:formula="of:=[.F14]/[.C14]" office:value-type="float" office:value="3.25497">
            <text:p>3,255ms</text:p>
          </table:table-cell>
          <table:table-cell office:value-type="string">
            <text:p>OUI</text:p>
          </table:table-cell>
          <table:table-cell table:formula="of:=([.A14]^3)*[.L$22]+([.A14]^2)*[.L$23]+[.A14]*[.L$24]" office:value-type="float" office:value="4.0901">
            <text:p>4,0901</text:p>
          </table:table-cell>
          <table:table-cell table:formula="of:=[.I14]-[.L14]" office:value-type="float" office:value="-0.390099999999999">
            <text:p>-0,3901</text:p>
          </table:table-cell>
          <table:table-cell table:number-columns-repeated="3"/>
          <table:table-cell table:formula="of:=[.Q13]+10" office:value-type="float" office:value="81">
            <text:p>81</text:p>
          </table:table-cell>
          <table:table-cell table:formula="of:=([.Q14]^3)*[.L$22]+([.Q14]^2)*[.L$2]+[.Q14]*[.ML222]" office:value-type="float" office:value="0.02749059">
            <text:p>0,027s</text:p>
          </table:table-cell>
          <table:table-cell table:number-columns-repeated="33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0583">
            <text:p>10583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9">
            <text:p>29</text:p>
          </table:table-cell>
          <table:table-cell table:style-name="ce1" office:value-type="float" office:value="17.0089">
            <text:p>17,0089 ms</text:p>
          </table:table-cell>
          <table:table-cell table:style-name="Default" table:formula="of:=[.C15]*[.B15]" office:value-type="float" office:value="10583">
            <text:p>10583</text:p>
          </table:table-cell>
          <table:table-cell table:style-name="ce4" table:formula="of:=[.D15]/[.C15]" office:value-type="float" office:value="0">
            <text:p>0,000ms</text:p>
          </table:table-cell>
          <table:table-cell table:style-name="ce5" table:formula="of:=[.E15]/[.C15]" office:value-type="float" office:value="29">
            <text:p>29,000ms</text:p>
          </table:table-cell>
          <table:table-cell table:style-name="ce5" table:formula="of:=[.F15]/[.C15]" office:value-type="float" office:value="17.0089">
            <text:p>17,009ms</text:p>
          </table:table-cell>
          <table:table-cell office:value-type="string">
            <text:p>OUI</text:p>
          </table:table-cell>
          <table:table-cell table:formula="of:=([.A15]^3)*[.L$22]+([.A15]^2)*[.L$23]+[.A15]*[.L$24]" office:value-type="float" office:value="16.3602">
            <text:p>16,3602</text:p>
          </table:table-cell>
          <table:table-cell table:formula="of:=[.I15]-[.L15]" office:value-type="float" office:value="12.6398">
            <text:p>12,6398</text:p>
          </table:table-cell>
          <table:table-cell table:number-columns-repeated="3"/>
          <table:table-cell table:formula="of:=[.Q14]+10" office:value-type="float" office:value="91">
            <text:p>91</text:p>
          </table:table-cell>
          <table:table-cell table:formula="of:=([.Q15]^3)*[.L$22]+([.Q15]^2)*[.L$2]+[.Q15]*[.ML223]" office:value-type="float" office:value="0.03469739">
            <text:p>0,035s</text:p>
          </table:table-cell>
          <table:table-cell table:number-columns-repeated="332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92">
            <text:p>92</text:p>
          </table:table-cell>
          <table:table-cell table:style-name="ce1" office:value-type="float" office:value="64.2868">
            <text:p>64,2868 ms</text:p>
          </table:table-cell>
          <table:table-cell table:style-name="Default" table:formula="of:=[.C16]*[.B16]" office:value-type="float" office:value="2800">
            <text:p>2800</text:p>
          </table:table-cell>
          <table:table-cell table:style-name="ce4" table:formula="of:=[.D16]/[.C16]" office:value-type="float" office:value="36">
            <text:p>36,000ms</text:p>
          </table:table-cell>
          <table:table-cell table:style-name="ce5" table:formula="of:=[.E16]/[.C16]" office:value-type="float" office:value="92">
            <text:p>92,000ms</text:p>
          </table:table-cell>
          <table:table-cell table:style-name="ce5" table:formula="of:=[.F16]/[.C16]" office:value-type="float" office:value="64.2868">
            <text:p>64,287ms</text:p>
          </table:table-cell>
          <table:table-cell office:value-type="string">
            <text:p>OUI</text:p>
          </table:table-cell>
          <table:table-cell table:formula="of:=([.A16]^3)*[.L$22]+([.A16]^2)*[.L$23]+[.A16]*[.L$24]" office:value-type="float" office:value="65.4404">
            <text:p>65,4404</text:p>
          </table:table-cell>
          <table:table-cell table:formula="of:=[.I16]-[.L16]" office:value-type="float" office:value="26.5596">
            <text:p>26,5596</text:p>
          </table:table-cell>
          <table:table-cell table:number-columns-repeated="3"/>
          <table:table-cell table:formula="of:=[.Q15]+10" office:value-type="float" office:value="101">
            <text:p>101</text:p>
          </table:table-cell>
          <table:table-cell table:formula="of:=([.Q16]^3)*[.L$22]+([.Q16]^2)*[.L$2]+[.Q16]*[.ML224]" office:value-type="float" office:value="0.04274219">
            <text:p>0,043s</text:p>
          </table:table-cell>
          <table:table-cell table:number-columns-repeated="332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table:style-name="Default" office:value-type="float" office:value="161">
            <text:p>161</text:p>
          </table:table-cell>
          <table:table-cell table:style-name="Default" office:value-type="float" office:value="293">
            <text:p>293</text:p>
          </table:table-cell>
          <table:table-cell table:style-name="ce1" office:value-type="float" office:value="249.953">
            <text:p>249,953 ms</text:p>
          </table:table-cell>
          <table:table-cell table:style-name="Default" table:formula="of:=[.C17]*[.B17]" office:value-type="float" office:value="721">
            <text:p>721</text:p>
          </table:table-cell>
          <table:table-cell table:style-name="ce4" table:formula="of:=[.D17]/[.C17]" office:value-type="float" office:value="161">
            <text:p>161,000ms</text:p>
          </table:table-cell>
          <table:table-cell table:style-name="ce5" table:formula="of:=[.E17]/[.C17]" office:value-type="float" office:value="293">
            <text:p>293,000ms</text:p>
          </table:table-cell>
          <table:table-cell table:style-name="ce5" table:formula="of:=[.F17]/[.C17]" office:value-type="float" office:value="249.953">
            <text:p>249,953ms</text:p>
          </table:table-cell>
          <table:table-cell office:value-type="string">
            <text:p>OUI</text:p>
          </table:table-cell>
          <table:table-cell table:formula="of:=([.A17]^3)*[.L$22]+([.A17]^2)*[.L$23]+[.A17]*[.L$24]" office:value-type="float" office:value="261.7608">
            <text:p>261,7608</text:p>
          </table:table-cell>
          <table:table-cell table:formula="of:=[.I17]-[.L17]" office:value-type="float" office:value="31.2392">
            <text:p>31,2392</text:p>
          </table:table-cell>
          <table:table-cell table:number-columns-repeated="3"/>
          <table:table-cell table:formula="of:=[.Q16]+10" office:value-type="float" office:value="111">
            <text:p>111</text:p>
          </table:table-cell>
          <table:table-cell table:formula="of:=([.Q17]^3)*[.L$22]+([.Q17]^2)*[.L$2]+[.Q17]*[.ML225]" office:value-type="float" office:value="0.05162499">
            <text:p>0,052s</text:p>
          </table:table-cell>
          <table:table-cell table:number-columns-repeated="332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table:style-name="Default" office:value-type="float" office:value="325">
            <text:p>325</text:p>
          </table:table-cell>
          <table:table-cell table:style-name="Default" office:value-type="float" office:value="445">
            <text:p>445</text:p>
          </table:table-cell>
          <table:table-cell table:style-name="ce1" office:value-type="float" office:value="388.56">
            <text:p>388,56 ms</text:p>
          </table:table-cell>
          <table:table-cell table:style-name="Default" table:formula="of:=[.C18]*[.B18]" office:value-type="float" office:value="464">
            <text:p>464</text:p>
          </table:table-cell>
          <table:table-cell table:style-name="ce4" table:formula="of:=[.D18]/[.C18]" office:value-type="float" office:value="325">
            <text:p>325,000ms</text:p>
          </table:table-cell>
          <table:table-cell table:style-name="ce5" table:formula="of:=[.E18]/[.C18]" office:value-type="float" office:value="445">
            <text:p>445,000ms</text:p>
          </table:table-cell>
          <table:table-cell table:style-name="ce5" table:formula="of:=[.F18]/[.C18]" office:value-type="float" office:value="388.56">
            <text:p>388,560ms</text:p>
          </table:table-cell>
          <table:table-cell office:value-type="string">
            <text:p>OUI</text:p>
          </table:table-cell>
          <table:table-cell table:formula="of:=([.A18]^3)*[.L$22]+([.A18]^2)*[.L$23]+[.A18]*[.L$24]" office:value-type="float" office:value="409.001">
            <text:p>409,001</text:p>
          </table:table-cell>
          <table:table-cell table:formula="of:=[.I18]-[.L18]" office:value-type="float" office:value="35.999">
            <text:p>35,999</text:p>
          </table:table-cell>
          <table:table-cell table:number-columns-repeated="3"/>
          <table:table-cell table:formula="of:=[.Q17]+10" office:value-type="float" office:value="121">
            <text:p>121</text:p>
          </table:table-cell>
          <table:table-cell table:formula="of:=([.Q18]^3)*[.L$22]+([.Q18]^2)*[.L$2]+[.Q18]*[.ML226]" office:value-type="float" office:value="0.06134579">
            <text:p>0,061s</text:p>
          </table:table-cell>
          <table:table-cell table:number-columns-repeated="332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1448">
            <text:p>1448 ms</text:p>
          </table:table-cell>
          <table:table-cell office:value-type="float" office:value="1653">
            <text:p>1653 ms</text:p>
          </table:table-cell>
          <table:table-cell table:style-name="ce1" office:value-type="float" office:value="1543.35">
            <text:p>1543,35 ms</text:p>
          </table:table-cell>
          <table:table-cell table:style-name="Default" table:formula="of:=[.C19]*[.B19]" office:value-type="float" office:value="117">
            <text:p>117</text:p>
          </table:table-cell>
          <table:table-cell table:style-name="ce4" table:formula="of:=[.D19]/[.C19]" office:value-type="float" office:value="1448">
            <text:p>1448,000ms</text:p>
          </table:table-cell>
          <table:table-cell table:style-name="ce5" table:formula="of:=[.E19]/[.C19]" office:value-type="float" office:value="1653">
            <text:p>1653,000ms</text:p>
          </table:table-cell>
          <table:table-cell table:style-name="ce5" table:formula="of:=[.F19]/[.C19]" office:value-type="float" office:value="1543.35">
            <text:p>1543,350ms</text:p>
          </table:table-cell>
          <table:table-cell office:value-type="string">
            <text:p>OUI</text:p>
          </table:table-cell>
          <table:table-cell table:formula="of:=([.A19]^3)*[.L$22]+([.A19]^2)*[.L$23]+[.A19]*[.L$24]" office:value-type="float" office:value="1636.002">
            <text:p>1636,002</text:p>
          </table:table-cell>
          <table:table-cell table:formula="of:=[.I19]-[.L19]" office:value-type="float" office:value="16.998">
            <text:p>16,998</text:p>
          </table:table-cell>
          <table:table-cell table:number-columns-repeated="3"/>
          <table:table-cell table:formula="of:=[.Q18]+10" office:value-type="float" office:value="131">
            <text:p>131</text:p>
          </table:table-cell>
          <table:table-cell table:formula="of:=([.Q19]^3)*[.L$22]+([.Q19]^2)*[.L$2]+[.Q19]*[.ML227]" office:value-type="float" office:value="0.07190459">
            <text:p>0,072s</text:p>
          </table:table-cell>
          <table:table-cell table:number-columns-repeated="332"/>
        </table:table-row>
        <table:table-row table:style-name="ro2">
          <table:table-cell office:value-type="float" office:value="40000">
            <text:p>40000</text:p>
          </table:table-cell>
          <table:table-cell office:value-type="string">
            <text:p>ERREUR MEMOIRE</text:p>
          </table:table-cell>
          <table:table-cell table:number-columns-repeated="4"/>
          <table:table-cell table:style-name="Default"/>
          <table:table-cell table:number-columns-repeated="9"/>
          <table:table-cell table:formula="of:=[.Q19]+10" office:value-type="float" office:value="141">
            <text:p>141</text:p>
          </table:table-cell>
          <table:table-cell table:formula="of:=([.Q20]^3)*[.L$22]+([.Q20]^2)*[.L$2]+[.Q20]*[.ML228]" office:value-type="float" office:value="0.08330139">
            <text:p>0,08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0]+10" office:value-type="float" office:value="151">
            <text:p>151</text:p>
          </table:table-cell>
          <table:table-cell table:formula="of:=([.Q21]^3)*[.L$22]+([.Q21]^2)*[.L$2]+[.Q21]*[.ML229]" office:value-type="float" office:value="0.09553619">
            <text:p>0,096s</text:p>
          </table:table-cell>
          <table:table-cell table:number-columns-repeated="332"/>
        </table:table-row>
        <table:table-row table:style-name="ro2">
          <table:table-cell table:number-columns-repeated="10"/>
          <table:table-cell table:style-name="ce6" office:value-type="string">
            <text:p>ALPHA</text:p>
          </table:table-cell>
          <table:table-cell table:style-name="ce7" office:value-type="float" office:value="0">
            <text:p>0,00E+000</text:p>
          </table:table-cell>
          <table:table-cell table:number-columns-repeated="4"/>
          <table:table-cell table:formula="of:=[.Q21]+10" office:value-type="float" office:value="161">
            <text:p>161</text:p>
          </table:table-cell>
          <table:table-cell table:formula="of:=([.Q22]^3)*[.L$22]+([.Q22]^2)*[.L$2]+[.Q22]*[.ML230]" office:value-type="float" office:value="0.10860899">
            <text:p>0,109s</text:p>
          </table:table-cell>
          <table:table-cell table:number-columns-repeated="332"/>
        </table:table-row>
        <table:table-row table:style-name="ro2">
          <table:table-cell table:number-columns-repeated="10"/>
          <table:table-cell table:style-name="ce6" office:value-type="string">
            <text:p>BETA</text:p>
          </table:table-cell>
          <table:table-cell table:style-name="ce7" office:value-type="float" office:value="0.00000409">
            <text:p>4,09E-006</text:p>
          </table:table-cell>
          <table:table-cell table:number-columns-repeated="4"/>
          <table:table-cell table:formula="of:=[.Q22]+10" office:value-type="float" office:value="171">
            <text:p>171</text:p>
          </table:table-cell>
          <table:table-cell table:formula="of:=([.Q23]^3)*[.L$22]+([.Q23]^2)*[.L$2]+[.Q23]*[.ML231]" office:value-type="float" office:value="0.12251979">
            <text:p>0,123s</text:p>
          </table:table-cell>
          <table:table-cell table:number-columns-repeated="332"/>
        </table:table-row>
        <table:table-row table:style-name="ro2">
          <table:table-cell table:number-columns-repeated="10"/>
          <table:table-cell table:style-name="ce6" office:value-type="string">
            <text:p>GAMMA</text:p>
          </table:table-cell>
          <table:table-cell table:style-name="ce7" office:value-type="float" office:value="0.0000001">
            <text:p>1,00E-007</text:p>
          </table:table-cell>
          <table:table-cell table:number-columns-repeated="4"/>
          <table:table-cell table:formula="of:=[.Q23]+10" office:value-type="float" office:value="181">
            <text:p>181</text:p>
          </table:table-cell>
          <table:table-cell table:formula="of:=([.Q24]^3)*[.L$22]+([.Q24]^2)*[.L$2]+[.Q24]*[.ML232]" office:value-type="float" office:value="0.13726859">
            <text:p>0,13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4]+10" office:value-type="float" office:value="191">
            <text:p>191</text:p>
          </table:table-cell>
          <table:table-cell table:formula="of:=([.Q25]^3)*[.L$22]+([.Q25]^2)*[.L$2]+[.Q25]*[.ML233]" office:value-type="float" office:value="0.15285539">
            <text:p>0,15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5]+10" office:value-type="float" office:value="201">
            <text:p>201</text:p>
          </table:table-cell>
          <table:table-cell table:formula="of:=([.Q26]^3)*[.L$22]+([.Q26]^2)*[.L$2]+[.Q26]*[.ML234]" office:value-type="float" office:value="0.16928019">
            <text:p>0,16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6]+10" office:value-type="float" office:value="211">
            <text:p>211</text:p>
          </table:table-cell>
          <table:table-cell table:formula="of:=([.Q27]^3)*[.L$22]+([.Q27]^2)*[.L$2]+[.Q27]*[.ML235]" office:value-type="float" office:value="0.18654299">
            <text:p>0,18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7]+10" office:value-type="float" office:value="221">
            <text:p>221</text:p>
          </table:table-cell>
          <table:table-cell table:formula="of:=([.Q28]^3)*[.L$22]+([.Q28]^2)*[.L$2]+[.Q28]*[.ML236]" office:value-type="float" office:value="0.20464379">
            <text:p>0,20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8]+10" office:value-type="float" office:value="231">
            <text:p>231</text:p>
          </table:table-cell>
          <table:table-cell table:formula="of:=([.Q29]^3)*[.L$22]+([.Q29]^2)*[.L$2]+[.Q29]*[.ML237]" office:value-type="float" office:value="0.22358259">
            <text:p>0,22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9]+10" office:value-type="float" office:value="241">
            <text:p>241</text:p>
          </table:table-cell>
          <table:table-cell table:formula="of:=([.Q30]^3)*[.L$22]+([.Q30]^2)*[.L$2]+[.Q30]*[.ML238]" office:value-type="float" office:value="0.24335939">
            <text:p>0,24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30]+10" office:value-type="float" office:value="251">
            <text:p>251</text:p>
          </table:table-cell>
          <table:table-cell table:formula="of:=([.Q31]^3)*[.L$22]+([.Q31]^2)*[.L$2]+[.Q31]*[.ML239]" office:value-type="float" office:value="0.26397419">
            <text:p>0,26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31]+10" office:value-type="float" office:value="261">
            <text:p>261</text:p>
          </table:table-cell>
          <table:table-cell table:formula="of:=([.Q32]^3)*[.L$22]+([.Q32]^2)*[.L$2]+[.Q32]*[.ML240]" office:value-type="float" office:value="0.28542699">
            <text:p>0,28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32]+10" office:value-type="float" office:value="271">
            <text:p>271</text:p>
          </table:table-cell>
          <table:table-cell table:formula="of:=([.Q33]^3)*[.L$22]+([.Q33]^2)*[.L$2]+[.Q33]*[.ML241]" office:value-type="float" office:value="0.30771779">
            <text:p>0,30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33]+10" office:value-type="float" office:value="281">
            <text:p>281</text:p>
          </table:table-cell>
          <table:table-cell table:formula="of:=([.Q34]^3)*[.L$22]+([.Q34]^2)*[.L$2]+[.Q34]*[.ML242]" office:value-type="float" office:value="0.33084659">
            <text:p>0,33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34]+10" office:value-type="float" office:value="291">
            <text:p>291</text:p>
          </table:table-cell>
          <table:table-cell table:formula="of:=([.Q35]^3)*[.L$22]+([.Q35]^2)*[.L$2]+[.Q35]*[.ML243]" office:value-type="float" office:value="0.35481339">
            <text:p>0,35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35]+10" office:value-type="float" office:value="301">
            <text:p>301</text:p>
          </table:table-cell>
          <table:table-cell table:formula="of:=([.Q36]^3)*[.L$22]+([.Q36]^2)*[.L$2]+[.Q36]*[.ML244]" office:value-type="float" office:value="0.37961819">
            <text:p>0,38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36]+10" office:value-type="float" office:value="311">
            <text:p>311</text:p>
          </table:table-cell>
          <table:table-cell table:formula="of:=([.Q37]^3)*[.L$22]+([.Q37]^2)*[.L$2]+[.Q37]*[.ML245]" office:value-type="float" office:value="0.40526099">
            <text:p>0,40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37]+10" office:value-type="float" office:value="321">
            <text:p>321</text:p>
          </table:table-cell>
          <table:table-cell table:formula="of:=([.Q38]^3)*[.L$22]+([.Q38]^2)*[.L$2]+[.Q38]*[.ML246]" office:value-type="float" office:value="0.43174179">
            <text:p>0,43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38]+10" office:value-type="float" office:value="331">
            <text:p>331</text:p>
          </table:table-cell>
          <table:table-cell table:formula="of:=([.Q39]^3)*[.L$22]+([.Q39]^2)*[.L$2]+[.Q39]*[.ML247]" office:value-type="float" office:value="0.45906059">
            <text:p>0,45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39]+10" office:value-type="float" office:value="341">
            <text:p>341</text:p>
          </table:table-cell>
          <table:table-cell table:formula="of:=([.Q40]^3)*[.L$22]+([.Q40]^2)*[.L$2]+[.Q40]*[.ML248]" office:value-type="float" office:value="0.48721739">
            <text:p>0,48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40]+10" office:value-type="float" office:value="351">
            <text:p>351</text:p>
          </table:table-cell>
          <table:table-cell table:formula="of:=([.Q41]^3)*[.L$22]+([.Q41]^2)*[.L$2]+[.Q41]*[.ML249]" office:value-type="float" office:value="0.51621219">
            <text:p>0,51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41]+10" office:value-type="float" office:value="361">
            <text:p>361</text:p>
          </table:table-cell>
          <table:table-cell table:formula="of:=([.Q42]^3)*[.L$22]+([.Q42]^2)*[.L$2]+[.Q42]*[.ML250]" office:value-type="float" office:value="0.54604499">
            <text:p>0,54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42]+10" office:value-type="float" office:value="371">
            <text:p>371</text:p>
          </table:table-cell>
          <table:table-cell table:formula="of:=([.Q43]^3)*[.L$22]+([.Q43]^2)*[.L$2]+[.Q43]*[.ML251]" office:value-type="float" office:value="0.57671579">
            <text:p>0,57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43]+10" office:value-type="float" office:value="381">
            <text:p>381</text:p>
          </table:table-cell>
          <table:table-cell table:formula="of:=([.Q44]^3)*[.L$22]+([.Q44]^2)*[.L$2]+[.Q44]*[.ML252]" office:value-type="float" office:value="0.60822459">
            <text:p>0,60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44]+10" office:value-type="float" office:value="391">
            <text:p>391</text:p>
          </table:table-cell>
          <table:table-cell table:formula="of:=([.Q45]^3)*[.L$22]+([.Q45]^2)*[.L$2]+[.Q45]*[.ML253]" office:value-type="float" office:value="0.64057139">
            <text:p>0,64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45]+10" office:value-type="float" office:value="401">
            <text:p>401</text:p>
          </table:table-cell>
          <table:table-cell table:formula="of:=([.Q46]^3)*[.L$22]+([.Q46]^2)*[.L$2]+[.Q46]*[.ML254]" office:value-type="float" office:value="0.67375619">
            <text:p>0,67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46]+10" office:value-type="float" office:value="411">
            <text:p>411</text:p>
          </table:table-cell>
          <table:table-cell table:formula="of:=([.Q47]^3)*[.L$22]+([.Q47]^2)*[.L$2]+[.Q47]*[.ML255]" office:value-type="float" office:value="0.70777899">
            <text:p>0,70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47]+10" office:value-type="float" office:value="421">
            <text:p>421</text:p>
          </table:table-cell>
          <table:table-cell table:formula="of:=([.Q48]^3)*[.L$22]+([.Q48]^2)*[.L$2]+[.Q48]*[.ML256]" office:value-type="float" office:value="0.74263979">
            <text:p>0,74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48]+10" office:value-type="float" office:value="431">
            <text:p>431</text:p>
          </table:table-cell>
          <table:table-cell table:formula="of:=([.Q49]^3)*[.L$22]+([.Q49]^2)*[.L$2]+[.Q49]*[.ML257]" office:value-type="float" office:value="0.77833859">
            <text:p>0,77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49]+10" office:value-type="float" office:value="441">
            <text:p>441</text:p>
          </table:table-cell>
          <table:table-cell table:formula="of:=([.Q50]^3)*[.L$22]+([.Q50]^2)*[.L$2]+[.Q50]*[.ML258]" office:value-type="float" office:value="0.81487539">
            <text:p>0,81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50]+10" office:value-type="float" office:value="451">
            <text:p>451</text:p>
          </table:table-cell>
          <table:table-cell table:formula="of:=([.Q51]^3)*[.L$22]+([.Q51]^2)*[.L$2]+[.Q51]*[.ML259]" office:value-type="float" office:value="0.85225019">
            <text:p>0,85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51]+10" office:value-type="float" office:value="461">
            <text:p>461</text:p>
          </table:table-cell>
          <table:table-cell table:formula="of:=([.Q52]^3)*[.L$22]+([.Q52]^2)*[.L$2]+[.Q52]*[.ML260]" office:value-type="float" office:value="0.89046299">
            <text:p>0,89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52]+10" office:value-type="float" office:value="471">
            <text:p>471</text:p>
          </table:table-cell>
          <table:table-cell table:formula="of:=([.Q53]^3)*[.L$22]+([.Q53]^2)*[.L$2]+[.Q53]*[.ML261]" office:value-type="float" office:value="0.92951379">
            <text:p>0,93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53]+10" office:value-type="float" office:value="481">
            <text:p>481</text:p>
          </table:table-cell>
          <table:table-cell table:formula="of:=([.Q54]^3)*[.L$22]+([.Q54]^2)*[.L$2]+[.Q54]*[.ML262]" office:value-type="float" office:value="0.96940259">
            <text:p>0,96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54]+10" office:value-type="float" office:value="491">
            <text:p>491</text:p>
          </table:table-cell>
          <table:table-cell table:formula="of:=([.Q55]^3)*[.L$22]+([.Q55]^2)*[.L$2]+[.Q55]*[.ML263]" office:value-type="float" office:value="1.01012939">
            <text:p>1,01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55]+10" office:value-type="float" office:value="501">
            <text:p>501</text:p>
          </table:table-cell>
          <table:table-cell table:formula="of:=([.Q56]^3)*[.L$22]+([.Q56]^2)*[.L$2]+[.Q56]*[.ML264]" office:value-type="float" office:value="1.05169419">
            <text:p>1,05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56]+10" office:value-type="float" office:value="511">
            <text:p>511</text:p>
          </table:table-cell>
          <table:table-cell table:formula="of:=([.Q57]^3)*[.L$22]+([.Q57]^2)*[.L$2]+[.Q57]*[.ML265]" office:value-type="float" office:value="1.09409699">
            <text:p>1,09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57]+10" office:value-type="float" office:value="521">
            <text:p>521</text:p>
          </table:table-cell>
          <table:table-cell table:formula="of:=([.Q58]^3)*[.L$22]+([.Q58]^2)*[.L$2]+[.Q58]*[.ML266]" office:value-type="float" office:value="1.13733779">
            <text:p>1,13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58]+10" office:value-type="float" office:value="531">
            <text:p>531</text:p>
          </table:table-cell>
          <table:table-cell table:formula="of:=([.Q59]^3)*[.L$22]+([.Q59]^2)*[.L$2]+[.Q59]*[.ML267]" office:value-type="float" office:value="1.18141659">
            <text:p>1,18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59]+10" office:value-type="float" office:value="541">
            <text:p>541</text:p>
          </table:table-cell>
          <table:table-cell table:formula="of:=([.Q60]^3)*[.L$22]+([.Q60]^2)*[.L$2]+[.Q60]*[.ML268]" office:value-type="float" office:value="1.22633339">
            <text:p>1,22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60]+10" office:value-type="float" office:value="551">
            <text:p>551</text:p>
          </table:table-cell>
          <table:table-cell table:formula="of:=([.Q61]^3)*[.L$22]+([.Q61]^2)*[.L$2]+[.Q61]*[.ML269]" office:value-type="float" office:value="1.27208819">
            <text:p>1,27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61]+10" office:value-type="float" office:value="561">
            <text:p>561</text:p>
          </table:table-cell>
          <table:table-cell table:formula="of:=([.Q62]^3)*[.L$22]+([.Q62]^2)*[.L$2]+[.Q62]*[.ML270]" office:value-type="float" office:value="1.31868099">
            <text:p>1,31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62]+10" office:value-type="float" office:value="571">
            <text:p>571</text:p>
          </table:table-cell>
          <table:table-cell table:formula="of:=([.Q63]^3)*[.L$22]+([.Q63]^2)*[.L$2]+[.Q63]*[.ML271]" office:value-type="float" office:value="1.36611179">
            <text:p>1,36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63]+10" office:value-type="float" office:value="581">
            <text:p>581</text:p>
          </table:table-cell>
          <table:table-cell table:formula="of:=([.Q64]^3)*[.L$22]+([.Q64]^2)*[.L$2]+[.Q64]*[.ML272]" office:value-type="float" office:value="1.41438059">
            <text:p>1,41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64]+10" office:value-type="float" office:value="591">
            <text:p>591</text:p>
          </table:table-cell>
          <table:table-cell table:formula="of:=([.Q65]^3)*[.L$22]+([.Q65]^2)*[.L$2]+[.Q65]*[.ML273]" office:value-type="float" office:value="1.46348739">
            <text:p>1,46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65]+10" office:value-type="float" office:value="601">
            <text:p>601</text:p>
          </table:table-cell>
          <table:table-cell table:formula="of:=([.Q66]^3)*[.L$22]+([.Q66]^2)*[.L$2]+[.Q66]*[.ML274]" office:value-type="float" office:value="1.51343219">
            <text:p>1,51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66]+10" office:value-type="float" office:value="611">
            <text:p>611</text:p>
          </table:table-cell>
          <table:table-cell table:formula="of:=([.Q67]^3)*[.L$22]+([.Q67]^2)*[.L$2]+[.Q67]*[.ML275]" office:value-type="float" office:value="1.56421499">
            <text:p>1,56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67]+10" office:value-type="float" office:value="621">
            <text:p>621</text:p>
          </table:table-cell>
          <table:table-cell table:formula="of:=([.Q68]^3)*[.L$22]+([.Q68]^2)*[.L$2]+[.Q68]*[.ML276]" office:value-type="float" office:value="1.61583579">
            <text:p>1,61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68]+10" office:value-type="float" office:value="631">
            <text:p>631</text:p>
          </table:table-cell>
          <table:table-cell table:formula="of:=([.Q69]^3)*[.L$22]+([.Q69]^2)*[.L$2]+[.Q69]*[.ML277]" office:value-type="float" office:value="1.66829459">
            <text:p>1,66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69]+10" office:value-type="float" office:value="641">
            <text:p>641</text:p>
          </table:table-cell>
          <table:table-cell table:formula="of:=([.Q70]^3)*[.L$22]+([.Q70]^2)*[.L$2]+[.Q70]*[.ML278]" office:value-type="float" office:value="1.72159139">
            <text:p>1,72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70]+10" office:value-type="float" office:value="651">
            <text:p>651</text:p>
          </table:table-cell>
          <table:table-cell table:formula="of:=([.Q71]^3)*[.L$22]+([.Q71]^2)*[.L$2]+[.Q71]*[.ML279]" office:value-type="float" office:value="1.77572619">
            <text:p>1,77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71]+10" office:value-type="float" office:value="661">
            <text:p>661</text:p>
          </table:table-cell>
          <table:table-cell table:formula="of:=([.Q72]^3)*[.L$22]+([.Q72]^2)*[.L$2]+[.Q72]*[.ML280]" office:value-type="float" office:value="1.83069899">
            <text:p>1,83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72]+10" office:value-type="float" office:value="671">
            <text:p>671</text:p>
          </table:table-cell>
          <table:table-cell table:formula="of:=([.Q73]^3)*[.L$22]+([.Q73]^2)*[.L$2]+[.Q73]*[.ML281]" office:value-type="float" office:value="1.88650979">
            <text:p>1,88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73]+10" office:value-type="float" office:value="681">
            <text:p>681</text:p>
          </table:table-cell>
          <table:table-cell table:formula="of:=([.Q74]^3)*[.L$22]+([.Q74]^2)*[.L$2]+[.Q74]*[.ML282]" office:value-type="float" office:value="1.94315859">
            <text:p>1,94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74]+10" office:value-type="float" office:value="691">
            <text:p>691</text:p>
          </table:table-cell>
          <table:table-cell table:formula="of:=([.Q75]^3)*[.L$22]+([.Q75]^2)*[.L$2]+[.Q75]*[.ML283]" office:value-type="float" office:value="2.00064539">
            <text:p>2,00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75]+10" office:value-type="float" office:value="701">
            <text:p>701</text:p>
          </table:table-cell>
          <table:table-cell table:formula="of:=([.Q76]^3)*[.L$22]+([.Q76]^2)*[.L$2]+[.Q76]*[.ML284]" office:value-type="float" office:value="2.05897019">
            <text:p>2,05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76]+10" office:value-type="float" office:value="711">
            <text:p>711</text:p>
          </table:table-cell>
          <table:table-cell table:formula="of:=([.Q77]^3)*[.L$22]+([.Q77]^2)*[.L$2]+[.Q77]*[.ML285]" office:value-type="float" office:value="2.11813299">
            <text:p>2,11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77]+10" office:value-type="float" office:value="721">
            <text:p>721</text:p>
          </table:table-cell>
          <table:table-cell table:formula="of:=([.Q78]^3)*[.L$22]+([.Q78]^2)*[.L$2]+[.Q78]*[.ML286]" office:value-type="float" office:value="2.17813379">
            <text:p>2,17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78]+10" office:value-type="float" office:value="731">
            <text:p>731</text:p>
          </table:table-cell>
          <table:table-cell table:formula="of:=([.Q79]^3)*[.L$22]+([.Q79]^2)*[.L$2]+[.Q79]*[.ML287]" office:value-type="float" office:value="2.23897259">
            <text:p>2,23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79]+10" office:value-type="float" office:value="741">
            <text:p>741</text:p>
          </table:table-cell>
          <table:table-cell table:formula="of:=([.Q80]^3)*[.L$22]+([.Q80]^2)*[.L$2]+[.Q80]*[.ML288]" office:value-type="float" office:value="2.30064939">
            <text:p>2,30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80]+10" office:value-type="float" office:value="751">
            <text:p>751</text:p>
          </table:table-cell>
          <table:table-cell table:formula="of:=([.Q81]^3)*[.L$22]+([.Q81]^2)*[.L$2]+[.Q81]*[.ML289]" office:value-type="float" office:value="2.36316419">
            <text:p>2,36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81]+10" office:value-type="float" office:value="761">
            <text:p>761</text:p>
          </table:table-cell>
          <table:table-cell table:formula="of:=([.Q82]^3)*[.L$22]+([.Q82]^2)*[.L$2]+[.Q82]*[.ML290]" office:value-type="float" office:value="2.42651699">
            <text:p>2,42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82]+10" office:value-type="float" office:value="771">
            <text:p>771</text:p>
          </table:table-cell>
          <table:table-cell table:formula="of:=([.Q83]^3)*[.L$22]+([.Q83]^2)*[.L$2]+[.Q83]*[.ML291]" office:value-type="float" office:value="2.49070779">
            <text:p>2,49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83]+10" office:value-type="float" office:value="781">
            <text:p>781</text:p>
          </table:table-cell>
          <table:table-cell table:formula="of:=([.Q84]^3)*[.L$22]+([.Q84]^2)*[.L$2]+[.Q84]*[.ML292]" office:value-type="float" office:value="2.55573659">
            <text:p>2,55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84]+10" office:value-type="float" office:value="791">
            <text:p>791</text:p>
          </table:table-cell>
          <table:table-cell table:formula="of:=([.Q85]^3)*[.L$22]+([.Q85]^2)*[.L$2]+[.Q85]*[.ML293]" office:value-type="float" office:value="2.62160339">
            <text:p>2,62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85]+10" office:value-type="float" office:value="801">
            <text:p>801</text:p>
          </table:table-cell>
          <table:table-cell table:formula="of:=([.Q86]^3)*[.L$22]+([.Q86]^2)*[.L$2]+[.Q86]*[.ML294]" office:value-type="float" office:value="2.68830819">
            <text:p>2,68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86]+10" office:value-type="float" office:value="811">
            <text:p>811</text:p>
          </table:table-cell>
          <table:table-cell table:formula="of:=([.Q87]^3)*[.L$22]+([.Q87]^2)*[.L$2]+[.Q87]*[.ML295]" office:value-type="float" office:value="2.75585099">
            <text:p>2,75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87]+10" office:value-type="float" office:value="821">
            <text:p>821</text:p>
          </table:table-cell>
          <table:table-cell table:formula="of:=([.Q88]^3)*[.L$22]+([.Q88]^2)*[.L$2]+[.Q88]*[.ML296]" office:value-type="float" office:value="2.82423179">
            <text:p>2,82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88]+10" office:value-type="float" office:value="831">
            <text:p>831</text:p>
          </table:table-cell>
          <table:table-cell table:formula="of:=([.Q89]^3)*[.L$22]+([.Q89]^2)*[.L$2]+[.Q89]*[.ML297]" office:value-type="float" office:value="2.89345059">
            <text:p>2,89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89]+10" office:value-type="float" office:value="841">
            <text:p>841</text:p>
          </table:table-cell>
          <table:table-cell table:formula="of:=([.Q90]^3)*[.L$22]+([.Q90]^2)*[.L$2]+[.Q90]*[.ML298]" office:value-type="float" office:value="2.96350739">
            <text:p>2,96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90]+10" office:value-type="float" office:value="851">
            <text:p>851</text:p>
          </table:table-cell>
          <table:table-cell table:formula="of:=([.Q91]^3)*[.L$22]+([.Q91]^2)*[.L$2]+[.Q91]*[.ML299]" office:value-type="float" office:value="3.03440219">
            <text:p>3,03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91]+10" office:value-type="float" office:value="861">
            <text:p>861</text:p>
          </table:table-cell>
          <table:table-cell table:formula="of:=([.Q92]^3)*[.L$22]+([.Q92]^2)*[.L$2]+[.Q92]*[.ML300]" office:value-type="float" office:value="3.10613499">
            <text:p>3,10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92]+10" office:value-type="float" office:value="871">
            <text:p>871</text:p>
          </table:table-cell>
          <table:table-cell table:formula="of:=([.Q93]^3)*[.L$22]+([.Q93]^2)*[.L$2]+[.Q93]*[.ML301]" office:value-type="float" office:value="3.17870579">
            <text:p>3,17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93]+10" office:value-type="float" office:value="881">
            <text:p>881</text:p>
          </table:table-cell>
          <table:table-cell table:formula="of:=([.Q94]^3)*[.L$22]+([.Q94]^2)*[.L$2]+[.Q94]*[.ML302]" office:value-type="float" office:value="3.25211459">
            <text:p>3,25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94]+10" office:value-type="float" office:value="891">
            <text:p>891</text:p>
          </table:table-cell>
          <table:table-cell table:formula="of:=([.Q95]^3)*[.L$22]+([.Q95]^2)*[.L$2]+[.Q95]*[.ML303]" office:value-type="float" office:value="3.32636139">
            <text:p>3,32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95]+10" office:value-type="float" office:value="901">
            <text:p>901</text:p>
          </table:table-cell>
          <table:table-cell table:formula="of:=([.Q96]^3)*[.L$22]+([.Q96]^2)*[.L$2]+[.Q96]*[.ML304]" office:value-type="float" office:value="3.40144619">
            <text:p>3,40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96]+10" office:value-type="float" office:value="911">
            <text:p>911</text:p>
          </table:table-cell>
          <table:table-cell table:formula="of:=([.Q97]^3)*[.L$22]+([.Q97]^2)*[.L$2]+[.Q97]*[.ML305]" office:value-type="float" office:value="3.47736899">
            <text:p>3,47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97]+10" office:value-type="float" office:value="921">
            <text:p>921</text:p>
          </table:table-cell>
          <table:table-cell table:formula="of:=([.Q98]^3)*[.L$22]+([.Q98]^2)*[.L$2]+[.Q98]*[.ML306]" office:value-type="float" office:value="3.55412979">
            <text:p>3,55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98]+10" office:value-type="float" office:value="931">
            <text:p>931</text:p>
          </table:table-cell>
          <table:table-cell table:formula="of:=([.Q99]^3)*[.L$22]+([.Q99]^2)*[.L$2]+[.Q99]*[.ML307]" office:value-type="float" office:value="3.63172859">
            <text:p>3,63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99]+10" office:value-type="float" office:value="941">
            <text:p>941</text:p>
          </table:table-cell>
          <table:table-cell table:formula="of:=([.Q100]^3)*[.L$22]+([.Q100]^2)*[.L$2]+[.Q100]*[.ML308]" office:value-type="float" office:value="3.71016539">
            <text:p>3,71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00]+10" office:value-type="float" office:value="951">
            <text:p>951</text:p>
          </table:table-cell>
          <table:table-cell table:formula="of:=([.Q101]^3)*[.L$22]+([.Q101]^2)*[.L$2]+[.Q101]*[.ML309]" office:value-type="float" office:value="3.78944019">
            <text:p>3,78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01]+10" office:value-type="float" office:value="961">
            <text:p>961</text:p>
          </table:table-cell>
          <table:table-cell table:formula="of:=([.Q102]^3)*[.L$22]+([.Q102]^2)*[.L$2]+[.Q102]*[.ML310]" office:value-type="float" office:value="3.86955299">
            <text:p>3,87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02]+10" office:value-type="float" office:value="971">
            <text:p>971</text:p>
          </table:table-cell>
          <table:table-cell table:formula="of:=([.Q103]^3)*[.L$22]+([.Q103]^2)*[.L$2]+[.Q103]*[.ML311]" office:value-type="float" office:value="3.95050379">
            <text:p>3,95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03]+10" office:value-type="float" office:value="981">
            <text:p>981</text:p>
          </table:table-cell>
          <table:table-cell table:formula="of:=([.Q104]^3)*[.L$22]+([.Q104]^2)*[.L$2]+[.Q104]*[.ML312]" office:value-type="float" office:value="4.03229259">
            <text:p>4,03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04]+10" office:value-type="float" office:value="991">
            <text:p>991</text:p>
          </table:table-cell>
          <table:table-cell table:formula="of:=([.Q105]^3)*[.L$22]+([.Q105]^2)*[.L$2]+[.Q105]*[.ML313]" office:value-type="float" office:value="4.11491939">
            <text:p>4,11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05]+10" office:value-type="float" office:value="1001">
            <text:p>1001</text:p>
          </table:table-cell>
          <table:table-cell table:formula="of:=([.Q106]^3)*[.L$22]+([.Q106]^2)*[.L$2]+[.Q106]*[.ML314]" office:value-type="float" office:value="4.19838419">
            <text:p>4,19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06]+10" office:value-type="float" office:value="1011">
            <text:p>1011</text:p>
          </table:table-cell>
          <table:table-cell table:formula="of:=([.Q107]^3)*[.L$22]+([.Q107]^2)*[.L$2]+[.Q107]*[.ML315]" office:value-type="float" office:value="4.28268699">
            <text:p>4,28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07]+10" office:value-type="float" office:value="1021">
            <text:p>1021</text:p>
          </table:table-cell>
          <table:table-cell table:formula="of:=([.Q108]^3)*[.L$22]+([.Q108]^2)*[.L$2]+[.Q108]*[.ML316]" office:value-type="float" office:value="4.36782779">
            <text:p>4,36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08]+10" office:value-type="float" office:value="1031">
            <text:p>1031</text:p>
          </table:table-cell>
          <table:table-cell table:formula="of:=([.Q109]^3)*[.L$22]+([.Q109]^2)*[.L$2]+[.Q109]*[.ML317]" office:value-type="float" office:value="4.45380659">
            <text:p>4,45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09]+10" office:value-type="float" office:value="1041">
            <text:p>1041</text:p>
          </table:table-cell>
          <table:table-cell table:formula="of:=([.Q110]^3)*[.L$22]+([.Q110]^2)*[.L$2]+[.Q110]*[.ML318]" office:value-type="float" office:value="4.54062339">
            <text:p>4,54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10]+10" office:value-type="float" office:value="1051">
            <text:p>1051</text:p>
          </table:table-cell>
          <table:table-cell table:formula="of:=([.Q111]^3)*[.L$22]+([.Q111]^2)*[.L$2]+[.Q111]*[.ML319]" office:value-type="float" office:value="4.62827819">
            <text:p>4,62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11]+10" office:value-type="float" office:value="1061">
            <text:p>1061</text:p>
          </table:table-cell>
          <table:table-cell table:formula="of:=([.Q112]^3)*[.L$22]+([.Q112]^2)*[.L$2]+[.Q112]*[.ML320]" office:value-type="float" office:value="4.71677099">
            <text:p>4,71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12]+10" office:value-type="float" office:value="1071">
            <text:p>1071</text:p>
          </table:table-cell>
          <table:table-cell table:formula="of:=([.Q113]^3)*[.L$22]+([.Q113]^2)*[.L$2]+[.Q113]*[.ML321]" office:value-type="float" office:value="4.80610179">
            <text:p>4,80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13]+10" office:value-type="float" office:value="1081">
            <text:p>1081</text:p>
          </table:table-cell>
          <table:table-cell table:formula="of:=([.Q114]^3)*[.L$22]+([.Q114]^2)*[.L$2]+[.Q114]*[.ML322]" office:value-type="float" office:value="4.89627059">
            <text:p>4,89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14]+10" office:value-type="float" office:value="1091">
            <text:p>1091</text:p>
          </table:table-cell>
          <table:table-cell table:formula="of:=([.Q115]^3)*[.L$22]+([.Q115]^2)*[.L$2]+[.Q115]*[.ML323]" office:value-type="float" office:value="4.98727739">
            <text:p>4,98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15]+10" office:value-type="float" office:value="1101">
            <text:p>1101</text:p>
          </table:table-cell>
          <table:table-cell table:formula="of:=([.Q116]^3)*[.L$22]+([.Q116]^2)*[.L$2]+[.Q116]*[.ML324]" office:value-type="float" office:value="5.07912219">
            <text:p>5,07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16]+10" office:value-type="float" office:value="1111">
            <text:p>1111</text:p>
          </table:table-cell>
          <table:table-cell table:formula="of:=([.Q117]^3)*[.L$22]+([.Q117]^2)*[.L$2]+[.Q117]*[.ML325]" office:value-type="float" office:value="5.17180499">
            <text:p>5,17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17]+10" office:value-type="float" office:value="1121">
            <text:p>1121</text:p>
          </table:table-cell>
          <table:table-cell table:formula="of:=([.Q118]^3)*[.L$22]+([.Q118]^2)*[.L$2]+[.Q118]*[.ML326]" office:value-type="float" office:value="5.26532579">
            <text:p>5,26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18]+10" office:value-type="float" office:value="1131">
            <text:p>1131</text:p>
          </table:table-cell>
          <table:table-cell table:formula="of:=([.Q119]^3)*[.L$22]+([.Q119]^2)*[.L$2]+[.Q119]*[.ML327]" office:value-type="float" office:value="5.35968459">
            <text:p>5,36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19]+10" office:value-type="float" office:value="1141">
            <text:p>1141</text:p>
          </table:table-cell>
          <table:table-cell table:formula="of:=([.Q120]^3)*[.L$22]+([.Q120]^2)*[.L$2]+[.Q120]*[.ML328]" office:value-type="float" office:value="5.45488139">
            <text:p>5,45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20]+10" office:value-type="float" office:value="1151">
            <text:p>1151</text:p>
          </table:table-cell>
          <table:table-cell table:formula="of:=([.Q121]^3)*[.L$22]+([.Q121]^2)*[.L$2]+[.Q121]*[.ML329]" office:value-type="float" office:value="5.55091619">
            <text:p>5,55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21]+10" office:value-type="float" office:value="1161">
            <text:p>1161</text:p>
          </table:table-cell>
          <table:table-cell table:formula="of:=([.Q122]^3)*[.L$22]+([.Q122]^2)*[.L$2]+[.Q122]*[.ML330]" office:value-type="float" office:value="5.64778899">
            <text:p>5,64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22]+10" office:value-type="float" office:value="1171">
            <text:p>1171</text:p>
          </table:table-cell>
          <table:table-cell table:formula="of:=([.Q123]^3)*[.L$22]+([.Q123]^2)*[.L$2]+[.Q123]*[.ML331]" office:value-type="float" office:value="5.74549979">
            <text:p>5,74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23]+10" office:value-type="float" office:value="1181">
            <text:p>1181</text:p>
          </table:table-cell>
          <table:table-cell table:formula="of:=([.Q124]^3)*[.L$22]+([.Q124]^2)*[.L$2]+[.Q124]*[.ML332]" office:value-type="float" office:value="5.84404859">
            <text:p>5,84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24]+10" office:value-type="float" office:value="1191">
            <text:p>1191</text:p>
          </table:table-cell>
          <table:table-cell table:formula="of:=([.Q125]^3)*[.L$22]+([.Q125]^2)*[.L$2]+[.Q125]*[.ML333]" office:value-type="float" office:value="5.94343539">
            <text:p>5,94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25]+10" office:value-type="float" office:value="1201">
            <text:p>1201</text:p>
          </table:table-cell>
          <table:table-cell table:formula="of:=([.Q126]^3)*[.L$22]+([.Q126]^2)*[.L$2]+[.Q126]*[.ML334]" office:value-type="float" office:value="6.04366019">
            <text:p>6,04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26]+10" office:value-type="float" office:value="1211">
            <text:p>1211</text:p>
          </table:table-cell>
          <table:table-cell table:formula="of:=([.Q127]^3)*[.L$22]+([.Q127]^2)*[.L$2]+[.Q127]*[.ML335]" office:value-type="float" office:value="6.14472299">
            <text:p>6,14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27]+10" office:value-type="float" office:value="1221">
            <text:p>1221</text:p>
          </table:table-cell>
          <table:table-cell table:formula="of:=([.Q128]^3)*[.L$22]+([.Q128]^2)*[.L$2]+[.Q128]*[.ML336]" office:value-type="float" office:value="6.24662379">
            <text:p>6,24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28]+10" office:value-type="float" office:value="1231">
            <text:p>1231</text:p>
          </table:table-cell>
          <table:table-cell table:formula="of:=([.Q129]^3)*[.L$22]+([.Q129]^2)*[.L$2]+[.Q129]*[.ML337]" office:value-type="float" office:value="6.34936259">
            <text:p>6,34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29]+10" office:value-type="float" office:value="1241">
            <text:p>1241</text:p>
          </table:table-cell>
          <table:table-cell table:formula="of:=([.Q130]^3)*[.L$22]+([.Q130]^2)*[.L$2]+[.Q130]*[.ML338]" office:value-type="float" office:value="6.45293939">
            <text:p>6,45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30]+10" office:value-type="float" office:value="1251">
            <text:p>1251</text:p>
          </table:table-cell>
          <table:table-cell table:formula="of:=([.Q131]^3)*[.L$22]+([.Q131]^2)*[.L$2]+[.Q131]*[.ML339]" office:value-type="float" office:value="6.55735419">
            <text:p>6,55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31]+10" office:value-type="float" office:value="1261">
            <text:p>1261</text:p>
          </table:table-cell>
          <table:table-cell table:formula="of:=([.Q132]^3)*[.L$22]+([.Q132]^2)*[.L$2]+[.Q132]*[.ML340]" office:value-type="float" office:value="6.66260699">
            <text:p>6,66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32]+10" office:value-type="float" office:value="1271">
            <text:p>1271</text:p>
          </table:table-cell>
          <table:table-cell table:formula="of:=([.Q133]^3)*[.L$22]+([.Q133]^2)*[.L$2]+[.Q133]*[.ML341]" office:value-type="float" office:value="6.76869779">
            <text:p>6,76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33]+10" office:value-type="float" office:value="1281">
            <text:p>1281</text:p>
          </table:table-cell>
          <table:table-cell table:formula="of:=([.Q134]^3)*[.L$22]+([.Q134]^2)*[.L$2]+[.Q134]*[.ML342]" office:value-type="float" office:value="6.87562659">
            <text:p>6,87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34]+10" office:value-type="float" office:value="1291">
            <text:p>1291</text:p>
          </table:table-cell>
          <table:table-cell table:formula="of:=([.Q135]^3)*[.L$22]+([.Q135]^2)*[.L$2]+[.Q135]*[.ML343]" office:value-type="float" office:value="6.98339339">
            <text:p>6,98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35]+10" office:value-type="float" office:value="1301">
            <text:p>1301</text:p>
          </table:table-cell>
          <table:table-cell table:formula="of:=([.Q136]^3)*[.L$22]+([.Q136]^2)*[.L$2]+[.Q136]*[.ML344]" office:value-type="float" office:value="7.09199819">
            <text:p>7,09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36]+10" office:value-type="float" office:value="1311">
            <text:p>1311</text:p>
          </table:table-cell>
          <table:table-cell table:formula="of:=([.Q137]^3)*[.L$22]+([.Q137]^2)*[.L$2]+[.Q137]*[.ML345]" office:value-type="float" office:value="7.20144099">
            <text:p>7,20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37]+10" office:value-type="float" office:value="1321">
            <text:p>1321</text:p>
          </table:table-cell>
          <table:table-cell table:formula="of:=([.Q138]^3)*[.L$22]+([.Q138]^2)*[.L$2]+[.Q138]*[.ML346]" office:value-type="float" office:value="7.31172179">
            <text:p>7,31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38]+10" office:value-type="float" office:value="1331">
            <text:p>1331</text:p>
          </table:table-cell>
          <table:table-cell table:formula="of:=([.Q139]^3)*[.L$22]+([.Q139]^2)*[.L$2]+[.Q139]*[.ML347]" office:value-type="float" office:value="7.42284059">
            <text:p>7,42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39]+10" office:value-type="float" office:value="1341">
            <text:p>1341</text:p>
          </table:table-cell>
          <table:table-cell table:formula="of:=([.Q140]^3)*[.L$22]+([.Q140]^2)*[.L$2]+[.Q140]*[.ML348]" office:value-type="float" office:value="7.53479739">
            <text:p>7,53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40]+10" office:value-type="float" office:value="1351">
            <text:p>1351</text:p>
          </table:table-cell>
          <table:table-cell table:formula="of:=([.Q141]^3)*[.L$22]+([.Q141]^2)*[.L$2]+[.Q141]*[.ML349]" office:value-type="float" office:value="7.64759219">
            <text:p>7,64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41]+10" office:value-type="float" office:value="1361">
            <text:p>1361</text:p>
          </table:table-cell>
          <table:table-cell table:formula="of:=([.Q142]^3)*[.L$22]+([.Q142]^2)*[.L$2]+[.Q142]*[.ML350]" office:value-type="float" office:value="7.76122499">
            <text:p>7,76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42]+10" office:value-type="float" office:value="1371">
            <text:p>1371</text:p>
          </table:table-cell>
          <table:table-cell table:formula="of:=([.Q143]^3)*[.L$22]+([.Q143]^2)*[.L$2]+[.Q143]*[.ML351]" office:value-type="float" office:value="7.87569579">
            <text:p>7,87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43]+10" office:value-type="float" office:value="1381">
            <text:p>1381</text:p>
          </table:table-cell>
          <table:table-cell table:formula="of:=([.Q144]^3)*[.L$22]+([.Q144]^2)*[.L$2]+[.Q144]*[.ML352]" office:value-type="float" office:value="7.99100459">
            <text:p>7,99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44]+10" office:value-type="float" office:value="1391">
            <text:p>1391</text:p>
          </table:table-cell>
          <table:table-cell table:formula="of:=([.Q145]^3)*[.L$22]+([.Q145]^2)*[.L$2]+[.Q145]*[.ML353]" office:value-type="float" office:value="8.10715139">
            <text:p>8,10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45]+10" office:value-type="float" office:value="1401">
            <text:p>1401</text:p>
          </table:table-cell>
          <table:table-cell table:formula="of:=([.Q146]^3)*[.L$22]+([.Q146]^2)*[.L$2]+[.Q146]*[.ML354]" office:value-type="float" office:value="8.22413619">
            <text:p>8,22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46]+10" office:value-type="float" office:value="1411">
            <text:p>1411</text:p>
          </table:table-cell>
          <table:table-cell table:formula="of:=([.Q147]^3)*[.L$22]+([.Q147]^2)*[.L$2]+[.Q147]*[.ML355]" office:value-type="float" office:value="8.34195899">
            <text:p>8,34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47]+10" office:value-type="float" office:value="1421">
            <text:p>1421</text:p>
          </table:table-cell>
          <table:table-cell table:formula="of:=([.Q148]^3)*[.L$22]+([.Q148]^2)*[.L$2]+[.Q148]*[.ML356]" office:value-type="float" office:value="8.46061979">
            <text:p>8,46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48]+10" office:value-type="float" office:value="1431">
            <text:p>1431</text:p>
          </table:table-cell>
          <table:table-cell table:formula="of:=([.Q149]^3)*[.L$22]+([.Q149]^2)*[.L$2]+[.Q149]*[.ML357]" office:value-type="float" office:value="8.58011859">
            <text:p>8,58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49]+10" office:value-type="float" office:value="1441">
            <text:p>1441</text:p>
          </table:table-cell>
          <table:table-cell table:formula="of:=([.Q150]^3)*[.L$22]+([.Q150]^2)*[.L$2]+[.Q150]*[.ML358]" office:value-type="float" office:value="8.70045539">
            <text:p>8,70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50]+10" office:value-type="float" office:value="1451">
            <text:p>1451</text:p>
          </table:table-cell>
          <table:table-cell table:formula="of:=([.Q151]^3)*[.L$22]+([.Q151]^2)*[.L$2]+[.Q151]*[.ML359]" office:value-type="float" office:value="8.82163019">
            <text:p>8,82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51]+10" office:value-type="float" office:value="1461">
            <text:p>1461</text:p>
          </table:table-cell>
          <table:table-cell table:formula="of:=([.Q152]^3)*[.L$22]+([.Q152]^2)*[.L$2]+[.Q152]*[.ML360]" office:value-type="float" office:value="8.94364299">
            <text:p>8,94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52]+10" office:value-type="float" office:value="1471">
            <text:p>1471</text:p>
          </table:table-cell>
          <table:table-cell table:formula="of:=([.Q153]^3)*[.L$22]+([.Q153]^2)*[.L$2]+[.Q153]*[.ML361]" office:value-type="float" office:value="9.06649379">
            <text:p>9,06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53]+10" office:value-type="float" office:value="1481">
            <text:p>1481</text:p>
          </table:table-cell>
          <table:table-cell table:formula="of:=([.Q154]^3)*[.L$22]+([.Q154]^2)*[.L$2]+[.Q154]*[.ML362]" office:value-type="float" office:value="9.19018259">
            <text:p>9,19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54]+10" office:value-type="float" office:value="1491">
            <text:p>1491</text:p>
          </table:table-cell>
          <table:table-cell table:formula="of:=([.Q155]^3)*[.L$22]+([.Q155]^2)*[.L$2]+[.Q155]*[.ML363]" office:value-type="float" office:value="9.31470939">
            <text:p>9,31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55]+10" office:value-type="float" office:value="1501">
            <text:p>1501</text:p>
          </table:table-cell>
          <table:table-cell table:formula="of:=([.Q156]^3)*[.L$22]+([.Q156]^2)*[.L$2]+[.Q156]*[.ML364]" office:value-type="float" office:value="9.44007419">
            <text:p>9,44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56]+10" office:value-type="float" office:value="1511">
            <text:p>1511</text:p>
          </table:table-cell>
          <table:table-cell table:formula="of:=([.Q157]^3)*[.L$22]+([.Q157]^2)*[.L$2]+[.Q157]*[.ML365]" office:value-type="float" office:value="9.56627699">
            <text:p>9,56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57]+10" office:value-type="float" office:value="1521">
            <text:p>1521</text:p>
          </table:table-cell>
          <table:table-cell table:formula="of:=([.Q158]^3)*[.L$22]+([.Q158]^2)*[.L$2]+[.Q158]*[.ML366]" office:value-type="float" office:value="9.69331779">
            <text:p>9,69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58]+10" office:value-type="float" office:value="1531">
            <text:p>1531</text:p>
          </table:table-cell>
          <table:table-cell table:formula="of:=([.Q159]^3)*[.L$22]+([.Q159]^2)*[.L$2]+[.Q159]*[.ML367]" office:value-type="float" office:value="9.82119659">
            <text:p>9,82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59]+10" office:value-type="float" office:value="1541">
            <text:p>1541</text:p>
          </table:table-cell>
          <table:table-cell table:formula="of:=([.Q160]^3)*[.L$22]+([.Q160]^2)*[.L$2]+[.Q160]*[.ML368]" office:value-type="float" office:value="9.94991339">
            <text:p>9,95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60]+10" office:value-type="float" office:value="1551">
            <text:p>1551</text:p>
          </table:table-cell>
          <table:table-cell table:formula="of:=([.Q161]^3)*[.L$22]+([.Q161]^2)*[.L$2]+[.Q161]*[.ML369]" office:value-type="float" office:value="10.07946819">
            <text:p>10,07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61]+10" office:value-type="float" office:value="1561">
            <text:p>1561</text:p>
          </table:table-cell>
          <table:table-cell table:formula="of:=([.Q162]^3)*[.L$22]+([.Q162]^2)*[.L$2]+[.Q162]*[.ML370]" office:value-type="float" office:value="10.20986099">
            <text:p>10,21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62]+10" office:value-type="float" office:value="1571">
            <text:p>1571</text:p>
          </table:table-cell>
          <table:table-cell table:formula="of:=([.Q163]^3)*[.L$22]+([.Q163]^2)*[.L$2]+[.Q163]*[.ML371]" office:value-type="float" office:value="10.34109179">
            <text:p>10,34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63]+10" office:value-type="float" office:value="1581">
            <text:p>1581</text:p>
          </table:table-cell>
          <table:table-cell table:formula="of:=([.Q164]^3)*[.L$22]+([.Q164]^2)*[.L$2]+[.Q164]*[.ML372]" office:value-type="float" office:value="10.47316059">
            <text:p>10,47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64]+10" office:value-type="float" office:value="1591">
            <text:p>1591</text:p>
          </table:table-cell>
          <table:table-cell table:formula="of:=([.Q165]^3)*[.L$22]+([.Q165]^2)*[.L$2]+[.Q165]*[.ML373]" office:value-type="float" office:value="10.60606739">
            <text:p>10,60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65]+10" office:value-type="float" office:value="1601">
            <text:p>1601</text:p>
          </table:table-cell>
          <table:table-cell table:formula="of:=([.Q166]^3)*[.L$22]+([.Q166]^2)*[.L$2]+[.Q166]*[.ML374]" office:value-type="float" office:value="10.73981219">
            <text:p>10,74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66]+10" office:value-type="float" office:value="1611">
            <text:p>1611</text:p>
          </table:table-cell>
          <table:table-cell table:formula="of:=([.Q167]^3)*[.L$22]+([.Q167]^2)*[.L$2]+[.Q167]*[.ML375]" office:value-type="float" office:value="10.87439499">
            <text:p>10,87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67]+10" office:value-type="float" office:value="1621">
            <text:p>1621</text:p>
          </table:table-cell>
          <table:table-cell table:formula="of:=([.Q168]^3)*[.L$22]+([.Q168]^2)*[.L$2]+[.Q168]*[.ML376]" office:value-type="float" office:value="11.00981579">
            <text:p>11,01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68]+10" office:value-type="float" office:value="1631">
            <text:p>1631</text:p>
          </table:table-cell>
          <table:table-cell table:formula="of:=([.Q169]^3)*[.L$22]+([.Q169]^2)*[.L$2]+[.Q169]*[.ML377]" office:value-type="float" office:value="11.14607459">
            <text:p>11,14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69]+10" office:value-type="float" office:value="1641">
            <text:p>1641</text:p>
          </table:table-cell>
          <table:table-cell table:formula="of:=([.Q170]^3)*[.L$22]+([.Q170]^2)*[.L$2]+[.Q170]*[.ML378]" office:value-type="float" office:value="11.28317139">
            <text:p>11,28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70]+10" office:value-type="float" office:value="1651">
            <text:p>1651</text:p>
          </table:table-cell>
          <table:table-cell table:formula="of:=([.Q171]^3)*[.L$22]+([.Q171]^2)*[.L$2]+[.Q171]*[.ML379]" office:value-type="float" office:value="11.42110619">
            <text:p>11,42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71]+10" office:value-type="float" office:value="1661">
            <text:p>1661</text:p>
          </table:table-cell>
          <table:table-cell table:formula="of:=([.Q172]^3)*[.L$22]+([.Q172]^2)*[.L$2]+[.Q172]*[.ML380]" office:value-type="float" office:value="11.55987899">
            <text:p>11,56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72]+10" office:value-type="float" office:value="1671">
            <text:p>1671</text:p>
          </table:table-cell>
          <table:table-cell table:formula="of:=([.Q173]^3)*[.L$22]+([.Q173]^2)*[.L$2]+[.Q173]*[.ML381]" office:value-type="float" office:value="11.69948979">
            <text:p>11,69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73]+10" office:value-type="float" office:value="1681">
            <text:p>1681</text:p>
          </table:table-cell>
          <table:table-cell table:formula="of:=([.Q174]^3)*[.L$22]+([.Q174]^2)*[.L$2]+[.Q174]*[.ML382]" office:value-type="float" office:value="11.83993859">
            <text:p>11,84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74]+10" office:value-type="float" office:value="1691">
            <text:p>1691</text:p>
          </table:table-cell>
          <table:table-cell table:formula="of:=([.Q175]^3)*[.L$22]+([.Q175]^2)*[.L$2]+[.Q175]*[.ML383]" office:value-type="float" office:value="11.98122539">
            <text:p>11,98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75]+10" office:value-type="float" office:value="1701">
            <text:p>1701</text:p>
          </table:table-cell>
          <table:table-cell table:formula="of:=([.Q176]^3)*[.L$22]+([.Q176]^2)*[.L$2]+[.Q176]*[.ML384]" office:value-type="float" office:value="12.12335019">
            <text:p>12,12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76]+10" office:value-type="float" office:value="1711">
            <text:p>1711</text:p>
          </table:table-cell>
          <table:table-cell table:formula="of:=([.Q177]^3)*[.L$22]+([.Q177]^2)*[.L$2]+[.Q177]*[.ML385]" office:value-type="float" office:value="12.26631299">
            <text:p>12,26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77]+10" office:value-type="float" office:value="1721">
            <text:p>1721</text:p>
          </table:table-cell>
          <table:table-cell table:formula="of:=([.Q178]^3)*[.L$22]+([.Q178]^2)*[.L$2]+[.Q178]*[.ML386]" office:value-type="float" office:value="12.41011379">
            <text:p>12,41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78]+10" office:value-type="float" office:value="1731">
            <text:p>1731</text:p>
          </table:table-cell>
          <table:table-cell table:formula="of:=([.Q179]^3)*[.L$22]+([.Q179]^2)*[.L$2]+[.Q179]*[.ML387]" office:value-type="float" office:value="12.55475259">
            <text:p>12,55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79]+10" office:value-type="float" office:value="1741">
            <text:p>1741</text:p>
          </table:table-cell>
          <table:table-cell table:formula="of:=([.Q180]^3)*[.L$22]+([.Q180]^2)*[.L$2]+[.Q180]*[.ML388]" office:value-type="float" office:value="12.70022939">
            <text:p>12,70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80]+10" office:value-type="float" office:value="1751">
            <text:p>1751</text:p>
          </table:table-cell>
          <table:table-cell table:formula="of:=([.Q181]^3)*[.L$22]+([.Q181]^2)*[.L$2]+[.Q181]*[.ML389]" office:value-type="float" office:value="12.84654419">
            <text:p>12,84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81]+10" office:value-type="float" office:value="1761">
            <text:p>1761</text:p>
          </table:table-cell>
          <table:table-cell table:formula="of:=([.Q182]^3)*[.L$22]+([.Q182]^2)*[.L$2]+[.Q182]*[.ML390]" office:value-type="float" office:value="12.99369699">
            <text:p>12,99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82]+10" office:value-type="float" office:value="1771">
            <text:p>1771</text:p>
          </table:table-cell>
          <table:table-cell table:formula="of:=([.Q183]^3)*[.L$22]+([.Q183]^2)*[.L$2]+[.Q183]*[.ML391]" office:value-type="float" office:value="13.14168779">
            <text:p>13,14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83]+10" office:value-type="float" office:value="1781">
            <text:p>1781</text:p>
          </table:table-cell>
          <table:table-cell table:formula="of:=([.Q184]^3)*[.L$22]+([.Q184]^2)*[.L$2]+[.Q184]*[.ML392]" office:value-type="float" office:value="13.29051659">
            <text:p>13,29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84]+10" office:value-type="float" office:value="1791">
            <text:p>1791</text:p>
          </table:table-cell>
          <table:table-cell table:formula="of:=([.Q185]^3)*[.L$22]+([.Q185]^2)*[.L$2]+[.Q185]*[.ML393]" office:value-type="float" office:value="13.44018339">
            <text:p>13,440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85]+10" office:value-type="float" office:value="1801">
            <text:p>1801</text:p>
          </table:table-cell>
          <table:table-cell table:formula="of:=([.Q186]^3)*[.L$22]+([.Q186]^2)*[.L$2]+[.Q186]*[.ML394]" office:value-type="float" office:value="13.59068819">
            <text:p>13,59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86]+10" office:value-type="float" office:value="1811">
            <text:p>1811</text:p>
          </table:table-cell>
          <table:table-cell table:formula="of:=([.Q187]^3)*[.L$22]+([.Q187]^2)*[.L$2]+[.Q187]*[.ML395]" office:value-type="float" office:value="13.74203099">
            <text:p>13,74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87]+10" office:value-type="float" office:value="1821">
            <text:p>1821</text:p>
          </table:table-cell>
          <table:table-cell table:formula="of:=([.Q188]^3)*[.L$22]+([.Q188]^2)*[.L$2]+[.Q188]*[.ML396]" office:value-type="float" office:value="13.89421179">
            <text:p>13,89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88]+10" office:value-type="float" office:value="1831">
            <text:p>1831</text:p>
          </table:table-cell>
          <table:table-cell table:formula="of:=([.Q189]^3)*[.L$22]+([.Q189]^2)*[.L$2]+[.Q189]*[.ML397]" office:value-type="float" office:value="14.04723059">
            <text:p>14,04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89]+10" office:value-type="float" office:value="1841">
            <text:p>1841</text:p>
          </table:table-cell>
          <table:table-cell table:formula="of:=([.Q190]^3)*[.L$22]+([.Q190]^2)*[.L$2]+[.Q190]*[.ML398]" office:value-type="float" office:value="14.20108739">
            <text:p>14,20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90]+10" office:value-type="float" office:value="1851">
            <text:p>1851</text:p>
          </table:table-cell>
          <table:table-cell table:formula="of:=([.Q191]^3)*[.L$22]+([.Q191]^2)*[.L$2]+[.Q191]*[.ML399]" office:value-type="float" office:value="14.35578219">
            <text:p>14,35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91]+10" office:value-type="float" office:value="1861">
            <text:p>1861</text:p>
          </table:table-cell>
          <table:table-cell table:formula="of:=([.Q192]^3)*[.L$22]+([.Q192]^2)*[.L$2]+[.Q192]*[.ML400]" office:value-type="float" office:value="14.51131499">
            <text:p>14,51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92]+10" office:value-type="float" office:value="1871">
            <text:p>1871</text:p>
          </table:table-cell>
          <table:table-cell table:formula="of:=([.Q193]^3)*[.L$22]+([.Q193]^2)*[.L$2]+[.Q193]*[.ML401]" office:value-type="float" office:value="14.66768579">
            <text:p>14,66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93]+10" office:value-type="float" office:value="1881">
            <text:p>1881</text:p>
          </table:table-cell>
          <table:table-cell table:formula="of:=([.Q194]^3)*[.L$22]+([.Q194]^2)*[.L$2]+[.Q194]*[.ML402]" office:value-type="float" office:value="14.82489459">
            <text:p>14,82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94]+10" office:value-type="float" office:value="1891">
            <text:p>1891</text:p>
          </table:table-cell>
          <table:table-cell table:formula="of:=([.Q195]^3)*[.L$22]+([.Q195]^2)*[.L$2]+[.Q195]*[.ML403]" office:value-type="float" office:value="14.98294139">
            <text:p>14,98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95]+10" office:value-type="float" office:value="1901">
            <text:p>1901</text:p>
          </table:table-cell>
          <table:table-cell table:formula="of:=([.Q196]^3)*[.L$22]+([.Q196]^2)*[.L$2]+[.Q196]*[.ML404]" office:value-type="float" office:value="15.14182619">
            <text:p>15,14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96]+10" office:value-type="float" office:value="1911">
            <text:p>1911</text:p>
          </table:table-cell>
          <table:table-cell table:formula="of:=([.Q197]^3)*[.L$22]+([.Q197]^2)*[.L$2]+[.Q197]*[.ML405]" office:value-type="float" office:value="15.30154899">
            <text:p>15,30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97]+10" office:value-type="float" office:value="1921">
            <text:p>1921</text:p>
          </table:table-cell>
          <table:table-cell table:formula="of:=([.Q198]^3)*[.L$22]+([.Q198]^2)*[.L$2]+[.Q198]*[.ML406]" office:value-type="float" office:value="15.46210979">
            <text:p>15,462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98]+10" office:value-type="float" office:value="1931">
            <text:p>1931</text:p>
          </table:table-cell>
          <table:table-cell table:formula="of:=([.Q199]^3)*[.L$22]+([.Q199]^2)*[.L$2]+[.Q199]*[.ML407]" office:value-type="float" office:value="15.62350859">
            <text:p>15,62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199]+10" office:value-type="float" office:value="1941">
            <text:p>1941</text:p>
          </table:table-cell>
          <table:table-cell table:formula="of:=([.Q200]^3)*[.L$22]+([.Q200]^2)*[.L$2]+[.Q200]*[.ML408]" office:value-type="float" office:value="15.78574539">
            <text:p>15,78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00]+10" office:value-type="float" office:value="1951">
            <text:p>1951</text:p>
          </table:table-cell>
          <table:table-cell table:formula="of:=([.Q201]^3)*[.L$22]+([.Q201]^2)*[.L$2]+[.Q201]*[.ML409]" office:value-type="float" office:value="15.94882019">
            <text:p>15,94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01]+10" office:value-type="float" office:value="1961">
            <text:p>1961</text:p>
          </table:table-cell>
          <table:table-cell table:formula="of:=([.Q202]^3)*[.L$22]+([.Q202]^2)*[.L$2]+[.Q202]*[.ML410]" office:value-type="float" office:value="16.11273299">
            <text:p>16,11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02]+10" office:value-type="float" office:value="1971">
            <text:p>1971</text:p>
          </table:table-cell>
          <table:table-cell table:formula="of:=([.Q203]^3)*[.L$22]+([.Q203]^2)*[.L$2]+[.Q203]*[.ML411]" office:value-type="float" office:value="16.27748379">
            <text:p>16,27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03]+10" office:value-type="float" office:value="1981">
            <text:p>1981</text:p>
          </table:table-cell>
          <table:table-cell table:formula="of:=([.Q204]^3)*[.L$22]+([.Q204]^2)*[.L$2]+[.Q204]*[.ML412]" office:value-type="float" office:value="16.44307259">
            <text:p>16,443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04]+10" office:value-type="float" office:value="1991">
            <text:p>1991</text:p>
          </table:table-cell>
          <table:table-cell table:formula="of:=([.Q205]^3)*[.L$22]+([.Q205]^2)*[.L$2]+[.Q205]*[.ML413]" office:value-type="float" office:value="16.60949939">
            <text:p>16,609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05]+10" office:value-type="float" office:value="2001">
            <text:p>2001</text:p>
          </table:table-cell>
          <table:table-cell table:formula="of:=([.Q206]^3)*[.L$22]+([.Q206]^2)*[.L$2]+[.Q206]*[.ML414]" office:value-type="float" office:value="16.77676419">
            <text:p>16,777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06]+10" office:value-type="float" office:value="2011">
            <text:p>2011</text:p>
          </table:table-cell>
          <table:table-cell table:formula="of:=([.Q207]^3)*[.L$22]+([.Q207]^2)*[.L$2]+[.Q207]*[.ML415]" office:value-type="float" office:value="16.94486699">
            <text:p>16,945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07]+10" office:value-type="float" office:value="2021">
            <text:p>2021</text:p>
          </table:table-cell>
          <table:table-cell table:formula="of:=([.Q208]^3)*[.L$22]+([.Q208]^2)*[.L$2]+[.Q208]*[.ML416]" office:value-type="float" office:value="17.11380779">
            <text:p>17,11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08]+10" office:value-type="float" office:value="2031">
            <text:p>2031</text:p>
          </table:table-cell>
          <table:table-cell table:formula="of:=([.Q209]^3)*[.L$22]+([.Q209]^2)*[.L$2]+[.Q209]*[.ML417]" office:value-type="float" office:value="17.28358659">
            <text:p>17,28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09]+10" office:value-type="float" office:value="2041">
            <text:p>2041</text:p>
          </table:table-cell>
          <table:table-cell table:formula="of:=([.Q210]^3)*[.L$22]+([.Q210]^2)*[.L$2]+[.Q210]*[.ML418]" office:value-type="float" office:value="17.45420339">
            <text:p>17,454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10]+10" office:value-type="float" office:value="2051">
            <text:p>2051</text:p>
          </table:table-cell>
          <table:table-cell table:formula="of:=([.Q211]^3)*[.L$22]+([.Q211]^2)*[.L$2]+[.Q211]*[.ML419]" office:value-type="float" office:value="17.62565819">
            <text:p>17,626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11]+10" office:value-type="float" office:value="2061">
            <text:p>2061</text:p>
          </table:table-cell>
          <table:table-cell table:formula="of:=([.Q212]^3)*[.L$22]+([.Q212]^2)*[.L$2]+[.Q212]*[.ML420]" office:value-type="float" office:value="17.79795099">
            <text:p>17,798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12]+10" office:value-type="float" office:value="2071">
            <text:p>2071</text:p>
          </table:table-cell>
          <table:table-cell table:formula="of:=([.Q213]^3)*[.L$22]+([.Q213]^2)*[.L$2]+[.Q213]*[.ML421]" office:value-type="float" office:value="17.97108179">
            <text:p>17,971s</text:p>
          </table:table-cell>
          <table:table-cell table:number-columns-repeated="332"/>
        </table:table-row>
        <table:table-row table:style-name="ro2">
          <table:table-cell table:number-columns-repeated="16"/>
          <table:table-cell table:formula="of:=[.Q213]+10" office:value-type="float" office:value="2081">
            <text:p>2081</text:p>
          </table:table-cell>
          <table:table-cell table:formula="of:=([.Q214]^3)*[.L$22]+([.Q214]^2)*[.L$2]+[.Q214]*[.ML422]" office:value-type="float" office:value="18.14505059">
            <text:p>18,1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14]+10" office:value-type="float" office:value="2091">
            <text:p>2091</text:p>
          </table:table-cell>
          <table:table-cell table:formula="of:=([.Q215]^3)*[.L$22]+([.Q215]^2)*[.L$2]+[.Q215]*[.ML423]" office:value-type="float" office:value="18.31985739">
            <text:p>18,3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15]+10" office:value-type="float" office:value="2101">
            <text:p>2101</text:p>
          </table:table-cell>
          <table:table-cell table:formula="of:=([.Q216]^3)*[.L$22]+([.Q216]^2)*[.L$2]+[.Q216]*[.ML424]" office:value-type="float" office:value="18.49550219">
            <text:p>18,4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16]+10" office:value-type="float" office:value="2111">
            <text:p>2111</text:p>
          </table:table-cell>
          <table:table-cell table:formula="of:=([.Q217]^3)*[.L$22]+([.Q217]^2)*[.L$2]+[.Q217]*[.ML425]" office:value-type="float" office:value="18.67198499">
            <text:p>18,6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17]+10" office:value-type="float" office:value="2121">
            <text:p>2121</text:p>
          </table:table-cell>
          <table:table-cell table:formula="of:=([.Q218]^3)*[.L$22]+([.Q218]^2)*[.L$2]+[.Q218]*[.ML426]" office:value-type="float" office:value="18.84930579">
            <text:p>18,8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18]+10" office:value-type="float" office:value="2131">
            <text:p>2131</text:p>
          </table:table-cell>
          <table:table-cell table:formula="of:=([.Q219]^3)*[.L$22]+([.Q219]^2)*[.L$2]+[.Q219]*[.ML427]" office:value-type="float" office:value="19.02746459">
            <text:p>19,0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19]+10" office:value-type="float" office:value="2141">
            <text:p>2141</text:p>
          </table:table-cell>
          <table:table-cell table:formula="of:=([.Q220]^3)*[.L$22]+([.Q220]^2)*[.L$2]+[.Q220]*[.ML428]" office:value-type="float" office:value="19.20646139">
            <text:p>19,2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20]+10" office:value-type="float" office:value="2151">
            <text:p>2151</text:p>
          </table:table-cell>
          <table:table-cell table:formula="of:=([.Q221]^3)*[.L$22]+([.Q221]^2)*[.L$2]+[.Q221]*[.ML429]" office:value-type="float" office:value="19.38629619">
            <text:p>19,3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21]+10" office:value-type="float" office:value="2161">
            <text:p>2161</text:p>
          </table:table-cell>
          <table:table-cell table:formula="of:=([.Q222]^3)*[.L$22]+([.Q222]^2)*[.L$2]+[.Q222]*[.ML430]" office:value-type="float" office:value="19.56696899">
            <text:p>19,56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22]+10" office:value-type="float" office:value="2171">
            <text:p>2171</text:p>
          </table:table-cell>
          <table:table-cell table:formula="of:=([.Q223]^3)*[.L$22]+([.Q223]^2)*[.L$2]+[.Q223]*[.ML431]" office:value-type="float" office:value="19.74847979">
            <text:p>19,7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23]+10" office:value-type="float" office:value="2181">
            <text:p>2181</text:p>
          </table:table-cell>
          <table:table-cell table:formula="of:=([.Q224]^3)*[.L$22]+([.Q224]^2)*[.L$2]+[.Q224]*[.ML432]" office:value-type="float" office:value="19.93082859">
            <text:p>19,9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24]+10" office:value-type="float" office:value="2191">
            <text:p>2191</text:p>
          </table:table-cell>
          <table:table-cell table:formula="of:=([.Q225]^3)*[.L$22]+([.Q225]^2)*[.L$2]+[.Q225]*[.ML433]" office:value-type="float" office:value="20.11401539">
            <text:p>20,1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25]+10" office:value-type="float" office:value="2201">
            <text:p>2201</text:p>
          </table:table-cell>
          <table:table-cell table:formula="of:=([.Q226]^3)*[.L$22]+([.Q226]^2)*[.L$2]+[.Q226]*[.ML434]" office:value-type="float" office:value="20.29804019">
            <text:p>20,2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26]+10" office:value-type="float" office:value="2211">
            <text:p>2211</text:p>
          </table:table-cell>
          <table:table-cell table:formula="of:=([.Q227]^3)*[.L$22]+([.Q227]^2)*[.L$2]+[.Q227]*[.ML435]" office:value-type="float" office:value="20.48290299">
            <text:p>20,4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27]+10" office:value-type="float" office:value="2221">
            <text:p>2221</text:p>
          </table:table-cell>
          <table:table-cell table:formula="of:=([.Q228]^3)*[.L$22]+([.Q228]^2)*[.L$2]+[.Q228]*[.ML436]" office:value-type="float" office:value="20.66860379">
            <text:p>20,6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28]+10" office:value-type="float" office:value="2231">
            <text:p>2231</text:p>
          </table:table-cell>
          <table:table-cell table:formula="of:=([.Q229]^3)*[.L$22]+([.Q229]^2)*[.L$2]+[.Q229]*[.ML437]" office:value-type="float" office:value="20.85514259">
            <text:p>20,8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29]+10" office:value-type="float" office:value="2241">
            <text:p>2241</text:p>
          </table:table-cell>
          <table:table-cell table:formula="of:=([.Q230]^3)*[.L$22]+([.Q230]^2)*[.L$2]+[.Q230]*[.ML438]" office:value-type="float" office:value="21.04251939">
            <text:p>21,04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30]+10" office:value-type="float" office:value="2251">
            <text:p>2251</text:p>
          </table:table-cell>
          <table:table-cell table:formula="of:=([.Q231]^3)*[.L$22]+([.Q231]^2)*[.L$2]+[.Q231]*[.ML439]" office:value-type="float" office:value="21.23073419">
            <text:p>21,2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31]+10" office:value-type="float" office:value="2261">
            <text:p>2261</text:p>
          </table:table-cell>
          <table:table-cell table:formula="of:=([.Q232]^3)*[.L$22]+([.Q232]^2)*[.L$2]+[.Q232]*[.ML440]" office:value-type="float" office:value="21.41978699">
            <text:p>21,4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32]+10" office:value-type="float" office:value="2271">
            <text:p>2271</text:p>
          </table:table-cell>
          <table:table-cell table:formula="of:=([.Q233]^3)*[.L$22]+([.Q233]^2)*[.L$2]+[.Q233]*[.ML441]" office:value-type="float" office:value="21.60967779">
            <text:p>21,6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33]+10" office:value-type="float" office:value="2281">
            <text:p>2281</text:p>
          </table:table-cell>
          <table:table-cell table:formula="of:=([.Q234]^3)*[.L$22]+([.Q234]^2)*[.L$2]+[.Q234]*[.ML442]" office:value-type="float" office:value="21.80040659">
            <text:p>21,8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34]+10" office:value-type="float" office:value="2291">
            <text:p>2291</text:p>
          </table:table-cell>
          <table:table-cell table:formula="of:=([.Q235]^3)*[.L$22]+([.Q235]^2)*[.L$2]+[.Q235]*[.ML443]" office:value-type="float" office:value="21.99197339">
            <text:p>21,9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35]+10" office:value-type="float" office:value="2301">
            <text:p>2301</text:p>
          </table:table-cell>
          <table:table-cell table:formula="of:=([.Q236]^3)*[.L$22]+([.Q236]^2)*[.L$2]+[.Q236]*[.ML444]" office:value-type="float" office:value="22.18437819">
            <text:p>22,1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36]+10" office:value-type="float" office:value="2311">
            <text:p>2311</text:p>
          </table:table-cell>
          <table:table-cell table:formula="of:=([.Q237]^3)*[.L$22]+([.Q237]^2)*[.L$2]+[.Q237]*[.ML445]" office:value-type="float" office:value="22.37762099">
            <text:p>22,3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37]+10" office:value-type="float" office:value="2321">
            <text:p>2321</text:p>
          </table:table-cell>
          <table:table-cell table:formula="of:=([.Q238]^3)*[.L$22]+([.Q238]^2)*[.L$2]+[.Q238]*[.ML446]" office:value-type="float" office:value="22.57170179">
            <text:p>22,5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38]+10" office:value-type="float" office:value="2331">
            <text:p>2331</text:p>
          </table:table-cell>
          <table:table-cell table:formula="of:=([.Q239]^3)*[.L$22]+([.Q239]^2)*[.L$2]+[.Q239]*[.ML447]" office:value-type="float" office:value="22.76662059">
            <text:p>22,76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39]+10" office:value-type="float" office:value="2341">
            <text:p>2341</text:p>
          </table:table-cell>
          <table:table-cell table:formula="of:=([.Q240]^3)*[.L$22]+([.Q240]^2)*[.L$2]+[.Q240]*[.ML448]" office:value-type="float" office:value="22.96237739">
            <text:p>22,9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40]+10" office:value-type="float" office:value="2351">
            <text:p>2351</text:p>
          </table:table-cell>
          <table:table-cell table:formula="of:=([.Q241]^3)*[.L$22]+([.Q241]^2)*[.L$2]+[.Q241]*[.ML449]" office:value-type="float" office:value="23.15897219">
            <text:p>23,1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41]+10" office:value-type="float" office:value="2361">
            <text:p>2361</text:p>
          </table:table-cell>
          <table:table-cell table:formula="of:=([.Q242]^3)*[.L$22]+([.Q242]^2)*[.L$2]+[.Q242]*[.ML450]" office:value-type="float" office:value="23.35640499">
            <text:p>23,3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42]+10" office:value-type="float" office:value="2371">
            <text:p>2371</text:p>
          </table:table-cell>
          <table:table-cell table:formula="of:=([.Q243]^3)*[.L$22]+([.Q243]^2)*[.L$2]+[.Q243]*[.ML451]" office:value-type="float" office:value="23.55467579">
            <text:p>23,5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43]+10" office:value-type="float" office:value="2381">
            <text:p>2381</text:p>
          </table:table-cell>
          <table:table-cell table:formula="of:=([.Q244]^3)*[.L$22]+([.Q244]^2)*[.L$2]+[.Q244]*[.ML452]" office:value-type="float" office:value="23.75378459">
            <text:p>23,7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44]+10" office:value-type="float" office:value="2391">
            <text:p>2391</text:p>
          </table:table-cell>
          <table:table-cell table:formula="of:=([.Q245]^3)*[.L$22]+([.Q245]^2)*[.L$2]+[.Q245]*[.ML453]" office:value-type="float" office:value="23.95373139">
            <text:p>23,9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45]+10" office:value-type="float" office:value="2401">
            <text:p>2401</text:p>
          </table:table-cell>
          <table:table-cell table:formula="of:=([.Q246]^3)*[.L$22]+([.Q246]^2)*[.L$2]+[.Q246]*[.ML454]" office:value-type="float" office:value="24.15451619">
            <text:p>24,1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46]+10" office:value-type="float" office:value="2411">
            <text:p>2411</text:p>
          </table:table-cell>
          <table:table-cell table:formula="of:=([.Q247]^3)*[.L$22]+([.Q247]^2)*[.L$2]+[.Q247]*[.ML455]" office:value-type="float" office:value="24.35613899">
            <text:p>24,3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47]+10" office:value-type="float" office:value="2421">
            <text:p>2421</text:p>
          </table:table-cell>
          <table:table-cell table:formula="of:=([.Q248]^3)*[.L$22]+([.Q248]^2)*[.L$2]+[.Q248]*[.ML456]" office:value-type="float" office:value="24.55859979">
            <text:p>24,5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48]+10" office:value-type="float" office:value="2431">
            <text:p>2431</text:p>
          </table:table-cell>
          <table:table-cell table:formula="of:=([.Q249]^3)*[.L$22]+([.Q249]^2)*[.L$2]+[.Q249]*[.ML457]" office:value-type="float" office:value="24.76189859">
            <text:p>24,7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49]+10" office:value-type="float" office:value="2441">
            <text:p>2441</text:p>
          </table:table-cell>
          <table:table-cell table:formula="of:=([.Q250]^3)*[.L$22]+([.Q250]^2)*[.L$2]+[.Q250]*[.ML458]" office:value-type="float" office:value="24.96603539">
            <text:p>24,9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50]+10" office:value-type="float" office:value="2451">
            <text:p>2451</text:p>
          </table:table-cell>
          <table:table-cell table:formula="of:=([.Q251]^3)*[.L$22]+([.Q251]^2)*[.L$2]+[.Q251]*[.ML459]" office:value-type="float" office:value="25.17101019">
            <text:p>25,1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51]+10" office:value-type="float" office:value="2461">
            <text:p>2461</text:p>
          </table:table-cell>
          <table:table-cell table:formula="of:=([.Q252]^3)*[.L$22]+([.Q252]^2)*[.L$2]+[.Q252]*[.ML460]" office:value-type="float" office:value="25.37682299">
            <text:p>25,3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52]+10" office:value-type="float" office:value="2471">
            <text:p>2471</text:p>
          </table:table-cell>
          <table:table-cell table:formula="of:=([.Q253]^3)*[.L$22]+([.Q253]^2)*[.L$2]+[.Q253]*[.ML461]" office:value-type="float" office:value="25.58347379">
            <text:p>25,5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53]+10" office:value-type="float" office:value="2481">
            <text:p>2481</text:p>
          </table:table-cell>
          <table:table-cell table:formula="of:=([.Q254]^3)*[.L$22]+([.Q254]^2)*[.L$2]+[.Q254]*[.ML462]" office:value-type="float" office:value="25.79096259">
            <text:p>25,7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54]+10" office:value-type="float" office:value="2491">
            <text:p>2491</text:p>
          </table:table-cell>
          <table:table-cell table:formula="of:=([.Q255]^3)*[.L$22]+([.Q255]^2)*[.L$2]+[.Q255]*[.ML463]" office:value-type="float" office:value="25.99928939">
            <text:p>25,9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55]+10" office:value-type="float" office:value="2501">
            <text:p>2501</text:p>
          </table:table-cell>
          <table:table-cell table:formula="of:=([.Q256]^3)*[.L$22]+([.Q256]^2)*[.L$2]+[.Q256]*[.ML464]" office:value-type="float" office:value="26.20845419">
            <text:p>26,2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56]+10" office:value-type="float" office:value="2511">
            <text:p>2511</text:p>
          </table:table-cell>
          <table:table-cell table:formula="of:=([.Q257]^3)*[.L$22]+([.Q257]^2)*[.L$2]+[.Q257]*[.ML465]" office:value-type="float" office:value="26.41845699">
            <text:p>26,4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57]+10" office:value-type="float" office:value="2521">
            <text:p>2521</text:p>
          </table:table-cell>
          <table:table-cell table:formula="of:=([.Q258]^3)*[.L$22]+([.Q258]^2)*[.L$2]+[.Q258]*[.ML466]" office:value-type="float" office:value="26.62929779">
            <text:p>26,62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58]+10" office:value-type="float" office:value="2531">
            <text:p>2531</text:p>
          </table:table-cell>
          <table:table-cell table:formula="of:=([.Q259]^3)*[.L$22]+([.Q259]^2)*[.L$2]+[.Q259]*[.ML467]" office:value-type="float" office:value="26.84097659">
            <text:p>26,8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59]+10" office:value-type="float" office:value="2541">
            <text:p>2541</text:p>
          </table:table-cell>
          <table:table-cell table:formula="of:=([.Q260]^3)*[.L$22]+([.Q260]^2)*[.L$2]+[.Q260]*[.ML468]" office:value-type="float" office:value="27.05349339">
            <text:p>27,0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60]+10" office:value-type="float" office:value="2551">
            <text:p>2551</text:p>
          </table:table-cell>
          <table:table-cell table:formula="of:=([.Q261]^3)*[.L$22]+([.Q261]^2)*[.L$2]+[.Q261]*[.ML469]" office:value-type="float" office:value="27.26684819">
            <text:p>27,26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61]+10" office:value-type="float" office:value="2561">
            <text:p>2561</text:p>
          </table:table-cell>
          <table:table-cell table:formula="of:=([.Q262]^3)*[.L$22]+([.Q262]^2)*[.L$2]+[.Q262]*[.ML470]" office:value-type="float" office:value="27.48104099">
            <text:p>27,4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62]+10" office:value-type="float" office:value="2571">
            <text:p>2571</text:p>
          </table:table-cell>
          <table:table-cell table:formula="of:=([.Q263]^3)*[.L$22]+([.Q263]^2)*[.L$2]+[.Q263]*[.ML471]" office:value-type="float" office:value="27.69607179">
            <text:p>27,6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63]+10" office:value-type="float" office:value="2581">
            <text:p>2581</text:p>
          </table:table-cell>
          <table:table-cell table:formula="of:=([.Q264]^3)*[.L$22]+([.Q264]^2)*[.L$2]+[.Q264]*[.ML472]" office:value-type="float" office:value="27.91194059">
            <text:p>27,9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64]+10" office:value-type="float" office:value="2591">
            <text:p>2591</text:p>
          </table:table-cell>
          <table:table-cell table:formula="of:=([.Q265]^3)*[.L$22]+([.Q265]^2)*[.L$2]+[.Q265]*[.ML473]" office:value-type="float" office:value="28.12864739">
            <text:p>28,12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65]+10" office:value-type="float" office:value="2601">
            <text:p>2601</text:p>
          </table:table-cell>
          <table:table-cell table:formula="of:=([.Q266]^3)*[.L$22]+([.Q266]^2)*[.L$2]+[.Q266]*[.ML474]" office:value-type="float" office:value="28.34619219">
            <text:p>28,3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66]+10" office:value-type="float" office:value="2611">
            <text:p>2611</text:p>
          </table:table-cell>
          <table:table-cell table:formula="of:=([.Q267]^3)*[.L$22]+([.Q267]^2)*[.L$2]+[.Q267]*[.ML475]" office:value-type="float" office:value="28.56457499">
            <text:p>28,5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67]+10" office:value-type="float" office:value="2621">
            <text:p>2621</text:p>
          </table:table-cell>
          <table:table-cell table:formula="of:=([.Q268]^3)*[.L$22]+([.Q268]^2)*[.L$2]+[.Q268]*[.ML476]" office:value-type="float" office:value="28.78379579">
            <text:p>28,7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68]+10" office:value-type="float" office:value="2631">
            <text:p>2631</text:p>
          </table:table-cell>
          <table:table-cell table:formula="of:=([.Q269]^3)*[.L$22]+([.Q269]^2)*[.L$2]+[.Q269]*[.ML477]" office:value-type="float" office:value="29.00385459">
            <text:p>29,0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69]+10" office:value-type="float" office:value="2641">
            <text:p>2641</text:p>
          </table:table-cell>
          <table:table-cell table:formula="of:=([.Q270]^3)*[.L$22]+([.Q270]^2)*[.L$2]+[.Q270]*[.ML478]" office:value-type="float" office:value="29.22475139">
            <text:p>29,2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70]+10" office:value-type="float" office:value="2651">
            <text:p>2651</text:p>
          </table:table-cell>
          <table:table-cell table:formula="of:=([.Q271]^3)*[.L$22]+([.Q271]^2)*[.L$2]+[.Q271]*[.ML479]" office:value-type="float" office:value="29.44648619">
            <text:p>29,4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71]+10" office:value-type="float" office:value="2661">
            <text:p>2661</text:p>
          </table:table-cell>
          <table:table-cell table:formula="of:=([.Q272]^3)*[.L$22]+([.Q272]^2)*[.L$2]+[.Q272]*[.ML480]" office:value-type="float" office:value="29.66905899">
            <text:p>29,6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72]+10" office:value-type="float" office:value="2671">
            <text:p>2671</text:p>
          </table:table-cell>
          <table:table-cell table:formula="of:=([.Q273]^3)*[.L$22]+([.Q273]^2)*[.L$2]+[.Q273]*[.ML481]" office:value-type="float" office:value="29.89246979">
            <text:p>29,8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73]+10" office:value-type="float" office:value="2681">
            <text:p>2681</text:p>
          </table:table-cell>
          <table:table-cell table:formula="of:=([.Q274]^3)*[.L$22]+([.Q274]^2)*[.L$2]+[.Q274]*[.ML482]" office:value-type="float" office:value="30.11671859">
            <text:p>30,1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74]+10" office:value-type="float" office:value="2691">
            <text:p>2691</text:p>
          </table:table-cell>
          <table:table-cell table:formula="of:=([.Q275]^3)*[.L$22]+([.Q275]^2)*[.L$2]+[.Q275]*[.ML483]" office:value-type="float" office:value="30.34180539">
            <text:p>30,3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75]+10" office:value-type="float" office:value="2701">
            <text:p>2701</text:p>
          </table:table-cell>
          <table:table-cell table:formula="of:=([.Q276]^3)*[.L$22]+([.Q276]^2)*[.L$2]+[.Q276]*[.ML484]" office:value-type="float" office:value="30.56773019">
            <text:p>30,5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76]+10" office:value-type="float" office:value="2711">
            <text:p>2711</text:p>
          </table:table-cell>
          <table:table-cell table:formula="of:=([.Q277]^3)*[.L$22]+([.Q277]^2)*[.L$2]+[.Q277]*[.ML485]" office:value-type="float" office:value="30.79449299">
            <text:p>30,7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77]+10" office:value-type="float" office:value="2721">
            <text:p>2721</text:p>
          </table:table-cell>
          <table:table-cell table:formula="of:=([.Q278]^3)*[.L$22]+([.Q278]^2)*[.L$2]+[.Q278]*[.ML486]" office:value-type="float" office:value="31.02209379">
            <text:p>31,0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78]+10" office:value-type="float" office:value="2731">
            <text:p>2731</text:p>
          </table:table-cell>
          <table:table-cell table:formula="of:=([.Q279]^3)*[.L$22]+([.Q279]^2)*[.L$2]+[.Q279]*[.ML487]" office:value-type="float" office:value="31.25053259">
            <text:p>31,2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79]+10" office:value-type="float" office:value="2741">
            <text:p>2741</text:p>
          </table:table-cell>
          <table:table-cell table:formula="of:=([.Q280]^3)*[.L$22]+([.Q280]^2)*[.L$2]+[.Q280]*[.ML488]" office:value-type="float" office:value="31.47980939">
            <text:p>31,4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80]+10" office:value-type="float" office:value="2751">
            <text:p>2751</text:p>
          </table:table-cell>
          <table:table-cell table:formula="of:=([.Q281]^3)*[.L$22]+([.Q281]^2)*[.L$2]+[.Q281]*[.ML489]" office:value-type="float" office:value="31.70992419">
            <text:p>31,7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81]+10" office:value-type="float" office:value="2761">
            <text:p>2761</text:p>
          </table:table-cell>
          <table:table-cell table:formula="of:=([.Q282]^3)*[.L$22]+([.Q282]^2)*[.L$2]+[.Q282]*[.ML490]" office:value-type="float" office:value="31.94087699">
            <text:p>31,9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82]+10" office:value-type="float" office:value="2771">
            <text:p>2771</text:p>
          </table:table-cell>
          <table:table-cell table:formula="of:=([.Q283]^3)*[.L$22]+([.Q283]^2)*[.L$2]+[.Q283]*[.ML491]" office:value-type="float" office:value="32.17266779">
            <text:p>32,1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83]+10" office:value-type="float" office:value="2781">
            <text:p>2781</text:p>
          </table:table-cell>
          <table:table-cell table:formula="of:=([.Q284]^3)*[.L$22]+([.Q284]^2)*[.L$2]+[.Q284]*[.ML492]" office:value-type="float" office:value="32.40529659">
            <text:p>32,4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84]+10" office:value-type="float" office:value="2791">
            <text:p>2791</text:p>
          </table:table-cell>
          <table:table-cell table:formula="of:=([.Q285]^3)*[.L$22]+([.Q285]^2)*[.L$2]+[.Q285]*[.ML493]" office:value-type="float" office:value="32.63876339">
            <text:p>32,6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85]+10" office:value-type="float" office:value="2801">
            <text:p>2801</text:p>
          </table:table-cell>
          <table:table-cell table:formula="of:=([.Q286]^3)*[.L$22]+([.Q286]^2)*[.L$2]+[.Q286]*[.ML494]" office:value-type="float" office:value="32.87306819">
            <text:p>32,8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86]+10" office:value-type="float" office:value="2811">
            <text:p>2811</text:p>
          </table:table-cell>
          <table:table-cell table:formula="of:=([.Q287]^3)*[.L$22]+([.Q287]^2)*[.L$2]+[.Q287]*[.ML495]" office:value-type="float" office:value="33.10821099">
            <text:p>33,1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87]+10" office:value-type="float" office:value="2821">
            <text:p>2821</text:p>
          </table:table-cell>
          <table:table-cell table:formula="of:=([.Q288]^3)*[.L$22]+([.Q288]^2)*[.L$2]+[.Q288]*[.ML496]" office:value-type="float" office:value="33.34419179">
            <text:p>33,3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88]+10" office:value-type="float" office:value="2831">
            <text:p>2831</text:p>
          </table:table-cell>
          <table:table-cell table:formula="of:=([.Q289]^3)*[.L$22]+([.Q289]^2)*[.L$2]+[.Q289]*[.ML497]" office:value-type="float" office:value="33.58101059">
            <text:p>33,5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89]+10" office:value-type="float" office:value="2841">
            <text:p>2841</text:p>
          </table:table-cell>
          <table:table-cell table:formula="of:=([.Q290]^3)*[.L$22]+([.Q290]^2)*[.L$2]+[.Q290]*[.ML498]" office:value-type="float" office:value="33.81866739">
            <text:p>33,8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90]+10" office:value-type="float" office:value="2851">
            <text:p>2851</text:p>
          </table:table-cell>
          <table:table-cell table:formula="of:=([.Q291]^3)*[.L$22]+([.Q291]^2)*[.L$2]+[.Q291]*[.ML499]" office:value-type="float" office:value="34.05716219">
            <text:p>34,0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91]+10" office:value-type="float" office:value="2861">
            <text:p>2861</text:p>
          </table:table-cell>
          <table:table-cell table:formula="of:=([.Q292]^3)*[.L$22]+([.Q292]^2)*[.L$2]+[.Q292]*[.ML500]" office:value-type="float" office:value="34.29649499">
            <text:p>34,2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92]+10" office:value-type="float" office:value="2871">
            <text:p>2871</text:p>
          </table:table-cell>
          <table:table-cell table:formula="of:=([.Q293]^3)*[.L$22]+([.Q293]^2)*[.L$2]+[.Q293]*[.ML501]" office:value-type="float" office:value="34.53666579">
            <text:p>34,5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93]+10" office:value-type="float" office:value="2881">
            <text:p>2881</text:p>
          </table:table-cell>
          <table:table-cell table:formula="of:=([.Q294]^3)*[.L$22]+([.Q294]^2)*[.L$2]+[.Q294]*[.ML502]" office:value-type="float" office:value="34.77767459">
            <text:p>34,7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94]+10" office:value-type="float" office:value="2891">
            <text:p>2891</text:p>
          </table:table-cell>
          <table:table-cell table:formula="of:=([.Q295]^3)*[.L$22]+([.Q295]^2)*[.L$2]+[.Q295]*[.ML503]" office:value-type="float" office:value="35.01952139">
            <text:p>35,0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95]+10" office:value-type="float" office:value="2901">
            <text:p>2901</text:p>
          </table:table-cell>
          <table:table-cell table:formula="of:=([.Q296]^3)*[.L$22]+([.Q296]^2)*[.L$2]+[.Q296]*[.ML504]" office:value-type="float" office:value="35.26220619">
            <text:p>35,2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96]+10" office:value-type="float" office:value="2911">
            <text:p>2911</text:p>
          </table:table-cell>
          <table:table-cell table:formula="of:=([.Q297]^3)*[.L$22]+([.Q297]^2)*[.L$2]+[.Q297]*[.ML505]" office:value-type="float" office:value="35.50572899">
            <text:p>35,5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97]+10" office:value-type="float" office:value="2921">
            <text:p>2921</text:p>
          </table:table-cell>
          <table:table-cell table:formula="of:=([.Q298]^3)*[.L$22]+([.Q298]^2)*[.L$2]+[.Q298]*[.ML506]" office:value-type="float" office:value="35.75008979">
            <text:p>35,7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98]+10" office:value-type="float" office:value="2931">
            <text:p>2931</text:p>
          </table:table-cell>
          <table:table-cell table:formula="of:=([.Q299]^3)*[.L$22]+([.Q299]^2)*[.L$2]+[.Q299]*[.ML507]" office:value-type="float" office:value="35.99528859">
            <text:p>35,9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99]+10" office:value-type="float" office:value="2941">
            <text:p>2941</text:p>
          </table:table-cell>
          <table:table-cell table:formula="of:=([.Q300]^3)*[.L$22]+([.Q300]^2)*[.L$2]+[.Q300]*[.ML508]" office:value-type="float" office:value="36.24132539">
            <text:p>36,2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00]+10" office:value-type="float" office:value="2951">
            <text:p>2951</text:p>
          </table:table-cell>
          <table:table-cell table:formula="of:=([.Q301]^3)*[.L$22]+([.Q301]^2)*[.L$2]+[.Q301]*[.ML509]" office:value-type="float" office:value="36.48820019">
            <text:p>36,4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01]+10" office:value-type="float" office:value="2961">
            <text:p>2961</text:p>
          </table:table-cell>
          <table:table-cell table:formula="of:=([.Q302]^3)*[.L$22]+([.Q302]^2)*[.L$2]+[.Q302]*[.ML510]" office:value-type="float" office:value="36.73591299">
            <text:p>36,7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02]+10" office:value-type="float" office:value="2971">
            <text:p>2971</text:p>
          </table:table-cell>
          <table:table-cell table:formula="of:=([.Q303]^3)*[.L$22]+([.Q303]^2)*[.L$2]+[.Q303]*[.ML511]" office:value-type="float" office:value="36.98446379">
            <text:p>36,9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03]+10" office:value-type="float" office:value="2981">
            <text:p>2981</text:p>
          </table:table-cell>
          <table:table-cell table:formula="of:=([.Q304]^3)*[.L$22]+([.Q304]^2)*[.L$2]+[.Q304]*[.ML512]" office:value-type="float" office:value="37.23385259">
            <text:p>37,2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04]+10" office:value-type="float" office:value="2991">
            <text:p>2991</text:p>
          </table:table-cell>
          <table:table-cell table:formula="of:=([.Q305]^3)*[.L$22]+([.Q305]^2)*[.L$2]+[.Q305]*[.ML513]" office:value-type="float" office:value="37.48407939">
            <text:p>37,4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05]+10" office:value-type="float" office:value="3001">
            <text:p>3001</text:p>
          </table:table-cell>
          <table:table-cell table:formula="of:=([.Q306]^3)*[.L$22]+([.Q306]^2)*[.L$2]+[.Q306]*[.ML514]" office:value-type="float" office:value="37.73514419">
            <text:p>37,7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06]+10" office:value-type="float" office:value="3011">
            <text:p>3011</text:p>
          </table:table-cell>
          <table:table-cell table:formula="of:=([.Q307]^3)*[.L$22]+([.Q307]^2)*[.L$2]+[.Q307]*[.ML515]" office:value-type="float" office:value="37.98704699">
            <text:p>37,9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07]+10" office:value-type="float" office:value="3021">
            <text:p>3021</text:p>
          </table:table-cell>
          <table:table-cell table:formula="of:=([.Q308]^3)*[.L$22]+([.Q308]^2)*[.L$2]+[.Q308]*[.ML516]" office:value-type="float" office:value="38.23978779">
            <text:p>38,2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08]+10" office:value-type="float" office:value="3031">
            <text:p>3031</text:p>
          </table:table-cell>
          <table:table-cell table:formula="of:=([.Q309]^3)*[.L$22]+([.Q309]^2)*[.L$2]+[.Q309]*[.ML517]" office:value-type="float" office:value="38.49336659">
            <text:p>38,49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09]+10" office:value-type="float" office:value="3041">
            <text:p>3041</text:p>
          </table:table-cell>
          <table:table-cell table:formula="of:=([.Q310]^3)*[.L$22]+([.Q310]^2)*[.L$2]+[.Q310]*[.ML518]" office:value-type="float" office:value="38.74778339">
            <text:p>38,7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10]+10" office:value-type="float" office:value="3051">
            <text:p>3051</text:p>
          </table:table-cell>
          <table:table-cell table:formula="of:=([.Q311]^3)*[.L$22]+([.Q311]^2)*[.L$2]+[.Q311]*[.ML519]" office:value-type="float" office:value="39.00303819">
            <text:p>39,0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11]+10" office:value-type="float" office:value="3061">
            <text:p>3061</text:p>
          </table:table-cell>
          <table:table-cell table:formula="of:=([.Q312]^3)*[.L$22]+([.Q312]^2)*[.L$2]+[.Q312]*[.ML520]" office:value-type="float" office:value="39.25913099">
            <text:p>39,2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12]+10" office:value-type="float" office:value="3071">
            <text:p>3071</text:p>
          </table:table-cell>
          <table:table-cell table:formula="of:=([.Q313]^3)*[.L$22]+([.Q313]^2)*[.L$2]+[.Q313]*[.ML521]" office:value-type="float" office:value="39.51606179">
            <text:p>39,5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13]+10" office:value-type="float" office:value="3081">
            <text:p>3081</text:p>
          </table:table-cell>
          <table:table-cell table:formula="of:=([.Q314]^3)*[.L$22]+([.Q314]^2)*[.L$2]+[.Q314]*[.ML522]" office:value-type="float" office:value="39.77383059">
            <text:p>39,7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14]+10" office:value-type="float" office:value="3091">
            <text:p>3091</text:p>
          </table:table-cell>
          <table:table-cell table:formula="of:=([.Q315]^3)*[.L$22]+([.Q315]^2)*[.L$2]+[.Q315]*[.ML523]" office:value-type="float" office:value="40.03243739">
            <text:p>40,0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15]+10" office:value-type="float" office:value="3101">
            <text:p>3101</text:p>
          </table:table-cell>
          <table:table-cell table:formula="of:=([.Q316]^3)*[.L$22]+([.Q316]^2)*[.L$2]+[.Q316]*[.ML524]" office:value-type="float" office:value="40.29188219">
            <text:p>40,2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16]+10" office:value-type="float" office:value="3111">
            <text:p>3111</text:p>
          </table:table-cell>
          <table:table-cell table:formula="of:=([.Q317]^3)*[.L$22]+([.Q317]^2)*[.L$2]+[.Q317]*[.ML525]" office:value-type="float" office:value="40.55216499">
            <text:p>40,55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17]+10" office:value-type="float" office:value="3121">
            <text:p>3121</text:p>
          </table:table-cell>
          <table:table-cell table:formula="of:=([.Q318]^3)*[.L$22]+([.Q318]^2)*[.L$2]+[.Q318]*[.ML526]" office:value-type="float" office:value="40.81328579">
            <text:p>40,8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18]+10" office:value-type="float" office:value="3131">
            <text:p>3131</text:p>
          </table:table-cell>
          <table:table-cell table:formula="of:=([.Q319]^3)*[.L$22]+([.Q319]^2)*[.L$2]+[.Q319]*[.ML527]" office:value-type="float" office:value="41.07524459">
            <text:p>41,0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19]+10" office:value-type="float" office:value="3141">
            <text:p>3141</text:p>
          </table:table-cell>
          <table:table-cell table:formula="of:=([.Q320]^3)*[.L$22]+([.Q320]^2)*[.L$2]+[.Q320]*[.ML528]" office:value-type="float" office:value="41.33804139">
            <text:p>41,3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20]+10" office:value-type="float" office:value="3151">
            <text:p>3151</text:p>
          </table:table-cell>
          <table:table-cell table:formula="of:=([.Q321]^3)*[.L$22]+([.Q321]^2)*[.L$2]+[.Q321]*[.ML529]" office:value-type="float" office:value="41.60167619">
            <text:p>41,6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21]+10" office:value-type="float" office:value="3161">
            <text:p>3161</text:p>
          </table:table-cell>
          <table:table-cell table:formula="of:=([.Q322]^3)*[.L$22]+([.Q322]^2)*[.L$2]+[.Q322]*[.ML530]" office:value-type="float" office:value="41.86614899">
            <text:p>41,8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22]+10" office:value-type="float" office:value="3171">
            <text:p>3171</text:p>
          </table:table-cell>
          <table:table-cell table:formula="of:=([.Q323]^3)*[.L$22]+([.Q323]^2)*[.L$2]+[.Q323]*[.ML531]" office:value-type="float" office:value="42.13145979">
            <text:p>42,1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23]+10" office:value-type="float" office:value="3181">
            <text:p>3181</text:p>
          </table:table-cell>
          <table:table-cell table:formula="of:=([.Q324]^3)*[.L$22]+([.Q324]^2)*[.L$2]+[.Q324]*[.ML532]" office:value-type="float" office:value="42.39760859">
            <text:p>42,3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24]+10" office:value-type="float" office:value="3191">
            <text:p>3191</text:p>
          </table:table-cell>
          <table:table-cell table:formula="of:=([.Q325]^3)*[.L$22]+([.Q325]^2)*[.L$2]+[.Q325]*[.ML533]" office:value-type="float" office:value="42.66459539">
            <text:p>42,6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25]+10" office:value-type="float" office:value="3201">
            <text:p>3201</text:p>
          </table:table-cell>
          <table:table-cell table:formula="of:=([.Q326]^3)*[.L$22]+([.Q326]^2)*[.L$2]+[.Q326]*[.ML534]" office:value-type="float" office:value="42.93242019">
            <text:p>42,9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26]+10" office:value-type="float" office:value="3211">
            <text:p>3211</text:p>
          </table:table-cell>
          <table:table-cell table:formula="of:=([.Q327]^3)*[.L$22]+([.Q327]^2)*[.L$2]+[.Q327]*[.ML535]" office:value-type="float" office:value="43.20108299">
            <text:p>43,2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27]+10" office:value-type="float" office:value="3221">
            <text:p>3221</text:p>
          </table:table-cell>
          <table:table-cell table:formula="of:=([.Q328]^3)*[.L$22]+([.Q328]^2)*[.L$2]+[.Q328]*[.ML536]" office:value-type="float" office:value="43.47058379">
            <text:p>43,4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28]+10" office:value-type="float" office:value="3231">
            <text:p>3231</text:p>
          </table:table-cell>
          <table:table-cell table:formula="of:=([.Q329]^3)*[.L$22]+([.Q329]^2)*[.L$2]+[.Q329]*[.ML537]" office:value-type="float" office:value="43.74092259">
            <text:p>43,7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29]+10" office:value-type="float" office:value="3241">
            <text:p>3241</text:p>
          </table:table-cell>
          <table:table-cell table:formula="of:=([.Q330]^3)*[.L$22]+([.Q330]^2)*[.L$2]+[.Q330]*[.ML538]" office:value-type="float" office:value="44.01209939">
            <text:p>44,0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30]+10" office:value-type="float" office:value="3251">
            <text:p>3251</text:p>
          </table:table-cell>
          <table:table-cell table:formula="of:=([.Q331]^3)*[.L$22]+([.Q331]^2)*[.L$2]+[.Q331]*[.ML539]" office:value-type="float" office:value="44.28411419">
            <text:p>44,2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31]+10" office:value-type="float" office:value="3261">
            <text:p>3261</text:p>
          </table:table-cell>
          <table:table-cell table:formula="of:=([.Q332]^3)*[.L$22]+([.Q332]^2)*[.L$2]+[.Q332]*[.ML540]" office:value-type="float" office:value="44.55696699">
            <text:p>44,5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32]+10" office:value-type="float" office:value="3271">
            <text:p>3271</text:p>
          </table:table-cell>
          <table:table-cell table:formula="of:=([.Q333]^3)*[.L$22]+([.Q333]^2)*[.L$2]+[.Q333]*[.ML541]" office:value-type="float" office:value="44.83065779">
            <text:p>44,8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33]+10" office:value-type="float" office:value="3281">
            <text:p>3281</text:p>
          </table:table-cell>
          <table:table-cell table:formula="of:=([.Q334]^3)*[.L$22]+([.Q334]^2)*[.L$2]+[.Q334]*[.ML542]" office:value-type="float" office:value="45.10518659">
            <text:p>45,1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34]+10" office:value-type="float" office:value="3291">
            <text:p>3291</text:p>
          </table:table-cell>
          <table:table-cell table:formula="of:=([.Q335]^3)*[.L$22]+([.Q335]^2)*[.L$2]+[.Q335]*[.ML543]" office:value-type="float" office:value="45.38055339">
            <text:p>45,3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35]+10" office:value-type="float" office:value="3301">
            <text:p>3301</text:p>
          </table:table-cell>
          <table:table-cell table:formula="of:=([.Q336]^3)*[.L$22]+([.Q336]^2)*[.L$2]+[.Q336]*[.ML544]" office:value-type="float" office:value="45.65675819">
            <text:p>45,6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36]+10" office:value-type="float" office:value="3311">
            <text:p>3311</text:p>
          </table:table-cell>
          <table:table-cell table:formula="of:=([.Q337]^3)*[.L$22]+([.Q337]^2)*[.L$2]+[.Q337]*[.ML545]" office:value-type="float" office:value="45.93380099">
            <text:p>45,9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37]+10" office:value-type="float" office:value="3321">
            <text:p>3321</text:p>
          </table:table-cell>
          <table:table-cell table:formula="of:=([.Q338]^3)*[.L$22]+([.Q338]^2)*[.L$2]+[.Q338]*[.ML546]" office:value-type="float" office:value="46.21168179">
            <text:p>46,2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38]+10" office:value-type="float" office:value="3331">
            <text:p>3331</text:p>
          </table:table-cell>
          <table:table-cell table:formula="of:=([.Q339]^3)*[.L$22]+([.Q339]^2)*[.L$2]+[.Q339]*[.ML547]" office:value-type="float" office:value="46.49040059">
            <text:p>46,4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39]+10" office:value-type="float" office:value="3341">
            <text:p>3341</text:p>
          </table:table-cell>
          <table:table-cell table:formula="of:=([.Q340]^3)*[.L$22]+([.Q340]^2)*[.L$2]+[.Q340]*[.ML548]" office:value-type="float" office:value="46.76995739">
            <text:p>46,7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40]+10" office:value-type="float" office:value="3351">
            <text:p>3351</text:p>
          </table:table-cell>
          <table:table-cell table:formula="of:=([.Q341]^3)*[.L$22]+([.Q341]^2)*[.L$2]+[.Q341]*[.ML549]" office:value-type="float" office:value="47.05035219">
            <text:p>47,0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41]+10" office:value-type="float" office:value="3361">
            <text:p>3361</text:p>
          </table:table-cell>
          <table:table-cell table:formula="of:=([.Q342]^3)*[.L$22]+([.Q342]^2)*[.L$2]+[.Q342]*[.ML550]" office:value-type="float" office:value="47.33158499">
            <text:p>47,3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42]+10" office:value-type="float" office:value="3371">
            <text:p>3371</text:p>
          </table:table-cell>
          <table:table-cell table:formula="of:=([.Q343]^3)*[.L$22]+([.Q343]^2)*[.L$2]+[.Q343]*[.ML551]" office:value-type="float" office:value="47.61365579">
            <text:p>47,6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43]+10" office:value-type="float" office:value="3381">
            <text:p>3381</text:p>
          </table:table-cell>
          <table:table-cell table:formula="of:=([.Q344]^3)*[.L$22]+([.Q344]^2)*[.L$2]+[.Q344]*[.ML552]" office:value-type="float" office:value="47.89656459">
            <text:p>47,8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44]+10" office:value-type="float" office:value="3391">
            <text:p>3391</text:p>
          </table:table-cell>
          <table:table-cell table:formula="of:=([.Q345]^3)*[.L$22]+([.Q345]^2)*[.L$2]+[.Q345]*[.ML553]" office:value-type="float" office:value="48.18031139">
            <text:p>48,1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45]+10" office:value-type="float" office:value="3401">
            <text:p>3401</text:p>
          </table:table-cell>
          <table:table-cell table:formula="of:=([.Q346]^3)*[.L$22]+([.Q346]^2)*[.L$2]+[.Q346]*[.ML554]" office:value-type="float" office:value="48.46489619">
            <text:p>48,4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46]+10" office:value-type="float" office:value="3411">
            <text:p>3411</text:p>
          </table:table-cell>
          <table:table-cell table:formula="of:=([.Q347]^3)*[.L$22]+([.Q347]^2)*[.L$2]+[.Q347]*[.ML555]" office:value-type="float" office:value="48.75031899">
            <text:p>48,7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47]+10" office:value-type="float" office:value="3421">
            <text:p>3421</text:p>
          </table:table-cell>
          <table:table-cell table:formula="of:=([.Q348]^3)*[.L$22]+([.Q348]^2)*[.L$2]+[.Q348]*[.ML556]" office:value-type="float" office:value="49.03657979">
            <text:p>49,0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48]+10" office:value-type="float" office:value="3431">
            <text:p>3431</text:p>
          </table:table-cell>
          <table:table-cell table:formula="of:=([.Q349]^3)*[.L$22]+([.Q349]^2)*[.L$2]+[.Q349]*[.ML557]" office:value-type="float" office:value="49.32367859">
            <text:p>49,3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49]+10" office:value-type="float" office:value="3441">
            <text:p>3441</text:p>
          </table:table-cell>
          <table:table-cell table:formula="of:=([.Q350]^3)*[.L$22]+([.Q350]^2)*[.L$2]+[.Q350]*[.ML558]" office:value-type="float" office:value="49.61161539">
            <text:p>49,6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50]+10" office:value-type="float" office:value="3451">
            <text:p>3451</text:p>
          </table:table-cell>
          <table:table-cell table:formula="of:=([.Q351]^3)*[.L$22]+([.Q351]^2)*[.L$2]+[.Q351]*[.ML559]" office:value-type="float" office:value="49.90039019">
            <text:p>49,9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51]+10" office:value-type="float" office:value="3461">
            <text:p>3461</text:p>
          </table:table-cell>
          <table:table-cell table:formula="of:=([.Q352]^3)*[.L$22]+([.Q352]^2)*[.L$2]+[.Q352]*[.ML560]" office:value-type="float" office:value="50.19000299">
            <text:p>50,1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52]+10" office:value-type="float" office:value="3471">
            <text:p>3471</text:p>
          </table:table-cell>
          <table:table-cell table:formula="of:=([.Q353]^3)*[.L$22]+([.Q353]^2)*[.L$2]+[.Q353]*[.ML561]" office:value-type="float" office:value="50.48045379">
            <text:p>50,4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53]+10" office:value-type="float" office:value="3481">
            <text:p>3481</text:p>
          </table:table-cell>
          <table:table-cell table:formula="of:=([.Q354]^3)*[.L$22]+([.Q354]^2)*[.L$2]+[.Q354]*[.ML562]" office:value-type="float" office:value="50.77174259">
            <text:p>50,7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54]+10" office:value-type="float" office:value="3491">
            <text:p>3491</text:p>
          </table:table-cell>
          <table:table-cell table:formula="of:=([.Q355]^3)*[.L$22]+([.Q355]^2)*[.L$2]+[.Q355]*[.ML563]" office:value-type="float" office:value="51.06386939">
            <text:p>51,0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55]+10" office:value-type="float" office:value="3501">
            <text:p>3501</text:p>
          </table:table-cell>
          <table:table-cell table:formula="of:=([.Q356]^3)*[.L$22]+([.Q356]^2)*[.L$2]+[.Q356]*[.ML564]" office:value-type="float" office:value="51.35683419">
            <text:p>51,3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56]+10" office:value-type="float" office:value="3511">
            <text:p>3511</text:p>
          </table:table-cell>
          <table:table-cell table:formula="of:=([.Q357]^3)*[.L$22]+([.Q357]^2)*[.L$2]+[.Q357]*[.ML565]" office:value-type="float" office:value="51.65063699">
            <text:p>51,6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57]+10" office:value-type="float" office:value="3521">
            <text:p>3521</text:p>
          </table:table-cell>
          <table:table-cell table:formula="of:=([.Q358]^3)*[.L$22]+([.Q358]^2)*[.L$2]+[.Q358]*[.ML566]" office:value-type="float" office:value="51.94527779">
            <text:p>51,9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58]+10" office:value-type="float" office:value="3531">
            <text:p>3531</text:p>
          </table:table-cell>
          <table:table-cell table:formula="of:=([.Q359]^3)*[.L$22]+([.Q359]^2)*[.L$2]+[.Q359]*[.ML567]" office:value-type="float" office:value="52.24075659">
            <text:p>52,2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59]+10" office:value-type="float" office:value="3541">
            <text:p>3541</text:p>
          </table:table-cell>
          <table:table-cell table:formula="of:=([.Q360]^3)*[.L$22]+([.Q360]^2)*[.L$2]+[.Q360]*[.ML568]" office:value-type="float" office:value="52.53707339">
            <text:p>52,5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60]+10" office:value-type="float" office:value="3551">
            <text:p>3551</text:p>
          </table:table-cell>
          <table:table-cell table:formula="of:=([.Q361]^3)*[.L$22]+([.Q361]^2)*[.L$2]+[.Q361]*[.ML569]" office:value-type="float" office:value="52.83422819">
            <text:p>52,8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61]+10" office:value-type="float" office:value="3561">
            <text:p>3561</text:p>
          </table:table-cell>
          <table:table-cell table:formula="of:=([.Q362]^3)*[.L$22]+([.Q362]^2)*[.L$2]+[.Q362]*[.ML570]" office:value-type="float" office:value="53.13222099">
            <text:p>53,1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62]+10" office:value-type="float" office:value="3571">
            <text:p>3571</text:p>
          </table:table-cell>
          <table:table-cell table:formula="of:=([.Q363]^3)*[.L$22]+([.Q363]^2)*[.L$2]+[.Q363]*[.ML571]" office:value-type="float" office:value="53.43105179">
            <text:p>53,4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63]+10" office:value-type="float" office:value="3581">
            <text:p>3581</text:p>
          </table:table-cell>
          <table:table-cell table:formula="of:=([.Q364]^3)*[.L$22]+([.Q364]^2)*[.L$2]+[.Q364]*[.ML572]" office:value-type="float" office:value="53.73072059">
            <text:p>53,7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64]+10" office:value-type="float" office:value="3591">
            <text:p>3591</text:p>
          </table:table-cell>
          <table:table-cell table:formula="of:=([.Q365]^3)*[.L$22]+([.Q365]^2)*[.L$2]+[.Q365]*[.ML573]" office:value-type="float" office:value="54.03122739">
            <text:p>54,0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65]+10" office:value-type="float" office:value="3601">
            <text:p>3601</text:p>
          </table:table-cell>
          <table:table-cell table:formula="of:=([.Q366]^3)*[.L$22]+([.Q366]^2)*[.L$2]+[.Q366]*[.ML574]" office:value-type="float" office:value="54.33257219">
            <text:p>54,3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66]+10" office:value-type="float" office:value="3611">
            <text:p>3611</text:p>
          </table:table-cell>
          <table:table-cell table:formula="of:=([.Q367]^3)*[.L$22]+([.Q367]^2)*[.L$2]+[.Q367]*[.ML575]" office:value-type="float" office:value="54.63475499">
            <text:p>54,6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67]+10" office:value-type="float" office:value="3621">
            <text:p>3621</text:p>
          </table:table-cell>
          <table:table-cell table:formula="of:=([.Q368]^3)*[.L$22]+([.Q368]^2)*[.L$2]+[.Q368]*[.ML576]" office:value-type="float" office:value="54.93777579">
            <text:p>54,9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68]+10" office:value-type="float" office:value="3631">
            <text:p>3631</text:p>
          </table:table-cell>
          <table:table-cell table:formula="of:=([.Q369]^3)*[.L$22]+([.Q369]^2)*[.L$2]+[.Q369]*[.ML577]" office:value-type="float" office:value="55.24163459">
            <text:p>55,2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69]+10" office:value-type="float" office:value="3641">
            <text:p>3641</text:p>
          </table:table-cell>
          <table:table-cell table:formula="of:=([.Q370]^3)*[.L$22]+([.Q370]^2)*[.L$2]+[.Q370]*[.ML578]" office:value-type="float" office:value="55.54633139">
            <text:p>55,5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70]+10" office:value-type="float" office:value="3651">
            <text:p>3651</text:p>
          </table:table-cell>
          <table:table-cell table:formula="of:=([.Q371]^3)*[.L$22]+([.Q371]^2)*[.L$2]+[.Q371]*[.ML579]" office:value-type="float" office:value="55.85186619">
            <text:p>55,85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71]+10" office:value-type="float" office:value="3661">
            <text:p>3661</text:p>
          </table:table-cell>
          <table:table-cell table:formula="of:=([.Q372]^3)*[.L$22]+([.Q372]^2)*[.L$2]+[.Q372]*[.ML580]" office:value-type="float" office:value="56.15823899">
            <text:p>56,1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72]+10" office:value-type="float" office:value="3671">
            <text:p>3671</text:p>
          </table:table-cell>
          <table:table-cell table:formula="of:=([.Q373]^3)*[.L$22]+([.Q373]^2)*[.L$2]+[.Q373]*[.ML581]" office:value-type="float" office:value="56.46544979">
            <text:p>56,4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73]+10" office:value-type="float" office:value="3681">
            <text:p>3681</text:p>
          </table:table-cell>
          <table:table-cell table:formula="of:=([.Q374]^3)*[.L$22]+([.Q374]^2)*[.L$2]+[.Q374]*[.ML582]" office:value-type="float" office:value="56.77349859">
            <text:p>56,7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74]+10" office:value-type="float" office:value="3691">
            <text:p>3691</text:p>
          </table:table-cell>
          <table:table-cell table:formula="of:=([.Q375]^3)*[.L$22]+([.Q375]^2)*[.L$2]+[.Q375]*[.ML583]" office:value-type="float" office:value="57.08238539">
            <text:p>57,0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75]+10" office:value-type="float" office:value="3701">
            <text:p>3701</text:p>
          </table:table-cell>
          <table:table-cell table:formula="of:=([.Q376]^3)*[.L$22]+([.Q376]^2)*[.L$2]+[.Q376]*[.ML584]" office:value-type="float" office:value="57.39211019">
            <text:p>57,3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76]+10" office:value-type="float" office:value="3711">
            <text:p>3711</text:p>
          </table:table-cell>
          <table:table-cell table:formula="of:=([.Q377]^3)*[.L$22]+([.Q377]^2)*[.L$2]+[.Q377]*[.ML585]" office:value-type="float" office:value="57.70267299">
            <text:p>57,7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77]+10" office:value-type="float" office:value="3721">
            <text:p>3721</text:p>
          </table:table-cell>
          <table:table-cell table:formula="of:=([.Q378]^3)*[.L$22]+([.Q378]^2)*[.L$2]+[.Q378]*[.ML586]" office:value-type="float" office:value="58.01407379">
            <text:p>58,0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78]+10" office:value-type="float" office:value="3731">
            <text:p>3731</text:p>
          </table:table-cell>
          <table:table-cell table:formula="of:=([.Q379]^3)*[.L$22]+([.Q379]^2)*[.L$2]+[.Q379]*[.ML587]" office:value-type="float" office:value="58.32631259">
            <text:p>58,32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79]+10" office:value-type="float" office:value="3741">
            <text:p>3741</text:p>
          </table:table-cell>
          <table:table-cell table:formula="of:=([.Q380]^3)*[.L$22]+([.Q380]^2)*[.L$2]+[.Q380]*[.ML588]" office:value-type="float" office:value="58.63938939">
            <text:p>58,6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80]+10" office:value-type="float" office:value="3751">
            <text:p>3751</text:p>
          </table:table-cell>
          <table:table-cell table:formula="of:=([.Q381]^3)*[.L$22]+([.Q381]^2)*[.L$2]+[.Q381]*[.ML589]" office:value-type="float" office:value="58.95330419">
            <text:p>58,9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81]+10" office:value-type="float" office:value="3761">
            <text:p>3761</text:p>
          </table:table-cell>
          <table:table-cell table:formula="of:=([.Q382]^3)*[.L$22]+([.Q382]^2)*[.L$2]+[.Q382]*[.ML590]" office:value-type="float" office:value="59.26805699">
            <text:p>59,2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82]+10" office:value-type="float" office:value="3771">
            <text:p>3771</text:p>
          </table:table-cell>
          <table:table-cell table:formula="of:=([.Q383]^3)*[.L$22]+([.Q383]^2)*[.L$2]+[.Q383]*[.ML591]" office:value-type="float" office:value="59.58364779">
            <text:p>59,5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83]+10" office:value-type="float" office:value="3781">
            <text:p>3781</text:p>
          </table:table-cell>
          <table:table-cell table:formula="of:=([.Q384]^3)*[.L$22]+([.Q384]^2)*[.L$2]+[.Q384]*[.ML592]" office:value-type="float" office:value="59.90007659">
            <text:p>59,9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84]+10" office:value-type="float" office:value="3791">
            <text:p>3791</text:p>
          </table:table-cell>
          <table:table-cell table:formula="of:=([.Q385]^3)*[.L$22]+([.Q385]^2)*[.L$2]+[.Q385]*[.ML593]" office:value-type="float" office:value="60.21734339">
            <text:p>60,2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85]+10" office:value-type="float" office:value="3801">
            <text:p>3801</text:p>
          </table:table-cell>
          <table:table-cell table:formula="of:=([.Q386]^3)*[.L$22]+([.Q386]^2)*[.L$2]+[.Q386]*[.ML594]" office:value-type="float" office:value="60.53544819">
            <text:p>60,5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86]+10" office:value-type="float" office:value="3811">
            <text:p>3811</text:p>
          </table:table-cell>
          <table:table-cell table:formula="of:=([.Q387]^3)*[.L$22]+([.Q387]^2)*[.L$2]+[.Q387]*[.ML595]" office:value-type="float" office:value="60.85439099">
            <text:p>60,8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87]+10" office:value-type="float" office:value="3821">
            <text:p>3821</text:p>
          </table:table-cell>
          <table:table-cell table:formula="of:=([.Q388]^3)*[.L$22]+([.Q388]^2)*[.L$2]+[.Q388]*[.ML596]" office:value-type="float" office:value="61.17417179">
            <text:p>61,1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88]+10" office:value-type="float" office:value="3831">
            <text:p>3831</text:p>
          </table:table-cell>
          <table:table-cell table:formula="of:=([.Q389]^3)*[.L$22]+([.Q389]^2)*[.L$2]+[.Q389]*[.ML597]" office:value-type="float" office:value="61.49479059">
            <text:p>61,4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89]+10" office:value-type="float" office:value="3841">
            <text:p>3841</text:p>
          </table:table-cell>
          <table:table-cell table:formula="of:=([.Q390]^3)*[.L$22]+([.Q390]^2)*[.L$2]+[.Q390]*[.ML598]" office:value-type="float" office:value="61.81624739">
            <text:p>61,8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90]+10" office:value-type="float" office:value="3851">
            <text:p>3851</text:p>
          </table:table-cell>
          <table:table-cell table:formula="of:=([.Q391]^3)*[.L$22]+([.Q391]^2)*[.L$2]+[.Q391]*[.ML599]" office:value-type="float" office:value="62.13854219">
            <text:p>62,1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91]+10" office:value-type="float" office:value="3861">
            <text:p>3861</text:p>
          </table:table-cell>
          <table:table-cell table:formula="of:=([.Q392]^3)*[.L$22]+([.Q392]^2)*[.L$2]+[.Q392]*[.ML600]" office:value-type="float" office:value="62.46167499">
            <text:p>62,4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92]+10" office:value-type="float" office:value="3871">
            <text:p>3871</text:p>
          </table:table-cell>
          <table:table-cell table:formula="of:=([.Q393]^3)*[.L$22]+([.Q393]^2)*[.L$2]+[.Q393]*[.ML601]" office:value-type="float" office:value="62.78564579">
            <text:p>62,7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93]+10" office:value-type="float" office:value="3881">
            <text:p>3881</text:p>
          </table:table-cell>
          <table:table-cell table:formula="of:=([.Q394]^3)*[.L$22]+([.Q394]^2)*[.L$2]+[.Q394]*[.ML602]" office:value-type="float" office:value="63.11045459">
            <text:p>63,1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94]+10" office:value-type="float" office:value="3891">
            <text:p>3891</text:p>
          </table:table-cell>
          <table:table-cell table:formula="of:=([.Q395]^3)*[.L$22]+([.Q395]^2)*[.L$2]+[.Q395]*[.ML603]" office:value-type="float" office:value="63.43610139">
            <text:p>63,4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95]+10" office:value-type="float" office:value="3901">
            <text:p>3901</text:p>
          </table:table-cell>
          <table:table-cell table:formula="of:=([.Q396]^3)*[.L$22]+([.Q396]^2)*[.L$2]+[.Q396]*[.ML604]" office:value-type="float" office:value="63.76258619">
            <text:p>63,7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96]+10" office:value-type="float" office:value="3911">
            <text:p>3911</text:p>
          </table:table-cell>
          <table:table-cell table:formula="of:=([.Q397]^3)*[.L$22]+([.Q397]^2)*[.L$2]+[.Q397]*[.ML605]" office:value-type="float" office:value="64.08990899">
            <text:p>64,0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97]+10" office:value-type="float" office:value="3921">
            <text:p>3921</text:p>
          </table:table-cell>
          <table:table-cell table:formula="of:=([.Q398]^3)*[.L$22]+([.Q398]^2)*[.L$2]+[.Q398]*[.ML606]" office:value-type="float" office:value="64.41806979">
            <text:p>64,4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98]+10" office:value-type="float" office:value="3931">
            <text:p>3931</text:p>
          </table:table-cell>
          <table:table-cell table:formula="of:=([.Q399]^3)*[.L$22]+([.Q399]^2)*[.L$2]+[.Q399]*[.ML607]" office:value-type="float" office:value="64.74706859">
            <text:p>64,7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399]+10" office:value-type="float" office:value="3941">
            <text:p>3941</text:p>
          </table:table-cell>
          <table:table-cell table:formula="of:=([.Q400]^3)*[.L$22]+([.Q400]^2)*[.L$2]+[.Q400]*[.ML608]" office:value-type="float" office:value="65.07690539">
            <text:p>65,0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00]+10" office:value-type="float" office:value="3951">
            <text:p>3951</text:p>
          </table:table-cell>
          <table:table-cell table:formula="of:=([.Q401]^3)*[.L$22]+([.Q401]^2)*[.L$2]+[.Q401]*[.ML609]" office:value-type="float" office:value="65.40758019">
            <text:p>65,4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01]+10" office:value-type="float" office:value="3961">
            <text:p>3961</text:p>
          </table:table-cell>
          <table:table-cell table:formula="of:=([.Q402]^3)*[.L$22]+([.Q402]^2)*[.L$2]+[.Q402]*[.ML610]" office:value-type="float" office:value="65.73909299">
            <text:p>65,7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02]+10" office:value-type="float" office:value="3971">
            <text:p>3971</text:p>
          </table:table-cell>
          <table:table-cell table:formula="of:=([.Q403]^3)*[.L$22]+([.Q403]^2)*[.L$2]+[.Q403]*[.ML611]" office:value-type="float" office:value="66.07144379">
            <text:p>66,0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03]+10" office:value-type="float" office:value="3981">
            <text:p>3981</text:p>
          </table:table-cell>
          <table:table-cell table:formula="of:=([.Q404]^3)*[.L$22]+([.Q404]^2)*[.L$2]+[.Q404]*[.ML612]" office:value-type="float" office:value="66.40463259">
            <text:p>66,4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04]+10" office:value-type="float" office:value="3991">
            <text:p>3991</text:p>
          </table:table-cell>
          <table:table-cell table:formula="of:=([.Q405]^3)*[.L$22]+([.Q405]^2)*[.L$2]+[.Q405]*[.ML613]" office:value-type="float" office:value="66.73865939">
            <text:p>66,7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05]+10" office:value-type="float" office:value="4001">
            <text:p>4001</text:p>
          </table:table-cell>
          <table:table-cell table:formula="of:=([.Q406]^3)*[.L$22]+([.Q406]^2)*[.L$2]+[.Q406]*[.ML614]" office:value-type="float" office:value="67.07352419">
            <text:p>67,0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06]+10" office:value-type="float" office:value="4011">
            <text:p>4011</text:p>
          </table:table-cell>
          <table:table-cell table:formula="of:=([.Q407]^3)*[.L$22]+([.Q407]^2)*[.L$2]+[.Q407]*[.ML615]" office:value-type="float" office:value="67.40922699">
            <text:p>67,4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07]+10" office:value-type="float" office:value="4021">
            <text:p>4021</text:p>
          </table:table-cell>
          <table:table-cell table:formula="of:=([.Q408]^3)*[.L$22]+([.Q408]^2)*[.L$2]+[.Q408]*[.ML616]" office:value-type="float" office:value="67.74576779">
            <text:p>67,7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08]+10" office:value-type="float" office:value="4031">
            <text:p>4031</text:p>
          </table:table-cell>
          <table:table-cell table:formula="of:=([.Q409]^3)*[.L$22]+([.Q409]^2)*[.L$2]+[.Q409]*[.ML617]" office:value-type="float" office:value="68.08314659">
            <text:p>68,0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09]+10" office:value-type="float" office:value="4041">
            <text:p>4041</text:p>
          </table:table-cell>
          <table:table-cell table:formula="of:=([.Q410]^3)*[.L$22]+([.Q410]^2)*[.L$2]+[.Q410]*[.ML618]" office:value-type="float" office:value="68.42136339">
            <text:p>68,4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10]+10" office:value-type="float" office:value="4051">
            <text:p>4051</text:p>
          </table:table-cell>
          <table:table-cell table:formula="of:=([.Q411]^3)*[.L$22]+([.Q411]^2)*[.L$2]+[.Q411]*[.ML619]" office:value-type="float" office:value="68.76041819">
            <text:p>68,76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11]+10" office:value-type="float" office:value="4061">
            <text:p>4061</text:p>
          </table:table-cell>
          <table:table-cell table:formula="of:=([.Q412]^3)*[.L$22]+([.Q412]^2)*[.L$2]+[.Q412]*[.ML620]" office:value-type="float" office:value="69.10031099">
            <text:p>69,1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12]+10" office:value-type="float" office:value="4071">
            <text:p>4071</text:p>
          </table:table-cell>
          <table:table-cell table:formula="of:=([.Q413]^3)*[.L$22]+([.Q413]^2)*[.L$2]+[.Q413]*[.ML621]" office:value-type="float" office:value="69.44104179">
            <text:p>69,4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13]+10" office:value-type="float" office:value="4081">
            <text:p>4081</text:p>
          </table:table-cell>
          <table:table-cell table:formula="of:=([.Q414]^3)*[.L$22]+([.Q414]^2)*[.L$2]+[.Q414]*[.ML622]" office:value-type="float" office:value="69.78261059">
            <text:p>69,7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14]+10" office:value-type="float" office:value="4091">
            <text:p>4091</text:p>
          </table:table-cell>
          <table:table-cell table:formula="of:=([.Q415]^3)*[.L$22]+([.Q415]^2)*[.L$2]+[.Q415]*[.ML623]" office:value-type="float" office:value="70.12501739">
            <text:p>70,1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15]+10" office:value-type="float" office:value="4101">
            <text:p>4101</text:p>
          </table:table-cell>
          <table:table-cell table:formula="of:=([.Q416]^3)*[.L$22]+([.Q416]^2)*[.L$2]+[.Q416]*[.ML624]" office:value-type="float" office:value="70.46826219">
            <text:p>70,4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16]+10" office:value-type="float" office:value="4111">
            <text:p>4111</text:p>
          </table:table-cell>
          <table:table-cell table:formula="of:=([.Q417]^3)*[.L$22]+([.Q417]^2)*[.L$2]+[.Q417]*[.ML625]" office:value-type="float" office:value="70.81234499">
            <text:p>70,8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17]+10" office:value-type="float" office:value="4121">
            <text:p>4121</text:p>
          </table:table-cell>
          <table:table-cell table:formula="of:=([.Q418]^3)*[.L$22]+([.Q418]^2)*[.L$2]+[.Q418]*[.ML626]" office:value-type="float" office:value="71.15726579">
            <text:p>71,1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18]+10" office:value-type="float" office:value="4131">
            <text:p>4131</text:p>
          </table:table-cell>
          <table:table-cell table:formula="of:=([.Q419]^3)*[.L$22]+([.Q419]^2)*[.L$2]+[.Q419]*[.ML627]" office:value-type="float" office:value="71.50302459">
            <text:p>71,5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19]+10" office:value-type="float" office:value="4141">
            <text:p>4141</text:p>
          </table:table-cell>
          <table:table-cell table:formula="of:=([.Q420]^3)*[.L$22]+([.Q420]^2)*[.L$2]+[.Q420]*[.ML628]" office:value-type="float" office:value="71.84962139">
            <text:p>71,8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20]+10" office:value-type="float" office:value="4151">
            <text:p>4151</text:p>
          </table:table-cell>
          <table:table-cell table:formula="of:=([.Q421]^3)*[.L$22]+([.Q421]^2)*[.L$2]+[.Q421]*[.ML629]" office:value-type="float" office:value="72.19705619">
            <text:p>72,1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21]+10" office:value-type="float" office:value="4161">
            <text:p>4161</text:p>
          </table:table-cell>
          <table:table-cell table:formula="of:=([.Q422]^3)*[.L$22]+([.Q422]^2)*[.L$2]+[.Q422]*[.ML630]" office:value-type="float" office:value="72.54532899">
            <text:p>72,5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22]+10" office:value-type="float" office:value="4171">
            <text:p>4171</text:p>
          </table:table-cell>
          <table:table-cell table:formula="of:=([.Q423]^3)*[.L$22]+([.Q423]^2)*[.L$2]+[.Q423]*[.ML631]" office:value-type="float" office:value="72.89443979">
            <text:p>72,8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23]+10" office:value-type="float" office:value="4181">
            <text:p>4181</text:p>
          </table:table-cell>
          <table:table-cell table:formula="of:=([.Q424]^3)*[.L$22]+([.Q424]^2)*[.L$2]+[.Q424]*[.ML632]" office:value-type="float" office:value="73.24438859">
            <text:p>73,2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24]+10" office:value-type="float" office:value="4191">
            <text:p>4191</text:p>
          </table:table-cell>
          <table:table-cell table:formula="of:=([.Q425]^3)*[.L$22]+([.Q425]^2)*[.L$2]+[.Q425]*[.ML633]" office:value-type="float" office:value="73.59517539">
            <text:p>73,5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25]+10" office:value-type="float" office:value="4201">
            <text:p>4201</text:p>
          </table:table-cell>
          <table:table-cell table:formula="of:=([.Q426]^3)*[.L$22]+([.Q426]^2)*[.L$2]+[.Q426]*[.ML634]" office:value-type="float" office:value="73.94680019">
            <text:p>73,9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26]+10" office:value-type="float" office:value="4211">
            <text:p>4211</text:p>
          </table:table-cell>
          <table:table-cell table:formula="of:=([.Q427]^3)*[.L$22]+([.Q427]^2)*[.L$2]+[.Q427]*[.ML635]" office:value-type="float" office:value="74.29926299">
            <text:p>74,2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27]+10" office:value-type="float" office:value="4221">
            <text:p>4221</text:p>
          </table:table-cell>
          <table:table-cell table:formula="of:=([.Q428]^3)*[.L$22]+([.Q428]^2)*[.L$2]+[.Q428]*[.ML636]" office:value-type="float" office:value="74.65256379">
            <text:p>74,6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28]+10" office:value-type="float" office:value="4231">
            <text:p>4231</text:p>
          </table:table-cell>
          <table:table-cell table:formula="of:=([.Q429]^3)*[.L$22]+([.Q429]^2)*[.L$2]+[.Q429]*[.ML637]" office:value-type="float" office:value="75.00670259">
            <text:p>75,0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29]+10" office:value-type="float" office:value="4241">
            <text:p>4241</text:p>
          </table:table-cell>
          <table:table-cell table:formula="of:=([.Q430]^3)*[.L$22]+([.Q430]^2)*[.L$2]+[.Q430]*[.ML638]" office:value-type="float" office:value="75.36167939">
            <text:p>75,3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30]+10" office:value-type="float" office:value="4251">
            <text:p>4251</text:p>
          </table:table-cell>
          <table:table-cell table:formula="of:=([.Q431]^3)*[.L$22]+([.Q431]^2)*[.L$2]+[.Q431]*[.ML639]" office:value-type="float" office:value="75.71749419">
            <text:p>75,7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31]+10" office:value-type="float" office:value="4261">
            <text:p>4261</text:p>
          </table:table-cell>
          <table:table-cell table:formula="of:=([.Q432]^3)*[.L$22]+([.Q432]^2)*[.L$2]+[.Q432]*[.ML640]" office:value-type="float" office:value="76.07414699">
            <text:p>76,0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32]+10" office:value-type="float" office:value="4271">
            <text:p>4271</text:p>
          </table:table-cell>
          <table:table-cell table:formula="of:=([.Q433]^3)*[.L$22]+([.Q433]^2)*[.L$2]+[.Q433]*[.ML641]" office:value-type="float" office:value="76.43163779">
            <text:p>76,4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33]+10" office:value-type="float" office:value="4281">
            <text:p>4281</text:p>
          </table:table-cell>
          <table:table-cell table:formula="of:=([.Q434]^3)*[.L$22]+([.Q434]^2)*[.L$2]+[.Q434]*[.ML642]" office:value-type="float" office:value="76.78996659">
            <text:p>76,7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34]+10" office:value-type="float" office:value="4291">
            <text:p>4291</text:p>
          </table:table-cell>
          <table:table-cell table:formula="of:=([.Q435]^3)*[.L$22]+([.Q435]^2)*[.L$2]+[.Q435]*[.ML643]" office:value-type="float" office:value="77.14913339">
            <text:p>77,1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35]+10" office:value-type="float" office:value="4301">
            <text:p>4301</text:p>
          </table:table-cell>
          <table:table-cell table:formula="of:=([.Q436]^3)*[.L$22]+([.Q436]^2)*[.L$2]+[.Q436]*[.ML644]" office:value-type="float" office:value="77.50913819">
            <text:p>77,5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36]+10" office:value-type="float" office:value="4311">
            <text:p>4311</text:p>
          </table:table-cell>
          <table:table-cell table:formula="of:=([.Q437]^3)*[.L$22]+([.Q437]^2)*[.L$2]+[.Q437]*[.ML645]" office:value-type="float" office:value="77.86998099">
            <text:p>77,8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37]+10" office:value-type="float" office:value="4321">
            <text:p>4321</text:p>
          </table:table-cell>
          <table:table-cell table:formula="of:=([.Q438]^3)*[.L$22]+([.Q438]^2)*[.L$2]+[.Q438]*[.ML646]" office:value-type="float" office:value="78.23166179">
            <text:p>78,2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38]+10" office:value-type="float" office:value="4331">
            <text:p>4331</text:p>
          </table:table-cell>
          <table:table-cell table:formula="of:=([.Q439]^3)*[.L$22]+([.Q439]^2)*[.L$2]+[.Q439]*[.ML647]" office:value-type="float" office:value="78.59418059">
            <text:p>78,5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39]+10" office:value-type="float" office:value="4341">
            <text:p>4341</text:p>
          </table:table-cell>
          <table:table-cell table:formula="of:=([.Q440]^3)*[.L$22]+([.Q440]^2)*[.L$2]+[.Q440]*[.ML648]" office:value-type="float" office:value="78.95753739">
            <text:p>78,9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40]+10" office:value-type="float" office:value="4351">
            <text:p>4351</text:p>
          </table:table-cell>
          <table:table-cell table:formula="of:=([.Q441]^3)*[.L$22]+([.Q441]^2)*[.L$2]+[.Q441]*[.ML649]" office:value-type="float" office:value="79.32173219">
            <text:p>79,3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41]+10" office:value-type="float" office:value="4361">
            <text:p>4361</text:p>
          </table:table-cell>
          <table:table-cell table:formula="of:=([.Q442]^3)*[.L$22]+([.Q442]^2)*[.L$2]+[.Q442]*[.ML650]" office:value-type="float" office:value="79.68676499">
            <text:p>79,6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42]+10" office:value-type="float" office:value="4371">
            <text:p>4371</text:p>
          </table:table-cell>
          <table:table-cell table:formula="of:=([.Q443]^3)*[.L$22]+([.Q443]^2)*[.L$2]+[.Q443]*[.ML651]" office:value-type="float" office:value="80.05263579">
            <text:p>80,0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43]+10" office:value-type="float" office:value="4381">
            <text:p>4381</text:p>
          </table:table-cell>
          <table:table-cell table:formula="of:=([.Q444]^3)*[.L$22]+([.Q444]^2)*[.L$2]+[.Q444]*[.ML652]" office:value-type="float" office:value="80.41934459">
            <text:p>80,4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44]+10" office:value-type="float" office:value="4391">
            <text:p>4391</text:p>
          </table:table-cell>
          <table:table-cell table:formula="of:=([.Q445]^3)*[.L$22]+([.Q445]^2)*[.L$2]+[.Q445]*[.ML653]" office:value-type="float" office:value="80.78689139">
            <text:p>80,7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45]+10" office:value-type="float" office:value="4401">
            <text:p>4401</text:p>
          </table:table-cell>
          <table:table-cell table:formula="of:=([.Q446]^3)*[.L$22]+([.Q446]^2)*[.L$2]+[.Q446]*[.ML654]" office:value-type="float" office:value="81.15527619">
            <text:p>81,1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46]+10" office:value-type="float" office:value="4411">
            <text:p>4411</text:p>
          </table:table-cell>
          <table:table-cell table:formula="of:=([.Q447]^3)*[.L$22]+([.Q447]^2)*[.L$2]+[.Q447]*[.ML655]" office:value-type="float" office:value="81.52449899">
            <text:p>81,5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47]+10" office:value-type="float" office:value="4421">
            <text:p>4421</text:p>
          </table:table-cell>
          <table:table-cell table:formula="of:=([.Q448]^3)*[.L$22]+([.Q448]^2)*[.L$2]+[.Q448]*[.ML656]" office:value-type="float" office:value="81.89455979">
            <text:p>81,8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48]+10" office:value-type="float" office:value="4431">
            <text:p>4431</text:p>
          </table:table-cell>
          <table:table-cell table:formula="of:=([.Q449]^3)*[.L$22]+([.Q449]^2)*[.L$2]+[.Q449]*[.ML657]" office:value-type="float" office:value="82.26545859">
            <text:p>82,2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49]+10" office:value-type="float" office:value="4441">
            <text:p>4441</text:p>
          </table:table-cell>
          <table:table-cell table:formula="of:=([.Q450]^3)*[.L$22]+([.Q450]^2)*[.L$2]+[.Q450]*[.ML658]" office:value-type="float" office:value="82.63719539">
            <text:p>82,6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50]+10" office:value-type="float" office:value="4451">
            <text:p>4451</text:p>
          </table:table-cell>
          <table:table-cell table:formula="of:=([.Q451]^3)*[.L$22]+([.Q451]^2)*[.L$2]+[.Q451]*[.ML659]" office:value-type="float" office:value="83.00977019">
            <text:p>83,0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51]+10" office:value-type="float" office:value="4461">
            <text:p>4461</text:p>
          </table:table-cell>
          <table:table-cell table:formula="of:=([.Q452]^3)*[.L$22]+([.Q452]^2)*[.L$2]+[.Q452]*[.ML660]" office:value-type="float" office:value="83.38318299">
            <text:p>83,3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52]+10" office:value-type="float" office:value="4471">
            <text:p>4471</text:p>
          </table:table-cell>
          <table:table-cell table:formula="of:=([.Q453]^3)*[.L$22]+([.Q453]^2)*[.L$2]+[.Q453]*[.ML661]" office:value-type="float" office:value="83.75743379">
            <text:p>83,7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53]+10" office:value-type="float" office:value="4481">
            <text:p>4481</text:p>
          </table:table-cell>
          <table:table-cell table:formula="of:=([.Q454]^3)*[.L$22]+([.Q454]^2)*[.L$2]+[.Q454]*[.ML662]" office:value-type="float" office:value="84.13252259">
            <text:p>84,1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54]+10" office:value-type="float" office:value="4491">
            <text:p>4491</text:p>
          </table:table-cell>
          <table:table-cell table:formula="of:=([.Q455]^3)*[.L$22]+([.Q455]^2)*[.L$2]+[.Q455]*[.ML663]" office:value-type="float" office:value="84.50844939">
            <text:p>84,5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55]+10" office:value-type="float" office:value="4501">
            <text:p>4501</text:p>
          </table:table-cell>
          <table:table-cell table:formula="of:=([.Q456]^3)*[.L$22]+([.Q456]^2)*[.L$2]+[.Q456]*[.ML664]" office:value-type="float" office:value="84.88521419">
            <text:p>84,8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56]+10" office:value-type="float" office:value="4511">
            <text:p>4511</text:p>
          </table:table-cell>
          <table:table-cell table:formula="of:=([.Q457]^3)*[.L$22]+([.Q457]^2)*[.L$2]+[.Q457]*[.ML665]" office:value-type="float" office:value="85.26281699">
            <text:p>85,2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57]+10" office:value-type="float" office:value="4521">
            <text:p>4521</text:p>
          </table:table-cell>
          <table:table-cell table:formula="of:=([.Q458]^3)*[.L$22]+([.Q458]^2)*[.L$2]+[.Q458]*[.ML666]" office:value-type="float" office:value="85.64125779">
            <text:p>85,6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58]+10" office:value-type="float" office:value="4531">
            <text:p>4531</text:p>
          </table:table-cell>
          <table:table-cell table:formula="of:=([.Q459]^3)*[.L$22]+([.Q459]^2)*[.L$2]+[.Q459]*[.ML667]" office:value-type="float" office:value="86.02053659">
            <text:p>86,0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59]+10" office:value-type="float" office:value="4541">
            <text:p>4541</text:p>
          </table:table-cell>
          <table:table-cell table:formula="of:=([.Q460]^3)*[.L$22]+([.Q460]^2)*[.L$2]+[.Q460]*[.ML668]" office:value-type="float" office:value="86.40065339">
            <text:p>86,4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60]+10" office:value-type="float" office:value="4551">
            <text:p>4551</text:p>
          </table:table-cell>
          <table:table-cell table:formula="of:=([.Q461]^3)*[.L$22]+([.Q461]^2)*[.L$2]+[.Q461]*[.ML669]" office:value-type="float" office:value="86.78160819">
            <text:p>86,7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61]+10" office:value-type="float" office:value="4561">
            <text:p>4561</text:p>
          </table:table-cell>
          <table:table-cell table:formula="of:=([.Q462]^3)*[.L$22]+([.Q462]^2)*[.L$2]+[.Q462]*[.ML670]" office:value-type="float" office:value="87.16340099">
            <text:p>87,1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62]+10" office:value-type="float" office:value="4571">
            <text:p>4571</text:p>
          </table:table-cell>
          <table:table-cell table:formula="of:=([.Q463]^3)*[.L$22]+([.Q463]^2)*[.L$2]+[.Q463]*[.ML671]" office:value-type="float" office:value="87.54603179">
            <text:p>87,5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63]+10" office:value-type="float" office:value="4581">
            <text:p>4581</text:p>
          </table:table-cell>
          <table:table-cell table:formula="of:=([.Q464]^3)*[.L$22]+([.Q464]^2)*[.L$2]+[.Q464]*[.ML672]" office:value-type="float" office:value="87.92950059">
            <text:p>87,9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64]+10" office:value-type="float" office:value="4591">
            <text:p>4591</text:p>
          </table:table-cell>
          <table:table-cell table:formula="of:=([.Q465]^3)*[.L$22]+([.Q465]^2)*[.L$2]+[.Q465]*[.ML673]" office:value-type="float" office:value="88.31380739">
            <text:p>88,3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65]+10" office:value-type="float" office:value="4601">
            <text:p>4601</text:p>
          </table:table-cell>
          <table:table-cell table:formula="of:=([.Q466]^3)*[.L$22]+([.Q466]^2)*[.L$2]+[.Q466]*[.ML674]" office:value-type="float" office:value="88.69895219">
            <text:p>88,6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66]+10" office:value-type="float" office:value="4611">
            <text:p>4611</text:p>
          </table:table-cell>
          <table:table-cell table:formula="of:=([.Q467]^3)*[.L$22]+([.Q467]^2)*[.L$2]+[.Q467]*[.ML675]" office:value-type="float" office:value="89.08493499">
            <text:p>89,0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67]+10" office:value-type="float" office:value="4621">
            <text:p>4621</text:p>
          </table:table-cell>
          <table:table-cell table:formula="of:=([.Q468]^3)*[.L$22]+([.Q468]^2)*[.L$2]+[.Q468]*[.ML676]" office:value-type="float" office:value="89.47175579">
            <text:p>89,4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68]+10" office:value-type="float" office:value="4631">
            <text:p>4631</text:p>
          </table:table-cell>
          <table:table-cell table:formula="of:=([.Q469]^3)*[.L$22]+([.Q469]^2)*[.L$2]+[.Q469]*[.ML677]" office:value-type="float" office:value="89.85941459">
            <text:p>89,8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69]+10" office:value-type="float" office:value="4641">
            <text:p>4641</text:p>
          </table:table-cell>
          <table:table-cell table:formula="of:=([.Q470]^3)*[.L$22]+([.Q470]^2)*[.L$2]+[.Q470]*[.ML678]" office:value-type="float" office:value="90.24791139">
            <text:p>90,2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70]+10" office:value-type="float" office:value="4651">
            <text:p>4651</text:p>
          </table:table-cell>
          <table:table-cell table:formula="of:=([.Q471]^3)*[.L$22]+([.Q471]^2)*[.L$2]+[.Q471]*[.ML679]" office:value-type="float" office:value="90.63724619">
            <text:p>90,6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71]+10" office:value-type="float" office:value="4661">
            <text:p>4661</text:p>
          </table:table-cell>
          <table:table-cell table:formula="of:=([.Q472]^3)*[.L$22]+([.Q472]^2)*[.L$2]+[.Q472]*[.ML680]" office:value-type="float" office:value="91.02741899">
            <text:p>91,0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72]+10" office:value-type="float" office:value="4671">
            <text:p>4671</text:p>
          </table:table-cell>
          <table:table-cell table:formula="of:=([.Q473]^3)*[.L$22]+([.Q473]^2)*[.L$2]+[.Q473]*[.ML681]" office:value-type="float" office:value="91.41842979">
            <text:p>91,4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73]+10" office:value-type="float" office:value="4681">
            <text:p>4681</text:p>
          </table:table-cell>
          <table:table-cell table:formula="of:=([.Q474]^3)*[.L$22]+([.Q474]^2)*[.L$2]+[.Q474]*[.ML682]" office:value-type="float" office:value="91.81027859">
            <text:p>91,8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74]+10" office:value-type="float" office:value="4691">
            <text:p>4691</text:p>
          </table:table-cell>
          <table:table-cell table:formula="of:=([.Q475]^3)*[.L$22]+([.Q475]^2)*[.L$2]+[.Q475]*[.ML683]" office:value-type="float" office:value="92.20296539">
            <text:p>92,2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75]+10" office:value-type="float" office:value="4701">
            <text:p>4701</text:p>
          </table:table-cell>
          <table:table-cell table:formula="of:=([.Q476]^3)*[.L$22]+([.Q476]^2)*[.L$2]+[.Q476]*[.ML684]" office:value-type="float" office:value="92.59649019">
            <text:p>92,5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76]+10" office:value-type="float" office:value="4711">
            <text:p>4711</text:p>
          </table:table-cell>
          <table:table-cell table:formula="of:=([.Q477]^3)*[.L$22]+([.Q477]^2)*[.L$2]+[.Q477]*[.ML685]" office:value-type="float" office:value="92.99085299">
            <text:p>92,9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77]+10" office:value-type="float" office:value="4721">
            <text:p>4721</text:p>
          </table:table-cell>
          <table:table-cell table:formula="of:=([.Q478]^3)*[.L$22]+([.Q478]^2)*[.L$2]+[.Q478]*[.ML686]" office:value-type="float" office:value="93.38605379">
            <text:p>93,3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78]+10" office:value-type="float" office:value="4731">
            <text:p>4731</text:p>
          </table:table-cell>
          <table:table-cell table:formula="of:=([.Q479]^3)*[.L$22]+([.Q479]^2)*[.L$2]+[.Q479]*[.ML687]" office:value-type="float" office:value="93.78209259">
            <text:p>93,7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79]+10" office:value-type="float" office:value="4741">
            <text:p>4741</text:p>
          </table:table-cell>
          <table:table-cell table:formula="of:=([.Q480]^3)*[.L$22]+([.Q480]^2)*[.L$2]+[.Q480]*[.ML688]" office:value-type="float" office:value="94.17896939">
            <text:p>94,1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80]+10" office:value-type="float" office:value="4751">
            <text:p>4751</text:p>
          </table:table-cell>
          <table:table-cell table:formula="of:=([.Q481]^3)*[.L$22]+([.Q481]^2)*[.L$2]+[.Q481]*[.ML689]" office:value-type="float" office:value="94.57668419">
            <text:p>94,5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81]+10" office:value-type="float" office:value="4761">
            <text:p>4761</text:p>
          </table:table-cell>
          <table:table-cell table:formula="of:=([.Q482]^3)*[.L$22]+([.Q482]^2)*[.L$2]+[.Q482]*[.ML690]" office:value-type="float" office:value="94.97523699">
            <text:p>94,9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82]+10" office:value-type="float" office:value="4771">
            <text:p>4771</text:p>
          </table:table-cell>
          <table:table-cell table:formula="of:=([.Q483]^3)*[.L$22]+([.Q483]^2)*[.L$2]+[.Q483]*[.ML691]" office:value-type="float" office:value="95.37462779">
            <text:p>95,3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83]+10" office:value-type="float" office:value="4781">
            <text:p>4781</text:p>
          </table:table-cell>
          <table:table-cell table:formula="of:=([.Q484]^3)*[.L$22]+([.Q484]^2)*[.L$2]+[.Q484]*[.ML692]" office:value-type="float" office:value="95.77485659">
            <text:p>95,7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84]+10" office:value-type="float" office:value="4791">
            <text:p>4791</text:p>
          </table:table-cell>
          <table:table-cell table:formula="of:=([.Q485]^3)*[.L$22]+([.Q485]^2)*[.L$2]+[.Q485]*[.ML693]" office:value-type="float" office:value="96.17592339">
            <text:p>96,1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85]+10" office:value-type="float" office:value="4801">
            <text:p>4801</text:p>
          </table:table-cell>
          <table:table-cell table:formula="of:=([.Q486]^3)*[.L$22]+([.Q486]^2)*[.L$2]+[.Q486]*[.ML694]" office:value-type="float" office:value="96.57782819">
            <text:p>96,5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86]+10" office:value-type="float" office:value="4811">
            <text:p>4811</text:p>
          </table:table-cell>
          <table:table-cell table:formula="of:=([.Q487]^3)*[.L$22]+([.Q487]^2)*[.L$2]+[.Q487]*[.ML695]" office:value-type="float" office:value="96.98057099">
            <text:p>96,9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87]+10" office:value-type="float" office:value="4821">
            <text:p>4821</text:p>
          </table:table-cell>
          <table:table-cell table:formula="of:=([.Q488]^3)*[.L$22]+([.Q488]^2)*[.L$2]+[.Q488]*[.ML696]" office:value-type="float" office:value="97.38415179">
            <text:p>97,3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88]+10" office:value-type="float" office:value="4831">
            <text:p>4831</text:p>
          </table:table-cell>
          <table:table-cell table:formula="of:=([.Q489]^3)*[.L$22]+([.Q489]^2)*[.L$2]+[.Q489]*[.ML697]" office:value-type="float" office:value="97.78857059">
            <text:p>97,7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89]+10" office:value-type="float" office:value="4841">
            <text:p>4841</text:p>
          </table:table-cell>
          <table:table-cell table:formula="of:=([.Q490]^3)*[.L$22]+([.Q490]^2)*[.L$2]+[.Q490]*[.ML698]" office:value-type="float" office:value="98.19382739">
            <text:p>98,1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90]+10" office:value-type="float" office:value="4851">
            <text:p>4851</text:p>
          </table:table-cell>
          <table:table-cell table:formula="of:=([.Q491]^3)*[.L$22]+([.Q491]^2)*[.L$2]+[.Q491]*[.ML699]" office:value-type="float" office:value="98.59992219">
            <text:p>98,6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91]+10" office:value-type="float" office:value="4861">
            <text:p>4861</text:p>
          </table:table-cell>
          <table:table-cell table:formula="of:=([.Q492]^3)*[.L$22]+([.Q492]^2)*[.L$2]+[.Q492]*[.ML700]" office:value-type="float" office:value="99.00685499">
            <text:p>99,0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92]+10" office:value-type="float" office:value="4871">
            <text:p>4871</text:p>
          </table:table-cell>
          <table:table-cell table:formula="of:=([.Q493]^3)*[.L$22]+([.Q493]^2)*[.L$2]+[.Q493]*[.ML701]" office:value-type="float" office:value="99.41462579">
            <text:p>99,4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93]+10" office:value-type="float" office:value="4881">
            <text:p>4881</text:p>
          </table:table-cell>
          <table:table-cell table:formula="of:=([.Q494]^3)*[.L$22]+([.Q494]^2)*[.L$2]+[.Q494]*[.ML702]" office:value-type="float" office:value="99.82323459">
            <text:p>99,82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94]+10" office:value-type="float" office:value="4891">
            <text:p>4891</text:p>
          </table:table-cell>
          <table:table-cell table:formula="of:=([.Q495]^3)*[.L$22]+([.Q495]^2)*[.L$2]+[.Q495]*[.ML703]" office:value-type="float" office:value="100.23268139">
            <text:p>100,2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95]+10" office:value-type="float" office:value="4901">
            <text:p>4901</text:p>
          </table:table-cell>
          <table:table-cell table:formula="of:=([.Q496]^3)*[.L$22]+([.Q496]^2)*[.L$2]+[.Q496]*[.ML704]" office:value-type="float" office:value="100.64296619">
            <text:p>100,64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96]+10" office:value-type="float" office:value="4911">
            <text:p>4911</text:p>
          </table:table-cell>
          <table:table-cell table:formula="of:=([.Q497]^3)*[.L$22]+([.Q497]^2)*[.L$2]+[.Q497]*[.ML705]" office:value-type="float" office:value="101.05408899">
            <text:p>101,0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97]+10" office:value-type="float" office:value="4921">
            <text:p>4921</text:p>
          </table:table-cell>
          <table:table-cell table:formula="of:=([.Q498]^3)*[.L$22]+([.Q498]^2)*[.L$2]+[.Q498]*[.ML706]" office:value-type="float" office:value="101.46604979">
            <text:p>101,4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98]+10" office:value-type="float" office:value="4931">
            <text:p>4931</text:p>
          </table:table-cell>
          <table:table-cell table:formula="of:=([.Q499]^3)*[.L$22]+([.Q499]^2)*[.L$2]+[.Q499]*[.ML707]" office:value-type="float" office:value="101.87884859">
            <text:p>101,8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499]+10" office:value-type="float" office:value="4941">
            <text:p>4941</text:p>
          </table:table-cell>
          <table:table-cell table:formula="of:=([.Q500]^3)*[.L$22]+([.Q500]^2)*[.L$2]+[.Q500]*[.ML708]" office:value-type="float" office:value="102.29248539">
            <text:p>102,2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00]+10" office:value-type="float" office:value="4951">
            <text:p>4951</text:p>
          </table:table-cell>
          <table:table-cell table:formula="of:=([.Q501]^3)*[.L$22]+([.Q501]^2)*[.L$2]+[.Q501]*[.ML709]" office:value-type="float" office:value="102.70696019">
            <text:p>102,7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01]+10" office:value-type="float" office:value="4961">
            <text:p>4961</text:p>
          </table:table-cell>
          <table:table-cell table:formula="of:=([.Q502]^3)*[.L$22]+([.Q502]^2)*[.L$2]+[.Q502]*[.ML710]" office:value-type="float" office:value="103.12227299">
            <text:p>103,1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02]+10" office:value-type="float" office:value="4971">
            <text:p>4971</text:p>
          </table:table-cell>
          <table:table-cell table:formula="of:=([.Q503]^3)*[.L$22]+([.Q503]^2)*[.L$2]+[.Q503]*[.ML711]" office:value-type="float" office:value="103.53842379">
            <text:p>103,5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03]+10" office:value-type="float" office:value="4981">
            <text:p>4981</text:p>
          </table:table-cell>
          <table:table-cell table:formula="of:=([.Q504]^3)*[.L$22]+([.Q504]^2)*[.L$2]+[.Q504]*[.ML712]" office:value-type="float" office:value="103.95541259">
            <text:p>103,9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04]+10" office:value-type="float" office:value="4991">
            <text:p>4991</text:p>
          </table:table-cell>
          <table:table-cell table:formula="of:=([.Q505]^3)*[.L$22]+([.Q505]^2)*[.L$2]+[.Q505]*[.ML713]" office:value-type="float" office:value="104.37323939">
            <text:p>104,3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05]+10" office:value-type="float" office:value="5001">
            <text:p>5001</text:p>
          </table:table-cell>
          <table:table-cell table:formula="of:=([.Q506]^3)*[.L$22]+([.Q506]^2)*[.L$2]+[.Q506]*[.ML714]" office:value-type="float" office:value="104.79190419">
            <text:p>104,7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06]+10" office:value-type="float" office:value="5011">
            <text:p>5011</text:p>
          </table:table-cell>
          <table:table-cell table:formula="of:=([.Q507]^3)*[.L$22]+([.Q507]^2)*[.L$2]+[.Q507]*[.ML715]" office:value-type="float" office:value="105.21140699">
            <text:p>105,2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07]+10" office:value-type="float" office:value="5021">
            <text:p>5021</text:p>
          </table:table-cell>
          <table:table-cell table:formula="of:=([.Q508]^3)*[.L$22]+([.Q508]^2)*[.L$2]+[.Q508]*[.ML716]" office:value-type="float" office:value="105.63174779">
            <text:p>105,6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08]+10" office:value-type="float" office:value="5031">
            <text:p>5031</text:p>
          </table:table-cell>
          <table:table-cell table:formula="of:=([.Q509]^3)*[.L$22]+([.Q509]^2)*[.L$2]+[.Q509]*[.ML717]" office:value-type="float" office:value="106.05292659">
            <text:p>106,0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09]+10" office:value-type="float" office:value="5041">
            <text:p>5041</text:p>
          </table:table-cell>
          <table:table-cell table:formula="of:=([.Q510]^3)*[.L$22]+([.Q510]^2)*[.L$2]+[.Q510]*[.ML718]" office:value-type="float" office:value="106.47494339">
            <text:p>106,4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10]+10" office:value-type="float" office:value="5051">
            <text:p>5051</text:p>
          </table:table-cell>
          <table:table-cell table:formula="of:=([.Q511]^3)*[.L$22]+([.Q511]^2)*[.L$2]+[.Q511]*[.ML719]" office:value-type="float" office:value="106.89779819">
            <text:p>106,8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11]+10" office:value-type="float" office:value="5061">
            <text:p>5061</text:p>
          </table:table-cell>
          <table:table-cell table:formula="of:=([.Q512]^3)*[.L$22]+([.Q512]^2)*[.L$2]+[.Q512]*[.ML720]" office:value-type="float" office:value="107.32149099">
            <text:p>107,3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12]+10" office:value-type="float" office:value="5071">
            <text:p>5071</text:p>
          </table:table-cell>
          <table:table-cell table:formula="of:=([.Q513]^3)*[.L$22]+([.Q513]^2)*[.L$2]+[.Q513]*[.ML721]" office:value-type="float" office:value="107.74602179">
            <text:p>107,7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13]+10" office:value-type="float" office:value="5081">
            <text:p>5081</text:p>
          </table:table-cell>
          <table:table-cell table:formula="of:=([.Q514]^3)*[.L$22]+([.Q514]^2)*[.L$2]+[.Q514]*[.ML722]" office:value-type="float" office:value="108.17139059">
            <text:p>108,1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14]+10" office:value-type="float" office:value="5091">
            <text:p>5091</text:p>
          </table:table-cell>
          <table:table-cell table:formula="of:=([.Q515]^3)*[.L$22]+([.Q515]^2)*[.L$2]+[.Q515]*[.ML723]" office:value-type="float" office:value="108.59759739">
            <text:p>108,5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15]+10" office:value-type="float" office:value="5101">
            <text:p>5101</text:p>
          </table:table-cell>
          <table:table-cell table:formula="of:=([.Q516]^3)*[.L$22]+([.Q516]^2)*[.L$2]+[.Q516]*[.ML724]" office:value-type="float" office:value="109.02464219">
            <text:p>109,0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16]+10" office:value-type="float" office:value="5111">
            <text:p>5111</text:p>
          </table:table-cell>
          <table:table-cell table:formula="of:=([.Q517]^3)*[.L$22]+([.Q517]^2)*[.L$2]+[.Q517]*[.ML725]" office:value-type="float" office:value="109.45252499">
            <text:p>109,4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17]+10" office:value-type="float" office:value="5121">
            <text:p>5121</text:p>
          </table:table-cell>
          <table:table-cell table:formula="of:=([.Q518]^3)*[.L$22]+([.Q518]^2)*[.L$2]+[.Q518]*[.ML726]" office:value-type="float" office:value="109.88124579">
            <text:p>109,8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18]+10" office:value-type="float" office:value="5131">
            <text:p>5131</text:p>
          </table:table-cell>
          <table:table-cell table:formula="of:=([.Q519]^3)*[.L$22]+([.Q519]^2)*[.L$2]+[.Q519]*[.ML727]" office:value-type="float" office:value="110.31080459">
            <text:p>110,3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19]+10" office:value-type="float" office:value="5141">
            <text:p>5141</text:p>
          </table:table-cell>
          <table:table-cell table:formula="of:=([.Q520]^3)*[.L$22]+([.Q520]^2)*[.L$2]+[.Q520]*[.ML728]" office:value-type="float" office:value="110.74120139">
            <text:p>110,7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20]+10" office:value-type="float" office:value="5151">
            <text:p>5151</text:p>
          </table:table-cell>
          <table:table-cell table:formula="of:=([.Q521]^3)*[.L$22]+([.Q521]^2)*[.L$2]+[.Q521]*[.ML729]" office:value-type="float" office:value="111.17243619">
            <text:p>111,1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21]+10" office:value-type="float" office:value="5161">
            <text:p>5161</text:p>
          </table:table-cell>
          <table:table-cell table:formula="of:=([.Q522]^3)*[.L$22]+([.Q522]^2)*[.L$2]+[.Q522]*[.ML730]" office:value-type="float" office:value="111.60450899">
            <text:p>111,6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22]+10" office:value-type="float" office:value="5171">
            <text:p>5171</text:p>
          </table:table-cell>
          <table:table-cell table:formula="of:=([.Q523]^3)*[.L$22]+([.Q523]^2)*[.L$2]+[.Q523]*[.ML731]" office:value-type="float" office:value="112.03741979">
            <text:p>112,0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23]+10" office:value-type="float" office:value="5181">
            <text:p>5181</text:p>
          </table:table-cell>
          <table:table-cell table:formula="of:=([.Q524]^3)*[.L$22]+([.Q524]^2)*[.L$2]+[.Q524]*[.ML732]" office:value-type="float" office:value="112.47116859">
            <text:p>112,4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24]+10" office:value-type="float" office:value="5191">
            <text:p>5191</text:p>
          </table:table-cell>
          <table:table-cell table:formula="of:=([.Q525]^3)*[.L$22]+([.Q525]^2)*[.L$2]+[.Q525]*[.ML733]" office:value-type="float" office:value="112.90575539">
            <text:p>112,9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25]+10" office:value-type="float" office:value="5201">
            <text:p>5201</text:p>
          </table:table-cell>
          <table:table-cell table:formula="of:=([.Q526]^3)*[.L$22]+([.Q526]^2)*[.L$2]+[.Q526]*[.ML734]" office:value-type="float" office:value="113.34118019">
            <text:p>113,3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26]+10" office:value-type="float" office:value="5211">
            <text:p>5211</text:p>
          </table:table-cell>
          <table:table-cell table:formula="of:=([.Q527]^3)*[.L$22]+([.Q527]^2)*[.L$2]+[.Q527]*[.ML735]" office:value-type="float" office:value="113.77744299">
            <text:p>113,7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27]+10" office:value-type="float" office:value="5221">
            <text:p>5221</text:p>
          </table:table-cell>
          <table:table-cell table:formula="of:=([.Q528]^3)*[.L$22]+([.Q528]^2)*[.L$2]+[.Q528]*[.ML736]" office:value-type="float" office:value="114.21454379">
            <text:p>114,2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28]+10" office:value-type="float" office:value="5231">
            <text:p>5231</text:p>
          </table:table-cell>
          <table:table-cell table:formula="of:=([.Q529]^3)*[.L$22]+([.Q529]^2)*[.L$2]+[.Q529]*[.ML737]" office:value-type="float" office:value="114.65248259">
            <text:p>114,65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29]+10" office:value-type="float" office:value="5241">
            <text:p>5241</text:p>
          </table:table-cell>
          <table:table-cell table:formula="of:=([.Q530]^3)*[.L$22]+([.Q530]^2)*[.L$2]+[.Q530]*[.ML738]" office:value-type="float" office:value="115.09125939">
            <text:p>115,0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30]+10" office:value-type="float" office:value="5251">
            <text:p>5251</text:p>
          </table:table-cell>
          <table:table-cell table:formula="of:=([.Q531]^3)*[.L$22]+([.Q531]^2)*[.L$2]+[.Q531]*[.ML739]" office:value-type="float" office:value="115.53087419">
            <text:p>115,5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31]+10" office:value-type="float" office:value="5261">
            <text:p>5261</text:p>
          </table:table-cell>
          <table:table-cell table:formula="of:=([.Q532]^3)*[.L$22]+([.Q532]^2)*[.L$2]+[.Q532]*[.ML740]" office:value-type="float" office:value="115.97132699">
            <text:p>115,9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32]+10" office:value-type="float" office:value="5271">
            <text:p>5271</text:p>
          </table:table-cell>
          <table:table-cell table:formula="of:=([.Q533]^3)*[.L$22]+([.Q533]^2)*[.L$2]+[.Q533]*[.ML741]" office:value-type="float" office:value="116.41261779">
            <text:p>116,4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33]+10" office:value-type="float" office:value="5281">
            <text:p>5281</text:p>
          </table:table-cell>
          <table:table-cell table:formula="of:=([.Q534]^3)*[.L$22]+([.Q534]^2)*[.L$2]+[.Q534]*[.ML742]" office:value-type="float" office:value="116.85474659">
            <text:p>116,8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34]+10" office:value-type="float" office:value="5291">
            <text:p>5291</text:p>
          </table:table-cell>
          <table:table-cell table:formula="of:=([.Q535]^3)*[.L$22]+([.Q535]^2)*[.L$2]+[.Q535]*[.ML743]" office:value-type="float" office:value="117.29771339">
            <text:p>117,2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35]+10" office:value-type="float" office:value="5301">
            <text:p>5301</text:p>
          </table:table-cell>
          <table:table-cell table:formula="of:=([.Q536]^3)*[.L$22]+([.Q536]^2)*[.L$2]+[.Q536]*[.ML744]" office:value-type="float" office:value="117.74151819">
            <text:p>117,7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36]+10" office:value-type="float" office:value="5311">
            <text:p>5311</text:p>
          </table:table-cell>
          <table:table-cell table:formula="of:=([.Q537]^3)*[.L$22]+([.Q537]^2)*[.L$2]+[.Q537]*[.ML745]" office:value-type="float" office:value="118.18616099">
            <text:p>118,1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37]+10" office:value-type="float" office:value="5321">
            <text:p>5321</text:p>
          </table:table-cell>
          <table:table-cell table:formula="of:=([.Q538]^3)*[.L$22]+([.Q538]^2)*[.L$2]+[.Q538]*[.ML746]" office:value-type="float" office:value="118.63164179">
            <text:p>118,6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38]+10" office:value-type="float" office:value="5331">
            <text:p>5331</text:p>
          </table:table-cell>
          <table:table-cell table:formula="of:=([.Q539]^3)*[.L$22]+([.Q539]^2)*[.L$2]+[.Q539]*[.ML747]" office:value-type="float" office:value="119.07796059">
            <text:p>119,0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39]+10" office:value-type="float" office:value="5341">
            <text:p>5341</text:p>
          </table:table-cell>
          <table:table-cell table:formula="of:=([.Q540]^3)*[.L$22]+([.Q540]^2)*[.L$2]+[.Q540]*[.ML748]" office:value-type="float" office:value="119.52511739">
            <text:p>119,5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40]+10" office:value-type="float" office:value="5351">
            <text:p>5351</text:p>
          </table:table-cell>
          <table:table-cell table:formula="of:=([.Q541]^3)*[.L$22]+([.Q541]^2)*[.L$2]+[.Q541]*[.ML749]" office:value-type="float" office:value="119.97311219">
            <text:p>119,9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41]+10" office:value-type="float" office:value="5361">
            <text:p>5361</text:p>
          </table:table-cell>
          <table:table-cell table:formula="of:=([.Q542]^3)*[.L$22]+([.Q542]^2)*[.L$2]+[.Q542]*[.ML750]" office:value-type="float" office:value="120.42194499">
            <text:p>120,4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42]+10" office:value-type="float" office:value="5371">
            <text:p>5371</text:p>
          </table:table-cell>
          <table:table-cell table:formula="of:=([.Q543]^3)*[.L$22]+([.Q543]^2)*[.L$2]+[.Q543]*[.ML751]" office:value-type="float" office:value="120.87161579">
            <text:p>120,8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43]+10" office:value-type="float" office:value="5381">
            <text:p>5381</text:p>
          </table:table-cell>
          <table:table-cell table:formula="of:=([.Q544]^3)*[.L$22]+([.Q544]^2)*[.L$2]+[.Q544]*[.ML752]" office:value-type="float" office:value="121.32212459">
            <text:p>121,3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44]+10" office:value-type="float" office:value="5391">
            <text:p>5391</text:p>
          </table:table-cell>
          <table:table-cell table:formula="of:=([.Q545]^3)*[.L$22]+([.Q545]^2)*[.L$2]+[.Q545]*[.ML753]" office:value-type="float" office:value="121.77347139">
            <text:p>121,7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45]+10" office:value-type="float" office:value="5401">
            <text:p>5401</text:p>
          </table:table-cell>
          <table:table-cell table:formula="of:=([.Q546]^3)*[.L$22]+([.Q546]^2)*[.L$2]+[.Q546]*[.ML754]" office:value-type="float" office:value="122.22565619">
            <text:p>122,22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46]+10" office:value-type="float" office:value="5411">
            <text:p>5411</text:p>
          </table:table-cell>
          <table:table-cell table:formula="of:=([.Q547]^3)*[.L$22]+([.Q547]^2)*[.L$2]+[.Q547]*[.ML755]" office:value-type="float" office:value="122.67867899">
            <text:p>122,6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47]+10" office:value-type="float" office:value="5421">
            <text:p>5421</text:p>
          </table:table-cell>
          <table:table-cell table:formula="of:=([.Q548]^3)*[.L$22]+([.Q548]^2)*[.L$2]+[.Q548]*[.ML756]" office:value-type="float" office:value="123.13253979">
            <text:p>123,1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48]+10" office:value-type="float" office:value="5431">
            <text:p>5431</text:p>
          </table:table-cell>
          <table:table-cell table:formula="of:=([.Q549]^3)*[.L$22]+([.Q549]^2)*[.L$2]+[.Q549]*[.ML757]" office:value-type="float" office:value="123.58723859">
            <text:p>123,5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49]+10" office:value-type="float" office:value="5441">
            <text:p>5441</text:p>
          </table:table-cell>
          <table:table-cell table:formula="of:=([.Q550]^3)*[.L$22]+([.Q550]^2)*[.L$2]+[.Q550]*[.ML758]" office:value-type="float" office:value="124.04277539">
            <text:p>124,04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50]+10" office:value-type="float" office:value="5451">
            <text:p>5451</text:p>
          </table:table-cell>
          <table:table-cell table:formula="of:=([.Q551]^3)*[.L$22]+([.Q551]^2)*[.L$2]+[.Q551]*[.ML759]" office:value-type="float" office:value="124.49915019">
            <text:p>124,4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51]+10" office:value-type="float" office:value="5461">
            <text:p>5461</text:p>
          </table:table-cell>
          <table:table-cell table:formula="of:=([.Q552]^3)*[.L$22]+([.Q552]^2)*[.L$2]+[.Q552]*[.ML760]" office:value-type="float" office:value="124.95636299">
            <text:p>124,9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52]+10" office:value-type="float" office:value="5471">
            <text:p>5471</text:p>
          </table:table-cell>
          <table:table-cell table:formula="of:=([.Q553]^3)*[.L$22]+([.Q553]^2)*[.L$2]+[.Q553]*[.ML761]" office:value-type="float" office:value="125.41441379">
            <text:p>125,4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53]+10" office:value-type="float" office:value="5481">
            <text:p>5481</text:p>
          </table:table-cell>
          <table:table-cell table:formula="of:=([.Q554]^3)*[.L$22]+([.Q554]^2)*[.L$2]+[.Q554]*[.ML762]" office:value-type="float" office:value="125.87330259">
            <text:p>125,8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54]+10" office:value-type="float" office:value="5491">
            <text:p>5491</text:p>
          </table:table-cell>
          <table:table-cell table:formula="of:=([.Q555]^3)*[.L$22]+([.Q555]^2)*[.L$2]+[.Q555]*[.ML763]" office:value-type="float" office:value="126.33302939">
            <text:p>126,3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55]+10" office:value-type="float" office:value="5501">
            <text:p>5501</text:p>
          </table:table-cell>
          <table:table-cell table:formula="of:=([.Q556]^3)*[.L$22]+([.Q556]^2)*[.L$2]+[.Q556]*[.ML764]" office:value-type="float" office:value="126.79359419">
            <text:p>126,7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56]+10" office:value-type="float" office:value="5511">
            <text:p>5511</text:p>
          </table:table-cell>
          <table:table-cell table:formula="of:=([.Q557]^3)*[.L$22]+([.Q557]^2)*[.L$2]+[.Q557]*[.ML765]" office:value-type="float" office:value="127.25499699">
            <text:p>127,2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57]+10" office:value-type="float" office:value="5521">
            <text:p>5521</text:p>
          </table:table-cell>
          <table:table-cell table:formula="of:=([.Q558]^3)*[.L$22]+([.Q558]^2)*[.L$2]+[.Q558]*[.ML766]" office:value-type="float" office:value="127.71723779">
            <text:p>127,7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58]+10" office:value-type="float" office:value="5531">
            <text:p>5531</text:p>
          </table:table-cell>
          <table:table-cell table:formula="of:=([.Q559]^3)*[.L$22]+([.Q559]^2)*[.L$2]+[.Q559]*[.ML767]" office:value-type="float" office:value="128.18031659">
            <text:p>128,1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59]+10" office:value-type="float" office:value="5541">
            <text:p>5541</text:p>
          </table:table-cell>
          <table:table-cell table:formula="of:=([.Q560]^3)*[.L$22]+([.Q560]^2)*[.L$2]+[.Q560]*[.ML768]" office:value-type="float" office:value="128.64423339">
            <text:p>128,6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60]+10" office:value-type="float" office:value="5551">
            <text:p>5551</text:p>
          </table:table-cell>
          <table:table-cell table:formula="of:=([.Q561]^3)*[.L$22]+([.Q561]^2)*[.L$2]+[.Q561]*[.ML769]" office:value-type="float" office:value="129.10898819">
            <text:p>129,1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61]+10" office:value-type="float" office:value="5561">
            <text:p>5561</text:p>
          </table:table-cell>
          <table:table-cell table:formula="of:=([.Q562]^3)*[.L$22]+([.Q562]^2)*[.L$2]+[.Q562]*[.ML770]" office:value-type="float" office:value="129.57458099">
            <text:p>129,5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62]+10" office:value-type="float" office:value="5571">
            <text:p>5571</text:p>
          </table:table-cell>
          <table:table-cell table:formula="of:=([.Q563]^3)*[.L$22]+([.Q563]^2)*[.L$2]+[.Q563]*[.ML771]" office:value-type="float" office:value="130.04101179">
            <text:p>130,0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63]+10" office:value-type="float" office:value="5581">
            <text:p>5581</text:p>
          </table:table-cell>
          <table:table-cell table:formula="of:=([.Q564]^3)*[.L$22]+([.Q564]^2)*[.L$2]+[.Q564]*[.ML772]" office:value-type="float" office:value="130.50828059">
            <text:p>130,5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64]+10" office:value-type="float" office:value="5591">
            <text:p>5591</text:p>
          </table:table-cell>
          <table:table-cell table:formula="of:=([.Q565]^3)*[.L$22]+([.Q565]^2)*[.L$2]+[.Q565]*[.ML773]" office:value-type="float" office:value="130.97638739">
            <text:p>130,9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65]+10" office:value-type="float" office:value="5601">
            <text:p>5601</text:p>
          </table:table-cell>
          <table:table-cell table:formula="of:=([.Q566]^3)*[.L$22]+([.Q566]^2)*[.L$2]+[.Q566]*[.ML774]" office:value-type="float" office:value="131.44533219">
            <text:p>131,4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66]+10" office:value-type="float" office:value="5611">
            <text:p>5611</text:p>
          </table:table-cell>
          <table:table-cell table:formula="of:=([.Q567]^3)*[.L$22]+([.Q567]^2)*[.L$2]+[.Q567]*[.ML775]" office:value-type="float" office:value="131.91511499">
            <text:p>131,9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67]+10" office:value-type="float" office:value="5621">
            <text:p>5621</text:p>
          </table:table-cell>
          <table:table-cell table:formula="of:=([.Q568]^3)*[.L$22]+([.Q568]^2)*[.L$2]+[.Q568]*[.ML776]" office:value-type="float" office:value="132.38573579">
            <text:p>132,3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68]+10" office:value-type="float" office:value="5631">
            <text:p>5631</text:p>
          </table:table-cell>
          <table:table-cell table:formula="of:=([.Q569]^3)*[.L$22]+([.Q569]^2)*[.L$2]+[.Q569]*[.ML777]" office:value-type="float" office:value="132.85719459">
            <text:p>132,8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69]+10" office:value-type="float" office:value="5641">
            <text:p>5641</text:p>
          </table:table-cell>
          <table:table-cell table:formula="of:=([.Q570]^3)*[.L$22]+([.Q570]^2)*[.L$2]+[.Q570]*[.ML778]" office:value-type="float" office:value="133.32949139">
            <text:p>133,32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70]+10" office:value-type="float" office:value="5651">
            <text:p>5651</text:p>
          </table:table-cell>
          <table:table-cell table:formula="of:=([.Q571]^3)*[.L$22]+([.Q571]^2)*[.L$2]+[.Q571]*[.ML779]" office:value-type="float" office:value="133.80262619">
            <text:p>133,8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71]+10" office:value-type="float" office:value="5661">
            <text:p>5661</text:p>
          </table:table-cell>
          <table:table-cell table:formula="of:=([.Q572]^3)*[.L$22]+([.Q572]^2)*[.L$2]+[.Q572]*[.ML780]" office:value-type="float" office:value="134.27659899">
            <text:p>134,2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72]+10" office:value-type="float" office:value="5671">
            <text:p>5671</text:p>
          </table:table-cell>
          <table:table-cell table:formula="of:=([.Q573]^3)*[.L$22]+([.Q573]^2)*[.L$2]+[.Q573]*[.ML781]" office:value-type="float" office:value="134.75140979">
            <text:p>134,7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73]+10" office:value-type="float" office:value="5681">
            <text:p>5681</text:p>
          </table:table-cell>
          <table:table-cell table:formula="of:=([.Q574]^3)*[.L$22]+([.Q574]^2)*[.L$2]+[.Q574]*[.ML782]" office:value-type="float" office:value="135.22705859">
            <text:p>135,2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74]+10" office:value-type="float" office:value="5691">
            <text:p>5691</text:p>
          </table:table-cell>
          <table:table-cell table:formula="of:=([.Q575]^3)*[.L$22]+([.Q575]^2)*[.L$2]+[.Q575]*[.ML783]" office:value-type="float" office:value="135.70354539">
            <text:p>135,7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75]+10" office:value-type="float" office:value="5701">
            <text:p>5701</text:p>
          </table:table-cell>
          <table:table-cell table:formula="of:=([.Q576]^3)*[.L$22]+([.Q576]^2)*[.L$2]+[.Q576]*[.ML784]" office:value-type="float" office:value="136.18087019">
            <text:p>136,1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76]+10" office:value-type="float" office:value="5711">
            <text:p>5711</text:p>
          </table:table-cell>
          <table:table-cell table:formula="of:=([.Q577]^3)*[.L$22]+([.Q577]^2)*[.L$2]+[.Q577]*[.ML785]" office:value-type="float" office:value="136.65903299">
            <text:p>136,6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77]+10" office:value-type="float" office:value="5721">
            <text:p>5721</text:p>
          </table:table-cell>
          <table:table-cell table:formula="of:=([.Q578]^3)*[.L$22]+([.Q578]^2)*[.L$2]+[.Q578]*[.ML786]" office:value-type="float" office:value="137.13803379">
            <text:p>137,1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78]+10" office:value-type="float" office:value="5731">
            <text:p>5731</text:p>
          </table:table-cell>
          <table:table-cell table:formula="of:=([.Q579]^3)*[.L$22]+([.Q579]^2)*[.L$2]+[.Q579]*[.ML787]" office:value-type="float" office:value="137.61787259">
            <text:p>137,6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79]+10" office:value-type="float" office:value="5741">
            <text:p>5741</text:p>
          </table:table-cell>
          <table:table-cell table:formula="of:=([.Q580]^3)*[.L$22]+([.Q580]^2)*[.L$2]+[.Q580]*[.ML788]" office:value-type="float" office:value="138.09854939">
            <text:p>138,0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80]+10" office:value-type="float" office:value="5751">
            <text:p>5751</text:p>
          </table:table-cell>
          <table:table-cell table:formula="of:=([.Q581]^3)*[.L$22]+([.Q581]^2)*[.L$2]+[.Q581]*[.ML789]" office:value-type="float" office:value="138.58006419">
            <text:p>138,5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81]+10" office:value-type="float" office:value="5761">
            <text:p>5761</text:p>
          </table:table-cell>
          <table:table-cell table:formula="of:=([.Q582]^3)*[.L$22]+([.Q582]^2)*[.L$2]+[.Q582]*[.ML790]" office:value-type="float" office:value="139.06241699">
            <text:p>139,0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82]+10" office:value-type="float" office:value="5771">
            <text:p>5771</text:p>
          </table:table-cell>
          <table:table-cell table:formula="of:=([.Q583]^3)*[.L$22]+([.Q583]^2)*[.L$2]+[.Q583]*[.ML791]" office:value-type="float" office:value="139.54560779">
            <text:p>139,5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83]+10" office:value-type="float" office:value="5781">
            <text:p>5781</text:p>
          </table:table-cell>
          <table:table-cell table:formula="of:=([.Q584]^3)*[.L$22]+([.Q584]^2)*[.L$2]+[.Q584]*[.ML792]" office:value-type="float" office:value="140.02963659">
            <text:p>140,0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84]+10" office:value-type="float" office:value="5791">
            <text:p>5791</text:p>
          </table:table-cell>
          <table:table-cell table:formula="of:=([.Q585]^3)*[.L$22]+([.Q585]^2)*[.L$2]+[.Q585]*[.ML793]" office:value-type="float" office:value="140.51450339">
            <text:p>140,5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85]+10" office:value-type="float" office:value="5801">
            <text:p>5801</text:p>
          </table:table-cell>
          <table:table-cell table:formula="of:=([.Q586]^3)*[.L$22]+([.Q586]^2)*[.L$2]+[.Q586]*[.ML794]" office:value-type="float" office:value="141.00020819">
            <text:p>141,0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86]+10" office:value-type="float" office:value="5811">
            <text:p>5811</text:p>
          </table:table-cell>
          <table:table-cell table:formula="of:=([.Q587]^3)*[.L$22]+([.Q587]^2)*[.L$2]+[.Q587]*[.ML795]" office:value-type="float" office:value="141.48675099">
            <text:p>141,4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87]+10" office:value-type="float" office:value="5821">
            <text:p>5821</text:p>
          </table:table-cell>
          <table:table-cell table:formula="of:=([.Q588]^3)*[.L$22]+([.Q588]^2)*[.L$2]+[.Q588]*[.ML796]" office:value-type="float" office:value="141.97413179">
            <text:p>141,9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88]+10" office:value-type="float" office:value="5831">
            <text:p>5831</text:p>
          </table:table-cell>
          <table:table-cell table:formula="of:=([.Q589]^3)*[.L$22]+([.Q589]^2)*[.L$2]+[.Q589]*[.ML797]" office:value-type="float" office:value="142.46235059">
            <text:p>142,4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89]+10" office:value-type="float" office:value="5841">
            <text:p>5841</text:p>
          </table:table-cell>
          <table:table-cell table:formula="of:=([.Q590]^3)*[.L$22]+([.Q590]^2)*[.L$2]+[.Q590]*[.ML798]" office:value-type="float" office:value="142.95140739">
            <text:p>142,9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90]+10" office:value-type="float" office:value="5851">
            <text:p>5851</text:p>
          </table:table-cell>
          <table:table-cell table:formula="of:=([.Q591]^3)*[.L$22]+([.Q591]^2)*[.L$2]+[.Q591]*[.ML799]" office:value-type="float" office:value="143.44130219">
            <text:p>143,4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91]+10" office:value-type="float" office:value="5861">
            <text:p>5861</text:p>
          </table:table-cell>
          <table:table-cell table:formula="of:=([.Q592]^3)*[.L$22]+([.Q592]^2)*[.L$2]+[.Q592]*[.ML800]" office:value-type="float" office:value="143.93203499">
            <text:p>143,9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92]+10" office:value-type="float" office:value="5871">
            <text:p>5871</text:p>
          </table:table-cell>
          <table:table-cell table:formula="of:=([.Q593]^3)*[.L$22]+([.Q593]^2)*[.L$2]+[.Q593]*[.ML801]" office:value-type="float" office:value="144.42360579">
            <text:p>144,4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93]+10" office:value-type="float" office:value="5881">
            <text:p>5881</text:p>
          </table:table-cell>
          <table:table-cell table:formula="of:=([.Q594]^3)*[.L$22]+([.Q594]^2)*[.L$2]+[.Q594]*[.ML802]" office:value-type="float" office:value="144.91601459">
            <text:p>144,9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94]+10" office:value-type="float" office:value="5891">
            <text:p>5891</text:p>
          </table:table-cell>
          <table:table-cell table:formula="of:=([.Q595]^3)*[.L$22]+([.Q595]^2)*[.L$2]+[.Q595]*[.ML803]" office:value-type="float" office:value="145.40926139">
            <text:p>145,4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95]+10" office:value-type="float" office:value="5901">
            <text:p>5901</text:p>
          </table:table-cell>
          <table:table-cell table:formula="of:=([.Q596]^3)*[.L$22]+([.Q596]^2)*[.L$2]+[.Q596]*[.ML804]" office:value-type="float" office:value="145.90334619">
            <text:p>145,9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96]+10" office:value-type="float" office:value="5911">
            <text:p>5911</text:p>
          </table:table-cell>
          <table:table-cell table:formula="of:=([.Q597]^3)*[.L$22]+([.Q597]^2)*[.L$2]+[.Q597]*[.ML805]" office:value-type="float" office:value="146.39826899">
            <text:p>146,3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97]+10" office:value-type="float" office:value="5921">
            <text:p>5921</text:p>
          </table:table-cell>
          <table:table-cell table:formula="of:=([.Q598]^3)*[.L$22]+([.Q598]^2)*[.L$2]+[.Q598]*[.ML806]" office:value-type="float" office:value="146.89402979">
            <text:p>146,8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98]+10" office:value-type="float" office:value="5931">
            <text:p>5931</text:p>
          </table:table-cell>
          <table:table-cell table:formula="of:=([.Q599]^3)*[.L$22]+([.Q599]^2)*[.L$2]+[.Q599]*[.ML807]" office:value-type="float" office:value="147.39062859">
            <text:p>147,3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599]+10" office:value-type="float" office:value="5941">
            <text:p>5941</text:p>
          </table:table-cell>
          <table:table-cell table:formula="of:=([.Q600]^3)*[.L$22]+([.Q600]^2)*[.L$2]+[.Q600]*[.ML808]" office:value-type="float" office:value="147.88806539">
            <text:p>147,8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00]+10" office:value-type="float" office:value="5951">
            <text:p>5951</text:p>
          </table:table-cell>
          <table:table-cell table:formula="of:=([.Q601]^3)*[.L$22]+([.Q601]^2)*[.L$2]+[.Q601]*[.ML809]" office:value-type="float" office:value="148.38634019">
            <text:p>148,3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01]+10" office:value-type="float" office:value="5961">
            <text:p>5961</text:p>
          </table:table-cell>
          <table:table-cell table:formula="of:=([.Q602]^3)*[.L$22]+([.Q602]^2)*[.L$2]+[.Q602]*[.ML810]" office:value-type="float" office:value="148.88545299">
            <text:p>148,8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02]+10" office:value-type="float" office:value="5971">
            <text:p>5971</text:p>
          </table:table-cell>
          <table:table-cell table:formula="of:=([.Q603]^3)*[.L$22]+([.Q603]^2)*[.L$2]+[.Q603]*[.ML811]" office:value-type="float" office:value="149.38540379">
            <text:p>149,3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03]+10" office:value-type="float" office:value="5981">
            <text:p>5981</text:p>
          </table:table-cell>
          <table:table-cell table:formula="of:=([.Q604]^3)*[.L$22]+([.Q604]^2)*[.L$2]+[.Q604]*[.ML812]" office:value-type="float" office:value="149.88619259">
            <text:p>149,8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04]+10" office:value-type="float" office:value="5991">
            <text:p>5991</text:p>
          </table:table-cell>
          <table:table-cell table:formula="of:=([.Q605]^3)*[.L$22]+([.Q605]^2)*[.L$2]+[.Q605]*[.ML813]" office:value-type="float" office:value="150.38781939">
            <text:p>150,3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05]+10" office:value-type="float" office:value="6001">
            <text:p>6001</text:p>
          </table:table-cell>
          <table:table-cell table:formula="of:=([.Q606]^3)*[.L$22]+([.Q606]^2)*[.L$2]+[.Q606]*[.ML814]" office:value-type="float" office:value="150.89028419">
            <text:p>150,8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06]+10" office:value-type="float" office:value="6011">
            <text:p>6011</text:p>
          </table:table-cell>
          <table:table-cell table:formula="of:=([.Q607]^3)*[.L$22]+([.Q607]^2)*[.L$2]+[.Q607]*[.ML815]" office:value-type="float" office:value="151.39358699">
            <text:p>151,3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07]+10" office:value-type="float" office:value="6021">
            <text:p>6021</text:p>
          </table:table-cell>
          <table:table-cell table:formula="of:=([.Q608]^3)*[.L$22]+([.Q608]^2)*[.L$2]+[.Q608]*[.ML816]" office:value-type="float" office:value="151.89772779">
            <text:p>151,8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08]+10" office:value-type="float" office:value="6031">
            <text:p>6031</text:p>
          </table:table-cell>
          <table:table-cell table:formula="of:=([.Q609]^3)*[.L$22]+([.Q609]^2)*[.L$2]+[.Q609]*[.ML817]" office:value-type="float" office:value="152.40270659">
            <text:p>152,4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09]+10" office:value-type="float" office:value="6041">
            <text:p>6041</text:p>
          </table:table-cell>
          <table:table-cell table:formula="of:=([.Q610]^3)*[.L$22]+([.Q610]^2)*[.L$2]+[.Q610]*[.ML818]" office:value-type="float" office:value="152.90852339">
            <text:p>152,9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10]+10" office:value-type="float" office:value="6051">
            <text:p>6051</text:p>
          </table:table-cell>
          <table:table-cell table:formula="of:=([.Q611]^3)*[.L$22]+([.Q611]^2)*[.L$2]+[.Q611]*[.ML819]" office:value-type="float" office:value="153.41517819">
            <text:p>153,4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11]+10" office:value-type="float" office:value="6061">
            <text:p>6061</text:p>
          </table:table-cell>
          <table:table-cell table:formula="of:=([.Q612]^3)*[.L$22]+([.Q612]^2)*[.L$2]+[.Q612]*[.ML820]" office:value-type="float" office:value="153.92267099">
            <text:p>153,92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12]+10" office:value-type="float" office:value="6071">
            <text:p>6071</text:p>
          </table:table-cell>
          <table:table-cell table:formula="of:=([.Q613]^3)*[.L$22]+([.Q613]^2)*[.L$2]+[.Q613]*[.ML821]" office:value-type="float" office:value="154.43100179">
            <text:p>154,4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13]+10" office:value-type="float" office:value="6081">
            <text:p>6081</text:p>
          </table:table-cell>
          <table:table-cell table:formula="of:=([.Q614]^3)*[.L$22]+([.Q614]^2)*[.L$2]+[.Q614]*[.ML822]" office:value-type="float" office:value="154.94017059">
            <text:p>154,9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14]+10" office:value-type="float" office:value="6091">
            <text:p>6091</text:p>
          </table:table-cell>
          <table:table-cell table:formula="of:=([.Q615]^3)*[.L$22]+([.Q615]^2)*[.L$2]+[.Q615]*[.ML823]" office:value-type="float" office:value="155.45017739">
            <text:p>155,4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15]+10" office:value-type="float" office:value="6101">
            <text:p>6101</text:p>
          </table:table-cell>
          <table:table-cell table:formula="of:=([.Q616]^3)*[.L$22]+([.Q616]^2)*[.L$2]+[.Q616]*[.ML824]" office:value-type="float" office:value="155.96102219">
            <text:p>155,9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16]+10" office:value-type="float" office:value="6111">
            <text:p>6111</text:p>
          </table:table-cell>
          <table:table-cell table:formula="of:=([.Q617]^3)*[.L$22]+([.Q617]^2)*[.L$2]+[.Q617]*[.ML825]" office:value-type="float" office:value="156.47270499">
            <text:p>156,4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17]+10" office:value-type="float" office:value="6121">
            <text:p>6121</text:p>
          </table:table-cell>
          <table:table-cell table:formula="of:=([.Q618]^3)*[.L$22]+([.Q618]^2)*[.L$2]+[.Q618]*[.ML826]" office:value-type="float" office:value="156.98522579">
            <text:p>156,9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18]+10" office:value-type="float" office:value="6131">
            <text:p>6131</text:p>
          </table:table-cell>
          <table:table-cell table:formula="of:=([.Q619]^3)*[.L$22]+([.Q619]^2)*[.L$2]+[.Q619]*[.ML827]" office:value-type="float" office:value="157.49858459">
            <text:p>157,4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19]+10" office:value-type="float" office:value="6141">
            <text:p>6141</text:p>
          </table:table-cell>
          <table:table-cell table:formula="of:=([.Q620]^3)*[.L$22]+([.Q620]^2)*[.L$2]+[.Q620]*[.ML828]" office:value-type="float" office:value="158.01278139">
            <text:p>158,0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20]+10" office:value-type="float" office:value="6151">
            <text:p>6151</text:p>
          </table:table-cell>
          <table:table-cell table:formula="of:=([.Q621]^3)*[.L$22]+([.Q621]^2)*[.L$2]+[.Q621]*[.ML829]" office:value-type="float" office:value="158.52781619">
            <text:p>158,52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21]+10" office:value-type="float" office:value="6161">
            <text:p>6161</text:p>
          </table:table-cell>
          <table:table-cell table:formula="of:=([.Q622]^3)*[.L$22]+([.Q622]^2)*[.L$2]+[.Q622]*[.ML830]" office:value-type="float" office:value="159.04368899">
            <text:p>159,0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22]+10" office:value-type="float" office:value="6171">
            <text:p>6171</text:p>
          </table:table-cell>
          <table:table-cell table:formula="of:=([.Q623]^3)*[.L$22]+([.Q623]^2)*[.L$2]+[.Q623]*[.ML831]" office:value-type="float" office:value="159.56039979">
            <text:p>159,56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23]+10" office:value-type="float" office:value="6181">
            <text:p>6181</text:p>
          </table:table-cell>
          <table:table-cell table:formula="of:=([.Q624]^3)*[.L$22]+([.Q624]^2)*[.L$2]+[.Q624]*[.ML832]" office:value-type="float" office:value="160.07794859">
            <text:p>160,0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24]+10" office:value-type="float" office:value="6191">
            <text:p>6191</text:p>
          </table:table-cell>
          <table:table-cell table:formula="of:=([.Q625]^3)*[.L$22]+([.Q625]^2)*[.L$2]+[.Q625]*[.ML833]" office:value-type="float" office:value="160.59633539">
            <text:p>160,5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25]+10" office:value-type="float" office:value="6201">
            <text:p>6201</text:p>
          </table:table-cell>
          <table:table-cell table:formula="of:=([.Q626]^3)*[.L$22]+([.Q626]^2)*[.L$2]+[.Q626]*[.ML834]" office:value-type="float" office:value="161.11556019">
            <text:p>161,1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26]+10" office:value-type="float" office:value="6211">
            <text:p>6211</text:p>
          </table:table-cell>
          <table:table-cell table:formula="of:=([.Q627]^3)*[.L$22]+([.Q627]^2)*[.L$2]+[.Q627]*[.ML835]" office:value-type="float" office:value="161.63562299">
            <text:p>161,6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27]+10" office:value-type="float" office:value="6221">
            <text:p>6221</text:p>
          </table:table-cell>
          <table:table-cell table:formula="of:=([.Q628]^3)*[.L$22]+([.Q628]^2)*[.L$2]+[.Q628]*[.ML836]" office:value-type="float" office:value="162.15652379">
            <text:p>162,1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28]+10" office:value-type="float" office:value="6231">
            <text:p>6231</text:p>
          </table:table-cell>
          <table:table-cell table:formula="of:=([.Q629]^3)*[.L$22]+([.Q629]^2)*[.L$2]+[.Q629]*[.ML837]" office:value-type="float" office:value="162.67826259">
            <text:p>162,6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29]+10" office:value-type="float" office:value="6241">
            <text:p>6241</text:p>
          </table:table-cell>
          <table:table-cell table:formula="of:=([.Q630]^3)*[.L$22]+([.Q630]^2)*[.L$2]+[.Q630]*[.ML838]" office:value-type="float" office:value="163.20083939">
            <text:p>163,2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30]+10" office:value-type="float" office:value="6251">
            <text:p>6251</text:p>
          </table:table-cell>
          <table:table-cell table:formula="of:=([.Q631]^3)*[.L$22]+([.Q631]^2)*[.L$2]+[.Q631]*[.ML839]" office:value-type="float" office:value="163.72425419">
            <text:p>163,7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31]+10" office:value-type="float" office:value="6261">
            <text:p>6261</text:p>
          </table:table-cell>
          <table:table-cell table:formula="of:=([.Q632]^3)*[.L$22]+([.Q632]^2)*[.L$2]+[.Q632]*[.ML840]" office:value-type="float" office:value="164.24850699">
            <text:p>164,2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32]+10" office:value-type="float" office:value="6271">
            <text:p>6271</text:p>
          </table:table-cell>
          <table:table-cell table:formula="of:=([.Q633]^3)*[.L$22]+([.Q633]^2)*[.L$2]+[.Q633]*[.ML841]" office:value-type="float" office:value="164.77359779">
            <text:p>164,7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33]+10" office:value-type="float" office:value="6281">
            <text:p>6281</text:p>
          </table:table-cell>
          <table:table-cell table:formula="of:=([.Q634]^3)*[.L$22]+([.Q634]^2)*[.L$2]+[.Q634]*[.ML842]" office:value-type="float" office:value="165.29952659">
            <text:p>165,3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34]+10" office:value-type="float" office:value="6291">
            <text:p>6291</text:p>
          </table:table-cell>
          <table:table-cell table:formula="of:=([.Q635]^3)*[.L$22]+([.Q635]^2)*[.L$2]+[.Q635]*[.ML843]" office:value-type="float" office:value="165.82629339">
            <text:p>165,82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35]+10" office:value-type="float" office:value="6301">
            <text:p>6301</text:p>
          </table:table-cell>
          <table:table-cell table:formula="of:=([.Q636]^3)*[.L$22]+([.Q636]^2)*[.L$2]+[.Q636]*[.ML844]" office:value-type="float" office:value="166.35389819">
            <text:p>166,3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36]+10" office:value-type="float" office:value="6311">
            <text:p>6311</text:p>
          </table:table-cell>
          <table:table-cell table:formula="of:=([.Q637]^3)*[.L$22]+([.Q637]^2)*[.L$2]+[.Q637]*[.ML845]" office:value-type="float" office:value="166.88234099">
            <text:p>166,8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37]+10" office:value-type="float" office:value="6321">
            <text:p>6321</text:p>
          </table:table-cell>
          <table:table-cell table:formula="of:=([.Q638]^3)*[.L$22]+([.Q638]^2)*[.L$2]+[.Q638]*[.ML846]" office:value-type="float" office:value="167.41162179">
            <text:p>167,4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38]+10" office:value-type="float" office:value="6331">
            <text:p>6331</text:p>
          </table:table-cell>
          <table:table-cell table:formula="of:=([.Q639]^3)*[.L$22]+([.Q639]^2)*[.L$2]+[.Q639]*[.ML847]" office:value-type="float" office:value="167.94174059">
            <text:p>167,9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39]+10" office:value-type="float" office:value="6341">
            <text:p>6341</text:p>
          </table:table-cell>
          <table:table-cell table:formula="of:=([.Q640]^3)*[.L$22]+([.Q640]^2)*[.L$2]+[.Q640]*[.ML848]" office:value-type="float" office:value="168.47269739">
            <text:p>168,4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40]+10" office:value-type="float" office:value="6351">
            <text:p>6351</text:p>
          </table:table-cell>
          <table:table-cell table:formula="of:=([.Q641]^3)*[.L$22]+([.Q641]^2)*[.L$2]+[.Q641]*[.ML849]" office:value-type="float" office:value="169.00449219">
            <text:p>169,0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41]+10" office:value-type="float" office:value="6361">
            <text:p>6361</text:p>
          </table:table-cell>
          <table:table-cell table:formula="of:=([.Q642]^3)*[.L$22]+([.Q642]^2)*[.L$2]+[.Q642]*[.ML850]" office:value-type="float" office:value="169.53712499">
            <text:p>169,5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42]+10" office:value-type="float" office:value="6371">
            <text:p>6371</text:p>
          </table:table-cell>
          <table:table-cell table:formula="of:=([.Q643]^3)*[.L$22]+([.Q643]^2)*[.L$2]+[.Q643]*[.ML851]" office:value-type="float" office:value="170.07059579">
            <text:p>170,0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43]+10" office:value-type="float" office:value="6381">
            <text:p>6381</text:p>
          </table:table-cell>
          <table:table-cell table:formula="of:=([.Q644]^3)*[.L$22]+([.Q644]^2)*[.L$2]+[.Q644]*[.ML852]" office:value-type="float" office:value="170.60490459">
            <text:p>170,6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44]+10" office:value-type="float" office:value="6391">
            <text:p>6391</text:p>
          </table:table-cell>
          <table:table-cell table:formula="of:=([.Q645]^3)*[.L$22]+([.Q645]^2)*[.L$2]+[.Q645]*[.ML853]" office:value-type="float" office:value="171.14005139">
            <text:p>171,1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45]+10" office:value-type="float" office:value="6401">
            <text:p>6401</text:p>
          </table:table-cell>
          <table:table-cell table:formula="of:=([.Q646]^3)*[.L$22]+([.Q646]^2)*[.L$2]+[.Q646]*[.ML854]" office:value-type="float" office:value="171.67603619">
            <text:p>171,6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46]+10" office:value-type="float" office:value="6411">
            <text:p>6411</text:p>
          </table:table-cell>
          <table:table-cell table:formula="of:=([.Q647]^3)*[.L$22]+([.Q647]^2)*[.L$2]+[.Q647]*[.ML855]" office:value-type="float" office:value="172.21285899">
            <text:p>172,2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47]+10" office:value-type="float" office:value="6421">
            <text:p>6421</text:p>
          </table:table-cell>
          <table:table-cell table:formula="of:=([.Q648]^3)*[.L$22]+([.Q648]^2)*[.L$2]+[.Q648]*[.ML856]" office:value-type="float" office:value="172.75051979">
            <text:p>172,7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48]+10" office:value-type="float" office:value="6431">
            <text:p>6431</text:p>
          </table:table-cell>
          <table:table-cell table:formula="of:=([.Q649]^3)*[.L$22]+([.Q649]^2)*[.L$2]+[.Q649]*[.ML857]" office:value-type="float" office:value="173.28901859">
            <text:p>173,2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49]+10" office:value-type="float" office:value="6441">
            <text:p>6441</text:p>
          </table:table-cell>
          <table:table-cell table:formula="of:=([.Q650]^3)*[.L$22]+([.Q650]^2)*[.L$2]+[.Q650]*[.ML858]" office:value-type="float" office:value="173.82835539">
            <text:p>173,82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50]+10" office:value-type="float" office:value="6451">
            <text:p>6451</text:p>
          </table:table-cell>
          <table:table-cell table:formula="of:=([.Q651]^3)*[.L$22]+([.Q651]^2)*[.L$2]+[.Q651]*[.ML859]" office:value-type="float" office:value="174.36853019">
            <text:p>174,3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51]+10" office:value-type="float" office:value="6461">
            <text:p>6461</text:p>
          </table:table-cell>
          <table:table-cell table:formula="of:=([.Q652]^3)*[.L$22]+([.Q652]^2)*[.L$2]+[.Q652]*[.ML860]" office:value-type="float" office:value="174.90954299">
            <text:p>174,9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52]+10" office:value-type="float" office:value="6471">
            <text:p>6471</text:p>
          </table:table-cell>
          <table:table-cell table:formula="of:=([.Q653]^3)*[.L$22]+([.Q653]^2)*[.L$2]+[.Q653]*[.ML861]" office:value-type="float" office:value="175.45139379">
            <text:p>175,4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53]+10" office:value-type="float" office:value="6481">
            <text:p>6481</text:p>
          </table:table-cell>
          <table:table-cell table:formula="of:=([.Q654]^3)*[.L$22]+([.Q654]^2)*[.L$2]+[.Q654]*[.ML862]" office:value-type="float" office:value="175.99408259">
            <text:p>175,9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54]+10" office:value-type="float" office:value="6491">
            <text:p>6491</text:p>
          </table:table-cell>
          <table:table-cell table:formula="of:=([.Q655]^3)*[.L$22]+([.Q655]^2)*[.L$2]+[.Q655]*[.ML863]" office:value-type="float" office:value="176.53760939">
            <text:p>176,5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55]+10" office:value-type="float" office:value="6501">
            <text:p>6501</text:p>
          </table:table-cell>
          <table:table-cell table:formula="of:=([.Q656]^3)*[.L$22]+([.Q656]^2)*[.L$2]+[.Q656]*[.ML864]" office:value-type="float" office:value="177.08197419">
            <text:p>177,0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56]+10" office:value-type="float" office:value="6511">
            <text:p>6511</text:p>
          </table:table-cell>
          <table:table-cell table:formula="of:=([.Q657]^3)*[.L$22]+([.Q657]^2)*[.L$2]+[.Q657]*[.ML865]" office:value-type="float" office:value="177.62717699">
            <text:p>177,6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57]+10" office:value-type="float" office:value="6521">
            <text:p>6521</text:p>
          </table:table-cell>
          <table:table-cell table:formula="of:=([.Q658]^3)*[.L$22]+([.Q658]^2)*[.L$2]+[.Q658]*[.ML866]" office:value-type="float" office:value="178.17321779">
            <text:p>178,1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58]+10" office:value-type="float" office:value="6531">
            <text:p>6531</text:p>
          </table:table-cell>
          <table:table-cell table:formula="of:=([.Q659]^3)*[.L$22]+([.Q659]^2)*[.L$2]+[.Q659]*[.ML867]" office:value-type="float" office:value="178.72009659">
            <text:p>178,7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59]+10" office:value-type="float" office:value="6541">
            <text:p>6541</text:p>
          </table:table-cell>
          <table:table-cell table:formula="of:=([.Q660]^3)*[.L$22]+([.Q660]^2)*[.L$2]+[.Q660]*[.ML868]" office:value-type="float" office:value="179.26781339">
            <text:p>179,2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60]+10" office:value-type="float" office:value="6551">
            <text:p>6551</text:p>
          </table:table-cell>
          <table:table-cell table:formula="of:=([.Q661]^3)*[.L$22]+([.Q661]^2)*[.L$2]+[.Q661]*[.ML869]" office:value-type="float" office:value="179.81636819">
            <text:p>179,8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61]+10" office:value-type="float" office:value="6561">
            <text:p>6561</text:p>
          </table:table-cell>
          <table:table-cell table:formula="of:=([.Q662]^3)*[.L$22]+([.Q662]^2)*[.L$2]+[.Q662]*[.ML870]" office:value-type="float" office:value="180.36576099">
            <text:p>180,3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62]+10" office:value-type="float" office:value="6571">
            <text:p>6571</text:p>
          </table:table-cell>
          <table:table-cell table:formula="of:=([.Q663]^3)*[.L$22]+([.Q663]^2)*[.L$2]+[.Q663]*[.ML871]" office:value-type="float" office:value="180.91599179">
            <text:p>180,9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63]+10" office:value-type="float" office:value="6581">
            <text:p>6581</text:p>
          </table:table-cell>
          <table:table-cell table:formula="of:=([.Q664]^3)*[.L$22]+([.Q664]^2)*[.L$2]+[.Q664]*[.ML872]" office:value-type="float" office:value="181.46706059">
            <text:p>181,46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64]+10" office:value-type="float" office:value="6591">
            <text:p>6591</text:p>
          </table:table-cell>
          <table:table-cell table:formula="of:=([.Q665]^3)*[.L$22]+([.Q665]^2)*[.L$2]+[.Q665]*[.ML873]" office:value-type="float" office:value="182.01896739">
            <text:p>182,0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65]+10" office:value-type="float" office:value="6601">
            <text:p>6601</text:p>
          </table:table-cell>
          <table:table-cell table:formula="of:=([.Q666]^3)*[.L$22]+([.Q666]^2)*[.L$2]+[.Q666]*[.ML874]" office:value-type="float" office:value="182.57171219">
            <text:p>182,5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66]+10" office:value-type="float" office:value="6611">
            <text:p>6611</text:p>
          </table:table-cell>
          <table:table-cell table:formula="of:=([.Q667]^3)*[.L$22]+([.Q667]^2)*[.L$2]+[.Q667]*[.ML875]" office:value-type="float" office:value="183.12529499">
            <text:p>183,1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67]+10" office:value-type="float" office:value="6621">
            <text:p>6621</text:p>
          </table:table-cell>
          <table:table-cell table:formula="of:=([.Q668]^3)*[.L$22]+([.Q668]^2)*[.L$2]+[.Q668]*[.ML876]" office:value-type="float" office:value="183.67971579">
            <text:p>183,6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68]+10" office:value-type="float" office:value="6631">
            <text:p>6631</text:p>
          </table:table-cell>
          <table:table-cell table:formula="of:=([.Q669]^3)*[.L$22]+([.Q669]^2)*[.L$2]+[.Q669]*[.ML877]" office:value-type="float" office:value="184.23497459">
            <text:p>184,2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69]+10" office:value-type="float" office:value="6641">
            <text:p>6641</text:p>
          </table:table-cell>
          <table:table-cell table:formula="of:=([.Q670]^3)*[.L$22]+([.Q670]^2)*[.L$2]+[.Q670]*[.ML878]" office:value-type="float" office:value="184.79107139">
            <text:p>184,7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70]+10" office:value-type="float" office:value="6651">
            <text:p>6651</text:p>
          </table:table-cell>
          <table:table-cell table:formula="of:=([.Q671]^3)*[.L$22]+([.Q671]^2)*[.L$2]+[.Q671]*[.ML879]" office:value-type="float" office:value="185.34800619">
            <text:p>185,3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71]+10" office:value-type="float" office:value="6661">
            <text:p>6661</text:p>
          </table:table-cell>
          <table:table-cell table:formula="of:=([.Q672]^3)*[.L$22]+([.Q672]^2)*[.L$2]+[.Q672]*[.ML880]" office:value-type="float" office:value="185.90577899">
            <text:p>185,9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72]+10" office:value-type="float" office:value="6671">
            <text:p>6671</text:p>
          </table:table-cell>
          <table:table-cell table:formula="of:=([.Q673]^3)*[.L$22]+([.Q673]^2)*[.L$2]+[.Q673]*[.ML881]" office:value-type="float" office:value="186.46438979">
            <text:p>186,4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73]+10" office:value-type="float" office:value="6681">
            <text:p>6681</text:p>
          </table:table-cell>
          <table:table-cell table:formula="of:=([.Q674]^3)*[.L$22]+([.Q674]^2)*[.L$2]+[.Q674]*[.ML882]" office:value-type="float" office:value="187.02383859">
            <text:p>187,0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74]+10" office:value-type="float" office:value="6691">
            <text:p>6691</text:p>
          </table:table-cell>
          <table:table-cell table:formula="of:=([.Q675]^3)*[.L$22]+([.Q675]^2)*[.L$2]+[.Q675]*[.ML883]" office:value-type="float" office:value="187.58412539">
            <text:p>187,5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75]+10" office:value-type="float" office:value="6701">
            <text:p>6701</text:p>
          </table:table-cell>
          <table:table-cell table:formula="of:=([.Q676]^3)*[.L$22]+([.Q676]^2)*[.L$2]+[.Q676]*[.ML884]" office:value-type="float" office:value="188.14525019">
            <text:p>188,1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76]+10" office:value-type="float" office:value="6711">
            <text:p>6711</text:p>
          </table:table-cell>
          <table:table-cell table:formula="of:=([.Q677]^3)*[.L$22]+([.Q677]^2)*[.L$2]+[.Q677]*[.ML885]" office:value-type="float" office:value="188.70721299">
            <text:p>188,7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77]+10" office:value-type="float" office:value="6721">
            <text:p>6721</text:p>
          </table:table-cell>
          <table:table-cell table:formula="of:=([.Q678]^3)*[.L$22]+([.Q678]^2)*[.L$2]+[.Q678]*[.ML886]" office:value-type="float" office:value="189.27001379">
            <text:p>189,2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78]+10" office:value-type="float" office:value="6731">
            <text:p>6731</text:p>
          </table:table-cell>
          <table:table-cell table:formula="of:=([.Q679]^3)*[.L$22]+([.Q679]^2)*[.L$2]+[.Q679]*[.ML887]" office:value-type="float" office:value="189.83365259">
            <text:p>189,8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79]+10" office:value-type="float" office:value="6741">
            <text:p>6741</text:p>
          </table:table-cell>
          <table:table-cell table:formula="of:=([.Q680]^3)*[.L$22]+([.Q680]^2)*[.L$2]+[.Q680]*[.ML888]" office:value-type="float" office:value="190.39812939">
            <text:p>190,3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80]+10" office:value-type="float" office:value="6751">
            <text:p>6751</text:p>
          </table:table-cell>
          <table:table-cell table:formula="of:=([.Q681]^3)*[.L$22]+([.Q681]^2)*[.L$2]+[.Q681]*[.ML889]" office:value-type="float" office:value="190.96344419">
            <text:p>190,9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81]+10" office:value-type="float" office:value="6761">
            <text:p>6761</text:p>
          </table:table-cell>
          <table:table-cell table:formula="of:=([.Q682]^3)*[.L$22]+([.Q682]^2)*[.L$2]+[.Q682]*[.ML890]" office:value-type="float" office:value="191.52959699">
            <text:p>191,5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82]+10" office:value-type="float" office:value="6771">
            <text:p>6771</text:p>
          </table:table-cell>
          <table:table-cell table:formula="of:=([.Q683]^3)*[.L$22]+([.Q683]^2)*[.L$2]+[.Q683]*[.ML891]" office:value-type="float" office:value="192.09658779">
            <text:p>192,0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83]+10" office:value-type="float" office:value="6781">
            <text:p>6781</text:p>
          </table:table-cell>
          <table:table-cell table:formula="of:=([.Q684]^3)*[.L$22]+([.Q684]^2)*[.L$2]+[.Q684]*[.ML892]" office:value-type="float" office:value="192.66441659">
            <text:p>192,6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84]+10" office:value-type="float" office:value="6791">
            <text:p>6791</text:p>
          </table:table-cell>
          <table:table-cell table:formula="of:=([.Q685]^3)*[.L$22]+([.Q685]^2)*[.L$2]+[.Q685]*[.ML893]" office:value-type="float" office:value="193.23308339">
            <text:p>193,2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85]+10" office:value-type="float" office:value="6801">
            <text:p>6801</text:p>
          </table:table-cell>
          <table:table-cell table:formula="of:=([.Q686]^3)*[.L$22]+([.Q686]^2)*[.L$2]+[.Q686]*[.ML894]" office:value-type="float" office:value="193.80258819">
            <text:p>193,8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86]+10" office:value-type="float" office:value="6811">
            <text:p>6811</text:p>
          </table:table-cell>
          <table:table-cell table:formula="of:=([.Q687]^3)*[.L$22]+([.Q687]^2)*[.L$2]+[.Q687]*[.ML895]" office:value-type="float" office:value="194.37293099">
            <text:p>194,3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87]+10" office:value-type="float" office:value="6821">
            <text:p>6821</text:p>
          </table:table-cell>
          <table:table-cell table:formula="of:=([.Q688]^3)*[.L$22]+([.Q688]^2)*[.L$2]+[.Q688]*[.ML896]" office:value-type="float" office:value="194.94411179">
            <text:p>194,9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88]+10" office:value-type="float" office:value="6831">
            <text:p>6831</text:p>
          </table:table-cell>
          <table:table-cell table:formula="of:=([.Q689]^3)*[.L$22]+([.Q689]^2)*[.L$2]+[.Q689]*[.ML897]" office:value-type="float" office:value="195.51613059">
            <text:p>195,5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89]+10" office:value-type="float" office:value="6841">
            <text:p>6841</text:p>
          </table:table-cell>
          <table:table-cell table:formula="of:=([.Q690]^3)*[.L$22]+([.Q690]^2)*[.L$2]+[.Q690]*[.ML898]" office:value-type="float" office:value="196.08898739">
            <text:p>196,0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90]+10" office:value-type="float" office:value="6851">
            <text:p>6851</text:p>
          </table:table-cell>
          <table:table-cell table:formula="of:=([.Q691]^3)*[.L$22]+([.Q691]^2)*[.L$2]+[.Q691]*[.ML899]" office:value-type="float" office:value="196.66268219">
            <text:p>196,6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91]+10" office:value-type="float" office:value="6861">
            <text:p>6861</text:p>
          </table:table-cell>
          <table:table-cell table:formula="of:=([.Q692]^3)*[.L$22]+([.Q692]^2)*[.L$2]+[.Q692]*[.ML900]" office:value-type="float" office:value="197.23721499">
            <text:p>197,2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92]+10" office:value-type="float" office:value="6871">
            <text:p>6871</text:p>
          </table:table-cell>
          <table:table-cell table:formula="of:=([.Q693]^3)*[.L$22]+([.Q693]^2)*[.L$2]+[.Q693]*[.ML901]" office:value-type="float" office:value="197.81258579">
            <text:p>197,8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93]+10" office:value-type="float" office:value="6881">
            <text:p>6881</text:p>
          </table:table-cell>
          <table:table-cell table:formula="of:=([.Q694]^3)*[.L$22]+([.Q694]^2)*[.L$2]+[.Q694]*[.ML902]" office:value-type="float" office:value="198.38879459">
            <text:p>198,3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94]+10" office:value-type="float" office:value="6891">
            <text:p>6891</text:p>
          </table:table-cell>
          <table:table-cell table:formula="of:=([.Q695]^3)*[.L$22]+([.Q695]^2)*[.L$2]+[.Q695]*[.ML903]" office:value-type="float" office:value="198.96584139">
            <text:p>198,9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95]+10" office:value-type="float" office:value="6901">
            <text:p>6901</text:p>
          </table:table-cell>
          <table:table-cell table:formula="of:=([.Q696]^3)*[.L$22]+([.Q696]^2)*[.L$2]+[.Q696]*[.ML904]" office:value-type="float" office:value="199.54372619">
            <text:p>199,5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96]+10" office:value-type="float" office:value="6911">
            <text:p>6911</text:p>
          </table:table-cell>
          <table:table-cell table:formula="of:=([.Q697]^3)*[.L$22]+([.Q697]^2)*[.L$2]+[.Q697]*[.ML905]" office:value-type="float" office:value="200.12244899">
            <text:p>200,1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97]+10" office:value-type="float" office:value="6921">
            <text:p>6921</text:p>
          </table:table-cell>
          <table:table-cell table:formula="of:=([.Q698]^3)*[.L$22]+([.Q698]^2)*[.L$2]+[.Q698]*[.ML906]" office:value-type="float" office:value="200.70200979">
            <text:p>200,7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98]+10" office:value-type="float" office:value="6931">
            <text:p>6931</text:p>
          </table:table-cell>
          <table:table-cell table:formula="of:=([.Q699]^3)*[.L$22]+([.Q699]^2)*[.L$2]+[.Q699]*[.ML907]" office:value-type="float" office:value="201.28240859">
            <text:p>201,2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699]+10" office:value-type="float" office:value="6941">
            <text:p>6941</text:p>
          </table:table-cell>
          <table:table-cell table:formula="of:=([.Q700]^3)*[.L$22]+([.Q700]^2)*[.L$2]+[.Q700]*[.ML908]" office:value-type="float" office:value="201.86364539">
            <text:p>201,8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00]+10" office:value-type="float" office:value="6951">
            <text:p>6951</text:p>
          </table:table-cell>
          <table:table-cell table:formula="of:=([.Q701]^3)*[.L$22]+([.Q701]^2)*[.L$2]+[.Q701]*[.ML909]" office:value-type="float" office:value="202.44572019">
            <text:p>202,4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01]+10" office:value-type="float" office:value="6961">
            <text:p>6961</text:p>
          </table:table-cell>
          <table:table-cell table:formula="of:=([.Q702]^3)*[.L$22]+([.Q702]^2)*[.L$2]+[.Q702]*[.ML910]" office:value-type="float" office:value="203.02863299">
            <text:p>203,02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02]+10" office:value-type="float" office:value="6971">
            <text:p>6971</text:p>
          </table:table-cell>
          <table:table-cell table:formula="of:=([.Q703]^3)*[.L$22]+([.Q703]^2)*[.L$2]+[.Q703]*[.ML911]" office:value-type="float" office:value="203.61238379">
            <text:p>203,6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03]+10" office:value-type="float" office:value="6981">
            <text:p>6981</text:p>
          </table:table-cell>
          <table:table-cell table:formula="of:=([.Q704]^3)*[.L$22]+([.Q704]^2)*[.L$2]+[.Q704]*[.ML912]" office:value-type="float" office:value="204.19697259">
            <text:p>204,1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04]+10" office:value-type="float" office:value="6991">
            <text:p>6991</text:p>
          </table:table-cell>
          <table:table-cell table:formula="of:=([.Q705]^3)*[.L$22]+([.Q705]^2)*[.L$2]+[.Q705]*[.ML913]" office:value-type="float" office:value="204.78239939">
            <text:p>204,7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05]+10" office:value-type="float" office:value="7001">
            <text:p>7001</text:p>
          </table:table-cell>
          <table:table-cell table:formula="of:=([.Q706]^3)*[.L$22]+([.Q706]^2)*[.L$2]+[.Q706]*[.ML914]" office:value-type="float" office:value="205.36866419">
            <text:p>205,3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06]+10" office:value-type="float" office:value="7011">
            <text:p>7011</text:p>
          </table:table-cell>
          <table:table-cell table:formula="of:=([.Q707]^3)*[.L$22]+([.Q707]^2)*[.L$2]+[.Q707]*[.ML915]" office:value-type="float" office:value="205.95576699">
            <text:p>205,9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07]+10" office:value-type="float" office:value="7021">
            <text:p>7021</text:p>
          </table:table-cell>
          <table:table-cell table:formula="of:=([.Q708]^3)*[.L$22]+([.Q708]^2)*[.L$2]+[.Q708]*[.ML916]" office:value-type="float" office:value="206.54370779">
            <text:p>206,5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08]+10" office:value-type="float" office:value="7031">
            <text:p>7031</text:p>
          </table:table-cell>
          <table:table-cell table:formula="of:=([.Q709]^3)*[.L$22]+([.Q709]^2)*[.L$2]+[.Q709]*[.ML917]" office:value-type="float" office:value="207.13248659">
            <text:p>207,1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09]+10" office:value-type="float" office:value="7041">
            <text:p>7041</text:p>
          </table:table-cell>
          <table:table-cell table:formula="of:=([.Q710]^3)*[.L$22]+([.Q710]^2)*[.L$2]+[.Q710]*[.ML918]" office:value-type="float" office:value="207.72210339">
            <text:p>207,7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10]+10" office:value-type="float" office:value="7051">
            <text:p>7051</text:p>
          </table:table-cell>
          <table:table-cell table:formula="of:=([.Q711]^3)*[.L$22]+([.Q711]^2)*[.L$2]+[.Q711]*[.ML919]" office:value-type="float" office:value="208.31255819">
            <text:p>208,3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11]+10" office:value-type="float" office:value="7061">
            <text:p>7061</text:p>
          </table:table-cell>
          <table:table-cell table:formula="of:=([.Q712]^3)*[.L$22]+([.Q712]^2)*[.L$2]+[.Q712]*[.ML920]" office:value-type="float" office:value="208.90385099">
            <text:p>208,9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12]+10" office:value-type="float" office:value="7071">
            <text:p>7071</text:p>
          </table:table-cell>
          <table:table-cell table:formula="of:=([.Q713]^3)*[.L$22]+([.Q713]^2)*[.L$2]+[.Q713]*[.ML921]" office:value-type="float" office:value="209.49598179">
            <text:p>209,4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13]+10" office:value-type="float" office:value="7081">
            <text:p>7081</text:p>
          </table:table-cell>
          <table:table-cell table:formula="of:=([.Q714]^3)*[.L$22]+([.Q714]^2)*[.L$2]+[.Q714]*[.ML922]" office:value-type="float" office:value="210.08895059">
            <text:p>210,0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14]+10" office:value-type="float" office:value="7091">
            <text:p>7091</text:p>
          </table:table-cell>
          <table:table-cell table:formula="of:=([.Q715]^3)*[.L$22]+([.Q715]^2)*[.L$2]+[.Q715]*[.ML923]" office:value-type="float" office:value="210.68275739">
            <text:p>210,6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15]+10" office:value-type="float" office:value="7101">
            <text:p>7101</text:p>
          </table:table-cell>
          <table:table-cell table:formula="of:=([.Q716]^3)*[.L$22]+([.Q716]^2)*[.L$2]+[.Q716]*[.ML924]" office:value-type="float" office:value="211.27740219">
            <text:p>211,2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16]+10" office:value-type="float" office:value="7111">
            <text:p>7111</text:p>
          </table:table-cell>
          <table:table-cell table:formula="of:=([.Q717]^3)*[.L$22]+([.Q717]^2)*[.L$2]+[.Q717]*[.ML925]" office:value-type="float" office:value="211.87288499">
            <text:p>211,8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17]+10" office:value-type="float" office:value="7121">
            <text:p>7121</text:p>
          </table:table-cell>
          <table:table-cell table:formula="of:=([.Q718]^3)*[.L$22]+([.Q718]^2)*[.L$2]+[.Q718]*[.ML926]" office:value-type="float" office:value="212.46920579">
            <text:p>212,4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18]+10" office:value-type="float" office:value="7131">
            <text:p>7131</text:p>
          </table:table-cell>
          <table:table-cell table:formula="of:=([.Q719]^3)*[.L$22]+([.Q719]^2)*[.L$2]+[.Q719]*[.ML927]" office:value-type="float" office:value="213.06636459">
            <text:p>213,0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19]+10" office:value-type="float" office:value="7141">
            <text:p>7141</text:p>
          </table:table-cell>
          <table:table-cell table:formula="of:=([.Q720]^3)*[.L$22]+([.Q720]^2)*[.L$2]+[.Q720]*[.ML928]" office:value-type="float" office:value="213.66436139">
            <text:p>213,6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20]+10" office:value-type="float" office:value="7151">
            <text:p>7151</text:p>
          </table:table-cell>
          <table:table-cell table:formula="of:=([.Q721]^3)*[.L$22]+([.Q721]^2)*[.L$2]+[.Q721]*[.ML929]" office:value-type="float" office:value="214.26319619">
            <text:p>214,2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21]+10" office:value-type="float" office:value="7161">
            <text:p>7161</text:p>
          </table:table-cell>
          <table:table-cell table:formula="of:=([.Q722]^3)*[.L$22]+([.Q722]^2)*[.L$2]+[.Q722]*[.ML930]" office:value-type="float" office:value="214.86286899">
            <text:p>214,8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22]+10" office:value-type="float" office:value="7171">
            <text:p>7171</text:p>
          </table:table-cell>
          <table:table-cell table:formula="of:=([.Q723]^3)*[.L$22]+([.Q723]^2)*[.L$2]+[.Q723]*[.ML931]" office:value-type="float" office:value="215.46337979">
            <text:p>215,4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23]+10" office:value-type="float" office:value="7181">
            <text:p>7181</text:p>
          </table:table-cell>
          <table:table-cell table:formula="of:=([.Q724]^3)*[.L$22]+([.Q724]^2)*[.L$2]+[.Q724]*[.ML932]" office:value-type="float" office:value="216.06472859">
            <text:p>216,0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24]+10" office:value-type="float" office:value="7191">
            <text:p>7191</text:p>
          </table:table-cell>
          <table:table-cell table:formula="of:=([.Q725]^3)*[.L$22]+([.Q725]^2)*[.L$2]+[.Q725]*[.ML933]" office:value-type="float" office:value="216.66691539">
            <text:p>216,66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25]+10" office:value-type="float" office:value="7201">
            <text:p>7201</text:p>
          </table:table-cell>
          <table:table-cell table:formula="of:=([.Q726]^3)*[.L$22]+([.Q726]^2)*[.L$2]+[.Q726]*[.ML934]" office:value-type="float" office:value="217.26994019">
            <text:p>217,2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26]+10" office:value-type="float" office:value="7211">
            <text:p>7211</text:p>
          </table:table-cell>
          <table:table-cell table:formula="of:=([.Q727]^3)*[.L$22]+([.Q727]^2)*[.L$2]+[.Q727]*[.ML935]" office:value-type="float" office:value="217.87380299">
            <text:p>217,8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27]+10" office:value-type="float" office:value="7221">
            <text:p>7221</text:p>
          </table:table-cell>
          <table:table-cell table:formula="of:=([.Q728]^3)*[.L$22]+([.Q728]^2)*[.L$2]+[.Q728]*[.ML936]" office:value-type="float" office:value="218.47850379">
            <text:p>218,4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28]+10" office:value-type="float" office:value="7231">
            <text:p>7231</text:p>
          </table:table-cell>
          <table:table-cell table:formula="of:=([.Q729]^3)*[.L$22]+([.Q729]^2)*[.L$2]+[.Q729]*[.ML937]" office:value-type="float" office:value="219.08404259">
            <text:p>219,0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29]+10" office:value-type="float" office:value="7241">
            <text:p>7241</text:p>
          </table:table-cell>
          <table:table-cell table:formula="of:=([.Q730]^3)*[.L$22]+([.Q730]^2)*[.L$2]+[.Q730]*[.ML938]" office:value-type="float" office:value="219.69041939">
            <text:p>219,6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30]+10" office:value-type="float" office:value="7251">
            <text:p>7251</text:p>
          </table:table-cell>
          <table:table-cell table:formula="of:=([.Q731]^3)*[.L$22]+([.Q731]^2)*[.L$2]+[.Q731]*[.ML939]" office:value-type="float" office:value="220.29763419">
            <text:p>220,2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31]+10" office:value-type="float" office:value="7261">
            <text:p>7261</text:p>
          </table:table-cell>
          <table:table-cell table:formula="of:=([.Q732]^3)*[.L$22]+([.Q732]^2)*[.L$2]+[.Q732]*[.ML940]" office:value-type="float" office:value="220.90568699">
            <text:p>220,9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32]+10" office:value-type="float" office:value="7271">
            <text:p>7271</text:p>
          </table:table-cell>
          <table:table-cell table:formula="of:=([.Q733]^3)*[.L$22]+([.Q733]^2)*[.L$2]+[.Q733]*[.ML941]" office:value-type="float" office:value="221.51457779">
            <text:p>221,5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33]+10" office:value-type="float" office:value="7281">
            <text:p>7281</text:p>
          </table:table-cell>
          <table:table-cell table:formula="of:=([.Q734]^3)*[.L$22]+([.Q734]^2)*[.L$2]+[.Q734]*[.ML942]" office:value-type="float" office:value="222.12430659">
            <text:p>222,1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34]+10" office:value-type="float" office:value="7291">
            <text:p>7291</text:p>
          </table:table-cell>
          <table:table-cell table:formula="of:=([.Q735]^3)*[.L$22]+([.Q735]^2)*[.L$2]+[.Q735]*[.ML943]" office:value-type="float" office:value="222.73487339">
            <text:p>222,7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35]+10" office:value-type="float" office:value="7301">
            <text:p>7301</text:p>
          </table:table-cell>
          <table:table-cell table:formula="of:=([.Q736]^3)*[.L$22]+([.Q736]^2)*[.L$2]+[.Q736]*[.ML944]" office:value-type="float" office:value="223.34627819">
            <text:p>223,3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36]+10" office:value-type="float" office:value="7311">
            <text:p>7311</text:p>
          </table:table-cell>
          <table:table-cell table:formula="of:=([.Q737]^3)*[.L$22]+([.Q737]^2)*[.L$2]+[.Q737]*[.ML945]" office:value-type="float" office:value="223.95852099">
            <text:p>223,9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37]+10" office:value-type="float" office:value="7321">
            <text:p>7321</text:p>
          </table:table-cell>
          <table:table-cell table:formula="of:=([.Q738]^3)*[.L$22]+([.Q738]^2)*[.L$2]+[.Q738]*[.ML946]" office:value-type="float" office:value="224.57160179">
            <text:p>224,5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38]+10" office:value-type="float" office:value="7331">
            <text:p>7331</text:p>
          </table:table-cell>
          <table:table-cell table:formula="of:=([.Q739]^3)*[.L$22]+([.Q739]^2)*[.L$2]+[.Q739]*[.ML947]" office:value-type="float" office:value="225.18552059">
            <text:p>225,1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39]+10" office:value-type="float" office:value="7341">
            <text:p>7341</text:p>
          </table:table-cell>
          <table:table-cell table:formula="of:=([.Q740]^3)*[.L$22]+([.Q740]^2)*[.L$2]+[.Q740]*[.ML948]" office:value-type="float" office:value="225.80027739">
            <text:p>225,8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40]+10" office:value-type="float" office:value="7351">
            <text:p>7351</text:p>
          </table:table-cell>
          <table:table-cell table:formula="of:=([.Q741]^3)*[.L$22]+([.Q741]^2)*[.L$2]+[.Q741]*[.ML949]" office:value-type="float" office:value="226.41587219">
            <text:p>226,4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41]+10" office:value-type="float" office:value="7361">
            <text:p>7361</text:p>
          </table:table-cell>
          <table:table-cell table:formula="of:=([.Q742]^3)*[.L$22]+([.Q742]^2)*[.L$2]+[.Q742]*[.ML950]" office:value-type="float" office:value="227.03230499">
            <text:p>227,0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42]+10" office:value-type="float" office:value="7371">
            <text:p>7371</text:p>
          </table:table-cell>
          <table:table-cell table:formula="of:=([.Q743]^3)*[.L$22]+([.Q743]^2)*[.L$2]+[.Q743]*[.ML951]" office:value-type="float" office:value="227.64957579">
            <text:p>227,6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43]+10" office:value-type="float" office:value="7381">
            <text:p>7381</text:p>
          </table:table-cell>
          <table:table-cell table:formula="of:=([.Q744]^3)*[.L$22]+([.Q744]^2)*[.L$2]+[.Q744]*[.ML952]" office:value-type="float" office:value="228.26768459">
            <text:p>228,2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44]+10" office:value-type="float" office:value="7391">
            <text:p>7391</text:p>
          </table:table-cell>
          <table:table-cell table:formula="of:=([.Q745]^3)*[.L$22]+([.Q745]^2)*[.L$2]+[.Q745]*[.ML953]" office:value-type="float" office:value="228.88663139">
            <text:p>228,8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45]+10" office:value-type="float" office:value="7401">
            <text:p>7401</text:p>
          </table:table-cell>
          <table:table-cell table:formula="of:=([.Q746]^3)*[.L$22]+([.Q746]^2)*[.L$2]+[.Q746]*[.ML954]" office:value-type="float" office:value="229.50641619">
            <text:p>229,5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46]+10" office:value-type="float" office:value="7411">
            <text:p>7411</text:p>
          </table:table-cell>
          <table:table-cell table:formula="of:=([.Q747]^3)*[.L$22]+([.Q747]^2)*[.L$2]+[.Q747]*[.ML955]" office:value-type="float" office:value="230.12703899">
            <text:p>230,1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47]+10" office:value-type="float" office:value="7421">
            <text:p>7421</text:p>
          </table:table-cell>
          <table:table-cell table:formula="of:=([.Q748]^3)*[.L$22]+([.Q748]^2)*[.L$2]+[.Q748]*[.ML956]" office:value-type="float" office:value="230.74849979">
            <text:p>230,7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48]+10" office:value-type="float" office:value="7431">
            <text:p>7431</text:p>
          </table:table-cell>
          <table:table-cell table:formula="of:=([.Q749]^3)*[.L$22]+([.Q749]^2)*[.L$2]+[.Q749]*[.ML957]" office:value-type="float" office:value="231.37079859">
            <text:p>231,3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49]+10" office:value-type="float" office:value="7441">
            <text:p>7441</text:p>
          </table:table-cell>
          <table:table-cell table:formula="of:=([.Q750]^3)*[.L$22]+([.Q750]^2)*[.L$2]+[.Q750]*[.ML958]" office:value-type="float" office:value="231.99393539">
            <text:p>231,9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50]+10" office:value-type="float" office:value="7451">
            <text:p>7451</text:p>
          </table:table-cell>
          <table:table-cell table:formula="of:=([.Q751]^3)*[.L$22]+([.Q751]^2)*[.L$2]+[.Q751]*[.ML959]" office:value-type="float" office:value="232.61791019">
            <text:p>232,6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51]+10" office:value-type="float" office:value="7461">
            <text:p>7461</text:p>
          </table:table-cell>
          <table:table-cell table:formula="of:=([.Q752]^3)*[.L$22]+([.Q752]^2)*[.L$2]+[.Q752]*[.ML960]" office:value-type="float" office:value="233.24272299">
            <text:p>233,24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52]+10" office:value-type="float" office:value="7471">
            <text:p>7471</text:p>
          </table:table-cell>
          <table:table-cell table:formula="of:=([.Q753]^3)*[.L$22]+([.Q753]^2)*[.L$2]+[.Q753]*[.ML961]" office:value-type="float" office:value="233.86837379">
            <text:p>233,8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53]+10" office:value-type="float" office:value="7481">
            <text:p>7481</text:p>
          </table:table-cell>
          <table:table-cell table:formula="of:=([.Q754]^3)*[.L$22]+([.Q754]^2)*[.L$2]+[.Q754]*[.ML962]" office:value-type="float" office:value="234.49486259">
            <text:p>234,4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54]+10" office:value-type="float" office:value="7491">
            <text:p>7491</text:p>
          </table:table-cell>
          <table:table-cell table:formula="of:=([.Q755]^3)*[.L$22]+([.Q755]^2)*[.L$2]+[.Q755]*[.ML963]" office:value-type="float" office:value="235.12218939">
            <text:p>235,1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55]+10" office:value-type="float" office:value="7501">
            <text:p>7501</text:p>
          </table:table-cell>
          <table:table-cell table:formula="of:=([.Q756]^3)*[.L$22]+([.Q756]^2)*[.L$2]+[.Q756]*[.ML964]" office:value-type="float" office:value="235.75035419">
            <text:p>235,7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56]+10" office:value-type="float" office:value="7511">
            <text:p>7511</text:p>
          </table:table-cell>
          <table:table-cell table:formula="of:=([.Q757]^3)*[.L$22]+([.Q757]^2)*[.L$2]+[.Q757]*[.ML965]" office:value-type="float" office:value="236.37935699">
            <text:p>236,3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57]+10" office:value-type="float" office:value="7521">
            <text:p>7521</text:p>
          </table:table-cell>
          <table:table-cell table:formula="of:=([.Q758]^3)*[.L$22]+([.Q758]^2)*[.L$2]+[.Q758]*[.ML966]" office:value-type="float" office:value="237.00919779">
            <text:p>237,0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58]+10" office:value-type="float" office:value="7531">
            <text:p>7531</text:p>
          </table:table-cell>
          <table:table-cell table:formula="of:=([.Q759]^3)*[.L$22]+([.Q759]^2)*[.L$2]+[.Q759]*[.ML967]" office:value-type="float" office:value="237.63987659">
            <text:p>237,6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59]+10" office:value-type="float" office:value="7541">
            <text:p>7541</text:p>
          </table:table-cell>
          <table:table-cell table:formula="of:=([.Q760]^3)*[.L$22]+([.Q760]^2)*[.L$2]+[.Q760]*[.ML968]" office:value-type="float" office:value="238.27139339">
            <text:p>238,2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60]+10" office:value-type="float" office:value="7551">
            <text:p>7551</text:p>
          </table:table-cell>
          <table:table-cell table:formula="of:=([.Q761]^3)*[.L$22]+([.Q761]^2)*[.L$2]+[.Q761]*[.ML969]" office:value-type="float" office:value="238.90374819">
            <text:p>238,9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61]+10" office:value-type="float" office:value="7561">
            <text:p>7561</text:p>
          </table:table-cell>
          <table:table-cell table:formula="of:=([.Q762]^3)*[.L$22]+([.Q762]^2)*[.L$2]+[.Q762]*[.ML970]" office:value-type="float" office:value="239.53694099">
            <text:p>239,5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62]+10" office:value-type="float" office:value="7571">
            <text:p>7571</text:p>
          </table:table-cell>
          <table:table-cell table:formula="of:=([.Q763]^3)*[.L$22]+([.Q763]^2)*[.L$2]+[.Q763]*[.ML971]" office:value-type="float" office:value="240.17097179">
            <text:p>240,1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63]+10" office:value-type="float" office:value="7581">
            <text:p>7581</text:p>
          </table:table-cell>
          <table:table-cell table:formula="of:=([.Q764]^3)*[.L$22]+([.Q764]^2)*[.L$2]+[.Q764]*[.ML972]" office:value-type="float" office:value="240.80584059">
            <text:p>240,8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64]+10" office:value-type="float" office:value="7591">
            <text:p>7591</text:p>
          </table:table-cell>
          <table:table-cell table:formula="of:=([.Q765]^3)*[.L$22]+([.Q765]^2)*[.L$2]+[.Q765]*[.ML973]" office:value-type="float" office:value="241.44154739">
            <text:p>241,4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65]+10" office:value-type="float" office:value="7601">
            <text:p>7601</text:p>
          </table:table-cell>
          <table:table-cell table:formula="of:=([.Q766]^3)*[.L$22]+([.Q766]^2)*[.L$2]+[.Q766]*[.ML974]" office:value-type="float" office:value="242.07809219">
            <text:p>242,0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66]+10" office:value-type="float" office:value="7611">
            <text:p>7611</text:p>
          </table:table-cell>
          <table:table-cell table:formula="of:=([.Q767]^3)*[.L$22]+([.Q767]^2)*[.L$2]+[.Q767]*[.ML975]" office:value-type="float" office:value="242.71547499">
            <text:p>242,7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67]+10" office:value-type="float" office:value="7621">
            <text:p>7621</text:p>
          </table:table-cell>
          <table:table-cell table:formula="of:=([.Q768]^3)*[.L$22]+([.Q768]^2)*[.L$2]+[.Q768]*[.ML976]" office:value-type="float" office:value="243.35369579">
            <text:p>243,3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68]+10" office:value-type="float" office:value="7631">
            <text:p>7631</text:p>
          </table:table-cell>
          <table:table-cell table:formula="of:=([.Q769]^3)*[.L$22]+([.Q769]^2)*[.L$2]+[.Q769]*[.ML977]" office:value-type="float" office:value="243.99275459">
            <text:p>243,99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69]+10" office:value-type="float" office:value="7641">
            <text:p>7641</text:p>
          </table:table-cell>
          <table:table-cell table:formula="of:=([.Q770]^3)*[.L$22]+([.Q770]^2)*[.L$2]+[.Q770]*[.ML978]" office:value-type="float" office:value="244.63265139">
            <text:p>244,6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70]+10" office:value-type="float" office:value="7651">
            <text:p>7651</text:p>
          </table:table-cell>
          <table:table-cell table:formula="of:=([.Q771]^3)*[.L$22]+([.Q771]^2)*[.L$2]+[.Q771]*[.ML979]" office:value-type="float" office:value="245.27338619">
            <text:p>245,2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71]+10" office:value-type="float" office:value="7661">
            <text:p>7661</text:p>
          </table:table-cell>
          <table:table-cell table:formula="of:=([.Q772]^3)*[.L$22]+([.Q772]^2)*[.L$2]+[.Q772]*[.ML980]" office:value-type="float" office:value="245.91495899">
            <text:p>245,9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72]+10" office:value-type="float" office:value="7671">
            <text:p>7671</text:p>
          </table:table-cell>
          <table:table-cell table:formula="of:=([.Q773]^3)*[.L$22]+([.Q773]^2)*[.L$2]+[.Q773]*[.ML981]" office:value-type="float" office:value="246.55736979">
            <text:p>246,5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73]+10" office:value-type="float" office:value="7681">
            <text:p>7681</text:p>
          </table:table-cell>
          <table:table-cell table:formula="of:=([.Q774]^3)*[.L$22]+([.Q774]^2)*[.L$2]+[.Q774]*[.ML982]" office:value-type="float" office:value="247.20061859">
            <text:p>247,2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74]+10" office:value-type="float" office:value="7691">
            <text:p>7691</text:p>
          </table:table-cell>
          <table:table-cell table:formula="of:=([.Q775]^3)*[.L$22]+([.Q775]^2)*[.L$2]+[.Q775]*[.ML983]" office:value-type="float" office:value="247.84470539">
            <text:p>247,8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75]+10" office:value-type="float" office:value="7701">
            <text:p>7701</text:p>
          </table:table-cell>
          <table:table-cell table:formula="of:=([.Q776]^3)*[.L$22]+([.Q776]^2)*[.L$2]+[.Q776]*[.ML984]" office:value-type="float" office:value="248.48963019">
            <text:p>248,4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76]+10" office:value-type="float" office:value="7711">
            <text:p>7711</text:p>
          </table:table-cell>
          <table:table-cell table:formula="of:=([.Q777]^3)*[.L$22]+([.Q777]^2)*[.L$2]+[.Q777]*[.ML985]" office:value-type="float" office:value="249.13539299">
            <text:p>249,1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77]+10" office:value-type="float" office:value="7721">
            <text:p>7721</text:p>
          </table:table-cell>
          <table:table-cell table:formula="of:=([.Q778]^3)*[.L$22]+([.Q778]^2)*[.L$2]+[.Q778]*[.ML986]" office:value-type="float" office:value="249.78199379">
            <text:p>249,7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78]+10" office:value-type="float" office:value="7731">
            <text:p>7731</text:p>
          </table:table-cell>
          <table:table-cell table:formula="of:=([.Q779]^3)*[.L$22]+([.Q779]^2)*[.L$2]+[.Q779]*[.ML987]" office:value-type="float" office:value="250.42943259">
            <text:p>250,42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79]+10" office:value-type="float" office:value="7741">
            <text:p>7741</text:p>
          </table:table-cell>
          <table:table-cell table:formula="of:=([.Q780]^3)*[.L$22]+([.Q780]^2)*[.L$2]+[.Q780]*[.ML988]" office:value-type="float" office:value="251.07770939">
            <text:p>251,0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80]+10" office:value-type="float" office:value="7751">
            <text:p>7751</text:p>
          </table:table-cell>
          <table:table-cell table:formula="of:=([.Q781]^3)*[.L$22]+([.Q781]^2)*[.L$2]+[.Q781]*[.ML989]" office:value-type="float" office:value="251.72682419">
            <text:p>251,7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81]+10" office:value-type="float" office:value="7761">
            <text:p>7761</text:p>
          </table:table-cell>
          <table:table-cell table:formula="of:=([.Q782]^3)*[.L$22]+([.Q782]^2)*[.L$2]+[.Q782]*[.ML990]" office:value-type="float" office:value="252.37677699">
            <text:p>252,3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82]+10" office:value-type="float" office:value="7771">
            <text:p>7771</text:p>
          </table:table-cell>
          <table:table-cell table:formula="of:=([.Q783]^3)*[.L$22]+([.Q783]^2)*[.L$2]+[.Q783]*[.ML991]" office:value-type="float" office:value="253.02756779">
            <text:p>253,02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83]+10" office:value-type="float" office:value="7781">
            <text:p>7781</text:p>
          </table:table-cell>
          <table:table-cell table:formula="of:=([.Q784]^3)*[.L$22]+([.Q784]^2)*[.L$2]+[.Q784]*[.ML992]" office:value-type="float" office:value="253.67919659">
            <text:p>253,6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84]+10" office:value-type="float" office:value="7791">
            <text:p>7791</text:p>
          </table:table-cell>
          <table:table-cell table:formula="of:=([.Q785]^3)*[.L$22]+([.Q785]^2)*[.L$2]+[.Q785]*[.ML993]" office:value-type="float" office:value="254.33166339">
            <text:p>254,3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85]+10" office:value-type="float" office:value="7801">
            <text:p>7801</text:p>
          </table:table-cell>
          <table:table-cell table:formula="of:=([.Q786]^3)*[.L$22]+([.Q786]^2)*[.L$2]+[.Q786]*[.ML994]" office:value-type="float" office:value="254.98496819">
            <text:p>254,9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86]+10" office:value-type="float" office:value="7811">
            <text:p>7811</text:p>
          </table:table-cell>
          <table:table-cell table:formula="of:=([.Q787]^3)*[.L$22]+([.Q787]^2)*[.L$2]+[.Q787]*[.ML995]" office:value-type="float" office:value="255.63911099">
            <text:p>255,6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87]+10" office:value-type="float" office:value="7821">
            <text:p>7821</text:p>
          </table:table-cell>
          <table:table-cell table:formula="of:=([.Q788]^3)*[.L$22]+([.Q788]^2)*[.L$2]+[.Q788]*[.ML996]" office:value-type="float" office:value="256.29409179">
            <text:p>256,2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88]+10" office:value-type="float" office:value="7831">
            <text:p>7831</text:p>
          </table:table-cell>
          <table:table-cell table:formula="of:=([.Q789]^3)*[.L$22]+([.Q789]^2)*[.L$2]+[.Q789]*[.ML997]" office:value-type="float" office:value="256.94991059">
            <text:p>256,9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89]+10" office:value-type="float" office:value="7841">
            <text:p>7841</text:p>
          </table:table-cell>
          <table:table-cell table:formula="of:=([.Q790]^3)*[.L$22]+([.Q790]^2)*[.L$2]+[.Q790]*[.ML998]" office:value-type="float" office:value="257.60656739">
            <text:p>257,6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90]+10" office:value-type="float" office:value="7851">
            <text:p>7851</text:p>
          </table:table-cell>
          <table:table-cell table:formula="of:=([.Q791]^3)*[.L$22]+([.Q791]^2)*[.L$2]+[.Q791]*[.ML999]" office:value-type="float" office:value="258.26406219">
            <text:p>258,2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91]+10" office:value-type="float" office:value="7861">
            <text:p>7861</text:p>
          </table:table-cell>
          <table:table-cell table:formula="of:=([.Q792]^3)*[.L$22]+([.Q792]^2)*[.L$2]+[.Q792]*[.ML1000]" office:value-type="float" office:value="258.92239499">
            <text:p>258,9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92]+10" office:value-type="float" office:value="7871">
            <text:p>7871</text:p>
          </table:table-cell>
          <table:table-cell table:formula="of:=([.Q793]^3)*[.L$22]+([.Q793]^2)*[.L$2]+[.Q793]*[.ML1001]" office:value-type="float" office:value="259.58156579">
            <text:p>259,5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93]+10" office:value-type="float" office:value="7881">
            <text:p>7881</text:p>
          </table:table-cell>
          <table:table-cell table:formula="of:=([.Q794]^3)*[.L$22]+([.Q794]^2)*[.L$2]+[.Q794]*[.ML1002]" office:value-type="float" office:value="260.24157459">
            <text:p>260,2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94]+10" office:value-type="float" office:value="7891">
            <text:p>7891</text:p>
          </table:table-cell>
          <table:table-cell table:formula="of:=([.Q795]^3)*[.L$22]+([.Q795]^2)*[.L$2]+[.Q795]*[.ML1003]" office:value-type="float" office:value="260.90242139">
            <text:p>260,9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95]+10" office:value-type="float" office:value="7901">
            <text:p>7901</text:p>
          </table:table-cell>
          <table:table-cell table:formula="of:=([.Q796]^3)*[.L$22]+([.Q796]^2)*[.L$2]+[.Q796]*[.ML1004]" office:value-type="float" office:value="261.56410619">
            <text:p>261,5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96]+10" office:value-type="float" office:value="7911">
            <text:p>7911</text:p>
          </table:table-cell>
          <table:table-cell table:formula="of:=([.Q797]^3)*[.L$22]+([.Q797]^2)*[.L$2]+[.Q797]*[.ML1005]" office:value-type="float" office:value="262.22662899">
            <text:p>262,2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97]+10" office:value-type="float" office:value="7921">
            <text:p>7921</text:p>
          </table:table-cell>
          <table:table-cell table:formula="of:=([.Q798]^3)*[.L$22]+([.Q798]^2)*[.L$2]+[.Q798]*[.ML1006]" office:value-type="float" office:value="262.88998979">
            <text:p>262,8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98]+10" office:value-type="float" office:value="7931">
            <text:p>7931</text:p>
          </table:table-cell>
          <table:table-cell table:formula="of:=([.Q799]^3)*[.L$22]+([.Q799]^2)*[.L$2]+[.Q799]*[.ML1007]" office:value-type="float" office:value="263.55418859">
            <text:p>263,5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799]+10" office:value-type="float" office:value="7941">
            <text:p>7941</text:p>
          </table:table-cell>
          <table:table-cell table:formula="of:=([.Q800]^3)*[.L$22]+([.Q800]^2)*[.L$2]+[.Q800]*[.ML1008]" office:value-type="float" office:value="264.21922539">
            <text:p>264,2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00]+10" office:value-type="float" office:value="7951">
            <text:p>7951</text:p>
          </table:table-cell>
          <table:table-cell table:formula="of:=([.Q801]^3)*[.L$22]+([.Q801]^2)*[.L$2]+[.Q801]*[.ML1009]" office:value-type="float" office:value="264.88510019">
            <text:p>264,8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01]+10" office:value-type="float" office:value="7961">
            <text:p>7961</text:p>
          </table:table-cell>
          <table:table-cell table:formula="of:=([.Q802]^3)*[.L$22]+([.Q802]^2)*[.L$2]+[.Q802]*[.ML1010]" office:value-type="float" office:value="265.55181299">
            <text:p>265,55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02]+10" office:value-type="float" office:value="7971">
            <text:p>7971</text:p>
          </table:table-cell>
          <table:table-cell table:formula="of:=([.Q803]^3)*[.L$22]+([.Q803]^2)*[.L$2]+[.Q803]*[.ML1011]" office:value-type="float" office:value="266.21936379">
            <text:p>266,2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03]+10" office:value-type="float" office:value="7981">
            <text:p>7981</text:p>
          </table:table-cell>
          <table:table-cell table:formula="of:=([.Q804]^3)*[.L$22]+([.Q804]^2)*[.L$2]+[.Q804]*[.ML1012]" office:value-type="float" office:value="266.88775259">
            <text:p>266,8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04]+10" office:value-type="float" office:value="7991">
            <text:p>7991</text:p>
          </table:table-cell>
          <table:table-cell table:formula="of:=([.Q805]^3)*[.L$22]+([.Q805]^2)*[.L$2]+[.Q805]*[.ML1013]" office:value-type="float" office:value="267.55697939">
            <text:p>267,5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05]+10" office:value-type="float" office:value="8001">
            <text:p>8001</text:p>
          </table:table-cell>
          <table:table-cell table:formula="of:=([.Q806]^3)*[.L$22]+([.Q806]^2)*[.L$2]+[.Q806]*[.ML1014]" office:value-type="float" office:value="268.22704419">
            <text:p>268,2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06]+10" office:value-type="float" office:value="8011">
            <text:p>8011</text:p>
          </table:table-cell>
          <table:table-cell table:formula="of:=([.Q807]^3)*[.L$22]+([.Q807]^2)*[.L$2]+[.Q807]*[.ML1015]" office:value-type="float" office:value="268.89794699">
            <text:p>268,8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07]+10" office:value-type="float" office:value="8021">
            <text:p>8021</text:p>
          </table:table-cell>
          <table:table-cell table:formula="of:=([.Q808]^3)*[.L$22]+([.Q808]^2)*[.L$2]+[.Q808]*[.ML1016]" office:value-type="float" office:value="269.56968779">
            <text:p>269,5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08]+10" office:value-type="float" office:value="8031">
            <text:p>8031</text:p>
          </table:table-cell>
          <table:table-cell table:formula="of:=([.Q809]^3)*[.L$22]+([.Q809]^2)*[.L$2]+[.Q809]*[.ML1017]" office:value-type="float" office:value="270.24226659">
            <text:p>270,2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09]+10" office:value-type="float" office:value="8041">
            <text:p>8041</text:p>
          </table:table-cell>
          <table:table-cell table:formula="of:=([.Q810]^3)*[.L$22]+([.Q810]^2)*[.L$2]+[.Q810]*[.ML1018]" office:value-type="float" office:value="270.91568339">
            <text:p>270,9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10]+10" office:value-type="float" office:value="8051">
            <text:p>8051</text:p>
          </table:table-cell>
          <table:table-cell table:formula="of:=([.Q811]^3)*[.L$22]+([.Q811]^2)*[.L$2]+[.Q811]*[.ML1019]" office:value-type="float" office:value="271.58993819">
            <text:p>271,5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11]+10" office:value-type="float" office:value="8061">
            <text:p>8061</text:p>
          </table:table-cell>
          <table:table-cell table:formula="of:=([.Q812]^3)*[.L$22]+([.Q812]^2)*[.L$2]+[.Q812]*[.ML1020]" office:value-type="float" office:value="272.26503099">
            <text:p>272,2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12]+10" office:value-type="float" office:value="8071">
            <text:p>8071</text:p>
          </table:table-cell>
          <table:table-cell table:formula="of:=([.Q813]^3)*[.L$22]+([.Q813]^2)*[.L$2]+[.Q813]*[.ML1021]" office:value-type="float" office:value="272.94096179">
            <text:p>272,9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13]+10" office:value-type="float" office:value="8081">
            <text:p>8081</text:p>
          </table:table-cell>
          <table:table-cell table:formula="of:=([.Q814]^3)*[.L$22]+([.Q814]^2)*[.L$2]+[.Q814]*[.ML1022]" office:value-type="float" office:value="273.61773059">
            <text:p>273,6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14]+10" office:value-type="float" office:value="8091">
            <text:p>8091</text:p>
          </table:table-cell>
          <table:table-cell table:formula="of:=([.Q815]^3)*[.L$22]+([.Q815]^2)*[.L$2]+[.Q815]*[.ML1023]" office:value-type="float" office:value="274.29533739">
            <text:p>274,2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15]+10" office:value-type="float" office:value="8101">
            <text:p>8101</text:p>
          </table:table-cell>
          <table:table-cell table:formula="of:=([.Q816]^3)*[.L$22]+([.Q816]^2)*[.L$2]+[.Q816]*[.ML1024]" office:value-type="float" office:value="274.97378219">
            <text:p>274,9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16]+10" office:value-type="float" office:value="8111">
            <text:p>8111</text:p>
          </table:table-cell>
          <table:table-cell table:formula="of:=([.Q817]^3)*[.L$22]+([.Q817]^2)*[.L$2]+[.Q817]*[.ML1025]" office:value-type="float" office:value="275.65306499">
            <text:p>275,6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17]+10" office:value-type="float" office:value="8121">
            <text:p>8121</text:p>
          </table:table-cell>
          <table:table-cell table:formula="of:=([.Q818]^3)*[.L$22]+([.Q818]^2)*[.L$2]+[.Q818]*[.ML1026]" office:value-type="float" office:value="276.33318579">
            <text:p>276,3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18]+10" office:value-type="float" office:value="8131">
            <text:p>8131</text:p>
          </table:table-cell>
          <table:table-cell table:formula="of:=([.Q819]^3)*[.L$22]+([.Q819]^2)*[.L$2]+[.Q819]*[.ML1027]" office:value-type="float" office:value="277.01414459">
            <text:p>277,0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19]+10" office:value-type="float" office:value="8141">
            <text:p>8141</text:p>
          </table:table-cell>
          <table:table-cell table:formula="of:=([.Q820]^3)*[.L$22]+([.Q820]^2)*[.L$2]+[.Q820]*[.ML1028]" office:value-type="float" office:value="277.69594139">
            <text:p>277,6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20]+10" office:value-type="float" office:value="8151">
            <text:p>8151</text:p>
          </table:table-cell>
          <table:table-cell table:formula="of:=([.Q821]^3)*[.L$22]+([.Q821]^2)*[.L$2]+[.Q821]*[.ML1029]" office:value-type="float" office:value="278.37857619">
            <text:p>278,3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21]+10" office:value-type="float" office:value="8161">
            <text:p>8161</text:p>
          </table:table-cell>
          <table:table-cell table:formula="of:=([.Q822]^3)*[.L$22]+([.Q822]^2)*[.L$2]+[.Q822]*[.ML1030]" office:value-type="float" office:value="279.06204899">
            <text:p>279,0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22]+10" office:value-type="float" office:value="8171">
            <text:p>8171</text:p>
          </table:table-cell>
          <table:table-cell table:formula="of:=([.Q823]^3)*[.L$22]+([.Q823]^2)*[.L$2]+[.Q823]*[.ML1031]" office:value-type="float" office:value="279.74635979">
            <text:p>279,7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23]+10" office:value-type="float" office:value="8181">
            <text:p>8181</text:p>
          </table:table-cell>
          <table:table-cell table:formula="of:=([.Q824]^3)*[.L$22]+([.Q824]^2)*[.L$2]+[.Q824]*[.ML1032]" office:value-type="float" office:value="280.43150859">
            <text:p>280,4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24]+10" office:value-type="float" office:value="8191">
            <text:p>8191</text:p>
          </table:table-cell>
          <table:table-cell table:formula="of:=([.Q825]^3)*[.L$22]+([.Q825]^2)*[.L$2]+[.Q825]*[.ML1033]" office:value-type="float" office:value="281.11749539">
            <text:p>281,1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25]+10" office:value-type="float" office:value="8201">
            <text:p>8201</text:p>
          </table:table-cell>
          <table:table-cell table:formula="of:=([.Q826]^3)*[.L$22]+([.Q826]^2)*[.L$2]+[.Q826]*[.ML1034]" office:value-type="float" office:value="281.80432019">
            <text:p>281,8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26]+10" office:value-type="float" office:value="8211">
            <text:p>8211</text:p>
          </table:table-cell>
          <table:table-cell table:formula="of:=([.Q827]^3)*[.L$22]+([.Q827]^2)*[.L$2]+[.Q827]*[.ML1035]" office:value-type="float" office:value="282.49198299">
            <text:p>282,4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27]+10" office:value-type="float" office:value="8221">
            <text:p>8221</text:p>
          </table:table-cell>
          <table:table-cell table:formula="of:=([.Q828]^3)*[.L$22]+([.Q828]^2)*[.L$2]+[.Q828]*[.ML1036]" office:value-type="float" office:value="283.18048379">
            <text:p>283,1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28]+10" office:value-type="float" office:value="8231">
            <text:p>8231</text:p>
          </table:table-cell>
          <table:table-cell table:formula="of:=([.Q829]^3)*[.L$22]+([.Q829]^2)*[.L$2]+[.Q829]*[.ML1037]" office:value-type="float" office:value="283.86982259">
            <text:p>283,8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29]+10" office:value-type="float" office:value="8241">
            <text:p>8241</text:p>
          </table:table-cell>
          <table:table-cell table:formula="of:=([.Q830]^3)*[.L$22]+([.Q830]^2)*[.L$2]+[.Q830]*[.ML1038]" office:value-type="float" office:value="284.55999939">
            <text:p>284,56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30]+10" office:value-type="float" office:value="8251">
            <text:p>8251</text:p>
          </table:table-cell>
          <table:table-cell table:formula="of:=([.Q831]^3)*[.L$22]+([.Q831]^2)*[.L$2]+[.Q831]*[.ML1039]" office:value-type="float" office:value="285.25101419">
            <text:p>285,2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31]+10" office:value-type="float" office:value="8261">
            <text:p>8261</text:p>
          </table:table-cell>
          <table:table-cell table:formula="of:=([.Q832]^3)*[.L$22]+([.Q832]^2)*[.L$2]+[.Q832]*[.ML1040]" office:value-type="float" office:value="285.94286699">
            <text:p>285,94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32]+10" office:value-type="float" office:value="8271">
            <text:p>8271</text:p>
          </table:table-cell>
          <table:table-cell table:formula="of:=([.Q833]^3)*[.L$22]+([.Q833]^2)*[.L$2]+[.Q833]*[.ML1041]" office:value-type="float" office:value="286.63555779">
            <text:p>286,6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33]+10" office:value-type="float" office:value="8281">
            <text:p>8281</text:p>
          </table:table-cell>
          <table:table-cell table:formula="of:=([.Q834]^3)*[.L$22]+([.Q834]^2)*[.L$2]+[.Q834]*[.ML1042]" office:value-type="float" office:value="287.32908659">
            <text:p>287,32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34]+10" office:value-type="float" office:value="8291">
            <text:p>8291</text:p>
          </table:table-cell>
          <table:table-cell table:formula="of:=([.Q835]^3)*[.L$22]+([.Q835]^2)*[.L$2]+[.Q835]*[.ML1043]" office:value-type="float" office:value="288.02345339">
            <text:p>288,02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35]+10" office:value-type="float" office:value="8301">
            <text:p>8301</text:p>
          </table:table-cell>
          <table:table-cell table:formula="of:=([.Q836]^3)*[.L$22]+([.Q836]^2)*[.L$2]+[.Q836]*[.ML1044]" office:value-type="float" office:value="288.71865819">
            <text:p>288,7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36]+10" office:value-type="float" office:value="8311">
            <text:p>8311</text:p>
          </table:table-cell>
          <table:table-cell table:formula="of:=([.Q837]^3)*[.L$22]+([.Q837]^2)*[.L$2]+[.Q837]*[.ML1045]" office:value-type="float" office:value="289.41470099">
            <text:p>289,4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37]+10" office:value-type="float" office:value="8321">
            <text:p>8321</text:p>
          </table:table-cell>
          <table:table-cell table:formula="of:=([.Q838]^3)*[.L$22]+([.Q838]^2)*[.L$2]+[.Q838]*[.ML1046]" office:value-type="float" office:value="290.11158179">
            <text:p>290,1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38]+10" office:value-type="float" office:value="8331">
            <text:p>8331</text:p>
          </table:table-cell>
          <table:table-cell table:formula="of:=([.Q839]^3)*[.L$22]+([.Q839]^2)*[.L$2]+[.Q839]*[.ML1047]" office:value-type="float" office:value="290.80930059">
            <text:p>290,8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39]+10" office:value-type="float" office:value="8341">
            <text:p>8341</text:p>
          </table:table-cell>
          <table:table-cell table:formula="of:=([.Q840]^3)*[.L$22]+([.Q840]^2)*[.L$2]+[.Q840]*[.ML1048]" office:value-type="float" office:value="291.50785739">
            <text:p>291,5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40]+10" office:value-type="float" office:value="8351">
            <text:p>8351</text:p>
          </table:table-cell>
          <table:table-cell table:formula="of:=([.Q841]^3)*[.L$22]+([.Q841]^2)*[.L$2]+[.Q841]*[.ML1049]" office:value-type="float" office:value="292.20725219">
            <text:p>292,2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41]+10" office:value-type="float" office:value="8361">
            <text:p>8361</text:p>
          </table:table-cell>
          <table:table-cell table:formula="of:=([.Q842]^3)*[.L$22]+([.Q842]^2)*[.L$2]+[.Q842]*[.ML1050]" office:value-type="float" office:value="292.90748499">
            <text:p>292,9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42]+10" office:value-type="float" office:value="8371">
            <text:p>8371</text:p>
          </table:table-cell>
          <table:table-cell table:formula="of:=([.Q843]^3)*[.L$22]+([.Q843]^2)*[.L$2]+[.Q843]*[.ML1051]" office:value-type="float" office:value="293.60855579">
            <text:p>293,6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43]+10" office:value-type="float" office:value="8381">
            <text:p>8381</text:p>
          </table:table-cell>
          <table:table-cell table:formula="of:=([.Q844]^3)*[.L$22]+([.Q844]^2)*[.L$2]+[.Q844]*[.ML1052]" office:value-type="float" office:value="294.31046459">
            <text:p>294,3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44]+10" office:value-type="float" office:value="8391">
            <text:p>8391</text:p>
          </table:table-cell>
          <table:table-cell table:formula="of:=([.Q845]^3)*[.L$22]+([.Q845]^2)*[.L$2]+[.Q845]*[.ML1053]" office:value-type="float" office:value="295.01321139">
            <text:p>295,0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45]+10" office:value-type="float" office:value="8401">
            <text:p>8401</text:p>
          </table:table-cell>
          <table:table-cell table:formula="of:=([.Q846]^3)*[.L$22]+([.Q846]^2)*[.L$2]+[.Q846]*[.ML1054]" office:value-type="float" office:value="295.71679619">
            <text:p>295,7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46]+10" office:value-type="float" office:value="8411">
            <text:p>8411</text:p>
          </table:table-cell>
          <table:table-cell table:formula="of:=([.Q847]^3)*[.L$22]+([.Q847]^2)*[.L$2]+[.Q847]*[.ML1055]" office:value-type="float" office:value="296.42121899">
            <text:p>296,4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47]+10" office:value-type="float" office:value="8421">
            <text:p>8421</text:p>
          </table:table-cell>
          <table:table-cell table:formula="of:=([.Q848]^3)*[.L$22]+([.Q848]^2)*[.L$2]+[.Q848]*[.ML1056]" office:value-type="float" office:value="297.12647979">
            <text:p>297,12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48]+10" office:value-type="float" office:value="8431">
            <text:p>8431</text:p>
          </table:table-cell>
          <table:table-cell table:formula="of:=([.Q849]^3)*[.L$22]+([.Q849]^2)*[.L$2]+[.Q849]*[.ML1057]" office:value-type="float" office:value="297.83257859">
            <text:p>297,8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49]+10" office:value-type="float" office:value="8441">
            <text:p>8441</text:p>
          </table:table-cell>
          <table:table-cell table:formula="of:=([.Q850]^3)*[.L$22]+([.Q850]^2)*[.L$2]+[.Q850]*[.ML1058]" office:value-type="float" office:value="298.53951539">
            <text:p>298,5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50]+10" office:value-type="float" office:value="8451">
            <text:p>8451</text:p>
          </table:table-cell>
          <table:table-cell table:formula="of:=([.Q851]^3)*[.L$22]+([.Q851]^2)*[.L$2]+[.Q851]*[.ML1059]" office:value-type="float" office:value="299.24729019">
            <text:p>299,2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51]+10" office:value-type="float" office:value="8461">
            <text:p>8461</text:p>
          </table:table-cell>
          <table:table-cell table:formula="of:=([.Q852]^3)*[.L$22]+([.Q852]^2)*[.L$2]+[.Q852]*[.ML1060]" office:value-type="float" office:value="299.95590299">
            <text:p>299,9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52]+10" office:value-type="float" office:value="8471">
            <text:p>8471</text:p>
          </table:table-cell>
          <table:table-cell table:formula="of:=([.Q853]^3)*[.L$22]+([.Q853]^2)*[.L$2]+[.Q853]*[.ML1061]" office:value-type="float" office:value="300.66535379">
            <text:p>300,6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53]+10" office:value-type="float" office:value="8481">
            <text:p>8481</text:p>
          </table:table-cell>
          <table:table-cell table:formula="of:=([.Q854]^3)*[.L$22]+([.Q854]^2)*[.L$2]+[.Q854]*[.ML1062]" office:value-type="float" office:value="301.37564259">
            <text:p>301,3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54]+10" office:value-type="float" office:value="8491">
            <text:p>8491</text:p>
          </table:table-cell>
          <table:table-cell table:formula="of:=([.Q855]^3)*[.L$22]+([.Q855]^2)*[.L$2]+[.Q855]*[.ML1063]" office:value-type="float" office:value="302.08676939">
            <text:p>302,0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55]+10" office:value-type="float" office:value="8501">
            <text:p>8501</text:p>
          </table:table-cell>
          <table:table-cell table:formula="of:=([.Q856]^3)*[.L$22]+([.Q856]^2)*[.L$2]+[.Q856]*[.ML1064]" office:value-type="float" office:value="302.79873419">
            <text:p>302,7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56]+10" office:value-type="float" office:value="8511">
            <text:p>8511</text:p>
          </table:table-cell>
          <table:table-cell table:formula="of:=([.Q857]^3)*[.L$22]+([.Q857]^2)*[.L$2]+[.Q857]*[.ML1065]" office:value-type="float" office:value="303.51153699">
            <text:p>303,5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57]+10" office:value-type="float" office:value="8521">
            <text:p>8521</text:p>
          </table:table-cell>
          <table:table-cell table:formula="of:=([.Q858]^3)*[.L$22]+([.Q858]^2)*[.L$2]+[.Q858]*[.ML1066]" office:value-type="float" office:value="304.22517779">
            <text:p>304,2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58]+10" office:value-type="float" office:value="8531">
            <text:p>8531</text:p>
          </table:table-cell>
          <table:table-cell table:formula="of:=([.Q859]^3)*[.L$22]+([.Q859]^2)*[.L$2]+[.Q859]*[.ML1067]" office:value-type="float" office:value="304.93965659">
            <text:p>304,9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59]+10" office:value-type="float" office:value="8541">
            <text:p>8541</text:p>
          </table:table-cell>
          <table:table-cell table:formula="of:=([.Q860]^3)*[.L$22]+([.Q860]^2)*[.L$2]+[.Q860]*[.ML1068]" office:value-type="float" office:value="305.65497339">
            <text:p>305,6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60]+10" office:value-type="float" office:value="8551">
            <text:p>8551</text:p>
          </table:table-cell>
          <table:table-cell table:formula="of:=([.Q861]^3)*[.L$22]+([.Q861]^2)*[.L$2]+[.Q861]*[.ML1069]" office:value-type="float" office:value="306.37112819">
            <text:p>306,3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61]+10" office:value-type="float" office:value="8561">
            <text:p>8561</text:p>
          </table:table-cell>
          <table:table-cell table:formula="of:=([.Q862]^3)*[.L$22]+([.Q862]^2)*[.L$2]+[.Q862]*[.ML1070]" office:value-type="float" office:value="307.08812099">
            <text:p>307,0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62]+10" office:value-type="float" office:value="8571">
            <text:p>8571</text:p>
          </table:table-cell>
          <table:table-cell table:formula="of:=([.Q863]^3)*[.L$22]+([.Q863]^2)*[.L$2]+[.Q863]*[.ML1071]" office:value-type="float" office:value="307.80595179">
            <text:p>307,8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63]+10" office:value-type="float" office:value="8581">
            <text:p>8581</text:p>
          </table:table-cell>
          <table:table-cell table:formula="of:=([.Q864]^3)*[.L$22]+([.Q864]^2)*[.L$2]+[.Q864]*[.ML1072]" office:value-type="float" office:value="308.52462059">
            <text:p>308,5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64]+10" office:value-type="float" office:value="8591">
            <text:p>8591</text:p>
          </table:table-cell>
          <table:table-cell table:formula="of:=([.Q865]^3)*[.L$22]+([.Q865]^2)*[.L$2]+[.Q865]*[.ML1073]" office:value-type="float" office:value="309.24412739">
            <text:p>309,2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65]+10" office:value-type="float" office:value="8601">
            <text:p>8601</text:p>
          </table:table-cell>
          <table:table-cell table:formula="of:=([.Q866]^3)*[.L$22]+([.Q866]^2)*[.L$2]+[.Q866]*[.ML1074]" office:value-type="float" office:value="309.96447219">
            <text:p>309,9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66]+10" office:value-type="float" office:value="8611">
            <text:p>8611</text:p>
          </table:table-cell>
          <table:table-cell table:formula="of:=([.Q867]^3)*[.L$22]+([.Q867]^2)*[.L$2]+[.Q867]*[.ML1075]" office:value-type="float" office:value="310.68565499">
            <text:p>310,6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67]+10" office:value-type="float" office:value="8621">
            <text:p>8621</text:p>
          </table:table-cell>
          <table:table-cell table:formula="of:=([.Q868]^3)*[.L$22]+([.Q868]^2)*[.L$2]+[.Q868]*[.ML1076]" office:value-type="float" office:value="311.40767579">
            <text:p>311,4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68]+10" office:value-type="float" office:value="8631">
            <text:p>8631</text:p>
          </table:table-cell>
          <table:table-cell table:formula="of:=([.Q869]^3)*[.L$22]+([.Q869]^2)*[.L$2]+[.Q869]*[.ML1077]" office:value-type="float" office:value="312.13053459">
            <text:p>312,1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69]+10" office:value-type="float" office:value="8641">
            <text:p>8641</text:p>
          </table:table-cell>
          <table:table-cell table:formula="of:=([.Q870]^3)*[.L$22]+([.Q870]^2)*[.L$2]+[.Q870]*[.ML1078]" office:value-type="float" office:value="312.85423139">
            <text:p>312,8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70]+10" office:value-type="float" office:value="8651">
            <text:p>8651</text:p>
          </table:table-cell>
          <table:table-cell table:formula="of:=([.Q871]^3)*[.L$22]+([.Q871]^2)*[.L$2]+[.Q871]*[.ML1079]" office:value-type="float" office:value="313.57876619">
            <text:p>313,5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71]+10" office:value-type="float" office:value="8661">
            <text:p>8661</text:p>
          </table:table-cell>
          <table:table-cell table:formula="of:=([.Q872]^3)*[.L$22]+([.Q872]^2)*[.L$2]+[.Q872]*[.ML1080]" office:value-type="float" office:value="314.30413899">
            <text:p>314,3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72]+10" office:value-type="float" office:value="8671">
            <text:p>8671</text:p>
          </table:table-cell>
          <table:table-cell table:formula="of:=([.Q873]^3)*[.L$22]+([.Q873]^2)*[.L$2]+[.Q873]*[.ML1081]" office:value-type="float" office:value="315.03034979">
            <text:p>315,0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73]+10" office:value-type="float" office:value="8681">
            <text:p>8681</text:p>
          </table:table-cell>
          <table:table-cell table:formula="of:=([.Q874]^3)*[.L$22]+([.Q874]^2)*[.L$2]+[.Q874]*[.ML1082]" office:value-type="float" office:value="315.75739859">
            <text:p>315,7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74]+10" office:value-type="float" office:value="8691">
            <text:p>8691</text:p>
          </table:table-cell>
          <table:table-cell table:formula="of:=([.Q875]^3)*[.L$22]+([.Q875]^2)*[.L$2]+[.Q875]*[.ML1083]" office:value-type="float" office:value="316.48528539">
            <text:p>316,4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75]+10" office:value-type="float" office:value="8701">
            <text:p>8701</text:p>
          </table:table-cell>
          <table:table-cell table:formula="of:=([.Q876]^3)*[.L$22]+([.Q876]^2)*[.L$2]+[.Q876]*[.ML1084]" office:value-type="float" office:value="317.21401019">
            <text:p>317,2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76]+10" office:value-type="float" office:value="8711">
            <text:p>8711</text:p>
          </table:table-cell>
          <table:table-cell table:formula="of:=([.Q877]^3)*[.L$22]+([.Q877]^2)*[.L$2]+[.Q877]*[.ML1085]" office:value-type="float" office:value="317.94357299">
            <text:p>317,9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77]+10" office:value-type="float" office:value="8721">
            <text:p>8721</text:p>
          </table:table-cell>
          <table:table-cell table:formula="of:=([.Q878]^3)*[.L$22]+([.Q878]^2)*[.L$2]+[.Q878]*[.ML1086]" office:value-type="float" office:value="318.67397379">
            <text:p>318,6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78]+10" office:value-type="float" office:value="8731">
            <text:p>8731</text:p>
          </table:table-cell>
          <table:table-cell table:formula="of:=([.Q879]^3)*[.L$22]+([.Q879]^2)*[.L$2]+[.Q879]*[.ML1087]" office:value-type="float" office:value="319.40521259">
            <text:p>319,4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79]+10" office:value-type="float" office:value="8741">
            <text:p>8741</text:p>
          </table:table-cell>
          <table:table-cell table:formula="of:=([.Q880]^3)*[.L$22]+([.Q880]^2)*[.L$2]+[.Q880]*[.ML1088]" office:value-type="float" office:value="320.13728939">
            <text:p>320,1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80]+10" office:value-type="float" office:value="8751">
            <text:p>8751</text:p>
          </table:table-cell>
          <table:table-cell table:formula="of:=([.Q881]^3)*[.L$22]+([.Q881]^2)*[.L$2]+[.Q881]*[.ML1089]" office:value-type="float" office:value="320.87020419">
            <text:p>320,8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81]+10" office:value-type="float" office:value="8761">
            <text:p>8761</text:p>
          </table:table-cell>
          <table:table-cell table:formula="of:=([.Q882]^3)*[.L$22]+([.Q882]^2)*[.L$2]+[.Q882]*[.ML1090]" office:value-type="float" office:value="321.60395699">
            <text:p>321,6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82]+10" office:value-type="float" office:value="8771">
            <text:p>8771</text:p>
          </table:table-cell>
          <table:table-cell table:formula="of:=([.Q883]^3)*[.L$22]+([.Q883]^2)*[.L$2]+[.Q883]*[.ML1091]" office:value-type="float" office:value="322.33854779">
            <text:p>322,3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83]+10" office:value-type="float" office:value="8781">
            <text:p>8781</text:p>
          </table:table-cell>
          <table:table-cell table:formula="of:=([.Q884]^3)*[.L$22]+([.Q884]^2)*[.L$2]+[.Q884]*[.ML1092]" office:value-type="float" office:value="323.07397659">
            <text:p>323,0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84]+10" office:value-type="float" office:value="8791">
            <text:p>8791</text:p>
          </table:table-cell>
          <table:table-cell table:formula="of:=([.Q885]^3)*[.L$22]+([.Q885]^2)*[.L$2]+[.Q885]*[.ML1093]" office:value-type="float" office:value="323.81024339">
            <text:p>323,8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85]+10" office:value-type="float" office:value="8801">
            <text:p>8801</text:p>
          </table:table-cell>
          <table:table-cell table:formula="of:=([.Q886]^3)*[.L$22]+([.Q886]^2)*[.L$2]+[.Q886]*[.ML1094]" office:value-type="float" office:value="324.54734819">
            <text:p>324,5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86]+10" office:value-type="float" office:value="8811">
            <text:p>8811</text:p>
          </table:table-cell>
          <table:table-cell table:formula="of:=([.Q887]^3)*[.L$22]+([.Q887]^2)*[.L$2]+[.Q887]*[.ML1095]" office:value-type="float" office:value="325.28529099">
            <text:p>325,2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87]+10" office:value-type="float" office:value="8821">
            <text:p>8821</text:p>
          </table:table-cell>
          <table:table-cell table:formula="of:=([.Q888]^3)*[.L$22]+([.Q888]^2)*[.L$2]+[.Q888]*[.ML1096]" office:value-type="float" office:value="326.02407179">
            <text:p>326,0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88]+10" office:value-type="float" office:value="8831">
            <text:p>8831</text:p>
          </table:table-cell>
          <table:table-cell table:formula="of:=([.Q889]^3)*[.L$22]+([.Q889]^2)*[.L$2]+[.Q889]*[.ML1097]" office:value-type="float" office:value="326.76369059">
            <text:p>326,7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89]+10" office:value-type="float" office:value="8841">
            <text:p>8841</text:p>
          </table:table-cell>
          <table:table-cell table:formula="of:=([.Q890]^3)*[.L$22]+([.Q890]^2)*[.L$2]+[.Q890]*[.ML1098]" office:value-type="float" office:value="327.50414739">
            <text:p>327,5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90]+10" office:value-type="float" office:value="8851">
            <text:p>8851</text:p>
          </table:table-cell>
          <table:table-cell table:formula="of:=([.Q891]^3)*[.L$22]+([.Q891]^2)*[.L$2]+[.Q891]*[.ML1099]" office:value-type="float" office:value="328.24544219">
            <text:p>328,2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91]+10" office:value-type="float" office:value="8861">
            <text:p>8861</text:p>
          </table:table-cell>
          <table:table-cell table:formula="of:=([.Q892]^3)*[.L$22]+([.Q892]^2)*[.L$2]+[.Q892]*[.ML1100]" office:value-type="float" office:value="328.98757499">
            <text:p>328,9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92]+10" office:value-type="float" office:value="8871">
            <text:p>8871</text:p>
          </table:table-cell>
          <table:table-cell table:formula="of:=([.Q893]^3)*[.L$22]+([.Q893]^2)*[.L$2]+[.Q893]*[.ML1101]" office:value-type="float" office:value="329.73054579">
            <text:p>329,7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93]+10" office:value-type="float" office:value="8881">
            <text:p>8881</text:p>
          </table:table-cell>
          <table:table-cell table:formula="of:=([.Q894]^3)*[.L$22]+([.Q894]^2)*[.L$2]+[.Q894]*[.ML1102]" office:value-type="float" office:value="330.47435459">
            <text:p>330,4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94]+10" office:value-type="float" office:value="8891">
            <text:p>8891</text:p>
          </table:table-cell>
          <table:table-cell table:formula="of:=([.Q895]^3)*[.L$22]+([.Q895]^2)*[.L$2]+[.Q895]*[.ML1103]" office:value-type="float" office:value="331.21900139">
            <text:p>331,2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95]+10" office:value-type="float" office:value="8901">
            <text:p>8901</text:p>
          </table:table-cell>
          <table:table-cell table:formula="of:=([.Q896]^3)*[.L$22]+([.Q896]^2)*[.L$2]+[.Q896]*[.ML1104]" office:value-type="float" office:value="331.96448619">
            <text:p>331,9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96]+10" office:value-type="float" office:value="8911">
            <text:p>8911</text:p>
          </table:table-cell>
          <table:table-cell table:formula="of:=([.Q897]^3)*[.L$22]+([.Q897]^2)*[.L$2]+[.Q897]*[.ML1105]" office:value-type="float" office:value="332.71080899">
            <text:p>332,7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97]+10" office:value-type="float" office:value="8921">
            <text:p>8921</text:p>
          </table:table-cell>
          <table:table-cell table:formula="of:=([.Q898]^3)*[.L$22]+([.Q898]^2)*[.L$2]+[.Q898]*[.ML1106]" office:value-type="float" office:value="333.45796979">
            <text:p>333,4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98]+10" office:value-type="float" office:value="8931">
            <text:p>8931</text:p>
          </table:table-cell>
          <table:table-cell table:formula="of:=([.Q899]^3)*[.L$22]+([.Q899]^2)*[.L$2]+[.Q899]*[.ML1107]" office:value-type="float" office:value="334.20596859">
            <text:p>334,2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899]+10" office:value-type="float" office:value="8941">
            <text:p>8941</text:p>
          </table:table-cell>
          <table:table-cell table:formula="of:=([.Q900]^3)*[.L$22]+([.Q900]^2)*[.L$2]+[.Q900]*[.ML1108]" office:value-type="float" office:value="334.95480539">
            <text:p>334,9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00]+10" office:value-type="float" office:value="8951">
            <text:p>8951</text:p>
          </table:table-cell>
          <table:table-cell table:formula="of:=([.Q901]^3)*[.L$22]+([.Q901]^2)*[.L$2]+[.Q901]*[.ML1109]" office:value-type="float" office:value="335.70448019">
            <text:p>335,7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01]+10" office:value-type="float" office:value="8961">
            <text:p>8961</text:p>
          </table:table-cell>
          <table:table-cell table:formula="of:=([.Q902]^3)*[.L$22]+([.Q902]^2)*[.L$2]+[.Q902]*[.ML1110]" office:value-type="float" office:value="336.45499299">
            <text:p>336,4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02]+10" office:value-type="float" office:value="8971">
            <text:p>8971</text:p>
          </table:table-cell>
          <table:table-cell table:formula="of:=([.Q903]^3)*[.L$22]+([.Q903]^2)*[.L$2]+[.Q903]*[.ML1111]" office:value-type="float" office:value="337.20634379">
            <text:p>337,2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03]+10" office:value-type="float" office:value="8981">
            <text:p>8981</text:p>
          </table:table-cell>
          <table:table-cell table:formula="of:=([.Q904]^3)*[.L$22]+([.Q904]^2)*[.L$2]+[.Q904]*[.ML1112]" office:value-type="float" office:value="337.95853259">
            <text:p>337,9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04]+10" office:value-type="float" office:value="8991">
            <text:p>8991</text:p>
          </table:table-cell>
          <table:table-cell table:formula="of:=([.Q905]^3)*[.L$22]+([.Q905]^2)*[.L$2]+[.Q905]*[.ML1113]" office:value-type="float" office:value="338.71155939">
            <text:p>338,7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05]+10" office:value-type="float" office:value="9001">
            <text:p>9001</text:p>
          </table:table-cell>
          <table:table-cell table:formula="of:=([.Q906]^3)*[.L$22]+([.Q906]^2)*[.L$2]+[.Q906]*[.ML1114]" office:value-type="float" office:value="339.46542419">
            <text:p>339,4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06]+10" office:value-type="float" office:value="9011">
            <text:p>9011</text:p>
          </table:table-cell>
          <table:table-cell table:formula="of:=([.Q907]^3)*[.L$22]+([.Q907]^2)*[.L$2]+[.Q907]*[.ML1115]" office:value-type="float" office:value="340.22012699">
            <text:p>340,2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07]+10" office:value-type="float" office:value="9021">
            <text:p>9021</text:p>
          </table:table-cell>
          <table:table-cell table:formula="of:=([.Q908]^3)*[.L$22]+([.Q908]^2)*[.L$2]+[.Q908]*[.ML1116]" office:value-type="float" office:value="340.97566779">
            <text:p>340,9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08]+10" office:value-type="float" office:value="9031">
            <text:p>9031</text:p>
          </table:table-cell>
          <table:table-cell table:formula="of:=([.Q909]^3)*[.L$22]+([.Q909]^2)*[.L$2]+[.Q909]*[.ML1117]" office:value-type="float" office:value="341.73204659">
            <text:p>341,7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09]+10" office:value-type="float" office:value="9041">
            <text:p>9041</text:p>
          </table:table-cell>
          <table:table-cell table:formula="of:=([.Q910]^3)*[.L$22]+([.Q910]^2)*[.L$2]+[.Q910]*[.ML1118]" office:value-type="float" office:value="342.48926339">
            <text:p>342,4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10]+10" office:value-type="float" office:value="9051">
            <text:p>9051</text:p>
          </table:table-cell>
          <table:table-cell table:formula="of:=([.Q911]^3)*[.L$22]+([.Q911]^2)*[.L$2]+[.Q911]*[.ML1119]" office:value-type="float" office:value="343.24731819">
            <text:p>343,2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11]+10" office:value-type="float" office:value="9061">
            <text:p>9061</text:p>
          </table:table-cell>
          <table:table-cell table:formula="of:=([.Q912]^3)*[.L$22]+([.Q912]^2)*[.L$2]+[.Q912]*[.ML1120]" office:value-type="float" office:value="344.00621099">
            <text:p>344,0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12]+10" office:value-type="float" office:value="9071">
            <text:p>9071</text:p>
          </table:table-cell>
          <table:table-cell table:formula="of:=([.Q913]^3)*[.L$22]+([.Q913]^2)*[.L$2]+[.Q913]*[.ML1121]" office:value-type="float" office:value="344.76594179">
            <text:p>344,7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13]+10" office:value-type="float" office:value="9081">
            <text:p>9081</text:p>
          </table:table-cell>
          <table:table-cell table:formula="of:=([.Q914]^3)*[.L$22]+([.Q914]^2)*[.L$2]+[.Q914]*[.ML1122]" office:value-type="float" office:value="345.52651059">
            <text:p>345,5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14]+10" office:value-type="float" office:value="9091">
            <text:p>9091</text:p>
          </table:table-cell>
          <table:table-cell table:formula="of:=([.Q915]^3)*[.L$22]+([.Q915]^2)*[.L$2]+[.Q915]*[.ML1123]" office:value-type="float" office:value="346.28791739">
            <text:p>346,2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15]+10" office:value-type="float" office:value="9101">
            <text:p>9101</text:p>
          </table:table-cell>
          <table:table-cell table:formula="of:=([.Q916]^3)*[.L$22]+([.Q916]^2)*[.L$2]+[.Q916]*[.ML1124]" office:value-type="float" office:value="347.05016219">
            <text:p>347,0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16]+10" office:value-type="float" office:value="9111">
            <text:p>9111</text:p>
          </table:table-cell>
          <table:table-cell table:formula="of:=([.Q917]^3)*[.L$22]+([.Q917]^2)*[.L$2]+[.Q917]*[.ML1125]" office:value-type="float" office:value="347.81324499">
            <text:p>347,8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17]+10" office:value-type="float" office:value="9121">
            <text:p>9121</text:p>
          </table:table-cell>
          <table:table-cell table:formula="of:=([.Q918]^3)*[.L$22]+([.Q918]^2)*[.L$2]+[.Q918]*[.ML1126]" office:value-type="float" office:value="348.57716579">
            <text:p>348,5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18]+10" office:value-type="float" office:value="9131">
            <text:p>9131</text:p>
          </table:table-cell>
          <table:table-cell table:formula="of:=([.Q919]^3)*[.L$22]+([.Q919]^2)*[.L$2]+[.Q919]*[.ML1127]" office:value-type="float" office:value="349.34192459">
            <text:p>349,3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19]+10" office:value-type="float" office:value="9141">
            <text:p>9141</text:p>
          </table:table-cell>
          <table:table-cell table:formula="of:=([.Q920]^3)*[.L$22]+([.Q920]^2)*[.L$2]+[.Q920]*[.ML1128]" office:value-type="float" office:value="350.10752139">
            <text:p>350,1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20]+10" office:value-type="float" office:value="9151">
            <text:p>9151</text:p>
          </table:table-cell>
          <table:table-cell table:formula="of:=([.Q921]^3)*[.L$22]+([.Q921]^2)*[.L$2]+[.Q921]*[.ML1129]" office:value-type="float" office:value="350.87395619">
            <text:p>350,8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21]+10" office:value-type="float" office:value="9161">
            <text:p>9161</text:p>
          </table:table-cell>
          <table:table-cell table:formula="of:=([.Q922]^3)*[.L$22]+([.Q922]^2)*[.L$2]+[.Q922]*[.ML1130]" office:value-type="float" office:value="351.64122899">
            <text:p>351,6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22]+10" office:value-type="float" office:value="9171">
            <text:p>9171</text:p>
          </table:table-cell>
          <table:table-cell table:formula="of:=([.Q923]^3)*[.L$22]+([.Q923]^2)*[.L$2]+[.Q923]*[.ML1131]" office:value-type="float" office:value="352.40933979">
            <text:p>352,4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23]+10" office:value-type="float" office:value="9181">
            <text:p>9181</text:p>
          </table:table-cell>
          <table:table-cell table:formula="of:=([.Q924]^3)*[.L$22]+([.Q924]^2)*[.L$2]+[.Q924]*[.ML1132]" office:value-type="float" office:value="353.17828859">
            <text:p>353,1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24]+10" office:value-type="float" office:value="9191">
            <text:p>9191</text:p>
          </table:table-cell>
          <table:table-cell table:formula="of:=([.Q925]^3)*[.L$22]+([.Q925]^2)*[.L$2]+[.Q925]*[.ML1133]" office:value-type="float" office:value="353.94807539">
            <text:p>353,9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25]+10" office:value-type="float" office:value="9201">
            <text:p>9201</text:p>
          </table:table-cell>
          <table:table-cell table:formula="of:=([.Q926]^3)*[.L$22]+([.Q926]^2)*[.L$2]+[.Q926]*[.ML1134]" office:value-type="float" office:value="354.71870019">
            <text:p>354,7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26]+10" office:value-type="float" office:value="9211">
            <text:p>9211</text:p>
          </table:table-cell>
          <table:table-cell table:formula="of:=([.Q927]^3)*[.L$22]+([.Q927]^2)*[.L$2]+[.Q927]*[.ML1135]" office:value-type="float" office:value="355.49016299">
            <text:p>355,4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27]+10" office:value-type="float" office:value="9221">
            <text:p>9221</text:p>
          </table:table-cell>
          <table:table-cell table:formula="of:=([.Q928]^3)*[.L$22]+([.Q928]^2)*[.L$2]+[.Q928]*[.ML1136]" office:value-type="float" office:value="356.26246379">
            <text:p>356,2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28]+10" office:value-type="float" office:value="9231">
            <text:p>9231</text:p>
          </table:table-cell>
          <table:table-cell table:formula="of:=([.Q929]^3)*[.L$22]+([.Q929]^2)*[.L$2]+[.Q929]*[.ML1137]" office:value-type="float" office:value="357.03560259">
            <text:p>357,0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29]+10" office:value-type="float" office:value="9241">
            <text:p>9241</text:p>
          </table:table-cell>
          <table:table-cell table:formula="of:=([.Q930]^3)*[.L$22]+([.Q930]^2)*[.L$2]+[.Q930]*[.ML1138]" office:value-type="float" office:value="357.80957939">
            <text:p>357,8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30]+10" office:value-type="float" office:value="9251">
            <text:p>9251</text:p>
          </table:table-cell>
          <table:table-cell table:formula="of:=([.Q931]^3)*[.L$22]+([.Q931]^2)*[.L$2]+[.Q931]*[.ML1139]" office:value-type="float" office:value="358.58439419">
            <text:p>358,5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31]+10" office:value-type="float" office:value="9261">
            <text:p>9261</text:p>
          </table:table-cell>
          <table:table-cell table:formula="of:=([.Q932]^3)*[.L$22]+([.Q932]^2)*[.L$2]+[.Q932]*[.ML1140]" office:value-type="float" office:value="359.36004699">
            <text:p>359,36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32]+10" office:value-type="float" office:value="9271">
            <text:p>9271</text:p>
          </table:table-cell>
          <table:table-cell table:formula="of:=([.Q933]^3)*[.L$22]+([.Q933]^2)*[.L$2]+[.Q933]*[.ML1141]" office:value-type="float" office:value="360.13653779">
            <text:p>360,1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33]+10" office:value-type="float" office:value="9281">
            <text:p>9281</text:p>
          </table:table-cell>
          <table:table-cell table:formula="of:=([.Q934]^3)*[.L$22]+([.Q934]^2)*[.L$2]+[.Q934]*[.ML1142]" office:value-type="float" office:value="360.91386659">
            <text:p>360,9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34]+10" office:value-type="float" office:value="9291">
            <text:p>9291</text:p>
          </table:table-cell>
          <table:table-cell table:formula="of:=([.Q935]^3)*[.L$22]+([.Q935]^2)*[.L$2]+[.Q935]*[.ML1143]" office:value-type="float" office:value="361.69203339">
            <text:p>361,6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35]+10" office:value-type="float" office:value="9301">
            <text:p>9301</text:p>
          </table:table-cell>
          <table:table-cell table:formula="of:=([.Q936]^3)*[.L$22]+([.Q936]^2)*[.L$2]+[.Q936]*[.ML1144]" office:value-type="float" office:value="362.47103819">
            <text:p>362,4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36]+10" office:value-type="float" office:value="9311">
            <text:p>9311</text:p>
          </table:table-cell>
          <table:table-cell table:formula="of:=([.Q937]^3)*[.L$22]+([.Q937]^2)*[.L$2]+[.Q937]*[.ML1145]" office:value-type="float" office:value="363.25088099">
            <text:p>363,2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37]+10" office:value-type="float" office:value="9321">
            <text:p>9321</text:p>
          </table:table-cell>
          <table:table-cell table:formula="of:=([.Q938]^3)*[.L$22]+([.Q938]^2)*[.L$2]+[.Q938]*[.ML1146]" office:value-type="float" office:value="364.03156179">
            <text:p>364,0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38]+10" office:value-type="float" office:value="9331">
            <text:p>9331</text:p>
          </table:table-cell>
          <table:table-cell table:formula="of:=([.Q939]^3)*[.L$22]+([.Q939]^2)*[.L$2]+[.Q939]*[.ML1147]" office:value-type="float" office:value="364.81308059">
            <text:p>364,8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39]+10" office:value-type="float" office:value="9341">
            <text:p>9341</text:p>
          </table:table-cell>
          <table:table-cell table:formula="of:=([.Q940]^3)*[.L$22]+([.Q940]^2)*[.L$2]+[.Q940]*[.ML1148]" office:value-type="float" office:value="365.59543739">
            <text:p>365,5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40]+10" office:value-type="float" office:value="9351">
            <text:p>9351</text:p>
          </table:table-cell>
          <table:table-cell table:formula="of:=([.Q941]^3)*[.L$22]+([.Q941]^2)*[.L$2]+[.Q941]*[.ML1149]" office:value-type="float" office:value="366.37863219">
            <text:p>366,3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41]+10" office:value-type="float" office:value="9361">
            <text:p>9361</text:p>
          </table:table-cell>
          <table:table-cell table:formula="of:=([.Q942]^3)*[.L$22]+([.Q942]^2)*[.L$2]+[.Q942]*[.ML1150]" office:value-type="float" office:value="367.16266499">
            <text:p>367,1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42]+10" office:value-type="float" office:value="9371">
            <text:p>9371</text:p>
          </table:table-cell>
          <table:table-cell table:formula="of:=([.Q943]^3)*[.L$22]+([.Q943]^2)*[.L$2]+[.Q943]*[.ML1151]" office:value-type="float" office:value="367.94753579">
            <text:p>367,9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43]+10" office:value-type="float" office:value="9381">
            <text:p>9381</text:p>
          </table:table-cell>
          <table:table-cell table:formula="of:=([.Q944]^3)*[.L$22]+([.Q944]^2)*[.L$2]+[.Q944]*[.ML1152]" office:value-type="float" office:value="368.73324459">
            <text:p>368,7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44]+10" office:value-type="float" office:value="9391">
            <text:p>9391</text:p>
          </table:table-cell>
          <table:table-cell table:formula="of:=([.Q945]^3)*[.L$22]+([.Q945]^2)*[.L$2]+[.Q945]*[.ML1153]" office:value-type="float" office:value="369.51979139">
            <text:p>369,5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45]+10" office:value-type="float" office:value="9401">
            <text:p>9401</text:p>
          </table:table-cell>
          <table:table-cell table:formula="of:=([.Q946]^3)*[.L$22]+([.Q946]^2)*[.L$2]+[.Q946]*[.ML1154]" office:value-type="float" office:value="370.30717619">
            <text:p>370,3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46]+10" office:value-type="float" office:value="9411">
            <text:p>9411</text:p>
          </table:table-cell>
          <table:table-cell table:formula="of:=([.Q947]^3)*[.L$22]+([.Q947]^2)*[.L$2]+[.Q947]*[.ML1155]" office:value-type="float" office:value="371.09539899">
            <text:p>371,0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47]+10" office:value-type="float" office:value="9421">
            <text:p>9421</text:p>
          </table:table-cell>
          <table:table-cell table:formula="of:=([.Q948]^3)*[.L$22]+([.Q948]^2)*[.L$2]+[.Q948]*[.ML1156]" office:value-type="float" office:value="371.88445979">
            <text:p>371,8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48]+10" office:value-type="float" office:value="9431">
            <text:p>9431</text:p>
          </table:table-cell>
          <table:table-cell table:formula="of:=([.Q949]^3)*[.L$22]+([.Q949]^2)*[.L$2]+[.Q949]*[.ML1157]" office:value-type="float" office:value="372.67435859">
            <text:p>372,6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49]+10" office:value-type="float" office:value="9441">
            <text:p>9441</text:p>
          </table:table-cell>
          <table:table-cell table:formula="of:=([.Q950]^3)*[.L$22]+([.Q950]^2)*[.L$2]+[.Q950]*[.ML1158]" office:value-type="float" office:value="373.46509539">
            <text:p>373,4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50]+10" office:value-type="float" office:value="9451">
            <text:p>9451</text:p>
          </table:table-cell>
          <table:table-cell table:formula="of:=([.Q951]^3)*[.L$22]+([.Q951]^2)*[.L$2]+[.Q951]*[.ML1159]" office:value-type="float" office:value="374.25667019">
            <text:p>374,2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51]+10" office:value-type="float" office:value="9461">
            <text:p>9461</text:p>
          </table:table-cell>
          <table:table-cell table:formula="of:=([.Q952]^3)*[.L$22]+([.Q952]^2)*[.L$2]+[.Q952]*[.ML1160]" office:value-type="float" office:value="375.04908299">
            <text:p>375,0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52]+10" office:value-type="float" office:value="9471">
            <text:p>9471</text:p>
          </table:table-cell>
          <table:table-cell table:formula="of:=([.Q953]^3)*[.L$22]+([.Q953]^2)*[.L$2]+[.Q953]*[.ML1161]" office:value-type="float" office:value="375.84233379">
            <text:p>375,8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53]+10" office:value-type="float" office:value="9481">
            <text:p>9481</text:p>
          </table:table-cell>
          <table:table-cell table:formula="of:=([.Q954]^3)*[.L$22]+([.Q954]^2)*[.L$2]+[.Q954]*[.ML1162]" office:value-type="float" office:value="376.63642259">
            <text:p>376,6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54]+10" office:value-type="float" office:value="9491">
            <text:p>9491</text:p>
          </table:table-cell>
          <table:table-cell table:formula="of:=([.Q955]^3)*[.L$22]+([.Q955]^2)*[.L$2]+[.Q955]*[.ML1163]" office:value-type="float" office:value="377.43134939">
            <text:p>377,4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55]+10" office:value-type="float" office:value="9501">
            <text:p>9501</text:p>
          </table:table-cell>
          <table:table-cell table:formula="of:=([.Q956]^3)*[.L$22]+([.Q956]^2)*[.L$2]+[.Q956]*[.ML1164]" office:value-type="float" office:value="378.22711419">
            <text:p>378,2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56]+10" office:value-type="float" office:value="9511">
            <text:p>9511</text:p>
          </table:table-cell>
          <table:table-cell table:formula="of:=([.Q957]^3)*[.L$22]+([.Q957]^2)*[.L$2]+[.Q957]*[.ML1165]" office:value-type="float" office:value="379.02371699">
            <text:p>379,0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57]+10" office:value-type="float" office:value="9521">
            <text:p>9521</text:p>
          </table:table-cell>
          <table:table-cell table:formula="of:=([.Q958]^3)*[.L$22]+([.Q958]^2)*[.L$2]+[.Q958]*[.ML1166]" office:value-type="float" office:value="379.82115779">
            <text:p>379,8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58]+10" office:value-type="float" office:value="9531">
            <text:p>9531</text:p>
          </table:table-cell>
          <table:table-cell table:formula="of:=([.Q959]^3)*[.L$22]+([.Q959]^2)*[.L$2]+[.Q959]*[.ML1167]" office:value-type="float" office:value="380.61943659">
            <text:p>380,6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59]+10" office:value-type="float" office:value="9541">
            <text:p>9541</text:p>
          </table:table-cell>
          <table:table-cell table:formula="of:=([.Q960]^3)*[.L$22]+([.Q960]^2)*[.L$2]+[.Q960]*[.ML1168]" office:value-type="float" office:value="381.41855339">
            <text:p>381,4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60]+10" office:value-type="float" office:value="9551">
            <text:p>9551</text:p>
          </table:table-cell>
          <table:table-cell table:formula="of:=([.Q961]^3)*[.L$22]+([.Q961]^2)*[.L$2]+[.Q961]*[.ML1169]" office:value-type="float" office:value="382.21850819">
            <text:p>382,2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61]+10" office:value-type="float" office:value="9561">
            <text:p>9561</text:p>
          </table:table-cell>
          <table:table-cell table:formula="of:=([.Q962]^3)*[.L$22]+([.Q962]^2)*[.L$2]+[.Q962]*[.ML1170]" office:value-type="float" office:value="383.01930099">
            <text:p>383,0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62]+10" office:value-type="float" office:value="9571">
            <text:p>9571</text:p>
          </table:table-cell>
          <table:table-cell table:formula="of:=([.Q963]^3)*[.L$22]+([.Q963]^2)*[.L$2]+[.Q963]*[.ML1171]" office:value-type="float" office:value="383.82093179">
            <text:p>383,8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63]+10" office:value-type="float" office:value="9581">
            <text:p>9581</text:p>
          </table:table-cell>
          <table:table-cell table:formula="of:=([.Q964]^3)*[.L$22]+([.Q964]^2)*[.L$2]+[.Q964]*[.ML1172]" office:value-type="float" office:value="384.62340059">
            <text:p>384,62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64]+10" office:value-type="float" office:value="9591">
            <text:p>9591</text:p>
          </table:table-cell>
          <table:table-cell table:formula="of:=([.Q965]^3)*[.L$22]+([.Q965]^2)*[.L$2]+[.Q965]*[.ML1173]" office:value-type="float" office:value="385.42670739">
            <text:p>385,4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65]+10" office:value-type="float" office:value="9601">
            <text:p>9601</text:p>
          </table:table-cell>
          <table:table-cell table:formula="of:=([.Q966]^3)*[.L$22]+([.Q966]^2)*[.L$2]+[.Q966]*[.ML1174]" office:value-type="float" office:value="386.23085219">
            <text:p>386,2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66]+10" office:value-type="float" office:value="9611">
            <text:p>9611</text:p>
          </table:table-cell>
          <table:table-cell table:formula="of:=([.Q967]^3)*[.L$22]+([.Q967]^2)*[.L$2]+[.Q967]*[.ML1175]" office:value-type="float" office:value="387.03583499">
            <text:p>387,0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67]+10" office:value-type="float" office:value="9621">
            <text:p>9621</text:p>
          </table:table-cell>
          <table:table-cell table:formula="of:=([.Q968]^3)*[.L$22]+([.Q968]^2)*[.L$2]+[.Q968]*[.ML1176]" office:value-type="float" office:value="387.84165579">
            <text:p>387,8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68]+10" office:value-type="float" office:value="9631">
            <text:p>9631</text:p>
          </table:table-cell>
          <table:table-cell table:formula="of:=([.Q969]^3)*[.L$22]+([.Q969]^2)*[.L$2]+[.Q969]*[.ML1177]" office:value-type="float" office:value="388.64831459">
            <text:p>388,6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69]+10" office:value-type="float" office:value="9641">
            <text:p>9641</text:p>
          </table:table-cell>
          <table:table-cell table:formula="of:=([.Q970]^3)*[.L$22]+([.Q970]^2)*[.L$2]+[.Q970]*[.ML1178]" office:value-type="float" office:value="389.45581139">
            <text:p>389,4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70]+10" office:value-type="float" office:value="9651">
            <text:p>9651</text:p>
          </table:table-cell>
          <table:table-cell table:formula="of:=([.Q971]^3)*[.L$22]+([.Q971]^2)*[.L$2]+[.Q971]*[.ML1179]" office:value-type="float" office:value="390.26414619">
            <text:p>390,2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71]+10" office:value-type="float" office:value="9661">
            <text:p>9661</text:p>
          </table:table-cell>
          <table:table-cell table:formula="of:=([.Q972]^3)*[.L$22]+([.Q972]^2)*[.L$2]+[.Q972]*[.ML1180]" office:value-type="float" office:value="391.07331899">
            <text:p>391,0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72]+10" office:value-type="float" office:value="9671">
            <text:p>9671</text:p>
          </table:table-cell>
          <table:table-cell table:formula="of:=([.Q973]^3)*[.L$22]+([.Q973]^2)*[.L$2]+[.Q973]*[.ML1181]" office:value-type="float" office:value="391.88332979">
            <text:p>391,8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73]+10" office:value-type="float" office:value="9681">
            <text:p>9681</text:p>
          </table:table-cell>
          <table:table-cell table:formula="of:=([.Q974]^3)*[.L$22]+([.Q974]^2)*[.L$2]+[.Q974]*[.ML1182]" office:value-type="float" office:value="392.69417859">
            <text:p>392,6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74]+10" office:value-type="float" office:value="9691">
            <text:p>9691</text:p>
          </table:table-cell>
          <table:table-cell table:formula="of:=([.Q975]^3)*[.L$22]+([.Q975]^2)*[.L$2]+[.Q975]*[.ML1183]" office:value-type="float" office:value="393.50586539">
            <text:p>393,5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75]+10" office:value-type="float" office:value="9701">
            <text:p>9701</text:p>
          </table:table-cell>
          <table:table-cell table:formula="of:=([.Q976]^3)*[.L$22]+([.Q976]^2)*[.L$2]+[.Q976]*[.ML1184]" office:value-type="float" office:value="394.31839019">
            <text:p>394,3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76]+10" office:value-type="float" office:value="9711">
            <text:p>9711</text:p>
          </table:table-cell>
          <table:table-cell table:formula="of:=([.Q977]^3)*[.L$22]+([.Q977]^2)*[.L$2]+[.Q977]*[.ML1185]" office:value-type="float" office:value="395.13175299">
            <text:p>395,1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77]+10" office:value-type="float" office:value="9721">
            <text:p>9721</text:p>
          </table:table-cell>
          <table:table-cell table:formula="of:=([.Q978]^3)*[.L$22]+([.Q978]^2)*[.L$2]+[.Q978]*[.ML1186]" office:value-type="float" office:value="395.94595379">
            <text:p>395,9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78]+10" office:value-type="float" office:value="9731">
            <text:p>9731</text:p>
          </table:table-cell>
          <table:table-cell table:formula="of:=([.Q979]^3)*[.L$22]+([.Q979]^2)*[.L$2]+[.Q979]*[.ML1187]" office:value-type="float" office:value="396.76099259">
            <text:p>396,7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79]+10" office:value-type="float" office:value="9741">
            <text:p>9741</text:p>
          </table:table-cell>
          <table:table-cell table:formula="of:=([.Q980]^3)*[.L$22]+([.Q980]^2)*[.L$2]+[.Q980]*[.ML1188]" office:value-type="float" office:value="397.57686939">
            <text:p>397,5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80]+10" office:value-type="float" office:value="9751">
            <text:p>9751</text:p>
          </table:table-cell>
          <table:table-cell table:formula="of:=([.Q981]^3)*[.L$22]+([.Q981]^2)*[.L$2]+[.Q981]*[.ML1189]" office:value-type="float" office:value="398.39358419">
            <text:p>398,3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81]+10" office:value-type="float" office:value="9761">
            <text:p>9761</text:p>
          </table:table-cell>
          <table:table-cell table:formula="of:=([.Q982]^3)*[.L$22]+([.Q982]^2)*[.L$2]+[.Q982]*[.ML1190]" office:value-type="float" office:value="399.21113699">
            <text:p>399,2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82]+10" office:value-type="float" office:value="9771">
            <text:p>9771</text:p>
          </table:table-cell>
          <table:table-cell table:formula="of:=([.Q983]^3)*[.L$22]+([.Q983]^2)*[.L$2]+[.Q983]*[.ML1191]" office:value-type="float" office:value="400.02952779">
            <text:p>400,0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83]+10" office:value-type="float" office:value="9781">
            <text:p>9781</text:p>
          </table:table-cell>
          <table:table-cell table:formula="of:=([.Q984]^3)*[.L$22]+([.Q984]^2)*[.L$2]+[.Q984]*[.ML1192]" office:value-type="float" office:value="400.84875659">
            <text:p>400,8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84]+10" office:value-type="float" office:value="9791">
            <text:p>9791</text:p>
          </table:table-cell>
          <table:table-cell table:formula="of:=([.Q985]^3)*[.L$22]+([.Q985]^2)*[.L$2]+[.Q985]*[.ML1193]" office:value-type="float" office:value="401.66882339">
            <text:p>401,6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85]+10" office:value-type="float" office:value="9801">
            <text:p>9801</text:p>
          </table:table-cell>
          <table:table-cell table:formula="of:=([.Q986]^3)*[.L$22]+([.Q986]^2)*[.L$2]+[.Q986]*[.ML1194]" office:value-type="float" office:value="402.48972819">
            <text:p>402,4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86]+10" office:value-type="float" office:value="9811">
            <text:p>9811</text:p>
          </table:table-cell>
          <table:table-cell table:formula="of:=([.Q987]^3)*[.L$22]+([.Q987]^2)*[.L$2]+[.Q987]*[.ML1195]" office:value-type="float" office:value="403.31147099">
            <text:p>403,3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87]+10" office:value-type="float" office:value="9821">
            <text:p>9821</text:p>
          </table:table-cell>
          <table:table-cell table:formula="of:=([.Q988]^3)*[.L$22]+([.Q988]^2)*[.L$2]+[.Q988]*[.ML1196]" office:value-type="float" office:value="404.13405179">
            <text:p>404,1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88]+10" office:value-type="float" office:value="9831">
            <text:p>9831</text:p>
          </table:table-cell>
          <table:table-cell table:formula="of:=([.Q989]^3)*[.L$22]+([.Q989]^2)*[.L$2]+[.Q989]*[.ML1197]" office:value-type="float" office:value="404.95747059">
            <text:p>404,9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89]+10" office:value-type="float" office:value="9841">
            <text:p>9841</text:p>
          </table:table-cell>
          <table:table-cell table:formula="of:=([.Q990]^3)*[.L$22]+([.Q990]^2)*[.L$2]+[.Q990]*[.ML1198]" office:value-type="float" office:value="405.78172739">
            <text:p>405,7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90]+10" office:value-type="float" office:value="9851">
            <text:p>9851</text:p>
          </table:table-cell>
          <table:table-cell table:formula="of:=([.Q991]^3)*[.L$22]+([.Q991]^2)*[.L$2]+[.Q991]*[.ML1199]" office:value-type="float" office:value="406.60682219">
            <text:p>406,6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91]+10" office:value-type="float" office:value="9861">
            <text:p>9861</text:p>
          </table:table-cell>
          <table:table-cell table:formula="of:=([.Q992]^3)*[.L$22]+([.Q992]^2)*[.L$2]+[.Q992]*[.ML1200]" office:value-type="float" office:value="407.43275499">
            <text:p>407,4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92]+10" office:value-type="float" office:value="9871">
            <text:p>9871</text:p>
          </table:table-cell>
          <table:table-cell table:formula="of:=([.Q993]^3)*[.L$22]+([.Q993]^2)*[.L$2]+[.Q993]*[.ML1201]" office:value-type="float" office:value="408.25952579">
            <text:p>408,26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93]+10" office:value-type="float" office:value="9881">
            <text:p>9881</text:p>
          </table:table-cell>
          <table:table-cell table:formula="of:=([.Q994]^3)*[.L$22]+([.Q994]^2)*[.L$2]+[.Q994]*[.ML1202]" office:value-type="float" office:value="409.08713459">
            <text:p>409,0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94]+10" office:value-type="float" office:value="9891">
            <text:p>9891</text:p>
          </table:table-cell>
          <table:table-cell table:formula="of:=([.Q995]^3)*[.L$22]+([.Q995]^2)*[.L$2]+[.Q995]*[.ML1203]" office:value-type="float" office:value="409.91558139">
            <text:p>409,9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95]+10" office:value-type="float" office:value="9901">
            <text:p>9901</text:p>
          </table:table-cell>
          <table:table-cell table:formula="of:=([.Q996]^3)*[.L$22]+([.Q996]^2)*[.L$2]+[.Q996]*[.ML1204]" office:value-type="float" office:value="410.74486619">
            <text:p>410,7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96]+10" office:value-type="float" office:value="9911">
            <text:p>9911</text:p>
          </table:table-cell>
          <table:table-cell table:formula="of:=([.Q997]^3)*[.L$22]+([.Q997]^2)*[.L$2]+[.Q997]*[.ML1205]" office:value-type="float" office:value="411.57498899">
            <text:p>411,5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97]+10" office:value-type="float" office:value="9921">
            <text:p>9921</text:p>
          </table:table-cell>
          <table:table-cell table:formula="of:=([.Q998]^3)*[.L$22]+([.Q998]^2)*[.L$2]+[.Q998]*[.ML1206]" office:value-type="float" office:value="412.40594979">
            <text:p>412,4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98]+10" office:value-type="float" office:value="9931">
            <text:p>9931</text:p>
          </table:table-cell>
          <table:table-cell table:formula="of:=([.Q999]^3)*[.L$22]+([.Q999]^2)*[.L$2]+[.Q999]*[.ML1207]" office:value-type="float" office:value="413.23774859">
            <text:p>413,2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999]+10" office:value-type="float" office:value="9941">
            <text:p>9941</text:p>
          </table:table-cell>
          <table:table-cell table:formula="of:=([.Q1000]^3)*[.L$22]+([.Q1000]^2)*[.L$2]+[.Q1000]*[.ML1208]" office:value-type="float" office:value="414.07038539">
            <text:p>414,0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00]+10" office:value-type="float" office:value="9951">
            <text:p>9951</text:p>
          </table:table-cell>
          <table:table-cell table:formula="of:=([.Q1001]^3)*[.L$22]+([.Q1001]^2)*[.L$2]+[.Q1001]*[.ML1209]" office:value-type="float" office:value="414.90386019">
            <text:p>414,9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01]+10" office:value-type="float" office:value="9961">
            <text:p>9961</text:p>
          </table:table-cell>
          <table:table-cell table:formula="of:=([.Q1002]^3)*[.L$22]+([.Q1002]^2)*[.L$2]+[.Q1002]*[.ML1210]" office:value-type="float" office:value="415.73817299">
            <text:p>415,7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02]+10" office:value-type="float" office:value="9971">
            <text:p>9971</text:p>
          </table:table-cell>
          <table:table-cell table:formula="of:=([.Q1003]^3)*[.L$22]+([.Q1003]^2)*[.L$2]+[.Q1003]*[.ML1211]" office:value-type="float" office:value="416.57332379">
            <text:p>416,5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03]+10" office:value-type="float" office:value="9981">
            <text:p>9981</text:p>
          </table:table-cell>
          <table:table-cell table:formula="of:=([.Q1004]^3)*[.L$22]+([.Q1004]^2)*[.L$2]+[.Q1004]*[.ML1212]" office:value-type="float" office:value="417.40931259">
            <text:p>417,4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04]+10" office:value-type="float" office:value="9991">
            <text:p>9991</text:p>
          </table:table-cell>
          <table:table-cell table:formula="of:=([.Q1005]^3)*[.L$22]+([.Q1005]^2)*[.L$2]+[.Q1005]*[.ML1213]" office:value-type="float" office:value="418.24613939">
            <text:p>418,2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05]+10" office:value-type="float" office:value="10001">
            <text:p>10001</text:p>
          </table:table-cell>
          <table:table-cell table:formula="of:=([.Q1006]^3)*[.L$22]+([.Q1006]^2)*[.L$2]+[.Q1006]*[.ML1214]" office:value-type="float" office:value="419.08380419">
            <text:p>419,0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06]+10" office:value-type="float" office:value="10011">
            <text:p>10011</text:p>
          </table:table-cell>
          <table:table-cell table:formula="of:=([.Q1007]^3)*[.L$22]+([.Q1007]^2)*[.L$2]+[.Q1007]*[.ML1215]" office:value-type="float" office:value="419.92230699">
            <text:p>419,9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07]+10" office:value-type="float" office:value="10021">
            <text:p>10021</text:p>
          </table:table-cell>
          <table:table-cell table:formula="of:=([.Q1008]^3)*[.L$22]+([.Q1008]^2)*[.L$2]+[.Q1008]*[.ML1216]" office:value-type="float" office:value="420.76164779">
            <text:p>420,7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08]+10" office:value-type="float" office:value="10031">
            <text:p>10031</text:p>
          </table:table-cell>
          <table:table-cell table:formula="of:=([.Q1009]^3)*[.L$22]+([.Q1009]^2)*[.L$2]+[.Q1009]*[.ML1217]" office:value-type="float" office:value="421.60182659">
            <text:p>421,6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09]+10" office:value-type="float" office:value="10041">
            <text:p>10041</text:p>
          </table:table-cell>
          <table:table-cell table:formula="of:=([.Q1010]^3)*[.L$22]+([.Q1010]^2)*[.L$2]+[.Q1010]*[.ML1218]" office:value-type="float" office:value="422.44284339">
            <text:p>422,44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10]+10" office:value-type="float" office:value="10051">
            <text:p>10051</text:p>
          </table:table-cell>
          <table:table-cell table:formula="of:=([.Q1011]^3)*[.L$22]+([.Q1011]^2)*[.L$2]+[.Q1011]*[.ML1219]" office:value-type="float" office:value="423.28469819">
            <text:p>423,2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11]+10" office:value-type="float" office:value="10061">
            <text:p>10061</text:p>
          </table:table-cell>
          <table:table-cell table:formula="of:=([.Q1012]^3)*[.L$22]+([.Q1012]^2)*[.L$2]+[.Q1012]*[.ML1220]" office:value-type="float" office:value="424.12739099">
            <text:p>424,1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12]+10" office:value-type="float" office:value="10071">
            <text:p>10071</text:p>
          </table:table-cell>
          <table:table-cell table:formula="of:=([.Q1013]^3)*[.L$22]+([.Q1013]^2)*[.L$2]+[.Q1013]*[.ML1221]" office:value-type="float" office:value="424.97092179">
            <text:p>424,9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13]+10" office:value-type="float" office:value="10081">
            <text:p>10081</text:p>
          </table:table-cell>
          <table:table-cell table:formula="of:=([.Q1014]^3)*[.L$22]+([.Q1014]^2)*[.L$2]+[.Q1014]*[.ML1222]" office:value-type="float" office:value="425.81529059">
            <text:p>425,8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14]+10" office:value-type="float" office:value="10091">
            <text:p>10091</text:p>
          </table:table-cell>
          <table:table-cell table:formula="of:=([.Q1015]^3)*[.L$22]+([.Q1015]^2)*[.L$2]+[.Q1015]*[.ML1223]" office:value-type="float" office:value="426.66049739">
            <text:p>426,66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15]+10" office:value-type="float" office:value="10101">
            <text:p>10101</text:p>
          </table:table-cell>
          <table:table-cell table:formula="of:=([.Q1016]^3)*[.L$22]+([.Q1016]^2)*[.L$2]+[.Q1016]*[.ML1224]" office:value-type="float" office:value="427.50654219">
            <text:p>427,5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16]+10" office:value-type="float" office:value="10111">
            <text:p>10111</text:p>
          </table:table-cell>
          <table:table-cell table:formula="of:=([.Q1017]^3)*[.L$22]+([.Q1017]^2)*[.L$2]+[.Q1017]*[.ML1225]" office:value-type="float" office:value="428.35342499">
            <text:p>428,3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17]+10" office:value-type="float" office:value="10121">
            <text:p>10121</text:p>
          </table:table-cell>
          <table:table-cell table:formula="of:=([.Q1018]^3)*[.L$22]+([.Q1018]^2)*[.L$2]+[.Q1018]*[.ML1226]" office:value-type="float" office:value="429.20114579">
            <text:p>429,2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18]+10" office:value-type="float" office:value="10131">
            <text:p>10131</text:p>
          </table:table-cell>
          <table:table-cell table:formula="of:=([.Q1019]^3)*[.L$22]+([.Q1019]^2)*[.L$2]+[.Q1019]*[.ML1227]" office:value-type="float" office:value="430.04970459">
            <text:p>430,0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19]+10" office:value-type="float" office:value="10141">
            <text:p>10141</text:p>
          </table:table-cell>
          <table:table-cell table:formula="of:=([.Q1020]^3)*[.L$22]+([.Q1020]^2)*[.L$2]+[.Q1020]*[.ML1228]" office:value-type="float" office:value="430.89910139">
            <text:p>430,8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20]+10" office:value-type="float" office:value="10151">
            <text:p>10151</text:p>
          </table:table-cell>
          <table:table-cell table:formula="of:=([.Q1021]^3)*[.L$22]+([.Q1021]^2)*[.L$2]+[.Q1021]*[.ML1229]" office:value-type="float" office:value="431.74933619">
            <text:p>431,7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21]+10" office:value-type="float" office:value="10161">
            <text:p>10161</text:p>
          </table:table-cell>
          <table:table-cell table:formula="of:=([.Q1022]^3)*[.L$22]+([.Q1022]^2)*[.L$2]+[.Q1022]*[.ML1230]" office:value-type="float" office:value="432.60040899">
            <text:p>432,6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22]+10" office:value-type="float" office:value="10171">
            <text:p>10171</text:p>
          </table:table-cell>
          <table:table-cell table:formula="of:=([.Q1023]^3)*[.L$22]+([.Q1023]^2)*[.L$2]+[.Q1023]*[.ML1231]" office:value-type="float" office:value="433.45231979">
            <text:p>433,45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23]+10" office:value-type="float" office:value="10181">
            <text:p>10181</text:p>
          </table:table-cell>
          <table:table-cell table:formula="of:=([.Q1024]^3)*[.L$22]+([.Q1024]^2)*[.L$2]+[.Q1024]*[.ML1232]" office:value-type="float" office:value="434.30506859">
            <text:p>434,3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24]+10" office:value-type="float" office:value="10191">
            <text:p>10191</text:p>
          </table:table-cell>
          <table:table-cell table:formula="of:=([.Q1025]^3)*[.L$22]+([.Q1025]^2)*[.L$2]+[.Q1025]*[.ML1233]" office:value-type="float" office:value="435.15865539">
            <text:p>435,1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25]+10" office:value-type="float" office:value="10201">
            <text:p>10201</text:p>
          </table:table-cell>
          <table:table-cell table:formula="of:=([.Q1026]^3)*[.L$22]+([.Q1026]^2)*[.L$2]+[.Q1026]*[.ML1234]" office:value-type="float" office:value="436.01308019">
            <text:p>436,0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26]+10" office:value-type="float" office:value="10211">
            <text:p>10211</text:p>
          </table:table-cell>
          <table:table-cell table:formula="of:=([.Q1027]^3)*[.L$22]+([.Q1027]^2)*[.L$2]+[.Q1027]*[.ML1235]" office:value-type="float" office:value="436.86834299">
            <text:p>436,8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27]+10" office:value-type="float" office:value="10221">
            <text:p>10221</text:p>
          </table:table-cell>
          <table:table-cell table:formula="of:=([.Q1028]^3)*[.L$22]+([.Q1028]^2)*[.L$2]+[.Q1028]*[.ML1236]" office:value-type="float" office:value="437.72444379">
            <text:p>437,7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28]+10" office:value-type="float" office:value="10231">
            <text:p>10231</text:p>
          </table:table-cell>
          <table:table-cell table:formula="of:=([.Q1029]^3)*[.L$22]+([.Q1029]^2)*[.L$2]+[.Q1029]*[.ML1237]" office:value-type="float" office:value="438.58138259">
            <text:p>438,5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29]+10" office:value-type="float" office:value="10241">
            <text:p>10241</text:p>
          </table:table-cell>
          <table:table-cell table:formula="of:=([.Q1030]^3)*[.L$22]+([.Q1030]^2)*[.L$2]+[.Q1030]*[.ML1238]" office:value-type="float" office:value="439.43915939">
            <text:p>439,4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30]+10" office:value-type="float" office:value="10251">
            <text:p>10251</text:p>
          </table:table-cell>
          <table:table-cell table:formula="of:=([.Q1031]^3)*[.L$22]+([.Q1031]^2)*[.L$2]+[.Q1031]*[.ML1239]" office:value-type="float" office:value="440.29777419">
            <text:p>440,2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31]+10" office:value-type="float" office:value="10261">
            <text:p>10261</text:p>
          </table:table-cell>
          <table:table-cell table:formula="of:=([.Q1032]^3)*[.L$22]+([.Q1032]^2)*[.L$2]+[.Q1032]*[.ML1240]" office:value-type="float" office:value="441.15722699">
            <text:p>441,1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32]+10" office:value-type="float" office:value="10271">
            <text:p>10271</text:p>
          </table:table-cell>
          <table:table-cell table:formula="of:=([.Q1033]^3)*[.L$22]+([.Q1033]^2)*[.L$2]+[.Q1033]*[.ML1241]" office:value-type="float" office:value="442.01751779">
            <text:p>442,0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33]+10" office:value-type="float" office:value="10281">
            <text:p>10281</text:p>
          </table:table-cell>
          <table:table-cell table:formula="of:=([.Q1034]^3)*[.L$22]+([.Q1034]^2)*[.L$2]+[.Q1034]*[.ML1242]" office:value-type="float" office:value="442.87864659">
            <text:p>442,8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34]+10" office:value-type="float" office:value="10291">
            <text:p>10291</text:p>
          </table:table-cell>
          <table:table-cell table:formula="of:=([.Q1035]^3)*[.L$22]+([.Q1035]^2)*[.L$2]+[.Q1035]*[.ML1243]" office:value-type="float" office:value="443.74061339">
            <text:p>443,7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35]+10" office:value-type="float" office:value="10301">
            <text:p>10301</text:p>
          </table:table-cell>
          <table:table-cell table:formula="of:=([.Q1036]^3)*[.L$22]+([.Q1036]^2)*[.L$2]+[.Q1036]*[.ML1244]" office:value-type="float" office:value="444.60341819">
            <text:p>444,6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36]+10" office:value-type="float" office:value="10311">
            <text:p>10311</text:p>
          </table:table-cell>
          <table:table-cell table:formula="of:=([.Q1037]^3)*[.L$22]+([.Q1037]^2)*[.L$2]+[.Q1037]*[.ML1245]" office:value-type="float" office:value="445.46706099">
            <text:p>445,46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37]+10" office:value-type="float" office:value="10321">
            <text:p>10321</text:p>
          </table:table-cell>
          <table:table-cell table:formula="of:=([.Q1038]^3)*[.L$22]+([.Q1038]^2)*[.L$2]+[.Q1038]*[.ML1246]" office:value-type="float" office:value="446.33154179">
            <text:p>446,3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38]+10" office:value-type="float" office:value="10331">
            <text:p>10331</text:p>
          </table:table-cell>
          <table:table-cell table:formula="of:=([.Q1039]^3)*[.L$22]+([.Q1039]^2)*[.L$2]+[.Q1039]*[.ML1247]" office:value-type="float" office:value="447.19686059">
            <text:p>447,1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39]+10" office:value-type="float" office:value="10341">
            <text:p>10341</text:p>
          </table:table-cell>
          <table:table-cell table:formula="of:=([.Q1040]^3)*[.L$22]+([.Q1040]^2)*[.L$2]+[.Q1040]*[.ML1248]" office:value-type="float" office:value="448.06301739">
            <text:p>448,0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40]+10" office:value-type="float" office:value="10351">
            <text:p>10351</text:p>
          </table:table-cell>
          <table:table-cell table:formula="of:=([.Q1041]^3)*[.L$22]+([.Q1041]^2)*[.L$2]+[.Q1041]*[.ML1249]" office:value-type="float" office:value="448.93001219">
            <text:p>448,9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41]+10" office:value-type="float" office:value="10361">
            <text:p>10361</text:p>
          </table:table-cell>
          <table:table-cell table:formula="of:=([.Q1042]^3)*[.L$22]+([.Q1042]^2)*[.L$2]+[.Q1042]*[.ML1250]" office:value-type="float" office:value="449.79784499">
            <text:p>449,7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42]+10" office:value-type="float" office:value="10371">
            <text:p>10371</text:p>
          </table:table-cell>
          <table:table-cell table:formula="of:=([.Q1043]^3)*[.L$22]+([.Q1043]^2)*[.L$2]+[.Q1043]*[.ML1251]" office:value-type="float" office:value="450.66651579">
            <text:p>450,66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43]+10" office:value-type="float" office:value="10381">
            <text:p>10381</text:p>
          </table:table-cell>
          <table:table-cell table:formula="of:=([.Q1044]^3)*[.L$22]+([.Q1044]^2)*[.L$2]+[.Q1044]*[.ML1252]" office:value-type="float" office:value="451.53602459">
            <text:p>451,5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44]+10" office:value-type="float" office:value="10391">
            <text:p>10391</text:p>
          </table:table-cell>
          <table:table-cell table:formula="of:=([.Q1045]^3)*[.L$22]+([.Q1045]^2)*[.L$2]+[.Q1045]*[.ML1253]" office:value-type="float" office:value="452.40637139">
            <text:p>452,4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45]+10" office:value-type="float" office:value="10401">
            <text:p>10401</text:p>
          </table:table-cell>
          <table:table-cell table:formula="of:=([.Q1046]^3)*[.L$22]+([.Q1046]^2)*[.L$2]+[.Q1046]*[.ML1254]" office:value-type="float" office:value="453.27755619">
            <text:p>453,2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46]+10" office:value-type="float" office:value="10411">
            <text:p>10411</text:p>
          </table:table-cell>
          <table:table-cell table:formula="of:=([.Q1047]^3)*[.L$22]+([.Q1047]^2)*[.L$2]+[.Q1047]*[.ML1255]" office:value-type="float" office:value="454.14957899">
            <text:p>454,1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47]+10" office:value-type="float" office:value="10421">
            <text:p>10421</text:p>
          </table:table-cell>
          <table:table-cell table:formula="of:=([.Q1048]^3)*[.L$22]+([.Q1048]^2)*[.L$2]+[.Q1048]*[.ML1256]" office:value-type="float" office:value="455.02243979">
            <text:p>455,0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48]+10" office:value-type="float" office:value="10431">
            <text:p>10431</text:p>
          </table:table-cell>
          <table:table-cell table:formula="of:=([.Q1049]^3)*[.L$22]+([.Q1049]^2)*[.L$2]+[.Q1049]*[.ML1257]" office:value-type="float" office:value="455.89613859">
            <text:p>455,8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49]+10" office:value-type="float" office:value="10441">
            <text:p>10441</text:p>
          </table:table-cell>
          <table:table-cell table:formula="of:=([.Q1050]^3)*[.L$22]+([.Q1050]^2)*[.L$2]+[.Q1050]*[.ML1258]" office:value-type="float" office:value="456.77067539">
            <text:p>456,7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50]+10" office:value-type="float" office:value="10451">
            <text:p>10451</text:p>
          </table:table-cell>
          <table:table-cell table:formula="of:=([.Q1051]^3)*[.L$22]+([.Q1051]^2)*[.L$2]+[.Q1051]*[.ML1259]" office:value-type="float" office:value="457.64605019">
            <text:p>457,6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51]+10" office:value-type="float" office:value="10461">
            <text:p>10461</text:p>
          </table:table-cell>
          <table:table-cell table:formula="of:=([.Q1052]^3)*[.L$22]+([.Q1052]^2)*[.L$2]+[.Q1052]*[.ML1260]" office:value-type="float" office:value="458.52226299">
            <text:p>458,5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52]+10" office:value-type="float" office:value="10471">
            <text:p>10471</text:p>
          </table:table-cell>
          <table:table-cell table:formula="of:=([.Q1053]^3)*[.L$22]+([.Q1053]^2)*[.L$2]+[.Q1053]*[.ML1261]" office:value-type="float" office:value="459.39931379">
            <text:p>459,3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53]+10" office:value-type="float" office:value="10481">
            <text:p>10481</text:p>
          </table:table-cell>
          <table:table-cell table:formula="of:=([.Q1054]^3)*[.L$22]+([.Q1054]^2)*[.L$2]+[.Q1054]*[.ML1262]" office:value-type="float" office:value="460.27720259">
            <text:p>460,2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54]+10" office:value-type="float" office:value="10491">
            <text:p>10491</text:p>
          </table:table-cell>
          <table:table-cell table:formula="of:=([.Q1055]^3)*[.L$22]+([.Q1055]^2)*[.L$2]+[.Q1055]*[.ML1263]" office:value-type="float" office:value="461.15592939">
            <text:p>461,1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55]+10" office:value-type="float" office:value="10501">
            <text:p>10501</text:p>
          </table:table-cell>
          <table:table-cell table:formula="of:=([.Q1056]^3)*[.L$22]+([.Q1056]^2)*[.L$2]+[.Q1056]*[.ML1264]" office:value-type="float" office:value="462.03549419">
            <text:p>462,0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56]+10" office:value-type="float" office:value="10511">
            <text:p>10511</text:p>
          </table:table-cell>
          <table:table-cell table:formula="of:=([.Q1057]^3)*[.L$22]+([.Q1057]^2)*[.L$2]+[.Q1057]*[.ML1265]" office:value-type="float" office:value="462.91589699">
            <text:p>462,9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57]+10" office:value-type="float" office:value="10521">
            <text:p>10521</text:p>
          </table:table-cell>
          <table:table-cell table:formula="of:=([.Q1058]^3)*[.L$22]+([.Q1058]^2)*[.L$2]+[.Q1058]*[.ML1266]" office:value-type="float" office:value="463.79713779">
            <text:p>463,7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58]+10" office:value-type="float" office:value="10531">
            <text:p>10531</text:p>
          </table:table-cell>
          <table:table-cell table:formula="of:=([.Q1059]^3)*[.L$22]+([.Q1059]^2)*[.L$2]+[.Q1059]*[.ML1267]" office:value-type="float" office:value="464.67921659">
            <text:p>464,6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59]+10" office:value-type="float" office:value="10541">
            <text:p>10541</text:p>
          </table:table-cell>
          <table:table-cell table:formula="of:=([.Q1060]^3)*[.L$22]+([.Q1060]^2)*[.L$2]+[.Q1060]*[.ML1268]" office:value-type="float" office:value="465.56213339">
            <text:p>465,5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60]+10" office:value-type="float" office:value="10551">
            <text:p>10551</text:p>
          </table:table-cell>
          <table:table-cell table:formula="of:=([.Q1061]^3)*[.L$22]+([.Q1061]^2)*[.L$2]+[.Q1061]*[.ML1269]" office:value-type="float" office:value="466.44588819">
            <text:p>466,4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61]+10" office:value-type="float" office:value="10561">
            <text:p>10561</text:p>
          </table:table-cell>
          <table:table-cell table:formula="of:=([.Q1062]^3)*[.L$22]+([.Q1062]^2)*[.L$2]+[.Q1062]*[.ML1270]" office:value-type="float" office:value="467.33048099">
            <text:p>467,3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62]+10" office:value-type="float" office:value="10571">
            <text:p>10571</text:p>
          </table:table-cell>
          <table:table-cell table:formula="of:=([.Q1063]^3)*[.L$22]+([.Q1063]^2)*[.L$2]+[.Q1063]*[.ML1271]" office:value-type="float" office:value="468.21591179">
            <text:p>468,2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63]+10" office:value-type="float" office:value="10581">
            <text:p>10581</text:p>
          </table:table-cell>
          <table:table-cell table:formula="of:=([.Q1064]^3)*[.L$22]+([.Q1064]^2)*[.L$2]+[.Q1064]*[.ML1272]" office:value-type="float" office:value="469.10218059">
            <text:p>469,1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64]+10" office:value-type="float" office:value="10591">
            <text:p>10591</text:p>
          </table:table-cell>
          <table:table-cell table:formula="of:=([.Q1065]^3)*[.L$22]+([.Q1065]^2)*[.L$2]+[.Q1065]*[.ML1273]" office:value-type="float" office:value="469.98928739">
            <text:p>469,9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65]+10" office:value-type="float" office:value="10601">
            <text:p>10601</text:p>
          </table:table-cell>
          <table:table-cell table:formula="of:=([.Q1066]^3)*[.L$22]+([.Q1066]^2)*[.L$2]+[.Q1066]*[.ML1274]" office:value-type="float" office:value="470.87723219">
            <text:p>470,8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66]+10" office:value-type="float" office:value="10611">
            <text:p>10611</text:p>
          </table:table-cell>
          <table:table-cell table:formula="of:=([.Q1067]^3)*[.L$22]+([.Q1067]^2)*[.L$2]+[.Q1067]*[.ML1275]" office:value-type="float" office:value="471.76601499">
            <text:p>471,7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67]+10" office:value-type="float" office:value="10621">
            <text:p>10621</text:p>
          </table:table-cell>
          <table:table-cell table:formula="of:=([.Q1068]^3)*[.L$22]+([.Q1068]^2)*[.L$2]+[.Q1068]*[.ML1276]" office:value-type="float" office:value="472.65563579">
            <text:p>472,6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68]+10" office:value-type="float" office:value="10631">
            <text:p>10631</text:p>
          </table:table-cell>
          <table:table-cell table:formula="of:=([.Q1069]^3)*[.L$22]+([.Q1069]^2)*[.L$2]+[.Q1069]*[.ML1277]" office:value-type="float" office:value="473.54609459">
            <text:p>473,5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69]+10" office:value-type="float" office:value="10641">
            <text:p>10641</text:p>
          </table:table-cell>
          <table:table-cell table:formula="of:=([.Q1070]^3)*[.L$22]+([.Q1070]^2)*[.L$2]+[.Q1070]*[.ML1278]" office:value-type="float" office:value="474.43739139">
            <text:p>474,4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70]+10" office:value-type="float" office:value="10651">
            <text:p>10651</text:p>
          </table:table-cell>
          <table:table-cell table:formula="of:=([.Q1071]^3)*[.L$22]+([.Q1071]^2)*[.L$2]+[.Q1071]*[.ML1279]" office:value-type="float" office:value="475.32952619">
            <text:p>475,3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71]+10" office:value-type="float" office:value="10661">
            <text:p>10661</text:p>
          </table:table-cell>
          <table:table-cell table:formula="of:=([.Q1072]^3)*[.L$22]+([.Q1072]^2)*[.L$2]+[.Q1072]*[.ML1280]" office:value-type="float" office:value="476.22249899">
            <text:p>476,2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72]+10" office:value-type="float" office:value="10671">
            <text:p>10671</text:p>
          </table:table-cell>
          <table:table-cell table:formula="of:=([.Q1073]^3)*[.L$22]+([.Q1073]^2)*[.L$2]+[.Q1073]*[.ML1281]" office:value-type="float" office:value="477.11630979">
            <text:p>477,1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73]+10" office:value-type="float" office:value="10681">
            <text:p>10681</text:p>
          </table:table-cell>
          <table:table-cell table:formula="of:=([.Q1074]^3)*[.L$22]+([.Q1074]^2)*[.L$2]+[.Q1074]*[.ML1282]" office:value-type="float" office:value="478.01095859">
            <text:p>478,0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74]+10" office:value-type="float" office:value="10691">
            <text:p>10691</text:p>
          </table:table-cell>
          <table:table-cell table:formula="of:=([.Q1075]^3)*[.L$22]+([.Q1075]^2)*[.L$2]+[.Q1075]*[.ML1283]" office:value-type="float" office:value="478.90644539">
            <text:p>478,9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75]+10" office:value-type="float" office:value="10701">
            <text:p>10701</text:p>
          </table:table-cell>
          <table:table-cell table:formula="of:=([.Q1076]^3)*[.L$22]+([.Q1076]^2)*[.L$2]+[.Q1076]*[.ML1284]" office:value-type="float" office:value="479.80277019">
            <text:p>479,8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76]+10" office:value-type="float" office:value="10711">
            <text:p>10711</text:p>
          </table:table-cell>
          <table:table-cell table:formula="of:=([.Q1077]^3)*[.L$22]+([.Q1077]^2)*[.L$2]+[.Q1077]*[.ML1285]" office:value-type="float" office:value="480.69993299">
            <text:p>480,7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77]+10" office:value-type="float" office:value="10721">
            <text:p>10721</text:p>
          </table:table-cell>
          <table:table-cell table:formula="of:=([.Q1078]^3)*[.L$22]+([.Q1078]^2)*[.L$2]+[.Q1078]*[.ML1286]" office:value-type="float" office:value="481.59793379">
            <text:p>481,5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78]+10" office:value-type="float" office:value="10731">
            <text:p>10731</text:p>
          </table:table-cell>
          <table:table-cell table:formula="of:=([.Q1079]^3)*[.L$22]+([.Q1079]^2)*[.L$2]+[.Q1079]*[.ML1287]" office:value-type="float" office:value="482.49677259">
            <text:p>482,4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79]+10" office:value-type="float" office:value="10741">
            <text:p>10741</text:p>
          </table:table-cell>
          <table:table-cell table:formula="of:=([.Q1080]^3)*[.L$22]+([.Q1080]^2)*[.L$2]+[.Q1080]*[.ML1288]" office:value-type="float" office:value="483.39644939">
            <text:p>483,3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80]+10" office:value-type="float" office:value="10751">
            <text:p>10751</text:p>
          </table:table-cell>
          <table:table-cell table:formula="of:=([.Q1081]^3)*[.L$22]+([.Q1081]^2)*[.L$2]+[.Q1081]*[.ML1289]" office:value-type="float" office:value="484.29696419">
            <text:p>484,2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81]+10" office:value-type="float" office:value="10761">
            <text:p>10761</text:p>
          </table:table-cell>
          <table:table-cell table:formula="of:=([.Q1082]^3)*[.L$22]+([.Q1082]^2)*[.L$2]+[.Q1082]*[.ML1290]" office:value-type="float" office:value="485.19831699">
            <text:p>485,1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82]+10" office:value-type="float" office:value="10771">
            <text:p>10771</text:p>
          </table:table-cell>
          <table:table-cell table:formula="of:=([.Q1083]^3)*[.L$22]+([.Q1083]^2)*[.L$2]+[.Q1083]*[.ML1291]" office:value-type="float" office:value="486.10050779">
            <text:p>486,1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83]+10" office:value-type="float" office:value="10781">
            <text:p>10781</text:p>
          </table:table-cell>
          <table:table-cell table:formula="of:=([.Q1084]^3)*[.L$22]+([.Q1084]^2)*[.L$2]+[.Q1084]*[.ML1292]" office:value-type="float" office:value="487.00353659">
            <text:p>487,0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84]+10" office:value-type="float" office:value="10791">
            <text:p>10791</text:p>
          </table:table-cell>
          <table:table-cell table:formula="of:=([.Q1085]^3)*[.L$22]+([.Q1085]^2)*[.L$2]+[.Q1085]*[.ML1293]" office:value-type="float" office:value="487.90740339">
            <text:p>487,9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85]+10" office:value-type="float" office:value="10801">
            <text:p>10801</text:p>
          </table:table-cell>
          <table:table-cell table:formula="of:=([.Q1086]^3)*[.L$22]+([.Q1086]^2)*[.L$2]+[.Q1086]*[.ML1294]" office:value-type="float" office:value="488.81210819">
            <text:p>488,8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86]+10" office:value-type="float" office:value="10811">
            <text:p>10811</text:p>
          </table:table-cell>
          <table:table-cell table:formula="of:=([.Q1087]^3)*[.L$22]+([.Q1087]^2)*[.L$2]+[.Q1087]*[.ML1295]" office:value-type="float" office:value="489.71765099">
            <text:p>489,7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87]+10" office:value-type="float" office:value="10821">
            <text:p>10821</text:p>
          </table:table-cell>
          <table:table-cell table:formula="of:=([.Q1088]^3)*[.L$22]+([.Q1088]^2)*[.L$2]+[.Q1088]*[.ML1296]" office:value-type="float" office:value="490.62403179">
            <text:p>490,6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88]+10" office:value-type="float" office:value="10831">
            <text:p>10831</text:p>
          </table:table-cell>
          <table:table-cell table:formula="of:=([.Q1089]^3)*[.L$22]+([.Q1089]^2)*[.L$2]+[.Q1089]*[.ML1297]" office:value-type="float" office:value="491.53125059">
            <text:p>491,5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89]+10" office:value-type="float" office:value="10841">
            <text:p>10841</text:p>
          </table:table-cell>
          <table:table-cell table:formula="of:=([.Q1090]^3)*[.L$22]+([.Q1090]^2)*[.L$2]+[.Q1090]*[.ML1298]" office:value-type="float" office:value="492.43930739">
            <text:p>492,4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90]+10" office:value-type="float" office:value="10851">
            <text:p>10851</text:p>
          </table:table-cell>
          <table:table-cell table:formula="of:=([.Q1091]^3)*[.L$22]+([.Q1091]^2)*[.L$2]+[.Q1091]*[.ML1299]" office:value-type="float" office:value="493.34820219">
            <text:p>493,3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91]+10" office:value-type="float" office:value="10861">
            <text:p>10861</text:p>
          </table:table-cell>
          <table:table-cell table:formula="of:=([.Q1092]^3)*[.L$22]+([.Q1092]^2)*[.L$2]+[.Q1092]*[.ML1300]" office:value-type="float" office:value="494.25793499">
            <text:p>494,2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92]+10" office:value-type="float" office:value="10871">
            <text:p>10871</text:p>
          </table:table-cell>
          <table:table-cell table:formula="of:=([.Q1093]^3)*[.L$22]+([.Q1093]^2)*[.L$2]+[.Q1093]*[.ML1301]" office:value-type="float" office:value="495.16850579">
            <text:p>495,1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93]+10" office:value-type="float" office:value="10881">
            <text:p>10881</text:p>
          </table:table-cell>
          <table:table-cell table:formula="of:=([.Q1094]^3)*[.L$22]+([.Q1094]^2)*[.L$2]+[.Q1094]*[.ML1302]" office:value-type="float" office:value="496.07991459">
            <text:p>496,0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94]+10" office:value-type="float" office:value="10891">
            <text:p>10891</text:p>
          </table:table-cell>
          <table:table-cell table:formula="of:=([.Q1095]^3)*[.L$22]+([.Q1095]^2)*[.L$2]+[.Q1095]*[.ML1303]" office:value-type="float" office:value="496.99216139">
            <text:p>496,9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95]+10" office:value-type="float" office:value="10901">
            <text:p>10901</text:p>
          </table:table-cell>
          <table:table-cell table:formula="of:=([.Q1096]^3)*[.L$22]+([.Q1096]^2)*[.L$2]+[.Q1096]*[.ML1304]" office:value-type="float" office:value="497.90524619">
            <text:p>497,9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96]+10" office:value-type="float" office:value="10911">
            <text:p>10911</text:p>
          </table:table-cell>
          <table:table-cell table:formula="of:=([.Q1097]^3)*[.L$22]+([.Q1097]^2)*[.L$2]+[.Q1097]*[.ML1305]" office:value-type="float" office:value="498.81916899">
            <text:p>498,8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97]+10" office:value-type="float" office:value="10921">
            <text:p>10921</text:p>
          </table:table-cell>
          <table:table-cell table:formula="of:=([.Q1098]^3)*[.L$22]+([.Q1098]^2)*[.L$2]+[.Q1098]*[.ML1306]" office:value-type="float" office:value="499.73392979">
            <text:p>499,7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98]+10" office:value-type="float" office:value="10931">
            <text:p>10931</text:p>
          </table:table-cell>
          <table:table-cell table:formula="of:=([.Q1099]^3)*[.L$22]+([.Q1099]^2)*[.L$2]+[.Q1099]*[.ML1307]" office:value-type="float" office:value="500.64952859">
            <text:p>500,6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099]+10" office:value-type="float" office:value="10941">
            <text:p>10941</text:p>
          </table:table-cell>
          <table:table-cell table:formula="of:=([.Q1100]^3)*[.L$22]+([.Q1100]^2)*[.L$2]+[.Q1100]*[.ML1308]" office:value-type="float" office:value="501.56596539">
            <text:p>501,5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00]+10" office:value-type="float" office:value="10951">
            <text:p>10951</text:p>
          </table:table-cell>
          <table:table-cell table:formula="of:=([.Q1101]^3)*[.L$22]+([.Q1101]^2)*[.L$2]+[.Q1101]*[.ML1309]" office:value-type="float" office:value="502.48324019">
            <text:p>502,4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01]+10" office:value-type="float" office:value="10961">
            <text:p>10961</text:p>
          </table:table-cell>
          <table:table-cell table:formula="of:=([.Q1102]^3)*[.L$22]+([.Q1102]^2)*[.L$2]+[.Q1102]*[.ML1310]" office:value-type="float" office:value="503.40135299">
            <text:p>503,4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02]+10" office:value-type="float" office:value="10971">
            <text:p>10971</text:p>
          </table:table-cell>
          <table:table-cell table:formula="of:=([.Q1103]^3)*[.L$22]+([.Q1103]^2)*[.L$2]+[.Q1103]*[.ML1311]" office:value-type="float" office:value="504.32030379">
            <text:p>504,3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03]+10" office:value-type="float" office:value="10981">
            <text:p>10981</text:p>
          </table:table-cell>
          <table:table-cell table:formula="of:=([.Q1104]^3)*[.L$22]+([.Q1104]^2)*[.L$2]+[.Q1104]*[.ML1312]" office:value-type="float" office:value="505.24009259">
            <text:p>505,2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04]+10" office:value-type="float" office:value="10991">
            <text:p>10991</text:p>
          </table:table-cell>
          <table:table-cell table:formula="of:=([.Q1105]^3)*[.L$22]+([.Q1105]^2)*[.L$2]+[.Q1105]*[.ML1313]" office:value-type="float" office:value="506.16071939">
            <text:p>506,1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05]+10" office:value-type="float" office:value="11001">
            <text:p>11001</text:p>
          </table:table-cell>
          <table:table-cell table:formula="of:=([.Q1106]^3)*[.L$22]+([.Q1106]^2)*[.L$2]+[.Q1106]*[.ML1314]" office:value-type="float" office:value="507.08218419">
            <text:p>507,0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06]+10" office:value-type="float" office:value="11011">
            <text:p>11011</text:p>
          </table:table-cell>
          <table:table-cell table:formula="of:=([.Q1107]^3)*[.L$22]+([.Q1107]^2)*[.L$2]+[.Q1107]*[.ML1315]" office:value-type="float" office:value="508.00448699">
            <text:p>508,0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07]+10" office:value-type="float" office:value="11021">
            <text:p>11021</text:p>
          </table:table-cell>
          <table:table-cell table:formula="of:=([.Q1108]^3)*[.L$22]+([.Q1108]^2)*[.L$2]+[.Q1108]*[.ML1316]" office:value-type="float" office:value="508.92762779">
            <text:p>508,92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08]+10" office:value-type="float" office:value="11031">
            <text:p>11031</text:p>
          </table:table-cell>
          <table:table-cell table:formula="of:=([.Q1109]^3)*[.L$22]+([.Q1109]^2)*[.L$2]+[.Q1109]*[.ML1317]" office:value-type="float" office:value="509.85160659">
            <text:p>509,85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09]+10" office:value-type="float" office:value="11041">
            <text:p>11041</text:p>
          </table:table-cell>
          <table:table-cell table:formula="of:=([.Q1110]^3)*[.L$22]+([.Q1110]^2)*[.L$2]+[.Q1110]*[.ML1318]" office:value-type="float" office:value="510.77642339">
            <text:p>510,7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10]+10" office:value-type="float" office:value="11051">
            <text:p>11051</text:p>
          </table:table-cell>
          <table:table-cell table:formula="of:=([.Q1111]^3)*[.L$22]+([.Q1111]^2)*[.L$2]+[.Q1111]*[.ML1319]" office:value-type="float" office:value="511.70207819">
            <text:p>511,7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11]+10" office:value-type="float" office:value="11061">
            <text:p>11061</text:p>
          </table:table-cell>
          <table:table-cell table:formula="of:=([.Q1112]^3)*[.L$22]+([.Q1112]^2)*[.L$2]+[.Q1112]*[.ML1320]" office:value-type="float" office:value="512.62857099">
            <text:p>512,62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12]+10" office:value-type="float" office:value="11071">
            <text:p>11071</text:p>
          </table:table-cell>
          <table:table-cell table:formula="of:=([.Q1113]^3)*[.L$22]+([.Q1113]^2)*[.L$2]+[.Q1113]*[.ML1321]" office:value-type="float" office:value="513.55590179">
            <text:p>513,5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13]+10" office:value-type="float" office:value="11081">
            <text:p>11081</text:p>
          </table:table-cell>
          <table:table-cell table:formula="of:=([.Q1114]^3)*[.L$22]+([.Q1114]^2)*[.L$2]+[.Q1114]*[.ML1322]" office:value-type="float" office:value="514.48407059">
            <text:p>514,4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14]+10" office:value-type="float" office:value="11091">
            <text:p>11091</text:p>
          </table:table-cell>
          <table:table-cell table:formula="of:=([.Q1115]^3)*[.L$22]+([.Q1115]^2)*[.L$2]+[.Q1115]*[.ML1323]" office:value-type="float" office:value="515.41307739">
            <text:p>515,4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15]+10" office:value-type="float" office:value="11101">
            <text:p>11101</text:p>
          </table:table-cell>
          <table:table-cell table:formula="of:=([.Q1116]^3)*[.L$22]+([.Q1116]^2)*[.L$2]+[.Q1116]*[.ML1324]" office:value-type="float" office:value="516.34292219">
            <text:p>516,34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16]+10" office:value-type="float" office:value="11111">
            <text:p>11111</text:p>
          </table:table-cell>
          <table:table-cell table:formula="of:=([.Q1117]^3)*[.L$22]+([.Q1117]^2)*[.L$2]+[.Q1117]*[.ML1325]" office:value-type="float" office:value="517.27360499">
            <text:p>517,2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17]+10" office:value-type="float" office:value="11121">
            <text:p>11121</text:p>
          </table:table-cell>
          <table:table-cell table:formula="of:=([.Q1118]^3)*[.L$22]+([.Q1118]^2)*[.L$2]+[.Q1118]*[.ML1326]" office:value-type="float" office:value="518.20512579">
            <text:p>518,2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18]+10" office:value-type="float" office:value="11131">
            <text:p>11131</text:p>
          </table:table-cell>
          <table:table-cell table:formula="of:=([.Q1119]^3)*[.L$22]+([.Q1119]^2)*[.L$2]+[.Q1119]*[.ML1327]" office:value-type="float" office:value="519.13748459">
            <text:p>519,1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19]+10" office:value-type="float" office:value="11141">
            <text:p>11141</text:p>
          </table:table-cell>
          <table:table-cell table:formula="of:=([.Q1120]^3)*[.L$22]+([.Q1120]^2)*[.L$2]+[.Q1120]*[.ML1328]" office:value-type="float" office:value="520.07068139">
            <text:p>520,0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20]+10" office:value-type="float" office:value="11151">
            <text:p>11151</text:p>
          </table:table-cell>
          <table:table-cell table:formula="of:=([.Q1121]^3)*[.L$22]+([.Q1121]^2)*[.L$2]+[.Q1121]*[.ML1329]" office:value-type="float" office:value="521.00471619">
            <text:p>521,0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21]+10" office:value-type="float" office:value="11161">
            <text:p>11161</text:p>
          </table:table-cell>
          <table:table-cell table:formula="of:=([.Q1122]^3)*[.L$22]+([.Q1122]^2)*[.L$2]+[.Q1122]*[.ML1330]" office:value-type="float" office:value="521.93958899">
            <text:p>521,9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22]+10" office:value-type="float" office:value="11171">
            <text:p>11171</text:p>
          </table:table-cell>
          <table:table-cell table:formula="of:=([.Q1123]^3)*[.L$22]+([.Q1123]^2)*[.L$2]+[.Q1123]*[.ML1331]" office:value-type="float" office:value="522.87529979">
            <text:p>522,8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23]+10" office:value-type="float" office:value="11181">
            <text:p>11181</text:p>
          </table:table-cell>
          <table:table-cell table:formula="of:=([.Q1124]^3)*[.L$22]+([.Q1124]^2)*[.L$2]+[.Q1124]*[.ML1332]" office:value-type="float" office:value="523.81184859">
            <text:p>523,8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24]+10" office:value-type="float" office:value="11191">
            <text:p>11191</text:p>
          </table:table-cell>
          <table:table-cell table:formula="of:=([.Q1125]^3)*[.L$22]+([.Q1125]^2)*[.L$2]+[.Q1125]*[.ML1333]" office:value-type="float" office:value="524.74923539">
            <text:p>524,7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25]+10" office:value-type="float" office:value="11201">
            <text:p>11201</text:p>
          </table:table-cell>
          <table:table-cell table:formula="of:=([.Q1126]^3)*[.L$22]+([.Q1126]^2)*[.L$2]+[.Q1126]*[.ML1334]" office:value-type="float" office:value="525.68746019">
            <text:p>525,6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26]+10" office:value-type="float" office:value="11211">
            <text:p>11211</text:p>
          </table:table-cell>
          <table:table-cell table:formula="of:=([.Q1127]^3)*[.L$22]+([.Q1127]^2)*[.L$2]+[.Q1127]*[.ML1335]" office:value-type="float" office:value="526.62652299">
            <text:p>526,6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27]+10" office:value-type="float" office:value="11221">
            <text:p>11221</text:p>
          </table:table-cell>
          <table:table-cell table:formula="of:=([.Q1128]^3)*[.L$22]+([.Q1128]^2)*[.L$2]+[.Q1128]*[.ML1336]" office:value-type="float" office:value="527.56642379">
            <text:p>527,5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28]+10" office:value-type="float" office:value="11231">
            <text:p>11231</text:p>
          </table:table-cell>
          <table:table-cell table:formula="of:=([.Q1129]^3)*[.L$22]+([.Q1129]^2)*[.L$2]+[.Q1129]*[.ML1337]" office:value-type="float" office:value="528.50716259">
            <text:p>528,5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29]+10" office:value-type="float" office:value="11241">
            <text:p>11241</text:p>
          </table:table-cell>
          <table:table-cell table:formula="of:=([.Q1130]^3)*[.L$22]+([.Q1130]^2)*[.L$2]+[.Q1130]*[.ML1338]" office:value-type="float" office:value="529.44873939">
            <text:p>529,4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30]+10" office:value-type="float" office:value="11251">
            <text:p>11251</text:p>
          </table:table-cell>
          <table:table-cell table:formula="of:=([.Q1131]^3)*[.L$22]+([.Q1131]^2)*[.L$2]+[.Q1131]*[.ML1339]" office:value-type="float" office:value="530.39115419">
            <text:p>530,3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31]+10" office:value-type="float" office:value="11261">
            <text:p>11261</text:p>
          </table:table-cell>
          <table:table-cell table:formula="of:=([.Q1132]^3)*[.L$22]+([.Q1132]^2)*[.L$2]+[.Q1132]*[.ML1340]" office:value-type="float" office:value="531.33440699">
            <text:p>531,3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32]+10" office:value-type="float" office:value="11271">
            <text:p>11271</text:p>
          </table:table-cell>
          <table:table-cell table:formula="of:=([.Q1133]^3)*[.L$22]+([.Q1133]^2)*[.L$2]+[.Q1133]*[.ML1341]" office:value-type="float" office:value="532.27849779">
            <text:p>532,2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33]+10" office:value-type="float" office:value="11281">
            <text:p>11281</text:p>
          </table:table-cell>
          <table:table-cell table:formula="of:=([.Q1134]^3)*[.L$22]+([.Q1134]^2)*[.L$2]+[.Q1134]*[.ML1342]" office:value-type="float" office:value="533.22342659">
            <text:p>533,22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34]+10" office:value-type="float" office:value="11291">
            <text:p>11291</text:p>
          </table:table-cell>
          <table:table-cell table:formula="of:=([.Q1135]^3)*[.L$22]+([.Q1135]^2)*[.L$2]+[.Q1135]*[.ML1343]" office:value-type="float" office:value="534.16919339">
            <text:p>534,1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35]+10" office:value-type="float" office:value="11301">
            <text:p>11301</text:p>
          </table:table-cell>
          <table:table-cell table:formula="of:=([.Q1136]^3)*[.L$22]+([.Q1136]^2)*[.L$2]+[.Q1136]*[.ML1344]" office:value-type="float" office:value="535.11579819">
            <text:p>535,1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36]+10" office:value-type="float" office:value="11311">
            <text:p>11311</text:p>
          </table:table-cell>
          <table:table-cell table:formula="of:=([.Q1137]^3)*[.L$22]+([.Q1137]^2)*[.L$2]+[.Q1137]*[.ML1345]" office:value-type="float" office:value="536.06324099">
            <text:p>536,0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37]+10" office:value-type="float" office:value="11321">
            <text:p>11321</text:p>
          </table:table-cell>
          <table:table-cell table:formula="of:=([.Q1138]^3)*[.L$22]+([.Q1138]^2)*[.L$2]+[.Q1138]*[.ML1346]" office:value-type="float" office:value="537.01152179">
            <text:p>537,0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38]+10" office:value-type="float" office:value="11331">
            <text:p>11331</text:p>
          </table:table-cell>
          <table:table-cell table:formula="of:=([.Q1139]^3)*[.L$22]+([.Q1139]^2)*[.L$2]+[.Q1139]*[.ML1347]" office:value-type="float" office:value="537.96064059">
            <text:p>537,9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39]+10" office:value-type="float" office:value="11341">
            <text:p>11341</text:p>
          </table:table-cell>
          <table:table-cell table:formula="of:=([.Q1140]^3)*[.L$22]+([.Q1140]^2)*[.L$2]+[.Q1140]*[.ML1348]" office:value-type="float" office:value="538.91059739">
            <text:p>538,9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40]+10" office:value-type="float" office:value="11351">
            <text:p>11351</text:p>
          </table:table-cell>
          <table:table-cell table:formula="of:=([.Q1141]^3)*[.L$22]+([.Q1141]^2)*[.L$2]+[.Q1141]*[.ML1349]" office:value-type="float" office:value="539.86139219">
            <text:p>539,8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41]+10" office:value-type="float" office:value="11361">
            <text:p>11361</text:p>
          </table:table-cell>
          <table:table-cell table:formula="of:=([.Q1142]^3)*[.L$22]+([.Q1142]^2)*[.L$2]+[.Q1142]*[.ML1350]" office:value-type="float" office:value="540.81302499">
            <text:p>540,8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42]+10" office:value-type="float" office:value="11371">
            <text:p>11371</text:p>
          </table:table-cell>
          <table:table-cell table:formula="of:=([.Q1143]^3)*[.L$22]+([.Q1143]^2)*[.L$2]+[.Q1143]*[.ML1351]" office:value-type="float" office:value="541.76549579">
            <text:p>541,7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43]+10" office:value-type="float" office:value="11381">
            <text:p>11381</text:p>
          </table:table-cell>
          <table:table-cell table:formula="of:=([.Q1144]^3)*[.L$22]+([.Q1144]^2)*[.L$2]+[.Q1144]*[.ML1352]" office:value-type="float" office:value="542.71880459">
            <text:p>542,7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44]+10" office:value-type="float" office:value="11391">
            <text:p>11391</text:p>
          </table:table-cell>
          <table:table-cell table:formula="of:=([.Q1145]^3)*[.L$22]+([.Q1145]^2)*[.L$2]+[.Q1145]*[.ML1353]" office:value-type="float" office:value="543.67295139">
            <text:p>543,6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45]+10" office:value-type="float" office:value="11401">
            <text:p>11401</text:p>
          </table:table-cell>
          <table:table-cell table:formula="of:=([.Q1146]^3)*[.L$22]+([.Q1146]^2)*[.L$2]+[.Q1146]*[.ML1354]" office:value-type="float" office:value="544.62793619">
            <text:p>544,62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46]+10" office:value-type="float" office:value="11411">
            <text:p>11411</text:p>
          </table:table-cell>
          <table:table-cell table:formula="of:=([.Q1147]^3)*[.L$22]+([.Q1147]^2)*[.L$2]+[.Q1147]*[.ML1355]" office:value-type="float" office:value="545.58375899">
            <text:p>545,5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47]+10" office:value-type="float" office:value="11421">
            <text:p>11421</text:p>
          </table:table-cell>
          <table:table-cell table:formula="of:=([.Q1148]^3)*[.L$22]+([.Q1148]^2)*[.L$2]+[.Q1148]*[.ML1356]" office:value-type="float" office:value="546.54041979">
            <text:p>546,5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48]+10" office:value-type="float" office:value="11431">
            <text:p>11431</text:p>
          </table:table-cell>
          <table:table-cell table:formula="of:=([.Q1149]^3)*[.L$22]+([.Q1149]^2)*[.L$2]+[.Q1149]*[.ML1357]" office:value-type="float" office:value="547.49791859">
            <text:p>547,4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49]+10" office:value-type="float" office:value="11441">
            <text:p>11441</text:p>
          </table:table-cell>
          <table:table-cell table:formula="of:=([.Q1150]^3)*[.L$22]+([.Q1150]^2)*[.L$2]+[.Q1150]*[.ML1358]" office:value-type="float" office:value="548.45625539">
            <text:p>548,4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50]+10" office:value-type="float" office:value="11451">
            <text:p>11451</text:p>
          </table:table-cell>
          <table:table-cell table:formula="of:=([.Q1151]^3)*[.L$22]+([.Q1151]^2)*[.L$2]+[.Q1151]*[.ML1359]" office:value-type="float" office:value="549.41543019">
            <text:p>549,4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51]+10" office:value-type="float" office:value="11461">
            <text:p>11461</text:p>
          </table:table-cell>
          <table:table-cell table:formula="of:=([.Q1152]^3)*[.L$22]+([.Q1152]^2)*[.L$2]+[.Q1152]*[.ML1360]" office:value-type="float" office:value="550.37544299">
            <text:p>550,3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52]+10" office:value-type="float" office:value="11471">
            <text:p>11471</text:p>
          </table:table-cell>
          <table:table-cell table:formula="of:=([.Q1153]^3)*[.L$22]+([.Q1153]^2)*[.L$2]+[.Q1153]*[.ML1361]" office:value-type="float" office:value="551.33629379">
            <text:p>551,3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53]+10" office:value-type="float" office:value="11481">
            <text:p>11481</text:p>
          </table:table-cell>
          <table:table-cell table:formula="of:=([.Q1154]^3)*[.L$22]+([.Q1154]^2)*[.L$2]+[.Q1154]*[.ML1362]" office:value-type="float" office:value="552.29798259">
            <text:p>552,2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54]+10" office:value-type="float" office:value="11491">
            <text:p>11491</text:p>
          </table:table-cell>
          <table:table-cell table:formula="of:=([.Q1155]^3)*[.L$22]+([.Q1155]^2)*[.L$2]+[.Q1155]*[.ML1363]" office:value-type="float" office:value="553.26050939">
            <text:p>553,2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55]+10" office:value-type="float" office:value="11501">
            <text:p>11501</text:p>
          </table:table-cell>
          <table:table-cell table:formula="of:=([.Q1156]^3)*[.L$22]+([.Q1156]^2)*[.L$2]+[.Q1156]*[.ML1364]" office:value-type="float" office:value="554.22387419">
            <text:p>554,2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56]+10" office:value-type="float" office:value="11511">
            <text:p>11511</text:p>
          </table:table-cell>
          <table:table-cell table:formula="of:=([.Q1157]^3)*[.L$22]+([.Q1157]^2)*[.L$2]+[.Q1157]*[.ML1365]" office:value-type="float" office:value="555.18807699">
            <text:p>555,1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57]+10" office:value-type="float" office:value="11521">
            <text:p>11521</text:p>
          </table:table-cell>
          <table:table-cell table:formula="of:=([.Q1158]^3)*[.L$22]+([.Q1158]^2)*[.L$2]+[.Q1158]*[.ML1366]" office:value-type="float" office:value="556.15311779">
            <text:p>556,1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58]+10" office:value-type="float" office:value="11531">
            <text:p>11531</text:p>
          </table:table-cell>
          <table:table-cell table:formula="of:=([.Q1159]^3)*[.L$22]+([.Q1159]^2)*[.L$2]+[.Q1159]*[.ML1367]" office:value-type="float" office:value="557.11899659">
            <text:p>557,1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59]+10" office:value-type="float" office:value="11541">
            <text:p>11541</text:p>
          </table:table-cell>
          <table:table-cell table:formula="of:=([.Q1160]^3)*[.L$22]+([.Q1160]^2)*[.L$2]+[.Q1160]*[.ML1368]" office:value-type="float" office:value="558.08571339">
            <text:p>558,0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60]+10" office:value-type="float" office:value="11551">
            <text:p>11551</text:p>
          </table:table-cell>
          <table:table-cell table:formula="of:=([.Q1161]^3)*[.L$22]+([.Q1161]^2)*[.L$2]+[.Q1161]*[.ML1369]" office:value-type="float" office:value="559.05326819">
            <text:p>559,0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61]+10" office:value-type="float" office:value="11561">
            <text:p>11561</text:p>
          </table:table-cell>
          <table:table-cell table:formula="of:=([.Q1162]^3)*[.L$22]+([.Q1162]^2)*[.L$2]+[.Q1162]*[.ML1370]" office:value-type="float" office:value="560.02166099">
            <text:p>560,0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62]+10" office:value-type="float" office:value="11571">
            <text:p>11571</text:p>
          </table:table-cell>
          <table:table-cell table:formula="of:=([.Q1163]^3)*[.L$22]+([.Q1163]^2)*[.L$2]+[.Q1163]*[.ML1371]" office:value-type="float" office:value="560.99089179">
            <text:p>560,9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63]+10" office:value-type="float" office:value="11581">
            <text:p>11581</text:p>
          </table:table-cell>
          <table:table-cell table:formula="of:=([.Q1164]^3)*[.L$22]+([.Q1164]^2)*[.L$2]+[.Q1164]*[.ML1372]" office:value-type="float" office:value="561.96096059">
            <text:p>561,9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64]+10" office:value-type="float" office:value="11591">
            <text:p>11591</text:p>
          </table:table-cell>
          <table:table-cell table:formula="of:=([.Q1165]^3)*[.L$22]+([.Q1165]^2)*[.L$2]+[.Q1165]*[.ML1373]" office:value-type="float" office:value="562.93186739">
            <text:p>562,9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65]+10" office:value-type="float" office:value="11601">
            <text:p>11601</text:p>
          </table:table-cell>
          <table:table-cell table:formula="of:=([.Q1166]^3)*[.L$22]+([.Q1166]^2)*[.L$2]+[.Q1166]*[.ML1374]" office:value-type="float" office:value="563.90361219">
            <text:p>563,9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66]+10" office:value-type="float" office:value="11611">
            <text:p>11611</text:p>
          </table:table-cell>
          <table:table-cell table:formula="of:=([.Q1167]^3)*[.L$22]+([.Q1167]^2)*[.L$2]+[.Q1167]*[.ML1375]" office:value-type="float" office:value="564.87619499">
            <text:p>564,8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67]+10" office:value-type="float" office:value="11621">
            <text:p>11621</text:p>
          </table:table-cell>
          <table:table-cell table:formula="of:=([.Q1168]^3)*[.L$22]+([.Q1168]^2)*[.L$2]+[.Q1168]*[.ML1376]" office:value-type="float" office:value="565.84961579">
            <text:p>565,8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68]+10" office:value-type="float" office:value="11631">
            <text:p>11631</text:p>
          </table:table-cell>
          <table:table-cell table:formula="of:=([.Q1169]^3)*[.L$22]+([.Q1169]^2)*[.L$2]+[.Q1169]*[.ML1377]" office:value-type="float" office:value="566.82387459">
            <text:p>566,8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69]+10" office:value-type="float" office:value="11641">
            <text:p>11641</text:p>
          </table:table-cell>
          <table:table-cell table:formula="of:=([.Q1170]^3)*[.L$22]+([.Q1170]^2)*[.L$2]+[.Q1170]*[.ML1378]" office:value-type="float" office:value="567.79897139">
            <text:p>567,7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70]+10" office:value-type="float" office:value="11651">
            <text:p>11651</text:p>
          </table:table-cell>
          <table:table-cell table:formula="of:=([.Q1171]^3)*[.L$22]+([.Q1171]^2)*[.L$2]+[.Q1171]*[.ML1379]" office:value-type="float" office:value="568.77490619">
            <text:p>568,7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71]+10" office:value-type="float" office:value="11661">
            <text:p>11661</text:p>
          </table:table-cell>
          <table:table-cell table:formula="of:=([.Q1172]^3)*[.L$22]+([.Q1172]^2)*[.L$2]+[.Q1172]*[.ML1380]" office:value-type="float" office:value="569.75167899">
            <text:p>569,75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72]+10" office:value-type="float" office:value="11671">
            <text:p>11671</text:p>
          </table:table-cell>
          <table:table-cell table:formula="of:=([.Q1173]^3)*[.L$22]+([.Q1173]^2)*[.L$2]+[.Q1173]*[.ML1381]" office:value-type="float" office:value="570.72928979">
            <text:p>570,72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73]+10" office:value-type="float" office:value="11681">
            <text:p>11681</text:p>
          </table:table-cell>
          <table:table-cell table:formula="of:=([.Q1174]^3)*[.L$22]+([.Q1174]^2)*[.L$2]+[.Q1174]*[.ML1382]" office:value-type="float" office:value="571.70773859">
            <text:p>571,7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74]+10" office:value-type="float" office:value="11691">
            <text:p>11691</text:p>
          </table:table-cell>
          <table:table-cell table:formula="of:=([.Q1175]^3)*[.L$22]+([.Q1175]^2)*[.L$2]+[.Q1175]*[.ML1383]" office:value-type="float" office:value="572.68702539">
            <text:p>572,6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75]+10" office:value-type="float" office:value="11701">
            <text:p>11701</text:p>
          </table:table-cell>
          <table:table-cell table:formula="of:=([.Q1176]^3)*[.L$22]+([.Q1176]^2)*[.L$2]+[.Q1176]*[.ML1384]" office:value-type="float" office:value="573.66715019">
            <text:p>573,66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76]+10" office:value-type="float" office:value="11711">
            <text:p>11711</text:p>
          </table:table-cell>
          <table:table-cell table:formula="of:=([.Q1177]^3)*[.L$22]+([.Q1177]^2)*[.L$2]+[.Q1177]*[.ML1385]" office:value-type="float" office:value="574.64811299">
            <text:p>574,6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77]+10" office:value-type="float" office:value="11721">
            <text:p>11721</text:p>
          </table:table-cell>
          <table:table-cell table:formula="of:=([.Q1178]^3)*[.L$22]+([.Q1178]^2)*[.L$2]+[.Q1178]*[.ML1386]" office:value-type="float" office:value="575.62991379">
            <text:p>575,6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78]+10" office:value-type="float" office:value="11731">
            <text:p>11731</text:p>
          </table:table-cell>
          <table:table-cell table:formula="of:=([.Q1179]^3)*[.L$22]+([.Q1179]^2)*[.L$2]+[.Q1179]*[.ML1387]" office:value-type="float" office:value="576.61255259">
            <text:p>576,6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79]+10" office:value-type="float" office:value="11741">
            <text:p>11741</text:p>
          </table:table-cell>
          <table:table-cell table:formula="of:=([.Q1180]^3)*[.L$22]+([.Q1180]^2)*[.L$2]+[.Q1180]*[.ML1388]" office:value-type="float" office:value="577.59602939">
            <text:p>577,5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80]+10" office:value-type="float" office:value="11751">
            <text:p>11751</text:p>
          </table:table-cell>
          <table:table-cell table:formula="of:=([.Q1181]^3)*[.L$22]+([.Q1181]^2)*[.L$2]+[.Q1181]*[.ML1389]" office:value-type="float" office:value="578.58034419">
            <text:p>578,5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81]+10" office:value-type="float" office:value="11761">
            <text:p>11761</text:p>
          </table:table-cell>
          <table:table-cell table:formula="of:=([.Q1182]^3)*[.L$22]+([.Q1182]^2)*[.L$2]+[.Q1182]*[.ML1390]" office:value-type="float" office:value="579.56549699">
            <text:p>579,5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82]+10" office:value-type="float" office:value="11771">
            <text:p>11771</text:p>
          </table:table-cell>
          <table:table-cell table:formula="of:=([.Q1183]^3)*[.L$22]+([.Q1183]^2)*[.L$2]+[.Q1183]*[.ML1391]" office:value-type="float" office:value="580.55148779">
            <text:p>580,5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83]+10" office:value-type="float" office:value="11781">
            <text:p>11781</text:p>
          </table:table-cell>
          <table:table-cell table:formula="of:=([.Q1184]^3)*[.L$22]+([.Q1184]^2)*[.L$2]+[.Q1184]*[.ML1392]" office:value-type="float" office:value="581.53831659">
            <text:p>581,5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84]+10" office:value-type="float" office:value="11791">
            <text:p>11791</text:p>
          </table:table-cell>
          <table:table-cell table:formula="of:=([.Q1185]^3)*[.L$22]+([.Q1185]^2)*[.L$2]+[.Q1185]*[.ML1393]" office:value-type="float" office:value="582.52598339">
            <text:p>582,52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85]+10" office:value-type="float" office:value="11801">
            <text:p>11801</text:p>
          </table:table-cell>
          <table:table-cell table:formula="of:=([.Q1186]^3)*[.L$22]+([.Q1186]^2)*[.L$2]+[.Q1186]*[.ML1394]" office:value-type="float" office:value="583.51448819">
            <text:p>583,5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86]+10" office:value-type="float" office:value="11811">
            <text:p>11811</text:p>
          </table:table-cell>
          <table:table-cell table:formula="of:=([.Q1187]^3)*[.L$22]+([.Q1187]^2)*[.L$2]+[.Q1187]*[.ML1395]" office:value-type="float" office:value="584.50383099">
            <text:p>584,5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87]+10" office:value-type="float" office:value="11821">
            <text:p>11821</text:p>
          </table:table-cell>
          <table:table-cell table:formula="of:=([.Q1188]^3)*[.L$22]+([.Q1188]^2)*[.L$2]+[.Q1188]*[.ML1396]" office:value-type="float" office:value="585.49401179">
            <text:p>585,4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88]+10" office:value-type="float" office:value="11831">
            <text:p>11831</text:p>
          </table:table-cell>
          <table:table-cell table:formula="of:=([.Q1189]^3)*[.L$22]+([.Q1189]^2)*[.L$2]+[.Q1189]*[.ML1397]" office:value-type="float" office:value="586.48503059">
            <text:p>586,4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89]+10" office:value-type="float" office:value="11841">
            <text:p>11841</text:p>
          </table:table-cell>
          <table:table-cell table:formula="of:=([.Q1190]^3)*[.L$22]+([.Q1190]^2)*[.L$2]+[.Q1190]*[.ML1398]" office:value-type="float" office:value="587.47688739">
            <text:p>587,4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90]+10" office:value-type="float" office:value="11851">
            <text:p>11851</text:p>
          </table:table-cell>
          <table:table-cell table:formula="of:=([.Q1191]^3)*[.L$22]+([.Q1191]^2)*[.L$2]+[.Q1191]*[.ML1399]" office:value-type="float" office:value="588.46958219">
            <text:p>588,4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91]+10" office:value-type="float" office:value="11861">
            <text:p>11861</text:p>
          </table:table-cell>
          <table:table-cell table:formula="of:=([.Q1192]^3)*[.L$22]+([.Q1192]^2)*[.L$2]+[.Q1192]*[.ML1400]" office:value-type="float" office:value="589.46311499">
            <text:p>589,4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92]+10" office:value-type="float" office:value="11871">
            <text:p>11871</text:p>
          </table:table-cell>
          <table:table-cell table:formula="of:=([.Q1193]^3)*[.L$22]+([.Q1193]^2)*[.L$2]+[.Q1193]*[.ML1401]" office:value-type="float" office:value="590.45748579">
            <text:p>590,4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93]+10" office:value-type="float" office:value="11881">
            <text:p>11881</text:p>
          </table:table-cell>
          <table:table-cell table:formula="of:=([.Q1194]^3)*[.L$22]+([.Q1194]^2)*[.L$2]+[.Q1194]*[.ML1402]" office:value-type="float" office:value="591.45269459">
            <text:p>591,4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94]+10" office:value-type="float" office:value="11891">
            <text:p>11891</text:p>
          </table:table-cell>
          <table:table-cell table:formula="of:=([.Q1195]^3)*[.L$22]+([.Q1195]^2)*[.L$2]+[.Q1195]*[.ML1403]" office:value-type="float" office:value="592.44874139">
            <text:p>592,4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95]+10" office:value-type="float" office:value="11901">
            <text:p>11901</text:p>
          </table:table-cell>
          <table:table-cell table:formula="of:=([.Q1196]^3)*[.L$22]+([.Q1196]^2)*[.L$2]+[.Q1196]*[.ML1404]" office:value-type="float" office:value="593.44562619">
            <text:p>593,4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96]+10" office:value-type="float" office:value="11911">
            <text:p>11911</text:p>
          </table:table-cell>
          <table:table-cell table:formula="of:=([.Q1197]^3)*[.L$22]+([.Q1197]^2)*[.L$2]+[.Q1197]*[.ML1405]" office:value-type="float" office:value="594.44334899">
            <text:p>594,44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97]+10" office:value-type="float" office:value="11921">
            <text:p>11921</text:p>
          </table:table-cell>
          <table:table-cell table:formula="of:=([.Q1198]^3)*[.L$22]+([.Q1198]^2)*[.L$2]+[.Q1198]*[.ML1406]" office:value-type="float" office:value="595.44190979">
            <text:p>595,4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98]+10" office:value-type="float" office:value="11931">
            <text:p>11931</text:p>
          </table:table-cell>
          <table:table-cell table:formula="of:=([.Q1199]^3)*[.L$22]+([.Q1199]^2)*[.L$2]+[.Q1199]*[.ML1407]" office:value-type="float" office:value="596.44130859">
            <text:p>596,4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199]+10" office:value-type="float" office:value="11941">
            <text:p>11941</text:p>
          </table:table-cell>
          <table:table-cell table:formula="of:=([.Q1200]^3)*[.L$22]+([.Q1200]^2)*[.L$2]+[.Q1200]*[.ML1408]" office:value-type="float" office:value="597.44154539">
            <text:p>597,4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00]+10" office:value-type="float" office:value="11951">
            <text:p>11951</text:p>
          </table:table-cell>
          <table:table-cell table:formula="of:=([.Q1201]^3)*[.L$22]+([.Q1201]^2)*[.L$2]+[.Q1201]*[.ML1409]" office:value-type="float" office:value="598.44262019">
            <text:p>598,44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01]+10" office:value-type="float" office:value="11961">
            <text:p>11961</text:p>
          </table:table-cell>
          <table:table-cell table:formula="of:=([.Q1202]^3)*[.L$22]+([.Q1202]^2)*[.L$2]+[.Q1202]*[.ML1410]" office:value-type="float" office:value="599.44453299">
            <text:p>599,4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02]+10" office:value-type="float" office:value="11971">
            <text:p>11971</text:p>
          </table:table-cell>
          <table:table-cell table:formula="of:=([.Q1203]^3)*[.L$22]+([.Q1203]^2)*[.L$2]+[.Q1203]*[.ML1411]" office:value-type="float" office:value="600.44728379">
            <text:p>600,4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03]+10" office:value-type="float" office:value="11981">
            <text:p>11981</text:p>
          </table:table-cell>
          <table:table-cell table:formula="of:=([.Q1204]^3)*[.L$22]+([.Q1204]^2)*[.L$2]+[.Q1204]*[.ML1412]" office:value-type="float" office:value="601.45087259">
            <text:p>601,4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04]+10" office:value-type="float" office:value="11991">
            <text:p>11991</text:p>
          </table:table-cell>
          <table:table-cell table:formula="of:=([.Q1205]^3)*[.L$22]+([.Q1205]^2)*[.L$2]+[.Q1205]*[.ML1413]" office:value-type="float" office:value="602.45529939">
            <text:p>602,4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05]+10" office:value-type="float" office:value="12001">
            <text:p>12001</text:p>
          </table:table-cell>
          <table:table-cell table:formula="of:=([.Q1206]^3)*[.L$22]+([.Q1206]^2)*[.L$2]+[.Q1206]*[.ML1414]" office:value-type="float" office:value="603.46056419">
            <text:p>603,4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06]+10" office:value-type="float" office:value="12011">
            <text:p>12011</text:p>
          </table:table-cell>
          <table:table-cell table:formula="of:=([.Q1207]^3)*[.L$22]+([.Q1207]^2)*[.L$2]+[.Q1207]*[.ML1415]" office:value-type="float" office:value="604.46666699">
            <text:p>604,46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07]+10" office:value-type="float" office:value="12021">
            <text:p>12021</text:p>
          </table:table-cell>
          <table:table-cell table:formula="of:=([.Q1208]^3)*[.L$22]+([.Q1208]^2)*[.L$2]+[.Q1208]*[.ML1416]" office:value-type="float" office:value="605.47360779">
            <text:p>605,4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08]+10" office:value-type="float" office:value="12031">
            <text:p>12031</text:p>
          </table:table-cell>
          <table:table-cell table:formula="of:=([.Q1209]^3)*[.L$22]+([.Q1209]^2)*[.L$2]+[.Q1209]*[.ML1417]" office:value-type="float" office:value="606.48138659">
            <text:p>606,4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09]+10" office:value-type="float" office:value="12041">
            <text:p>12041</text:p>
          </table:table-cell>
          <table:table-cell table:formula="of:=([.Q1210]^3)*[.L$22]+([.Q1210]^2)*[.L$2]+[.Q1210]*[.ML1418]" office:value-type="float" office:value="607.49000339">
            <text:p>607,4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10]+10" office:value-type="float" office:value="12051">
            <text:p>12051</text:p>
          </table:table-cell>
          <table:table-cell table:formula="of:=([.Q1211]^3)*[.L$22]+([.Q1211]^2)*[.L$2]+[.Q1211]*[.ML1419]" office:value-type="float" office:value="608.49945819">
            <text:p>608,4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11]+10" office:value-type="float" office:value="12061">
            <text:p>12061</text:p>
          </table:table-cell>
          <table:table-cell table:formula="of:=([.Q1212]^3)*[.L$22]+([.Q1212]^2)*[.L$2]+[.Q1212]*[.ML1420]" office:value-type="float" office:value="609.50975099">
            <text:p>609,5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12]+10" office:value-type="float" office:value="12071">
            <text:p>12071</text:p>
          </table:table-cell>
          <table:table-cell table:formula="of:=([.Q1213]^3)*[.L$22]+([.Q1213]^2)*[.L$2]+[.Q1213]*[.ML1421]" office:value-type="float" office:value="610.52088179">
            <text:p>610,5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13]+10" office:value-type="float" office:value="12081">
            <text:p>12081</text:p>
          </table:table-cell>
          <table:table-cell table:formula="of:=([.Q1214]^3)*[.L$22]+([.Q1214]^2)*[.L$2]+[.Q1214]*[.ML1422]" office:value-type="float" office:value="611.53285059">
            <text:p>611,5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14]+10" office:value-type="float" office:value="12091">
            <text:p>12091</text:p>
          </table:table-cell>
          <table:table-cell table:formula="of:=([.Q1215]^3)*[.L$22]+([.Q1215]^2)*[.L$2]+[.Q1215]*[.ML1423]" office:value-type="float" office:value="612.54565739">
            <text:p>612,5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15]+10" office:value-type="float" office:value="12101">
            <text:p>12101</text:p>
          </table:table-cell>
          <table:table-cell table:formula="of:=([.Q1216]^3)*[.L$22]+([.Q1216]^2)*[.L$2]+[.Q1216]*[.ML1424]" office:value-type="float" office:value="613.55930219">
            <text:p>613,5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16]+10" office:value-type="float" office:value="12111">
            <text:p>12111</text:p>
          </table:table-cell>
          <table:table-cell table:formula="of:=([.Q1217]^3)*[.L$22]+([.Q1217]^2)*[.L$2]+[.Q1217]*[.ML1425]" office:value-type="float" office:value="614.57378499">
            <text:p>614,5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17]+10" office:value-type="float" office:value="12121">
            <text:p>12121</text:p>
          </table:table-cell>
          <table:table-cell table:formula="of:=([.Q1218]^3)*[.L$22]+([.Q1218]^2)*[.L$2]+[.Q1218]*[.ML1426]" office:value-type="float" office:value="615.58910579">
            <text:p>615,5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18]+10" office:value-type="float" office:value="12131">
            <text:p>12131</text:p>
          </table:table-cell>
          <table:table-cell table:formula="of:=([.Q1219]^3)*[.L$22]+([.Q1219]^2)*[.L$2]+[.Q1219]*[.ML1427]" office:value-type="float" office:value="616.60526459">
            <text:p>616,6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19]+10" office:value-type="float" office:value="12141">
            <text:p>12141</text:p>
          </table:table-cell>
          <table:table-cell table:formula="of:=([.Q1220]^3)*[.L$22]+([.Q1220]^2)*[.L$2]+[.Q1220]*[.ML1428]" office:value-type="float" office:value="617.62226139">
            <text:p>617,6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20]+10" office:value-type="float" office:value="12151">
            <text:p>12151</text:p>
          </table:table-cell>
          <table:table-cell table:formula="of:=([.Q1221]^3)*[.L$22]+([.Q1221]^2)*[.L$2]+[.Q1221]*[.ML1429]" office:value-type="float" office:value="618.64009619">
            <text:p>618,6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21]+10" office:value-type="float" office:value="12161">
            <text:p>12161</text:p>
          </table:table-cell>
          <table:table-cell table:formula="of:=([.Q1222]^3)*[.L$22]+([.Q1222]^2)*[.L$2]+[.Q1222]*[.ML1430]" office:value-type="float" office:value="619.65876899">
            <text:p>619,6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22]+10" office:value-type="float" office:value="12171">
            <text:p>12171</text:p>
          </table:table-cell>
          <table:table-cell table:formula="of:=([.Q1223]^3)*[.L$22]+([.Q1223]^2)*[.L$2]+[.Q1223]*[.ML1431]" office:value-type="float" office:value="620.67827979">
            <text:p>620,6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23]+10" office:value-type="float" office:value="12181">
            <text:p>12181</text:p>
          </table:table-cell>
          <table:table-cell table:formula="of:=([.Q1224]^3)*[.L$22]+([.Q1224]^2)*[.L$2]+[.Q1224]*[.ML1432]" office:value-type="float" office:value="621.69862859">
            <text:p>621,6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24]+10" office:value-type="float" office:value="12191">
            <text:p>12191</text:p>
          </table:table-cell>
          <table:table-cell table:formula="of:=([.Q1225]^3)*[.L$22]+([.Q1225]^2)*[.L$2]+[.Q1225]*[.ML1433]" office:value-type="float" office:value="622.71981539">
            <text:p>622,7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25]+10" office:value-type="float" office:value="12201">
            <text:p>12201</text:p>
          </table:table-cell>
          <table:table-cell table:formula="of:=([.Q1226]^3)*[.L$22]+([.Q1226]^2)*[.L$2]+[.Q1226]*[.ML1434]" office:value-type="float" office:value="623.74184019">
            <text:p>623,7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26]+10" office:value-type="float" office:value="12211">
            <text:p>12211</text:p>
          </table:table-cell>
          <table:table-cell table:formula="of:=([.Q1227]^3)*[.L$22]+([.Q1227]^2)*[.L$2]+[.Q1227]*[.ML1435]" office:value-type="float" office:value="624.76470299">
            <text:p>624,7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27]+10" office:value-type="float" office:value="12221">
            <text:p>12221</text:p>
          </table:table-cell>
          <table:table-cell table:formula="of:=([.Q1228]^3)*[.L$22]+([.Q1228]^2)*[.L$2]+[.Q1228]*[.ML1436]" office:value-type="float" office:value="625.78840379">
            <text:p>625,7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28]+10" office:value-type="float" office:value="12231">
            <text:p>12231</text:p>
          </table:table-cell>
          <table:table-cell table:formula="of:=([.Q1229]^3)*[.L$22]+([.Q1229]^2)*[.L$2]+[.Q1229]*[.ML1437]" office:value-type="float" office:value="626.81294259">
            <text:p>626,8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29]+10" office:value-type="float" office:value="12241">
            <text:p>12241</text:p>
          </table:table-cell>
          <table:table-cell table:formula="of:=([.Q1230]^3)*[.L$22]+([.Q1230]^2)*[.L$2]+[.Q1230]*[.ML1438]" office:value-type="float" office:value="627.83831939">
            <text:p>627,8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30]+10" office:value-type="float" office:value="12251">
            <text:p>12251</text:p>
          </table:table-cell>
          <table:table-cell table:formula="of:=([.Q1231]^3)*[.L$22]+([.Q1231]^2)*[.L$2]+[.Q1231]*[.ML1439]" office:value-type="float" office:value="628.86453419">
            <text:p>628,8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31]+10" office:value-type="float" office:value="12261">
            <text:p>12261</text:p>
          </table:table-cell>
          <table:table-cell table:formula="of:=([.Q1232]^3)*[.L$22]+([.Q1232]^2)*[.L$2]+[.Q1232]*[.ML1440]" office:value-type="float" office:value="629.89158699">
            <text:p>629,8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32]+10" office:value-type="float" office:value="12271">
            <text:p>12271</text:p>
          </table:table-cell>
          <table:table-cell table:formula="of:=([.Q1233]^3)*[.L$22]+([.Q1233]^2)*[.L$2]+[.Q1233]*[.ML1441]" office:value-type="float" office:value="630.91947779">
            <text:p>630,9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33]+10" office:value-type="float" office:value="12281">
            <text:p>12281</text:p>
          </table:table-cell>
          <table:table-cell table:formula="of:=([.Q1234]^3)*[.L$22]+([.Q1234]^2)*[.L$2]+[.Q1234]*[.ML1442]" office:value-type="float" office:value="631.94820659">
            <text:p>631,9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34]+10" office:value-type="float" office:value="12291">
            <text:p>12291</text:p>
          </table:table-cell>
          <table:table-cell table:formula="of:=([.Q1235]^3)*[.L$22]+([.Q1235]^2)*[.L$2]+[.Q1235]*[.ML1443]" office:value-type="float" office:value="632.97777339">
            <text:p>632,9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35]+10" office:value-type="float" office:value="12301">
            <text:p>12301</text:p>
          </table:table-cell>
          <table:table-cell table:formula="of:=([.Q1236]^3)*[.L$22]+([.Q1236]^2)*[.L$2]+[.Q1236]*[.ML1444]" office:value-type="float" office:value="634.00817819">
            <text:p>634,0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36]+10" office:value-type="float" office:value="12311">
            <text:p>12311</text:p>
          </table:table-cell>
          <table:table-cell table:formula="of:=([.Q1237]^3)*[.L$22]+([.Q1237]^2)*[.L$2]+[.Q1237]*[.ML1445]" office:value-type="float" office:value="635.03942099">
            <text:p>635,0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37]+10" office:value-type="float" office:value="12321">
            <text:p>12321</text:p>
          </table:table-cell>
          <table:table-cell table:formula="of:=([.Q1238]^3)*[.L$22]+([.Q1238]^2)*[.L$2]+[.Q1238]*[.ML1446]" office:value-type="float" office:value="636.07150179">
            <text:p>636,0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38]+10" office:value-type="float" office:value="12331">
            <text:p>12331</text:p>
          </table:table-cell>
          <table:table-cell table:formula="of:=([.Q1239]^3)*[.L$22]+([.Q1239]^2)*[.L$2]+[.Q1239]*[.ML1447]" office:value-type="float" office:value="637.10442059">
            <text:p>637,1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39]+10" office:value-type="float" office:value="12341">
            <text:p>12341</text:p>
          </table:table-cell>
          <table:table-cell table:formula="of:=([.Q1240]^3)*[.L$22]+([.Q1240]^2)*[.L$2]+[.Q1240]*[.ML1448]" office:value-type="float" office:value="638.13817739">
            <text:p>638,1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40]+10" office:value-type="float" office:value="12351">
            <text:p>12351</text:p>
          </table:table-cell>
          <table:table-cell table:formula="of:=([.Q1241]^3)*[.L$22]+([.Q1241]^2)*[.L$2]+[.Q1241]*[.ML1449]" office:value-type="float" office:value="639.17277219">
            <text:p>639,1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41]+10" office:value-type="float" office:value="12361">
            <text:p>12361</text:p>
          </table:table-cell>
          <table:table-cell table:formula="of:=([.Q1242]^3)*[.L$22]+([.Q1242]^2)*[.L$2]+[.Q1242]*[.ML1450]" office:value-type="float" office:value="640.20820499">
            <text:p>640,2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42]+10" office:value-type="float" office:value="12371">
            <text:p>12371</text:p>
          </table:table-cell>
          <table:table-cell table:formula="of:=([.Q1243]^3)*[.L$22]+([.Q1243]^2)*[.L$2]+[.Q1243]*[.ML1451]" office:value-type="float" office:value="641.24447579">
            <text:p>641,2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43]+10" office:value-type="float" office:value="12381">
            <text:p>12381</text:p>
          </table:table-cell>
          <table:table-cell table:formula="of:=([.Q1244]^3)*[.L$22]+([.Q1244]^2)*[.L$2]+[.Q1244]*[.ML1452]" office:value-type="float" office:value="642.28158459">
            <text:p>642,2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44]+10" office:value-type="float" office:value="12391">
            <text:p>12391</text:p>
          </table:table-cell>
          <table:table-cell table:formula="of:=([.Q1245]^3)*[.L$22]+([.Q1245]^2)*[.L$2]+[.Q1245]*[.ML1453]" office:value-type="float" office:value="643.31953139">
            <text:p>643,3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45]+10" office:value-type="float" office:value="12401">
            <text:p>12401</text:p>
          </table:table-cell>
          <table:table-cell table:formula="of:=([.Q1246]^3)*[.L$22]+([.Q1246]^2)*[.L$2]+[.Q1246]*[.ML1454]" office:value-type="float" office:value="644.35831619">
            <text:p>644,3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46]+10" office:value-type="float" office:value="12411">
            <text:p>12411</text:p>
          </table:table-cell>
          <table:table-cell table:formula="of:=([.Q1247]^3)*[.L$22]+([.Q1247]^2)*[.L$2]+[.Q1247]*[.ML1455]" office:value-type="float" office:value="645.39793899">
            <text:p>645,3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47]+10" office:value-type="float" office:value="12421">
            <text:p>12421</text:p>
          </table:table-cell>
          <table:table-cell table:formula="of:=([.Q1248]^3)*[.L$22]+([.Q1248]^2)*[.L$2]+[.Q1248]*[.ML1456]" office:value-type="float" office:value="646.43839979">
            <text:p>646,4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48]+10" office:value-type="float" office:value="12431">
            <text:p>12431</text:p>
          </table:table-cell>
          <table:table-cell table:formula="of:=([.Q1249]^3)*[.L$22]+([.Q1249]^2)*[.L$2]+[.Q1249]*[.ML1457]" office:value-type="float" office:value="647.47969859">
            <text:p>647,4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49]+10" office:value-type="float" office:value="12441">
            <text:p>12441</text:p>
          </table:table-cell>
          <table:table-cell table:formula="of:=([.Q1250]^3)*[.L$22]+([.Q1250]^2)*[.L$2]+[.Q1250]*[.ML1458]" office:value-type="float" office:value="648.52183539">
            <text:p>648,5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50]+10" office:value-type="float" office:value="12451">
            <text:p>12451</text:p>
          </table:table-cell>
          <table:table-cell table:formula="of:=([.Q1251]^3)*[.L$22]+([.Q1251]^2)*[.L$2]+[.Q1251]*[.ML1459]" office:value-type="float" office:value="649.56481019">
            <text:p>649,5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51]+10" office:value-type="float" office:value="12461">
            <text:p>12461</text:p>
          </table:table-cell>
          <table:table-cell table:formula="of:=([.Q1252]^3)*[.L$22]+([.Q1252]^2)*[.L$2]+[.Q1252]*[.ML1460]" office:value-type="float" office:value="650.60862299">
            <text:p>650,6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52]+10" office:value-type="float" office:value="12471">
            <text:p>12471</text:p>
          </table:table-cell>
          <table:table-cell table:formula="of:=([.Q1253]^3)*[.L$22]+([.Q1253]^2)*[.L$2]+[.Q1253]*[.ML1461]" office:value-type="float" office:value="651.65327379">
            <text:p>651,6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53]+10" office:value-type="float" office:value="12481">
            <text:p>12481</text:p>
          </table:table-cell>
          <table:table-cell table:formula="of:=([.Q1254]^3)*[.L$22]+([.Q1254]^2)*[.L$2]+[.Q1254]*[.ML1462]" office:value-type="float" office:value="652.69876259">
            <text:p>652,6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54]+10" office:value-type="float" office:value="12491">
            <text:p>12491</text:p>
          </table:table-cell>
          <table:table-cell table:formula="of:=([.Q1255]^3)*[.L$22]+([.Q1255]^2)*[.L$2]+[.Q1255]*[.ML1463]" office:value-type="float" office:value="653.74508939">
            <text:p>653,7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55]+10" office:value-type="float" office:value="12501">
            <text:p>12501</text:p>
          </table:table-cell>
          <table:table-cell table:formula="of:=([.Q1256]^3)*[.L$22]+([.Q1256]^2)*[.L$2]+[.Q1256]*[.ML1464]" office:value-type="float" office:value="654.79225419">
            <text:p>654,7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56]+10" office:value-type="float" office:value="12511">
            <text:p>12511</text:p>
          </table:table-cell>
          <table:table-cell table:formula="of:=([.Q1257]^3)*[.L$22]+([.Q1257]^2)*[.L$2]+[.Q1257]*[.ML1465]" office:value-type="float" office:value="655.84025699">
            <text:p>655,8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57]+10" office:value-type="float" office:value="12521">
            <text:p>12521</text:p>
          </table:table-cell>
          <table:table-cell table:formula="of:=([.Q1258]^3)*[.L$22]+([.Q1258]^2)*[.L$2]+[.Q1258]*[.ML1466]" office:value-type="float" office:value="656.88909779">
            <text:p>656,8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58]+10" office:value-type="float" office:value="12531">
            <text:p>12531</text:p>
          </table:table-cell>
          <table:table-cell table:formula="of:=([.Q1259]^3)*[.L$22]+([.Q1259]^2)*[.L$2]+[.Q1259]*[.ML1467]" office:value-type="float" office:value="657.93877659">
            <text:p>657,9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59]+10" office:value-type="float" office:value="12541">
            <text:p>12541</text:p>
          </table:table-cell>
          <table:table-cell table:formula="of:=([.Q1260]^3)*[.L$22]+([.Q1260]^2)*[.L$2]+[.Q1260]*[.ML1468]" office:value-type="float" office:value="658.98929339">
            <text:p>658,9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60]+10" office:value-type="float" office:value="12551">
            <text:p>12551</text:p>
          </table:table-cell>
          <table:table-cell table:formula="of:=([.Q1261]^3)*[.L$22]+([.Q1261]^2)*[.L$2]+[.Q1261]*[.ML1469]" office:value-type="float" office:value="660.04064819">
            <text:p>660,0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61]+10" office:value-type="float" office:value="12561">
            <text:p>12561</text:p>
          </table:table-cell>
          <table:table-cell table:formula="of:=([.Q1262]^3)*[.L$22]+([.Q1262]^2)*[.L$2]+[.Q1262]*[.ML1470]" office:value-type="float" office:value="661.09284099">
            <text:p>661,09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62]+10" office:value-type="float" office:value="12571">
            <text:p>12571</text:p>
          </table:table-cell>
          <table:table-cell table:formula="of:=([.Q1263]^3)*[.L$22]+([.Q1263]^2)*[.L$2]+[.Q1263]*[.ML1471]" office:value-type="float" office:value="662.14587179">
            <text:p>662,1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63]+10" office:value-type="float" office:value="12581">
            <text:p>12581</text:p>
          </table:table-cell>
          <table:table-cell table:formula="of:=([.Q1264]^3)*[.L$22]+([.Q1264]^2)*[.L$2]+[.Q1264]*[.ML1472]" office:value-type="float" office:value="663.19974059">
            <text:p>663,2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64]+10" office:value-type="float" office:value="12591">
            <text:p>12591</text:p>
          </table:table-cell>
          <table:table-cell table:formula="of:=([.Q1265]^3)*[.L$22]+([.Q1265]^2)*[.L$2]+[.Q1265]*[.ML1473]" office:value-type="float" office:value="664.25444739">
            <text:p>664,2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65]+10" office:value-type="float" office:value="12601">
            <text:p>12601</text:p>
          </table:table-cell>
          <table:table-cell table:formula="of:=([.Q1266]^3)*[.L$22]+([.Q1266]^2)*[.L$2]+[.Q1266]*[.ML1474]" office:value-type="float" office:value="665.30999219">
            <text:p>665,3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66]+10" office:value-type="float" office:value="12611">
            <text:p>12611</text:p>
          </table:table-cell>
          <table:table-cell table:formula="of:=([.Q1267]^3)*[.L$22]+([.Q1267]^2)*[.L$2]+[.Q1267]*[.ML1475]" office:value-type="float" office:value="666.36637499">
            <text:p>666,3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67]+10" office:value-type="float" office:value="12621">
            <text:p>12621</text:p>
          </table:table-cell>
          <table:table-cell table:formula="of:=([.Q1268]^3)*[.L$22]+([.Q1268]^2)*[.L$2]+[.Q1268]*[.ML1476]" office:value-type="float" office:value="667.42359579">
            <text:p>667,4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68]+10" office:value-type="float" office:value="12631">
            <text:p>12631</text:p>
          </table:table-cell>
          <table:table-cell table:formula="of:=([.Q1269]^3)*[.L$22]+([.Q1269]^2)*[.L$2]+[.Q1269]*[.ML1477]" office:value-type="float" office:value="668.48165459">
            <text:p>668,4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69]+10" office:value-type="float" office:value="12641">
            <text:p>12641</text:p>
          </table:table-cell>
          <table:table-cell table:formula="of:=([.Q1270]^3)*[.L$22]+([.Q1270]^2)*[.L$2]+[.Q1270]*[.ML1478]" office:value-type="float" office:value="669.54055139">
            <text:p>669,5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70]+10" office:value-type="float" office:value="12651">
            <text:p>12651</text:p>
          </table:table-cell>
          <table:table-cell table:formula="of:=([.Q1271]^3)*[.L$22]+([.Q1271]^2)*[.L$2]+[.Q1271]*[.ML1479]" office:value-type="float" office:value="670.60028619">
            <text:p>670,6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71]+10" office:value-type="float" office:value="12661">
            <text:p>12661</text:p>
          </table:table-cell>
          <table:table-cell table:formula="of:=([.Q1272]^3)*[.L$22]+([.Q1272]^2)*[.L$2]+[.Q1272]*[.ML1480]" office:value-type="float" office:value="671.66085899">
            <text:p>671,6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72]+10" office:value-type="float" office:value="12671">
            <text:p>12671</text:p>
          </table:table-cell>
          <table:table-cell table:formula="of:=([.Q1273]^3)*[.L$22]+([.Q1273]^2)*[.L$2]+[.Q1273]*[.ML1481]" office:value-type="float" office:value="672.72226979">
            <text:p>672,7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73]+10" office:value-type="float" office:value="12681">
            <text:p>12681</text:p>
          </table:table-cell>
          <table:table-cell table:formula="of:=([.Q1274]^3)*[.L$22]+([.Q1274]^2)*[.L$2]+[.Q1274]*[.ML1482]" office:value-type="float" office:value="673.78451859">
            <text:p>673,7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74]+10" office:value-type="float" office:value="12691">
            <text:p>12691</text:p>
          </table:table-cell>
          <table:table-cell table:formula="of:=([.Q1275]^3)*[.L$22]+([.Q1275]^2)*[.L$2]+[.Q1275]*[.ML1483]" office:value-type="float" office:value="674.84760539">
            <text:p>674,8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75]+10" office:value-type="float" office:value="12701">
            <text:p>12701</text:p>
          </table:table-cell>
          <table:table-cell table:formula="of:=([.Q1276]^3)*[.L$22]+([.Q1276]^2)*[.L$2]+[.Q1276]*[.ML1484]" office:value-type="float" office:value="675.91153019">
            <text:p>675,9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76]+10" office:value-type="float" office:value="12711">
            <text:p>12711</text:p>
          </table:table-cell>
          <table:table-cell table:formula="of:=([.Q1277]^3)*[.L$22]+([.Q1277]^2)*[.L$2]+[.Q1277]*[.ML1485]" office:value-type="float" office:value="676.97629299">
            <text:p>676,9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77]+10" office:value-type="float" office:value="12721">
            <text:p>12721</text:p>
          </table:table-cell>
          <table:table-cell table:formula="of:=([.Q1278]^3)*[.L$22]+([.Q1278]^2)*[.L$2]+[.Q1278]*[.ML1486]" office:value-type="float" office:value="678.04189379">
            <text:p>678,0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78]+10" office:value-type="float" office:value="12731">
            <text:p>12731</text:p>
          </table:table-cell>
          <table:table-cell table:formula="of:=([.Q1279]^3)*[.L$22]+([.Q1279]^2)*[.L$2]+[.Q1279]*[.ML1487]" office:value-type="float" office:value="679.10833259">
            <text:p>679,1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79]+10" office:value-type="float" office:value="12741">
            <text:p>12741</text:p>
          </table:table-cell>
          <table:table-cell table:formula="of:=([.Q1280]^3)*[.L$22]+([.Q1280]^2)*[.L$2]+[.Q1280]*[.ML1488]" office:value-type="float" office:value="680.17560939">
            <text:p>680,1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80]+10" office:value-type="float" office:value="12751">
            <text:p>12751</text:p>
          </table:table-cell>
          <table:table-cell table:formula="of:=([.Q1281]^3)*[.L$22]+([.Q1281]^2)*[.L$2]+[.Q1281]*[.ML1489]" office:value-type="float" office:value="681.24372419">
            <text:p>681,2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81]+10" office:value-type="float" office:value="12761">
            <text:p>12761</text:p>
          </table:table-cell>
          <table:table-cell table:formula="of:=([.Q1282]^3)*[.L$22]+([.Q1282]^2)*[.L$2]+[.Q1282]*[.ML1490]" office:value-type="float" office:value="682.31267699">
            <text:p>682,3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82]+10" office:value-type="float" office:value="12771">
            <text:p>12771</text:p>
          </table:table-cell>
          <table:table-cell table:formula="of:=([.Q1283]^3)*[.L$22]+([.Q1283]^2)*[.L$2]+[.Q1283]*[.ML1491]" office:value-type="float" office:value="683.38246779">
            <text:p>683,3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83]+10" office:value-type="float" office:value="12781">
            <text:p>12781</text:p>
          </table:table-cell>
          <table:table-cell table:formula="of:=([.Q1284]^3)*[.L$22]+([.Q1284]^2)*[.L$2]+[.Q1284]*[.ML1492]" office:value-type="float" office:value="684.45309659">
            <text:p>684,4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84]+10" office:value-type="float" office:value="12791">
            <text:p>12791</text:p>
          </table:table-cell>
          <table:table-cell table:formula="of:=([.Q1285]^3)*[.L$22]+([.Q1285]^2)*[.L$2]+[.Q1285]*[.ML1493]" office:value-type="float" office:value="685.52456339">
            <text:p>685,5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85]+10" office:value-type="float" office:value="12801">
            <text:p>12801</text:p>
          </table:table-cell>
          <table:table-cell table:formula="of:=([.Q1286]^3)*[.L$22]+([.Q1286]^2)*[.L$2]+[.Q1286]*[.ML1494]" office:value-type="float" office:value="686.59686819">
            <text:p>686,5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86]+10" office:value-type="float" office:value="12811">
            <text:p>12811</text:p>
          </table:table-cell>
          <table:table-cell table:formula="of:=([.Q1287]^3)*[.L$22]+([.Q1287]^2)*[.L$2]+[.Q1287]*[.ML1495]" office:value-type="float" office:value="687.67001099">
            <text:p>687,6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87]+10" office:value-type="float" office:value="12821">
            <text:p>12821</text:p>
          </table:table-cell>
          <table:table-cell table:formula="of:=([.Q1288]^3)*[.L$22]+([.Q1288]^2)*[.L$2]+[.Q1288]*[.ML1496]" office:value-type="float" office:value="688.74399179">
            <text:p>688,7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88]+10" office:value-type="float" office:value="12831">
            <text:p>12831</text:p>
          </table:table-cell>
          <table:table-cell table:formula="of:=([.Q1289]^3)*[.L$22]+([.Q1289]^2)*[.L$2]+[.Q1289]*[.ML1497]" office:value-type="float" office:value="689.81881059">
            <text:p>689,8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89]+10" office:value-type="float" office:value="12841">
            <text:p>12841</text:p>
          </table:table-cell>
          <table:table-cell table:formula="of:=([.Q1290]^3)*[.L$22]+([.Q1290]^2)*[.L$2]+[.Q1290]*[.ML1498]" office:value-type="float" office:value="690.89446739">
            <text:p>690,8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90]+10" office:value-type="float" office:value="12851">
            <text:p>12851</text:p>
          </table:table-cell>
          <table:table-cell table:formula="of:=([.Q1291]^3)*[.L$22]+([.Q1291]^2)*[.L$2]+[.Q1291]*[.ML1499]" office:value-type="float" office:value="691.97096219">
            <text:p>691,9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91]+10" office:value-type="float" office:value="12861">
            <text:p>12861</text:p>
          </table:table-cell>
          <table:table-cell table:formula="of:=([.Q1292]^3)*[.L$22]+([.Q1292]^2)*[.L$2]+[.Q1292]*[.ML1500]" office:value-type="float" office:value="693.04829499">
            <text:p>693,0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92]+10" office:value-type="float" office:value="12871">
            <text:p>12871</text:p>
          </table:table-cell>
          <table:table-cell table:formula="of:=([.Q1293]^3)*[.L$22]+([.Q1293]^2)*[.L$2]+[.Q1293]*[.ML1501]" office:value-type="float" office:value="694.12646579">
            <text:p>694,12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93]+10" office:value-type="float" office:value="12881">
            <text:p>12881</text:p>
          </table:table-cell>
          <table:table-cell table:formula="of:=([.Q1294]^3)*[.L$22]+([.Q1294]^2)*[.L$2]+[.Q1294]*[.ML1502]" office:value-type="float" office:value="695.20547459">
            <text:p>695,2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94]+10" office:value-type="float" office:value="12891">
            <text:p>12891</text:p>
          </table:table-cell>
          <table:table-cell table:formula="of:=([.Q1295]^3)*[.L$22]+([.Q1295]^2)*[.L$2]+[.Q1295]*[.ML1503]" office:value-type="float" office:value="696.28532139">
            <text:p>696,2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95]+10" office:value-type="float" office:value="12901">
            <text:p>12901</text:p>
          </table:table-cell>
          <table:table-cell table:formula="of:=([.Q1296]^3)*[.L$22]+([.Q1296]^2)*[.L$2]+[.Q1296]*[.ML1504]" office:value-type="float" office:value="697.36600619">
            <text:p>697,3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96]+10" office:value-type="float" office:value="12911">
            <text:p>12911</text:p>
          </table:table-cell>
          <table:table-cell table:formula="of:=([.Q1297]^3)*[.L$22]+([.Q1297]^2)*[.L$2]+[.Q1297]*[.ML1505]" office:value-type="float" office:value="698.44752899">
            <text:p>698,4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97]+10" office:value-type="float" office:value="12921">
            <text:p>12921</text:p>
          </table:table-cell>
          <table:table-cell table:formula="of:=([.Q1298]^3)*[.L$22]+([.Q1298]^2)*[.L$2]+[.Q1298]*[.ML1506]" office:value-type="float" office:value="699.52988979">
            <text:p>699,5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98]+10" office:value-type="float" office:value="12931">
            <text:p>12931</text:p>
          </table:table-cell>
          <table:table-cell table:formula="of:=([.Q1299]^3)*[.L$22]+([.Q1299]^2)*[.L$2]+[.Q1299]*[.ML1507]" office:value-type="float" office:value="700.61308859">
            <text:p>700,6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299]+10" office:value-type="float" office:value="12941">
            <text:p>12941</text:p>
          </table:table-cell>
          <table:table-cell table:formula="of:=([.Q1300]^3)*[.L$22]+([.Q1300]^2)*[.L$2]+[.Q1300]*[.ML1508]" office:value-type="float" office:value="701.69712539">
            <text:p>701,6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00]+10" office:value-type="float" office:value="12951">
            <text:p>12951</text:p>
          </table:table-cell>
          <table:table-cell table:formula="of:=([.Q1301]^3)*[.L$22]+([.Q1301]^2)*[.L$2]+[.Q1301]*[.ML1509]" office:value-type="float" office:value="702.78200019">
            <text:p>702,7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01]+10" office:value-type="float" office:value="12961">
            <text:p>12961</text:p>
          </table:table-cell>
          <table:table-cell table:formula="of:=([.Q1302]^3)*[.L$22]+([.Q1302]^2)*[.L$2]+[.Q1302]*[.ML1510]" office:value-type="float" office:value="703.86771299">
            <text:p>703,8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02]+10" office:value-type="float" office:value="12971">
            <text:p>12971</text:p>
          </table:table-cell>
          <table:table-cell table:formula="of:=([.Q1303]^3)*[.L$22]+([.Q1303]^2)*[.L$2]+[.Q1303]*[.ML1511]" office:value-type="float" office:value="704.95426379">
            <text:p>704,9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03]+10" office:value-type="float" office:value="12981">
            <text:p>12981</text:p>
          </table:table-cell>
          <table:table-cell table:formula="of:=([.Q1304]^3)*[.L$22]+([.Q1304]^2)*[.L$2]+[.Q1304]*[.ML1512]" office:value-type="float" office:value="706.04165259">
            <text:p>706,0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04]+10" office:value-type="float" office:value="12991">
            <text:p>12991</text:p>
          </table:table-cell>
          <table:table-cell table:formula="of:=([.Q1305]^3)*[.L$22]+([.Q1305]^2)*[.L$2]+[.Q1305]*[.ML1513]" office:value-type="float" office:value="707.12987939">
            <text:p>707,1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05]+10" office:value-type="float" office:value="13001">
            <text:p>13001</text:p>
          </table:table-cell>
          <table:table-cell table:formula="of:=([.Q1306]^3)*[.L$22]+([.Q1306]^2)*[.L$2]+[.Q1306]*[.ML1514]" office:value-type="float" office:value="708.21894419">
            <text:p>708,2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06]+10" office:value-type="float" office:value="13011">
            <text:p>13011</text:p>
          </table:table-cell>
          <table:table-cell table:formula="of:=([.Q1307]^3)*[.L$22]+([.Q1307]^2)*[.L$2]+[.Q1307]*[.ML1515]" office:value-type="float" office:value="709.30884699">
            <text:p>709,3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07]+10" office:value-type="float" office:value="13021">
            <text:p>13021</text:p>
          </table:table-cell>
          <table:table-cell table:formula="of:=([.Q1308]^3)*[.L$22]+([.Q1308]^2)*[.L$2]+[.Q1308]*[.ML1516]" office:value-type="float" office:value="710.39958779">
            <text:p>710,4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08]+10" office:value-type="float" office:value="13031">
            <text:p>13031</text:p>
          </table:table-cell>
          <table:table-cell table:formula="of:=([.Q1309]^3)*[.L$22]+([.Q1309]^2)*[.L$2]+[.Q1309]*[.ML1517]" office:value-type="float" office:value="711.49116659">
            <text:p>711,4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09]+10" office:value-type="float" office:value="13041">
            <text:p>13041</text:p>
          </table:table-cell>
          <table:table-cell table:formula="of:=([.Q1310]^3)*[.L$22]+([.Q1310]^2)*[.L$2]+[.Q1310]*[.ML1518]" office:value-type="float" office:value="712.58358339">
            <text:p>712,5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10]+10" office:value-type="float" office:value="13051">
            <text:p>13051</text:p>
          </table:table-cell>
          <table:table-cell table:formula="of:=([.Q1311]^3)*[.L$22]+([.Q1311]^2)*[.L$2]+[.Q1311]*[.ML1519]" office:value-type="float" office:value="713.67683819">
            <text:p>713,6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11]+10" office:value-type="float" office:value="13061">
            <text:p>13061</text:p>
          </table:table-cell>
          <table:table-cell table:formula="of:=([.Q1312]^3)*[.L$22]+([.Q1312]^2)*[.L$2]+[.Q1312]*[.ML1520]" office:value-type="float" office:value="714.77093099">
            <text:p>714,7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12]+10" office:value-type="float" office:value="13071">
            <text:p>13071</text:p>
          </table:table-cell>
          <table:table-cell table:formula="of:=([.Q1313]^3)*[.L$22]+([.Q1313]^2)*[.L$2]+[.Q1313]*[.ML1521]" office:value-type="float" office:value="715.86586179">
            <text:p>715,8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13]+10" office:value-type="float" office:value="13081">
            <text:p>13081</text:p>
          </table:table-cell>
          <table:table-cell table:formula="of:=([.Q1314]^3)*[.L$22]+([.Q1314]^2)*[.L$2]+[.Q1314]*[.ML1522]" office:value-type="float" office:value="716.96163059">
            <text:p>716,9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14]+10" office:value-type="float" office:value="13091">
            <text:p>13091</text:p>
          </table:table-cell>
          <table:table-cell table:formula="of:=([.Q1315]^3)*[.L$22]+([.Q1315]^2)*[.L$2]+[.Q1315]*[.ML1523]" office:value-type="float" office:value="718.05823739">
            <text:p>718,0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15]+10" office:value-type="float" office:value="13101">
            <text:p>13101</text:p>
          </table:table-cell>
          <table:table-cell table:formula="of:=([.Q1316]^3)*[.L$22]+([.Q1316]^2)*[.L$2]+[.Q1316]*[.ML1524]" office:value-type="float" office:value="719.15568219">
            <text:p>719,1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16]+10" office:value-type="float" office:value="13111">
            <text:p>13111</text:p>
          </table:table-cell>
          <table:table-cell table:formula="of:=([.Q1317]^3)*[.L$22]+([.Q1317]^2)*[.L$2]+[.Q1317]*[.ML1525]" office:value-type="float" office:value="720.25396499">
            <text:p>720,2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17]+10" office:value-type="float" office:value="13121">
            <text:p>13121</text:p>
          </table:table-cell>
          <table:table-cell table:formula="of:=([.Q1318]^3)*[.L$22]+([.Q1318]^2)*[.L$2]+[.Q1318]*[.ML1526]" office:value-type="float" office:value="721.35308579">
            <text:p>721,3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18]+10" office:value-type="float" office:value="13131">
            <text:p>13131</text:p>
          </table:table-cell>
          <table:table-cell table:formula="of:=([.Q1319]^3)*[.L$22]+([.Q1319]^2)*[.L$2]+[.Q1319]*[.ML1527]" office:value-type="float" office:value="722.45304459">
            <text:p>722,4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19]+10" office:value-type="float" office:value="13141">
            <text:p>13141</text:p>
          </table:table-cell>
          <table:table-cell table:formula="of:=([.Q1320]^3)*[.L$22]+([.Q1320]^2)*[.L$2]+[.Q1320]*[.ML1528]" office:value-type="float" office:value="723.55384139">
            <text:p>723,5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20]+10" office:value-type="float" office:value="13151">
            <text:p>13151</text:p>
          </table:table-cell>
          <table:table-cell table:formula="of:=([.Q1321]^3)*[.L$22]+([.Q1321]^2)*[.L$2]+[.Q1321]*[.ML1529]" office:value-type="float" office:value="724.65547619">
            <text:p>724,6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21]+10" office:value-type="float" office:value="13161">
            <text:p>13161</text:p>
          </table:table-cell>
          <table:table-cell table:formula="of:=([.Q1322]^3)*[.L$22]+([.Q1322]^2)*[.L$2]+[.Q1322]*[.ML1530]" office:value-type="float" office:value="725.75794899">
            <text:p>725,7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22]+10" office:value-type="float" office:value="13171">
            <text:p>13171</text:p>
          </table:table-cell>
          <table:table-cell table:formula="of:=([.Q1323]^3)*[.L$22]+([.Q1323]^2)*[.L$2]+[.Q1323]*[.ML1531]" office:value-type="float" office:value="726.86125979">
            <text:p>726,8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23]+10" office:value-type="float" office:value="13181">
            <text:p>13181</text:p>
          </table:table-cell>
          <table:table-cell table:formula="of:=([.Q1324]^3)*[.L$22]+([.Q1324]^2)*[.L$2]+[.Q1324]*[.ML1532]" office:value-type="float" office:value="727.96540859">
            <text:p>727,9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24]+10" office:value-type="float" office:value="13191">
            <text:p>13191</text:p>
          </table:table-cell>
          <table:table-cell table:formula="of:=([.Q1325]^3)*[.L$22]+([.Q1325]^2)*[.L$2]+[.Q1325]*[.ML1533]" office:value-type="float" office:value="729.07039539">
            <text:p>729,0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25]+10" office:value-type="float" office:value="13201">
            <text:p>13201</text:p>
          </table:table-cell>
          <table:table-cell table:formula="of:=([.Q1326]^3)*[.L$22]+([.Q1326]^2)*[.L$2]+[.Q1326]*[.ML1534]" office:value-type="float" office:value="730.17622019">
            <text:p>730,1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26]+10" office:value-type="float" office:value="13211">
            <text:p>13211</text:p>
          </table:table-cell>
          <table:table-cell table:formula="of:=([.Q1327]^3)*[.L$22]+([.Q1327]^2)*[.L$2]+[.Q1327]*[.ML1535]" office:value-type="float" office:value="731.28288299">
            <text:p>731,2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27]+10" office:value-type="float" office:value="13221">
            <text:p>13221</text:p>
          </table:table-cell>
          <table:table-cell table:formula="of:=([.Q1328]^3)*[.L$22]+([.Q1328]^2)*[.L$2]+[.Q1328]*[.ML1536]" office:value-type="float" office:value="732.39038379">
            <text:p>732,3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28]+10" office:value-type="float" office:value="13231">
            <text:p>13231</text:p>
          </table:table-cell>
          <table:table-cell table:formula="of:=([.Q1329]^3)*[.L$22]+([.Q1329]^2)*[.L$2]+[.Q1329]*[.ML1537]" office:value-type="float" office:value="733.49872259">
            <text:p>733,4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29]+10" office:value-type="float" office:value="13241">
            <text:p>13241</text:p>
          </table:table-cell>
          <table:table-cell table:formula="of:=([.Q1330]^3)*[.L$22]+([.Q1330]^2)*[.L$2]+[.Q1330]*[.ML1538]" office:value-type="float" office:value="734.60789939">
            <text:p>734,6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30]+10" office:value-type="float" office:value="13251">
            <text:p>13251</text:p>
          </table:table-cell>
          <table:table-cell table:formula="of:=([.Q1331]^3)*[.L$22]+([.Q1331]^2)*[.L$2]+[.Q1331]*[.ML1539]" office:value-type="float" office:value="735.71791419">
            <text:p>735,7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31]+10" office:value-type="float" office:value="13261">
            <text:p>13261</text:p>
          </table:table-cell>
          <table:table-cell table:formula="of:=([.Q1332]^3)*[.L$22]+([.Q1332]^2)*[.L$2]+[.Q1332]*[.ML1540]" office:value-type="float" office:value="736.82876699">
            <text:p>736,82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32]+10" office:value-type="float" office:value="13271">
            <text:p>13271</text:p>
          </table:table-cell>
          <table:table-cell table:formula="of:=([.Q1333]^3)*[.L$22]+([.Q1333]^2)*[.L$2]+[.Q1333]*[.ML1541]" office:value-type="float" office:value="737.94045779">
            <text:p>737,9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33]+10" office:value-type="float" office:value="13281">
            <text:p>13281</text:p>
          </table:table-cell>
          <table:table-cell table:formula="of:=([.Q1334]^3)*[.L$22]+([.Q1334]^2)*[.L$2]+[.Q1334]*[.ML1542]" office:value-type="float" office:value="739.05298659">
            <text:p>739,0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34]+10" office:value-type="float" office:value="13291">
            <text:p>13291</text:p>
          </table:table-cell>
          <table:table-cell table:formula="of:=([.Q1335]^3)*[.L$22]+([.Q1335]^2)*[.L$2]+[.Q1335]*[.ML1543]" office:value-type="float" office:value="740.16635339">
            <text:p>740,1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35]+10" office:value-type="float" office:value="13301">
            <text:p>13301</text:p>
          </table:table-cell>
          <table:table-cell table:formula="of:=([.Q1336]^3)*[.L$22]+([.Q1336]^2)*[.L$2]+[.Q1336]*[.ML1544]" office:value-type="float" office:value="741.28055819">
            <text:p>741,2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36]+10" office:value-type="float" office:value="13311">
            <text:p>13311</text:p>
          </table:table-cell>
          <table:table-cell table:formula="of:=([.Q1337]^3)*[.L$22]+([.Q1337]^2)*[.L$2]+[.Q1337]*[.ML1545]" office:value-type="float" office:value="742.39560099">
            <text:p>742,3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37]+10" office:value-type="float" office:value="13321">
            <text:p>13321</text:p>
          </table:table-cell>
          <table:table-cell table:formula="of:=([.Q1338]^3)*[.L$22]+([.Q1338]^2)*[.L$2]+[.Q1338]*[.ML1546]" office:value-type="float" office:value="743.51148179">
            <text:p>743,5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38]+10" office:value-type="float" office:value="13331">
            <text:p>13331</text:p>
          </table:table-cell>
          <table:table-cell table:formula="of:=([.Q1339]^3)*[.L$22]+([.Q1339]^2)*[.L$2]+[.Q1339]*[.ML1547]" office:value-type="float" office:value="744.62820059">
            <text:p>744,62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39]+10" office:value-type="float" office:value="13341">
            <text:p>13341</text:p>
          </table:table-cell>
          <table:table-cell table:formula="of:=([.Q1340]^3)*[.L$22]+([.Q1340]^2)*[.L$2]+[.Q1340]*[.ML1548]" office:value-type="float" office:value="745.74575739">
            <text:p>745,7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40]+10" office:value-type="float" office:value="13351">
            <text:p>13351</text:p>
          </table:table-cell>
          <table:table-cell table:formula="of:=([.Q1341]^3)*[.L$22]+([.Q1341]^2)*[.L$2]+[.Q1341]*[.ML1549]" office:value-type="float" office:value="746.86415219">
            <text:p>746,8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41]+10" office:value-type="float" office:value="13361">
            <text:p>13361</text:p>
          </table:table-cell>
          <table:table-cell table:formula="of:=([.Q1342]^3)*[.L$22]+([.Q1342]^2)*[.L$2]+[.Q1342]*[.ML1550]" office:value-type="float" office:value="747.98338499">
            <text:p>747,9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42]+10" office:value-type="float" office:value="13371">
            <text:p>13371</text:p>
          </table:table-cell>
          <table:table-cell table:formula="of:=([.Q1343]^3)*[.L$22]+([.Q1343]^2)*[.L$2]+[.Q1343]*[.ML1551]" office:value-type="float" office:value="749.10345579">
            <text:p>749,1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43]+10" office:value-type="float" office:value="13381">
            <text:p>13381</text:p>
          </table:table-cell>
          <table:table-cell table:formula="of:=([.Q1344]^3)*[.L$22]+([.Q1344]^2)*[.L$2]+[.Q1344]*[.ML1552]" office:value-type="float" office:value="750.22436459">
            <text:p>750,2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44]+10" office:value-type="float" office:value="13391">
            <text:p>13391</text:p>
          </table:table-cell>
          <table:table-cell table:formula="of:=([.Q1345]^3)*[.L$22]+([.Q1345]^2)*[.L$2]+[.Q1345]*[.ML1553]" office:value-type="float" office:value="751.34611139">
            <text:p>751,3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45]+10" office:value-type="float" office:value="13401">
            <text:p>13401</text:p>
          </table:table-cell>
          <table:table-cell table:formula="of:=([.Q1346]^3)*[.L$22]+([.Q1346]^2)*[.L$2]+[.Q1346]*[.ML1554]" office:value-type="float" office:value="752.46869619">
            <text:p>752,4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46]+10" office:value-type="float" office:value="13411">
            <text:p>13411</text:p>
          </table:table-cell>
          <table:table-cell table:formula="of:=([.Q1347]^3)*[.L$22]+([.Q1347]^2)*[.L$2]+[.Q1347]*[.ML1555]" office:value-type="float" office:value="753.59211899">
            <text:p>753,5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47]+10" office:value-type="float" office:value="13421">
            <text:p>13421</text:p>
          </table:table-cell>
          <table:table-cell table:formula="of:=([.Q1348]^3)*[.L$22]+([.Q1348]^2)*[.L$2]+[.Q1348]*[.ML1556]" office:value-type="float" office:value="754.71637979">
            <text:p>754,7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48]+10" office:value-type="float" office:value="13431">
            <text:p>13431</text:p>
          </table:table-cell>
          <table:table-cell table:formula="of:=([.Q1349]^3)*[.L$22]+([.Q1349]^2)*[.L$2]+[.Q1349]*[.ML1557]" office:value-type="float" office:value="755.84147859">
            <text:p>755,8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49]+10" office:value-type="float" office:value="13441">
            <text:p>13441</text:p>
          </table:table-cell>
          <table:table-cell table:formula="of:=([.Q1350]^3)*[.L$22]+([.Q1350]^2)*[.L$2]+[.Q1350]*[.ML1558]" office:value-type="float" office:value="756.96741539">
            <text:p>756,96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50]+10" office:value-type="float" office:value="13451">
            <text:p>13451</text:p>
          </table:table-cell>
          <table:table-cell table:formula="of:=([.Q1351]^3)*[.L$22]+([.Q1351]^2)*[.L$2]+[.Q1351]*[.ML1559]" office:value-type="float" office:value="758.09419019">
            <text:p>758,0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51]+10" office:value-type="float" office:value="13461">
            <text:p>13461</text:p>
          </table:table-cell>
          <table:table-cell table:formula="of:=([.Q1352]^3)*[.L$22]+([.Q1352]^2)*[.L$2]+[.Q1352]*[.ML1560]" office:value-type="float" office:value="759.22180299">
            <text:p>759,2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52]+10" office:value-type="float" office:value="13471">
            <text:p>13471</text:p>
          </table:table-cell>
          <table:table-cell table:formula="of:=([.Q1353]^3)*[.L$22]+([.Q1353]^2)*[.L$2]+[.Q1353]*[.ML1561]" office:value-type="float" office:value="760.35025379">
            <text:p>760,3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53]+10" office:value-type="float" office:value="13481">
            <text:p>13481</text:p>
          </table:table-cell>
          <table:table-cell table:formula="of:=([.Q1354]^3)*[.L$22]+([.Q1354]^2)*[.L$2]+[.Q1354]*[.ML1562]" office:value-type="float" office:value="761.47954259">
            <text:p>761,4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54]+10" office:value-type="float" office:value="13491">
            <text:p>13491</text:p>
          </table:table-cell>
          <table:table-cell table:formula="of:=([.Q1355]^3)*[.L$22]+([.Q1355]^2)*[.L$2]+[.Q1355]*[.ML1563]" office:value-type="float" office:value="762.60966939">
            <text:p>762,6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55]+10" office:value-type="float" office:value="13501">
            <text:p>13501</text:p>
          </table:table-cell>
          <table:table-cell table:formula="of:=([.Q1356]^3)*[.L$22]+([.Q1356]^2)*[.L$2]+[.Q1356]*[.ML1564]" office:value-type="float" office:value="763.74063419">
            <text:p>763,7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56]+10" office:value-type="float" office:value="13511">
            <text:p>13511</text:p>
          </table:table-cell>
          <table:table-cell table:formula="of:=([.Q1357]^3)*[.L$22]+([.Q1357]^2)*[.L$2]+[.Q1357]*[.ML1565]" office:value-type="float" office:value="764.87243699">
            <text:p>764,8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57]+10" office:value-type="float" office:value="13521">
            <text:p>13521</text:p>
          </table:table-cell>
          <table:table-cell table:formula="of:=([.Q1358]^3)*[.L$22]+([.Q1358]^2)*[.L$2]+[.Q1358]*[.ML1566]" office:value-type="float" office:value="766.00507779">
            <text:p>766,0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58]+10" office:value-type="float" office:value="13531">
            <text:p>13531</text:p>
          </table:table-cell>
          <table:table-cell table:formula="of:=([.Q1359]^3)*[.L$22]+([.Q1359]^2)*[.L$2]+[.Q1359]*[.ML1567]" office:value-type="float" office:value="767.13855659">
            <text:p>767,1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59]+10" office:value-type="float" office:value="13541">
            <text:p>13541</text:p>
          </table:table-cell>
          <table:table-cell table:formula="of:=([.Q1360]^3)*[.L$22]+([.Q1360]^2)*[.L$2]+[.Q1360]*[.ML1568]" office:value-type="float" office:value="768.27287339">
            <text:p>768,2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60]+10" office:value-type="float" office:value="13551">
            <text:p>13551</text:p>
          </table:table-cell>
          <table:table-cell table:formula="of:=([.Q1361]^3)*[.L$22]+([.Q1361]^2)*[.L$2]+[.Q1361]*[.ML1569]" office:value-type="float" office:value="769.40802819">
            <text:p>769,4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61]+10" office:value-type="float" office:value="13561">
            <text:p>13561</text:p>
          </table:table-cell>
          <table:table-cell table:formula="of:=([.Q1362]^3)*[.L$22]+([.Q1362]^2)*[.L$2]+[.Q1362]*[.ML1570]" office:value-type="float" office:value="770.54402099">
            <text:p>770,5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62]+10" office:value-type="float" office:value="13571">
            <text:p>13571</text:p>
          </table:table-cell>
          <table:table-cell table:formula="of:=([.Q1363]^3)*[.L$22]+([.Q1363]^2)*[.L$2]+[.Q1363]*[.ML1571]" office:value-type="float" office:value="771.68085179">
            <text:p>771,6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63]+10" office:value-type="float" office:value="13581">
            <text:p>13581</text:p>
          </table:table-cell>
          <table:table-cell table:formula="of:=([.Q1364]^3)*[.L$22]+([.Q1364]^2)*[.L$2]+[.Q1364]*[.ML1572]" office:value-type="float" office:value="772.81852059">
            <text:p>772,8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64]+10" office:value-type="float" office:value="13591">
            <text:p>13591</text:p>
          </table:table-cell>
          <table:table-cell table:formula="of:=([.Q1365]^3)*[.L$22]+([.Q1365]^2)*[.L$2]+[.Q1365]*[.ML1573]" office:value-type="float" office:value="773.95702739">
            <text:p>773,9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65]+10" office:value-type="float" office:value="13601">
            <text:p>13601</text:p>
          </table:table-cell>
          <table:table-cell table:formula="of:=([.Q1366]^3)*[.L$22]+([.Q1366]^2)*[.L$2]+[.Q1366]*[.ML1574]" office:value-type="float" office:value="775.09637219">
            <text:p>775,0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66]+10" office:value-type="float" office:value="13611">
            <text:p>13611</text:p>
          </table:table-cell>
          <table:table-cell table:formula="of:=([.Q1367]^3)*[.L$22]+([.Q1367]^2)*[.L$2]+[.Q1367]*[.ML1575]" office:value-type="float" office:value="776.23655499">
            <text:p>776,2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67]+10" office:value-type="float" office:value="13621">
            <text:p>13621</text:p>
          </table:table-cell>
          <table:table-cell table:formula="of:=([.Q1368]^3)*[.L$22]+([.Q1368]^2)*[.L$2]+[.Q1368]*[.ML1576]" office:value-type="float" office:value="777.37757579">
            <text:p>777,3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68]+10" office:value-type="float" office:value="13631">
            <text:p>13631</text:p>
          </table:table-cell>
          <table:table-cell table:formula="of:=([.Q1369]^3)*[.L$22]+([.Q1369]^2)*[.L$2]+[.Q1369]*[.ML1577]" office:value-type="float" office:value="778.51943459">
            <text:p>778,5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69]+10" office:value-type="float" office:value="13641">
            <text:p>13641</text:p>
          </table:table-cell>
          <table:table-cell table:formula="of:=([.Q1370]^3)*[.L$22]+([.Q1370]^2)*[.L$2]+[.Q1370]*[.ML1578]" office:value-type="float" office:value="779.66213139">
            <text:p>779,6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70]+10" office:value-type="float" office:value="13651">
            <text:p>13651</text:p>
          </table:table-cell>
          <table:table-cell table:formula="of:=([.Q1371]^3)*[.L$22]+([.Q1371]^2)*[.L$2]+[.Q1371]*[.ML1579]" office:value-type="float" office:value="780.80566619">
            <text:p>780,8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71]+10" office:value-type="float" office:value="13661">
            <text:p>13661</text:p>
          </table:table-cell>
          <table:table-cell table:formula="of:=([.Q1372]^3)*[.L$22]+([.Q1372]^2)*[.L$2]+[.Q1372]*[.ML1580]" office:value-type="float" office:value="781.95003899">
            <text:p>781,9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72]+10" office:value-type="float" office:value="13671">
            <text:p>13671</text:p>
          </table:table-cell>
          <table:table-cell table:formula="of:=([.Q1373]^3)*[.L$22]+([.Q1373]^2)*[.L$2]+[.Q1373]*[.ML1581]" office:value-type="float" office:value="783.09524979">
            <text:p>783,0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73]+10" office:value-type="float" office:value="13681">
            <text:p>13681</text:p>
          </table:table-cell>
          <table:table-cell table:formula="of:=([.Q1374]^3)*[.L$22]+([.Q1374]^2)*[.L$2]+[.Q1374]*[.ML1582]" office:value-type="float" office:value="784.24129859">
            <text:p>784,2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74]+10" office:value-type="float" office:value="13691">
            <text:p>13691</text:p>
          </table:table-cell>
          <table:table-cell table:formula="of:=([.Q1375]^3)*[.L$22]+([.Q1375]^2)*[.L$2]+[.Q1375]*[.ML1583]" office:value-type="float" office:value="785.38818539">
            <text:p>785,3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75]+10" office:value-type="float" office:value="13701">
            <text:p>13701</text:p>
          </table:table-cell>
          <table:table-cell table:formula="of:=([.Q1376]^3)*[.L$22]+([.Q1376]^2)*[.L$2]+[.Q1376]*[.ML1584]" office:value-type="float" office:value="786.53591019">
            <text:p>786,5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76]+10" office:value-type="float" office:value="13711">
            <text:p>13711</text:p>
          </table:table-cell>
          <table:table-cell table:formula="of:=([.Q1377]^3)*[.L$22]+([.Q1377]^2)*[.L$2]+[.Q1377]*[.ML1585]" office:value-type="float" office:value="787.68447299">
            <text:p>787,6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77]+10" office:value-type="float" office:value="13721">
            <text:p>13721</text:p>
          </table:table-cell>
          <table:table-cell table:formula="of:=([.Q1378]^3)*[.L$22]+([.Q1378]^2)*[.L$2]+[.Q1378]*[.ML1586]" office:value-type="float" office:value="788.83387379">
            <text:p>788,8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78]+10" office:value-type="float" office:value="13731">
            <text:p>13731</text:p>
          </table:table-cell>
          <table:table-cell table:formula="of:=([.Q1379]^3)*[.L$22]+([.Q1379]^2)*[.L$2]+[.Q1379]*[.ML1587]" office:value-type="float" office:value="789.98411259">
            <text:p>789,9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79]+10" office:value-type="float" office:value="13741">
            <text:p>13741</text:p>
          </table:table-cell>
          <table:table-cell table:formula="of:=([.Q1380]^3)*[.L$22]+([.Q1380]^2)*[.L$2]+[.Q1380]*[.ML1588]" office:value-type="float" office:value="791.13518939">
            <text:p>791,1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80]+10" office:value-type="float" office:value="13751">
            <text:p>13751</text:p>
          </table:table-cell>
          <table:table-cell table:formula="of:=([.Q1381]^3)*[.L$22]+([.Q1381]^2)*[.L$2]+[.Q1381]*[.ML1589]" office:value-type="float" office:value="792.28710419">
            <text:p>792,2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81]+10" office:value-type="float" office:value="13761">
            <text:p>13761</text:p>
          </table:table-cell>
          <table:table-cell table:formula="of:=([.Q1382]^3)*[.L$22]+([.Q1382]^2)*[.L$2]+[.Q1382]*[.ML1590]" office:value-type="float" office:value="793.43985699">
            <text:p>793,4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82]+10" office:value-type="float" office:value="13771">
            <text:p>13771</text:p>
          </table:table-cell>
          <table:table-cell table:formula="of:=([.Q1383]^3)*[.L$22]+([.Q1383]^2)*[.L$2]+[.Q1383]*[.ML1591]" office:value-type="float" office:value="794.59344779">
            <text:p>794,59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83]+10" office:value-type="float" office:value="13781">
            <text:p>13781</text:p>
          </table:table-cell>
          <table:table-cell table:formula="of:=([.Q1384]^3)*[.L$22]+([.Q1384]^2)*[.L$2]+[.Q1384]*[.ML1592]" office:value-type="float" office:value="795.74787659">
            <text:p>795,7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84]+10" office:value-type="float" office:value="13791">
            <text:p>13791</text:p>
          </table:table-cell>
          <table:table-cell table:formula="of:=([.Q1385]^3)*[.L$22]+([.Q1385]^2)*[.L$2]+[.Q1385]*[.ML1593]" office:value-type="float" office:value="796.90314339">
            <text:p>796,9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85]+10" office:value-type="float" office:value="13801">
            <text:p>13801</text:p>
          </table:table-cell>
          <table:table-cell table:formula="of:=([.Q1386]^3)*[.L$22]+([.Q1386]^2)*[.L$2]+[.Q1386]*[.ML1594]" office:value-type="float" office:value="798.05924819">
            <text:p>798,0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86]+10" office:value-type="float" office:value="13811">
            <text:p>13811</text:p>
          </table:table-cell>
          <table:table-cell table:formula="of:=([.Q1387]^3)*[.L$22]+([.Q1387]^2)*[.L$2]+[.Q1387]*[.ML1595]" office:value-type="float" office:value="799.21619099">
            <text:p>799,2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87]+10" office:value-type="float" office:value="13821">
            <text:p>13821</text:p>
          </table:table-cell>
          <table:table-cell table:formula="of:=([.Q1388]^3)*[.L$22]+([.Q1388]^2)*[.L$2]+[.Q1388]*[.ML1596]" office:value-type="float" office:value="800.37397179">
            <text:p>800,3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88]+10" office:value-type="float" office:value="13831">
            <text:p>13831</text:p>
          </table:table-cell>
          <table:table-cell table:formula="of:=([.Q1389]^3)*[.L$22]+([.Q1389]^2)*[.L$2]+[.Q1389]*[.ML1597]" office:value-type="float" office:value="801.53259059">
            <text:p>801,5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89]+10" office:value-type="float" office:value="13841">
            <text:p>13841</text:p>
          </table:table-cell>
          <table:table-cell table:formula="of:=([.Q1390]^3)*[.L$22]+([.Q1390]^2)*[.L$2]+[.Q1390]*[.ML1598]" office:value-type="float" office:value="802.69204739">
            <text:p>802,6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90]+10" office:value-type="float" office:value="13851">
            <text:p>13851</text:p>
          </table:table-cell>
          <table:table-cell table:formula="of:=([.Q1391]^3)*[.L$22]+([.Q1391]^2)*[.L$2]+[.Q1391]*[.ML1599]" office:value-type="float" office:value="803.85234219">
            <text:p>803,85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91]+10" office:value-type="float" office:value="13861">
            <text:p>13861</text:p>
          </table:table-cell>
          <table:table-cell table:formula="of:=([.Q1392]^3)*[.L$22]+([.Q1392]^2)*[.L$2]+[.Q1392]*[.ML1600]" office:value-type="float" office:value="805.01347499">
            <text:p>805,0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92]+10" office:value-type="float" office:value="13871">
            <text:p>13871</text:p>
          </table:table-cell>
          <table:table-cell table:formula="of:=([.Q1393]^3)*[.L$22]+([.Q1393]^2)*[.L$2]+[.Q1393]*[.ML1601]" office:value-type="float" office:value="806.17544579">
            <text:p>806,1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93]+10" office:value-type="float" office:value="13881">
            <text:p>13881</text:p>
          </table:table-cell>
          <table:table-cell table:formula="of:=([.Q1394]^3)*[.L$22]+([.Q1394]^2)*[.L$2]+[.Q1394]*[.ML1602]" office:value-type="float" office:value="807.33825459">
            <text:p>807,3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94]+10" office:value-type="float" office:value="13891">
            <text:p>13891</text:p>
          </table:table-cell>
          <table:table-cell table:formula="of:=([.Q1395]^3)*[.L$22]+([.Q1395]^2)*[.L$2]+[.Q1395]*[.ML1603]" office:value-type="float" office:value="808.50190139">
            <text:p>808,5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95]+10" office:value-type="float" office:value="13901">
            <text:p>13901</text:p>
          </table:table-cell>
          <table:table-cell table:formula="of:=([.Q1396]^3)*[.L$22]+([.Q1396]^2)*[.L$2]+[.Q1396]*[.ML1604]" office:value-type="float" office:value="809.66638619">
            <text:p>809,6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96]+10" office:value-type="float" office:value="13911">
            <text:p>13911</text:p>
          </table:table-cell>
          <table:table-cell table:formula="of:=([.Q1397]^3)*[.L$22]+([.Q1397]^2)*[.L$2]+[.Q1397]*[.ML1605]" office:value-type="float" office:value="810.83170899">
            <text:p>810,8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97]+10" office:value-type="float" office:value="13921">
            <text:p>13921</text:p>
          </table:table-cell>
          <table:table-cell table:formula="of:=([.Q1398]^3)*[.L$22]+([.Q1398]^2)*[.L$2]+[.Q1398]*[.ML1606]" office:value-type="float" office:value="811.99786979">
            <text:p>811,9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98]+10" office:value-type="float" office:value="13931">
            <text:p>13931</text:p>
          </table:table-cell>
          <table:table-cell table:formula="of:=([.Q1399]^3)*[.L$22]+([.Q1399]^2)*[.L$2]+[.Q1399]*[.ML1607]" office:value-type="float" office:value="813.16486859">
            <text:p>813,1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399]+10" office:value-type="float" office:value="13941">
            <text:p>13941</text:p>
          </table:table-cell>
          <table:table-cell table:formula="of:=([.Q1400]^3)*[.L$22]+([.Q1400]^2)*[.L$2]+[.Q1400]*[.ML1608]" office:value-type="float" office:value="814.33270539">
            <text:p>814,3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00]+10" office:value-type="float" office:value="13951">
            <text:p>13951</text:p>
          </table:table-cell>
          <table:table-cell table:formula="of:=([.Q1401]^3)*[.L$22]+([.Q1401]^2)*[.L$2]+[.Q1401]*[.ML1609]" office:value-type="float" office:value="815.50138019">
            <text:p>815,5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01]+10" office:value-type="float" office:value="13961">
            <text:p>13961</text:p>
          </table:table-cell>
          <table:table-cell table:formula="of:=([.Q1402]^3)*[.L$22]+([.Q1402]^2)*[.L$2]+[.Q1402]*[.ML1610]" office:value-type="float" office:value="816.67089299">
            <text:p>816,6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02]+10" office:value-type="float" office:value="13971">
            <text:p>13971</text:p>
          </table:table-cell>
          <table:table-cell table:formula="of:=([.Q1403]^3)*[.L$22]+([.Q1403]^2)*[.L$2]+[.Q1403]*[.ML1611]" office:value-type="float" office:value="817.84124379">
            <text:p>817,8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03]+10" office:value-type="float" office:value="13981">
            <text:p>13981</text:p>
          </table:table-cell>
          <table:table-cell table:formula="of:=([.Q1404]^3)*[.L$22]+([.Q1404]^2)*[.L$2]+[.Q1404]*[.ML1612]" office:value-type="float" office:value="819.01243259">
            <text:p>819,0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04]+10" office:value-type="float" office:value="13991">
            <text:p>13991</text:p>
          </table:table-cell>
          <table:table-cell table:formula="of:=([.Q1405]^3)*[.L$22]+([.Q1405]^2)*[.L$2]+[.Q1405]*[.ML1613]" office:value-type="float" office:value="820.18445939">
            <text:p>820,1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05]+10" office:value-type="float" office:value="14001">
            <text:p>14001</text:p>
          </table:table-cell>
          <table:table-cell table:formula="of:=([.Q1406]^3)*[.L$22]+([.Q1406]^2)*[.L$2]+[.Q1406]*[.ML1614]" office:value-type="float" office:value="821.35732419">
            <text:p>821,3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06]+10" office:value-type="float" office:value="14011">
            <text:p>14011</text:p>
          </table:table-cell>
          <table:table-cell table:formula="of:=([.Q1407]^3)*[.L$22]+([.Q1407]^2)*[.L$2]+[.Q1407]*[.ML1615]" office:value-type="float" office:value="822.53102699">
            <text:p>822,5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07]+10" office:value-type="float" office:value="14021">
            <text:p>14021</text:p>
          </table:table-cell>
          <table:table-cell table:formula="of:=([.Q1408]^3)*[.L$22]+([.Q1408]^2)*[.L$2]+[.Q1408]*[.ML1616]" office:value-type="float" office:value="823.70556779">
            <text:p>823,7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08]+10" office:value-type="float" office:value="14031">
            <text:p>14031</text:p>
          </table:table-cell>
          <table:table-cell table:formula="of:=([.Q1409]^3)*[.L$22]+([.Q1409]^2)*[.L$2]+[.Q1409]*[.ML1617]" office:value-type="float" office:value="824.88094659">
            <text:p>824,8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09]+10" office:value-type="float" office:value="14041">
            <text:p>14041</text:p>
          </table:table-cell>
          <table:table-cell table:formula="of:=([.Q1410]^3)*[.L$22]+([.Q1410]^2)*[.L$2]+[.Q1410]*[.ML1618]" office:value-type="float" office:value="826.05716339">
            <text:p>826,0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10]+10" office:value-type="float" office:value="14051">
            <text:p>14051</text:p>
          </table:table-cell>
          <table:table-cell table:formula="of:=([.Q1411]^3)*[.L$22]+([.Q1411]^2)*[.L$2]+[.Q1411]*[.ML1619]" office:value-type="float" office:value="827.23421819">
            <text:p>827,2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11]+10" office:value-type="float" office:value="14061">
            <text:p>14061</text:p>
          </table:table-cell>
          <table:table-cell table:formula="of:=([.Q1412]^3)*[.L$22]+([.Q1412]^2)*[.L$2]+[.Q1412]*[.ML1620]" office:value-type="float" office:value="828.41211099">
            <text:p>828,4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12]+10" office:value-type="float" office:value="14071">
            <text:p>14071</text:p>
          </table:table-cell>
          <table:table-cell table:formula="of:=([.Q1413]^3)*[.L$22]+([.Q1413]^2)*[.L$2]+[.Q1413]*[.ML1621]" office:value-type="float" office:value="829.59084179">
            <text:p>829,5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13]+10" office:value-type="float" office:value="14081">
            <text:p>14081</text:p>
          </table:table-cell>
          <table:table-cell table:formula="of:=([.Q1414]^3)*[.L$22]+([.Q1414]^2)*[.L$2]+[.Q1414]*[.ML1622]" office:value-type="float" office:value="830.77041059">
            <text:p>830,7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14]+10" office:value-type="float" office:value="14091">
            <text:p>14091</text:p>
          </table:table-cell>
          <table:table-cell table:formula="of:=([.Q1415]^3)*[.L$22]+([.Q1415]^2)*[.L$2]+[.Q1415]*[.ML1623]" office:value-type="float" office:value="831.95081739">
            <text:p>831,9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15]+10" office:value-type="float" office:value="14101">
            <text:p>14101</text:p>
          </table:table-cell>
          <table:table-cell table:formula="of:=([.Q1416]^3)*[.L$22]+([.Q1416]^2)*[.L$2]+[.Q1416]*[.ML1624]" office:value-type="float" office:value="833.13206219">
            <text:p>833,1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16]+10" office:value-type="float" office:value="14111">
            <text:p>14111</text:p>
          </table:table-cell>
          <table:table-cell table:formula="of:=([.Q1417]^3)*[.L$22]+([.Q1417]^2)*[.L$2]+[.Q1417]*[.ML1625]" office:value-type="float" office:value="834.31414499">
            <text:p>834,3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17]+10" office:value-type="float" office:value="14121">
            <text:p>14121</text:p>
          </table:table-cell>
          <table:table-cell table:formula="of:=([.Q1418]^3)*[.L$22]+([.Q1418]^2)*[.L$2]+[.Q1418]*[.ML1626]" office:value-type="float" office:value="835.49706579">
            <text:p>835,4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18]+10" office:value-type="float" office:value="14131">
            <text:p>14131</text:p>
          </table:table-cell>
          <table:table-cell table:formula="of:=([.Q1419]^3)*[.L$22]+([.Q1419]^2)*[.L$2]+[.Q1419]*[.ML1627]" office:value-type="float" office:value="836.68082459">
            <text:p>836,6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19]+10" office:value-type="float" office:value="14141">
            <text:p>14141</text:p>
          </table:table-cell>
          <table:table-cell table:formula="of:=([.Q1420]^3)*[.L$22]+([.Q1420]^2)*[.L$2]+[.Q1420]*[.ML1628]" office:value-type="float" office:value="837.86542139">
            <text:p>837,8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20]+10" office:value-type="float" office:value="14151">
            <text:p>14151</text:p>
          </table:table-cell>
          <table:table-cell table:formula="of:=([.Q1421]^3)*[.L$22]+([.Q1421]^2)*[.L$2]+[.Q1421]*[.ML1629]" office:value-type="float" office:value="839.05085619">
            <text:p>839,0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21]+10" office:value-type="float" office:value="14161">
            <text:p>14161</text:p>
          </table:table-cell>
          <table:table-cell table:formula="of:=([.Q1422]^3)*[.L$22]+([.Q1422]^2)*[.L$2]+[.Q1422]*[.ML1630]" office:value-type="float" office:value="840.23712899">
            <text:p>840,2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22]+10" office:value-type="float" office:value="14171">
            <text:p>14171</text:p>
          </table:table-cell>
          <table:table-cell table:formula="of:=([.Q1423]^3)*[.L$22]+([.Q1423]^2)*[.L$2]+[.Q1423]*[.ML1631]" office:value-type="float" office:value="841.42423979">
            <text:p>841,4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23]+10" office:value-type="float" office:value="14181">
            <text:p>14181</text:p>
          </table:table-cell>
          <table:table-cell table:formula="of:=([.Q1424]^3)*[.L$22]+([.Q1424]^2)*[.L$2]+[.Q1424]*[.ML1632]" office:value-type="float" office:value="842.61218859">
            <text:p>842,6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24]+10" office:value-type="float" office:value="14191">
            <text:p>14191</text:p>
          </table:table-cell>
          <table:table-cell table:formula="of:=([.Q1425]^3)*[.L$22]+([.Q1425]^2)*[.L$2]+[.Q1425]*[.ML1633]" office:value-type="float" office:value="843.80097539">
            <text:p>843,8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25]+10" office:value-type="float" office:value="14201">
            <text:p>14201</text:p>
          </table:table-cell>
          <table:table-cell table:formula="of:=([.Q1426]^3)*[.L$22]+([.Q1426]^2)*[.L$2]+[.Q1426]*[.ML1634]" office:value-type="float" office:value="844.99060019">
            <text:p>844,9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26]+10" office:value-type="float" office:value="14211">
            <text:p>14211</text:p>
          </table:table-cell>
          <table:table-cell table:formula="of:=([.Q1427]^3)*[.L$22]+([.Q1427]^2)*[.L$2]+[.Q1427]*[.ML1635]" office:value-type="float" office:value="846.18106299">
            <text:p>846,1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27]+10" office:value-type="float" office:value="14221">
            <text:p>14221</text:p>
          </table:table-cell>
          <table:table-cell table:formula="of:=([.Q1428]^3)*[.L$22]+([.Q1428]^2)*[.L$2]+[.Q1428]*[.ML1636]" office:value-type="float" office:value="847.37236379">
            <text:p>847,3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28]+10" office:value-type="float" office:value="14231">
            <text:p>14231</text:p>
          </table:table-cell>
          <table:table-cell table:formula="of:=([.Q1429]^3)*[.L$22]+([.Q1429]^2)*[.L$2]+[.Q1429]*[.ML1637]" office:value-type="float" office:value="848.56450259">
            <text:p>848,5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29]+10" office:value-type="float" office:value="14241">
            <text:p>14241</text:p>
          </table:table-cell>
          <table:table-cell table:formula="of:=([.Q1430]^3)*[.L$22]+([.Q1430]^2)*[.L$2]+[.Q1430]*[.ML1638]" office:value-type="float" office:value="849.75747939">
            <text:p>849,7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30]+10" office:value-type="float" office:value="14251">
            <text:p>14251</text:p>
          </table:table-cell>
          <table:table-cell table:formula="of:=([.Q1431]^3)*[.L$22]+([.Q1431]^2)*[.L$2]+[.Q1431]*[.ML1639]" office:value-type="float" office:value="850.95129419">
            <text:p>850,9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31]+10" office:value-type="float" office:value="14261">
            <text:p>14261</text:p>
          </table:table-cell>
          <table:table-cell table:formula="of:=([.Q1432]^3)*[.L$22]+([.Q1432]^2)*[.L$2]+[.Q1432]*[.ML1640]" office:value-type="float" office:value="852.14594699">
            <text:p>852,1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32]+10" office:value-type="float" office:value="14271">
            <text:p>14271</text:p>
          </table:table-cell>
          <table:table-cell table:formula="of:=([.Q1433]^3)*[.L$22]+([.Q1433]^2)*[.L$2]+[.Q1433]*[.ML1641]" office:value-type="float" office:value="853.34143779">
            <text:p>853,3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33]+10" office:value-type="float" office:value="14281">
            <text:p>14281</text:p>
          </table:table-cell>
          <table:table-cell table:formula="of:=([.Q1434]^3)*[.L$22]+([.Q1434]^2)*[.L$2]+[.Q1434]*[.ML1642]" office:value-type="float" office:value="854.53776659">
            <text:p>854,5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34]+10" office:value-type="float" office:value="14291">
            <text:p>14291</text:p>
          </table:table-cell>
          <table:table-cell table:formula="of:=([.Q1435]^3)*[.L$22]+([.Q1435]^2)*[.L$2]+[.Q1435]*[.ML1643]" office:value-type="float" office:value="855.73493339">
            <text:p>855,7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35]+10" office:value-type="float" office:value="14301">
            <text:p>14301</text:p>
          </table:table-cell>
          <table:table-cell table:formula="of:=([.Q1436]^3)*[.L$22]+([.Q1436]^2)*[.L$2]+[.Q1436]*[.ML1644]" office:value-type="float" office:value="856.93293819">
            <text:p>856,9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36]+10" office:value-type="float" office:value="14311">
            <text:p>14311</text:p>
          </table:table-cell>
          <table:table-cell table:formula="of:=([.Q1437]^3)*[.L$22]+([.Q1437]^2)*[.L$2]+[.Q1437]*[.ML1645]" office:value-type="float" office:value="858.13178099">
            <text:p>858,1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37]+10" office:value-type="float" office:value="14321">
            <text:p>14321</text:p>
          </table:table-cell>
          <table:table-cell table:formula="of:=([.Q1438]^3)*[.L$22]+([.Q1438]^2)*[.L$2]+[.Q1438]*[.ML1646]" office:value-type="float" office:value="859.33146179">
            <text:p>859,3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38]+10" office:value-type="float" office:value="14331">
            <text:p>14331</text:p>
          </table:table-cell>
          <table:table-cell table:formula="of:=([.Q1439]^3)*[.L$22]+([.Q1439]^2)*[.L$2]+[.Q1439]*[.ML1647]" office:value-type="float" office:value="860.53198059">
            <text:p>860,5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39]+10" office:value-type="float" office:value="14341">
            <text:p>14341</text:p>
          </table:table-cell>
          <table:table-cell table:formula="of:=([.Q1440]^3)*[.L$22]+([.Q1440]^2)*[.L$2]+[.Q1440]*[.ML1648]" office:value-type="float" office:value="861.73333739">
            <text:p>861,7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40]+10" office:value-type="float" office:value="14351">
            <text:p>14351</text:p>
          </table:table-cell>
          <table:table-cell table:formula="of:=([.Q1441]^3)*[.L$22]+([.Q1441]^2)*[.L$2]+[.Q1441]*[.ML1649]" office:value-type="float" office:value="862.93553219">
            <text:p>862,9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41]+10" office:value-type="float" office:value="14361">
            <text:p>14361</text:p>
          </table:table-cell>
          <table:table-cell table:formula="of:=([.Q1442]^3)*[.L$22]+([.Q1442]^2)*[.L$2]+[.Q1442]*[.ML1650]" office:value-type="float" office:value="864.13856499">
            <text:p>864,1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42]+10" office:value-type="float" office:value="14371">
            <text:p>14371</text:p>
          </table:table-cell>
          <table:table-cell table:formula="of:=([.Q1443]^3)*[.L$22]+([.Q1443]^2)*[.L$2]+[.Q1443]*[.ML1651]" office:value-type="float" office:value="865.34243579">
            <text:p>865,3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43]+10" office:value-type="float" office:value="14381">
            <text:p>14381</text:p>
          </table:table-cell>
          <table:table-cell table:formula="of:=([.Q1444]^3)*[.L$22]+([.Q1444]^2)*[.L$2]+[.Q1444]*[.ML1652]" office:value-type="float" office:value="866.54714459">
            <text:p>866,5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44]+10" office:value-type="float" office:value="14391">
            <text:p>14391</text:p>
          </table:table-cell>
          <table:table-cell table:formula="of:=([.Q1445]^3)*[.L$22]+([.Q1445]^2)*[.L$2]+[.Q1445]*[.ML1653]" office:value-type="float" office:value="867.75269139">
            <text:p>867,7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45]+10" office:value-type="float" office:value="14401">
            <text:p>14401</text:p>
          </table:table-cell>
          <table:table-cell table:formula="of:=([.Q1446]^3)*[.L$22]+([.Q1446]^2)*[.L$2]+[.Q1446]*[.ML1654]" office:value-type="float" office:value="868.95907619">
            <text:p>868,9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46]+10" office:value-type="float" office:value="14411">
            <text:p>14411</text:p>
          </table:table-cell>
          <table:table-cell table:formula="of:=([.Q1447]^3)*[.L$22]+([.Q1447]^2)*[.L$2]+[.Q1447]*[.ML1655]" office:value-type="float" office:value="870.16629899">
            <text:p>870,1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47]+10" office:value-type="float" office:value="14421">
            <text:p>14421</text:p>
          </table:table-cell>
          <table:table-cell table:formula="of:=([.Q1448]^3)*[.L$22]+([.Q1448]^2)*[.L$2]+[.Q1448]*[.ML1656]" office:value-type="float" office:value="871.37435979">
            <text:p>871,3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48]+10" office:value-type="float" office:value="14431">
            <text:p>14431</text:p>
          </table:table-cell>
          <table:table-cell table:formula="of:=([.Q1449]^3)*[.L$22]+([.Q1449]^2)*[.L$2]+[.Q1449]*[.ML1657]" office:value-type="float" office:value="872.58325859">
            <text:p>872,5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49]+10" office:value-type="float" office:value="14441">
            <text:p>14441</text:p>
          </table:table-cell>
          <table:table-cell table:formula="of:=([.Q1450]^3)*[.L$22]+([.Q1450]^2)*[.L$2]+[.Q1450]*[.ML1658]" office:value-type="float" office:value="873.79299539">
            <text:p>873,79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50]+10" office:value-type="float" office:value="14451">
            <text:p>14451</text:p>
          </table:table-cell>
          <table:table-cell table:formula="of:=([.Q1451]^3)*[.L$22]+([.Q1451]^2)*[.L$2]+[.Q1451]*[.ML1659]" office:value-type="float" office:value="875.00357019">
            <text:p>875,0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51]+10" office:value-type="float" office:value="14461">
            <text:p>14461</text:p>
          </table:table-cell>
          <table:table-cell table:formula="of:=([.Q1452]^3)*[.L$22]+([.Q1452]^2)*[.L$2]+[.Q1452]*[.ML1660]" office:value-type="float" office:value="876.21498299">
            <text:p>876,2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52]+10" office:value-type="float" office:value="14471">
            <text:p>14471</text:p>
          </table:table-cell>
          <table:table-cell table:formula="of:=([.Q1453]^3)*[.L$22]+([.Q1453]^2)*[.L$2]+[.Q1453]*[.ML1661]" office:value-type="float" office:value="877.42723379">
            <text:p>877,4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53]+10" office:value-type="float" office:value="14481">
            <text:p>14481</text:p>
          </table:table-cell>
          <table:table-cell table:formula="of:=([.Q1454]^3)*[.L$22]+([.Q1454]^2)*[.L$2]+[.Q1454]*[.ML1662]" office:value-type="float" office:value="878.64032259">
            <text:p>878,6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54]+10" office:value-type="float" office:value="14491">
            <text:p>14491</text:p>
          </table:table-cell>
          <table:table-cell table:formula="of:=([.Q1455]^3)*[.L$22]+([.Q1455]^2)*[.L$2]+[.Q1455]*[.ML1663]" office:value-type="float" office:value="879.85424939">
            <text:p>879,8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55]+10" office:value-type="float" office:value="14501">
            <text:p>14501</text:p>
          </table:table-cell>
          <table:table-cell table:formula="of:=([.Q1456]^3)*[.L$22]+([.Q1456]^2)*[.L$2]+[.Q1456]*[.ML1664]" office:value-type="float" office:value="881.06901419">
            <text:p>881,0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56]+10" office:value-type="float" office:value="14511">
            <text:p>14511</text:p>
          </table:table-cell>
          <table:table-cell table:formula="of:=([.Q1457]^3)*[.L$22]+([.Q1457]^2)*[.L$2]+[.Q1457]*[.ML1665]" office:value-type="float" office:value="882.28461699">
            <text:p>882,2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57]+10" office:value-type="float" office:value="14521">
            <text:p>14521</text:p>
          </table:table-cell>
          <table:table-cell table:formula="of:=([.Q1458]^3)*[.L$22]+([.Q1458]^2)*[.L$2]+[.Q1458]*[.ML1666]" office:value-type="float" office:value="883.50105779">
            <text:p>883,5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58]+10" office:value-type="float" office:value="14531">
            <text:p>14531</text:p>
          </table:table-cell>
          <table:table-cell table:formula="of:=([.Q1459]^3)*[.L$22]+([.Q1459]^2)*[.L$2]+[.Q1459]*[.ML1667]" office:value-type="float" office:value="884.71833659">
            <text:p>884,7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59]+10" office:value-type="float" office:value="14541">
            <text:p>14541</text:p>
          </table:table-cell>
          <table:table-cell table:formula="of:=([.Q1460]^3)*[.L$22]+([.Q1460]^2)*[.L$2]+[.Q1460]*[.ML1668]" office:value-type="float" office:value="885.93645339">
            <text:p>885,9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60]+10" office:value-type="float" office:value="14551">
            <text:p>14551</text:p>
          </table:table-cell>
          <table:table-cell table:formula="of:=([.Q1461]^3)*[.L$22]+([.Q1461]^2)*[.L$2]+[.Q1461]*[.ML1669]" office:value-type="float" office:value="887.15540819">
            <text:p>887,1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61]+10" office:value-type="float" office:value="14561">
            <text:p>14561</text:p>
          </table:table-cell>
          <table:table-cell table:formula="of:=([.Q1462]^3)*[.L$22]+([.Q1462]^2)*[.L$2]+[.Q1462]*[.ML1670]" office:value-type="float" office:value="888.37520099">
            <text:p>888,3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62]+10" office:value-type="float" office:value="14571">
            <text:p>14571</text:p>
          </table:table-cell>
          <table:table-cell table:formula="of:=([.Q1463]^3)*[.L$22]+([.Q1463]^2)*[.L$2]+[.Q1463]*[.ML1671]" office:value-type="float" office:value="889.59583179">
            <text:p>889,5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63]+10" office:value-type="float" office:value="14581">
            <text:p>14581</text:p>
          </table:table-cell>
          <table:table-cell table:formula="of:=([.Q1464]^3)*[.L$22]+([.Q1464]^2)*[.L$2]+[.Q1464]*[.ML1672]" office:value-type="float" office:value="890.81730059">
            <text:p>890,8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64]+10" office:value-type="float" office:value="14591">
            <text:p>14591</text:p>
          </table:table-cell>
          <table:table-cell table:formula="of:=([.Q1465]^3)*[.L$22]+([.Q1465]^2)*[.L$2]+[.Q1465]*[.ML1673]" office:value-type="float" office:value="892.03960739">
            <text:p>892,0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65]+10" office:value-type="float" office:value="14601">
            <text:p>14601</text:p>
          </table:table-cell>
          <table:table-cell table:formula="of:=([.Q1466]^3)*[.L$22]+([.Q1466]^2)*[.L$2]+[.Q1466]*[.ML1674]" office:value-type="float" office:value="893.26275219">
            <text:p>893,2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66]+10" office:value-type="float" office:value="14611">
            <text:p>14611</text:p>
          </table:table-cell>
          <table:table-cell table:formula="of:=([.Q1467]^3)*[.L$22]+([.Q1467]^2)*[.L$2]+[.Q1467]*[.ML1675]" office:value-type="float" office:value="894.48673499">
            <text:p>894,4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67]+10" office:value-type="float" office:value="14621">
            <text:p>14621</text:p>
          </table:table-cell>
          <table:table-cell table:formula="of:=([.Q1468]^3)*[.L$22]+([.Q1468]^2)*[.L$2]+[.Q1468]*[.ML1676]" office:value-type="float" office:value="895.71155579">
            <text:p>895,7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68]+10" office:value-type="float" office:value="14631">
            <text:p>14631</text:p>
          </table:table-cell>
          <table:table-cell table:formula="of:=([.Q1469]^3)*[.L$22]+([.Q1469]^2)*[.L$2]+[.Q1469]*[.ML1677]" office:value-type="float" office:value="896.93721459">
            <text:p>896,9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69]+10" office:value-type="float" office:value="14641">
            <text:p>14641</text:p>
          </table:table-cell>
          <table:table-cell table:formula="of:=([.Q1470]^3)*[.L$22]+([.Q1470]^2)*[.L$2]+[.Q1470]*[.ML1678]" office:value-type="float" office:value="898.16371139">
            <text:p>898,1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70]+10" office:value-type="float" office:value="14651">
            <text:p>14651</text:p>
          </table:table-cell>
          <table:table-cell table:formula="of:=([.Q1471]^3)*[.L$22]+([.Q1471]^2)*[.L$2]+[.Q1471]*[.ML1679]" office:value-type="float" office:value="899.39104619">
            <text:p>899,3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71]+10" office:value-type="float" office:value="14661">
            <text:p>14661</text:p>
          </table:table-cell>
          <table:table-cell table:formula="of:=([.Q1472]^3)*[.L$22]+([.Q1472]^2)*[.L$2]+[.Q1472]*[.ML1680]" office:value-type="float" office:value="900.61921899">
            <text:p>900,6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72]+10" office:value-type="float" office:value="14671">
            <text:p>14671</text:p>
          </table:table-cell>
          <table:table-cell table:formula="of:=([.Q1473]^3)*[.L$22]+([.Q1473]^2)*[.L$2]+[.Q1473]*[.ML1681]" office:value-type="float" office:value="901.84822979">
            <text:p>901,8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73]+10" office:value-type="float" office:value="14681">
            <text:p>14681</text:p>
          </table:table-cell>
          <table:table-cell table:formula="of:=([.Q1474]^3)*[.L$22]+([.Q1474]^2)*[.L$2]+[.Q1474]*[.ML1682]" office:value-type="float" office:value="903.07807859">
            <text:p>903,0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74]+10" office:value-type="float" office:value="14691">
            <text:p>14691</text:p>
          </table:table-cell>
          <table:table-cell table:formula="of:=([.Q1475]^3)*[.L$22]+([.Q1475]^2)*[.L$2]+[.Q1475]*[.ML1683]" office:value-type="float" office:value="904.30876539">
            <text:p>904,3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75]+10" office:value-type="float" office:value="14701">
            <text:p>14701</text:p>
          </table:table-cell>
          <table:table-cell table:formula="of:=([.Q1476]^3)*[.L$22]+([.Q1476]^2)*[.L$2]+[.Q1476]*[.ML1684]" office:value-type="float" office:value="905.54029019">
            <text:p>905,5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76]+10" office:value-type="float" office:value="14711">
            <text:p>14711</text:p>
          </table:table-cell>
          <table:table-cell table:formula="of:=([.Q1477]^3)*[.L$22]+([.Q1477]^2)*[.L$2]+[.Q1477]*[.ML1685]" office:value-type="float" office:value="906.77265299">
            <text:p>906,7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77]+10" office:value-type="float" office:value="14721">
            <text:p>14721</text:p>
          </table:table-cell>
          <table:table-cell table:formula="of:=([.Q1478]^3)*[.L$22]+([.Q1478]^2)*[.L$2]+[.Q1478]*[.ML1686]" office:value-type="float" office:value="908.00585379">
            <text:p>908,0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78]+10" office:value-type="float" office:value="14731">
            <text:p>14731</text:p>
          </table:table-cell>
          <table:table-cell table:formula="of:=([.Q1479]^3)*[.L$22]+([.Q1479]^2)*[.L$2]+[.Q1479]*[.ML1687]" office:value-type="float" office:value="909.23989259">
            <text:p>909,2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79]+10" office:value-type="float" office:value="14741">
            <text:p>14741</text:p>
          </table:table-cell>
          <table:table-cell table:formula="of:=([.Q1480]^3)*[.L$22]+([.Q1480]^2)*[.L$2]+[.Q1480]*[.ML1688]" office:value-type="float" office:value="910.47476939">
            <text:p>910,4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80]+10" office:value-type="float" office:value="14751">
            <text:p>14751</text:p>
          </table:table-cell>
          <table:table-cell table:formula="of:=([.Q1481]^3)*[.L$22]+([.Q1481]^2)*[.L$2]+[.Q1481]*[.ML1689]" office:value-type="float" office:value="911.71048419">
            <text:p>911,7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81]+10" office:value-type="float" office:value="14761">
            <text:p>14761</text:p>
          </table:table-cell>
          <table:table-cell table:formula="of:=([.Q1482]^3)*[.L$22]+([.Q1482]^2)*[.L$2]+[.Q1482]*[.ML1690]" office:value-type="float" office:value="912.94703699">
            <text:p>912,9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82]+10" office:value-type="float" office:value="14771">
            <text:p>14771</text:p>
          </table:table-cell>
          <table:table-cell table:formula="of:=([.Q1483]^3)*[.L$22]+([.Q1483]^2)*[.L$2]+[.Q1483]*[.ML1691]" office:value-type="float" office:value="914.18442779">
            <text:p>914,1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83]+10" office:value-type="float" office:value="14781">
            <text:p>14781</text:p>
          </table:table-cell>
          <table:table-cell table:formula="of:=([.Q1484]^3)*[.L$22]+([.Q1484]^2)*[.L$2]+[.Q1484]*[.ML1692]" office:value-type="float" office:value="915.42265659">
            <text:p>915,42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84]+10" office:value-type="float" office:value="14791">
            <text:p>14791</text:p>
          </table:table-cell>
          <table:table-cell table:formula="of:=([.Q1485]^3)*[.L$22]+([.Q1485]^2)*[.L$2]+[.Q1485]*[.ML1693]" office:value-type="float" office:value="916.66172339">
            <text:p>916,6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85]+10" office:value-type="float" office:value="14801">
            <text:p>14801</text:p>
          </table:table-cell>
          <table:table-cell table:formula="of:=([.Q1486]^3)*[.L$22]+([.Q1486]^2)*[.L$2]+[.Q1486]*[.ML1694]" office:value-type="float" office:value="917.90162819">
            <text:p>917,9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86]+10" office:value-type="float" office:value="14811">
            <text:p>14811</text:p>
          </table:table-cell>
          <table:table-cell table:formula="of:=([.Q1487]^3)*[.L$22]+([.Q1487]^2)*[.L$2]+[.Q1487]*[.ML1695]" office:value-type="float" office:value="919.14237099">
            <text:p>919,1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87]+10" office:value-type="float" office:value="14821">
            <text:p>14821</text:p>
          </table:table-cell>
          <table:table-cell table:formula="of:=([.Q1488]^3)*[.L$22]+([.Q1488]^2)*[.L$2]+[.Q1488]*[.ML1696]" office:value-type="float" office:value="920.38395179">
            <text:p>920,3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88]+10" office:value-type="float" office:value="14831">
            <text:p>14831</text:p>
          </table:table-cell>
          <table:table-cell table:formula="of:=([.Q1489]^3)*[.L$22]+([.Q1489]^2)*[.L$2]+[.Q1489]*[.ML1697]" office:value-type="float" office:value="921.62637059">
            <text:p>921,62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89]+10" office:value-type="float" office:value="14841">
            <text:p>14841</text:p>
          </table:table-cell>
          <table:table-cell table:formula="of:=([.Q1490]^3)*[.L$22]+([.Q1490]^2)*[.L$2]+[.Q1490]*[.ML1698]" office:value-type="float" office:value="922.86962739">
            <text:p>922,8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90]+10" office:value-type="float" office:value="14851">
            <text:p>14851</text:p>
          </table:table-cell>
          <table:table-cell table:formula="of:=([.Q1491]^3)*[.L$22]+([.Q1491]^2)*[.L$2]+[.Q1491]*[.ML1699]" office:value-type="float" office:value="924.11372219">
            <text:p>924,1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91]+10" office:value-type="float" office:value="14861">
            <text:p>14861</text:p>
          </table:table-cell>
          <table:table-cell table:formula="of:=([.Q1492]^3)*[.L$22]+([.Q1492]^2)*[.L$2]+[.Q1492]*[.ML1700]" office:value-type="float" office:value="925.35865499">
            <text:p>925,3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92]+10" office:value-type="float" office:value="14871">
            <text:p>14871</text:p>
          </table:table-cell>
          <table:table-cell table:formula="of:=([.Q1493]^3)*[.L$22]+([.Q1493]^2)*[.L$2]+[.Q1493]*[.ML1701]" office:value-type="float" office:value="926.60442579">
            <text:p>926,6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93]+10" office:value-type="float" office:value="14881">
            <text:p>14881</text:p>
          </table:table-cell>
          <table:table-cell table:formula="of:=([.Q1494]^3)*[.L$22]+([.Q1494]^2)*[.L$2]+[.Q1494]*[.ML1702]" office:value-type="float" office:value="927.85103459">
            <text:p>927,8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94]+10" office:value-type="float" office:value="14891">
            <text:p>14891</text:p>
          </table:table-cell>
          <table:table-cell table:formula="of:=([.Q1495]^3)*[.L$22]+([.Q1495]^2)*[.L$2]+[.Q1495]*[.ML1703]" office:value-type="float" office:value="929.09848139">
            <text:p>929,0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95]+10" office:value-type="float" office:value="14901">
            <text:p>14901</text:p>
          </table:table-cell>
          <table:table-cell table:formula="of:=([.Q1496]^3)*[.L$22]+([.Q1496]^2)*[.L$2]+[.Q1496]*[.ML1704]" office:value-type="float" office:value="930.34676619">
            <text:p>930,3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96]+10" office:value-type="float" office:value="14911">
            <text:p>14911</text:p>
          </table:table-cell>
          <table:table-cell table:formula="of:=([.Q1497]^3)*[.L$22]+([.Q1497]^2)*[.L$2]+[.Q1497]*[.ML1705]" office:value-type="float" office:value="931.59588899">
            <text:p>931,5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97]+10" office:value-type="float" office:value="14921">
            <text:p>14921</text:p>
          </table:table-cell>
          <table:table-cell table:formula="of:=([.Q1498]^3)*[.L$22]+([.Q1498]^2)*[.L$2]+[.Q1498]*[.ML1706]" office:value-type="float" office:value="932.84584979">
            <text:p>932,8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98]+10" office:value-type="float" office:value="14931">
            <text:p>14931</text:p>
          </table:table-cell>
          <table:table-cell table:formula="of:=([.Q1499]^3)*[.L$22]+([.Q1499]^2)*[.L$2]+[.Q1499]*[.ML1707]" office:value-type="float" office:value="934.09664859">
            <text:p>934,0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499]+10" office:value-type="float" office:value="14941">
            <text:p>14941</text:p>
          </table:table-cell>
          <table:table-cell table:formula="of:=([.Q1500]^3)*[.L$22]+([.Q1500]^2)*[.L$2]+[.Q1500]*[.ML1708]" office:value-type="float" office:value="935.34828539">
            <text:p>935,3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00]+10" office:value-type="float" office:value="14951">
            <text:p>14951</text:p>
          </table:table-cell>
          <table:table-cell table:formula="of:=([.Q1501]^3)*[.L$22]+([.Q1501]^2)*[.L$2]+[.Q1501]*[.ML1709]" office:value-type="float" office:value="936.60076019">
            <text:p>936,6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01]+10" office:value-type="float" office:value="14961">
            <text:p>14961</text:p>
          </table:table-cell>
          <table:table-cell table:formula="of:=([.Q1502]^3)*[.L$22]+([.Q1502]^2)*[.L$2]+[.Q1502]*[.ML1710]" office:value-type="float" office:value="937.85407299">
            <text:p>937,8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02]+10" office:value-type="float" office:value="14971">
            <text:p>14971</text:p>
          </table:table-cell>
          <table:table-cell table:formula="of:=([.Q1503]^3)*[.L$22]+([.Q1503]^2)*[.L$2]+[.Q1503]*[.ML1711]" office:value-type="float" office:value="939.10822379">
            <text:p>939,1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03]+10" office:value-type="float" office:value="14981">
            <text:p>14981</text:p>
          </table:table-cell>
          <table:table-cell table:formula="of:=([.Q1504]^3)*[.L$22]+([.Q1504]^2)*[.L$2]+[.Q1504]*[.ML1712]" office:value-type="float" office:value="940.36321259">
            <text:p>940,3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04]+10" office:value-type="float" office:value="14991">
            <text:p>14991</text:p>
          </table:table-cell>
          <table:table-cell table:formula="of:=([.Q1505]^3)*[.L$22]+([.Q1505]^2)*[.L$2]+[.Q1505]*[.ML1713]" office:value-type="float" office:value="941.61903939">
            <text:p>941,6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05]+10" office:value-type="float" office:value="15001">
            <text:p>15001</text:p>
          </table:table-cell>
          <table:table-cell table:formula="of:=([.Q1506]^3)*[.L$22]+([.Q1506]^2)*[.L$2]+[.Q1506]*[.ML1714]" office:value-type="float" office:value="942.87570419">
            <text:p>942,8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06]+10" office:value-type="float" office:value="15011">
            <text:p>15011</text:p>
          </table:table-cell>
          <table:table-cell table:formula="of:=([.Q1507]^3)*[.L$22]+([.Q1507]^2)*[.L$2]+[.Q1507]*[.ML1715]" office:value-type="float" office:value="944.13320699">
            <text:p>944,1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07]+10" office:value-type="float" office:value="15021">
            <text:p>15021</text:p>
          </table:table-cell>
          <table:table-cell table:formula="of:=([.Q1508]^3)*[.L$22]+([.Q1508]^2)*[.L$2]+[.Q1508]*[.ML1716]" office:value-type="float" office:value="945.39154779">
            <text:p>945,3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08]+10" office:value-type="float" office:value="15031">
            <text:p>15031</text:p>
          </table:table-cell>
          <table:table-cell table:formula="of:=([.Q1509]^3)*[.L$22]+([.Q1509]^2)*[.L$2]+[.Q1509]*[.ML1717]" office:value-type="float" office:value="946.65072659">
            <text:p>946,6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09]+10" office:value-type="float" office:value="15041">
            <text:p>15041</text:p>
          </table:table-cell>
          <table:table-cell table:formula="of:=([.Q1510]^3)*[.L$22]+([.Q1510]^2)*[.L$2]+[.Q1510]*[.ML1718]" office:value-type="float" office:value="947.91074339">
            <text:p>947,9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10]+10" office:value-type="float" office:value="15051">
            <text:p>15051</text:p>
          </table:table-cell>
          <table:table-cell table:formula="of:=([.Q1511]^3)*[.L$22]+([.Q1511]^2)*[.L$2]+[.Q1511]*[.ML1719]" office:value-type="float" office:value="949.17159819">
            <text:p>949,1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11]+10" office:value-type="float" office:value="15061">
            <text:p>15061</text:p>
          </table:table-cell>
          <table:table-cell table:formula="of:=([.Q1512]^3)*[.L$22]+([.Q1512]^2)*[.L$2]+[.Q1512]*[.ML1720]" office:value-type="float" office:value="950.43329099">
            <text:p>950,4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12]+10" office:value-type="float" office:value="15071">
            <text:p>15071</text:p>
          </table:table-cell>
          <table:table-cell table:formula="of:=([.Q1513]^3)*[.L$22]+([.Q1513]^2)*[.L$2]+[.Q1513]*[.ML1721]" office:value-type="float" office:value="951.69582179">
            <text:p>951,6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13]+10" office:value-type="float" office:value="15081">
            <text:p>15081</text:p>
          </table:table-cell>
          <table:table-cell table:formula="of:=([.Q1514]^3)*[.L$22]+([.Q1514]^2)*[.L$2]+[.Q1514]*[.ML1722]" office:value-type="float" office:value="952.95919059">
            <text:p>952,9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14]+10" office:value-type="float" office:value="15091">
            <text:p>15091</text:p>
          </table:table-cell>
          <table:table-cell table:formula="of:=([.Q1515]^3)*[.L$22]+([.Q1515]^2)*[.L$2]+[.Q1515]*[.ML1723]" office:value-type="float" office:value="954.22339739">
            <text:p>954,22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15]+10" office:value-type="float" office:value="15101">
            <text:p>15101</text:p>
          </table:table-cell>
          <table:table-cell table:formula="of:=([.Q1516]^3)*[.L$22]+([.Q1516]^2)*[.L$2]+[.Q1516]*[.ML1724]" office:value-type="float" office:value="955.48844219">
            <text:p>955,4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16]+10" office:value-type="float" office:value="15111">
            <text:p>15111</text:p>
          </table:table-cell>
          <table:table-cell table:formula="of:=([.Q1517]^3)*[.L$22]+([.Q1517]^2)*[.L$2]+[.Q1517]*[.ML1725]" office:value-type="float" office:value="956.75432499">
            <text:p>956,7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17]+10" office:value-type="float" office:value="15121">
            <text:p>15121</text:p>
          </table:table-cell>
          <table:table-cell table:formula="of:=([.Q1518]^3)*[.L$22]+([.Q1518]^2)*[.L$2]+[.Q1518]*[.ML1726]" office:value-type="float" office:value="958.02104579">
            <text:p>958,0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18]+10" office:value-type="float" office:value="15131">
            <text:p>15131</text:p>
          </table:table-cell>
          <table:table-cell table:formula="of:=([.Q1519]^3)*[.L$22]+([.Q1519]^2)*[.L$2]+[.Q1519]*[.ML1727]" office:value-type="float" office:value="959.28860459">
            <text:p>959,2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19]+10" office:value-type="float" office:value="15141">
            <text:p>15141</text:p>
          </table:table-cell>
          <table:table-cell table:formula="of:=([.Q1520]^3)*[.L$22]+([.Q1520]^2)*[.L$2]+[.Q1520]*[.ML1728]" office:value-type="float" office:value="960.55700139">
            <text:p>960,5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20]+10" office:value-type="float" office:value="15151">
            <text:p>15151</text:p>
          </table:table-cell>
          <table:table-cell table:formula="of:=([.Q1521]^3)*[.L$22]+([.Q1521]^2)*[.L$2]+[.Q1521]*[.ML1729]" office:value-type="float" office:value="961.82623619">
            <text:p>961,82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21]+10" office:value-type="float" office:value="15161">
            <text:p>15161</text:p>
          </table:table-cell>
          <table:table-cell table:formula="of:=([.Q1522]^3)*[.L$22]+([.Q1522]^2)*[.L$2]+[.Q1522]*[.ML1730]" office:value-type="float" office:value="963.09630899">
            <text:p>963,0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22]+10" office:value-type="float" office:value="15171">
            <text:p>15171</text:p>
          </table:table-cell>
          <table:table-cell table:formula="of:=([.Q1523]^3)*[.L$22]+([.Q1523]^2)*[.L$2]+[.Q1523]*[.ML1731]" office:value-type="float" office:value="964.36721979">
            <text:p>964,36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23]+10" office:value-type="float" office:value="15181">
            <text:p>15181</text:p>
          </table:table-cell>
          <table:table-cell table:formula="of:=([.Q1524]^3)*[.L$22]+([.Q1524]^2)*[.L$2]+[.Q1524]*[.ML1732]" office:value-type="float" office:value="965.63896859">
            <text:p>965,6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24]+10" office:value-type="float" office:value="15191">
            <text:p>15191</text:p>
          </table:table-cell>
          <table:table-cell table:formula="of:=([.Q1525]^3)*[.L$22]+([.Q1525]^2)*[.L$2]+[.Q1525]*[.ML1733]" office:value-type="float" office:value="966.91155539">
            <text:p>966,9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25]+10" office:value-type="float" office:value="15201">
            <text:p>15201</text:p>
          </table:table-cell>
          <table:table-cell table:formula="of:=([.Q1526]^3)*[.L$22]+([.Q1526]^2)*[.L$2]+[.Q1526]*[.ML1734]" office:value-type="float" office:value="968.18498019">
            <text:p>968,1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26]+10" office:value-type="float" office:value="15211">
            <text:p>15211</text:p>
          </table:table-cell>
          <table:table-cell table:formula="of:=([.Q1527]^3)*[.L$22]+([.Q1527]^2)*[.L$2]+[.Q1527]*[.ML1735]" office:value-type="float" office:value="969.45924299">
            <text:p>969,4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27]+10" office:value-type="float" office:value="15221">
            <text:p>15221</text:p>
          </table:table-cell>
          <table:table-cell table:formula="of:=([.Q1528]^3)*[.L$22]+([.Q1528]^2)*[.L$2]+[.Q1528]*[.ML1736]" office:value-type="float" office:value="970.73434379">
            <text:p>970,7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28]+10" office:value-type="float" office:value="15231">
            <text:p>15231</text:p>
          </table:table-cell>
          <table:table-cell table:formula="of:=([.Q1529]^3)*[.L$22]+([.Q1529]^2)*[.L$2]+[.Q1529]*[.ML1737]" office:value-type="float" office:value="972.01028259">
            <text:p>972,0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29]+10" office:value-type="float" office:value="15241">
            <text:p>15241</text:p>
          </table:table-cell>
          <table:table-cell table:formula="of:=([.Q1530]^3)*[.L$22]+([.Q1530]^2)*[.L$2]+[.Q1530]*[.ML1738]" office:value-type="float" office:value="973.28705939">
            <text:p>973,2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30]+10" office:value-type="float" office:value="15251">
            <text:p>15251</text:p>
          </table:table-cell>
          <table:table-cell table:formula="of:=([.Q1531]^3)*[.L$22]+([.Q1531]^2)*[.L$2]+[.Q1531]*[.ML1739]" office:value-type="float" office:value="974.56467419">
            <text:p>974,5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31]+10" office:value-type="float" office:value="15261">
            <text:p>15261</text:p>
          </table:table-cell>
          <table:table-cell table:formula="of:=([.Q1532]^3)*[.L$22]+([.Q1532]^2)*[.L$2]+[.Q1532]*[.ML1740]" office:value-type="float" office:value="975.84312699">
            <text:p>975,84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32]+10" office:value-type="float" office:value="15271">
            <text:p>15271</text:p>
          </table:table-cell>
          <table:table-cell table:formula="of:=([.Q1533]^3)*[.L$22]+([.Q1533]^2)*[.L$2]+[.Q1533]*[.ML1741]" office:value-type="float" office:value="977.12241779">
            <text:p>977,1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33]+10" office:value-type="float" office:value="15281">
            <text:p>15281</text:p>
          </table:table-cell>
          <table:table-cell table:formula="of:=([.Q1534]^3)*[.L$22]+([.Q1534]^2)*[.L$2]+[.Q1534]*[.ML1742]" office:value-type="float" office:value="978.40254659">
            <text:p>978,4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34]+10" office:value-type="float" office:value="15291">
            <text:p>15291</text:p>
          </table:table-cell>
          <table:table-cell table:formula="of:=([.Q1535]^3)*[.L$22]+([.Q1535]^2)*[.L$2]+[.Q1535]*[.ML1743]" office:value-type="float" office:value="979.68351339">
            <text:p>979,6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35]+10" office:value-type="float" office:value="15301">
            <text:p>15301</text:p>
          </table:table-cell>
          <table:table-cell table:formula="of:=([.Q1536]^3)*[.L$22]+([.Q1536]^2)*[.L$2]+[.Q1536]*[.ML1744]" office:value-type="float" office:value="980.96531819">
            <text:p>980,9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36]+10" office:value-type="float" office:value="15311">
            <text:p>15311</text:p>
          </table:table-cell>
          <table:table-cell table:formula="of:=([.Q1537]^3)*[.L$22]+([.Q1537]^2)*[.L$2]+[.Q1537]*[.ML1745]" office:value-type="float" office:value="982.24796099">
            <text:p>982,2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37]+10" office:value-type="float" office:value="15321">
            <text:p>15321</text:p>
          </table:table-cell>
          <table:table-cell table:formula="of:=([.Q1538]^3)*[.L$22]+([.Q1538]^2)*[.L$2]+[.Q1538]*[.ML1746]" office:value-type="float" office:value="983.53144179">
            <text:p>983,5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38]+10" office:value-type="float" office:value="15331">
            <text:p>15331</text:p>
          </table:table-cell>
          <table:table-cell table:formula="of:=([.Q1539]^3)*[.L$22]+([.Q1539]^2)*[.L$2]+[.Q1539]*[.ML1747]" office:value-type="float" office:value="984.81576059">
            <text:p>984,8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39]+10" office:value-type="float" office:value="15341">
            <text:p>15341</text:p>
          </table:table-cell>
          <table:table-cell table:formula="of:=([.Q1540]^3)*[.L$22]+([.Q1540]^2)*[.L$2]+[.Q1540]*[.ML1748]" office:value-type="float" office:value="986.10091739">
            <text:p>986,1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40]+10" office:value-type="float" office:value="15351">
            <text:p>15351</text:p>
          </table:table-cell>
          <table:table-cell table:formula="of:=([.Q1541]^3)*[.L$22]+([.Q1541]^2)*[.L$2]+[.Q1541]*[.ML1749]" office:value-type="float" office:value="987.38691219">
            <text:p>987,3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41]+10" office:value-type="float" office:value="15361">
            <text:p>15361</text:p>
          </table:table-cell>
          <table:table-cell table:formula="of:=([.Q1542]^3)*[.L$22]+([.Q1542]^2)*[.L$2]+[.Q1542]*[.ML1750]" office:value-type="float" office:value="988.67374499">
            <text:p>988,6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42]+10" office:value-type="float" office:value="15371">
            <text:p>15371</text:p>
          </table:table-cell>
          <table:table-cell table:formula="of:=([.Q1543]^3)*[.L$22]+([.Q1543]^2)*[.L$2]+[.Q1543]*[.ML1751]" office:value-type="float" office:value="989.96141579">
            <text:p>989,9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43]+10" office:value-type="float" office:value="15381">
            <text:p>15381</text:p>
          </table:table-cell>
          <table:table-cell table:formula="of:=([.Q1544]^3)*[.L$22]+([.Q1544]^2)*[.L$2]+[.Q1544]*[.ML1752]" office:value-type="float" office:value="991.24992459">
            <text:p>991,2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44]+10" office:value-type="float" office:value="15391">
            <text:p>15391</text:p>
          </table:table-cell>
          <table:table-cell table:formula="of:=([.Q1545]^3)*[.L$22]+([.Q1545]^2)*[.L$2]+[.Q1545]*[.ML1753]" office:value-type="float" office:value="992.53927139">
            <text:p>992,5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45]+10" office:value-type="float" office:value="15401">
            <text:p>15401</text:p>
          </table:table-cell>
          <table:table-cell table:formula="of:=([.Q1546]^3)*[.L$22]+([.Q1546]^2)*[.L$2]+[.Q1546]*[.ML1754]" office:value-type="float" office:value="993.82945619">
            <text:p>993,82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46]+10" office:value-type="float" office:value="15411">
            <text:p>15411</text:p>
          </table:table-cell>
          <table:table-cell table:formula="of:=([.Q1547]^3)*[.L$22]+([.Q1547]^2)*[.L$2]+[.Q1547]*[.ML1755]" office:value-type="float" office:value="995.12047899">
            <text:p>995,1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47]+10" office:value-type="float" office:value="15421">
            <text:p>15421</text:p>
          </table:table-cell>
          <table:table-cell table:formula="of:=([.Q1548]^3)*[.L$22]+([.Q1548]^2)*[.L$2]+[.Q1548]*[.ML1756]" office:value-type="float" office:value="996.41233979">
            <text:p>996,4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48]+10" office:value-type="float" office:value="15431">
            <text:p>15431</text:p>
          </table:table-cell>
          <table:table-cell table:formula="of:=([.Q1549]^3)*[.L$22]+([.Q1549]^2)*[.L$2]+[.Q1549]*[.ML1757]" office:value-type="float" office:value="997.70503859">
            <text:p>997,7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49]+10" office:value-type="float" office:value="15441">
            <text:p>15441</text:p>
          </table:table-cell>
          <table:table-cell table:formula="of:=([.Q1550]^3)*[.L$22]+([.Q1550]^2)*[.L$2]+[.Q1550]*[.ML1758]" office:value-type="float" office:value="998.99857539">
            <text:p>998,9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50]+10" office:value-type="float" office:value="15451">
            <text:p>15451</text:p>
          </table:table-cell>
          <table:table-cell table:formula="of:=([.Q1551]^3)*[.L$22]+([.Q1551]^2)*[.L$2]+[.Q1551]*[.ML1759]" office:value-type="float" office:value="1000.29295019">
            <text:p>1000,29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51]+10" office:value-type="float" office:value="15461">
            <text:p>15461</text:p>
          </table:table-cell>
          <table:table-cell table:formula="of:=([.Q1552]^3)*[.L$22]+([.Q1552]^2)*[.L$2]+[.Q1552]*[.ML1760]" office:value-type="float" office:value="1001.58816299">
            <text:p>1001,5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52]+10" office:value-type="float" office:value="15471">
            <text:p>15471</text:p>
          </table:table-cell>
          <table:table-cell table:formula="of:=([.Q1553]^3)*[.L$22]+([.Q1553]^2)*[.L$2]+[.Q1553]*[.ML1761]" office:value-type="float" office:value="1002.88421379">
            <text:p>1002,8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53]+10" office:value-type="float" office:value="15481">
            <text:p>15481</text:p>
          </table:table-cell>
          <table:table-cell table:formula="of:=([.Q1554]^3)*[.L$22]+([.Q1554]^2)*[.L$2]+[.Q1554]*[.ML1762]" office:value-type="float" office:value="1004.18110259">
            <text:p>1004,1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54]+10" office:value-type="float" office:value="15491">
            <text:p>15491</text:p>
          </table:table-cell>
          <table:table-cell table:formula="of:=([.Q1555]^3)*[.L$22]+([.Q1555]^2)*[.L$2]+[.Q1555]*[.ML1763]" office:value-type="float" office:value="1005.47882939">
            <text:p>1005,4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55]+10" office:value-type="float" office:value="15501">
            <text:p>15501</text:p>
          </table:table-cell>
          <table:table-cell table:formula="of:=([.Q1556]^3)*[.L$22]+([.Q1556]^2)*[.L$2]+[.Q1556]*[.ML1764]" office:value-type="float" office:value="1006.77739419">
            <text:p>1006,7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56]+10" office:value-type="float" office:value="15511">
            <text:p>15511</text:p>
          </table:table-cell>
          <table:table-cell table:formula="of:=([.Q1557]^3)*[.L$22]+([.Q1557]^2)*[.L$2]+[.Q1557]*[.ML1765]" office:value-type="float" office:value="1008.07679699">
            <text:p>1008,0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57]+10" office:value-type="float" office:value="15521">
            <text:p>15521</text:p>
          </table:table-cell>
          <table:table-cell table:formula="of:=([.Q1558]^3)*[.L$22]+([.Q1558]^2)*[.L$2]+[.Q1558]*[.ML1766]" office:value-type="float" office:value="1009.37703779">
            <text:p>1009,3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58]+10" office:value-type="float" office:value="15531">
            <text:p>15531</text:p>
          </table:table-cell>
          <table:table-cell table:formula="of:=([.Q1559]^3)*[.L$22]+([.Q1559]^2)*[.L$2]+[.Q1559]*[.ML1767]" office:value-type="float" office:value="1010.67811659">
            <text:p>1010,6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59]+10" office:value-type="float" office:value="15541">
            <text:p>15541</text:p>
          </table:table-cell>
          <table:table-cell table:formula="of:=([.Q1560]^3)*[.L$22]+([.Q1560]^2)*[.L$2]+[.Q1560]*[.ML1768]" office:value-type="float" office:value="1011.98003339">
            <text:p>1011,9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60]+10" office:value-type="float" office:value="15551">
            <text:p>15551</text:p>
          </table:table-cell>
          <table:table-cell table:formula="of:=([.Q1561]^3)*[.L$22]+([.Q1561]^2)*[.L$2]+[.Q1561]*[.ML1769]" office:value-type="float" office:value="1013.28278819">
            <text:p>1013,2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61]+10" office:value-type="float" office:value="15561">
            <text:p>15561</text:p>
          </table:table-cell>
          <table:table-cell table:formula="of:=([.Q1562]^3)*[.L$22]+([.Q1562]^2)*[.L$2]+[.Q1562]*[.ML1770]" office:value-type="float" office:value="1014.58638099">
            <text:p>1014,5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62]+10" office:value-type="float" office:value="15571">
            <text:p>15571</text:p>
          </table:table-cell>
          <table:table-cell table:formula="of:=([.Q1563]^3)*[.L$22]+([.Q1563]^2)*[.L$2]+[.Q1563]*[.ML1771]" office:value-type="float" office:value="1015.89081179">
            <text:p>1015,8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63]+10" office:value-type="float" office:value="15581">
            <text:p>15581</text:p>
          </table:table-cell>
          <table:table-cell table:formula="of:=([.Q1564]^3)*[.L$22]+([.Q1564]^2)*[.L$2]+[.Q1564]*[.ML1772]" office:value-type="float" office:value="1017.19608059">
            <text:p>1017,1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64]+10" office:value-type="float" office:value="15591">
            <text:p>15591</text:p>
          </table:table-cell>
          <table:table-cell table:formula="of:=([.Q1565]^3)*[.L$22]+([.Q1565]^2)*[.L$2]+[.Q1565]*[.ML1773]" office:value-type="float" office:value="1018.50218739">
            <text:p>1018,5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65]+10" office:value-type="float" office:value="15601">
            <text:p>15601</text:p>
          </table:table-cell>
          <table:table-cell table:formula="of:=([.Q1566]^3)*[.L$22]+([.Q1566]^2)*[.L$2]+[.Q1566]*[.ML1774]" office:value-type="float" office:value="1019.80913219">
            <text:p>1019,8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66]+10" office:value-type="float" office:value="15611">
            <text:p>15611</text:p>
          </table:table-cell>
          <table:table-cell table:formula="of:=([.Q1567]^3)*[.L$22]+([.Q1567]^2)*[.L$2]+[.Q1567]*[.ML1775]" office:value-type="float" office:value="1021.11691499">
            <text:p>1021,1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67]+10" office:value-type="float" office:value="15621">
            <text:p>15621</text:p>
          </table:table-cell>
          <table:table-cell table:formula="of:=([.Q1568]^3)*[.L$22]+([.Q1568]^2)*[.L$2]+[.Q1568]*[.ML1776]" office:value-type="float" office:value="1022.42553579">
            <text:p>1022,42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68]+10" office:value-type="float" office:value="15631">
            <text:p>15631</text:p>
          </table:table-cell>
          <table:table-cell table:formula="of:=([.Q1569]^3)*[.L$22]+([.Q1569]^2)*[.L$2]+[.Q1569]*[.ML1777]" office:value-type="float" office:value="1023.73499459">
            <text:p>1023,7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69]+10" office:value-type="float" office:value="15641">
            <text:p>15641</text:p>
          </table:table-cell>
          <table:table-cell table:formula="of:=([.Q1570]^3)*[.L$22]+([.Q1570]^2)*[.L$2]+[.Q1570]*[.ML1778]" office:value-type="float" office:value="1025.04529139">
            <text:p>1025,0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70]+10" office:value-type="float" office:value="15651">
            <text:p>15651</text:p>
          </table:table-cell>
          <table:table-cell table:formula="of:=([.Q1571]^3)*[.L$22]+([.Q1571]^2)*[.L$2]+[.Q1571]*[.ML1779]" office:value-type="float" office:value="1026.35642619">
            <text:p>1026,3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71]+10" office:value-type="float" office:value="15661">
            <text:p>15661</text:p>
          </table:table-cell>
          <table:table-cell table:formula="of:=([.Q1572]^3)*[.L$22]+([.Q1572]^2)*[.L$2]+[.Q1572]*[.ML1780]" office:value-type="float" office:value="1027.66839899">
            <text:p>1027,6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72]+10" office:value-type="float" office:value="15671">
            <text:p>15671</text:p>
          </table:table-cell>
          <table:table-cell table:formula="of:=([.Q1573]^3)*[.L$22]+([.Q1573]^2)*[.L$2]+[.Q1573]*[.ML1781]" office:value-type="float" office:value="1028.98120979">
            <text:p>1028,9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73]+10" office:value-type="float" office:value="15681">
            <text:p>15681</text:p>
          </table:table-cell>
          <table:table-cell table:formula="of:=([.Q1574]^3)*[.L$22]+([.Q1574]^2)*[.L$2]+[.Q1574]*[.ML1782]" office:value-type="float" office:value="1030.29485859">
            <text:p>1030,2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74]+10" office:value-type="float" office:value="15691">
            <text:p>15691</text:p>
          </table:table-cell>
          <table:table-cell table:formula="of:=([.Q1575]^3)*[.L$22]+([.Q1575]^2)*[.L$2]+[.Q1575]*[.ML1783]" office:value-type="float" office:value="1031.60934539">
            <text:p>1031,6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75]+10" office:value-type="float" office:value="15701">
            <text:p>15701</text:p>
          </table:table-cell>
          <table:table-cell table:formula="of:=([.Q1576]^3)*[.L$22]+([.Q1576]^2)*[.L$2]+[.Q1576]*[.ML1784]" office:value-type="float" office:value="1032.92467019">
            <text:p>1032,9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76]+10" office:value-type="float" office:value="15711">
            <text:p>15711</text:p>
          </table:table-cell>
          <table:table-cell table:formula="of:=([.Q1577]^3)*[.L$22]+([.Q1577]^2)*[.L$2]+[.Q1577]*[.ML1785]" office:value-type="float" office:value="1034.24083299">
            <text:p>1034,2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77]+10" office:value-type="float" office:value="15721">
            <text:p>15721</text:p>
          </table:table-cell>
          <table:table-cell table:formula="of:=([.Q1578]^3)*[.L$22]+([.Q1578]^2)*[.L$2]+[.Q1578]*[.ML1786]" office:value-type="float" office:value="1035.55783379">
            <text:p>1035,5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78]+10" office:value-type="float" office:value="15731">
            <text:p>15731</text:p>
          </table:table-cell>
          <table:table-cell table:formula="of:=([.Q1579]^3)*[.L$22]+([.Q1579]^2)*[.L$2]+[.Q1579]*[.ML1787]" office:value-type="float" office:value="1036.87567259">
            <text:p>1036,8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79]+10" office:value-type="float" office:value="15741">
            <text:p>15741</text:p>
          </table:table-cell>
          <table:table-cell table:formula="of:=([.Q1580]^3)*[.L$22]+([.Q1580]^2)*[.L$2]+[.Q1580]*[.ML1788]" office:value-type="float" office:value="1038.19434939">
            <text:p>1038,1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80]+10" office:value-type="float" office:value="15751">
            <text:p>15751</text:p>
          </table:table-cell>
          <table:table-cell table:formula="of:=([.Q1581]^3)*[.L$22]+([.Q1581]^2)*[.L$2]+[.Q1581]*[.ML1789]" office:value-type="float" office:value="1039.51386419">
            <text:p>1039,5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81]+10" office:value-type="float" office:value="15761">
            <text:p>15761</text:p>
          </table:table-cell>
          <table:table-cell table:formula="of:=([.Q1582]^3)*[.L$22]+([.Q1582]^2)*[.L$2]+[.Q1582]*[.ML1790]" office:value-type="float" office:value="1040.83421699">
            <text:p>1040,8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82]+10" office:value-type="float" office:value="15771">
            <text:p>15771</text:p>
          </table:table-cell>
          <table:table-cell table:formula="of:=([.Q1583]^3)*[.L$22]+([.Q1583]^2)*[.L$2]+[.Q1583]*[.ML1791]" office:value-type="float" office:value="1042.15540779">
            <text:p>1042,1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83]+10" office:value-type="float" office:value="15781">
            <text:p>15781</text:p>
          </table:table-cell>
          <table:table-cell table:formula="of:=([.Q1584]^3)*[.L$22]+([.Q1584]^2)*[.L$2]+[.Q1584]*[.ML1792]" office:value-type="float" office:value="1043.47743659">
            <text:p>1043,4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84]+10" office:value-type="float" office:value="15791">
            <text:p>15791</text:p>
          </table:table-cell>
          <table:table-cell table:formula="of:=([.Q1585]^3)*[.L$22]+([.Q1585]^2)*[.L$2]+[.Q1585]*[.ML1793]" office:value-type="float" office:value="1044.80030339">
            <text:p>1044,8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85]+10" office:value-type="float" office:value="15801">
            <text:p>15801</text:p>
          </table:table-cell>
          <table:table-cell table:formula="of:=([.Q1586]^3)*[.L$22]+([.Q1586]^2)*[.L$2]+[.Q1586]*[.ML1794]" office:value-type="float" office:value="1046.12400819">
            <text:p>1046,1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86]+10" office:value-type="float" office:value="15811">
            <text:p>15811</text:p>
          </table:table-cell>
          <table:table-cell table:formula="of:=([.Q1587]^3)*[.L$22]+([.Q1587]^2)*[.L$2]+[.Q1587]*[.ML1795]" office:value-type="float" office:value="1047.44855099">
            <text:p>1047,4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87]+10" office:value-type="float" office:value="15821">
            <text:p>15821</text:p>
          </table:table-cell>
          <table:table-cell table:formula="of:=([.Q1588]^3)*[.L$22]+([.Q1588]^2)*[.L$2]+[.Q1588]*[.ML1796]" office:value-type="float" office:value="1048.77393179">
            <text:p>1048,7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88]+10" office:value-type="float" office:value="15831">
            <text:p>15831</text:p>
          </table:table-cell>
          <table:table-cell table:formula="of:=([.Q1589]^3)*[.L$22]+([.Q1589]^2)*[.L$2]+[.Q1589]*[.ML1797]" office:value-type="float" office:value="1050.10015059">
            <text:p>1050,1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89]+10" office:value-type="float" office:value="15841">
            <text:p>15841</text:p>
          </table:table-cell>
          <table:table-cell table:formula="of:=([.Q1590]^3)*[.L$22]+([.Q1590]^2)*[.L$2]+[.Q1590]*[.ML1798]" office:value-type="float" office:value="1051.42720739">
            <text:p>1051,4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90]+10" office:value-type="float" office:value="15851">
            <text:p>15851</text:p>
          </table:table-cell>
          <table:table-cell table:formula="of:=([.Q1591]^3)*[.L$22]+([.Q1591]^2)*[.L$2]+[.Q1591]*[.ML1799]" office:value-type="float" office:value="1052.75510219">
            <text:p>1052,7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91]+10" office:value-type="float" office:value="15861">
            <text:p>15861</text:p>
          </table:table-cell>
          <table:table-cell table:formula="of:=([.Q1592]^3)*[.L$22]+([.Q1592]^2)*[.L$2]+[.Q1592]*[.ML1800]" office:value-type="float" office:value="1054.08383499">
            <text:p>1054,0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92]+10" office:value-type="float" office:value="15871">
            <text:p>15871</text:p>
          </table:table-cell>
          <table:table-cell table:formula="of:=([.Q1593]^3)*[.L$22]+([.Q1593]^2)*[.L$2]+[.Q1593]*[.ML1801]" office:value-type="float" office:value="1055.41340579">
            <text:p>1055,4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93]+10" office:value-type="float" office:value="15881">
            <text:p>15881</text:p>
          </table:table-cell>
          <table:table-cell table:formula="of:=([.Q1594]^3)*[.L$22]+([.Q1594]^2)*[.L$2]+[.Q1594]*[.ML1802]" office:value-type="float" office:value="1056.74381459">
            <text:p>1056,7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94]+10" office:value-type="float" office:value="15891">
            <text:p>15891</text:p>
          </table:table-cell>
          <table:table-cell table:formula="of:=([.Q1595]^3)*[.L$22]+([.Q1595]^2)*[.L$2]+[.Q1595]*[.ML1803]" office:value-type="float" office:value="1058.07506139">
            <text:p>1058,0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95]+10" office:value-type="float" office:value="15901">
            <text:p>15901</text:p>
          </table:table-cell>
          <table:table-cell table:formula="of:=([.Q1596]^3)*[.L$22]+([.Q1596]^2)*[.L$2]+[.Q1596]*[.ML1804]" office:value-type="float" office:value="1059.40714619">
            <text:p>1059,4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96]+10" office:value-type="float" office:value="15911">
            <text:p>15911</text:p>
          </table:table-cell>
          <table:table-cell table:formula="of:=([.Q1597]^3)*[.L$22]+([.Q1597]^2)*[.L$2]+[.Q1597]*[.ML1805]" office:value-type="float" office:value="1060.74006899">
            <text:p>1060,7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97]+10" office:value-type="float" office:value="15921">
            <text:p>15921</text:p>
          </table:table-cell>
          <table:table-cell table:formula="of:=([.Q1598]^3)*[.L$22]+([.Q1598]^2)*[.L$2]+[.Q1598]*[.ML1806]" office:value-type="float" office:value="1062.07382979">
            <text:p>1062,0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98]+10" office:value-type="float" office:value="15931">
            <text:p>15931</text:p>
          </table:table-cell>
          <table:table-cell table:formula="of:=([.Q1599]^3)*[.L$22]+([.Q1599]^2)*[.L$2]+[.Q1599]*[.ML1807]" office:value-type="float" office:value="1063.40842859">
            <text:p>1063,4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599]+10" office:value-type="float" office:value="15941">
            <text:p>15941</text:p>
          </table:table-cell>
          <table:table-cell table:formula="of:=([.Q1600]^3)*[.L$22]+([.Q1600]^2)*[.L$2]+[.Q1600]*[.ML1808]" office:value-type="float" office:value="1064.74386539">
            <text:p>1064,7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00]+10" office:value-type="float" office:value="15951">
            <text:p>15951</text:p>
          </table:table-cell>
          <table:table-cell table:formula="of:=([.Q1601]^3)*[.L$22]+([.Q1601]^2)*[.L$2]+[.Q1601]*[.ML1809]" office:value-type="float" office:value="1066.08014019">
            <text:p>1066,0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01]+10" office:value-type="float" office:value="15961">
            <text:p>15961</text:p>
          </table:table-cell>
          <table:table-cell table:formula="of:=([.Q1602]^3)*[.L$22]+([.Q1602]^2)*[.L$2]+[.Q1602]*[.ML1810]" office:value-type="float" office:value="1067.41725299">
            <text:p>1067,4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02]+10" office:value-type="float" office:value="15971">
            <text:p>15971</text:p>
          </table:table-cell>
          <table:table-cell table:formula="of:=([.Q1603]^3)*[.L$22]+([.Q1603]^2)*[.L$2]+[.Q1603]*[.ML1811]" office:value-type="float" office:value="1068.75520379">
            <text:p>1068,7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03]+10" office:value-type="float" office:value="15981">
            <text:p>15981</text:p>
          </table:table-cell>
          <table:table-cell table:formula="of:=([.Q1604]^3)*[.L$22]+([.Q1604]^2)*[.L$2]+[.Q1604]*[.ML1812]" office:value-type="float" office:value="1070.09399259">
            <text:p>1070,0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04]+10" office:value-type="float" office:value="15991">
            <text:p>15991</text:p>
          </table:table-cell>
          <table:table-cell table:formula="of:=([.Q1605]^3)*[.L$22]+([.Q1605]^2)*[.L$2]+[.Q1605]*[.ML1813]" office:value-type="float" office:value="1071.43361939">
            <text:p>1071,4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05]+10" office:value-type="float" office:value="16001">
            <text:p>16001</text:p>
          </table:table-cell>
          <table:table-cell table:formula="of:=([.Q1606]^3)*[.L$22]+([.Q1606]^2)*[.L$2]+[.Q1606]*[.ML1814]" office:value-type="float" office:value="1072.77408419">
            <text:p>1072,7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06]+10" office:value-type="float" office:value="16011">
            <text:p>16011</text:p>
          </table:table-cell>
          <table:table-cell table:formula="of:=([.Q1607]^3)*[.L$22]+([.Q1607]^2)*[.L$2]+[.Q1607]*[.ML1815]" office:value-type="float" office:value="1074.11538699">
            <text:p>1074,1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07]+10" office:value-type="float" office:value="16021">
            <text:p>16021</text:p>
          </table:table-cell>
          <table:table-cell table:formula="of:=([.Q1608]^3)*[.L$22]+([.Q1608]^2)*[.L$2]+[.Q1608]*[.ML1816]" office:value-type="float" office:value="1075.45752779">
            <text:p>1075,4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08]+10" office:value-type="float" office:value="16031">
            <text:p>16031</text:p>
          </table:table-cell>
          <table:table-cell table:formula="of:=([.Q1609]^3)*[.L$22]+([.Q1609]^2)*[.L$2]+[.Q1609]*[.ML1817]" office:value-type="float" office:value="1076.80050659">
            <text:p>1076,8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09]+10" office:value-type="float" office:value="16041">
            <text:p>16041</text:p>
          </table:table-cell>
          <table:table-cell table:formula="of:=([.Q1610]^3)*[.L$22]+([.Q1610]^2)*[.L$2]+[.Q1610]*[.ML1818]" office:value-type="float" office:value="1078.14432339">
            <text:p>1078,1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10]+10" office:value-type="float" office:value="16051">
            <text:p>16051</text:p>
          </table:table-cell>
          <table:table-cell table:formula="of:=([.Q1611]^3)*[.L$22]+([.Q1611]^2)*[.L$2]+[.Q1611]*[.ML1819]" office:value-type="float" office:value="1079.48897819">
            <text:p>1079,4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11]+10" office:value-type="float" office:value="16061">
            <text:p>16061</text:p>
          </table:table-cell>
          <table:table-cell table:formula="of:=([.Q1612]^3)*[.L$22]+([.Q1612]^2)*[.L$2]+[.Q1612]*[.ML1820]" office:value-type="float" office:value="1080.83447099">
            <text:p>1080,8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12]+10" office:value-type="float" office:value="16071">
            <text:p>16071</text:p>
          </table:table-cell>
          <table:table-cell table:formula="of:=([.Q1613]^3)*[.L$22]+([.Q1613]^2)*[.L$2]+[.Q1613]*[.ML1821]" office:value-type="float" office:value="1082.18080179">
            <text:p>1082,1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13]+10" office:value-type="float" office:value="16081">
            <text:p>16081</text:p>
          </table:table-cell>
          <table:table-cell table:formula="of:=([.Q1614]^3)*[.L$22]+([.Q1614]^2)*[.L$2]+[.Q1614]*[.ML1822]" office:value-type="float" office:value="1083.52797059">
            <text:p>1083,52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14]+10" office:value-type="float" office:value="16091">
            <text:p>16091</text:p>
          </table:table-cell>
          <table:table-cell table:formula="of:=([.Q1615]^3)*[.L$22]+([.Q1615]^2)*[.L$2]+[.Q1615]*[.ML1823]" office:value-type="float" office:value="1084.87597739">
            <text:p>1084,8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15]+10" office:value-type="float" office:value="16101">
            <text:p>16101</text:p>
          </table:table-cell>
          <table:table-cell table:formula="of:=([.Q1616]^3)*[.L$22]+([.Q1616]^2)*[.L$2]+[.Q1616]*[.ML1824]" office:value-type="float" office:value="1086.22482219">
            <text:p>1086,2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16]+10" office:value-type="float" office:value="16111">
            <text:p>16111</text:p>
          </table:table-cell>
          <table:table-cell table:formula="of:=([.Q1617]^3)*[.L$22]+([.Q1617]^2)*[.L$2]+[.Q1617]*[.ML1825]" office:value-type="float" office:value="1087.57450499">
            <text:p>1087,5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17]+10" office:value-type="float" office:value="16121">
            <text:p>16121</text:p>
          </table:table-cell>
          <table:table-cell table:formula="of:=([.Q1618]^3)*[.L$22]+([.Q1618]^2)*[.L$2]+[.Q1618]*[.ML1826]" office:value-type="float" office:value="1088.92502579">
            <text:p>1088,9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18]+10" office:value-type="float" office:value="16131">
            <text:p>16131</text:p>
          </table:table-cell>
          <table:table-cell table:formula="of:=([.Q1619]^3)*[.L$22]+([.Q1619]^2)*[.L$2]+[.Q1619]*[.ML1827]" office:value-type="float" office:value="1090.27638459">
            <text:p>1090,2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19]+10" office:value-type="float" office:value="16141">
            <text:p>16141</text:p>
          </table:table-cell>
          <table:table-cell table:formula="of:=([.Q1620]^3)*[.L$22]+([.Q1620]^2)*[.L$2]+[.Q1620]*[.ML1828]" office:value-type="float" office:value="1091.62858139">
            <text:p>1091,62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20]+10" office:value-type="float" office:value="16151">
            <text:p>16151</text:p>
          </table:table-cell>
          <table:table-cell table:formula="of:=([.Q1621]^3)*[.L$22]+([.Q1621]^2)*[.L$2]+[.Q1621]*[.ML1829]" office:value-type="float" office:value="1092.98161619">
            <text:p>1092,9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21]+10" office:value-type="float" office:value="16161">
            <text:p>16161</text:p>
          </table:table-cell>
          <table:table-cell table:formula="of:=([.Q1622]^3)*[.L$22]+([.Q1622]^2)*[.L$2]+[.Q1622]*[.ML1830]" office:value-type="float" office:value="1094.33548899">
            <text:p>1094,3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22]+10" office:value-type="float" office:value="16171">
            <text:p>16171</text:p>
          </table:table-cell>
          <table:table-cell table:formula="of:=([.Q1623]^3)*[.L$22]+([.Q1623]^2)*[.L$2]+[.Q1623]*[.ML1831]" office:value-type="float" office:value="1095.69019979">
            <text:p>1095,6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23]+10" office:value-type="float" office:value="16181">
            <text:p>16181</text:p>
          </table:table-cell>
          <table:table-cell table:formula="of:=([.Q1624]^3)*[.L$22]+([.Q1624]^2)*[.L$2]+[.Q1624]*[.ML1832]" office:value-type="float" office:value="1097.04574859">
            <text:p>1097,0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24]+10" office:value-type="float" office:value="16191">
            <text:p>16191</text:p>
          </table:table-cell>
          <table:table-cell table:formula="of:=([.Q1625]^3)*[.L$22]+([.Q1625]^2)*[.L$2]+[.Q1625]*[.ML1833]" office:value-type="float" office:value="1098.40213539">
            <text:p>1098,4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25]+10" office:value-type="float" office:value="16201">
            <text:p>16201</text:p>
          </table:table-cell>
          <table:table-cell table:formula="of:=([.Q1626]^3)*[.L$22]+([.Q1626]^2)*[.L$2]+[.Q1626]*[.ML1834]" office:value-type="float" office:value="1099.75936019">
            <text:p>1099,7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26]+10" office:value-type="float" office:value="16211">
            <text:p>16211</text:p>
          </table:table-cell>
          <table:table-cell table:formula="of:=([.Q1627]^3)*[.L$22]+([.Q1627]^2)*[.L$2]+[.Q1627]*[.ML1835]" office:value-type="float" office:value="1101.11742299">
            <text:p>1101,1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27]+10" office:value-type="float" office:value="16221">
            <text:p>16221</text:p>
          </table:table-cell>
          <table:table-cell table:formula="of:=([.Q1628]^3)*[.L$22]+([.Q1628]^2)*[.L$2]+[.Q1628]*[.ML1836]" office:value-type="float" office:value="1102.47632379">
            <text:p>1102,4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28]+10" office:value-type="float" office:value="16231">
            <text:p>16231</text:p>
          </table:table-cell>
          <table:table-cell table:formula="of:=([.Q1629]^3)*[.L$22]+([.Q1629]^2)*[.L$2]+[.Q1629]*[.ML1837]" office:value-type="float" office:value="1103.83606259">
            <text:p>1103,8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29]+10" office:value-type="float" office:value="16241">
            <text:p>16241</text:p>
          </table:table-cell>
          <table:table-cell table:formula="of:=([.Q1630]^3)*[.L$22]+([.Q1630]^2)*[.L$2]+[.Q1630]*[.ML1838]" office:value-type="float" office:value="1105.19663939">
            <text:p>1105,1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30]+10" office:value-type="float" office:value="16251">
            <text:p>16251</text:p>
          </table:table-cell>
          <table:table-cell table:formula="of:=([.Q1631]^3)*[.L$22]+([.Q1631]^2)*[.L$2]+[.Q1631]*[.ML1839]" office:value-type="float" office:value="1106.55805419">
            <text:p>1106,5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31]+10" office:value-type="float" office:value="16261">
            <text:p>16261</text:p>
          </table:table-cell>
          <table:table-cell table:formula="of:=([.Q1632]^3)*[.L$22]+([.Q1632]^2)*[.L$2]+[.Q1632]*[.ML1840]" office:value-type="float" office:value="1107.92030699">
            <text:p>1107,9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32]+10" office:value-type="float" office:value="16271">
            <text:p>16271</text:p>
          </table:table-cell>
          <table:table-cell table:formula="of:=([.Q1633]^3)*[.L$22]+([.Q1633]^2)*[.L$2]+[.Q1633]*[.ML1841]" office:value-type="float" office:value="1109.28339779">
            <text:p>1109,2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33]+10" office:value-type="float" office:value="16281">
            <text:p>16281</text:p>
          </table:table-cell>
          <table:table-cell table:formula="of:=([.Q1634]^3)*[.L$22]+([.Q1634]^2)*[.L$2]+[.Q1634]*[.ML1842]" office:value-type="float" office:value="1110.64732659">
            <text:p>1110,6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34]+10" office:value-type="float" office:value="16291">
            <text:p>16291</text:p>
          </table:table-cell>
          <table:table-cell table:formula="of:=([.Q1635]^3)*[.L$22]+([.Q1635]^2)*[.L$2]+[.Q1635]*[.ML1843]" office:value-type="float" office:value="1112.01209339">
            <text:p>1112,0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35]+10" office:value-type="float" office:value="16301">
            <text:p>16301</text:p>
          </table:table-cell>
          <table:table-cell table:formula="of:=([.Q1636]^3)*[.L$22]+([.Q1636]^2)*[.L$2]+[.Q1636]*[.ML1844]" office:value-type="float" office:value="1113.37769819">
            <text:p>1113,3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36]+10" office:value-type="float" office:value="16311">
            <text:p>16311</text:p>
          </table:table-cell>
          <table:table-cell table:formula="of:=([.Q1637]^3)*[.L$22]+([.Q1637]^2)*[.L$2]+[.Q1637]*[.ML1845]" office:value-type="float" office:value="1114.74414099">
            <text:p>1114,7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37]+10" office:value-type="float" office:value="16321">
            <text:p>16321</text:p>
          </table:table-cell>
          <table:table-cell table:formula="of:=([.Q1638]^3)*[.L$22]+([.Q1638]^2)*[.L$2]+[.Q1638]*[.ML1846]" office:value-type="float" office:value="1116.11142179">
            <text:p>1116,1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38]+10" office:value-type="float" office:value="16331">
            <text:p>16331</text:p>
          </table:table-cell>
          <table:table-cell table:formula="of:=([.Q1639]^3)*[.L$22]+([.Q1639]^2)*[.L$2]+[.Q1639]*[.ML1847]" office:value-type="float" office:value="1117.47954059">
            <text:p>1117,4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39]+10" office:value-type="float" office:value="16341">
            <text:p>16341</text:p>
          </table:table-cell>
          <table:table-cell table:formula="of:=([.Q1640]^3)*[.L$22]+([.Q1640]^2)*[.L$2]+[.Q1640]*[.ML1848]" office:value-type="float" office:value="1118.84849739">
            <text:p>1118,8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40]+10" office:value-type="float" office:value="16351">
            <text:p>16351</text:p>
          </table:table-cell>
          <table:table-cell table:formula="of:=([.Q1641]^3)*[.L$22]+([.Q1641]^2)*[.L$2]+[.Q1641]*[.ML1849]" office:value-type="float" office:value="1120.21829219">
            <text:p>1120,2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41]+10" office:value-type="float" office:value="16361">
            <text:p>16361</text:p>
          </table:table-cell>
          <table:table-cell table:formula="of:=([.Q1642]^3)*[.L$22]+([.Q1642]^2)*[.L$2]+[.Q1642]*[.ML1850]" office:value-type="float" office:value="1121.58892499">
            <text:p>1121,5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42]+10" office:value-type="float" office:value="16371">
            <text:p>16371</text:p>
          </table:table-cell>
          <table:table-cell table:formula="of:=([.Q1643]^3)*[.L$22]+([.Q1643]^2)*[.L$2]+[.Q1643]*[.ML1851]" office:value-type="float" office:value="1122.96039579">
            <text:p>1122,96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43]+10" office:value-type="float" office:value="16381">
            <text:p>16381</text:p>
          </table:table-cell>
          <table:table-cell table:formula="of:=([.Q1644]^3)*[.L$22]+([.Q1644]^2)*[.L$2]+[.Q1644]*[.ML1852]" office:value-type="float" office:value="1124.33270459">
            <text:p>1124,3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44]+10" office:value-type="float" office:value="16391">
            <text:p>16391</text:p>
          </table:table-cell>
          <table:table-cell table:formula="of:=([.Q1645]^3)*[.L$22]+([.Q1645]^2)*[.L$2]+[.Q1645]*[.ML1853]" office:value-type="float" office:value="1125.70585139">
            <text:p>1125,7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45]+10" office:value-type="float" office:value="16401">
            <text:p>16401</text:p>
          </table:table-cell>
          <table:table-cell table:formula="of:=([.Q1646]^3)*[.L$22]+([.Q1646]^2)*[.L$2]+[.Q1646]*[.ML1854]" office:value-type="float" office:value="1127.07983619">
            <text:p>1127,0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46]+10" office:value-type="float" office:value="16411">
            <text:p>16411</text:p>
          </table:table-cell>
          <table:table-cell table:formula="of:=([.Q1647]^3)*[.L$22]+([.Q1647]^2)*[.L$2]+[.Q1647]*[.ML1855]" office:value-type="float" office:value="1128.45465899">
            <text:p>1128,4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47]+10" office:value-type="float" office:value="16421">
            <text:p>16421</text:p>
          </table:table-cell>
          <table:table-cell table:formula="of:=([.Q1648]^3)*[.L$22]+([.Q1648]^2)*[.L$2]+[.Q1648]*[.ML1856]" office:value-type="float" office:value="1129.83031979">
            <text:p>1129,8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48]+10" office:value-type="float" office:value="16431">
            <text:p>16431</text:p>
          </table:table-cell>
          <table:table-cell table:formula="of:=([.Q1649]^3)*[.L$22]+([.Q1649]^2)*[.L$2]+[.Q1649]*[.ML1857]" office:value-type="float" office:value="1131.20681859">
            <text:p>1131,2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49]+10" office:value-type="float" office:value="16441">
            <text:p>16441</text:p>
          </table:table-cell>
          <table:table-cell table:formula="of:=([.Q1650]^3)*[.L$22]+([.Q1650]^2)*[.L$2]+[.Q1650]*[.ML1858]" office:value-type="float" office:value="1132.58415539">
            <text:p>1132,5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50]+10" office:value-type="float" office:value="16451">
            <text:p>16451</text:p>
          </table:table-cell>
          <table:table-cell table:formula="of:=([.Q1651]^3)*[.L$22]+([.Q1651]^2)*[.L$2]+[.Q1651]*[.ML1859]" office:value-type="float" office:value="1133.96233019">
            <text:p>1133,9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51]+10" office:value-type="float" office:value="16461">
            <text:p>16461</text:p>
          </table:table-cell>
          <table:table-cell table:formula="of:=([.Q1652]^3)*[.L$22]+([.Q1652]^2)*[.L$2]+[.Q1652]*[.ML1860]" office:value-type="float" office:value="1135.34134299">
            <text:p>1135,3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52]+10" office:value-type="float" office:value="16471">
            <text:p>16471</text:p>
          </table:table-cell>
          <table:table-cell table:formula="of:=([.Q1653]^3)*[.L$22]+([.Q1653]^2)*[.L$2]+[.Q1653]*[.ML1861]" office:value-type="float" office:value="1136.72119379">
            <text:p>1136,7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53]+10" office:value-type="float" office:value="16481">
            <text:p>16481</text:p>
          </table:table-cell>
          <table:table-cell table:formula="of:=([.Q1654]^3)*[.L$22]+([.Q1654]^2)*[.L$2]+[.Q1654]*[.ML1862]" office:value-type="float" office:value="1138.10188259">
            <text:p>1138,1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54]+10" office:value-type="float" office:value="16491">
            <text:p>16491</text:p>
          </table:table-cell>
          <table:table-cell table:formula="of:=([.Q1655]^3)*[.L$22]+([.Q1655]^2)*[.L$2]+[.Q1655]*[.ML1863]" office:value-type="float" office:value="1139.48340939">
            <text:p>1139,4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55]+10" office:value-type="float" office:value="16501">
            <text:p>16501</text:p>
          </table:table-cell>
          <table:table-cell table:formula="of:=([.Q1656]^3)*[.L$22]+([.Q1656]^2)*[.L$2]+[.Q1656]*[.ML1864]" office:value-type="float" office:value="1140.86577419">
            <text:p>1140,8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56]+10" office:value-type="float" office:value="16511">
            <text:p>16511</text:p>
          </table:table-cell>
          <table:table-cell table:formula="of:=([.Q1657]^3)*[.L$22]+([.Q1657]^2)*[.L$2]+[.Q1657]*[.ML1865]" office:value-type="float" office:value="1142.24897699">
            <text:p>1142,2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57]+10" office:value-type="float" office:value="16521">
            <text:p>16521</text:p>
          </table:table-cell>
          <table:table-cell table:formula="of:=([.Q1658]^3)*[.L$22]+([.Q1658]^2)*[.L$2]+[.Q1658]*[.ML1866]" office:value-type="float" office:value="1143.63301779">
            <text:p>1143,6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58]+10" office:value-type="float" office:value="16531">
            <text:p>16531</text:p>
          </table:table-cell>
          <table:table-cell table:formula="of:=([.Q1659]^3)*[.L$22]+([.Q1659]^2)*[.L$2]+[.Q1659]*[.ML1867]" office:value-type="float" office:value="1145.01789659">
            <text:p>1145,0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59]+10" office:value-type="float" office:value="16541">
            <text:p>16541</text:p>
          </table:table-cell>
          <table:table-cell table:formula="of:=([.Q1660]^3)*[.L$22]+([.Q1660]^2)*[.L$2]+[.Q1660]*[.ML1868]" office:value-type="float" office:value="1146.40361339">
            <text:p>1146,4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60]+10" office:value-type="float" office:value="16551">
            <text:p>16551</text:p>
          </table:table-cell>
          <table:table-cell table:formula="of:=([.Q1661]^3)*[.L$22]+([.Q1661]^2)*[.L$2]+[.Q1661]*[.ML1869]" office:value-type="float" office:value="1147.79016819">
            <text:p>1147,7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61]+10" office:value-type="float" office:value="16561">
            <text:p>16561</text:p>
          </table:table-cell>
          <table:table-cell table:formula="of:=([.Q1662]^3)*[.L$22]+([.Q1662]^2)*[.L$2]+[.Q1662]*[.ML1870]" office:value-type="float" office:value="1149.17756099">
            <text:p>1149,1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62]+10" office:value-type="float" office:value="16571">
            <text:p>16571</text:p>
          </table:table-cell>
          <table:table-cell table:formula="of:=([.Q1663]^3)*[.L$22]+([.Q1663]^2)*[.L$2]+[.Q1663]*[.ML1871]" office:value-type="float" office:value="1150.56579179">
            <text:p>1150,5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63]+10" office:value-type="float" office:value="16581">
            <text:p>16581</text:p>
          </table:table-cell>
          <table:table-cell table:formula="of:=([.Q1664]^3)*[.L$22]+([.Q1664]^2)*[.L$2]+[.Q1664]*[.ML1872]" office:value-type="float" office:value="1151.95486059">
            <text:p>1151,9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64]+10" office:value-type="float" office:value="16591">
            <text:p>16591</text:p>
          </table:table-cell>
          <table:table-cell table:formula="of:=([.Q1665]^3)*[.L$22]+([.Q1665]^2)*[.L$2]+[.Q1665]*[.ML1873]" office:value-type="float" office:value="1153.34476739">
            <text:p>1153,3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65]+10" office:value-type="float" office:value="16601">
            <text:p>16601</text:p>
          </table:table-cell>
          <table:table-cell table:formula="of:=([.Q1666]^3)*[.L$22]+([.Q1666]^2)*[.L$2]+[.Q1666]*[.ML1874]" office:value-type="float" office:value="1154.73551219">
            <text:p>1154,73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66]+10" office:value-type="float" office:value="16611">
            <text:p>16611</text:p>
          </table:table-cell>
          <table:table-cell table:formula="of:=([.Q1667]^3)*[.L$22]+([.Q1667]^2)*[.L$2]+[.Q1667]*[.ML1875]" office:value-type="float" office:value="1156.12709499">
            <text:p>1156,1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67]+10" office:value-type="float" office:value="16621">
            <text:p>16621</text:p>
          </table:table-cell>
          <table:table-cell table:formula="of:=([.Q1668]^3)*[.L$22]+([.Q1668]^2)*[.L$2]+[.Q1668]*[.ML1876]" office:value-type="float" office:value="1157.51951579">
            <text:p>1157,5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68]+10" office:value-type="float" office:value="16631">
            <text:p>16631</text:p>
          </table:table-cell>
          <table:table-cell table:formula="of:=([.Q1669]^3)*[.L$22]+([.Q1669]^2)*[.L$2]+[.Q1669]*[.ML1877]" office:value-type="float" office:value="1158.91277459">
            <text:p>1158,9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69]+10" office:value-type="float" office:value="16641">
            <text:p>16641</text:p>
          </table:table-cell>
          <table:table-cell table:formula="of:=([.Q1670]^3)*[.L$22]+([.Q1670]^2)*[.L$2]+[.Q1670]*[.ML1878]" office:value-type="float" office:value="1160.30687139">
            <text:p>1160,3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70]+10" office:value-type="float" office:value="16651">
            <text:p>16651</text:p>
          </table:table-cell>
          <table:table-cell table:formula="of:=([.Q1671]^3)*[.L$22]+([.Q1671]^2)*[.L$2]+[.Q1671]*[.ML1879]" office:value-type="float" office:value="1161.70180619">
            <text:p>1161,7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71]+10" office:value-type="float" office:value="16661">
            <text:p>16661</text:p>
          </table:table-cell>
          <table:table-cell table:formula="of:=([.Q1672]^3)*[.L$22]+([.Q1672]^2)*[.L$2]+[.Q1672]*[.ML1880]" office:value-type="float" office:value="1163.09757899">
            <text:p>1163,0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72]+10" office:value-type="float" office:value="16671">
            <text:p>16671</text:p>
          </table:table-cell>
          <table:table-cell table:formula="of:=([.Q1673]^3)*[.L$22]+([.Q1673]^2)*[.L$2]+[.Q1673]*[.ML1881]" office:value-type="float" office:value="1164.49418979">
            <text:p>1164,4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73]+10" office:value-type="float" office:value="16681">
            <text:p>16681</text:p>
          </table:table-cell>
          <table:table-cell table:formula="of:=([.Q1674]^3)*[.L$22]+([.Q1674]^2)*[.L$2]+[.Q1674]*[.ML1882]" office:value-type="float" office:value="1165.89163859">
            <text:p>1165,8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74]+10" office:value-type="float" office:value="16691">
            <text:p>16691</text:p>
          </table:table-cell>
          <table:table-cell table:formula="of:=([.Q1675]^3)*[.L$22]+([.Q1675]^2)*[.L$2]+[.Q1675]*[.ML1883]" office:value-type="float" office:value="1167.28992539">
            <text:p>1167,2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75]+10" office:value-type="float" office:value="16701">
            <text:p>16701</text:p>
          </table:table-cell>
          <table:table-cell table:formula="of:=([.Q1676]^3)*[.L$22]+([.Q1676]^2)*[.L$2]+[.Q1676]*[.ML1884]" office:value-type="float" office:value="1168.68905019">
            <text:p>1168,6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76]+10" office:value-type="float" office:value="16711">
            <text:p>16711</text:p>
          </table:table-cell>
          <table:table-cell table:formula="of:=([.Q1677]^3)*[.L$22]+([.Q1677]^2)*[.L$2]+[.Q1677]*[.ML1885]" office:value-type="float" office:value="1170.08901299">
            <text:p>1170,0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77]+10" office:value-type="float" office:value="16721">
            <text:p>16721</text:p>
          </table:table-cell>
          <table:table-cell table:formula="of:=([.Q1678]^3)*[.L$22]+([.Q1678]^2)*[.L$2]+[.Q1678]*[.ML1886]" office:value-type="float" office:value="1171.48981379">
            <text:p>1171,49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78]+10" office:value-type="float" office:value="16731">
            <text:p>16731</text:p>
          </table:table-cell>
          <table:table-cell table:formula="of:=([.Q1679]^3)*[.L$22]+([.Q1679]^2)*[.L$2]+[.Q1679]*[.ML1887]" office:value-type="float" office:value="1172.89145259">
            <text:p>1172,8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79]+10" office:value-type="float" office:value="16741">
            <text:p>16741</text:p>
          </table:table-cell>
          <table:table-cell table:formula="of:=([.Q1680]^3)*[.L$22]+([.Q1680]^2)*[.L$2]+[.Q1680]*[.ML1888]" office:value-type="float" office:value="1174.29392939">
            <text:p>1174,2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80]+10" office:value-type="float" office:value="16751">
            <text:p>16751</text:p>
          </table:table-cell>
          <table:table-cell table:formula="of:=([.Q1681]^3)*[.L$22]+([.Q1681]^2)*[.L$2]+[.Q1681]*[.ML1889]" office:value-type="float" office:value="1175.69724419">
            <text:p>1175,6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81]+10" office:value-type="float" office:value="16761">
            <text:p>16761</text:p>
          </table:table-cell>
          <table:table-cell table:formula="of:=([.Q1682]^3)*[.L$22]+([.Q1682]^2)*[.L$2]+[.Q1682]*[.ML1890]" office:value-type="float" office:value="1177.10139699">
            <text:p>1177,1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82]+10" office:value-type="float" office:value="16771">
            <text:p>16771</text:p>
          </table:table-cell>
          <table:table-cell table:formula="of:=([.Q1683]^3)*[.L$22]+([.Q1683]^2)*[.L$2]+[.Q1683]*[.ML1891]" office:value-type="float" office:value="1178.50638779">
            <text:p>1178,5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83]+10" office:value-type="float" office:value="16781">
            <text:p>16781</text:p>
          </table:table-cell>
          <table:table-cell table:formula="of:=([.Q1684]^3)*[.L$22]+([.Q1684]^2)*[.L$2]+[.Q1684]*[.ML1892]" office:value-type="float" office:value="1179.91221659">
            <text:p>1179,9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84]+10" office:value-type="float" office:value="16791">
            <text:p>16791</text:p>
          </table:table-cell>
          <table:table-cell table:formula="of:=([.Q1685]^3)*[.L$22]+([.Q1685]^2)*[.L$2]+[.Q1685]*[.ML1893]" office:value-type="float" office:value="1181.31888339">
            <text:p>1181,3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85]+10" office:value-type="float" office:value="16801">
            <text:p>16801</text:p>
          </table:table-cell>
          <table:table-cell table:formula="of:=([.Q1686]^3)*[.L$22]+([.Q1686]^2)*[.L$2]+[.Q1686]*[.ML1894]" office:value-type="float" office:value="1182.72638819">
            <text:p>1182,72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86]+10" office:value-type="float" office:value="16811">
            <text:p>16811</text:p>
          </table:table-cell>
          <table:table-cell table:formula="of:=([.Q1687]^3)*[.L$22]+([.Q1687]^2)*[.L$2]+[.Q1687]*[.ML1895]" office:value-type="float" office:value="1184.13473099">
            <text:p>1184,1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87]+10" office:value-type="float" office:value="16821">
            <text:p>16821</text:p>
          </table:table-cell>
          <table:table-cell table:formula="of:=([.Q1688]^3)*[.L$22]+([.Q1688]^2)*[.L$2]+[.Q1688]*[.ML1896]" office:value-type="float" office:value="1185.54391179">
            <text:p>1185,5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88]+10" office:value-type="float" office:value="16831">
            <text:p>16831</text:p>
          </table:table-cell>
          <table:table-cell table:formula="of:=([.Q1689]^3)*[.L$22]+([.Q1689]^2)*[.L$2]+[.Q1689]*[.ML1897]" office:value-type="float" office:value="1186.95393059">
            <text:p>1186,9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89]+10" office:value-type="float" office:value="16841">
            <text:p>16841</text:p>
          </table:table-cell>
          <table:table-cell table:formula="of:=([.Q1690]^3)*[.L$22]+([.Q1690]^2)*[.L$2]+[.Q1690]*[.ML1898]" office:value-type="float" office:value="1188.36478739">
            <text:p>1188,3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90]+10" office:value-type="float" office:value="16851">
            <text:p>16851</text:p>
          </table:table-cell>
          <table:table-cell table:formula="of:=([.Q1691]^3)*[.L$22]+([.Q1691]^2)*[.L$2]+[.Q1691]*[.ML1899]" office:value-type="float" office:value="1189.77648219">
            <text:p>1189,7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91]+10" office:value-type="float" office:value="16861">
            <text:p>16861</text:p>
          </table:table-cell>
          <table:table-cell table:formula="of:=([.Q1692]^3)*[.L$22]+([.Q1692]^2)*[.L$2]+[.Q1692]*[.ML1900]" office:value-type="float" office:value="1191.18901499">
            <text:p>1191,1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92]+10" office:value-type="float" office:value="16871">
            <text:p>16871</text:p>
          </table:table-cell>
          <table:table-cell table:formula="of:=([.Q1693]^3)*[.L$22]+([.Q1693]^2)*[.L$2]+[.Q1693]*[.ML1901]" office:value-type="float" office:value="1192.60238579">
            <text:p>1192,6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93]+10" office:value-type="float" office:value="16881">
            <text:p>16881</text:p>
          </table:table-cell>
          <table:table-cell table:formula="of:=([.Q1694]^3)*[.L$22]+([.Q1694]^2)*[.L$2]+[.Q1694]*[.ML1902]" office:value-type="float" office:value="1194.01659459">
            <text:p>1194,0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94]+10" office:value-type="float" office:value="16891">
            <text:p>16891</text:p>
          </table:table-cell>
          <table:table-cell table:formula="of:=([.Q1695]^3)*[.L$22]+([.Q1695]^2)*[.L$2]+[.Q1695]*[.ML1903]" office:value-type="float" office:value="1195.43164139">
            <text:p>1195,4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95]+10" office:value-type="float" office:value="16901">
            <text:p>16901</text:p>
          </table:table-cell>
          <table:table-cell table:formula="of:=([.Q1696]^3)*[.L$22]+([.Q1696]^2)*[.L$2]+[.Q1696]*[.ML1904]" office:value-type="float" office:value="1196.84752619">
            <text:p>1196,8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96]+10" office:value-type="float" office:value="16911">
            <text:p>16911</text:p>
          </table:table-cell>
          <table:table-cell table:formula="of:=([.Q1697]^3)*[.L$22]+([.Q1697]^2)*[.L$2]+[.Q1697]*[.ML1905]" office:value-type="float" office:value="1198.26424899">
            <text:p>1198,2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97]+10" office:value-type="float" office:value="16921">
            <text:p>16921</text:p>
          </table:table-cell>
          <table:table-cell table:formula="of:=([.Q1698]^3)*[.L$22]+([.Q1698]^2)*[.L$2]+[.Q1698]*[.ML1906]" office:value-type="float" office:value="1199.68180979">
            <text:p>1199,6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98]+10" office:value-type="float" office:value="16931">
            <text:p>16931</text:p>
          </table:table-cell>
          <table:table-cell table:formula="of:=([.Q1699]^3)*[.L$22]+([.Q1699]^2)*[.L$2]+[.Q1699]*[.ML1907]" office:value-type="float" office:value="1201.10020859">
            <text:p>1201,1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699]+10" office:value-type="float" office:value="16941">
            <text:p>16941</text:p>
          </table:table-cell>
          <table:table-cell table:formula="of:=([.Q1700]^3)*[.L$22]+([.Q1700]^2)*[.L$2]+[.Q1700]*[.ML1908]" office:value-type="float" office:value="1202.51944539">
            <text:p>1202,5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00]+10" office:value-type="float" office:value="16951">
            <text:p>16951</text:p>
          </table:table-cell>
          <table:table-cell table:formula="of:=([.Q1701]^3)*[.L$22]+([.Q1701]^2)*[.L$2]+[.Q1701]*[.ML1909]" office:value-type="float" office:value="1203.93952019">
            <text:p>1203,9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01]+10" office:value-type="float" office:value="16961">
            <text:p>16961</text:p>
          </table:table-cell>
          <table:table-cell table:formula="of:=([.Q1702]^3)*[.L$22]+([.Q1702]^2)*[.L$2]+[.Q1702]*[.ML1910]" office:value-type="float" office:value="1205.36043299">
            <text:p>1205,36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02]+10" office:value-type="float" office:value="16971">
            <text:p>16971</text:p>
          </table:table-cell>
          <table:table-cell table:formula="of:=([.Q1703]^3)*[.L$22]+([.Q1703]^2)*[.L$2]+[.Q1703]*[.ML1911]" office:value-type="float" office:value="1206.78218379">
            <text:p>1206,7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03]+10" office:value-type="float" office:value="16981">
            <text:p>16981</text:p>
          </table:table-cell>
          <table:table-cell table:formula="of:=([.Q1704]^3)*[.L$22]+([.Q1704]^2)*[.L$2]+[.Q1704]*[.ML1912]" office:value-type="float" office:value="1208.20477259">
            <text:p>1208,2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04]+10" office:value-type="float" office:value="16991">
            <text:p>16991</text:p>
          </table:table-cell>
          <table:table-cell table:formula="of:=([.Q1705]^3)*[.L$22]+([.Q1705]^2)*[.L$2]+[.Q1705]*[.ML1913]" office:value-type="float" office:value="1209.62819939">
            <text:p>1209,62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05]+10" office:value-type="float" office:value="17001">
            <text:p>17001</text:p>
          </table:table-cell>
          <table:table-cell table:formula="of:=([.Q1706]^3)*[.L$22]+([.Q1706]^2)*[.L$2]+[.Q1706]*[.ML1914]" office:value-type="float" office:value="1211.05246419">
            <text:p>1211,05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06]+10" office:value-type="float" office:value="17011">
            <text:p>17011</text:p>
          </table:table-cell>
          <table:table-cell table:formula="of:=([.Q1707]^3)*[.L$22]+([.Q1707]^2)*[.L$2]+[.Q1707]*[.ML1915]" office:value-type="float" office:value="1212.47756699">
            <text:p>1212,4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07]+10" office:value-type="float" office:value="17021">
            <text:p>17021</text:p>
          </table:table-cell>
          <table:table-cell table:formula="of:=([.Q1708]^3)*[.L$22]+([.Q1708]^2)*[.L$2]+[.Q1708]*[.ML1916]" office:value-type="float" office:value="1213.90350779">
            <text:p>1213,9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08]+10" office:value-type="float" office:value="17031">
            <text:p>17031</text:p>
          </table:table-cell>
          <table:table-cell table:formula="of:=([.Q1709]^3)*[.L$22]+([.Q1709]^2)*[.L$2]+[.Q1709]*[.ML1917]" office:value-type="float" office:value="1215.33028659">
            <text:p>1215,3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09]+10" office:value-type="float" office:value="17041">
            <text:p>17041</text:p>
          </table:table-cell>
          <table:table-cell table:formula="of:=([.Q1710]^3)*[.L$22]+([.Q1710]^2)*[.L$2]+[.Q1710]*[.ML1918]" office:value-type="float" office:value="1216.75790339">
            <text:p>1216,7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10]+10" office:value-type="float" office:value="17051">
            <text:p>17051</text:p>
          </table:table-cell>
          <table:table-cell table:formula="of:=([.Q1711]^3)*[.L$22]+([.Q1711]^2)*[.L$2]+[.Q1711]*[.ML1919]" office:value-type="float" office:value="1218.18635819">
            <text:p>1218,1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11]+10" office:value-type="float" office:value="17061">
            <text:p>17061</text:p>
          </table:table-cell>
          <table:table-cell table:formula="of:=([.Q1712]^3)*[.L$22]+([.Q1712]^2)*[.L$2]+[.Q1712]*[.ML1920]" office:value-type="float" office:value="1219.61565099">
            <text:p>1219,6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12]+10" office:value-type="float" office:value="17071">
            <text:p>17071</text:p>
          </table:table-cell>
          <table:table-cell table:formula="of:=([.Q1713]^3)*[.L$22]+([.Q1713]^2)*[.L$2]+[.Q1713]*[.ML1921]" office:value-type="float" office:value="1221.04578179">
            <text:p>1221,0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13]+10" office:value-type="float" office:value="17081">
            <text:p>17081</text:p>
          </table:table-cell>
          <table:table-cell table:formula="of:=([.Q1714]^3)*[.L$22]+([.Q1714]^2)*[.L$2]+[.Q1714]*[.ML1922]" office:value-type="float" office:value="1222.47675059">
            <text:p>1222,4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14]+10" office:value-type="float" office:value="17091">
            <text:p>17091</text:p>
          </table:table-cell>
          <table:table-cell table:formula="of:=([.Q1715]^3)*[.L$22]+([.Q1715]^2)*[.L$2]+[.Q1715]*[.ML1923]" office:value-type="float" office:value="1223.90855739">
            <text:p>1223,9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15]+10" office:value-type="float" office:value="17101">
            <text:p>17101</text:p>
          </table:table-cell>
          <table:table-cell table:formula="of:=([.Q1716]^3)*[.L$22]+([.Q1716]^2)*[.L$2]+[.Q1716]*[.ML1924]" office:value-type="float" office:value="1225.34120219">
            <text:p>1225,3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16]+10" office:value-type="float" office:value="17111">
            <text:p>17111</text:p>
          </table:table-cell>
          <table:table-cell table:formula="of:=([.Q1717]^3)*[.L$22]+([.Q1717]^2)*[.L$2]+[.Q1717]*[.ML1925]" office:value-type="float" office:value="1226.77468499">
            <text:p>1226,7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17]+10" office:value-type="float" office:value="17121">
            <text:p>17121</text:p>
          </table:table-cell>
          <table:table-cell table:formula="of:=([.Q1718]^3)*[.L$22]+([.Q1718]^2)*[.L$2]+[.Q1718]*[.ML1926]" office:value-type="float" office:value="1228.20900579">
            <text:p>1228,2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18]+10" office:value-type="float" office:value="17131">
            <text:p>17131</text:p>
          </table:table-cell>
          <table:table-cell table:formula="of:=([.Q1719]^3)*[.L$22]+([.Q1719]^2)*[.L$2]+[.Q1719]*[.ML1927]" office:value-type="float" office:value="1229.64416459">
            <text:p>1229,6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19]+10" office:value-type="float" office:value="17141">
            <text:p>17141</text:p>
          </table:table-cell>
          <table:table-cell table:formula="of:=([.Q1720]^3)*[.L$22]+([.Q1720]^2)*[.L$2]+[.Q1720]*[.ML1928]" office:value-type="float" office:value="1231.08016139">
            <text:p>1231,0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20]+10" office:value-type="float" office:value="17151">
            <text:p>17151</text:p>
          </table:table-cell>
          <table:table-cell table:formula="of:=([.Q1721]^3)*[.L$22]+([.Q1721]^2)*[.L$2]+[.Q1721]*[.ML1929]" office:value-type="float" office:value="1232.51699619">
            <text:p>1232,5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21]+10" office:value-type="float" office:value="17161">
            <text:p>17161</text:p>
          </table:table-cell>
          <table:table-cell table:formula="of:=([.Q1722]^3)*[.L$22]+([.Q1722]^2)*[.L$2]+[.Q1722]*[.ML1930]" office:value-type="float" office:value="1233.95466899">
            <text:p>1233,9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22]+10" office:value-type="float" office:value="17171">
            <text:p>17171</text:p>
          </table:table-cell>
          <table:table-cell table:formula="of:=([.Q1723]^3)*[.L$22]+([.Q1723]^2)*[.L$2]+[.Q1723]*[.ML1931]" office:value-type="float" office:value="1235.39317979">
            <text:p>1235,39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23]+10" office:value-type="float" office:value="17181">
            <text:p>17181</text:p>
          </table:table-cell>
          <table:table-cell table:formula="of:=([.Q1724]^3)*[.L$22]+([.Q1724]^2)*[.L$2]+[.Q1724]*[.ML1932]" office:value-type="float" office:value="1236.83252859">
            <text:p>1236,8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24]+10" office:value-type="float" office:value="17191">
            <text:p>17191</text:p>
          </table:table-cell>
          <table:table-cell table:formula="of:=([.Q1725]^3)*[.L$22]+([.Q1725]^2)*[.L$2]+[.Q1725]*[.ML1933]" office:value-type="float" office:value="1238.27271539">
            <text:p>1238,2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25]+10" office:value-type="float" office:value="17201">
            <text:p>17201</text:p>
          </table:table-cell>
          <table:table-cell table:formula="of:=([.Q1726]^3)*[.L$22]+([.Q1726]^2)*[.L$2]+[.Q1726]*[.ML1934]" office:value-type="float" office:value="1239.71374019">
            <text:p>1239,7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26]+10" office:value-type="float" office:value="17211">
            <text:p>17211</text:p>
          </table:table-cell>
          <table:table-cell table:formula="of:=([.Q1727]^3)*[.L$22]+([.Q1727]^2)*[.L$2]+[.Q1727]*[.ML1935]" office:value-type="float" office:value="1241.15560299">
            <text:p>1241,1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27]+10" office:value-type="float" office:value="17221">
            <text:p>17221</text:p>
          </table:table-cell>
          <table:table-cell table:formula="of:=([.Q1728]^3)*[.L$22]+([.Q1728]^2)*[.L$2]+[.Q1728]*[.ML1936]" office:value-type="float" office:value="1242.59830379">
            <text:p>1242,5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28]+10" office:value-type="float" office:value="17231">
            <text:p>17231</text:p>
          </table:table-cell>
          <table:table-cell table:formula="of:=([.Q1729]^3)*[.L$22]+([.Q1729]^2)*[.L$2]+[.Q1729]*[.ML1937]" office:value-type="float" office:value="1244.04184259">
            <text:p>1244,0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29]+10" office:value-type="float" office:value="17241">
            <text:p>17241</text:p>
          </table:table-cell>
          <table:table-cell table:formula="of:=([.Q1730]^3)*[.L$22]+([.Q1730]^2)*[.L$2]+[.Q1730]*[.ML1938]" office:value-type="float" office:value="1245.48621939">
            <text:p>1245,4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30]+10" office:value-type="float" office:value="17251">
            <text:p>17251</text:p>
          </table:table-cell>
          <table:table-cell table:formula="of:=([.Q1731]^3)*[.L$22]+([.Q1731]^2)*[.L$2]+[.Q1731]*[.ML1939]" office:value-type="float" office:value="1246.93143419">
            <text:p>1246,9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31]+10" office:value-type="float" office:value="17261">
            <text:p>17261</text:p>
          </table:table-cell>
          <table:table-cell table:formula="of:=([.Q1732]^3)*[.L$22]+([.Q1732]^2)*[.L$2]+[.Q1732]*[.ML1940]" office:value-type="float" office:value="1248.37748699">
            <text:p>1248,3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32]+10" office:value-type="float" office:value="17271">
            <text:p>17271</text:p>
          </table:table-cell>
          <table:table-cell table:formula="of:=([.Q1733]^3)*[.L$22]+([.Q1733]^2)*[.L$2]+[.Q1733]*[.ML1941]" office:value-type="float" office:value="1249.82437779">
            <text:p>1249,8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33]+10" office:value-type="float" office:value="17281">
            <text:p>17281</text:p>
          </table:table-cell>
          <table:table-cell table:formula="of:=([.Q1734]^3)*[.L$22]+([.Q1734]^2)*[.L$2]+[.Q1734]*[.ML1942]" office:value-type="float" office:value="1251.27210659">
            <text:p>1251,2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34]+10" office:value-type="float" office:value="17291">
            <text:p>17291</text:p>
          </table:table-cell>
          <table:table-cell table:formula="of:=([.Q1735]^3)*[.L$22]+([.Q1735]^2)*[.L$2]+[.Q1735]*[.ML1943]" office:value-type="float" office:value="1252.72067339">
            <text:p>1252,7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35]+10" office:value-type="float" office:value="17301">
            <text:p>17301</text:p>
          </table:table-cell>
          <table:table-cell table:formula="of:=([.Q1736]^3)*[.L$22]+([.Q1736]^2)*[.L$2]+[.Q1736]*[.ML1944]" office:value-type="float" office:value="1254.17007819">
            <text:p>1254,1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36]+10" office:value-type="float" office:value="17311">
            <text:p>17311</text:p>
          </table:table-cell>
          <table:table-cell table:formula="of:=([.Q1737]^3)*[.L$22]+([.Q1737]^2)*[.L$2]+[.Q1737]*[.ML1945]" office:value-type="float" office:value="1255.62032099">
            <text:p>1255,6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37]+10" office:value-type="float" office:value="17321">
            <text:p>17321</text:p>
          </table:table-cell>
          <table:table-cell table:formula="of:=([.Q1738]^3)*[.L$22]+([.Q1738]^2)*[.L$2]+[.Q1738]*[.ML1946]" office:value-type="float" office:value="1257.07140179">
            <text:p>1257,0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38]+10" office:value-type="float" office:value="17331">
            <text:p>17331</text:p>
          </table:table-cell>
          <table:table-cell table:formula="of:=([.Q1739]^3)*[.L$22]+([.Q1739]^2)*[.L$2]+[.Q1739]*[.ML1947]" office:value-type="float" office:value="1258.52332059">
            <text:p>1258,52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39]+10" office:value-type="float" office:value="17341">
            <text:p>17341</text:p>
          </table:table-cell>
          <table:table-cell table:formula="of:=([.Q1740]^3)*[.L$22]+([.Q1740]^2)*[.L$2]+[.Q1740]*[.ML1948]" office:value-type="float" office:value="1259.97607739">
            <text:p>1259,9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40]+10" office:value-type="float" office:value="17351">
            <text:p>17351</text:p>
          </table:table-cell>
          <table:table-cell table:formula="of:=([.Q1741]^3)*[.L$22]+([.Q1741]^2)*[.L$2]+[.Q1741]*[.ML1949]" office:value-type="float" office:value="1261.42967219">
            <text:p>1261,4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41]+10" office:value-type="float" office:value="17361">
            <text:p>17361</text:p>
          </table:table-cell>
          <table:table-cell table:formula="of:=([.Q1742]^3)*[.L$22]+([.Q1742]^2)*[.L$2]+[.Q1742]*[.ML1950]" office:value-type="float" office:value="1262.88410499">
            <text:p>1262,8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42]+10" office:value-type="float" office:value="17371">
            <text:p>17371</text:p>
          </table:table-cell>
          <table:table-cell table:formula="of:=([.Q1743]^3)*[.L$22]+([.Q1743]^2)*[.L$2]+[.Q1743]*[.ML1951]" office:value-type="float" office:value="1264.33937579">
            <text:p>1264,3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43]+10" office:value-type="float" office:value="17381">
            <text:p>17381</text:p>
          </table:table-cell>
          <table:table-cell table:formula="of:=([.Q1744]^3)*[.L$22]+([.Q1744]^2)*[.L$2]+[.Q1744]*[.ML1952]" office:value-type="float" office:value="1265.79548459">
            <text:p>1265,7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44]+10" office:value-type="float" office:value="17391">
            <text:p>17391</text:p>
          </table:table-cell>
          <table:table-cell table:formula="of:=([.Q1745]^3)*[.L$22]+([.Q1745]^2)*[.L$2]+[.Q1745]*[.ML1953]" office:value-type="float" office:value="1267.25243139">
            <text:p>1267,25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45]+10" office:value-type="float" office:value="17401">
            <text:p>17401</text:p>
          </table:table-cell>
          <table:table-cell table:formula="of:=([.Q1746]^3)*[.L$22]+([.Q1746]^2)*[.L$2]+[.Q1746]*[.ML1954]" office:value-type="float" office:value="1268.71021619">
            <text:p>1268,71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46]+10" office:value-type="float" office:value="17411">
            <text:p>17411</text:p>
          </table:table-cell>
          <table:table-cell table:formula="of:=([.Q1747]^3)*[.L$22]+([.Q1747]^2)*[.L$2]+[.Q1747]*[.ML1955]" office:value-type="float" office:value="1270.16883899">
            <text:p>1270,1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47]+10" office:value-type="float" office:value="17421">
            <text:p>17421</text:p>
          </table:table-cell>
          <table:table-cell table:formula="of:=([.Q1748]^3)*[.L$22]+([.Q1748]^2)*[.L$2]+[.Q1748]*[.ML1956]" office:value-type="float" office:value="1271.62829979">
            <text:p>1271,62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48]+10" office:value-type="float" office:value="17431">
            <text:p>17431</text:p>
          </table:table-cell>
          <table:table-cell table:formula="of:=([.Q1749]^3)*[.L$22]+([.Q1749]^2)*[.L$2]+[.Q1749]*[.ML1957]" office:value-type="float" office:value="1273.08859859">
            <text:p>1273,0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49]+10" office:value-type="float" office:value="17441">
            <text:p>17441</text:p>
          </table:table-cell>
          <table:table-cell table:formula="of:=([.Q1750]^3)*[.L$22]+([.Q1750]^2)*[.L$2]+[.Q1750]*[.ML1958]" office:value-type="float" office:value="1274.54973539">
            <text:p>1274,5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50]+10" office:value-type="float" office:value="17451">
            <text:p>17451</text:p>
          </table:table-cell>
          <table:table-cell table:formula="of:=([.Q1751]^3)*[.L$22]+([.Q1751]^2)*[.L$2]+[.Q1751]*[.ML1959]" office:value-type="float" office:value="1276.01171019">
            <text:p>1276,0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51]+10" office:value-type="float" office:value="17461">
            <text:p>17461</text:p>
          </table:table-cell>
          <table:table-cell table:formula="of:=([.Q1752]^3)*[.L$22]+([.Q1752]^2)*[.L$2]+[.Q1752]*[.ML1960]" office:value-type="float" office:value="1277.47452299">
            <text:p>1277,4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52]+10" office:value-type="float" office:value="17471">
            <text:p>17471</text:p>
          </table:table-cell>
          <table:table-cell table:formula="of:=([.Q1753]^3)*[.L$22]+([.Q1753]^2)*[.L$2]+[.Q1753]*[.ML1961]" office:value-type="float" office:value="1278.93817379">
            <text:p>1278,9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53]+10" office:value-type="float" office:value="17481">
            <text:p>17481</text:p>
          </table:table-cell>
          <table:table-cell table:formula="of:=([.Q1754]^3)*[.L$22]+([.Q1754]^2)*[.L$2]+[.Q1754]*[.ML1962]" office:value-type="float" office:value="1280.40266259">
            <text:p>1280,4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54]+10" office:value-type="float" office:value="17491">
            <text:p>17491</text:p>
          </table:table-cell>
          <table:table-cell table:formula="of:=([.Q1755]^3)*[.L$22]+([.Q1755]^2)*[.L$2]+[.Q1755]*[.ML1963]" office:value-type="float" office:value="1281.86798939">
            <text:p>1281,8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55]+10" office:value-type="float" office:value="17501">
            <text:p>17501</text:p>
          </table:table-cell>
          <table:table-cell table:formula="of:=([.Q1756]^3)*[.L$22]+([.Q1756]^2)*[.L$2]+[.Q1756]*[.ML1964]" office:value-type="float" office:value="1283.33415419">
            <text:p>1283,3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56]+10" office:value-type="float" office:value="17511">
            <text:p>17511</text:p>
          </table:table-cell>
          <table:table-cell table:formula="of:=([.Q1757]^3)*[.L$22]+([.Q1757]^2)*[.L$2]+[.Q1757]*[.ML1965]" office:value-type="float" office:value="1284.80115699">
            <text:p>1284,8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57]+10" office:value-type="float" office:value="17521">
            <text:p>17521</text:p>
          </table:table-cell>
          <table:table-cell table:formula="of:=([.Q1758]^3)*[.L$22]+([.Q1758]^2)*[.L$2]+[.Q1758]*[.ML1966]" office:value-type="float" office:value="1286.26899779">
            <text:p>1286,2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58]+10" office:value-type="float" office:value="17531">
            <text:p>17531</text:p>
          </table:table-cell>
          <table:table-cell table:formula="of:=([.Q1759]^3)*[.L$22]+([.Q1759]^2)*[.L$2]+[.Q1759]*[.ML1967]" office:value-type="float" office:value="1287.73767659">
            <text:p>1287,7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59]+10" office:value-type="float" office:value="17541">
            <text:p>17541</text:p>
          </table:table-cell>
          <table:table-cell table:formula="of:=([.Q1760]^3)*[.L$22]+([.Q1760]^2)*[.L$2]+[.Q1760]*[.ML1968]" office:value-type="float" office:value="1289.20719339">
            <text:p>1289,2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60]+10" office:value-type="float" office:value="17551">
            <text:p>17551</text:p>
          </table:table-cell>
          <table:table-cell table:formula="of:=([.Q1761]^3)*[.L$22]+([.Q1761]^2)*[.L$2]+[.Q1761]*[.ML1969]" office:value-type="float" office:value="1290.67754819">
            <text:p>1290,6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61]+10" office:value-type="float" office:value="17561">
            <text:p>17561</text:p>
          </table:table-cell>
          <table:table-cell table:formula="of:=([.Q1762]^3)*[.L$22]+([.Q1762]^2)*[.L$2]+[.Q1762]*[.ML1970]" office:value-type="float" office:value="1292.14874099">
            <text:p>1292,1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62]+10" office:value-type="float" office:value="17571">
            <text:p>17571</text:p>
          </table:table-cell>
          <table:table-cell table:formula="of:=([.Q1763]^3)*[.L$22]+([.Q1763]^2)*[.L$2]+[.Q1763]*[.ML1971]" office:value-type="float" office:value="1293.62077179">
            <text:p>1293,6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63]+10" office:value-type="float" office:value="17581">
            <text:p>17581</text:p>
          </table:table-cell>
          <table:table-cell table:formula="of:=([.Q1764]^3)*[.L$22]+([.Q1764]^2)*[.L$2]+[.Q1764]*[.ML1972]" office:value-type="float" office:value="1295.09364059">
            <text:p>1295,0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64]+10" office:value-type="float" office:value="17591">
            <text:p>17591</text:p>
          </table:table-cell>
          <table:table-cell table:formula="of:=([.Q1765]^3)*[.L$22]+([.Q1765]^2)*[.L$2]+[.Q1765]*[.ML1973]" office:value-type="float" office:value="1296.56734739">
            <text:p>1296,56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65]+10" office:value-type="float" office:value="17601">
            <text:p>17601</text:p>
          </table:table-cell>
          <table:table-cell table:formula="of:=([.Q1766]^3)*[.L$22]+([.Q1766]^2)*[.L$2]+[.Q1766]*[.ML1974]" office:value-type="float" office:value="1298.04189219">
            <text:p>1298,0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66]+10" office:value-type="float" office:value="17611">
            <text:p>17611</text:p>
          </table:table-cell>
          <table:table-cell table:formula="of:=([.Q1767]^3)*[.L$22]+([.Q1767]^2)*[.L$2]+[.Q1767]*[.ML1975]" office:value-type="float" office:value="1299.51727499">
            <text:p>1299,5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67]+10" office:value-type="float" office:value="17621">
            <text:p>17621</text:p>
          </table:table-cell>
          <table:table-cell table:formula="of:=([.Q1768]^3)*[.L$22]+([.Q1768]^2)*[.L$2]+[.Q1768]*[.ML1976]" office:value-type="float" office:value="1300.99349579">
            <text:p>1300,99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68]+10" office:value-type="float" office:value="17631">
            <text:p>17631</text:p>
          </table:table-cell>
          <table:table-cell table:formula="of:=([.Q1769]^3)*[.L$22]+([.Q1769]^2)*[.L$2]+[.Q1769]*[.ML1977]" office:value-type="float" office:value="1302.47055459">
            <text:p>1302,4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69]+10" office:value-type="float" office:value="17641">
            <text:p>17641</text:p>
          </table:table-cell>
          <table:table-cell table:formula="of:=([.Q1770]^3)*[.L$22]+([.Q1770]^2)*[.L$2]+[.Q1770]*[.ML1978]" office:value-type="float" office:value="1303.94845139">
            <text:p>1303,9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70]+10" office:value-type="float" office:value="17651">
            <text:p>17651</text:p>
          </table:table-cell>
          <table:table-cell table:formula="of:=([.Q1771]^3)*[.L$22]+([.Q1771]^2)*[.L$2]+[.Q1771]*[.ML1979]" office:value-type="float" office:value="1305.42718619">
            <text:p>1305,4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71]+10" office:value-type="float" office:value="17661">
            <text:p>17661</text:p>
          </table:table-cell>
          <table:table-cell table:formula="of:=([.Q1772]^3)*[.L$22]+([.Q1772]^2)*[.L$2]+[.Q1772]*[.ML1980]" office:value-type="float" office:value="1306.90675899">
            <text:p>1306,90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72]+10" office:value-type="float" office:value="17671">
            <text:p>17671</text:p>
          </table:table-cell>
          <table:table-cell table:formula="of:=([.Q1773]^3)*[.L$22]+([.Q1773]^2)*[.L$2]+[.Q1773]*[.ML1981]" office:value-type="float" office:value="1308.38716979">
            <text:p>1308,3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73]+10" office:value-type="float" office:value="17681">
            <text:p>17681</text:p>
          </table:table-cell>
          <table:table-cell table:formula="of:=([.Q1774]^3)*[.L$22]+([.Q1774]^2)*[.L$2]+[.Q1774]*[.ML1982]" office:value-type="float" office:value="1309.86841859">
            <text:p>1309,8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74]+10" office:value-type="float" office:value="17691">
            <text:p>17691</text:p>
          </table:table-cell>
          <table:table-cell table:formula="of:=([.Q1775]^3)*[.L$22]+([.Q1775]^2)*[.L$2]+[.Q1775]*[.ML1983]" office:value-type="float" office:value="1311.35050539">
            <text:p>1311,3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75]+10" office:value-type="float" office:value="17701">
            <text:p>17701</text:p>
          </table:table-cell>
          <table:table-cell table:formula="of:=([.Q1776]^3)*[.L$22]+([.Q1776]^2)*[.L$2]+[.Q1776]*[.ML1984]" office:value-type="float" office:value="1312.83343019">
            <text:p>1312,8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76]+10" office:value-type="float" office:value="17711">
            <text:p>17711</text:p>
          </table:table-cell>
          <table:table-cell table:formula="of:=([.Q1777]^3)*[.L$22]+([.Q1777]^2)*[.L$2]+[.Q1777]*[.ML1985]" office:value-type="float" office:value="1314.31719299">
            <text:p>1314,3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77]+10" office:value-type="float" office:value="17721">
            <text:p>17721</text:p>
          </table:table-cell>
          <table:table-cell table:formula="of:=([.Q1778]^3)*[.L$22]+([.Q1778]^2)*[.L$2]+[.Q1778]*[.ML1986]" office:value-type="float" office:value="1315.80179379">
            <text:p>1315,8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78]+10" office:value-type="float" office:value="17731">
            <text:p>17731</text:p>
          </table:table-cell>
          <table:table-cell table:formula="of:=([.Q1779]^3)*[.L$22]+([.Q1779]^2)*[.L$2]+[.Q1779]*[.ML1987]" office:value-type="float" office:value="1317.28723259">
            <text:p>1317,2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79]+10" office:value-type="float" office:value="17741">
            <text:p>17741</text:p>
          </table:table-cell>
          <table:table-cell table:formula="of:=([.Q1780]^3)*[.L$22]+([.Q1780]^2)*[.L$2]+[.Q1780]*[.ML1988]" office:value-type="float" office:value="1318.77350939">
            <text:p>1318,7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80]+10" office:value-type="float" office:value="17751">
            <text:p>17751</text:p>
          </table:table-cell>
          <table:table-cell table:formula="of:=([.Q1781]^3)*[.L$22]+([.Q1781]^2)*[.L$2]+[.Q1781]*[.ML1989]" office:value-type="float" office:value="1320.26062419">
            <text:p>1320,2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81]+10" office:value-type="float" office:value="17761">
            <text:p>17761</text:p>
          </table:table-cell>
          <table:table-cell table:formula="of:=([.Q1782]^3)*[.L$22]+([.Q1782]^2)*[.L$2]+[.Q1782]*[.ML1990]" office:value-type="float" office:value="1321.74857699">
            <text:p>1321,7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82]+10" office:value-type="float" office:value="17771">
            <text:p>17771</text:p>
          </table:table-cell>
          <table:table-cell table:formula="of:=([.Q1783]^3)*[.L$22]+([.Q1783]^2)*[.L$2]+[.Q1783]*[.ML1991]" office:value-type="float" office:value="1323.23736779">
            <text:p>1323,2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83]+10" office:value-type="float" office:value="17781">
            <text:p>17781</text:p>
          </table:table-cell>
          <table:table-cell table:formula="of:=([.Q1784]^3)*[.L$22]+([.Q1784]^2)*[.L$2]+[.Q1784]*[.ML1992]" office:value-type="float" office:value="1324.72699659">
            <text:p>1324,7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84]+10" office:value-type="float" office:value="17791">
            <text:p>17791</text:p>
          </table:table-cell>
          <table:table-cell table:formula="of:=([.Q1785]^3)*[.L$22]+([.Q1785]^2)*[.L$2]+[.Q1785]*[.ML1993]" office:value-type="float" office:value="1326.21746339">
            <text:p>1326,2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85]+10" office:value-type="float" office:value="17801">
            <text:p>17801</text:p>
          </table:table-cell>
          <table:table-cell table:formula="of:=([.Q1786]^3)*[.L$22]+([.Q1786]^2)*[.L$2]+[.Q1786]*[.ML1994]" office:value-type="float" office:value="1327.70876819">
            <text:p>1327,7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86]+10" office:value-type="float" office:value="17811">
            <text:p>17811</text:p>
          </table:table-cell>
          <table:table-cell table:formula="of:=([.Q1787]^3)*[.L$22]+([.Q1787]^2)*[.L$2]+[.Q1787]*[.ML1995]" office:value-type="float" office:value="1329.20091099">
            <text:p>1329,2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87]+10" office:value-type="float" office:value="17821">
            <text:p>17821</text:p>
          </table:table-cell>
          <table:table-cell table:formula="of:=([.Q1788]^3)*[.L$22]+([.Q1788]^2)*[.L$2]+[.Q1788]*[.ML1996]" office:value-type="float" office:value="1330.69389179">
            <text:p>1330,6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88]+10" office:value-type="float" office:value="17831">
            <text:p>17831</text:p>
          </table:table-cell>
          <table:table-cell table:formula="of:=([.Q1789]^3)*[.L$22]+([.Q1789]^2)*[.L$2]+[.Q1789]*[.ML1997]" office:value-type="float" office:value="1332.18771059">
            <text:p>1332,1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89]+10" office:value-type="float" office:value="17841">
            <text:p>17841</text:p>
          </table:table-cell>
          <table:table-cell table:formula="of:=([.Q1790]^3)*[.L$22]+([.Q1790]^2)*[.L$2]+[.Q1790]*[.ML1998]" office:value-type="float" office:value="1333.68236739">
            <text:p>1333,6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90]+10" office:value-type="float" office:value="17851">
            <text:p>17851</text:p>
          </table:table-cell>
          <table:table-cell table:formula="of:=([.Q1791]^3)*[.L$22]+([.Q1791]^2)*[.L$2]+[.Q1791]*[.ML1999]" office:value-type="float" office:value="1335.17786219">
            <text:p>1335,1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91]+10" office:value-type="float" office:value="17861">
            <text:p>17861</text:p>
          </table:table-cell>
          <table:table-cell table:formula="of:=([.Q1792]^3)*[.L$22]+([.Q1792]^2)*[.L$2]+[.Q1792]*[.ML2000]" office:value-type="float" office:value="1336.67419499">
            <text:p>1336,6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92]+10" office:value-type="float" office:value="17871">
            <text:p>17871</text:p>
          </table:table-cell>
          <table:table-cell table:formula="of:=([.Q1793]^3)*[.L$22]+([.Q1793]^2)*[.L$2]+[.Q1793]*[.ML2001]" office:value-type="float" office:value="1338.17136579">
            <text:p>1338,1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93]+10" office:value-type="float" office:value="17881">
            <text:p>17881</text:p>
          </table:table-cell>
          <table:table-cell table:formula="of:=([.Q1794]^3)*[.L$22]+([.Q1794]^2)*[.L$2]+[.Q1794]*[.ML2002]" office:value-type="float" office:value="1339.66937459">
            <text:p>1339,66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94]+10" office:value-type="float" office:value="17891">
            <text:p>17891</text:p>
          </table:table-cell>
          <table:table-cell table:formula="of:=([.Q1795]^3)*[.L$22]+([.Q1795]^2)*[.L$2]+[.Q1795]*[.ML2003]" office:value-type="float" office:value="1341.16822139">
            <text:p>1341,1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95]+10" office:value-type="float" office:value="17901">
            <text:p>17901</text:p>
          </table:table-cell>
          <table:table-cell table:formula="of:=([.Q1796]^3)*[.L$22]+([.Q1796]^2)*[.L$2]+[.Q1796]*[.ML2004]" office:value-type="float" office:value="1342.66790619">
            <text:p>1342,6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96]+10" office:value-type="float" office:value="17911">
            <text:p>17911</text:p>
          </table:table-cell>
          <table:table-cell table:formula="of:=([.Q1797]^3)*[.L$22]+([.Q1797]^2)*[.L$2]+[.Q1797]*[.ML2005]" office:value-type="float" office:value="1344.16842899">
            <text:p>1344,1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97]+10" office:value-type="float" office:value="17921">
            <text:p>17921</text:p>
          </table:table-cell>
          <table:table-cell table:formula="of:=([.Q1798]^3)*[.L$22]+([.Q1798]^2)*[.L$2]+[.Q1798]*[.ML2006]" office:value-type="float" office:value="1345.66978979">
            <text:p>1345,6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98]+10" office:value-type="float" office:value="17931">
            <text:p>17931</text:p>
          </table:table-cell>
          <table:table-cell table:formula="of:=([.Q1799]^3)*[.L$22]+([.Q1799]^2)*[.L$2]+[.Q1799]*[.ML2007]" office:value-type="float" office:value="1347.17198859">
            <text:p>1347,1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799]+10" office:value-type="float" office:value="17941">
            <text:p>17941</text:p>
          </table:table-cell>
          <table:table-cell table:formula="of:=([.Q1800]^3)*[.L$22]+([.Q1800]^2)*[.L$2]+[.Q1800]*[.ML2008]" office:value-type="float" office:value="1348.67502539">
            <text:p>1348,67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00]+10" office:value-type="float" office:value="17951">
            <text:p>17951</text:p>
          </table:table-cell>
          <table:table-cell table:formula="of:=([.Q1801]^3)*[.L$22]+([.Q1801]^2)*[.L$2]+[.Q1801]*[.ML2009]" office:value-type="float" office:value="1350.17890019">
            <text:p>1350,1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01]+10" office:value-type="float" office:value="17961">
            <text:p>17961</text:p>
          </table:table-cell>
          <table:table-cell table:formula="of:=([.Q1802]^3)*[.L$22]+([.Q1802]^2)*[.L$2]+[.Q1802]*[.ML2010]" office:value-type="float" office:value="1351.68361299">
            <text:p>1351,6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02]+10" office:value-type="float" office:value="17971">
            <text:p>17971</text:p>
          </table:table-cell>
          <table:table-cell table:formula="of:=([.Q1803]^3)*[.L$22]+([.Q1803]^2)*[.L$2]+[.Q1803]*[.ML2011]" office:value-type="float" office:value="1353.18916379">
            <text:p>1353,18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03]+10" office:value-type="float" office:value="17981">
            <text:p>17981</text:p>
          </table:table-cell>
          <table:table-cell table:formula="of:=([.Q1804]^3)*[.L$22]+([.Q1804]^2)*[.L$2]+[.Q1804]*[.ML2012]" office:value-type="float" office:value="1354.69555259">
            <text:p>1354,6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04]+10" office:value-type="float" office:value="17991">
            <text:p>17991</text:p>
          </table:table-cell>
          <table:table-cell table:formula="of:=([.Q1805]^3)*[.L$22]+([.Q1805]^2)*[.L$2]+[.Q1805]*[.ML2013]" office:value-type="float" office:value="1356.20277939">
            <text:p>1356,20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05]+10" office:value-type="float" office:value="18001">
            <text:p>18001</text:p>
          </table:table-cell>
          <table:table-cell table:formula="of:=([.Q1806]^3)*[.L$22]+([.Q1806]^2)*[.L$2]+[.Q1806]*[.ML2014]" office:value-type="float" office:value="1357.71084419">
            <text:p>1357,7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06]+10" office:value-type="float" office:value="18011">
            <text:p>18011</text:p>
          </table:table-cell>
          <table:table-cell table:formula="of:=([.Q1807]^3)*[.L$22]+([.Q1807]^2)*[.L$2]+[.Q1807]*[.ML2015]" office:value-type="float" office:value="1359.21974699">
            <text:p>1359,2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07]+10" office:value-type="float" office:value="18021">
            <text:p>18021</text:p>
          </table:table-cell>
          <table:table-cell table:formula="of:=([.Q1808]^3)*[.L$22]+([.Q1808]^2)*[.L$2]+[.Q1808]*[.ML2016]" office:value-type="float" office:value="1360.72948779">
            <text:p>1360,72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08]+10" office:value-type="float" office:value="18031">
            <text:p>18031</text:p>
          </table:table-cell>
          <table:table-cell table:formula="of:=([.Q1809]^3)*[.L$22]+([.Q1809]^2)*[.L$2]+[.Q1809]*[.ML2017]" office:value-type="float" office:value="1362.24006659">
            <text:p>1362,24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09]+10" office:value-type="float" office:value="18041">
            <text:p>18041</text:p>
          </table:table-cell>
          <table:table-cell table:formula="of:=([.Q1810]^3)*[.L$22]+([.Q1810]^2)*[.L$2]+[.Q1810]*[.ML2018]" office:value-type="float" office:value="1363.75148339">
            <text:p>1363,7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10]+10" office:value-type="float" office:value="18051">
            <text:p>18051</text:p>
          </table:table-cell>
          <table:table-cell table:formula="of:=([.Q1811]^3)*[.L$22]+([.Q1811]^2)*[.L$2]+[.Q1811]*[.ML2019]" office:value-type="float" office:value="1365.26373819">
            <text:p>1365,2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11]+10" office:value-type="float" office:value="18061">
            <text:p>18061</text:p>
          </table:table-cell>
          <table:table-cell table:formula="of:=([.Q1812]^3)*[.L$22]+([.Q1812]^2)*[.L$2]+[.Q1812]*[.ML2020]" office:value-type="float" office:value="1366.77683099">
            <text:p>1366,7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12]+10" office:value-type="float" office:value="18071">
            <text:p>18071</text:p>
          </table:table-cell>
          <table:table-cell table:formula="of:=([.Q1813]^3)*[.L$22]+([.Q1813]^2)*[.L$2]+[.Q1813]*[.ML2021]" office:value-type="float" office:value="1368.29076179">
            <text:p>1368,2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13]+10" office:value-type="float" office:value="18081">
            <text:p>18081</text:p>
          </table:table-cell>
          <table:table-cell table:formula="of:=([.Q1814]^3)*[.L$22]+([.Q1814]^2)*[.L$2]+[.Q1814]*[.ML2022]" office:value-type="float" office:value="1369.80553059">
            <text:p>1369,8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14]+10" office:value-type="float" office:value="18091">
            <text:p>18091</text:p>
          </table:table-cell>
          <table:table-cell table:formula="of:=([.Q1815]^3)*[.L$22]+([.Q1815]^2)*[.L$2]+[.Q1815]*[.ML2023]" office:value-type="float" office:value="1371.32113739">
            <text:p>1371,3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15]+10" office:value-type="float" office:value="18101">
            <text:p>18101</text:p>
          </table:table-cell>
          <table:table-cell table:formula="of:=([.Q1816]^3)*[.L$22]+([.Q1816]^2)*[.L$2]+[.Q1816]*[.ML2024]" office:value-type="float" office:value="1372.83758219">
            <text:p>1372,8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16]+10" office:value-type="float" office:value="18111">
            <text:p>18111</text:p>
          </table:table-cell>
          <table:table-cell table:formula="of:=([.Q1817]^3)*[.L$22]+([.Q1817]^2)*[.L$2]+[.Q1817]*[.ML2025]" office:value-type="float" office:value="1374.35486499">
            <text:p>1374,3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17]+10" office:value-type="float" office:value="18121">
            <text:p>18121</text:p>
          </table:table-cell>
          <table:table-cell table:formula="of:=([.Q1818]^3)*[.L$22]+([.Q1818]^2)*[.L$2]+[.Q1818]*[.ML2026]" office:value-type="float" office:value="1375.87298579">
            <text:p>1375,8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18]+10" office:value-type="float" office:value="18131">
            <text:p>18131</text:p>
          </table:table-cell>
          <table:table-cell table:formula="of:=([.Q1819]^3)*[.L$22]+([.Q1819]^2)*[.L$2]+[.Q1819]*[.ML2027]" office:value-type="float" office:value="1377.39194459">
            <text:p>1377,3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19]+10" office:value-type="float" office:value="18141">
            <text:p>18141</text:p>
          </table:table-cell>
          <table:table-cell table:formula="of:=([.Q1820]^3)*[.L$22]+([.Q1820]^2)*[.L$2]+[.Q1820]*[.ML2028]" office:value-type="float" office:value="1378.91174139">
            <text:p>1378,9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20]+10" office:value-type="float" office:value="18151">
            <text:p>18151</text:p>
          </table:table-cell>
          <table:table-cell table:formula="of:=([.Q1821]^3)*[.L$22]+([.Q1821]^2)*[.L$2]+[.Q1821]*[.ML2029]" office:value-type="float" office:value="1380.43237619">
            <text:p>1380,4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21]+10" office:value-type="float" office:value="18161">
            <text:p>18161</text:p>
          </table:table-cell>
          <table:table-cell table:formula="of:=([.Q1822]^3)*[.L$22]+([.Q1822]^2)*[.L$2]+[.Q1822]*[.ML2030]" office:value-type="float" office:value="1381.95384899">
            <text:p>1381,9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22]+10" office:value-type="float" office:value="18171">
            <text:p>18171</text:p>
          </table:table-cell>
          <table:table-cell table:formula="of:=([.Q1823]^3)*[.L$22]+([.Q1823]^2)*[.L$2]+[.Q1823]*[.ML2031]" office:value-type="float" office:value="1383.47615979">
            <text:p>1383,4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23]+10" office:value-type="float" office:value="18181">
            <text:p>18181</text:p>
          </table:table-cell>
          <table:table-cell table:formula="of:=([.Q1824]^3)*[.L$22]+([.Q1824]^2)*[.L$2]+[.Q1824]*[.ML2032]" office:value-type="float" office:value="1384.99930859">
            <text:p>1384,99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24]+10" office:value-type="float" office:value="18191">
            <text:p>18191</text:p>
          </table:table-cell>
          <table:table-cell table:formula="of:=([.Q1825]^3)*[.L$22]+([.Q1825]^2)*[.L$2]+[.Q1825]*[.ML2033]" office:value-type="float" office:value="1386.52329539">
            <text:p>1386,52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25]+10" office:value-type="float" office:value="18201">
            <text:p>18201</text:p>
          </table:table-cell>
          <table:table-cell table:formula="of:=([.Q1826]^3)*[.L$22]+([.Q1826]^2)*[.L$2]+[.Q1826]*[.ML2034]" office:value-type="float" office:value="1388.04812019">
            <text:p>1388,0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26]+10" office:value-type="float" office:value="18211">
            <text:p>18211</text:p>
          </table:table-cell>
          <table:table-cell table:formula="of:=([.Q1827]^3)*[.L$22]+([.Q1827]^2)*[.L$2]+[.Q1827]*[.ML2035]" office:value-type="float" office:value="1389.57378299">
            <text:p>1389,57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27]+10" office:value-type="float" office:value="18221">
            <text:p>18221</text:p>
          </table:table-cell>
          <table:table-cell table:formula="of:=([.Q1828]^3)*[.L$22]+([.Q1828]^2)*[.L$2]+[.Q1828]*[.ML2036]" office:value-type="float" office:value="1391.10028379">
            <text:p>1391,1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28]+10" office:value-type="float" office:value="18231">
            <text:p>18231</text:p>
          </table:table-cell>
          <table:table-cell table:formula="of:=([.Q1829]^3)*[.L$22]+([.Q1829]^2)*[.L$2]+[.Q1829]*[.ML2037]" office:value-type="float" office:value="1392.62762259">
            <text:p>1392,62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29]+10" office:value-type="float" office:value="18241">
            <text:p>18241</text:p>
          </table:table-cell>
          <table:table-cell table:formula="of:=([.Q1830]^3)*[.L$22]+([.Q1830]^2)*[.L$2]+[.Q1830]*[.ML2038]" office:value-type="float" office:value="1394.15579939">
            <text:p>1394,1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30]+10" office:value-type="float" office:value="18251">
            <text:p>18251</text:p>
          </table:table-cell>
          <table:table-cell table:formula="of:=([.Q1831]^3)*[.L$22]+([.Q1831]^2)*[.L$2]+[.Q1831]*[.ML2039]" office:value-type="float" office:value="1395.68481419">
            <text:p>1395,6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31]+10" office:value-type="float" office:value="18261">
            <text:p>18261</text:p>
          </table:table-cell>
          <table:table-cell table:formula="of:=([.Q1832]^3)*[.L$22]+([.Q1832]^2)*[.L$2]+[.Q1832]*[.ML2040]" office:value-type="float" office:value="1397.21466699">
            <text:p>1397,2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32]+10" office:value-type="float" office:value="18271">
            <text:p>18271</text:p>
          </table:table-cell>
          <table:table-cell table:formula="of:=([.Q1833]^3)*[.L$22]+([.Q1833]^2)*[.L$2]+[.Q1833]*[.ML2041]" office:value-type="float" office:value="1398.74535779">
            <text:p>1398,7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33]+10" office:value-type="float" office:value="18281">
            <text:p>18281</text:p>
          </table:table-cell>
          <table:table-cell table:formula="of:=([.Q1834]^3)*[.L$22]+([.Q1834]^2)*[.L$2]+[.Q1834]*[.ML2042]" office:value-type="float" office:value="1400.27688659">
            <text:p>1400,2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34]+10" office:value-type="float" office:value="18291">
            <text:p>18291</text:p>
          </table:table-cell>
          <table:table-cell table:formula="of:=([.Q1835]^3)*[.L$22]+([.Q1835]^2)*[.L$2]+[.Q1835]*[.ML2043]" office:value-type="float" office:value="1401.80925339">
            <text:p>1401,80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35]+10" office:value-type="float" office:value="18301">
            <text:p>18301</text:p>
          </table:table-cell>
          <table:table-cell table:formula="of:=([.Q1836]^3)*[.L$22]+([.Q1836]^2)*[.L$2]+[.Q1836]*[.ML2044]" office:value-type="float" office:value="1403.34245819">
            <text:p>1403,3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36]+10" office:value-type="float" office:value="18311">
            <text:p>18311</text:p>
          </table:table-cell>
          <table:table-cell table:formula="of:=([.Q1837]^3)*[.L$22]+([.Q1837]^2)*[.L$2]+[.Q1837]*[.ML2045]" office:value-type="float" office:value="1404.87650099">
            <text:p>1404,8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37]+10" office:value-type="float" office:value="18321">
            <text:p>18321</text:p>
          </table:table-cell>
          <table:table-cell table:formula="of:=([.Q1838]^3)*[.L$22]+([.Q1838]^2)*[.L$2]+[.Q1838]*[.ML2046]" office:value-type="float" office:value="1406.41138179">
            <text:p>1406,4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38]+10" office:value-type="float" office:value="18331">
            <text:p>18331</text:p>
          </table:table-cell>
          <table:table-cell table:formula="of:=([.Q1839]^3)*[.L$22]+([.Q1839]^2)*[.L$2]+[.Q1839]*[.ML2047]" office:value-type="float" office:value="1407.94710059">
            <text:p>1407,9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39]+10" office:value-type="float" office:value="18341">
            <text:p>18341</text:p>
          </table:table-cell>
          <table:table-cell table:formula="of:=([.Q1840]^3)*[.L$22]+([.Q1840]^2)*[.L$2]+[.Q1840]*[.ML2048]" office:value-type="float" office:value="1409.48365739">
            <text:p>1409,48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40]+10" office:value-type="float" office:value="18351">
            <text:p>18351</text:p>
          </table:table-cell>
          <table:table-cell table:formula="of:=([.Q1841]^3)*[.L$22]+([.Q1841]^2)*[.L$2]+[.Q1841]*[.ML2049]" office:value-type="float" office:value="1411.02105219">
            <text:p>1411,0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41]+10" office:value-type="float" office:value="18361">
            <text:p>18361</text:p>
          </table:table-cell>
          <table:table-cell table:formula="of:=([.Q1842]^3)*[.L$22]+([.Q1842]^2)*[.L$2]+[.Q1842]*[.ML2050]" office:value-type="float" office:value="1412.55928499">
            <text:p>1412,5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42]+10" office:value-type="float" office:value="18371">
            <text:p>18371</text:p>
          </table:table-cell>
          <table:table-cell table:formula="of:=([.Q1843]^3)*[.L$22]+([.Q1843]^2)*[.L$2]+[.Q1843]*[.ML2051]" office:value-type="float" office:value="1414.09835579">
            <text:p>1414,0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43]+10" office:value-type="float" office:value="18381">
            <text:p>18381</text:p>
          </table:table-cell>
          <table:table-cell table:formula="of:=([.Q1844]^3)*[.L$22]+([.Q1844]^2)*[.L$2]+[.Q1844]*[.ML2052]" office:value-type="float" office:value="1415.63826459">
            <text:p>1415,6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44]+10" office:value-type="float" office:value="18391">
            <text:p>18391</text:p>
          </table:table-cell>
          <table:table-cell table:formula="of:=([.Q1845]^3)*[.L$22]+([.Q1845]^2)*[.L$2]+[.Q1845]*[.ML2053]" office:value-type="float" office:value="1417.17901139">
            <text:p>1417,17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45]+10" office:value-type="float" office:value="18401">
            <text:p>18401</text:p>
          </table:table-cell>
          <table:table-cell table:formula="of:=([.Q1846]^3)*[.L$22]+([.Q1846]^2)*[.L$2]+[.Q1846]*[.ML2054]" office:value-type="float" office:value="1418.72059619">
            <text:p>1418,7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46]+10" office:value-type="float" office:value="18411">
            <text:p>18411</text:p>
          </table:table-cell>
          <table:table-cell table:formula="of:=([.Q1847]^3)*[.L$22]+([.Q1847]^2)*[.L$2]+[.Q1847]*[.ML2055]" office:value-type="float" office:value="1420.26301899">
            <text:p>1420,2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47]+10" office:value-type="float" office:value="18421">
            <text:p>18421</text:p>
          </table:table-cell>
          <table:table-cell table:formula="of:=([.Q1848]^3)*[.L$22]+([.Q1848]^2)*[.L$2]+[.Q1848]*[.ML2056]" office:value-type="float" office:value="1421.80627979">
            <text:p>1421,80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48]+10" office:value-type="float" office:value="18431">
            <text:p>18431</text:p>
          </table:table-cell>
          <table:table-cell table:formula="of:=([.Q1849]^3)*[.L$22]+([.Q1849]^2)*[.L$2]+[.Q1849]*[.ML2057]" office:value-type="float" office:value="1423.35037859">
            <text:p>1423,3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49]+10" office:value-type="float" office:value="18441">
            <text:p>18441</text:p>
          </table:table-cell>
          <table:table-cell table:formula="of:=([.Q1850]^3)*[.L$22]+([.Q1850]^2)*[.L$2]+[.Q1850]*[.ML2058]" office:value-type="float" office:value="1424.89531539">
            <text:p>1424,8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50]+10" office:value-type="float" office:value="18451">
            <text:p>18451</text:p>
          </table:table-cell>
          <table:table-cell table:formula="of:=([.Q1851]^3)*[.L$22]+([.Q1851]^2)*[.L$2]+[.Q1851]*[.ML2059]" office:value-type="float" office:value="1426.44109019">
            <text:p>1426,44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51]+10" office:value-type="float" office:value="18461">
            <text:p>18461</text:p>
          </table:table-cell>
          <table:table-cell table:formula="of:=([.Q1852]^3)*[.L$22]+([.Q1852]^2)*[.L$2]+[.Q1852]*[.ML2060]" office:value-type="float" office:value="1427.98770299">
            <text:p>1427,98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52]+10" office:value-type="float" office:value="18471">
            <text:p>18471</text:p>
          </table:table-cell>
          <table:table-cell table:formula="of:=([.Q1853]^3)*[.L$22]+([.Q1853]^2)*[.L$2]+[.Q1853]*[.ML2061]" office:value-type="float" office:value="1429.53515379">
            <text:p>1429,5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53]+10" office:value-type="float" office:value="18481">
            <text:p>18481</text:p>
          </table:table-cell>
          <table:table-cell table:formula="of:=([.Q1854]^3)*[.L$22]+([.Q1854]^2)*[.L$2]+[.Q1854]*[.ML2062]" office:value-type="float" office:value="1431.08344259">
            <text:p>1431,0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54]+10" office:value-type="float" office:value="18491">
            <text:p>18491</text:p>
          </table:table-cell>
          <table:table-cell table:formula="of:=([.Q1855]^3)*[.L$22]+([.Q1855]^2)*[.L$2]+[.Q1855]*[.ML2063]" office:value-type="float" office:value="1432.63256939">
            <text:p>1432,6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55]+10" office:value-type="float" office:value="18501">
            <text:p>18501</text:p>
          </table:table-cell>
          <table:table-cell table:formula="of:=([.Q1856]^3)*[.L$22]+([.Q1856]^2)*[.L$2]+[.Q1856]*[.ML2064]" office:value-type="float" office:value="1434.18253419">
            <text:p>1434,1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56]+10" office:value-type="float" office:value="18511">
            <text:p>18511</text:p>
          </table:table-cell>
          <table:table-cell table:formula="of:=([.Q1857]^3)*[.L$22]+([.Q1857]^2)*[.L$2]+[.Q1857]*[.ML2065]" office:value-type="float" office:value="1435.73333699">
            <text:p>1435,7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57]+10" office:value-type="float" office:value="18521">
            <text:p>18521</text:p>
          </table:table-cell>
          <table:table-cell table:formula="of:=([.Q1858]^3)*[.L$22]+([.Q1858]^2)*[.L$2]+[.Q1858]*[.ML2066]" office:value-type="float" office:value="1437.28497779">
            <text:p>1437,2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58]+10" office:value-type="float" office:value="18531">
            <text:p>18531</text:p>
          </table:table-cell>
          <table:table-cell table:formula="of:=([.Q1859]^3)*[.L$22]+([.Q1859]^2)*[.L$2]+[.Q1859]*[.ML2067]" office:value-type="float" office:value="1438.83745659">
            <text:p>1438,8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59]+10" office:value-type="float" office:value="18541">
            <text:p>18541</text:p>
          </table:table-cell>
          <table:table-cell table:formula="of:=([.Q1860]^3)*[.L$22]+([.Q1860]^2)*[.L$2]+[.Q1860]*[.ML2068]" office:value-type="float" office:value="1440.39077339">
            <text:p>1440,3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60]+10" office:value-type="float" office:value="18551">
            <text:p>18551</text:p>
          </table:table-cell>
          <table:table-cell table:formula="of:=([.Q1861]^3)*[.L$22]+([.Q1861]^2)*[.L$2]+[.Q1861]*[.ML2069]" office:value-type="float" office:value="1441.94492819">
            <text:p>1441,94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61]+10" office:value-type="float" office:value="18561">
            <text:p>18561</text:p>
          </table:table-cell>
          <table:table-cell table:formula="of:=([.Q1862]^3)*[.L$22]+([.Q1862]^2)*[.L$2]+[.Q1862]*[.ML2070]" office:value-type="float" office:value="1443.49992099">
            <text:p>1443,50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62]+10" office:value-type="float" office:value="18571">
            <text:p>18571</text:p>
          </table:table-cell>
          <table:table-cell table:formula="of:=([.Q1863]^3)*[.L$22]+([.Q1863]^2)*[.L$2]+[.Q1863]*[.ML2071]" office:value-type="float" office:value="1445.05575179">
            <text:p>1445,0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63]+10" office:value-type="float" office:value="18581">
            <text:p>18581</text:p>
          </table:table-cell>
          <table:table-cell table:formula="of:=([.Q1864]^3)*[.L$22]+([.Q1864]^2)*[.L$2]+[.Q1864]*[.ML2072]" office:value-type="float" office:value="1446.61242059">
            <text:p>1446,6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64]+10" office:value-type="float" office:value="18591">
            <text:p>18591</text:p>
          </table:table-cell>
          <table:table-cell table:formula="of:=([.Q1865]^3)*[.L$22]+([.Q1865]^2)*[.L$2]+[.Q1865]*[.ML2073]" office:value-type="float" office:value="1448.16992739">
            <text:p>1448,1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65]+10" office:value-type="float" office:value="18601">
            <text:p>18601</text:p>
          </table:table-cell>
          <table:table-cell table:formula="of:=([.Q1866]^3)*[.L$22]+([.Q1866]^2)*[.L$2]+[.Q1866]*[.ML2074]" office:value-type="float" office:value="1449.72827219">
            <text:p>1449,72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66]+10" office:value-type="float" office:value="18611">
            <text:p>18611</text:p>
          </table:table-cell>
          <table:table-cell table:formula="of:=([.Q1867]^3)*[.L$22]+([.Q1867]^2)*[.L$2]+[.Q1867]*[.ML2075]" office:value-type="float" office:value="1451.28745499">
            <text:p>1451,2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67]+10" office:value-type="float" office:value="18621">
            <text:p>18621</text:p>
          </table:table-cell>
          <table:table-cell table:formula="of:=([.Q1868]^3)*[.L$22]+([.Q1868]^2)*[.L$2]+[.Q1868]*[.ML2076]" office:value-type="float" office:value="1452.84747579">
            <text:p>1452,8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68]+10" office:value-type="float" office:value="18631">
            <text:p>18631</text:p>
          </table:table-cell>
          <table:table-cell table:formula="of:=([.Q1869]^3)*[.L$22]+([.Q1869]^2)*[.L$2]+[.Q1869]*[.ML2077]" office:value-type="float" office:value="1454.40833459">
            <text:p>1454,40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69]+10" office:value-type="float" office:value="18641">
            <text:p>18641</text:p>
          </table:table-cell>
          <table:table-cell table:formula="of:=([.Q1870]^3)*[.L$22]+([.Q1870]^2)*[.L$2]+[.Q1870]*[.ML2078]" office:value-type="float" office:value="1455.97003139">
            <text:p>1455,9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70]+10" office:value-type="float" office:value="18651">
            <text:p>18651</text:p>
          </table:table-cell>
          <table:table-cell table:formula="of:=([.Q1871]^3)*[.L$22]+([.Q1871]^2)*[.L$2]+[.Q1871]*[.ML2079]" office:value-type="float" office:value="1457.53256619">
            <text:p>1457,5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71]+10" office:value-type="float" office:value="18661">
            <text:p>18661</text:p>
          </table:table-cell>
          <table:table-cell table:formula="of:=([.Q1872]^3)*[.L$22]+([.Q1872]^2)*[.L$2]+[.Q1872]*[.ML2080]" office:value-type="float" office:value="1459.09593899">
            <text:p>1459,0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72]+10" office:value-type="float" office:value="18671">
            <text:p>18671</text:p>
          </table:table-cell>
          <table:table-cell table:formula="of:=([.Q1873]^3)*[.L$22]+([.Q1873]^2)*[.L$2]+[.Q1873]*[.ML2081]" office:value-type="float" office:value="1460.66014979">
            <text:p>1460,66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73]+10" office:value-type="float" office:value="18681">
            <text:p>18681</text:p>
          </table:table-cell>
          <table:table-cell table:formula="of:=([.Q1874]^3)*[.L$22]+([.Q1874]^2)*[.L$2]+[.Q1874]*[.ML2082]" office:value-type="float" office:value="1462.22519859">
            <text:p>1462,2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74]+10" office:value-type="float" office:value="18691">
            <text:p>18691</text:p>
          </table:table-cell>
          <table:table-cell table:formula="of:=([.Q1875]^3)*[.L$22]+([.Q1875]^2)*[.L$2]+[.Q1875]*[.ML2083]" office:value-type="float" office:value="1463.79108539">
            <text:p>1463,79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75]+10" office:value-type="float" office:value="18701">
            <text:p>18701</text:p>
          </table:table-cell>
          <table:table-cell table:formula="of:=([.Q1876]^3)*[.L$22]+([.Q1876]^2)*[.L$2]+[.Q1876]*[.ML2084]" office:value-type="float" office:value="1465.35781019">
            <text:p>1465,3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76]+10" office:value-type="float" office:value="18711">
            <text:p>18711</text:p>
          </table:table-cell>
          <table:table-cell table:formula="of:=([.Q1877]^3)*[.L$22]+([.Q1877]^2)*[.L$2]+[.Q1877]*[.ML2085]" office:value-type="float" office:value="1466.92537299">
            <text:p>1466,9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77]+10" office:value-type="float" office:value="18721">
            <text:p>18721</text:p>
          </table:table-cell>
          <table:table-cell table:formula="of:=([.Q1878]^3)*[.L$22]+([.Q1878]^2)*[.L$2]+[.Q1878]*[.ML2086]" office:value-type="float" office:value="1468.49377379">
            <text:p>1468,49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78]+10" office:value-type="float" office:value="18731">
            <text:p>18731</text:p>
          </table:table-cell>
          <table:table-cell table:formula="of:=([.Q1879]^3)*[.L$22]+([.Q1879]^2)*[.L$2]+[.Q1879]*[.ML2087]" office:value-type="float" office:value="1470.06301259">
            <text:p>1470,0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79]+10" office:value-type="float" office:value="18741">
            <text:p>18741</text:p>
          </table:table-cell>
          <table:table-cell table:formula="of:=([.Q1880]^3)*[.L$22]+([.Q1880]^2)*[.L$2]+[.Q1880]*[.ML2088]" office:value-type="float" office:value="1471.63308939">
            <text:p>1471,6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80]+10" office:value-type="float" office:value="18751">
            <text:p>18751</text:p>
          </table:table-cell>
          <table:table-cell table:formula="of:=([.Q1881]^3)*[.L$22]+([.Q1881]^2)*[.L$2]+[.Q1881]*[.ML2089]" office:value-type="float" office:value="1473.20400419">
            <text:p>1473,20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81]+10" office:value-type="float" office:value="18761">
            <text:p>18761</text:p>
          </table:table-cell>
          <table:table-cell table:formula="of:=([.Q1882]^3)*[.L$22]+([.Q1882]^2)*[.L$2]+[.Q1882]*[.ML2090]" office:value-type="float" office:value="1474.77575699">
            <text:p>1474,7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82]+10" office:value-type="float" office:value="18771">
            <text:p>18771</text:p>
          </table:table-cell>
          <table:table-cell table:formula="of:=([.Q1883]^3)*[.L$22]+([.Q1883]^2)*[.L$2]+[.Q1883]*[.ML2091]" office:value-type="float" office:value="1476.34834779">
            <text:p>1476,34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83]+10" office:value-type="float" office:value="18781">
            <text:p>18781</text:p>
          </table:table-cell>
          <table:table-cell table:formula="of:=([.Q1884]^3)*[.L$22]+([.Q1884]^2)*[.L$2]+[.Q1884]*[.ML2092]" office:value-type="float" office:value="1477.92177659">
            <text:p>1477,92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84]+10" office:value-type="float" office:value="18791">
            <text:p>18791</text:p>
          </table:table-cell>
          <table:table-cell table:formula="of:=([.Q1885]^3)*[.L$22]+([.Q1885]^2)*[.L$2]+[.Q1885]*[.ML2093]" office:value-type="float" office:value="1479.49604339">
            <text:p>1479,49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85]+10" office:value-type="float" office:value="18801">
            <text:p>18801</text:p>
          </table:table-cell>
          <table:table-cell table:formula="of:=([.Q1886]^3)*[.L$22]+([.Q1886]^2)*[.L$2]+[.Q1886]*[.ML2094]" office:value-type="float" office:value="1481.07114819">
            <text:p>1481,0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86]+10" office:value-type="float" office:value="18811">
            <text:p>18811</text:p>
          </table:table-cell>
          <table:table-cell table:formula="of:=([.Q1887]^3)*[.L$22]+([.Q1887]^2)*[.L$2]+[.Q1887]*[.ML2095]" office:value-type="float" office:value="1482.64709099">
            <text:p>1482,64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87]+10" office:value-type="float" office:value="18821">
            <text:p>18821</text:p>
          </table:table-cell>
          <table:table-cell table:formula="of:=([.Q1888]^3)*[.L$22]+([.Q1888]^2)*[.L$2]+[.Q1888]*[.ML2096]" office:value-type="float" office:value="1484.22387179">
            <text:p>1484,2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88]+10" office:value-type="float" office:value="18831">
            <text:p>18831</text:p>
          </table:table-cell>
          <table:table-cell table:formula="of:=([.Q1889]^3)*[.L$22]+([.Q1889]^2)*[.L$2]+[.Q1889]*[.ML2097]" office:value-type="float" office:value="1485.80149059">
            <text:p>1485,80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89]+10" office:value-type="float" office:value="18841">
            <text:p>18841</text:p>
          </table:table-cell>
          <table:table-cell table:formula="of:=([.Q1890]^3)*[.L$22]+([.Q1890]^2)*[.L$2]+[.Q1890]*[.ML2098]" office:value-type="float" office:value="1487.37994739">
            <text:p>1487,38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90]+10" office:value-type="float" office:value="18851">
            <text:p>18851</text:p>
          </table:table-cell>
          <table:table-cell table:formula="of:=([.Q1891]^3)*[.L$22]+([.Q1891]^2)*[.L$2]+[.Q1891]*[.ML2099]" office:value-type="float" office:value="1488.95924219">
            <text:p>1488,95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91]+10" office:value-type="float" office:value="18861">
            <text:p>18861</text:p>
          </table:table-cell>
          <table:table-cell table:formula="of:=([.Q1892]^3)*[.L$22]+([.Q1892]^2)*[.L$2]+[.Q1892]*[.ML2100]" office:value-type="float" office:value="1490.53937499">
            <text:p>1490,5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92]+10" office:value-type="float" office:value="18871">
            <text:p>18871</text:p>
          </table:table-cell>
          <table:table-cell table:formula="of:=([.Q1893]^3)*[.L$22]+([.Q1893]^2)*[.L$2]+[.Q1893]*[.ML2101]" office:value-type="float" office:value="1492.12034579">
            <text:p>1492,1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93]+10" office:value-type="float" office:value="18881">
            <text:p>18881</text:p>
          </table:table-cell>
          <table:table-cell table:formula="of:=([.Q1894]^3)*[.L$22]+([.Q1894]^2)*[.L$2]+[.Q1894]*[.ML2102]" office:value-type="float" office:value="1493.70215459">
            <text:p>1493,70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94]+10" office:value-type="float" office:value="18891">
            <text:p>18891</text:p>
          </table:table-cell>
          <table:table-cell table:formula="of:=([.Q1895]^3)*[.L$22]+([.Q1895]^2)*[.L$2]+[.Q1895]*[.ML2103]" office:value-type="float" office:value="1495.28480139">
            <text:p>1495,2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95]+10" office:value-type="float" office:value="18901">
            <text:p>18901</text:p>
          </table:table-cell>
          <table:table-cell table:formula="of:=([.Q1896]^3)*[.L$22]+([.Q1896]^2)*[.L$2]+[.Q1896]*[.ML2104]" office:value-type="float" office:value="1496.86828619">
            <text:p>1496,86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96]+10" office:value-type="float" office:value="18911">
            <text:p>18911</text:p>
          </table:table-cell>
          <table:table-cell table:formula="of:=([.Q1897]^3)*[.L$22]+([.Q1897]^2)*[.L$2]+[.Q1897]*[.ML2105]" office:value-type="float" office:value="1498.45260899">
            <text:p>1498,4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97]+10" office:value-type="float" office:value="18921">
            <text:p>18921</text:p>
          </table:table-cell>
          <table:table-cell table:formula="of:=([.Q1898]^3)*[.L$22]+([.Q1898]^2)*[.L$2]+[.Q1898]*[.ML2106]" office:value-type="float" office:value="1500.03776979">
            <text:p>1500,0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98]+10" office:value-type="float" office:value="18931">
            <text:p>18931</text:p>
          </table:table-cell>
          <table:table-cell table:formula="of:=([.Q1899]^3)*[.L$22]+([.Q1899]^2)*[.L$2]+[.Q1899]*[.ML2107]" office:value-type="float" office:value="1501.62376859">
            <text:p>1501,62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899]+10" office:value-type="float" office:value="18941">
            <text:p>18941</text:p>
          </table:table-cell>
          <table:table-cell table:formula="of:=([.Q1900]^3)*[.L$22]+([.Q1900]^2)*[.L$2]+[.Q1900]*[.ML2108]" office:value-type="float" office:value="1503.21060539">
            <text:p>1503,2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00]+10" office:value-type="float" office:value="18951">
            <text:p>18951</text:p>
          </table:table-cell>
          <table:table-cell table:formula="of:=([.Q1901]^3)*[.L$22]+([.Q1901]^2)*[.L$2]+[.Q1901]*[.ML2109]" office:value-type="float" office:value="1504.79828019">
            <text:p>1504,7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01]+10" office:value-type="float" office:value="18961">
            <text:p>18961</text:p>
          </table:table-cell>
          <table:table-cell table:formula="of:=([.Q1902]^3)*[.L$22]+([.Q1902]^2)*[.L$2]+[.Q1902]*[.ML2110]" office:value-type="float" office:value="1506.38679299">
            <text:p>1506,38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02]+10" office:value-type="float" office:value="18971">
            <text:p>18971</text:p>
          </table:table-cell>
          <table:table-cell table:formula="of:=([.Q1903]^3)*[.L$22]+([.Q1903]^2)*[.L$2]+[.Q1903]*[.ML2111]" office:value-type="float" office:value="1507.97614379">
            <text:p>1507,97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03]+10" office:value-type="float" office:value="18981">
            <text:p>18981</text:p>
          </table:table-cell>
          <table:table-cell table:formula="of:=([.Q1904]^3)*[.L$22]+([.Q1904]^2)*[.L$2]+[.Q1904]*[.ML2112]" office:value-type="float" office:value="1509.56633259">
            <text:p>1509,5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04]+10" office:value-type="float" office:value="18991">
            <text:p>18991</text:p>
          </table:table-cell>
          <table:table-cell table:formula="of:=([.Q1905]^3)*[.L$22]+([.Q1905]^2)*[.L$2]+[.Q1905]*[.ML2113]" office:value-type="float" office:value="1511.15735939">
            <text:p>1511,15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05]+10" office:value-type="float" office:value="19001">
            <text:p>19001</text:p>
          </table:table-cell>
          <table:table-cell table:formula="of:=([.Q1906]^3)*[.L$22]+([.Q1906]^2)*[.L$2]+[.Q1906]*[.ML2114]" office:value-type="float" office:value="1512.74922419">
            <text:p>1512,7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06]+10" office:value-type="float" office:value="19011">
            <text:p>19011</text:p>
          </table:table-cell>
          <table:table-cell table:formula="of:=([.Q1907]^3)*[.L$22]+([.Q1907]^2)*[.L$2]+[.Q1907]*[.ML2115]" office:value-type="float" office:value="1514.34192699">
            <text:p>1514,34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07]+10" office:value-type="float" office:value="19021">
            <text:p>19021</text:p>
          </table:table-cell>
          <table:table-cell table:formula="of:=([.Q1908]^3)*[.L$22]+([.Q1908]^2)*[.L$2]+[.Q1908]*[.ML2116]" office:value-type="float" office:value="1515.93546779">
            <text:p>1515,93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08]+10" office:value-type="float" office:value="19031">
            <text:p>19031</text:p>
          </table:table-cell>
          <table:table-cell table:formula="of:=([.Q1909]^3)*[.L$22]+([.Q1909]^2)*[.L$2]+[.Q1909]*[.ML2117]" office:value-type="float" office:value="1517.52984659">
            <text:p>1517,53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09]+10" office:value-type="float" office:value="19041">
            <text:p>19041</text:p>
          </table:table-cell>
          <table:table-cell table:formula="of:=([.Q1910]^3)*[.L$22]+([.Q1910]^2)*[.L$2]+[.Q1910]*[.ML2118]" office:value-type="float" office:value="1519.12506339">
            <text:p>1519,12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10]+10" office:value-type="float" office:value="19051">
            <text:p>19051</text:p>
          </table:table-cell>
          <table:table-cell table:formula="of:=([.Q1911]^3)*[.L$22]+([.Q1911]^2)*[.L$2]+[.Q1911]*[.ML2119]" office:value-type="float" office:value="1520.72111819">
            <text:p>1520,7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11]+10" office:value-type="float" office:value="19061">
            <text:p>19061</text:p>
          </table:table-cell>
          <table:table-cell table:formula="of:=([.Q1912]^3)*[.L$22]+([.Q1912]^2)*[.L$2]+[.Q1912]*[.ML2120]" office:value-type="float" office:value="1522.31801099">
            <text:p>1522,3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12]+10" office:value-type="float" office:value="19071">
            <text:p>19071</text:p>
          </table:table-cell>
          <table:table-cell table:formula="of:=([.Q1913]^3)*[.L$22]+([.Q1913]^2)*[.L$2]+[.Q1913]*[.ML2121]" office:value-type="float" office:value="1523.91574179">
            <text:p>1523,91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13]+10" office:value-type="float" office:value="19081">
            <text:p>19081</text:p>
          </table:table-cell>
          <table:table-cell table:formula="of:=([.Q1914]^3)*[.L$22]+([.Q1914]^2)*[.L$2]+[.Q1914]*[.ML2122]" office:value-type="float" office:value="1525.51431059">
            <text:p>1525,5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14]+10" office:value-type="float" office:value="19091">
            <text:p>19091</text:p>
          </table:table-cell>
          <table:table-cell table:formula="of:=([.Q1915]^3)*[.L$22]+([.Q1915]^2)*[.L$2]+[.Q1915]*[.ML2123]" office:value-type="float" office:value="1527.11371739">
            <text:p>1527,1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15]+10" office:value-type="float" office:value="19101">
            <text:p>19101</text:p>
          </table:table-cell>
          <table:table-cell table:formula="of:=([.Q1916]^3)*[.L$22]+([.Q1916]^2)*[.L$2]+[.Q1916]*[.ML2124]" office:value-type="float" office:value="1528.71396219">
            <text:p>1528,7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16]+10" office:value-type="float" office:value="19111">
            <text:p>19111</text:p>
          </table:table-cell>
          <table:table-cell table:formula="of:=([.Q1917]^3)*[.L$22]+([.Q1917]^2)*[.L$2]+[.Q1917]*[.ML2125]" office:value-type="float" office:value="1530.31504499">
            <text:p>1530,3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17]+10" office:value-type="float" office:value="19121">
            <text:p>19121</text:p>
          </table:table-cell>
          <table:table-cell table:formula="of:=([.Q1918]^3)*[.L$22]+([.Q1918]^2)*[.L$2]+[.Q1918]*[.ML2126]" office:value-type="float" office:value="1531.91696579">
            <text:p>1531,9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18]+10" office:value-type="float" office:value="19131">
            <text:p>19131</text:p>
          </table:table-cell>
          <table:table-cell table:formula="of:=([.Q1919]^3)*[.L$22]+([.Q1919]^2)*[.L$2]+[.Q1919]*[.ML2127]" office:value-type="float" office:value="1533.51972459">
            <text:p>1533,52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19]+10" office:value-type="float" office:value="19141">
            <text:p>19141</text:p>
          </table:table-cell>
          <table:table-cell table:formula="of:=([.Q1920]^3)*[.L$22]+([.Q1920]^2)*[.L$2]+[.Q1920]*[.ML2128]" office:value-type="float" office:value="1535.12332139">
            <text:p>1535,12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20]+10" office:value-type="float" office:value="19151">
            <text:p>19151</text:p>
          </table:table-cell>
          <table:table-cell table:formula="of:=([.Q1921]^3)*[.L$22]+([.Q1921]^2)*[.L$2]+[.Q1921]*[.ML2129]" office:value-type="float" office:value="1536.72775619">
            <text:p>1536,72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21]+10" office:value-type="float" office:value="19161">
            <text:p>19161</text:p>
          </table:table-cell>
          <table:table-cell table:formula="of:=([.Q1922]^3)*[.L$22]+([.Q1922]^2)*[.L$2]+[.Q1922]*[.ML2130]" office:value-type="float" office:value="1538.33302899">
            <text:p>1538,33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22]+10" office:value-type="float" office:value="19171">
            <text:p>19171</text:p>
          </table:table-cell>
          <table:table-cell table:formula="of:=([.Q1923]^3)*[.L$22]+([.Q1923]^2)*[.L$2]+[.Q1923]*[.ML2131]" office:value-type="float" office:value="1539.93913979">
            <text:p>1539,9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23]+10" office:value-type="float" office:value="19181">
            <text:p>19181</text:p>
          </table:table-cell>
          <table:table-cell table:formula="of:=([.Q1924]^3)*[.L$22]+([.Q1924]^2)*[.L$2]+[.Q1924]*[.ML2132]" office:value-type="float" office:value="1541.54608859">
            <text:p>1541,5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24]+10" office:value-type="float" office:value="19191">
            <text:p>19191</text:p>
          </table:table-cell>
          <table:table-cell table:formula="of:=([.Q1925]^3)*[.L$22]+([.Q1925]^2)*[.L$2]+[.Q1925]*[.ML2133]" office:value-type="float" office:value="1543.15387539">
            <text:p>1543,1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25]+10" office:value-type="float" office:value="19201">
            <text:p>19201</text:p>
          </table:table-cell>
          <table:table-cell table:formula="of:=([.Q1926]^3)*[.L$22]+([.Q1926]^2)*[.L$2]+[.Q1926]*[.ML2134]" office:value-type="float" office:value="1544.76250019">
            <text:p>1544,76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26]+10" office:value-type="float" office:value="19211">
            <text:p>19211</text:p>
          </table:table-cell>
          <table:table-cell table:formula="of:=([.Q1927]^3)*[.L$22]+([.Q1927]^2)*[.L$2]+[.Q1927]*[.ML2135]" office:value-type="float" office:value="1546.37196299">
            <text:p>1546,3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27]+10" office:value-type="float" office:value="19221">
            <text:p>19221</text:p>
          </table:table-cell>
          <table:table-cell table:formula="of:=([.Q1928]^3)*[.L$22]+([.Q1928]^2)*[.L$2]+[.Q1928]*[.ML2136]" office:value-type="float" office:value="1547.98226379">
            <text:p>1547,98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28]+10" office:value-type="float" office:value="19231">
            <text:p>19231</text:p>
          </table:table-cell>
          <table:table-cell table:formula="of:=([.Q1929]^3)*[.L$22]+([.Q1929]^2)*[.L$2]+[.Q1929]*[.ML2137]" office:value-type="float" office:value="1549.59340259">
            <text:p>1549,59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29]+10" office:value-type="float" office:value="19241">
            <text:p>19241</text:p>
          </table:table-cell>
          <table:table-cell table:formula="of:=([.Q1930]^3)*[.L$22]+([.Q1930]^2)*[.L$2]+[.Q1930]*[.ML2138]" office:value-type="float" office:value="1551.20537939">
            <text:p>1551,20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30]+10" office:value-type="float" office:value="19251">
            <text:p>19251</text:p>
          </table:table-cell>
          <table:table-cell table:formula="of:=([.Q1931]^3)*[.L$22]+([.Q1931]^2)*[.L$2]+[.Q1931]*[.ML2139]" office:value-type="float" office:value="1552.81819419">
            <text:p>1552,8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31]+10" office:value-type="float" office:value="19261">
            <text:p>19261</text:p>
          </table:table-cell>
          <table:table-cell table:formula="of:=([.Q1932]^3)*[.L$22]+([.Q1932]^2)*[.L$2]+[.Q1932]*[.ML2140]" office:value-type="float" office:value="1554.43184699">
            <text:p>1554,43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32]+10" office:value-type="float" office:value="19271">
            <text:p>19271</text:p>
          </table:table-cell>
          <table:table-cell table:formula="of:=([.Q1933]^3)*[.L$22]+([.Q1933]^2)*[.L$2]+[.Q1933]*[.ML2141]" office:value-type="float" office:value="1556.04633779">
            <text:p>1556,0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33]+10" office:value-type="float" office:value="19281">
            <text:p>19281</text:p>
          </table:table-cell>
          <table:table-cell table:formula="of:=([.Q1934]^3)*[.L$22]+([.Q1934]^2)*[.L$2]+[.Q1934]*[.ML2142]" office:value-type="float" office:value="1557.66166659">
            <text:p>1557,6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34]+10" office:value-type="float" office:value="19291">
            <text:p>19291</text:p>
          </table:table-cell>
          <table:table-cell table:formula="of:=([.Q1935]^3)*[.L$22]+([.Q1935]^2)*[.L$2]+[.Q1935]*[.ML2143]" office:value-type="float" office:value="1559.27783339">
            <text:p>1559,27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35]+10" office:value-type="float" office:value="19301">
            <text:p>19301</text:p>
          </table:table-cell>
          <table:table-cell table:formula="of:=([.Q1936]^3)*[.L$22]+([.Q1936]^2)*[.L$2]+[.Q1936]*[.ML2144]" office:value-type="float" office:value="1560.89483819">
            <text:p>1560,8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36]+10" office:value-type="float" office:value="19311">
            <text:p>19311</text:p>
          </table:table-cell>
          <table:table-cell table:formula="of:=([.Q1937]^3)*[.L$22]+([.Q1937]^2)*[.L$2]+[.Q1937]*[.ML2145]" office:value-type="float" office:value="1562.51268099">
            <text:p>1562,5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37]+10" office:value-type="float" office:value="19321">
            <text:p>19321</text:p>
          </table:table-cell>
          <table:table-cell table:formula="of:=([.Q1938]^3)*[.L$22]+([.Q1938]^2)*[.L$2]+[.Q1938]*[.ML2146]" office:value-type="float" office:value="1564.13136179">
            <text:p>1564,1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38]+10" office:value-type="float" office:value="19331">
            <text:p>19331</text:p>
          </table:table-cell>
          <table:table-cell table:formula="of:=([.Q1939]^3)*[.L$22]+([.Q1939]^2)*[.L$2]+[.Q1939]*[.ML2147]" office:value-type="float" office:value="1565.75088059">
            <text:p>1565,75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39]+10" office:value-type="float" office:value="19341">
            <text:p>19341</text:p>
          </table:table-cell>
          <table:table-cell table:formula="of:=([.Q1940]^3)*[.L$22]+([.Q1940]^2)*[.L$2]+[.Q1940]*[.ML2148]" office:value-type="float" office:value="1567.37123739">
            <text:p>1567,3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40]+10" office:value-type="float" office:value="19351">
            <text:p>19351</text:p>
          </table:table-cell>
          <table:table-cell table:formula="of:=([.Q1941]^3)*[.L$22]+([.Q1941]^2)*[.L$2]+[.Q1941]*[.ML2149]" office:value-type="float" office:value="1568.99243219">
            <text:p>1568,9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41]+10" office:value-type="float" office:value="19361">
            <text:p>19361</text:p>
          </table:table-cell>
          <table:table-cell table:formula="of:=([.Q1942]^3)*[.L$22]+([.Q1942]^2)*[.L$2]+[.Q1942]*[.ML2150]" office:value-type="float" office:value="1570.61446499">
            <text:p>1570,6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42]+10" office:value-type="float" office:value="19371">
            <text:p>19371</text:p>
          </table:table-cell>
          <table:table-cell table:formula="of:=([.Q1943]^3)*[.L$22]+([.Q1943]^2)*[.L$2]+[.Q1943]*[.ML2151]" office:value-type="float" office:value="1572.23733579">
            <text:p>1572,2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43]+10" office:value-type="float" office:value="19381">
            <text:p>19381</text:p>
          </table:table-cell>
          <table:table-cell table:formula="of:=([.Q1944]^3)*[.L$22]+([.Q1944]^2)*[.L$2]+[.Q1944]*[.ML2152]" office:value-type="float" office:value="1573.86104459">
            <text:p>1573,86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44]+10" office:value-type="float" office:value="19391">
            <text:p>19391</text:p>
          </table:table-cell>
          <table:table-cell table:formula="of:=([.Q1945]^3)*[.L$22]+([.Q1945]^2)*[.L$2]+[.Q1945]*[.ML2153]" office:value-type="float" office:value="1575.48559139">
            <text:p>1575,4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45]+10" office:value-type="float" office:value="19401">
            <text:p>19401</text:p>
          </table:table-cell>
          <table:table-cell table:formula="of:=([.Q1946]^3)*[.L$22]+([.Q1946]^2)*[.L$2]+[.Q1946]*[.ML2154]" office:value-type="float" office:value="1577.11097619">
            <text:p>1577,1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46]+10" office:value-type="float" office:value="19411">
            <text:p>19411</text:p>
          </table:table-cell>
          <table:table-cell table:formula="of:=([.Q1947]^3)*[.L$22]+([.Q1947]^2)*[.L$2]+[.Q1947]*[.ML2155]" office:value-type="float" office:value="1578.73719899">
            <text:p>1578,73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47]+10" office:value-type="float" office:value="19421">
            <text:p>19421</text:p>
          </table:table-cell>
          <table:table-cell table:formula="of:=([.Q1948]^3)*[.L$22]+([.Q1948]^2)*[.L$2]+[.Q1948]*[.ML2156]" office:value-type="float" office:value="1580.36425979">
            <text:p>1580,36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48]+10" office:value-type="float" office:value="19431">
            <text:p>19431</text:p>
          </table:table-cell>
          <table:table-cell table:formula="of:=([.Q1949]^3)*[.L$22]+([.Q1949]^2)*[.L$2]+[.Q1949]*[.ML2157]" office:value-type="float" office:value="1581.99215859">
            <text:p>1581,9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49]+10" office:value-type="float" office:value="19441">
            <text:p>19441</text:p>
          </table:table-cell>
          <table:table-cell table:formula="of:=([.Q1950]^3)*[.L$22]+([.Q1950]^2)*[.L$2]+[.Q1950]*[.ML2158]" office:value-type="float" office:value="1583.62089539">
            <text:p>1583,6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50]+10" office:value-type="float" office:value="19451">
            <text:p>19451</text:p>
          </table:table-cell>
          <table:table-cell table:formula="of:=([.Q1951]^3)*[.L$22]+([.Q1951]^2)*[.L$2]+[.Q1951]*[.ML2159]" office:value-type="float" office:value="1585.25047019">
            <text:p>1585,25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51]+10" office:value-type="float" office:value="19461">
            <text:p>19461</text:p>
          </table:table-cell>
          <table:table-cell table:formula="of:=([.Q1952]^3)*[.L$22]+([.Q1952]^2)*[.L$2]+[.Q1952]*[.ML2160]" office:value-type="float" office:value="1586.88088299">
            <text:p>1586,8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52]+10" office:value-type="float" office:value="19471">
            <text:p>19471</text:p>
          </table:table-cell>
          <table:table-cell table:formula="of:=([.Q1953]^3)*[.L$22]+([.Q1953]^2)*[.L$2]+[.Q1953]*[.ML2161]" office:value-type="float" office:value="1588.51213379">
            <text:p>1588,5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53]+10" office:value-type="float" office:value="19481">
            <text:p>19481</text:p>
          </table:table-cell>
          <table:table-cell table:formula="of:=([.Q1954]^3)*[.L$22]+([.Q1954]^2)*[.L$2]+[.Q1954]*[.ML2162]" office:value-type="float" office:value="1590.14422259">
            <text:p>1590,14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54]+10" office:value-type="float" office:value="19491">
            <text:p>19491</text:p>
          </table:table-cell>
          <table:table-cell table:formula="of:=([.Q1955]^3)*[.L$22]+([.Q1955]^2)*[.L$2]+[.Q1955]*[.ML2163]" office:value-type="float" office:value="1591.77714939">
            <text:p>1591,77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55]+10" office:value-type="float" office:value="19501">
            <text:p>19501</text:p>
          </table:table-cell>
          <table:table-cell table:formula="of:=([.Q1956]^3)*[.L$22]+([.Q1956]^2)*[.L$2]+[.Q1956]*[.ML2164]" office:value-type="float" office:value="1593.41091419">
            <text:p>1593,4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56]+10" office:value-type="float" office:value="19511">
            <text:p>19511</text:p>
          </table:table-cell>
          <table:table-cell table:formula="of:=([.Q1957]^3)*[.L$22]+([.Q1957]^2)*[.L$2]+[.Q1957]*[.ML2165]" office:value-type="float" office:value="1595.04551699">
            <text:p>1595,04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57]+10" office:value-type="float" office:value="19521">
            <text:p>19521</text:p>
          </table:table-cell>
          <table:table-cell table:formula="of:=([.Q1958]^3)*[.L$22]+([.Q1958]^2)*[.L$2]+[.Q1958]*[.ML2166]" office:value-type="float" office:value="1596.68095779">
            <text:p>1596,6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58]+10" office:value-type="float" office:value="19531">
            <text:p>19531</text:p>
          </table:table-cell>
          <table:table-cell table:formula="of:=([.Q1959]^3)*[.L$22]+([.Q1959]^2)*[.L$2]+[.Q1959]*[.ML2167]" office:value-type="float" office:value="1598.31723659">
            <text:p>1598,3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59]+10" office:value-type="float" office:value="19541">
            <text:p>19541</text:p>
          </table:table-cell>
          <table:table-cell table:formula="of:=([.Q1960]^3)*[.L$22]+([.Q1960]^2)*[.L$2]+[.Q1960]*[.ML2168]" office:value-type="float" office:value="1599.95435339">
            <text:p>1599,95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60]+10" office:value-type="float" office:value="19551">
            <text:p>19551</text:p>
          </table:table-cell>
          <table:table-cell table:formula="of:=([.Q1961]^3)*[.L$22]+([.Q1961]^2)*[.L$2]+[.Q1961]*[.ML2169]" office:value-type="float" office:value="1601.59230819">
            <text:p>1601,5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61]+10" office:value-type="float" office:value="19561">
            <text:p>19561</text:p>
          </table:table-cell>
          <table:table-cell table:formula="of:=([.Q1962]^3)*[.L$22]+([.Q1962]^2)*[.L$2]+[.Q1962]*[.ML2170]" office:value-type="float" office:value="1603.23110099">
            <text:p>1603,23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62]+10" office:value-type="float" office:value="19571">
            <text:p>19571</text:p>
          </table:table-cell>
          <table:table-cell table:formula="of:=([.Q1963]^3)*[.L$22]+([.Q1963]^2)*[.L$2]+[.Q1963]*[.ML2171]" office:value-type="float" office:value="1604.87073179">
            <text:p>1604,87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63]+10" office:value-type="float" office:value="19581">
            <text:p>19581</text:p>
          </table:table-cell>
          <table:table-cell table:formula="of:=([.Q1964]^3)*[.L$22]+([.Q1964]^2)*[.L$2]+[.Q1964]*[.ML2172]" office:value-type="float" office:value="1606.51120059">
            <text:p>1606,51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64]+10" office:value-type="float" office:value="19591">
            <text:p>19591</text:p>
          </table:table-cell>
          <table:table-cell table:formula="of:=([.Q1965]^3)*[.L$22]+([.Q1965]^2)*[.L$2]+[.Q1965]*[.ML2173]" office:value-type="float" office:value="1608.15250739">
            <text:p>1608,15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65]+10" office:value-type="float" office:value="19601">
            <text:p>19601</text:p>
          </table:table-cell>
          <table:table-cell table:formula="of:=([.Q1966]^3)*[.L$22]+([.Q1966]^2)*[.L$2]+[.Q1966]*[.ML2174]" office:value-type="float" office:value="1609.79465219">
            <text:p>1609,7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66]+10" office:value-type="float" office:value="19611">
            <text:p>19611</text:p>
          </table:table-cell>
          <table:table-cell table:formula="of:=([.Q1967]^3)*[.L$22]+([.Q1967]^2)*[.L$2]+[.Q1967]*[.ML2175]" office:value-type="float" office:value="1611.43763499">
            <text:p>1611,43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67]+10" office:value-type="float" office:value="19621">
            <text:p>19621</text:p>
          </table:table-cell>
          <table:table-cell table:formula="of:=([.Q1968]^3)*[.L$22]+([.Q1968]^2)*[.L$2]+[.Q1968]*[.ML2176]" office:value-type="float" office:value="1613.08145579">
            <text:p>1613,0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68]+10" office:value-type="float" office:value="19631">
            <text:p>19631</text:p>
          </table:table-cell>
          <table:table-cell table:formula="of:=([.Q1969]^3)*[.L$22]+([.Q1969]^2)*[.L$2]+[.Q1969]*[.ML2177]" office:value-type="float" office:value="1614.72611459">
            <text:p>1614,72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69]+10" office:value-type="float" office:value="19641">
            <text:p>19641</text:p>
          </table:table-cell>
          <table:table-cell table:formula="of:=([.Q1970]^3)*[.L$22]+([.Q1970]^2)*[.L$2]+[.Q1970]*[.ML2178]" office:value-type="float" office:value="1616.37161139">
            <text:p>1616,37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70]+10" office:value-type="float" office:value="19651">
            <text:p>19651</text:p>
          </table:table-cell>
          <table:table-cell table:formula="of:=([.Q1971]^3)*[.L$22]+([.Q1971]^2)*[.L$2]+[.Q1971]*[.ML2179]" office:value-type="float" office:value="1618.01794619">
            <text:p>1618,01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71]+10" office:value-type="float" office:value="19661">
            <text:p>19661</text:p>
          </table:table-cell>
          <table:table-cell table:formula="of:=([.Q1972]^3)*[.L$22]+([.Q1972]^2)*[.L$2]+[.Q1972]*[.ML2180]" office:value-type="float" office:value="1619.66511899">
            <text:p>1619,66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72]+10" office:value-type="float" office:value="19671">
            <text:p>19671</text:p>
          </table:table-cell>
          <table:table-cell table:formula="of:=([.Q1973]^3)*[.L$22]+([.Q1973]^2)*[.L$2]+[.Q1973]*[.ML2181]" office:value-type="float" office:value="1621.31312979">
            <text:p>1621,31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73]+10" office:value-type="float" office:value="19681">
            <text:p>19681</text:p>
          </table:table-cell>
          <table:table-cell table:formula="of:=([.Q1974]^3)*[.L$22]+([.Q1974]^2)*[.L$2]+[.Q1974]*[.ML2182]" office:value-type="float" office:value="1622.96197859">
            <text:p>1622,9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74]+10" office:value-type="float" office:value="19691">
            <text:p>19691</text:p>
          </table:table-cell>
          <table:table-cell table:formula="of:=([.Q1975]^3)*[.L$22]+([.Q1975]^2)*[.L$2]+[.Q1975]*[.ML2183]" office:value-type="float" office:value="1624.61166539">
            <text:p>1624,61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75]+10" office:value-type="float" office:value="19701">
            <text:p>19701</text:p>
          </table:table-cell>
          <table:table-cell table:formula="of:=([.Q1976]^3)*[.L$22]+([.Q1976]^2)*[.L$2]+[.Q1976]*[.ML2184]" office:value-type="float" office:value="1626.26219019">
            <text:p>1626,26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76]+10" office:value-type="float" office:value="19711">
            <text:p>19711</text:p>
          </table:table-cell>
          <table:table-cell table:formula="of:=([.Q1977]^3)*[.L$22]+([.Q1977]^2)*[.L$2]+[.Q1977]*[.ML2185]" office:value-type="float" office:value="1627.91355299">
            <text:p>1627,9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77]+10" office:value-type="float" office:value="19721">
            <text:p>19721</text:p>
          </table:table-cell>
          <table:table-cell table:formula="of:=([.Q1978]^3)*[.L$22]+([.Q1978]^2)*[.L$2]+[.Q1978]*[.ML2186]" office:value-type="float" office:value="1629.56575379">
            <text:p>1629,56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78]+10" office:value-type="float" office:value="19731">
            <text:p>19731</text:p>
          </table:table-cell>
          <table:table-cell table:formula="of:=([.Q1979]^3)*[.L$22]+([.Q1979]^2)*[.L$2]+[.Q1979]*[.ML2187]" office:value-type="float" office:value="1631.21879259">
            <text:p>1631,21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79]+10" office:value-type="float" office:value="19741">
            <text:p>19741</text:p>
          </table:table-cell>
          <table:table-cell table:formula="of:=([.Q1980]^3)*[.L$22]+([.Q1980]^2)*[.L$2]+[.Q1980]*[.ML2188]" office:value-type="float" office:value="1632.87266939">
            <text:p>1632,8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80]+10" office:value-type="float" office:value="19751">
            <text:p>19751</text:p>
          </table:table-cell>
          <table:table-cell table:formula="of:=([.Q1981]^3)*[.L$22]+([.Q1981]^2)*[.L$2]+[.Q1981]*[.ML2189]" office:value-type="float" office:value="1634.52738419">
            <text:p>1634,52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81]+10" office:value-type="float" office:value="19761">
            <text:p>19761</text:p>
          </table:table-cell>
          <table:table-cell table:formula="of:=([.Q1982]^3)*[.L$22]+([.Q1982]^2)*[.L$2]+[.Q1982]*[.ML2190]" office:value-type="float" office:value="1636.18293699">
            <text:p>1636,18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82]+10" office:value-type="float" office:value="19771">
            <text:p>19771</text:p>
          </table:table-cell>
          <table:table-cell table:formula="of:=([.Q1983]^3)*[.L$22]+([.Q1983]^2)*[.L$2]+[.Q1983]*[.ML2191]" office:value-type="float" office:value="1637.83932779">
            <text:p>1637,83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83]+10" office:value-type="float" office:value="19781">
            <text:p>19781</text:p>
          </table:table-cell>
          <table:table-cell table:formula="of:=([.Q1984]^3)*[.L$22]+([.Q1984]^2)*[.L$2]+[.Q1984]*[.ML2192]" office:value-type="float" office:value="1639.49655659">
            <text:p>1639,49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84]+10" office:value-type="float" office:value="19791">
            <text:p>19791</text:p>
          </table:table-cell>
          <table:table-cell table:formula="of:=([.Q1985]^3)*[.L$22]+([.Q1985]^2)*[.L$2]+[.Q1985]*[.ML2193]" office:value-type="float" office:value="1641.15462339">
            <text:p>1641,15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85]+10" office:value-type="float" office:value="19801">
            <text:p>19801</text:p>
          </table:table-cell>
          <table:table-cell table:formula="of:=([.Q1986]^3)*[.L$22]+([.Q1986]^2)*[.L$2]+[.Q1986]*[.ML2194]" office:value-type="float" office:value="1642.81352819">
            <text:p>1642,81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86]+10" office:value-type="float" office:value="19811">
            <text:p>19811</text:p>
          </table:table-cell>
          <table:table-cell table:formula="of:=([.Q1987]^3)*[.L$22]+([.Q1987]^2)*[.L$2]+[.Q1987]*[.ML2195]" office:value-type="float" office:value="1644.47327099">
            <text:p>1644,47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87]+10" office:value-type="float" office:value="19821">
            <text:p>19821</text:p>
          </table:table-cell>
          <table:table-cell table:formula="of:=([.Q1988]^3)*[.L$22]+([.Q1988]^2)*[.L$2]+[.Q1988]*[.ML2196]" office:value-type="float" office:value="1646.13385179">
            <text:p>1646,134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88]+10" office:value-type="float" office:value="19831">
            <text:p>19831</text:p>
          </table:table-cell>
          <table:table-cell table:formula="of:=([.Q1989]^3)*[.L$22]+([.Q1989]^2)*[.L$2]+[.Q1989]*[.ML2197]" office:value-type="float" office:value="1647.79527059">
            <text:p>1647,79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89]+10" office:value-type="float" office:value="19841">
            <text:p>19841</text:p>
          </table:table-cell>
          <table:table-cell table:formula="of:=([.Q1990]^3)*[.L$22]+([.Q1990]^2)*[.L$2]+[.Q1990]*[.ML2198]" office:value-type="float" office:value="1649.45752739">
            <text:p>1649,45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90]+10" office:value-type="float" office:value="19851">
            <text:p>19851</text:p>
          </table:table-cell>
          <table:table-cell table:formula="of:=([.Q1991]^3)*[.L$22]+([.Q1991]^2)*[.L$2]+[.Q1991]*[.ML2199]" office:value-type="float" office:value="1651.12062219">
            <text:p>1651,12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91]+10" office:value-type="float" office:value="19861">
            <text:p>19861</text:p>
          </table:table-cell>
          <table:table-cell table:formula="of:=([.Q1992]^3)*[.L$22]+([.Q1992]^2)*[.L$2]+[.Q1992]*[.ML2200]" office:value-type="float" office:value="1652.78455499">
            <text:p>1652,78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92]+10" office:value-type="float" office:value="19871">
            <text:p>19871</text:p>
          </table:table-cell>
          <table:table-cell table:formula="of:=([.Q1993]^3)*[.L$22]+([.Q1993]^2)*[.L$2]+[.Q1993]*[.ML2201]" office:value-type="float" office:value="1654.44932579">
            <text:p>1654,4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93]+10" office:value-type="float" office:value="19881">
            <text:p>19881</text:p>
          </table:table-cell>
          <table:table-cell table:formula="of:=([.Q1994]^3)*[.L$22]+([.Q1994]^2)*[.L$2]+[.Q1994]*[.ML2202]" office:value-type="float" office:value="1656.11493459">
            <text:p>1656,115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94]+10" office:value-type="float" office:value="19891">
            <text:p>19891</text:p>
          </table:table-cell>
          <table:table-cell table:formula="of:=([.Q1995]^3)*[.L$22]+([.Q1995]^2)*[.L$2]+[.Q1995]*[.ML2203]" office:value-type="float" office:value="1657.78138139">
            <text:p>1657,781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95]+10" office:value-type="float" office:value="19901">
            <text:p>19901</text:p>
          </table:table-cell>
          <table:table-cell table:formula="of:=([.Q1996]^3)*[.L$22]+([.Q1996]^2)*[.L$2]+[.Q1996]*[.ML2204]" office:value-type="float" office:value="1659.44866619">
            <text:p>1659,449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96]+10" office:value-type="float" office:value="19911">
            <text:p>19911</text:p>
          </table:table-cell>
          <table:table-cell table:formula="of:=([.Q1997]^3)*[.L$22]+([.Q1997]^2)*[.L$2]+[.Q1997]*[.ML2205]" office:value-type="float" office:value="1661.11678899">
            <text:p>1661,1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97]+10" office:value-type="float" office:value="19921">
            <text:p>19921</text:p>
          </table:table-cell>
          <table:table-cell table:formula="of:=([.Q1998]^3)*[.L$22]+([.Q1998]^2)*[.L$2]+[.Q1998]*[.ML2206]" office:value-type="float" office:value="1662.78574979">
            <text:p>1662,78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98]+10" office:value-type="float" office:value="19931">
            <text:p>19931</text:p>
          </table:table-cell>
          <table:table-cell table:formula="of:=([.Q1999]^3)*[.L$22]+([.Q1999]^2)*[.L$2]+[.Q1999]*[.ML2207]" office:value-type="float" office:value="1664.45554859">
            <text:p>1664,45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1999]+10" office:value-type="float" office:value="19941">
            <text:p>19941</text:p>
          </table:table-cell>
          <table:table-cell table:formula="of:=([.Q2000]^3)*[.L$22]+([.Q2000]^2)*[.L$2]+[.Q2000]*[.ML2208]" office:value-type="float" office:value="1666.12618539">
            <text:p>1666,126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000]+10" office:value-type="float" office:value="19951">
            <text:p>19951</text:p>
          </table:table-cell>
          <table:table-cell table:formula="of:=([.Q2001]^3)*[.L$22]+([.Q2001]^2)*[.L$2]+[.Q2001]*[.ML2209]" office:value-type="float" office:value="1667.79766019">
            <text:p>1667,798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001]+10" office:value-type="float" office:value="19961">
            <text:p>19961</text:p>
          </table:table-cell>
          <table:table-cell table:formula="of:=([.Q2002]^3)*[.L$22]+([.Q2002]^2)*[.L$2]+[.Q2002]*[.ML2210]" office:value-type="float" office:value="1669.46997299">
            <text:p>1669,470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002]+10" office:value-type="float" office:value="19971">
            <text:p>19971</text:p>
          </table:table-cell>
          <table:table-cell table:formula="of:=([.Q2003]^3)*[.L$22]+([.Q2003]^2)*[.L$2]+[.Q2003]*[.ML2211]" office:value-type="float" office:value="1671.14312379">
            <text:p>1671,143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003]+10" office:value-type="float" office:value="19981">
            <text:p>19981</text:p>
          </table:table-cell>
          <table:table-cell table:formula="of:=([.Q2004]^3)*[.L$22]+([.Q2004]^2)*[.L$2]+[.Q2004]*[.ML2212]" office:value-type="float" office:value="1672.81711259">
            <text:p>1672,817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004]+10" office:value-type="float" office:value="19991">
            <text:p>19991</text:p>
          </table:table-cell>
          <table:table-cell table:formula="of:=([.Q2005]^3)*[.L$22]+([.Q2005]^2)*[.L$2]+[.Q2005]*[.ML2213]" office:value-type="float" office:value="1674.49193939">
            <text:p>1674,492s</text:p>
          </table:table-cell>
          <table:table-cell table:number-columns-repeated="331"/>
          <table:table-cell/>
        </table:table-row>
        <table:table-row table:style-name="ro2">
          <table:table-cell table:number-columns-repeated="16"/>
          <table:table-cell table:formula="of:=[.Q2005]+10" office:value-type="float" office:value="20001">
            <text:p>20001</text:p>
          </table:table-cell>
          <table:table-cell table:formula="of:=([.Q2006]^3)*[.L$22]+([.Q2006]^2)*[.L$2]+[.Q2006]*[.ML2214]" office:value-type="float" office:value="1676.16760419">
            <text:p>1676,168s</text:p>
          </table:table-cell>
          <table:table-cell table:number-columns-repeated="331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>
          <table:table-cell table:number-columns-repeated="349"/>
          <table:table-cell/>
        </table:table-row>
        <table:table-row table:style-name="ro2" table:number-rows-repeated="1046361">
          <table:table-cell table:number-columns-repeated="350"/>
        </table:table-row>
        <table:table-row table:style-name="ro2">
          <table:table-cell table:number-columns-repeated="350"/>
        </table:table-row>
      </table:table>
      <table:table table:name="Algo2" table:style-name="ta1">
        <table:shapes>
          <draw:frame draw:z-index="0" draw:style-name="gr1" svg:width="35.883cm" svg:height="13.874cm" svg:x="0.25cm" svg:y="21.026cm">
            <draw:object draw:notify-on-update-of-ranges="Algo2.A2:Algo2.A16 Algo2.A2:Algo2.A16 Algo2.H1:Algo2.H1 Algo2.H2:Algo2.H16 Algo2.A2:Algo2.A16 Algo2.I1:Algo2.I1 Algo2.I2:Algo2.I16 Algo2.A2:Algo2.A16 Algo2.J1:Algo2.J1 Algo2.J2:Algo2.J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36.077cm" svg:height="14.435cm" svg:x="0.389cm" svg:y="9.205cm">
            <draw:object draw:notify-on-update-of-ranges="Algo2.A2:Algo2.A16 Algo2.E1:Algo2.E1 Algo2.H2:Algo2.H16 Algo2.P6:Algo2.P406 Algo2.L1:Algo2.L1 Algo2.Q6:Algo2.Q40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9"/>
        <table:table-column table:style-name="co3" table:default-cell-style-name="ce10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Facteur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NBTESTS REELS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Aléatoire ?</text:p>
          </table:table-cell>
          <table:table-cell office:value-type="string">
            <text:p>interpolation</text:p>
          </table:table-cell>
          <table:table-cell office:value-type="string">
            <text:p>Eccart à l'experimental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Default" office:value-type="float" office:value="10">
            <text:p>10</text:p>
          </table:table-cell>
          <table:table-cell table:style-name="ce11" office:value-type="float" office:value="0">
            <text:p>0,000 ms</text:p>
          </table:table-cell>
          <table:table-cell table:number-columns-repeated="2" table:style-name="ce12" office:value-type="float" office:value="0">
            <text:p>0,000 ms</text:p>
          </table:table-cell>
          <table:table-cell office:value-type="string">
            <text:p>NON</text:p>
          </table:table-cell>
          <table:table-cell table:formula="of:=([.A2]^3)*[.M$19]+([.A2]^2)*[.M$20]+[.A2]*[.M$21]" office:value-type="float" office:value="0.00500492">
            <text:p>0,00500492</text:p>
          </table:table-cell>
          <table:table-cell table:formula="of:=[.I2]-[.L2]" office:value-type="float" office:value="-0.00500492">
            <text:p>-0,0050049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table:number-columns-repeated="4"/>
          <table:table-cell table:style-name="Default" office:value-type="float" office:value="136">
            <text:p>136</text:p>
          </table:table-cell>
          <table:table-cell table:style-name="ce11" office:value-type="float" office:value="0">
            <text:p>0,000 ms</text:p>
          </table:table-cell>
          <table:table-cell table:number-columns-repeated="2" table:style-name="ce12" office:value-type="float" office:value="0">
            <text:p>0,000 ms</text:p>
          </table:table-cell>
          <table:table-cell office:value-type="string">
            <text:p>NON</text:p>
          </table:table-cell>
          <table:table-cell table:formula="of:=([.A3]^3)*[.M$19]+([.A3]^2)*[.M$20]+[.A3]*[.M$21]" office:value-type="float" office:value="0.01003536">
            <text:p>0,01003536</text:p>
          </table:table-cell>
          <table:table-cell table:formula="of:=[.I3]-[.L3]" office:value-type="float" office:value="-0.01003536">
            <text:p>-0,01003536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2131">
            <text:p>12131</text:p>
          </table:table-cell>
          <table:table-cell office:value-type="float" office:value="50000">
            <text:p>50000</text:p>
          </table:table-cell>
          <table:table-cell office:value-type="float" office:value="8">
            <text:p>8 ms</text:p>
          </table:table-cell>
          <table:table-cell office:value-type="float" office:value="24">
            <text:p>24 ms</text:p>
          </table:table-cell>
          <table:table-cell office:value-type="float" office:value="14.839">
            <text:p>14,839 ms</text:p>
          </table:table-cell>
          <table:table-cell table:style-name="Default" table:formula="of:=[.C4]*[.B4]" office:value-type="float" office:value="606550000">
            <text:p>606550000</text:p>
          </table:table-cell>
          <table:table-cell table:style-name="ce11" table:formula="of:=[.D4]/[.$C4]" office:value-type="float" office:value="0.00016">
            <text:p>0,000 ms</text:p>
          </table:table-cell>
          <table:table-cell table:style-name="ce11" table:formula="of:=[.E4]/[.$C4]" office:value-type="float" office:value="0.00048">
            <text:p>0,000 ms</text:p>
          </table:table-cell>
          <table:table-cell table:style-name="ce11" table:formula="of:=[.F4]/[.$C4]" office:value-type="float" office:value="0.00029678">
            <text:p>0,000 ms</text:p>
          </table:table-cell>
          <table:table-cell office:value-type="string">
            <text:p>OUI</text:p>
          </table:table-cell>
          <table:table-cell table:formula="of:=([.A4]^3)*[.M$19]+([.A4]^2)*[.M$20]+[.A4]*[.M$21]" office:value-type="float" office:value="0.02026688">
            <text:p>0,02026688</text:p>
          </table:table-cell>
          <table:table-cell table:formula="of:=[.I4]-[.L4]" office:value-type="float" office:value="-0.01978688">
            <text:p>-0,01978688</text:p>
          </table:table-cell>
          <table:table-cell table:number-columns-repeated="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423">
            <text:p>17423</text:p>
          </table:table-cell>
          <table:table-cell office:value-type="float" office:value="5000">
            <text:p>5000</text:p>
          </table:table-cell>
          <table:table-cell office:value-type="float" office:value="4">
            <text:p>4 ms</text:p>
          </table:table-cell>
          <table:table-cell office:value-type="float" office:value="20">
            <text:p>20 ms</text:p>
          </table:table-cell>
          <table:table-cell office:value-type="float" office:value="10.3313">
            <text:p>10,3313 ms</text:p>
          </table:table-cell>
          <table:table-cell table:style-name="Default" table:formula="of:=[.C5]*[.B5]" office:value-type="float" office:value="87115000">
            <text:p>87115000</text:p>
          </table:table-cell>
          <table:table-cell table:style-name="ce11" table:formula="of:=[.D5]/[.$C5]" office:value-type="float" office:value="0.0008">
            <text:p>0,001 ms</text:p>
          </table:table-cell>
          <table:table-cell table:style-name="ce11" table:formula="of:=[.E5]/[.$C5]" office:value-type="float" office:value="0.004">
            <text:p>0,004 ms</text:p>
          </table:table-cell>
          <table:table-cell table:style-name="ce11" table:formula="of:=[.F5]/[.$C5]" office:value-type="float" office:value="0.00206626">
            <text:p>0,002 ms</text:p>
          </table:table-cell>
          <table:table-cell office:value-type="string">
            <text:p>OUI</text:p>
          </table:table-cell>
          <table:table-cell table:formula="of:=([.A5]^3)*[.M$19]+([.A5]^2)*[.M$20]+[.A5]*[.M$21]" office:value-type="float" office:value="0.04207104">
            <text:p>0,04207104</text:p>
          </table:table-cell>
          <table:table-cell table:formula="of:=[.I5]-[.L5]" office:value-type="float" office:value="-0.03807104">
            <text:p>-0,03807104</text:p>
          </table:table-cell>
          <table:table-cell table:number-columns-repeated="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284">
            <text:p>9284</text:p>
          </table:table-cell>
          <table:table-cell office:value-type="float" office:value="5000">
            <text:p>5000</text:p>
          </table:table-cell>
          <table:table-cell office:value-type="float" office:value="12">
            <text:p>12 ms</text:p>
          </table:table-cell>
          <table:table-cell office:value-type="float" office:value="25">
            <text:p>25 ms</text:p>
          </table:table-cell>
          <table:table-cell office:value-type="float" office:value="19.3884">
            <text:p>19,3884 ms</text:p>
          </table:table-cell>
          <table:table-cell table:style-name="Default" table:formula="of:=[.C6]*[.B6]" office:value-type="float" office:value="46420000">
            <text:p>46420000</text:p>
          </table:table-cell>
          <table:table-cell table:style-name="ce11" table:formula="of:=[.D6]/[.$C6]" office:value-type="float" office:value="0.0024">
            <text:p>0,002 ms</text:p>
          </table:table-cell>
          <table:table-cell table:style-name="ce11" table:formula="of:=[.E6]/[.$C6]" office:value-type="float" office:value="0.005">
            <text:p>0,005 ms</text:p>
          </table:table-cell>
          <table:table-cell table:style-name="ce11" table:formula="of:=[.F6]/[.$C6]" office:value-type="float" office:value="0.00387768">
            <text:p>0,004 ms</text:p>
          </table:table-cell>
          <table:table-cell office:value-type="string">
            <text:p>OUI</text:p>
          </table:table-cell>
          <table:table-cell table:formula="of:=([.A6]^3)*[.M$19]+([.A6]^2)*[.M$20]+[.A6]*[.M$21]" office:value-type="float" office:value="0.05402">
            <text:p>0,05402</text:p>
          </table:table-cell>
          <table:table-cell table:formula="of:=[.I6]-[.L6]" office:value-type="float" office:value="-0.04902">
            <text:p>-0,0490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([.P6]^3)*[.M$19]+([.P6]^2)*[.M$20]+[.P6]*[.M$21]" office:value-type="float" office:value="0.00500492">
            <text:p>0,005004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2492">
            <text:p>12492</text:p>
          </table:table-cell>
          <table:table-cell office:value-type="float" office:value="500">
            <text:p>500</text:p>
          </table:table-cell>
          <table:table-cell office:value-type="float" office:value="8">
            <text:p>8 ms</text:p>
          </table:table-cell>
          <table:table-cell office:value-type="float" office:value="20">
            <text:p>20 ms</text:p>
          </table:table-cell>
          <table:table-cell office:value-type="float" office:value="14.4095">
            <text:p>14,4095 ms</text:p>
          </table:table-cell>
          <table:table-cell table:style-name="Default" table:formula="of:=[.C7]*[.B7]" office:value-type="float" office:value="6246000">
            <text:p>6246000</text:p>
          </table:table-cell>
          <table:table-cell table:style-name="ce11" table:formula="of:=[.D7]/[.$C7]" office:value-type="float" office:value="0.016">
            <text:p>0,016 ms</text:p>
          </table:table-cell>
          <table:table-cell table:style-name="ce11" table:formula="of:=[.E7]/[.$C7]" office:value-type="float" office:value="0.04">
            <text:p>0,040 ms</text:p>
          </table:table-cell>
          <table:table-cell table:style-name="ce11" table:formula="of:=[.F7]/[.$C7]" office:value-type="float" office:value="0.028819">
            <text:p>0,029 ms</text:p>
          </table:table-cell>
          <table:table-cell office:value-type="string">
            <text:p>OUI</text:p>
          </table:table-cell>
          <table:table-cell table:formula="of:=([.A7]^3)*[.M$19]+([.A7]^2)*[.M$20]+[.A7]*[.M$21]" office:value-type="float" office:value="0.13176">
            <text:p>0,13176</text:p>
          </table:table-cell>
          <table:table-cell table:formula="of:=[.I7]-[.L7]" office:value-type="float" office:value="-0.09176">
            <text:p>-0,09176</text:p>
          </table:table-cell>
          <table:table-cell table:number-columns-repeated="2"/>
          <table:table-cell table:formula="of:=[.P6]+10" office:value-type="float" office:value="11">
            <text:p>11</text:p>
          </table:table-cell>
          <table:table-cell table:formula="of:=([.P7]^3)*[.M$19]+([.P7]^2)*[.M$20]+[.P7]*[.M$21]" office:value-type="float" office:value="0.06033852">
            <text:p>0,06033852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5576">
            <text:p>15576</text:p>
          </table:table-cell>
          <table:table-cell office:value-type="float" office:value="50">
            <text:p>50</text:p>
          </table:table-cell>
          <table:table-cell office:value-type="float" office:value="8">
            <text:p>8 ms</text:p>
          </table:table-cell>
          <table:table-cell office:value-type="float" office:value="17">
            <text:p>17 ms</text:p>
          </table:table-cell>
          <table:table-cell office:value-type="float" office:value="11.5567">
            <text:p>11,5567 ms</text:p>
          </table:table-cell>
          <table:table-cell table:style-name="Default" table:formula="of:=[.C8]*[.B8]" office:value-type="float" office:value="778800">
            <text:p>778800</text:p>
          </table:table-cell>
          <table:table-cell table:style-name="ce11" table:formula="of:=[.D8]/[.$C8]" office:value-type="float" office:value="0.16">
            <text:p>0,160 ms</text:p>
          </table:table-cell>
          <table:table-cell table:style-name="ce11" table:formula="of:=[.E8]/[.$C8]" office:value-type="float" office:value="0.34">
            <text:p>0,340 ms</text:p>
          </table:table-cell>
          <table:table-cell table:style-name="ce11" table:formula="of:=[.F8]/[.$C8]" office:value-type="float" office:value="0.231134">
            <text:p>0,231 ms</text:p>
          </table:table-cell>
          <table:table-cell office:value-type="string">
            <text:p>OUI</text:p>
          </table:table-cell>
          <table:table-cell table:formula="of:=([.A8]^3)*[.M$19]+([.A8]^2)*[.M$20]+[.A8]*[.M$21]" office:value-type="float" office:value="0.45248">
            <text:p>0,45248</text:p>
          </table:table-cell>
          <table:table-cell table:formula="of:=[.I8]-[.L8]" office:value-type="float" office:value="-0.11248">
            <text:p>-0,11248</text:p>
          </table:table-cell>
          <table:table-cell table:number-columns-repeated="2"/>
          <table:table-cell table:formula="of:=[.P7]+10" office:value-type="float" office:value="21">
            <text:p>21</text:p>
          </table:table-cell>
          <table:table-cell table:formula="of:=([.P8]^3)*[.M$19]+([.P8]^2)*[.M$20]+[.P8]*[.M$21]" office:value-type="float" office:value="0.14174412">
            <text:p>0,14174412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878">
            <text:p>1878</text:p>
          </table:table-cell>
          <table:table-cell office:value-type="float" office:value="50">
            <text:p>50</text:p>
          </table:table-cell>
          <table:table-cell office:value-type="float" office:value="88">
            <text:p>88 ms</text:p>
          </table:table-cell>
          <table:table-cell office:value-type="float" office:value="104">
            <text:p>104 ms</text:p>
          </table:table-cell>
          <table:table-cell office:value-type="float" office:value="95.8568">
            <text:p>95,8568 ms</text:p>
          </table:table-cell>
          <table:table-cell table:style-name="Default" table:formula="of:=[.C9]*[.B9]" office:value-type="float" office:value="93900">
            <text:p>93900</text:p>
          </table:table-cell>
          <table:table-cell table:style-name="ce11" table:formula="of:=[.D9]/[.$C9]" office:value-type="float" office:value="1.76">
            <text:p>1,760 ms</text:p>
          </table:table-cell>
          <table:table-cell table:style-name="ce11" table:formula="of:=[.E9]/[.$C9]" office:value-type="float" office:value="2.08">
            <text:p>2,080 ms</text:p>
          </table:table-cell>
          <table:table-cell table:style-name="ce11" table:formula="of:=[.F9]/[.$C9]" office:value-type="float" office:value="1.917136">
            <text:p>1,917 ms</text:p>
          </table:table-cell>
          <table:table-cell office:value-type="string">
            <text:p>OUI</text:p>
          </table:table-cell>
          <table:table-cell table:formula="of:=([.A9]^3)*[.M$19]+([.A9]^2)*[.M$20]+[.A9]*[.M$21]" office:value-type="float" office:value="2.41344">
            <text:p>2,41344</text:p>
          </table:table-cell>
          <table:table-cell table:formula="of:=[.I9]-[.L9]" office:value-type="float" office:value="-0.33344">
            <text:p>-0,33344</text:p>
          </table:table-cell>
          <table:table-cell office:value-type="string">
            <text:p>limite</text:p>
          </table:table-cell>
          <table:table-cell/>
          <table:table-cell table:formula="of:=[.P8]+10" office:value-type="float" office:value="31">
            <text:p>31</text:p>
          </table:table-cell>
          <table:table-cell table:formula="of:=([.P9]^3)*[.M$19]+([.P9]^2)*[.M$20]+[.P9]*[.M$21]" office:value-type="float" office:value="0.27274172">
            <text:p>0,27274172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69">
            <text:p>969</text:p>
          </table:table-cell>
          <table:table-cell office:value-type="float" office:value="50">
            <text:p>50</text:p>
          </table:table-cell>
          <table:table-cell office:value-type="float" office:value="176">
            <text:p>176 ms</text:p>
          </table:table-cell>
          <table:table-cell office:value-type="float" office:value="196">
            <text:p>196 ms</text:p>
          </table:table-cell>
          <table:table-cell office:value-type="float" office:value="185.932">
            <text:p>185,932 ms</text:p>
          </table:table-cell>
          <table:table-cell table:style-name="Default" table:formula="of:=[.C10]*[.B10]" office:value-type="float" office:value="48450">
            <text:p>48450</text:p>
          </table:table-cell>
          <table:table-cell table:style-name="ce11" table:formula="of:=[.D10]/[.$C10]" office:value-type="float" office:value="3.52">
            <text:p>3,520 ms</text:p>
          </table:table-cell>
          <table:table-cell table:style-name="ce11" table:formula="of:=[.E10]/[.$C10]" office:value-type="float" office:value="3.92">
            <text:p>3,920 ms</text:p>
          </table:table-cell>
          <table:table-cell table:style-name="ce11" table:formula="of:=[.F10]/[.$C10]" office:value-type="float" office:value="3.71864">
            <text:p>3,719 ms</text:p>
          </table:table-cell>
          <table:table-cell office:value-type="string">
            <text:p>OUI</text:p>
          </table:table-cell>
          <table:table-cell table:formula="of:=([.A10]^3)*[.M$19]+([.A10]^2)*[.M$20]+[.A10]*[.M$21]" office:value-type="float" office:value="4.43">
            <text:p>4,43</text:p>
          </table:table-cell>
          <table:table-cell table:formula="of:=[.I10]-[.L10]" office:value-type="float" office:value="-0.51">
            <text:p>-0,51</text:p>
          </table:table-cell>
          <table:table-cell table:number-columns-repeated="2"/>
          <table:table-cell table:formula="of:=[.P9]+10" office:value-type="float" office:value="41">
            <text:p>41</text:p>
          </table:table-cell>
          <table:table-cell table:formula="of:=([.P10]^3)*[.M$19]+([.P10]^2)*[.M$20]+[.P10]*[.M$21]" office:value-type="float" office:value="0.47685132">
            <text:p>0,4768513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907">
            <text:p>5907</text:p>
          </table:table-cell>
          <table:table-cell office:value-type="float" office:value="1">
            <text:p>1</text:p>
          </table:table-cell>
          <table:table-cell office:value-type="float" office:value="20">
            <text:p>20 ms</text:p>
          </table:table-cell>
          <table:table-cell office:value-type="float" office:value="33">
            <text:p>33 ms</text:p>
          </table:table-cell>
          <table:table-cell office:value-type="float" office:value="30.4742">
            <text:p>30,4742 ms</text:p>
          </table:table-cell>
          <table:table-cell table:style-name="Default" table:formula="of:=[.C11]*[.B11]" office:value-type="float" office:value="5907">
            <text:p>5907</text:p>
          </table:table-cell>
          <table:table-cell table:style-name="ce11" table:formula="of:=[.D11]/[.$C11]" office:value-type="float" office:value="20">
            <text:p>20,000 ms</text:p>
          </table:table-cell>
          <table:table-cell table:style-name="ce11" table:formula="of:=[.E11]/[.$C11]" office:value-type="float" office:value="33">
            <text:p>33,000 ms</text:p>
          </table:table-cell>
          <table:table-cell table:style-name="ce11" table:formula="of:=[.F11]/[.$C11]" office:value-type="float" office:value="30.4742">
            <text:p>30,474 ms</text:p>
          </table:table-cell>
          <table:table-cell office:value-type="string">
            <text:p>OUI</text:p>
          </table:table-cell>
          <table:table-cell table:formula="of:=([.A11]^3)*[.M$19]+([.A11]^2)*[.M$20]+[.A11]*[.M$21]" office:value-type="float" office:value="32.4">
            <text:p>32,4</text:p>
          </table:table-cell>
          <table:table-cell table:formula="of:=[.I11]-[.L11]" office:value-type="float" office:value="0.600000000000001">
            <text:p>0,6</text:p>
          </table:table-cell>
          <table:table-cell table:number-columns-repeated="2"/>
          <table:table-cell table:formula="of:=[.P10]+10" office:value-type="float" office:value="51">
            <text:p>51</text:p>
          </table:table-cell>
          <table:table-cell table:formula="of:=([.P11]^3)*[.M$19]+([.P11]^2)*[.M$20]+[.P11]*[.M$21]" office:value-type="float" office:value="0.77759292">
            <text:p>0,77759292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float" office:value="240">
            <text:p>240 ms</text:p>
          </table:table-cell>
          <table:table-cell office:value-type="float" office:value="257">
            <text:p>257 ms</text:p>
          </table:table-cell>
          <table:table-cell office:value-type="float" office:value="248.346">
            <text:p>248,346 ms</text:p>
          </table:table-cell>
          <table:table-cell table:style-name="Default" table:formula="of:=[.C12]*[.B12]" office:value-type="float" office:value="725">
            <text:p>725</text:p>
          </table:table-cell>
          <table:table-cell table:style-name="ce11" table:formula="of:=[.D12]/[.$C12]" office:value-type="float" office:value="240">
            <text:p>240,000 ms</text:p>
          </table:table-cell>
          <table:table-cell table:style-name="ce11" table:formula="of:=[.E12]/[.$C12]" office:value-type="float" office:value="257">
            <text:p>257,000 ms</text:p>
          </table:table-cell>
          <table:table-cell table:style-name="ce11" table:formula="of:=[.F12]/[.$C12]" office:value-type="float" office:value="248.346">
            <text:p>248,346 ms</text:p>
          </table:table-cell>
          <table:table-cell office:value-type="string">
            <text:p>OUI</text:p>
          </table:table-cell>
          <table:table-cell table:formula="of:=([.A12]^3)*[.M$19]+([.A12]^2)*[.M$20]+[.A12]*[.M$21]" office:value-type="float" office:value="253.04">
            <text:p>253,04</text:p>
          </table:table-cell>
          <table:table-cell table:formula="of:=[.I12]-[.L12]" office:value-type="float" office:value="3.96000000000001">
            <text:p>3,96</text:p>
          </table:table-cell>
          <table:table-cell table:number-columns-repeated="2"/>
          <table:table-cell table:formula="of:=[.P11]+10" office:value-type="float" office:value="61">
            <text:p>61</text:p>
          </table:table-cell>
          <table:table-cell table:formula="of:=([.P12]^3)*[.M$19]+([.P12]^2)*[.M$20]+[.P12]*[.M$21]" office:value-type="float" office:value="1.19848652">
            <text:p>1,19848652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993">
            <text:p>1993 ms</text:p>
          </table:table-cell>
          <table:table-cell office:value-type="float" office:value="2036">
            <text:p>2036 ms</text:p>
          </table:table-cell>
          <table:table-cell office:value-type="float" office:value="2014.56">
            <text:p>2014,56 ms</text:p>
          </table:table-cell>
          <table:table-cell table:style-name="Default" table:formula="of:=[.C13]*[.B13]" office:value-type="float" office:value="90">
            <text:p>90</text:p>
          </table:table-cell>
          <table:table-cell table:style-name="ce11" table:formula="of:=[.D13]/[.$C13]" office:value-type="float" office:value="1993">
            <text:p>1993,000 ms</text:p>
          </table:table-cell>
          <table:table-cell table:style-name="ce11" table:formula="of:=[.E13]/[.$C13]" office:value-type="float" office:value="2036">
            <text:p>2036,000 ms</text:p>
          </table:table-cell>
          <table:table-cell table:style-name="ce11" table:formula="of:=[.F13]/[.$C13]" office:value-type="float" office:value="2014.56">
            <text:p>2014,560 ms</text:p>
          </table:table-cell>
          <table:table-cell office:value-type="string">
            <text:p>OUI</text:p>
          </table:table-cell>
          <table:table-cell table:formula="of:=([.A13]^3)*[.M$19]+([.A13]^2)*[.M$20]+[.A13]*[.M$21]" office:value-type="float" office:value="2011.68">
            <text:p>2011,68</text:p>
          </table:table-cell>
          <table:table-cell table:formula="of:=[.I13]-[.L13]" office:value-type="float" office:value="24.3199999999999">
            <text:p>24,32</text:p>
          </table:table-cell>
          <table:table-cell table:number-columns-repeated="2"/>
          <table:table-cell table:formula="of:=[.P12]+10" office:value-type="float" office:value="71">
            <text:p>71</text:p>
          </table:table-cell>
          <table:table-cell table:formula="of:=([.P13]^3)*[.M$19]+([.P13]^2)*[.M$20]+[.P13]*[.M$21]" office:value-type="float" office:value="1.76305212">
            <text:p>1,7630521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3905">
            <text:p>3905 ms</text:p>
          </table:table-cell>
          <table:table-cell office:value-type="float" office:value="3965">
            <text:p>3965 ms</text:p>
          </table:table-cell>
          <table:table-cell office:value-type="float" office:value="3931">
            <text:p>3931 ms</text:p>
          </table:table-cell>
          <table:table-cell table:style-name="Default" table:formula="of:=[.C14]*[.B14]" office:value-type="float" office:value="46">
            <text:p>46</text:p>
          </table:table-cell>
          <table:table-cell table:style-name="ce11" table:formula="of:=[.D14]/[.$C14]" office:value-type="float" office:value="3905">
            <text:p>3905,000 ms</text:p>
          </table:table-cell>
          <table:table-cell table:style-name="ce11" table:formula="of:=[.E14]/[.$C14]" office:value-type="float" office:value="3965">
            <text:p>3965,000 ms</text:p>
          </table:table-cell>
          <table:table-cell table:style-name="ce11" table:formula="of:=[.F14]/[.$C14]" office:value-type="float" office:value="3931">
            <text:p>3931,000 ms</text:p>
          </table:table-cell>
          <table:table-cell office:value-type="string">
            <text:p>OUI</text:p>
          </table:table-cell>
          <table:table-cell table:formula="of:=([.A14]^3)*[.M$19]+([.A14]^2)*[.M$20]+[.A14]*[.M$21]" office:value-type="float" office:value="3926">
            <text:p>3926</text:p>
          </table:table-cell>
          <table:table-cell table:formula="of:=[.I14]-[.L14]" office:value-type="float" office:value="39.0000000000005">
            <text:p>39</text:p>
          </table:table-cell>
          <table:table-cell table:number-columns-repeated="2"/>
          <table:table-cell table:formula="of:=[.P13]+10" office:value-type="float" office:value="81">
            <text:p>81</text:p>
          </table:table-cell>
          <table:table-cell table:formula="of:=([.P14]^3)*[.M$19]+([.P14]^2)*[.M$20]+[.P14]*[.M$21]" office:value-type="float" office:value="2.49480972">
            <text:p>2,49480972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1273">
            <text:p>31273 ms</text:p>
          </table:table-cell>
          <table:table-cell office:value-type="float" office:value="31406">
            <text:p>31406 ms</text:p>
          </table:table-cell>
          <table:table-cell office:value-type="float" office:value="31313.8">
            <text:p>31313,8 ms</text:p>
          </table:table-cell>
          <table:table-cell table:style-name="Default" table:formula="of:=[.C15]*[.B15]" office:value-type="float" office:value="6">
            <text:p>6</text:p>
          </table:table-cell>
          <table:table-cell table:style-name="ce11" table:formula="of:=[.D15]/[.$C15]" office:value-type="float" office:value="31273">
            <text:p>31273,000 ms</text:p>
          </table:table-cell>
          <table:table-cell table:style-name="ce11" table:formula="of:=[.E15]/[.$C15]" office:value-type="float" office:value="31406">
            <text:p>31406,000 ms</text:p>
          </table:table-cell>
          <table:table-cell table:style-name="ce11" table:formula="of:=[.F15]/[.$C15]" office:value-type="float" office:value="31313.8">
            <text:p>31313,800 ms</text:p>
          </table:table-cell>
          <table:table-cell office:value-type="string">
            <text:p>OUI</text:p>
          </table:table-cell>
          <table:table-cell table:formula="of:=([.A15]^3)*[.M$19]+([.A15]^2)*[.M$20]+[.A15]*[.M$21]" office:value-type="float" office:value="31374">
            <text:p>31374</text:p>
          </table:table-cell>
          <table:table-cell table:formula="of:=[.I15]-[.L15]" office:value-type="float" office:value="32.0000000000036">
            <text:p>32</text:p>
          </table:table-cell>
          <table:table-cell table:number-columns-repeated="2"/>
          <table:table-cell table:formula="of:=[.P14]+10" office:value-type="float" office:value="91">
            <text:p>91</text:p>
          </table:table-cell>
          <table:table-cell table:formula="of:=([.P15]^3)*[.M$19]+([.P15]^2)*[.M$20]+[.P15]*[.M$21]" office:value-type="float" office:value="3.41727932">
            <text:p>3,41727932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252191">
            <text:p>252191 ms</text:p>
          </table:table-cell>
          <table:table-cell table:style-name="Default" table:formula="of:=[.C16]*[.B16]" office:value-type="float" office:value="1">
            <text:p>1</text:p>
          </table:table-cell>
          <table:table-cell table:style-name="ce11" table:formula="of:=[.D16]/[.$C16]" office:value-type="float" office:value="252191">
            <text:p>252191,000 ms</text:p>
          </table:table-cell>
          <table:table-cell table:style-name="ce11" table:formula="of:=[.E16]/[.$C16]" office:value-type="float" office:value="252191">
            <text:p>252191,000 ms</text:p>
          </table:table-cell>
          <table:table-cell table:style-name="ce11" table:formula="of:=[.F16]/[.$C16]" office:value-type="float" office:value="252191">
            <text:p>252191,000 ms</text:p>
          </table:table-cell>
          <table:table-cell office:value-type="string">
            <text:p>OUI</text:p>
          </table:table-cell>
          <table:table-cell table:formula="of:=([.A16]^3)*[.M$19]+([.A16]^2)*[.M$20]+[.A16]*[.M$21]" office:value-type="float" office:value="250916">
            <text:p>250916</text:p>
          </table:table-cell>
          <table:table-cell table:formula="of:=[.I16]-[.L16]" office:value-type="float" office:value="1275.00000000003">
            <text:p>1275</text:p>
          </table:table-cell>
          <table:table-cell table:number-columns-repeated="2"/>
          <table:table-cell table:formula="of:=[.P15]+10" office:value-type="float" office:value="101">
            <text:p>101</text:p>
          </table:table-cell>
          <table:table-cell table:formula="of:=([.P16]^3)*[.M$19]+([.P16]^2)*[.M$20]+[.P16]*[.M$21]" office:value-type="float" office:value="4.55398092">
            <text:p>4,55398092</text:p>
          </table:table-cell>
        </table:table-row>
        <table:table-row table:style-name="ro2">
          <table:table-cell table:number-columns-repeated="15"/>
          <table:table-cell table:formula="of:=[.P16]+10" office:value-type="float" office:value="111">
            <text:p>111</text:p>
          </table:table-cell>
          <table:table-cell table:formula="of:=([.P17]^3)*[.M$19]+([.P17]^2)*[.M$20]+[.P17]*[.M$21]" office:value-type="float" office:value="5.92843452">
            <text:p>5,92843452</text:p>
          </table:table-cell>
        </table:table-row>
        <table:table-row table:style-name="ro2">
          <table:table-cell table:number-columns-repeated="15"/>
          <table:table-cell table:formula="of:=[.P17]+10" office:value-type="float" office:value="121">
            <text:p>121</text:p>
          </table:table-cell>
          <table:table-cell table:formula="of:=([.P18]^3)*[.M$19]+([.P18]^2)*[.M$20]+[.P18]*[.M$21]" office:value-type="float" office:value="7.56416012">
            <text:p>7,56416012</text:p>
          </table:table-cell>
        </table:table-row>
        <table:table-row table:style-name="ro2">
          <table:table-cell table:number-columns-repeated="11"/>
          <table:table-cell table:style-name="ce6" office:value-type="string">
            <text:p>ALPHA</text:p>
          </table:table-cell>
          <table:table-cell table:style-name="ce7" office:value-type="float" office:value="0.00000392">
            <text:p>3,92E-006</text:p>
          </table:table-cell>
          <table:table-cell table:number-columns-repeated="2"/>
          <table:table-cell table:formula="of:=[.P18]+10" office:value-type="float" office:value="131">
            <text:p>131</text:p>
          </table:table-cell>
          <table:table-cell table:formula="of:=([.P19]^3)*[.M$19]+([.P19]^2)*[.M$20]+[.P19]*[.M$21]" office:value-type="float" office:value="9.48467772">
            <text:p>9,48467772</text:p>
          </table:table-cell>
        </table:table-row>
        <table:table-row table:style-name="ro2">
          <table:table-cell table:number-columns-repeated="11"/>
          <table:table-cell table:style-name="ce6" office:value-type="string">
            <text:p>BETA</text:p>
          </table:table-cell>
          <table:table-cell table:style-name="ce7" office:value-type="float" office:value="0.000001">
            <text:p>1,00E-006</text:p>
          </table:table-cell>
          <table:table-cell table:number-columns-repeated="2"/>
          <table:table-cell table:formula="of:=[.P19]+10" office:value-type="float" office:value="141">
            <text:p>141</text:p>
          </table:table-cell>
          <table:table-cell table:formula="of:=([.P20]^3)*[.M$19]+([.P20]^2)*[.M$20]+[.P20]*[.M$21]" office:value-type="float" office:value="11.71350732">
            <text:p>11,71350732</text:p>
          </table:table-cell>
        </table:table-row>
        <table:table-row table:style-name="ro2">
          <table:table-cell table:number-columns-repeated="11"/>
          <table:table-cell table:style-name="ce6" office:value-type="string">
            <text:p>GAMMA</text:p>
          </table:table-cell>
          <table:table-cell table:style-name="ce7" office:value-type="float" office:value="0.005">
            <text:p>5,00E-003</text:p>
          </table:table-cell>
          <table:table-cell table:number-columns-repeated="2"/>
          <table:table-cell table:formula="of:=[.P20]+10" office:value-type="float" office:value="151">
            <text:p>151</text:p>
          </table:table-cell>
          <table:table-cell table:formula="of:=([.P21]^3)*[.M$19]+([.P21]^2)*[.M$20]+[.P21]*[.M$21]" office:value-type="float" office:value="14.27416892">
            <text:p>14,27416892</text:p>
          </table:table-cell>
        </table:table-row>
        <table:table-row table:style-name="ro2">
          <table:table-cell table:number-columns-repeated="15"/>
          <table:table-cell table:formula="of:=[.P21]+10" office:value-type="float" office:value="161">
            <text:p>161</text:p>
          </table:table-cell>
          <table:table-cell table:formula="of:=([.P22]^3)*[.M$19]+([.P22]^2)*[.M$20]+[.P22]*[.M$21]" office:value-type="float" office:value="17.19018252">
            <text:p>17,19018252</text:p>
          </table:table-cell>
        </table:table-row>
        <table:table-row table:style-name="ro2">
          <table:table-cell table:number-columns-repeated="15"/>
          <table:table-cell table:formula="of:=[.P22]+10" office:value-type="float" office:value="171">
            <text:p>171</text:p>
          </table:table-cell>
          <table:table-cell table:formula="of:=([.P23]^3)*[.M$19]+([.P23]^2)*[.M$20]+[.P23]*[.M$21]" office:value-type="float" office:value="20.48506812">
            <text:p>20,48506812</text:p>
          </table:table-cell>
        </table:table-row>
        <table:table-row table:style-name="ro2">
          <table:table-cell table:number-columns-repeated="15"/>
          <table:table-cell table:formula="of:=[.P23]+10" office:value-type="float" office:value="181">
            <text:p>181</text:p>
          </table:table-cell>
          <table:table-cell table:formula="of:=([.P24]^3)*[.M$19]+([.P24]^2)*[.M$20]+[.P24]*[.M$21]" office:value-type="float" office:value="24.18234572">
            <text:p>24,18234572</text:p>
          </table:table-cell>
        </table:table-row>
        <table:table-row table:style-name="ro2">
          <table:table-cell table:number-columns-repeated="15"/>
          <table:table-cell table:formula="of:=[.P24]+10" office:value-type="float" office:value="191">
            <text:p>191</text:p>
          </table:table-cell>
          <table:table-cell table:formula="of:=([.P25]^3)*[.M$19]+([.P25]^2)*[.M$20]+[.P25]*[.M$21]" office:value-type="float" office:value="28.30553532">
            <text:p>28,30553532</text:p>
          </table:table-cell>
        </table:table-row>
        <table:table-row table:style-name="ro2">
          <table:table-cell table:number-columns-repeated="15"/>
          <table:table-cell table:formula="of:=[.P25]+10" office:value-type="float" office:value="201">
            <text:p>201</text:p>
          </table:table-cell>
          <table:table-cell table:formula="of:=([.P26]^3)*[.M$19]+([.P26]^2)*[.M$20]+[.P26]*[.M$21]" office:value-type="float" office:value="32.87815692">
            <text:p>32,87815692</text:p>
          </table:table-cell>
        </table:table-row>
        <table:table-row table:style-name="ro2">
          <table:table-cell table:number-columns-repeated="15"/>
          <table:table-cell table:formula="of:=[.P26]+10" office:value-type="float" office:value="211">
            <text:p>211</text:p>
          </table:table-cell>
          <table:table-cell table:formula="of:=([.P27]^3)*[.M$19]+([.P27]^2)*[.M$20]+[.P27]*[.M$21]" office:value-type="float" office:value="37.92373052">
            <text:p>37,92373052</text:p>
          </table:table-cell>
        </table:table-row>
        <table:table-row table:style-name="ro2">
          <table:table-cell table:number-columns-repeated="15"/>
          <table:table-cell table:formula="of:=[.P27]+10" office:value-type="float" office:value="221">
            <text:p>221</text:p>
          </table:table-cell>
          <table:table-cell table:formula="of:=([.P28]^3)*[.M$19]+([.P28]^2)*[.M$20]+[.P28]*[.M$21]" office:value-type="float" office:value="43.46577612">
            <text:p>43,46577612</text:p>
          </table:table-cell>
        </table:table-row>
        <table:table-row table:style-name="ro2">
          <table:table-cell table:number-columns-repeated="15"/>
          <table:table-cell table:formula="of:=[.P28]+10" office:value-type="float" office:value="231">
            <text:p>231</text:p>
          </table:table-cell>
          <table:table-cell table:formula="of:=([.P29]^3)*[.M$19]+([.P29]^2)*[.M$20]+[.P29]*[.M$21]" office:value-type="float" office:value="49.52781372">
            <text:p>49,52781372</text:p>
          </table:table-cell>
        </table:table-row>
        <table:table-row table:style-name="ro2">
          <table:table-cell table:number-columns-repeated="15"/>
          <table:table-cell table:formula="of:=[.P29]+10" office:value-type="float" office:value="241">
            <text:p>241</text:p>
          </table:table-cell>
          <table:table-cell table:formula="of:=([.P30]^3)*[.M$19]+([.P30]^2)*[.M$20]+[.P30]*[.M$21]" office:value-type="float" office:value="56.13336332">
            <text:p>56,13336332</text:p>
          </table:table-cell>
        </table:table-row>
        <table:table-row table:style-name="ro2">
          <table:table-cell table:number-columns-repeated="15"/>
          <table:table-cell table:formula="of:=[.P30]+10" office:value-type="float" office:value="251">
            <text:p>251</text:p>
          </table:table-cell>
          <table:table-cell table:formula="of:=([.P31]^3)*[.M$19]+([.P31]^2)*[.M$20]+[.P31]*[.M$21]" office:value-type="float" office:value="63.30594492">
            <text:p>63,30594492</text:p>
          </table:table-cell>
        </table:table-row>
        <table:table-row table:style-name="ro2">
          <table:table-cell table:number-columns-repeated="15"/>
          <table:table-cell table:formula="of:=[.P31]+10" office:value-type="float" office:value="261">
            <text:p>261</text:p>
          </table:table-cell>
          <table:table-cell table:formula="of:=([.P32]^3)*[.M$19]+([.P32]^2)*[.M$20]+[.P32]*[.M$21]" office:value-type="float" office:value="71.06907852">
            <text:p>71,06907852</text:p>
          </table:table-cell>
        </table:table-row>
        <table:table-row table:style-name="ro2">
          <table:table-cell table:number-columns-repeated="15"/>
          <table:table-cell table:formula="of:=[.P32]+10" office:value-type="float" office:value="271">
            <text:p>271</text:p>
          </table:table-cell>
          <table:table-cell table:formula="of:=([.P33]^3)*[.M$19]+([.P33]^2)*[.M$20]+[.P33]*[.M$21]" office:value-type="float" office:value="79.44628412">
            <text:p>79,44628412</text:p>
          </table:table-cell>
        </table:table-row>
        <table:table-row table:style-name="ro2">
          <table:table-cell table:number-columns-repeated="15"/>
          <table:table-cell table:formula="of:=[.P33]+10" office:value-type="float" office:value="281">
            <text:p>281</text:p>
          </table:table-cell>
          <table:table-cell table:formula="of:=([.P34]^3)*[.M$19]+([.P34]^2)*[.M$20]+[.P34]*[.M$21]" office:value-type="float" office:value="88.46108172">
            <text:p>88,46108172</text:p>
          </table:table-cell>
        </table:table-row>
        <table:table-row table:style-name="ro2">
          <table:table-cell table:number-columns-repeated="15"/>
          <table:table-cell table:formula="of:=[.P34]+10" office:value-type="float" office:value="291">
            <text:p>291</text:p>
          </table:table-cell>
          <table:table-cell table:formula="of:=([.P35]^3)*[.M$19]+([.P35]^2)*[.M$20]+[.P35]*[.M$21]" office:value-type="float" office:value="98.13699132">
            <text:p>98,13699132</text:p>
          </table:table-cell>
        </table:table-row>
        <table:table-row table:style-name="ro2">
          <table:table-cell table:number-columns-repeated="15"/>
          <table:table-cell table:formula="of:=[.P35]+10" office:value-type="float" office:value="301">
            <text:p>301</text:p>
          </table:table-cell>
          <table:table-cell table:formula="of:=([.P36]^3)*[.M$19]+([.P36]^2)*[.M$20]+[.P36]*[.M$21]" office:value-type="float" office:value="108.49753292">
            <text:p>108,49753292</text:p>
          </table:table-cell>
        </table:table-row>
        <table:table-row table:style-name="ro2">
          <table:table-cell table:number-columns-repeated="15"/>
          <table:table-cell table:formula="of:=[.P36]+10" office:value-type="float" office:value="311">
            <text:p>311</text:p>
          </table:table-cell>
          <table:table-cell table:formula="of:=([.P37]^3)*[.M$19]+([.P37]^2)*[.M$20]+[.P37]*[.M$21]" office:value-type="float" office:value="119.56622652">
            <text:p>119,56622652</text:p>
          </table:table-cell>
        </table:table-row>
        <table:table-row table:style-name="ro2">
          <table:table-cell table:number-columns-repeated="15"/>
          <table:table-cell table:formula="of:=[.P37]+10" office:value-type="float" office:value="321">
            <text:p>321</text:p>
          </table:table-cell>
          <table:table-cell table:formula="of:=([.P38]^3)*[.M$19]+([.P38]^2)*[.M$20]+[.P38]*[.M$21]" office:value-type="float" office:value="131.36659212">
            <text:p>131,36659212</text:p>
          </table:table-cell>
        </table:table-row>
        <table:table-row table:style-name="ro2">
          <table:table-cell table:number-columns-repeated="15"/>
          <table:table-cell table:formula="of:=[.P38]+10" office:value-type="float" office:value="331">
            <text:p>331</text:p>
          </table:table-cell>
          <table:table-cell table:formula="of:=([.P39]^3)*[.M$19]+([.P39]^2)*[.M$20]+[.P39]*[.M$21]" office:value-type="float" office:value="143.92214972">
            <text:p>143,92214972</text:p>
          </table:table-cell>
        </table:table-row>
        <table:table-row table:style-name="ro2">
          <table:table-cell table:number-columns-repeated="15"/>
          <table:table-cell table:formula="of:=[.P39]+10" office:value-type="float" office:value="341">
            <text:p>341</text:p>
          </table:table-cell>
          <table:table-cell table:formula="of:=([.P40]^3)*[.M$19]+([.P40]^2)*[.M$20]+[.P40]*[.M$21]" office:value-type="float" office:value="157.25641932">
            <text:p>157,25641932</text:p>
          </table:table-cell>
        </table:table-row>
        <table:table-row table:style-name="ro2">
          <table:table-cell table:number-columns-repeated="15"/>
          <table:table-cell table:formula="of:=[.P40]+10" office:value-type="float" office:value="351">
            <text:p>351</text:p>
          </table:table-cell>
          <table:table-cell table:formula="of:=([.P41]^3)*[.M$19]+([.P41]^2)*[.M$20]+[.P41]*[.M$21]" office:value-type="float" office:value="171.39292092">
            <text:p>171,39292092</text:p>
          </table:table-cell>
        </table:table-row>
        <table:table-row table:style-name="ro2">
          <table:table-cell table:number-columns-repeated="15"/>
          <table:table-cell table:formula="of:=[.P41]+10" office:value-type="float" office:value="361">
            <text:p>361</text:p>
          </table:table-cell>
          <table:table-cell table:formula="of:=([.P42]^3)*[.M$19]+([.P42]^2)*[.M$20]+[.P42]*[.M$21]" office:value-type="float" office:value="186.35517452">
            <text:p>186,35517452</text:p>
          </table:table-cell>
        </table:table-row>
        <table:table-row table:style-name="ro2">
          <table:table-cell table:number-columns-repeated="15"/>
          <table:table-cell table:formula="of:=[.P42]+10" office:value-type="float" office:value="371">
            <text:p>371</text:p>
          </table:table-cell>
          <table:table-cell table:formula="of:=([.P43]^3)*[.M$19]+([.P43]^2)*[.M$20]+[.P43]*[.M$21]" office:value-type="float" office:value="202.16670012">
            <text:p>202,16670012</text:p>
          </table:table-cell>
        </table:table-row>
        <table:table-row table:style-name="ro2">
          <table:table-cell table:number-columns-repeated="15"/>
          <table:table-cell table:formula="of:=[.P43]+10" office:value-type="float" office:value="381">
            <text:p>381</text:p>
          </table:table-cell>
          <table:table-cell table:formula="of:=([.P44]^3)*[.M$19]+([.P44]^2)*[.M$20]+[.P44]*[.M$21]" office:value-type="float" office:value="218.85101772">
            <text:p>218,85101772</text:p>
          </table:table-cell>
        </table:table-row>
        <table:table-row table:style-name="ro2">
          <table:table-cell table:number-columns-repeated="15"/>
          <table:table-cell table:formula="of:=[.P44]+10" office:value-type="float" office:value="391">
            <text:p>391</text:p>
          </table:table-cell>
          <table:table-cell table:formula="of:=([.P45]^3)*[.M$19]+([.P45]^2)*[.M$20]+[.P45]*[.M$21]" office:value-type="float" office:value="236.43164732">
            <text:p>236,43164732</text:p>
          </table:table-cell>
        </table:table-row>
        <table:table-row table:style-name="ro2">
          <table:table-cell table:number-columns-repeated="15"/>
          <table:table-cell table:formula="of:=[.P45]+10" office:value-type="float" office:value="401">
            <text:p>401</text:p>
          </table:table-cell>
          <table:table-cell table:formula="of:=([.P46]^3)*[.M$19]+([.P46]^2)*[.M$20]+[.P46]*[.M$21]" office:value-type="float" office:value="254.93210892">
            <text:p>254,93210892</text:p>
          </table:table-cell>
        </table:table-row>
        <table:table-row table:style-name="ro2">
          <table:table-cell table:number-columns-repeated="15"/>
          <table:table-cell table:formula="of:=[.P46]+10" office:value-type="float" office:value="411">
            <text:p>411</text:p>
          </table:table-cell>
          <table:table-cell table:formula="of:=([.P47]^3)*[.M$19]+([.P47]^2)*[.M$20]+[.P47]*[.M$21]" office:value-type="float" office:value="274.37592252">
            <text:p>274,37592252</text:p>
          </table:table-cell>
        </table:table-row>
        <table:table-row table:style-name="ro2">
          <table:table-cell table:number-columns-repeated="15"/>
          <table:table-cell table:formula="of:=[.P47]+10" office:value-type="float" office:value="421">
            <text:p>421</text:p>
          </table:table-cell>
          <table:table-cell table:formula="of:=([.P48]^3)*[.M$19]+([.P48]^2)*[.M$20]+[.P48]*[.M$21]" office:value-type="float" office:value="294.78660812">
            <text:p>294,78660812</text:p>
          </table:table-cell>
        </table:table-row>
        <table:table-row table:style-name="ro2">
          <table:table-cell table:number-columns-repeated="15"/>
          <table:table-cell table:formula="of:=[.P48]+10" office:value-type="float" office:value="431">
            <text:p>431</text:p>
          </table:table-cell>
          <table:table-cell table:formula="of:=([.P49]^3)*[.M$19]+([.P49]^2)*[.M$20]+[.P49]*[.M$21]" office:value-type="float" office:value="316.18768572">
            <text:p>316,18768572</text:p>
          </table:table-cell>
        </table:table-row>
        <table:table-row table:style-name="ro2">
          <table:table-cell table:number-columns-repeated="15"/>
          <table:table-cell table:formula="of:=[.P49]+10" office:value-type="float" office:value="441">
            <text:p>441</text:p>
          </table:table-cell>
          <table:table-cell table:formula="of:=([.P50]^3)*[.M$19]+([.P50]^2)*[.M$20]+[.P50]*[.M$21]" office:value-type="float" office:value="338.60267532">
            <text:p>338,60267532</text:p>
          </table:table-cell>
        </table:table-row>
        <table:table-row table:style-name="ro2">
          <table:table-cell table:number-columns-repeated="15"/>
          <table:table-cell table:formula="of:=[.P50]+10" office:value-type="float" office:value="451">
            <text:p>451</text:p>
          </table:table-cell>
          <table:table-cell table:formula="of:=([.P51]^3)*[.M$19]+([.P51]^2)*[.M$20]+[.P51]*[.M$21]" office:value-type="float" office:value="362.05509692">
            <text:p>362,05509692</text:p>
          </table:table-cell>
        </table:table-row>
        <table:table-row table:style-name="ro2">
          <table:table-cell table:number-columns-repeated="15"/>
          <table:table-cell table:formula="of:=[.P51]+10" office:value-type="float" office:value="461">
            <text:p>461</text:p>
          </table:table-cell>
          <table:table-cell table:formula="of:=([.P52]^3)*[.M$19]+([.P52]^2)*[.M$20]+[.P52]*[.M$21]" office:value-type="float" office:value="386.56847052">
            <text:p>386,56847052</text:p>
          </table:table-cell>
        </table:table-row>
        <table:table-row table:style-name="ro2">
          <table:table-cell table:number-columns-repeated="15"/>
          <table:table-cell table:formula="of:=[.P52]+10" office:value-type="float" office:value="471">
            <text:p>471</text:p>
          </table:table-cell>
          <table:table-cell table:formula="of:=([.P53]^3)*[.M$19]+([.P53]^2)*[.M$20]+[.P53]*[.M$21]" office:value-type="float" office:value="412.16631612">
            <text:p>412,16631612</text:p>
          </table:table-cell>
        </table:table-row>
        <table:table-row table:style-name="ro2">
          <table:table-cell table:number-columns-repeated="15"/>
          <table:table-cell table:formula="of:=[.P53]+10" office:value-type="float" office:value="481">
            <text:p>481</text:p>
          </table:table-cell>
          <table:table-cell table:formula="of:=([.P54]^3)*[.M$19]+([.P54]^2)*[.M$20]+[.P54]*[.M$21]" office:value-type="float" office:value="438.87215372">
            <text:p>438,87215372</text:p>
          </table:table-cell>
        </table:table-row>
        <table:table-row table:style-name="ro2">
          <table:table-cell table:number-columns-repeated="15"/>
          <table:table-cell table:formula="of:=[.P54]+10" office:value-type="float" office:value="491">
            <text:p>491</text:p>
          </table:table-cell>
          <table:table-cell table:formula="of:=([.P55]^3)*[.M$19]+([.P55]^2)*[.M$20]+[.P55]*[.M$21]" office:value-type="float" office:value="466.70950332">
            <text:p>466,70950332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8"/>
          <table:table-cell table:formula="of:=[.P55]+10" office:value-type="float" office:value="501">
            <text:p>501</text:p>
          </table:table-cell>
          <table:table-cell table:formula="of:=([.P56]^3)*[.M$19]+([.P56]^2)*[.M$20]+[.P56]*[.M$21]" office:value-type="float" office:value="495.70188492">
            <text:p>495,70188492</text:p>
          </table:table-cell>
        </table:table-row>
        <table:table-row table:style-name="ro2">
          <table:table-cell table:number-columns-repeated="15"/>
          <table:table-cell table:formula="of:=[.P56]+10" office:value-type="float" office:value="511">
            <text:p>511</text:p>
          </table:table-cell>
          <table:table-cell table:formula="of:=([.P57]^3)*[.M$19]+([.P57]^2)*[.M$20]+[.P57]*[.M$21]" office:value-type="float" office:value="525.87281852">
            <text:p>525,87281852</text:p>
          </table:table-cell>
        </table:table-row>
        <table:table-row table:style-name="ro2">
          <table:table-cell table:number-columns-repeated="15"/>
          <table:table-cell table:formula="of:=[.P57]+10" office:value-type="float" office:value="521">
            <text:p>521</text:p>
          </table:table-cell>
          <table:table-cell table:formula="of:=([.P58]^3)*[.M$19]+([.P58]^2)*[.M$20]+[.P58]*[.M$21]" office:value-type="float" office:value="557.24582412">
            <text:p>557,24582412</text:p>
          </table:table-cell>
        </table:table-row>
        <table:table-row table:style-name="ro2">
          <table:table-cell table:number-columns-repeated="15"/>
          <table:table-cell table:formula="of:=[.P58]+10" office:value-type="float" office:value="531">
            <text:p>531</text:p>
          </table:table-cell>
          <table:table-cell table:formula="of:=([.P59]^3)*[.M$19]+([.P59]^2)*[.M$20]+[.P59]*[.M$21]" office:value-type="float" office:value="589.84442172">
            <text:p>589,84442172</text:p>
          </table:table-cell>
        </table:table-row>
        <table:table-row table:style-name="ro2">
          <table:table-cell table:number-columns-repeated="15"/>
          <table:table-cell table:formula="of:=[.P59]+10" office:value-type="float" office:value="541">
            <text:p>541</text:p>
          </table:table-cell>
          <table:table-cell table:formula="of:=([.P60]^3)*[.M$19]+([.P60]^2)*[.M$20]+[.P60]*[.M$21]" office:value-type="float" office:value="623.69213132">
            <text:p>623,69213132</text:p>
          </table:table-cell>
        </table:table-row>
        <table:table-row table:style-name="ro2">
          <table:table-cell table:number-columns-repeated="15"/>
          <table:table-cell table:formula="of:=[.P60]+10" office:value-type="float" office:value="551">
            <text:p>551</text:p>
          </table:table-cell>
          <table:table-cell table:formula="of:=([.P61]^3)*[.M$19]+([.P61]^2)*[.M$20]+[.P61]*[.M$21]" office:value-type="float" office:value="658.81247292">
            <text:p>658,81247292</text:p>
          </table:table-cell>
        </table:table-row>
        <table:table-row table:style-name="ro2">
          <table:table-cell table:number-columns-repeated="15"/>
          <table:table-cell table:formula="of:=[.P61]+10" office:value-type="float" office:value="561">
            <text:p>561</text:p>
          </table:table-cell>
          <table:table-cell table:formula="of:=([.P62]^3)*[.M$19]+([.P62]^2)*[.M$20]+[.P62]*[.M$21]" office:value-type="float" office:value="695.22896652">
            <text:p>695,22896652</text:p>
          </table:table-cell>
        </table:table-row>
        <table:table-row table:style-name="ro2">
          <table:table-cell table:number-columns-repeated="15"/>
          <table:table-cell table:formula="of:=[.P62]+10" office:value-type="float" office:value="571">
            <text:p>571</text:p>
          </table:table-cell>
          <table:table-cell table:formula="of:=([.P63]^3)*[.M$19]+([.P63]^2)*[.M$20]+[.P63]*[.M$21]" office:value-type="float" office:value="732.96513212">
            <text:p>732,96513212</text:p>
          </table:table-cell>
        </table:table-row>
        <table:table-row table:style-name="ro2">
          <table:table-cell table:number-columns-repeated="15"/>
          <table:table-cell table:formula="of:=[.P63]+10" office:value-type="float" office:value="581">
            <text:p>581</text:p>
          </table:table-cell>
          <table:table-cell table:formula="of:=([.P64]^3)*[.M$19]+([.P64]^2)*[.M$20]+[.P64]*[.M$21]" office:value-type="float" office:value="772.04448972">
            <text:p>772,04448972</text:p>
          </table:table-cell>
        </table:table-row>
        <table:table-row table:style-name="ro2">
          <table:table-cell table:number-columns-repeated="15"/>
          <table:table-cell table:formula="of:=[.P64]+10" office:value-type="float" office:value="591">
            <text:p>591</text:p>
          </table:table-cell>
          <table:table-cell table:formula="of:=([.P65]^3)*[.M$19]+([.P65]^2)*[.M$20]+[.P65]*[.M$21]" office:value-type="float" office:value="812.49055932">
            <text:p>812,49055932</text:p>
          </table:table-cell>
        </table:table-row>
        <table:table-row table:style-name="ro2">
          <table:table-cell table:number-columns-repeated="15"/>
          <table:table-cell table:formula="of:=[.P65]+10" office:value-type="float" office:value="601">
            <text:p>601</text:p>
          </table:table-cell>
          <table:table-cell table:formula="of:=([.P66]^3)*[.M$19]+([.P66]^2)*[.M$20]+[.P66]*[.M$21]" office:value-type="float" office:value="854.32686092">
            <text:p>854,32686092</text:p>
          </table:table-cell>
        </table:table-row>
        <table:table-row table:style-name="ro2">
          <table:table-cell table:number-columns-repeated="15"/>
          <table:table-cell table:formula="of:=[.P66]+10" office:value-type="float" office:value="611">
            <text:p>611</text:p>
          </table:table-cell>
          <table:table-cell table:formula="of:=([.P67]^3)*[.M$19]+([.P67]^2)*[.M$20]+[.P67]*[.M$21]" office:value-type="float" office:value="897.57691452">
            <text:p>897,57691452</text:p>
          </table:table-cell>
        </table:table-row>
        <table:table-row table:style-name="ro2">
          <table:table-cell table:number-columns-repeated="15"/>
          <table:table-cell table:formula="of:=[.P67]+10" office:value-type="float" office:value="621">
            <text:p>621</text:p>
          </table:table-cell>
          <table:table-cell table:formula="of:=([.P68]^3)*[.M$19]+([.P68]^2)*[.M$20]+[.P68]*[.M$21]" office:value-type="float" office:value="942.26424012">
            <text:p>942,26424012</text:p>
          </table:table-cell>
        </table:table-row>
        <table:table-row table:style-name="ro2">
          <table:table-cell table:number-columns-repeated="15"/>
          <table:table-cell table:formula="of:=[.P68]+10" office:value-type="float" office:value="631">
            <text:p>631</text:p>
          </table:table-cell>
          <table:table-cell table:formula="of:=([.P69]^3)*[.M$19]+([.P69]^2)*[.M$20]+[.P69]*[.M$21]" office:value-type="float" office:value="988.41235772">
            <text:p>988,41235772</text:p>
          </table:table-cell>
        </table:table-row>
        <table:table-row table:style-name="ro2">
          <table:table-cell table:number-columns-repeated="15"/>
          <table:table-cell table:formula="of:=[.P69]+10" office:value-type="float" office:value="641">
            <text:p>641</text:p>
          </table:table-cell>
          <table:table-cell table:formula="of:=([.P70]^3)*[.M$19]+([.P70]^2)*[.M$20]+[.P70]*[.M$21]" office:value-type="float" office:value="1036.04478732">
            <text:p>1036,04478732</text:p>
          </table:table-cell>
        </table:table-row>
        <table:table-row table:style-name="ro2">
          <table:table-cell table:number-columns-repeated="15"/>
          <table:table-cell table:formula="of:=[.P70]+10" office:value-type="float" office:value="651">
            <text:p>651</text:p>
          </table:table-cell>
          <table:table-cell table:formula="of:=([.P71]^3)*[.M$19]+([.P71]^2)*[.M$20]+[.P71]*[.M$21]" office:value-type="float" office:value="1085.18504892">
            <text:p>1085,18504892</text:p>
          </table:table-cell>
        </table:table-row>
        <table:table-row table:style-name="ro2">
          <table:table-cell table:number-columns-repeated="15"/>
          <table:table-cell table:formula="of:=[.P71]+10" office:value-type="float" office:value="661">
            <text:p>661</text:p>
          </table:table-cell>
          <table:table-cell table:formula="of:=([.P72]^3)*[.M$19]+([.P72]^2)*[.M$20]+[.P72]*[.M$21]" office:value-type="float" office:value="1135.85666252">
            <text:p>1135,85666252</text:p>
          </table:table-cell>
        </table:table-row>
        <table:table-row table:style-name="ro2">
          <table:table-cell table:number-columns-repeated="15"/>
          <table:table-cell table:formula="of:=[.P72]+10" office:value-type="float" office:value="671">
            <text:p>671</text:p>
          </table:table-cell>
          <table:table-cell table:formula="of:=([.P73]^3)*[.M$19]+([.P73]^2)*[.M$20]+[.P73]*[.M$21]" office:value-type="float" office:value="1188.08314812">
            <text:p>1188,08314812</text:p>
          </table:table-cell>
        </table:table-row>
        <table:table-row table:style-name="ro2">
          <table:table-cell table:number-columns-repeated="15"/>
          <table:table-cell table:formula="of:=[.P73]+10" office:value-type="float" office:value="681">
            <text:p>681</text:p>
          </table:table-cell>
          <table:table-cell table:formula="of:=([.P74]^3)*[.M$19]+([.P74]^2)*[.M$20]+[.P74]*[.M$21]" office:value-type="float" office:value="1241.88802572">
            <text:p>1241,88802572</text:p>
          </table:table-cell>
        </table:table-row>
        <table:table-row table:style-name="ro2">
          <table:table-cell table:number-columns-repeated="15"/>
          <table:table-cell table:formula="of:=[.P74]+10" office:value-type="float" office:value="691">
            <text:p>691</text:p>
          </table:table-cell>
          <table:table-cell table:formula="of:=([.P75]^3)*[.M$19]+([.P75]^2)*[.M$20]+[.P75]*[.M$21]" office:value-type="float" office:value="1297.29481532">
            <text:p>1297,29481532</text:p>
          </table:table-cell>
        </table:table-row>
        <table:table-row table:style-name="ro2">
          <table:table-cell table:number-columns-repeated="15"/>
          <table:table-cell table:formula="of:=[.P75]+10" office:value-type="float" office:value="701">
            <text:p>701</text:p>
          </table:table-cell>
          <table:table-cell table:formula="of:=([.P76]^3)*[.M$19]+([.P76]^2)*[.M$20]+[.P76]*[.M$21]" office:value-type="float" office:value="1354.32703692">
            <text:p>1354,32703692</text:p>
          </table:table-cell>
        </table:table-row>
        <table:table-row table:style-name="ro2">
          <table:table-cell table:number-columns-repeated="15"/>
          <table:table-cell table:formula="of:=[.P76]+10" office:value-type="float" office:value="711">
            <text:p>711</text:p>
          </table:table-cell>
          <table:table-cell table:formula="of:=([.P77]^3)*[.M$19]+([.P77]^2)*[.M$20]+[.P77]*[.M$21]" office:value-type="float" office:value="1413.00821052">
            <text:p>1413,00821052</text:p>
          </table:table-cell>
        </table:table-row>
        <table:table-row table:style-name="ro2">
          <table:table-cell table:number-columns-repeated="15"/>
          <table:table-cell table:formula="of:=[.P77]+10" office:value-type="float" office:value="721">
            <text:p>721</text:p>
          </table:table-cell>
          <table:table-cell table:formula="of:=([.P78]^3)*[.M$19]+([.P78]^2)*[.M$20]+[.P78]*[.M$21]" office:value-type="float" office:value="1473.36185612">
            <text:p>1473,36185612</text:p>
          </table:table-cell>
        </table:table-row>
        <table:table-row table:style-name="ro2">
          <table:table-cell table:number-columns-repeated="15"/>
          <table:table-cell table:formula="of:=[.P78]+10" office:value-type="float" office:value="731">
            <text:p>731</text:p>
          </table:table-cell>
          <table:table-cell table:formula="of:=([.P79]^3)*[.M$19]+([.P79]^2)*[.M$20]+[.P79]*[.M$21]" office:value-type="float" office:value="1535.41149372">
            <text:p>1535,41149372</text:p>
          </table:table-cell>
        </table:table-row>
        <table:table-row table:style-name="ro2">
          <table:table-cell table:number-columns-repeated="15"/>
          <table:table-cell table:formula="of:=[.P79]+10" office:value-type="float" office:value="741">
            <text:p>741</text:p>
          </table:table-cell>
          <table:table-cell table:formula="of:=([.P80]^3)*[.M$19]+([.P80]^2)*[.M$20]+[.P80]*[.M$21]" office:value-type="float" office:value="1599.18064332">
            <text:p>1599,18064332</text:p>
          </table:table-cell>
        </table:table-row>
        <table:table-row table:style-name="ro2">
          <table:table-cell table:number-columns-repeated="15"/>
          <table:table-cell table:formula="of:=[.P80]+10" office:value-type="float" office:value="751">
            <text:p>751</text:p>
          </table:table-cell>
          <table:table-cell table:formula="of:=([.P81]^3)*[.M$19]+([.P81]^2)*[.M$20]+[.P81]*[.M$21]" office:value-type="float" office:value="1664.69282492">
            <text:p>1664,69282492</text:p>
          </table:table-cell>
        </table:table-row>
        <table:table-row table:style-name="ro2">
          <table:table-cell table:number-columns-repeated="15"/>
          <table:table-cell table:formula="of:=[.P81]+10" office:value-type="float" office:value="761">
            <text:p>761</text:p>
          </table:table-cell>
          <table:table-cell table:formula="of:=([.P82]^3)*[.M$19]+([.P82]^2)*[.M$20]+[.P82]*[.M$21]" office:value-type="float" office:value="1731.97155852">
            <text:p>1731,97155852</text:p>
          </table:table-cell>
        </table:table-row>
        <table:table-row table:style-name="ro2">
          <table:table-cell table:number-columns-repeated="15"/>
          <table:table-cell table:formula="of:=[.P82]+10" office:value-type="float" office:value="771">
            <text:p>771</text:p>
          </table:table-cell>
          <table:table-cell table:formula="of:=([.P83]^3)*[.M$19]+([.P83]^2)*[.M$20]+[.P83]*[.M$21]" office:value-type="float" office:value="1801.04036412">
            <text:p>1801,04036412</text:p>
          </table:table-cell>
        </table:table-row>
        <table:table-row table:style-name="ro2">
          <table:table-cell table:number-columns-repeated="15"/>
          <table:table-cell table:formula="of:=[.P83]+10" office:value-type="float" office:value="781">
            <text:p>781</text:p>
          </table:table-cell>
          <table:table-cell table:formula="of:=([.P84]^3)*[.M$19]+([.P84]^2)*[.M$20]+[.P84]*[.M$21]" office:value-type="float" office:value="1871.92276172">
            <text:p>1871,92276172</text:p>
          </table:table-cell>
        </table:table-row>
        <table:table-row table:style-name="ro2">
          <table:table-cell table:number-columns-repeated="15"/>
          <table:table-cell table:formula="of:=[.P84]+10" office:value-type="float" office:value="791">
            <text:p>791</text:p>
          </table:table-cell>
          <table:table-cell table:formula="of:=([.P85]^3)*[.M$19]+([.P85]^2)*[.M$20]+[.P85]*[.M$21]" office:value-type="float" office:value="1944.64227132">
            <text:p>1944,64227132</text:p>
          </table:table-cell>
        </table:table-row>
        <table:table-row table:style-name="ro2">
          <table:table-cell table:number-columns-repeated="15"/>
          <table:table-cell table:formula="of:=[.P85]+10" office:value-type="float" office:value="801">
            <text:p>801</text:p>
          </table:table-cell>
          <table:table-cell table:formula="of:=([.P86]^3)*[.M$19]+([.P86]^2)*[.M$20]+[.P86]*[.M$21]" office:value-type="float" office:value="2019.22241292">
            <text:p>2019,22241292</text:p>
          </table:table-cell>
        </table:table-row>
        <table:table-row table:style-name="ro2">
          <table:table-cell table:number-columns-repeated="15"/>
          <table:table-cell table:formula="of:=[.P86]+10" office:value-type="float" office:value="811">
            <text:p>811</text:p>
          </table:table-cell>
          <table:table-cell table:formula="of:=([.P87]^3)*[.M$19]+([.P87]^2)*[.M$20]+[.P87]*[.M$21]" office:value-type="float" office:value="2095.68670652">
            <text:p>2095,68670652</text:p>
          </table:table-cell>
        </table:table-row>
        <table:table-row table:style-name="ro2">
          <table:table-cell table:number-columns-repeated="15"/>
          <table:table-cell table:formula="of:=[.P87]+10" office:value-type="float" office:value="821">
            <text:p>821</text:p>
          </table:table-cell>
          <table:table-cell table:formula="of:=([.P88]^3)*[.M$19]+([.P88]^2)*[.M$20]+[.P88]*[.M$21]" office:value-type="float" office:value="2174.05867212">
            <text:p>2174,05867212</text:p>
          </table:table-cell>
        </table:table-row>
        <table:table-row table:style-name="ro2">
          <table:table-cell table:number-columns-repeated="15"/>
          <table:table-cell table:formula="of:=[.P88]+10" office:value-type="float" office:value="831">
            <text:p>831</text:p>
          </table:table-cell>
          <table:table-cell table:formula="of:=([.P89]^3)*[.M$19]+([.P89]^2)*[.M$20]+[.P89]*[.M$21]" office:value-type="float" office:value="2254.36182972">
            <text:p>2254,36182972</text:p>
          </table:table-cell>
        </table:table-row>
        <table:table-row table:style-name="ro2">
          <table:table-cell table:number-columns-repeated="15"/>
          <table:table-cell table:formula="of:=[.P89]+10" office:value-type="float" office:value="841">
            <text:p>841</text:p>
          </table:table-cell>
          <table:table-cell table:formula="of:=([.P90]^3)*[.M$19]+([.P90]^2)*[.M$20]+[.P90]*[.M$21]" office:value-type="float" office:value="2336.61969932">
            <text:p>2336,61969932</text:p>
          </table:table-cell>
        </table:table-row>
        <table:table-row table:style-name="ro2">
          <table:table-cell table:number-columns-repeated="15"/>
          <table:table-cell table:formula="of:=[.P90]+10" office:value-type="float" office:value="851">
            <text:p>851</text:p>
          </table:table-cell>
          <table:table-cell table:formula="of:=([.P91]^3)*[.M$19]+([.P91]^2)*[.M$20]+[.P91]*[.M$21]" office:value-type="float" office:value="2420.85580092">
            <text:p>2420,85580092</text:p>
          </table:table-cell>
        </table:table-row>
        <table:table-row table:style-name="ro2">
          <table:table-cell table:number-columns-repeated="15"/>
          <table:table-cell table:formula="of:=[.P91]+10" office:value-type="float" office:value="861">
            <text:p>861</text:p>
          </table:table-cell>
          <table:table-cell table:formula="of:=([.P92]^3)*[.M$19]+([.P92]^2)*[.M$20]+[.P92]*[.M$21]" office:value-type="float" office:value="2507.09365452">
            <text:p>2507,09365452</text:p>
          </table:table-cell>
        </table:table-row>
        <table:table-row table:style-name="ro2">
          <table:table-cell table:number-columns-repeated="15"/>
          <table:table-cell table:formula="of:=[.P92]+10" office:value-type="float" office:value="871">
            <text:p>871</text:p>
          </table:table-cell>
          <table:table-cell table:formula="of:=([.P93]^3)*[.M$19]+([.P93]^2)*[.M$20]+[.P93]*[.M$21]" office:value-type="float" office:value="2595.35678012">
            <text:p>2595,35678012</text:p>
          </table:table-cell>
        </table:table-row>
        <table:table-row table:style-name="ro2">
          <table:table-cell table:number-columns-repeated="15"/>
          <table:table-cell table:formula="of:=[.P93]+10" office:value-type="float" office:value="881">
            <text:p>881</text:p>
          </table:table-cell>
          <table:table-cell table:formula="of:=([.P94]^3)*[.M$19]+([.P94]^2)*[.M$20]+[.P94]*[.M$21]" office:value-type="float" office:value="2685.66869772">
            <text:p>2685,66869772</text:p>
          </table:table-cell>
        </table:table-row>
        <table:table-row table:style-name="ro2">
          <table:table-cell table:number-columns-repeated="15"/>
          <table:table-cell table:formula="of:=[.P94]+10" office:value-type="float" office:value="891">
            <text:p>891</text:p>
          </table:table-cell>
          <table:table-cell table:formula="of:=([.P95]^3)*[.M$19]+([.P95]^2)*[.M$20]+[.P95]*[.M$21]" office:value-type="float" office:value="2778.05292732">
            <text:p>2778,05292732</text:p>
          </table:table-cell>
        </table:table-row>
        <table:table-row table:style-name="ro2">
          <table:table-cell table:number-columns-repeated="15"/>
          <table:table-cell table:formula="of:=[.P95]+10" office:value-type="float" office:value="901">
            <text:p>901</text:p>
          </table:table-cell>
          <table:table-cell table:formula="of:=([.P96]^3)*[.M$19]+([.P96]^2)*[.M$20]+[.P96]*[.M$21]" office:value-type="float" office:value="2872.53298892">
            <text:p>2872,53298892</text:p>
          </table:table-cell>
        </table:table-row>
        <table:table-row table:style-name="ro2">
          <table:table-cell table:number-columns-repeated="15"/>
          <table:table-cell table:formula="of:=[.P96]+10" office:value-type="float" office:value="911">
            <text:p>911</text:p>
          </table:table-cell>
          <table:table-cell table:formula="of:=([.P97]^3)*[.M$19]+([.P97]^2)*[.M$20]+[.P97]*[.M$21]" office:value-type="float" office:value="2969.13240252">
            <text:p>2969,13240252</text:p>
          </table:table-cell>
        </table:table-row>
        <table:table-row table:style-name="ro2">
          <table:table-cell table:number-columns-repeated="15"/>
          <table:table-cell table:formula="of:=[.P97]+10" office:value-type="float" office:value="921">
            <text:p>921</text:p>
          </table:table-cell>
          <table:table-cell table:formula="of:=([.P98]^3)*[.M$19]+([.P98]^2)*[.M$20]+[.P98]*[.M$21]" office:value-type="float" office:value="3067.87468812">
            <text:p>3067,87468812</text:p>
          </table:table-cell>
        </table:table-row>
        <table:table-row table:style-name="ro2">
          <table:table-cell table:number-columns-repeated="15"/>
          <table:table-cell table:formula="of:=[.P98]+10" office:value-type="float" office:value="931">
            <text:p>931</text:p>
          </table:table-cell>
          <table:table-cell table:formula="of:=([.P99]^3)*[.M$19]+([.P99]^2)*[.M$20]+[.P99]*[.M$21]" office:value-type="float" office:value="3168.78336572">
            <text:p>3168,78336572</text:p>
          </table:table-cell>
        </table:table-row>
        <table:table-row table:style-name="ro2">
          <table:table-cell table:number-columns-repeated="15"/>
          <table:table-cell table:formula="of:=[.P99]+10" office:value-type="float" office:value="941">
            <text:p>941</text:p>
          </table:table-cell>
          <table:table-cell table:formula="of:=([.P100]^3)*[.M$19]+([.P100]^2)*[.M$20]+[.P100]*[.M$21]" office:value-type="float" office:value="3271.88195532">
            <text:p>3271,88195532</text:p>
          </table:table-cell>
        </table:table-row>
        <table:table-row table:style-name="ro2">
          <table:table-cell table:number-columns-repeated="15"/>
          <table:table-cell table:formula="of:=[.P100]+10" office:value-type="float" office:value="951">
            <text:p>951</text:p>
          </table:table-cell>
          <table:table-cell table:formula="of:=([.P101]^3)*[.M$19]+([.P101]^2)*[.M$20]+[.P101]*[.M$21]" office:value-type="float" office:value="3377.19397692">
            <text:p>3377,19397692</text:p>
          </table:table-cell>
        </table:table-row>
        <table:table-row table:style-name="ro2">
          <table:table-cell table:number-columns-repeated="15"/>
          <table:table-cell table:formula="of:=[.P101]+10" office:value-type="float" office:value="961">
            <text:p>961</text:p>
          </table:table-cell>
          <table:table-cell table:formula="of:=([.P102]^3)*[.M$19]+([.P102]^2)*[.M$20]+[.P102]*[.M$21]" office:value-type="float" office:value="3484.74295052">
            <text:p>3484,74295052</text:p>
          </table:table-cell>
        </table:table-row>
        <table:table-row table:style-name="ro2">
          <table:table-cell table:number-columns-repeated="15"/>
          <table:table-cell table:formula="of:=[.P102]+10" office:value-type="float" office:value="971">
            <text:p>971</text:p>
          </table:table-cell>
          <table:table-cell table:formula="of:=([.P103]^3)*[.M$19]+([.P103]^2)*[.M$20]+[.P103]*[.M$21]" office:value-type="float" office:value="3594.55239612">
            <text:p>3594,55239612</text:p>
          </table:table-cell>
        </table:table-row>
        <table:table-row table:style-name="ro2">
          <table:table-cell table:number-columns-repeated="15"/>
          <table:table-cell table:formula="of:=[.P103]+10" office:value-type="float" office:value="981">
            <text:p>981</text:p>
          </table:table-cell>
          <table:table-cell table:formula="of:=([.P104]^3)*[.M$19]+([.P104]^2)*[.M$20]+[.P104]*[.M$21]" office:value-type="float" office:value="3706.64583372">
            <text:p>3706,64583372</text:p>
          </table:table-cell>
        </table:table-row>
        <table:table-row table:style-name="ro2">
          <table:table-cell table:number-columns-repeated="15"/>
          <table:table-cell table:formula="of:=[.P104]+10" office:value-type="float" office:value="991">
            <text:p>991</text:p>
          </table:table-cell>
          <table:table-cell table:formula="of:=([.P105]^3)*[.M$19]+([.P105]^2)*[.M$20]+[.P105]*[.M$21]" office:value-type="float" office:value="3821.04678332">
            <text:p>3821,04678332</text:p>
          </table:table-cell>
        </table:table-row>
        <table:table-row table:style-name="ro2">
          <table:table-cell table:number-columns-repeated="15"/>
          <table:table-cell table:formula="of:=[.P105]+10" office:value-type="float" office:value="1001">
            <text:p>1001</text:p>
          </table:table-cell>
          <table:table-cell table:formula="of:=([.P106]^3)*[.M$19]+([.P106]^2)*[.M$20]+[.P106]*[.M$21]" office:value-type="float" office:value="3937.77876492">
            <text:p>3937,77876492</text:p>
          </table:table-cell>
        </table:table-row>
        <table:table-row table:style-name="ro2">
          <table:table-cell table:number-columns-repeated="15"/>
          <table:table-cell table:formula="of:=[.P106]+10" office:value-type="float" office:value="1011">
            <text:p>1011</text:p>
          </table:table-cell>
          <table:table-cell table:formula="of:=([.P107]^3)*[.M$19]+([.P107]^2)*[.M$20]+[.P107]*[.M$21]" office:value-type="float" office:value="4056.86529852">
            <text:p>4056,86529852</text:p>
          </table:table-cell>
        </table:table-row>
        <table:table-row table:style-name="ro2">
          <table:table-cell table:number-columns-repeated="15"/>
          <table:table-cell table:formula="of:=[.P107]+10" office:value-type="float" office:value="1021">
            <text:p>1021</text:p>
          </table:table-cell>
          <table:table-cell table:formula="of:=([.P108]^3)*[.M$19]+([.P108]^2)*[.M$20]+[.P108]*[.M$21]" office:value-type="float" office:value="4178.32990412">
            <text:p>4178,32990412</text:p>
          </table:table-cell>
        </table:table-row>
        <table:table-row table:style-name="ro2">
          <table:table-cell table:number-columns-repeated="15"/>
          <table:table-cell table:formula="of:=[.P108]+10" office:value-type="float" office:value="1031">
            <text:p>1031</text:p>
          </table:table-cell>
          <table:table-cell table:formula="of:=([.P109]^3)*[.M$19]+([.P109]^2)*[.M$20]+[.P109]*[.M$21]" office:value-type="float" office:value="4302.19610172">
            <text:p>4302,19610172</text:p>
          </table:table-cell>
        </table:table-row>
        <table:table-row table:style-name="ro2">
          <table:table-cell table:number-columns-repeated="15"/>
          <table:table-cell table:formula="of:=[.P109]+10" office:value-type="float" office:value="1041">
            <text:p>1041</text:p>
          </table:table-cell>
          <table:table-cell table:formula="of:=([.P110]^3)*[.M$19]+([.P110]^2)*[.M$20]+[.P110]*[.M$21]" office:value-type="float" office:value="4428.48741132">
            <text:p>4428,48741132</text:p>
          </table:table-cell>
        </table:table-row>
        <table:table-row table:style-name="ro2">
          <table:table-cell table:number-columns-repeated="15"/>
          <table:table-cell table:formula="of:=[.P110]+10" office:value-type="float" office:value="1051">
            <text:p>1051</text:p>
          </table:table-cell>
          <table:table-cell table:formula="of:=([.P111]^3)*[.M$19]+([.P111]^2)*[.M$20]+[.P111]*[.M$21]" office:value-type="float" office:value="4557.22735292">
            <text:p>4557,22735292</text:p>
          </table:table-cell>
        </table:table-row>
        <table:table-row table:style-name="ro2">
          <table:table-cell table:number-columns-repeated="15"/>
          <table:table-cell table:formula="of:=[.P111]+10" office:value-type="float" office:value="1061">
            <text:p>1061</text:p>
          </table:table-cell>
          <table:table-cell table:formula="of:=([.P112]^3)*[.M$19]+([.P112]^2)*[.M$20]+[.P112]*[.M$21]" office:value-type="float" office:value="4688.43944652">
            <text:p>4688,43944652</text:p>
          </table:table-cell>
        </table:table-row>
        <table:table-row table:style-name="ro2">
          <table:table-cell table:number-columns-repeated="15"/>
          <table:table-cell table:formula="of:=[.P112]+10" office:value-type="float" office:value="1071">
            <text:p>1071</text:p>
          </table:table-cell>
          <table:table-cell table:formula="of:=([.P113]^3)*[.M$19]+([.P113]^2)*[.M$20]+[.P113]*[.M$21]" office:value-type="float" office:value="4822.14721212">
            <text:p>4822,14721212</text:p>
          </table:table-cell>
        </table:table-row>
        <table:table-row table:style-name="ro2">
          <table:table-cell table:number-columns-repeated="15"/>
          <table:table-cell table:formula="of:=[.P113]+10" office:value-type="float" office:value="1081">
            <text:p>1081</text:p>
          </table:table-cell>
          <table:table-cell table:formula="of:=([.P114]^3)*[.M$19]+([.P114]^2)*[.M$20]+[.P114]*[.M$21]" office:value-type="float" office:value="4958.37416972">
            <text:p>4958,37416972</text:p>
          </table:table-cell>
        </table:table-row>
        <table:table-row table:style-name="ro2">
          <table:table-cell table:number-columns-repeated="15"/>
          <table:table-cell table:formula="of:=[.P114]+10" office:value-type="float" office:value="1091">
            <text:p>1091</text:p>
          </table:table-cell>
          <table:table-cell table:formula="of:=([.P115]^3)*[.M$19]+([.P115]^2)*[.M$20]+[.P115]*[.M$21]" office:value-type="float" office:value="5097.14383932">
            <text:p>5097,14383932</text:p>
          </table:table-cell>
        </table:table-row>
        <table:table-row table:style-name="ro2">
          <table:table-cell table:number-columns-repeated="15"/>
          <table:table-cell table:formula="of:=[.P115]+10" office:value-type="float" office:value="1101">
            <text:p>1101</text:p>
          </table:table-cell>
          <table:table-cell table:formula="of:=([.P116]^3)*[.M$19]+([.P116]^2)*[.M$20]+[.P116]*[.M$21]" office:value-type="float" office:value="5238.47974092">
            <text:p>5238,47974092</text:p>
          </table:table-cell>
        </table:table-row>
        <table:table-row table:style-name="ro2">
          <table:table-cell table:number-columns-repeated="15"/>
          <table:table-cell table:formula="of:=[.P116]+10" office:value-type="float" office:value="1111">
            <text:p>1111</text:p>
          </table:table-cell>
          <table:table-cell table:formula="of:=([.P117]^3)*[.M$19]+([.P117]^2)*[.M$20]+[.P117]*[.M$21]" office:value-type="float" office:value="5382.40539452">
            <text:p>5382,40539452</text:p>
          </table:table-cell>
        </table:table-row>
        <table:table-row table:style-name="ro2">
          <table:table-cell table:number-columns-repeated="15"/>
          <table:table-cell table:formula="of:=[.P117]+10" office:value-type="float" office:value="1121">
            <text:p>1121</text:p>
          </table:table-cell>
          <table:table-cell table:formula="of:=([.P118]^3)*[.M$19]+([.P118]^2)*[.M$20]+[.P118]*[.M$21]" office:value-type="float" office:value="5528.94432012">
            <text:p>5528,94432012</text:p>
          </table:table-cell>
        </table:table-row>
        <table:table-row table:style-name="ro2">
          <table:table-cell table:number-columns-repeated="15"/>
          <table:table-cell table:formula="of:=[.P118]+10" office:value-type="float" office:value="1131">
            <text:p>1131</text:p>
          </table:table-cell>
          <table:table-cell table:formula="of:=([.P119]^3)*[.M$19]+([.P119]^2)*[.M$20]+[.P119]*[.M$21]" office:value-type="float" office:value="5678.12003772">
            <text:p>5678,12003772</text:p>
          </table:table-cell>
        </table:table-row>
        <table:table-row table:style-name="ro2">
          <table:table-cell table:number-columns-repeated="15"/>
          <table:table-cell table:formula="of:=[.P119]+10" office:value-type="float" office:value="1141">
            <text:p>1141</text:p>
          </table:table-cell>
          <table:table-cell table:formula="of:=([.P120]^3)*[.M$19]+([.P120]^2)*[.M$20]+[.P120]*[.M$21]" office:value-type="float" office:value="5829.95606732">
            <text:p>5829,95606732</text:p>
          </table:table-cell>
        </table:table-row>
        <table:table-row table:style-name="ro2">
          <table:table-cell table:number-columns-repeated="15"/>
          <table:table-cell table:formula="of:=[.P120]+10" office:value-type="float" office:value="1151">
            <text:p>1151</text:p>
          </table:table-cell>
          <table:table-cell table:formula="of:=([.P121]^3)*[.M$19]+([.P121]^2)*[.M$20]+[.P121]*[.M$21]" office:value-type="float" office:value="5984.47592892">
            <text:p>5984,47592892</text:p>
          </table:table-cell>
        </table:table-row>
        <table:table-row table:style-name="ro2">
          <table:table-cell table:number-columns-repeated="15"/>
          <table:table-cell table:formula="of:=[.P121]+10" office:value-type="float" office:value="1161">
            <text:p>1161</text:p>
          </table:table-cell>
          <table:table-cell table:formula="of:=([.P122]^3)*[.M$19]+([.P122]^2)*[.M$20]+[.P122]*[.M$21]" office:value-type="float" office:value="6141.70314252">
            <text:p>6141,70314252</text:p>
          </table:table-cell>
        </table:table-row>
        <table:table-row table:style-name="ro2">
          <table:table-cell table:number-columns-repeated="15"/>
          <table:table-cell table:formula="of:=[.P122]+10" office:value-type="float" office:value="1171">
            <text:p>1171</text:p>
          </table:table-cell>
          <table:table-cell table:formula="of:=([.P123]^3)*[.M$19]+([.P123]^2)*[.M$20]+[.P123]*[.M$21]" office:value-type="float" office:value="6301.66122812">
            <text:p>6301,66122812</text:p>
          </table:table-cell>
        </table:table-row>
        <table:table-row table:style-name="ro2">
          <table:table-cell table:number-columns-repeated="15"/>
          <table:table-cell table:formula="of:=[.P123]+10" office:value-type="float" office:value="1181">
            <text:p>1181</text:p>
          </table:table-cell>
          <table:table-cell table:formula="of:=([.P124]^3)*[.M$19]+([.P124]^2)*[.M$20]+[.P124]*[.M$21]" office:value-type="float" office:value="6464.37370572">
            <text:p>6464,37370572</text:p>
          </table:table-cell>
        </table:table-row>
        <table:table-row table:style-name="ro2">
          <table:table-cell table:number-columns-repeated="15"/>
          <table:table-cell table:formula="of:=[.P124]+10" office:value-type="float" office:value="1191">
            <text:p>1191</text:p>
          </table:table-cell>
          <table:table-cell table:formula="of:=([.P125]^3)*[.M$19]+([.P125]^2)*[.M$20]+[.P125]*[.M$21]" office:value-type="float" office:value="6629.86409532">
            <text:p>6629,86409532</text:p>
          </table:table-cell>
        </table:table-row>
        <table:table-row table:style-name="ro2">
          <table:table-cell table:number-columns-repeated="15"/>
          <table:table-cell table:formula="of:=[.P125]+10" office:value-type="float" office:value="1201">
            <text:p>1201</text:p>
          </table:table-cell>
          <table:table-cell table:formula="of:=([.P126]^3)*[.M$19]+([.P126]^2)*[.M$20]+[.P126]*[.M$21]" office:value-type="float" office:value="6798.15591692">
            <text:p>6798,15591692</text:p>
          </table:table-cell>
        </table:table-row>
        <table:table-row table:style-name="ro2">
          <table:table-cell table:number-columns-repeated="15"/>
          <table:table-cell table:formula="of:=[.P126]+10" office:value-type="float" office:value="1211">
            <text:p>1211</text:p>
          </table:table-cell>
          <table:table-cell table:formula="of:=([.P127]^3)*[.M$19]+([.P127]^2)*[.M$20]+[.P127]*[.M$21]" office:value-type="float" office:value="6969.27269052">
            <text:p>6969,27269052</text:p>
          </table:table-cell>
        </table:table-row>
        <table:table-row table:style-name="ro2">
          <table:table-cell table:number-columns-repeated="15"/>
          <table:table-cell table:formula="of:=[.P127]+10" office:value-type="float" office:value="1221">
            <text:p>1221</text:p>
          </table:table-cell>
          <table:table-cell table:formula="of:=([.P128]^3)*[.M$19]+([.P128]^2)*[.M$20]+[.P128]*[.M$21]" office:value-type="float" office:value="7143.23793612">
            <text:p>7143,23793612</text:p>
          </table:table-cell>
        </table:table-row>
        <table:table-row table:style-name="ro2">
          <table:table-cell table:number-columns-repeated="15"/>
          <table:table-cell table:formula="of:=[.P128]+10" office:value-type="float" office:value="1231">
            <text:p>1231</text:p>
          </table:table-cell>
          <table:table-cell table:formula="of:=([.P129]^3)*[.M$19]+([.P129]^2)*[.M$20]+[.P129]*[.M$21]" office:value-type="float" office:value="7320.07517372">
            <text:p>7320,07517372</text:p>
          </table:table-cell>
        </table:table-row>
        <table:table-row table:style-name="ro2">
          <table:table-cell table:number-columns-repeated="15"/>
          <table:table-cell table:formula="of:=[.P129]+10" office:value-type="float" office:value="1241">
            <text:p>1241</text:p>
          </table:table-cell>
          <table:table-cell table:formula="of:=([.P130]^3)*[.M$19]+([.P130]^2)*[.M$20]+[.P130]*[.M$21]" office:value-type="float" office:value="7499.80792332">
            <text:p>7499,80792332</text:p>
          </table:table-cell>
        </table:table-row>
        <table:table-row table:style-name="ro2">
          <table:table-cell table:number-columns-repeated="15"/>
          <table:table-cell table:formula="of:=[.P130]+10" office:value-type="float" office:value="1251">
            <text:p>1251</text:p>
          </table:table-cell>
          <table:table-cell table:formula="of:=([.P131]^3)*[.M$19]+([.P131]^2)*[.M$20]+[.P131]*[.M$21]" office:value-type="float" office:value="7682.45970492">
            <text:p>7682,45970492</text:p>
          </table:table-cell>
        </table:table-row>
        <table:table-row table:style-name="ro2">
          <table:table-cell table:number-columns-repeated="15"/>
          <table:table-cell table:formula="of:=[.P131]+10" office:value-type="float" office:value="1261">
            <text:p>1261</text:p>
          </table:table-cell>
          <table:table-cell table:formula="of:=([.P132]^3)*[.M$19]+([.P132]^2)*[.M$20]+[.P132]*[.M$21]" office:value-type="float" office:value="7868.05403852">
            <text:p>7868,05403852</text:p>
          </table:table-cell>
        </table:table-row>
        <table:table-row table:style-name="ro2">
          <table:table-cell table:number-columns-repeated="15"/>
          <table:table-cell table:formula="of:=[.P132]+10" office:value-type="float" office:value="1271">
            <text:p>1271</text:p>
          </table:table-cell>
          <table:table-cell table:formula="of:=([.P133]^3)*[.M$19]+([.P133]^2)*[.M$20]+[.P133]*[.M$21]" office:value-type="float" office:value="8056.61444412">
            <text:p>8056,61444412</text:p>
          </table:table-cell>
        </table:table-row>
        <table:table-row table:style-name="ro2">
          <table:table-cell table:number-columns-repeated="15"/>
          <table:table-cell table:formula="of:=[.P133]+10" office:value-type="float" office:value="1281">
            <text:p>1281</text:p>
          </table:table-cell>
          <table:table-cell table:formula="of:=([.P134]^3)*[.M$19]+([.P134]^2)*[.M$20]+[.P134]*[.M$21]" office:value-type="float" office:value="8248.16444172">
            <text:p>8248,16444172</text:p>
          </table:table-cell>
        </table:table-row>
        <table:table-row table:style-name="ro2">
          <table:table-cell table:number-columns-repeated="15"/>
          <table:table-cell table:formula="of:=[.P134]+10" office:value-type="float" office:value="1291">
            <text:p>1291</text:p>
          </table:table-cell>
          <table:table-cell table:formula="of:=([.P135]^3)*[.M$19]+([.P135]^2)*[.M$20]+[.P135]*[.M$21]" office:value-type="float" office:value="8442.72755132">
            <text:p>8442,72755132</text:p>
          </table:table-cell>
        </table:table-row>
        <table:table-row table:style-name="ro2">
          <table:table-cell table:number-columns-repeated="15"/>
          <table:table-cell table:formula="of:=[.P135]+10" office:value-type="float" office:value="1301">
            <text:p>1301</text:p>
          </table:table-cell>
          <table:table-cell table:formula="of:=([.P136]^3)*[.M$19]+([.P136]^2)*[.M$20]+[.P136]*[.M$21]" office:value-type="float" office:value="8640.32729292">
            <text:p>8640,32729292</text:p>
          </table:table-cell>
        </table:table-row>
        <table:table-row table:style-name="ro2">
          <table:table-cell table:number-columns-repeated="15"/>
          <table:table-cell table:formula="of:=[.P136]+10" office:value-type="float" office:value="1311">
            <text:p>1311</text:p>
          </table:table-cell>
          <table:table-cell table:formula="of:=([.P137]^3)*[.M$19]+([.P137]^2)*[.M$20]+[.P137]*[.M$21]" office:value-type="float" office:value="8840.98718652">
            <text:p>8840,98718652</text:p>
          </table:table-cell>
        </table:table-row>
        <table:table-row table:style-name="ro2">
          <table:table-cell table:number-columns-repeated="15"/>
          <table:table-cell table:formula="of:=[.P137]+10" office:value-type="float" office:value="1321">
            <text:p>1321</text:p>
          </table:table-cell>
          <table:table-cell table:formula="of:=([.P138]^3)*[.M$19]+([.P138]^2)*[.M$20]+[.P138]*[.M$21]" office:value-type="float" office:value="9044.73075212">
            <text:p>9044,73075212</text:p>
          </table:table-cell>
        </table:table-row>
        <table:table-row table:style-name="ro2">
          <table:table-cell table:number-columns-repeated="15"/>
          <table:table-cell table:formula="of:=[.P138]+10" office:value-type="float" office:value="1331">
            <text:p>1331</text:p>
          </table:table-cell>
          <table:table-cell table:formula="of:=([.P139]^3)*[.M$19]+([.P139]^2)*[.M$20]+[.P139]*[.M$21]" office:value-type="float" office:value="9251.58150972">
            <text:p>9251,58150972</text:p>
          </table:table-cell>
        </table:table-row>
        <table:table-row table:style-name="ro2">
          <table:table-cell table:number-columns-repeated="15"/>
          <table:table-cell table:formula="of:=[.P139]+10" office:value-type="float" office:value="1341">
            <text:p>1341</text:p>
          </table:table-cell>
          <table:table-cell table:formula="of:=([.P140]^3)*[.M$19]+([.P140]^2)*[.M$20]+[.P140]*[.M$21]" office:value-type="float" office:value="9461.56297932">
            <text:p>9461,56297932</text:p>
          </table:table-cell>
        </table:table-row>
        <table:table-row table:style-name="ro2">
          <table:table-cell table:number-columns-repeated="15"/>
          <table:table-cell table:formula="of:=[.P140]+10" office:value-type="float" office:value="1351">
            <text:p>1351</text:p>
          </table:table-cell>
          <table:table-cell table:formula="of:=([.P141]^3)*[.M$19]+([.P141]^2)*[.M$20]+[.P141]*[.M$21]" office:value-type="float" office:value="9674.69868092">
            <text:p>9674,69868092</text:p>
          </table:table-cell>
        </table:table-row>
        <table:table-row table:style-name="ro2">
          <table:table-cell table:number-columns-repeated="15"/>
          <table:table-cell table:formula="of:=[.P141]+10" office:value-type="float" office:value="1361">
            <text:p>1361</text:p>
          </table:table-cell>
          <table:table-cell table:formula="of:=([.P142]^3)*[.M$19]+([.P142]^2)*[.M$20]+[.P142]*[.M$21]" office:value-type="float" office:value="9891.01213452">
            <text:p>9891,01213452</text:p>
          </table:table-cell>
        </table:table-row>
        <table:table-row table:style-name="ro2">
          <table:table-cell table:number-columns-repeated="15"/>
          <table:table-cell table:formula="of:=[.P142]+10" office:value-type="float" office:value="1371">
            <text:p>1371</text:p>
          </table:table-cell>
          <table:table-cell table:formula="of:=([.P143]^3)*[.M$19]+([.P143]^2)*[.M$20]+[.P143]*[.M$21]" office:value-type="float" office:value="10110.52686012">
            <text:p>10110,52686012</text:p>
          </table:table-cell>
        </table:table-row>
        <table:table-row table:style-name="ro2">
          <table:table-cell table:number-columns-repeated="15"/>
          <table:table-cell table:formula="of:=[.P143]+10" office:value-type="float" office:value="1381">
            <text:p>1381</text:p>
          </table:table-cell>
          <table:table-cell table:formula="of:=([.P144]^3)*[.M$19]+([.P144]^2)*[.M$20]+[.P144]*[.M$21]" office:value-type="float" office:value="10333.26637772">
            <text:p>10333,26637772</text:p>
          </table:table-cell>
        </table:table-row>
        <table:table-row table:style-name="ro2">
          <table:table-cell table:number-columns-repeated="15"/>
          <table:table-cell table:formula="of:=[.P144]+10" office:value-type="float" office:value="1391">
            <text:p>1391</text:p>
          </table:table-cell>
          <table:table-cell table:formula="of:=([.P145]^3)*[.M$19]+([.P145]^2)*[.M$20]+[.P145]*[.M$21]" office:value-type="float" office:value="10559.25420732">
            <text:p>10559,25420732</text:p>
          </table:table-cell>
        </table:table-row>
        <table:table-row table:style-name="ro2">
          <table:table-cell table:number-columns-repeated="15"/>
          <table:table-cell table:formula="of:=[.P145]+10" office:value-type="float" office:value="1401">
            <text:p>1401</text:p>
          </table:table-cell>
          <table:table-cell table:formula="of:=([.P146]^3)*[.M$19]+([.P146]^2)*[.M$20]+[.P146]*[.M$21]" office:value-type="float" office:value="10788.51386892">
            <text:p>10788,51386892</text:p>
          </table:table-cell>
        </table:table-row>
        <table:table-row table:style-name="ro2">
          <table:table-cell table:number-columns-repeated="15"/>
          <table:table-cell table:formula="of:=[.P146]+10" office:value-type="float" office:value="1411">
            <text:p>1411</text:p>
          </table:table-cell>
          <table:table-cell table:formula="of:=([.P147]^3)*[.M$19]+([.P147]^2)*[.M$20]+[.P147]*[.M$21]" office:value-type="float" office:value="11021.06888252">
            <text:p>11021,06888252</text:p>
          </table:table-cell>
        </table:table-row>
        <table:table-row table:style-name="ro2">
          <table:table-cell table:number-columns-repeated="15"/>
          <table:table-cell table:formula="of:=[.P147]+10" office:value-type="float" office:value="1421">
            <text:p>1421</text:p>
          </table:table-cell>
          <table:table-cell table:formula="of:=([.P148]^3)*[.M$19]+([.P148]^2)*[.M$20]+[.P148]*[.M$21]" office:value-type="float" office:value="11256.94276812">
            <text:p>11256,94276812</text:p>
          </table:table-cell>
        </table:table-row>
        <table:table-row table:style-name="ro2">
          <table:table-cell table:number-columns-repeated="15"/>
          <table:table-cell table:formula="of:=[.P148]+10" office:value-type="float" office:value="1431">
            <text:p>1431</text:p>
          </table:table-cell>
          <table:table-cell table:formula="of:=([.P149]^3)*[.M$19]+([.P149]^2)*[.M$20]+[.P149]*[.M$21]" office:value-type="float" office:value="11496.15904572">
            <text:p>11496,15904572</text:p>
          </table:table-cell>
        </table:table-row>
        <table:table-row table:style-name="ro2">
          <table:table-cell table:number-columns-repeated="15"/>
          <table:table-cell table:formula="of:=[.P149]+10" office:value-type="float" office:value="1441">
            <text:p>1441</text:p>
          </table:table-cell>
          <table:table-cell table:formula="of:=([.P150]^3)*[.M$19]+([.P150]^2)*[.M$20]+[.P150]*[.M$21]" office:value-type="float" office:value="11738.74123532">
            <text:p>11738,74123532</text:p>
          </table:table-cell>
        </table:table-row>
        <table:table-row table:style-name="ro2">
          <table:table-cell table:number-columns-repeated="15"/>
          <table:table-cell table:formula="of:=[.P150]+10" office:value-type="float" office:value="1451">
            <text:p>1451</text:p>
          </table:table-cell>
          <table:table-cell table:formula="of:=([.P151]^3)*[.M$19]+([.P151]^2)*[.M$20]+[.P151]*[.M$21]" office:value-type="float" office:value="11984.71285692">
            <text:p>11984,71285692</text:p>
          </table:table-cell>
        </table:table-row>
        <table:table-row table:style-name="ro2">
          <table:table-cell table:number-columns-repeated="15"/>
          <table:table-cell table:formula="of:=[.P151]+10" office:value-type="float" office:value="1461">
            <text:p>1461</text:p>
          </table:table-cell>
          <table:table-cell table:formula="of:=([.P152]^3)*[.M$19]+([.P152]^2)*[.M$20]+[.P152]*[.M$21]" office:value-type="float" office:value="12234.09743052">
            <text:p>12234,09743052</text:p>
          </table:table-cell>
        </table:table-row>
        <table:table-row table:style-name="ro2">
          <table:table-cell table:number-columns-repeated="15"/>
          <table:table-cell table:formula="of:=[.P152]+10" office:value-type="float" office:value="1471">
            <text:p>1471</text:p>
          </table:table-cell>
          <table:table-cell table:formula="of:=([.P153]^3)*[.M$19]+([.P153]^2)*[.M$20]+[.P153]*[.M$21]" office:value-type="float" office:value="12486.91847612">
            <text:p>12486,91847612</text:p>
          </table:table-cell>
        </table:table-row>
        <table:table-row table:style-name="ro2">
          <table:table-cell table:number-columns-repeated="15"/>
          <table:table-cell table:formula="of:=[.P153]+10" office:value-type="float" office:value="1481">
            <text:p>1481</text:p>
          </table:table-cell>
          <table:table-cell table:formula="of:=([.P154]^3)*[.M$19]+([.P154]^2)*[.M$20]+[.P154]*[.M$21]" office:value-type="float" office:value="12743.19951372">
            <text:p>12743,19951372</text:p>
          </table:table-cell>
        </table:table-row>
        <table:table-row table:style-name="ro2">
          <table:table-cell table:number-columns-repeated="15"/>
          <table:table-cell table:formula="of:=[.P154]+10" office:value-type="float" office:value="1491">
            <text:p>1491</text:p>
          </table:table-cell>
          <table:table-cell table:formula="of:=([.P155]^3)*[.M$19]+([.P155]^2)*[.M$20]+[.P155]*[.M$21]" office:value-type="float" office:value="13002.96406332">
            <text:p>13002,96406332</text:p>
          </table:table-cell>
        </table:table-row>
        <table:table-row table:style-name="ro2">
          <table:table-cell table:number-columns-repeated="15"/>
          <table:table-cell table:formula="of:=[.P155]+10" office:value-type="float" office:value="1501">
            <text:p>1501</text:p>
          </table:table-cell>
          <table:table-cell table:formula="of:=([.P156]^3)*[.M$19]+([.P156]^2)*[.M$20]+[.P156]*[.M$21]" office:value-type="float" office:value="13266.23564492">
            <text:p>13266,23564492</text:p>
          </table:table-cell>
        </table:table-row>
        <table:table-row table:style-name="ro2">
          <table:table-cell table:number-columns-repeated="15"/>
          <table:table-cell table:formula="of:=[.P156]+10" office:value-type="float" office:value="1511">
            <text:p>1511</text:p>
          </table:table-cell>
          <table:table-cell table:formula="of:=([.P157]^3)*[.M$19]+([.P157]^2)*[.M$20]+[.P157]*[.M$21]" office:value-type="float" office:value="13533.03777852">
            <text:p>13533,03777852</text:p>
          </table:table-cell>
        </table:table-row>
        <table:table-row table:style-name="ro2">
          <table:table-cell table:number-columns-repeated="15"/>
          <table:table-cell table:formula="of:=[.P157]+10" office:value-type="float" office:value="1521">
            <text:p>1521</text:p>
          </table:table-cell>
          <table:table-cell table:formula="of:=([.P158]^3)*[.M$19]+([.P158]^2)*[.M$20]+[.P158]*[.M$21]" office:value-type="float" office:value="13803.39398412">
            <text:p>13803,39398412</text:p>
          </table:table-cell>
        </table:table-row>
        <table:table-row table:style-name="ro2">
          <table:table-cell table:number-columns-repeated="15"/>
          <table:table-cell table:formula="of:=[.P158]+10" office:value-type="float" office:value="1531">
            <text:p>1531</text:p>
          </table:table-cell>
          <table:table-cell table:formula="of:=([.P159]^3)*[.M$19]+([.P159]^2)*[.M$20]+[.P159]*[.M$21]" office:value-type="float" office:value="14077.32778172">
            <text:p>14077,32778172</text:p>
          </table:table-cell>
        </table:table-row>
        <table:table-row table:style-name="ro2">
          <table:table-cell table:number-columns-repeated="15"/>
          <table:table-cell table:formula="of:=[.P159]+10" office:value-type="float" office:value="1541">
            <text:p>1541</text:p>
          </table:table-cell>
          <table:table-cell table:formula="of:=([.P160]^3)*[.M$19]+([.P160]^2)*[.M$20]+[.P160]*[.M$21]" office:value-type="float" office:value="14354.86269132">
            <text:p>14354,86269132</text:p>
          </table:table-cell>
        </table:table-row>
        <table:table-row table:style-name="ro2">
          <table:table-cell table:number-columns-repeated="15"/>
          <table:table-cell table:formula="of:=[.P160]+10" office:value-type="float" office:value="1551">
            <text:p>1551</text:p>
          </table:table-cell>
          <table:table-cell table:formula="of:=([.P161]^3)*[.M$19]+([.P161]^2)*[.M$20]+[.P161]*[.M$21]" office:value-type="float" office:value="14636.02223292">
            <text:p>14636,02223292</text:p>
          </table:table-cell>
        </table:table-row>
        <table:table-row table:style-name="ro2">
          <table:table-cell table:number-columns-repeated="15"/>
          <table:table-cell table:formula="of:=[.P161]+10" office:value-type="float" office:value="1561">
            <text:p>1561</text:p>
          </table:table-cell>
          <table:table-cell table:formula="of:=([.P162]^3)*[.M$19]+([.P162]^2)*[.M$20]+[.P162]*[.M$21]" office:value-type="float" office:value="14920.82992652">
            <text:p>14920,82992652</text:p>
          </table:table-cell>
        </table:table-row>
        <table:table-row table:style-name="ro2">
          <table:table-cell table:number-columns-repeated="15"/>
          <table:table-cell table:formula="of:=[.P162]+10" office:value-type="float" office:value="1571">
            <text:p>1571</text:p>
          </table:table-cell>
          <table:table-cell table:formula="of:=([.P163]^3)*[.M$19]+([.P163]^2)*[.M$20]+[.P163]*[.M$21]" office:value-type="float" office:value="15209.30929212">
            <text:p>15209,30929212</text:p>
          </table:table-cell>
        </table:table-row>
        <table:table-row table:style-name="ro2">
          <table:table-cell table:number-columns-repeated="15"/>
          <table:table-cell table:formula="of:=[.P163]+10" office:value-type="float" office:value="1581">
            <text:p>1581</text:p>
          </table:table-cell>
          <table:table-cell table:formula="of:=([.P164]^3)*[.M$19]+([.P164]^2)*[.M$20]+[.P164]*[.M$21]" office:value-type="float" office:value="15501.48384972">
            <text:p>15501,48384972</text:p>
          </table:table-cell>
        </table:table-row>
        <table:table-row table:style-name="ro2">
          <table:table-cell table:number-columns-repeated="15"/>
          <table:table-cell table:formula="of:=[.P164]+10" office:value-type="float" office:value="1591">
            <text:p>1591</text:p>
          </table:table-cell>
          <table:table-cell table:formula="of:=([.P165]^3)*[.M$19]+([.P165]^2)*[.M$20]+[.P165]*[.M$21]" office:value-type="float" office:value="15797.37711932">
            <text:p>15797,37711932</text:p>
          </table:table-cell>
        </table:table-row>
        <table:table-row table:style-name="ro2">
          <table:table-cell table:number-columns-repeated="15"/>
          <table:table-cell table:formula="of:=[.P165]+10" office:value-type="float" office:value="1601">
            <text:p>1601</text:p>
          </table:table-cell>
          <table:table-cell table:formula="of:=([.P166]^3)*[.M$19]+([.P166]^2)*[.M$20]+[.P166]*[.M$21]" office:value-type="float" office:value="16097.01262092">
            <text:p>16097,01262092</text:p>
          </table:table-cell>
        </table:table-row>
        <table:table-row table:style-name="ro2">
          <table:table-cell table:number-columns-repeated="15"/>
          <table:table-cell table:formula="of:=[.P166]+10" office:value-type="float" office:value="1611">
            <text:p>1611</text:p>
          </table:table-cell>
          <table:table-cell table:formula="of:=([.P167]^3)*[.M$19]+([.P167]^2)*[.M$20]+[.P167]*[.M$21]" office:value-type="float" office:value="16400.41387452">
            <text:p>16400,41387452</text:p>
          </table:table-cell>
        </table:table-row>
        <table:table-row table:style-name="ro2">
          <table:table-cell table:number-columns-repeated="15"/>
          <table:table-cell table:formula="of:=[.P167]+10" office:value-type="float" office:value="1621">
            <text:p>1621</text:p>
          </table:table-cell>
          <table:table-cell table:formula="of:=([.P168]^3)*[.M$19]+([.P168]^2)*[.M$20]+[.P168]*[.M$21]" office:value-type="float" office:value="16707.60440012">
            <text:p>16707,60440012</text:p>
          </table:table-cell>
        </table:table-row>
        <table:table-row table:style-name="ro2">
          <table:table-cell table:number-columns-repeated="15"/>
          <table:table-cell table:formula="of:=[.P168]+10" office:value-type="float" office:value="1631">
            <text:p>1631</text:p>
          </table:table-cell>
          <table:table-cell table:formula="of:=([.P169]^3)*[.M$19]+([.P169]^2)*[.M$20]+[.P169]*[.M$21]" office:value-type="float" office:value="17018.60771772">
            <text:p>17018,60771772</text:p>
          </table:table-cell>
        </table:table-row>
        <table:table-row table:style-name="ro2">
          <table:table-cell table:number-columns-repeated="15"/>
          <table:table-cell table:formula="of:=[.P169]+10" office:value-type="float" office:value="1641">
            <text:p>1641</text:p>
          </table:table-cell>
          <table:table-cell table:formula="of:=([.P170]^3)*[.M$19]+([.P170]^2)*[.M$20]+[.P170]*[.M$21]" office:value-type="float" office:value="17333.44734732">
            <text:p>17333,44734732</text:p>
          </table:table-cell>
        </table:table-row>
        <table:table-row table:style-name="ro2">
          <table:table-cell table:number-columns-repeated="15"/>
          <table:table-cell table:formula="of:=[.P170]+10" office:value-type="float" office:value="1651">
            <text:p>1651</text:p>
          </table:table-cell>
          <table:table-cell table:formula="of:=([.P171]^3)*[.M$19]+([.P171]^2)*[.M$20]+[.P171]*[.M$21]" office:value-type="float" office:value="17652.14680892">
            <text:p>17652,14680892</text:p>
          </table:table-cell>
        </table:table-row>
        <table:table-row table:style-name="ro2">
          <table:table-cell table:number-columns-repeated="15"/>
          <table:table-cell table:formula="of:=[.P171]+10" office:value-type="float" office:value="1661">
            <text:p>1661</text:p>
          </table:table-cell>
          <table:table-cell table:formula="of:=([.P172]^3)*[.M$19]+([.P172]^2)*[.M$20]+[.P172]*[.M$21]" office:value-type="float" office:value="17974.72962252">
            <text:p>17974,72962252</text:p>
          </table:table-cell>
        </table:table-row>
        <table:table-row table:style-name="ro2">
          <table:table-cell table:number-columns-repeated="15"/>
          <table:table-cell table:formula="of:=[.P172]+10" office:value-type="float" office:value="1671">
            <text:p>1671</text:p>
          </table:table-cell>
          <table:table-cell table:formula="of:=([.P173]^3)*[.M$19]+([.P173]^2)*[.M$20]+[.P173]*[.M$21]" office:value-type="float" office:value="18301.21930812">
            <text:p>18301,21930812</text:p>
          </table:table-cell>
        </table:table-row>
        <table:table-row table:style-name="ro2">
          <table:table-cell table:number-columns-repeated="15"/>
          <table:table-cell table:formula="of:=[.P173]+10" office:value-type="float" office:value="1681">
            <text:p>1681</text:p>
          </table:table-cell>
          <table:table-cell table:formula="of:=([.P174]^3)*[.M$19]+([.P174]^2)*[.M$20]+[.P174]*[.M$21]" office:value-type="float" office:value="18631.63938572">
            <text:p>18631,63938572</text:p>
          </table:table-cell>
        </table:table-row>
        <table:table-row table:style-name="ro2">
          <table:table-cell table:number-columns-repeated="15"/>
          <table:table-cell table:formula="of:=[.P174]+10" office:value-type="float" office:value="1691">
            <text:p>1691</text:p>
          </table:table-cell>
          <table:table-cell table:formula="of:=([.P175]^3)*[.M$19]+([.P175]^2)*[.M$20]+[.P175]*[.M$21]" office:value-type="float" office:value="18966.01337532">
            <text:p>18966,01337532</text:p>
          </table:table-cell>
        </table:table-row>
        <table:table-row table:style-name="ro2">
          <table:table-cell table:number-columns-repeated="15"/>
          <table:table-cell table:formula="of:=[.P175]+10" office:value-type="float" office:value="1701">
            <text:p>1701</text:p>
          </table:table-cell>
          <table:table-cell table:formula="of:=([.P176]^3)*[.M$19]+([.P176]^2)*[.M$20]+[.P176]*[.M$21]" office:value-type="float" office:value="19304.36479692">
            <text:p>19304,36479692</text:p>
          </table:table-cell>
        </table:table-row>
        <table:table-row table:style-name="ro2">
          <table:table-cell table:number-columns-repeated="15"/>
          <table:table-cell table:formula="of:=[.P176]+10" office:value-type="float" office:value="1711">
            <text:p>1711</text:p>
          </table:table-cell>
          <table:table-cell table:formula="of:=([.P177]^3)*[.M$19]+([.P177]^2)*[.M$20]+[.P177]*[.M$21]" office:value-type="float" office:value="19646.71717052">
            <text:p>19646,71717052</text:p>
          </table:table-cell>
        </table:table-row>
        <table:table-row table:style-name="ro2">
          <table:table-cell table:number-columns-repeated="15"/>
          <table:table-cell table:formula="of:=[.P177]+10" office:value-type="float" office:value="1721">
            <text:p>1721</text:p>
          </table:table-cell>
          <table:table-cell table:formula="of:=([.P178]^3)*[.M$19]+([.P178]^2)*[.M$20]+[.P178]*[.M$21]" office:value-type="float" office:value="19993.09401612">
            <text:p>19993,09401612</text:p>
          </table:table-cell>
        </table:table-row>
        <table:table-row table:style-name="ro2">
          <table:table-cell table:number-columns-repeated="15"/>
          <table:table-cell table:formula="of:=[.P178]+10" office:value-type="float" office:value="1731">
            <text:p>1731</text:p>
          </table:table-cell>
          <table:table-cell table:formula="of:=([.P179]^3)*[.M$19]+([.P179]^2)*[.M$20]+[.P179]*[.M$21]" office:value-type="float" office:value="20343.51885372">
            <text:p>20343,51885372</text:p>
          </table:table-cell>
        </table:table-row>
        <table:table-row table:style-name="ro2">
          <table:table-cell table:number-columns-repeated="15"/>
          <table:table-cell table:formula="of:=[.P179]+10" office:value-type="float" office:value="1741">
            <text:p>1741</text:p>
          </table:table-cell>
          <table:table-cell table:formula="of:=([.P180]^3)*[.M$19]+([.P180]^2)*[.M$20]+[.P180]*[.M$21]" office:value-type="float" office:value="20698.01520332">
            <text:p>20698,01520332</text:p>
          </table:table-cell>
        </table:table-row>
        <table:table-row table:style-name="ro2">
          <table:table-cell table:number-columns-repeated="15"/>
          <table:table-cell table:formula="of:=[.P180]+10" office:value-type="float" office:value="1751">
            <text:p>1751</text:p>
          </table:table-cell>
          <table:table-cell table:formula="of:=([.P181]^3)*[.M$19]+([.P181]^2)*[.M$20]+[.P181]*[.M$21]" office:value-type="float" office:value="21056.60658492">
            <text:p>21056,60658492</text:p>
          </table:table-cell>
        </table:table-row>
        <table:table-row table:style-name="ro2">
          <table:table-cell table:number-columns-repeated="15"/>
          <table:table-cell table:formula="of:=[.P181]+10" office:value-type="float" office:value="1761">
            <text:p>1761</text:p>
          </table:table-cell>
          <table:table-cell table:formula="of:=([.P182]^3)*[.M$19]+([.P182]^2)*[.M$20]+[.P182]*[.M$21]" office:value-type="float" office:value="21419.31651852">
            <text:p>21419,31651852</text:p>
          </table:table-cell>
        </table:table-row>
        <table:table-row table:style-name="ro2">
          <table:table-cell table:number-columns-repeated="15"/>
          <table:table-cell table:formula="of:=[.P182]+10" office:value-type="float" office:value="1771">
            <text:p>1771</text:p>
          </table:table-cell>
          <table:table-cell table:formula="of:=([.P183]^3)*[.M$19]+([.P183]^2)*[.M$20]+[.P183]*[.M$21]" office:value-type="float" office:value="21786.16852412">
            <text:p>21786,16852412</text:p>
          </table:table-cell>
        </table:table-row>
        <table:table-row table:style-name="ro2">
          <table:table-cell table:number-columns-repeated="15"/>
          <table:table-cell table:formula="of:=[.P183]+10" office:value-type="float" office:value="1781">
            <text:p>1781</text:p>
          </table:table-cell>
          <table:table-cell table:formula="of:=([.P184]^3)*[.M$19]+([.P184]^2)*[.M$20]+[.P184]*[.M$21]" office:value-type="float" office:value="22157.18612172">
            <text:p>22157,18612172</text:p>
          </table:table-cell>
        </table:table-row>
        <table:table-row table:style-name="ro2">
          <table:table-cell table:number-columns-repeated="15"/>
          <table:table-cell table:formula="of:=[.P184]+10" office:value-type="float" office:value="1791">
            <text:p>1791</text:p>
          </table:table-cell>
          <table:table-cell table:formula="of:=([.P185]^3)*[.M$19]+([.P185]^2)*[.M$20]+[.P185]*[.M$21]" office:value-type="float" office:value="22532.39283132">
            <text:p>22532,39283132</text:p>
          </table:table-cell>
        </table:table-row>
        <table:table-row table:style-name="ro2">
          <table:table-cell table:number-columns-repeated="15"/>
          <table:table-cell table:formula="of:=[.P185]+10" office:value-type="float" office:value="1801">
            <text:p>1801</text:p>
          </table:table-cell>
          <table:table-cell table:formula="of:=([.P186]^3)*[.M$19]+([.P186]^2)*[.M$20]+[.P186]*[.M$21]" office:value-type="float" office:value="22911.81217292">
            <text:p>22911,81217292</text:p>
          </table:table-cell>
        </table:table-row>
        <table:table-row table:style-name="ro2">
          <table:table-cell table:number-columns-repeated="15"/>
          <table:table-cell table:formula="of:=[.P186]+10" office:value-type="float" office:value="1811">
            <text:p>1811</text:p>
          </table:table-cell>
          <table:table-cell table:formula="of:=([.P187]^3)*[.M$19]+([.P187]^2)*[.M$20]+[.P187]*[.M$21]" office:value-type="float" office:value="23295.46766652">
            <text:p>23295,46766652</text:p>
          </table:table-cell>
        </table:table-row>
        <table:table-row table:style-name="ro2">
          <table:table-cell table:number-columns-repeated="15"/>
          <table:table-cell table:formula="of:=[.P187]+10" office:value-type="float" office:value="1821">
            <text:p>1821</text:p>
          </table:table-cell>
          <table:table-cell table:formula="of:=([.P188]^3)*[.M$19]+([.P188]^2)*[.M$20]+[.P188]*[.M$21]" office:value-type="float" office:value="23683.38283212">
            <text:p>23683,38283212</text:p>
          </table:table-cell>
        </table:table-row>
        <table:table-row table:style-name="ro2">
          <table:table-cell table:number-columns-repeated="15"/>
          <table:table-cell table:formula="of:=[.P188]+10" office:value-type="float" office:value="1831">
            <text:p>1831</text:p>
          </table:table-cell>
          <table:table-cell table:formula="of:=([.P189]^3)*[.M$19]+([.P189]^2)*[.M$20]+[.P189]*[.M$21]" office:value-type="float" office:value="24075.58118972">
            <text:p>24075,58118972</text:p>
          </table:table-cell>
        </table:table-row>
        <table:table-row table:style-name="ro2">
          <table:table-cell table:number-columns-repeated="15"/>
          <table:table-cell table:formula="of:=[.P189]+10" office:value-type="float" office:value="1841">
            <text:p>1841</text:p>
          </table:table-cell>
          <table:table-cell table:formula="of:=([.P190]^3)*[.M$19]+([.P190]^2)*[.M$20]+[.P190]*[.M$21]" office:value-type="float" office:value="24472.08625932">
            <text:p>24472,08625932</text:p>
          </table:table-cell>
        </table:table-row>
        <table:table-row table:style-name="ro2">
          <table:table-cell table:number-columns-repeated="15"/>
          <table:table-cell table:formula="of:=[.P190]+10" office:value-type="float" office:value="1851">
            <text:p>1851</text:p>
          </table:table-cell>
          <table:table-cell table:formula="of:=([.P191]^3)*[.M$19]+([.P191]^2)*[.M$20]+[.P191]*[.M$21]" office:value-type="float" office:value="24872.92156092">
            <text:p>24872,92156092</text:p>
          </table:table-cell>
        </table:table-row>
        <table:table-row table:style-name="ro2">
          <table:table-cell table:number-columns-repeated="15"/>
          <table:table-cell table:formula="of:=[.P191]+10" office:value-type="float" office:value="1861">
            <text:p>1861</text:p>
          </table:table-cell>
          <table:table-cell table:formula="of:=([.P192]^3)*[.M$19]+([.P192]^2)*[.M$20]+[.P192]*[.M$21]" office:value-type="float" office:value="25278.11061452">
            <text:p>25278,11061452</text:p>
          </table:table-cell>
        </table:table-row>
        <table:table-row table:style-name="ro2">
          <table:table-cell table:number-columns-repeated="15"/>
          <table:table-cell table:formula="of:=[.P192]+10" office:value-type="float" office:value="1871">
            <text:p>1871</text:p>
          </table:table-cell>
          <table:table-cell table:formula="of:=([.P193]^3)*[.M$19]+([.P193]^2)*[.M$20]+[.P193]*[.M$21]" office:value-type="float" office:value="25687.67694012">
            <text:p>25687,67694012</text:p>
          </table:table-cell>
        </table:table-row>
        <table:table-row table:style-name="ro2">
          <table:table-cell table:number-columns-repeated="15"/>
          <table:table-cell table:formula="of:=[.P193]+10" office:value-type="float" office:value="1881">
            <text:p>1881</text:p>
          </table:table-cell>
          <table:table-cell table:formula="of:=([.P194]^3)*[.M$19]+([.P194]^2)*[.M$20]+[.P194]*[.M$21]" office:value-type="float" office:value="26101.64405772">
            <text:p>26101,64405772</text:p>
          </table:table-cell>
        </table:table-row>
        <table:table-row table:style-name="ro2">
          <table:table-cell table:number-columns-repeated="15"/>
          <table:table-cell table:formula="of:=[.P194]+10" office:value-type="float" office:value="1891">
            <text:p>1891</text:p>
          </table:table-cell>
          <table:table-cell table:formula="of:=([.P195]^3)*[.M$19]+([.P195]^2)*[.M$20]+[.P195]*[.M$21]" office:value-type="float" office:value="26520.03548732">
            <text:p>26520,03548732</text:p>
          </table:table-cell>
        </table:table-row>
        <table:table-row table:style-name="ro2">
          <table:table-cell table:number-columns-repeated="15"/>
          <table:table-cell table:formula="of:=[.P195]+10" office:value-type="float" office:value="1901">
            <text:p>1901</text:p>
          </table:table-cell>
          <table:table-cell table:formula="of:=([.P196]^3)*[.M$19]+([.P196]^2)*[.M$20]+[.P196]*[.M$21]" office:value-type="float" office:value="26942.87474892">
            <text:p>26942,87474892</text:p>
          </table:table-cell>
        </table:table-row>
        <table:table-row table:style-name="ro2">
          <table:table-cell table:number-columns-repeated="15"/>
          <table:table-cell table:formula="of:=[.P196]+10" office:value-type="float" office:value="1911">
            <text:p>1911</text:p>
          </table:table-cell>
          <table:table-cell table:formula="of:=([.P197]^3)*[.M$19]+([.P197]^2)*[.M$20]+[.P197]*[.M$21]" office:value-type="float" office:value="27370.18536252">
            <text:p>27370,18536252</text:p>
          </table:table-cell>
        </table:table-row>
        <table:table-row table:style-name="ro2">
          <table:table-cell table:number-columns-repeated="15"/>
          <table:table-cell table:formula="of:=[.P197]+10" office:value-type="float" office:value="1921">
            <text:p>1921</text:p>
          </table:table-cell>
          <table:table-cell table:formula="of:=([.P198]^3)*[.M$19]+([.P198]^2)*[.M$20]+[.P198]*[.M$21]" office:value-type="float" office:value="27801.99084812">
            <text:p>27801,99084812</text:p>
          </table:table-cell>
        </table:table-row>
        <table:table-row table:style-name="ro2">
          <table:table-cell table:number-columns-repeated="15"/>
          <table:table-cell table:formula="of:=[.P198]+10" office:value-type="float" office:value="1931">
            <text:p>1931</text:p>
          </table:table-cell>
          <table:table-cell table:formula="of:=([.P199]^3)*[.M$19]+([.P199]^2)*[.M$20]+[.P199]*[.M$21]" office:value-type="float" office:value="28238.31472572">
            <text:p>28238,31472572</text:p>
          </table:table-cell>
        </table:table-row>
        <table:table-row table:style-name="ro2">
          <table:table-cell table:number-columns-repeated="15"/>
          <table:table-cell table:formula="of:=[.P199]+10" office:value-type="float" office:value="1941">
            <text:p>1941</text:p>
          </table:table-cell>
          <table:table-cell table:formula="of:=([.P200]^3)*[.M$19]+([.P200]^2)*[.M$20]+[.P200]*[.M$21]" office:value-type="float" office:value="28679.18051532">
            <text:p>28679,18051532</text:p>
          </table:table-cell>
        </table:table-row>
        <table:table-row table:style-name="ro2">
          <table:table-cell table:number-columns-repeated="15"/>
          <table:table-cell table:formula="of:=[.P200]+10" office:value-type="float" office:value="1951">
            <text:p>1951</text:p>
          </table:table-cell>
          <table:table-cell table:formula="of:=([.P201]^3)*[.M$19]+([.P201]^2)*[.M$20]+[.P201]*[.M$21]" office:value-type="float" office:value="29124.61173692">
            <text:p>29124,61173692</text:p>
          </table:table-cell>
        </table:table-row>
        <table:table-row table:style-name="ro2">
          <table:table-cell table:number-columns-repeated="15"/>
          <table:table-cell table:formula="of:=[.P201]+10" office:value-type="float" office:value="1961">
            <text:p>1961</text:p>
          </table:table-cell>
          <table:table-cell table:formula="of:=([.P202]^3)*[.M$19]+([.P202]^2)*[.M$20]+[.P202]*[.M$21]" office:value-type="float" office:value="29574.63191052">
            <text:p>29574,63191052</text:p>
          </table:table-cell>
        </table:table-row>
        <table:table-row table:style-name="ro2">
          <table:table-cell table:number-columns-repeated="15"/>
          <table:table-cell table:formula="of:=[.P202]+10" office:value-type="float" office:value="1971">
            <text:p>1971</text:p>
          </table:table-cell>
          <table:table-cell table:formula="of:=([.P203]^3)*[.M$19]+([.P203]^2)*[.M$20]+[.P203]*[.M$21]" office:value-type="float" office:value="30029.26455612">
            <text:p>30029,26455612</text:p>
          </table:table-cell>
        </table:table-row>
        <table:table-row table:style-name="ro2">
          <table:table-cell table:number-columns-repeated="15"/>
          <table:table-cell table:formula="of:=[.P203]+10" office:value-type="float" office:value="1981">
            <text:p>1981</text:p>
          </table:table-cell>
          <table:table-cell table:formula="of:=([.P204]^3)*[.M$19]+([.P204]^2)*[.M$20]+[.P204]*[.M$21]" office:value-type="float" office:value="30488.53319372">
            <text:p>30488,53319372</text:p>
          </table:table-cell>
        </table:table-row>
        <table:table-row table:style-name="ro2">
          <table:table-cell table:number-columns-repeated="15"/>
          <table:table-cell table:formula="of:=[.P204]+10" office:value-type="float" office:value="1991">
            <text:p>1991</text:p>
          </table:table-cell>
          <table:table-cell table:formula="of:=([.P205]^3)*[.M$19]+([.P205]^2)*[.M$20]+[.P205]*[.M$21]" office:value-type="float" office:value="30952.46134332">
            <text:p>30952,46134332</text:p>
          </table:table-cell>
        </table:table-row>
        <table:table-row table:style-name="ro2">
          <table:table-cell table:number-columns-repeated="15"/>
          <table:table-cell table:formula="of:=[.P205]+10" office:value-type="float" office:value="2001">
            <text:p>2001</text:p>
          </table:table-cell>
          <table:table-cell table:formula="of:=([.P206]^3)*[.M$19]+([.P206]^2)*[.M$20]+[.P206]*[.M$21]" office:value-type="float" office:value="31421.07252492">
            <text:p>31421,07252492</text:p>
          </table:table-cell>
        </table:table-row>
        <table:table-row table:style-name="ro2">
          <table:table-cell table:number-columns-repeated="15"/>
          <table:table-cell table:formula="of:=[.P206]+10" office:value-type="float" office:value="2011">
            <text:p>2011</text:p>
          </table:table-cell>
          <table:table-cell table:formula="of:=([.P207]^3)*[.M$19]+([.P207]^2)*[.M$20]+[.P207]*[.M$21]" office:value-type="float" office:value="31894.39025852">
            <text:p>31894,39025852</text:p>
          </table:table-cell>
        </table:table-row>
        <table:table-row table:style-name="ro2">
          <table:table-cell table:number-columns-repeated="15"/>
          <table:table-cell table:formula="of:=[.P207]+10" office:value-type="float" office:value="2021">
            <text:p>2021</text:p>
          </table:table-cell>
          <table:table-cell table:formula="of:=([.P208]^3)*[.M$19]+([.P208]^2)*[.M$20]+[.P208]*[.M$21]" office:value-type="float" office:value="32372.43806412">
            <text:p>32372,43806412</text:p>
          </table:table-cell>
        </table:table-row>
        <table:table-row table:style-name="ro2">
          <table:table-cell table:number-columns-repeated="15"/>
          <table:table-cell table:formula="of:=[.P208]+10" office:value-type="float" office:value="2031">
            <text:p>2031</text:p>
          </table:table-cell>
          <table:table-cell table:formula="of:=([.P209]^3)*[.M$19]+([.P209]^2)*[.M$20]+[.P209]*[.M$21]" office:value-type="float" office:value="32855.23946172">
            <text:p>32855,23946172</text:p>
          </table:table-cell>
        </table:table-row>
        <table:table-row table:style-name="ro2">
          <table:table-cell table:number-columns-repeated="15"/>
          <table:table-cell table:formula="of:=[.P209]+10" office:value-type="float" office:value="2041">
            <text:p>2041</text:p>
          </table:table-cell>
          <table:table-cell table:formula="of:=([.P210]^3)*[.M$19]+([.P210]^2)*[.M$20]+[.P210]*[.M$21]" office:value-type="float" office:value="33342.81797132">
            <text:p>33342,81797132</text:p>
          </table:table-cell>
        </table:table-row>
        <table:table-row table:style-name="ro2">
          <table:table-cell table:number-columns-repeated="15"/>
          <table:table-cell table:formula="of:=[.P210]+10" office:value-type="float" office:value="2051">
            <text:p>2051</text:p>
          </table:table-cell>
          <table:table-cell table:formula="of:=([.P211]^3)*[.M$19]+([.P211]^2)*[.M$20]+[.P211]*[.M$21]" office:value-type="float" office:value="33835.19711292">
            <text:p>33835,19711292</text:p>
          </table:table-cell>
        </table:table-row>
        <table:table-row table:style-name="ro2">
          <table:table-cell table:number-columns-repeated="15"/>
          <table:table-cell table:formula="of:=[.P211]+10" office:value-type="float" office:value="2061">
            <text:p>2061</text:p>
          </table:table-cell>
          <table:table-cell table:formula="of:=([.P212]^3)*[.M$19]+([.P212]^2)*[.M$20]+[.P212]*[.M$21]" office:value-type="float" office:value="34332.40040652">
            <text:p>34332,40040652</text:p>
          </table:table-cell>
        </table:table-row>
        <table:table-row table:style-name="ro2">
          <table:table-cell table:number-columns-repeated="15"/>
          <table:table-cell table:formula="of:=[.P212]+10" office:value-type="float" office:value="2071">
            <text:p>2071</text:p>
          </table:table-cell>
          <table:table-cell table:formula="of:=([.P213]^3)*[.M$19]+([.P213]^2)*[.M$20]+[.P213]*[.M$21]" office:value-type="float" office:value="34834.45137212">
            <text:p>34834,45137212</text:p>
          </table:table-cell>
        </table:table-row>
        <table:table-row table:style-name="ro2">
          <table:table-cell table:number-columns-repeated="15"/>
          <table:table-cell table:formula="of:=[.P213]+10" office:value-type="float" office:value="2081">
            <text:p>2081</text:p>
          </table:table-cell>
          <table:table-cell table:formula="of:=([.P214]^3)*[.M$19]+([.P214]^2)*[.M$20]+[.P214]*[.M$21]" office:value-type="float" office:value="35341.37352972">
            <text:p>35341,37352972</text:p>
          </table:table-cell>
        </table:table-row>
        <table:table-row table:style-name="ro2">
          <table:table-cell table:number-columns-repeated="15"/>
          <table:table-cell table:formula="of:=[.P214]+10" office:value-type="float" office:value="2091">
            <text:p>2091</text:p>
          </table:table-cell>
          <table:table-cell table:formula="of:=([.P215]^3)*[.M$19]+([.P215]^2)*[.M$20]+[.P215]*[.M$21]" office:value-type="float" office:value="35853.19039932">
            <text:p>35853,19039932</text:p>
          </table:table-cell>
        </table:table-row>
        <table:table-row table:style-name="ro2">
          <table:table-cell table:number-columns-repeated="15"/>
          <table:table-cell table:formula="of:=[.P215]+10" office:value-type="float" office:value="2101">
            <text:p>2101</text:p>
          </table:table-cell>
          <table:table-cell table:formula="of:=([.P216]^3)*[.M$19]+([.P216]^2)*[.M$20]+[.P216]*[.M$21]" office:value-type="float" office:value="36369.92550092">
            <text:p>36369,92550092</text:p>
          </table:table-cell>
        </table:table-row>
        <table:table-row table:style-name="ro2">
          <table:table-cell table:number-columns-repeated="15"/>
          <table:table-cell table:formula="of:=[.P216]+10" office:value-type="float" office:value="2111">
            <text:p>2111</text:p>
          </table:table-cell>
          <table:table-cell table:formula="of:=([.P217]^3)*[.M$19]+([.P217]^2)*[.M$20]+[.P217]*[.M$21]" office:value-type="float" office:value="36891.60235452">
            <text:p>36891,60235452</text:p>
          </table:table-cell>
        </table:table-row>
        <table:table-row table:style-name="ro2">
          <table:table-cell table:number-columns-repeated="15"/>
          <table:table-cell table:formula="of:=[.P217]+10" office:value-type="float" office:value="2121">
            <text:p>2121</text:p>
          </table:table-cell>
          <table:table-cell table:formula="of:=([.P218]^3)*[.M$19]+([.P218]^2)*[.M$20]+[.P218]*[.M$21]" office:value-type="float" office:value="37418.24448012">
            <text:p>37418,24448012</text:p>
          </table:table-cell>
        </table:table-row>
        <table:table-row table:style-name="ro2">
          <table:table-cell table:number-columns-repeated="15"/>
          <table:table-cell table:formula="of:=[.P218]+10" office:value-type="float" office:value="2131">
            <text:p>2131</text:p>
          </table:table-cell>
          <table:table-cell table:formula="of:=([.P219]^3)*[.M$19]+([.P219]^2)*[.M$20]+[.P219]*[.M$21]" office:value-type="float" office:value="37949.87539772">
            <text:p>37949,87539772</text:p>
          </table:table-cell>
        </table:table-row>
        <table:table-row table:style-name="ro2">
          <table:table-cell table:number-columns-repeated="15"/>
          <table:table-cell table:formula="of:=[.P219]+10" office:value-type="float" office:value="2141">
            <text:p>2141</text:p>
          </table:table-cell>
          <table:table-cell table:formula="of:=([.P220]^3)*[.M$19]+([.P220]^2)*[.M$20]+[.P220]*[.M$21]" office:value-type="float" office:value="38486.51862732">
            <text:p>38486,51862732</text:p>
          </table:table-cell>
        </table:table-row>
        <table:table-row table:style-name="ro2">
          <table:table-cell table:number-columns-repeated="15"/>
          <table:table-cell table:formula="of:=[.P220]+10" office:value-type="float" office:value="2151">
            <text:p>2151</text:p>
          </table:table-cell>
          <table:table-cell table:formula="of:=([.P221]^3)*[.M$19]+([.P221]^2)*[.M$20]+[.P221]*[.M$21]" office:value-type="float" office:value="39028.19768892">
            <text:p>39028,19768892</text:p>
          </table:table-cell>
        </table:table-row>
        <table:table-row table:style-name="ro2">
          <table:table-cell table:number-columns-repeated="15"/>
          <table:table-cell table:formula="of:=[.P221]+10" office:value-type="float" office:value="2161">
            <text:p>2161</text:p>
          </table:table-cell>
          <table:table-cell table:formula="of:=([.P222]^3)*[.M$19]+([.P222]^2)*[.M$20]+[.P222]*[.M$21]" office:value-type="float" office:value="39574.93610252">
            <text:p>39574,93610252</text:p>
          </table:table-cell>
        </table:table-row>
        <table:table-row table:style-name="ro2">
          <table:table-cell table:number-columns-repeated="15"/>
          <table:table-cell table:formula="of:=[.P222]+10" office:value-type="float" office:value="2171">
            <text:p>2171</text:p>
          </table:table-cell>
          <table:table-cell table:formula="of:=([.P223]^3)*[.M$19]+([.P223]^2)*[.M$20]+[.P223]*[.M$21]" office:value-type="float" office:value="40126.75738812">
            <text:p>40126,75738812</text:p>
          </table:table-cell>
        </table:table-row>
        <table:table-row table:style-name="ro2">
          <table:table-cell table:number-columns-repeated="15"/>
          <table:table-cell table:formula="of:=[.P223]+10" office:value-type="float" office:value="2181">
            <text:p>2181</text:p>
          </table:table-cell>
          <table:table-cell table:formula="of:=([.P224]^3)*[.M$19]+([.P224]^2)*[.M$20]+[.P224]*[.M$21]" office:value-type="float" office:value="40683.68506572">
            <text:p>40683,68506572</text:p>
          </table:table-cell>
        </table:table-row>
        <table:table-row table:style-name="ro2">
          <table:table-cell table:number-columns-repeated="15"/>
          <table:table-cell table:formula="of:=[.P224]+10" office:value-type="float" office:value="2191">
            <text:p>2191</text:p>
          </table:table-cell>
          <table:table-cell table:formula="of:=([.P225]^3)*[.M$19]+([.P225]^2)*[.M$20]+[.P225]*[.M$21]" office:value-type="float" office:value="41245.74265532">
            <text:p>41245,74265532</text:p>
          </table:table-cell>
        </table:table-row>
        <table:table-row table:style-name="ro2">
          <table:table-cell table:number-columns-repeated="15"/>
          <table:table-cell table:formula="of:=[.P225]+10" office:value-type="float" office:value="2201">
            <text:p>2201</text:p>
          </table:table-cell>
          <table:table-cell table:formula="of:=([.P226]^3)*[.M$19]+([.P226]^2)*[.M$20]+[.P226]*[.M$21]" office:value-type="float" office:value="41812.95367692">
            <text:p>41812,95367692</text:p>
          </table:table-cell>
        </table:table-row>
        <table:table-row table:style-name="ro2">
          <table:table-cell table:number-columns-repeated="15"/>
          <table:table-cell table:formula="of:=[.P226]+10" office:value-type="float" office:value="2211">
            <text:p>2211</text:p>
          </table:table-cell>
          <table:table-cell table:formula="of:=([.P227]^3)*[.M$19]+([.P227]^2)*[.M$20]+[.P227]*[.M$21]" office:value-type="float" office:value="42385.34165052">
            <text:p>42385,34165052</text:p>
          </table:table-cell>
        </table:table-row>
        <table:table-row table:style-name="ro2">
          <table:table-cell table:number-columns-repeated="15"/>
          <table:table-cell table:formula="of:=[.P227]+10" office:value-type="float" office:value="2221">
            <text:p>2221</text:p>
          </table:table-cell>
          <table:table-cell table:formula="of:=([.P228]^3)*[.M$19]+([.P228]^2)*[.M$20]+[.P228]*[.M$21]" office:value-type="float" office:value="42962.93009612">
            <text:p>42962,93009612</text:p>
          </table:table-cell>
        </table:table-row>
        <table:table-row table:style-name="ro2">
          <table:table-cell table:number-columns-repeated="15"/>
          <table:table-cell table:formula="of:=[.P228]+10" office:value-type="float" office:value="2231">
            <text:p>2231</text:p>
          </table:table-cell>
          <table:table-cell table:formula="of:=([.P229]^3)*[.M$19]+([.P229]^2)*[.M$20]+[.P229]*[.M$21]" office:value-type="float" office:value="43545.74253372">
            <text:p>43545,74253372</text:p>
          </table:table-cell>
        </table:table-row>
        <table:table-row table:style-name="ro2">
          <table:table-cell table:number-columns-repeated="15"/>
          <table:table-cell table:formula="of:=[.P229]+10" office:value-type="float" office:value="2241">
            <text:p>2241</text:p>
          </table:table-cell>
          <table:table-cell table:formula="of:=([.P230]^3)*[.M$19]+([.P230]^2)*[.M$20]+[.P230]*[.M$21]" office:value-type="float" office:value="44133.80248332">
            <text:p>44133,80248332</text:p>
          </table:table-cell>
        </table:table-row>
        <table:table-row table:style-name="ro2">
          <table:table-cell table:number-columns-repeated="15"/>
          <table:table-cell table:formula="of:=[.P230]+10" office:value-type="float" office:value="2251">
            <text:p>2251</text:p>
          </table:table-cell>
          <table:table-cell table:formula="of:=([.P231]^3)*[.M$19]+([.P231]^2)*[.M$20]+[.P231]*[.M$21]" office:value-type="float" office:value="44727.13346492">
            <text:p>44727,13346492</text:p>
          </table:table-cell>
        </table:table-row>
        <table:table-row table:style-name="ro2">
          <table:table-cell table:number-columns-repeated="15"/>
          <table:table-cell table:formula="of:=[.P231]+10" office:value-type="float" office:value="2261">
            <text:p>2261</text:p>
          </table:table-cell>
          <table:table-cell table:formula="of:=([.P232]^3)*[.M$19]+([.P232]^2)*[.M$20]+[.P232]*[.M$21]" office:value-type="float" office:value="45325.75899852">
            <text:p>45325,75899852</text:p>
          </table:table-cell>
        </table:table-row>
        <table:table-row table:style-name="ro2">
          <table:table-cell table:number-columns-repeated="15"/>
          <table:table-cell table:formula="of:=[.P232]+10" office:value-type="float" office:value="2271">
            <text:p>2271</text:p>
          </table:table-cell>
          <table:table-cell table:formula="of:=([.P233]^3)*[.M$19]+([.P233]^2)*[.M$20]+[.P233]*[.M$21]" office:value-type="float" office:value="45929.70260412">
            <text:p>45929,70260412</text:p>
          </table:table-cell>
        </table:table-row>
        <table:table-row table:style-name="ro2">
          <table:table-cell table:number-columns-repeated="15"/>
          <table:table-cell table:formula="of:=[.P233]+10" office:value-type="float" office:value="2281">
            <text:p>2281</text:p>
          </table:table-cell>
          <table:table-cell table:formula="of:=([.P234]^3)*[.M$19]+([.P234]^2)*[.M$20]+[.P234]*[.M$21]" office:value-type="float" office:value="46538.98780172">
            <text:p>46538,98780172</text:p>
          </table:table-cell>
        </table:table-row>
        <table:table-row table:style-name="ro2">
          <table:table-cell table:number-columns-repeated="15"/>
          <table:table-cell table:formula="of:=[.P234]+10" office:value-type="float" office:value="2291">
            <text:p>2291</text:p>
          </table:table-cell>
          <table:table-cell table:formula="of:=([.P235]^3)*[.M$19]+([.P235]^2)*[.M$20]+[.P235]*[.M$21]" office:value-type="float" office:value="47153.63811132">
            <text:p>47153,63811132</text:p>
          </table:table-cell>
        </table:table-row>
        <table:table-row table:style-name="ro2">
          <table:table-cell table:number-columns-repeated="15"/>
          <table:table-cell table:formula="of:=[.P235]+10" office:value-type="float" office:value="2301">
            <text:p>2301</text:p>
          </table:table-cell>
          <table:table-cell table:formula="of:=([.P236]^3)*[.M$19]+([.P236]^2)*[.M$20]+[.P236]*[.M$21]" office:value-type="float" office:value="47773.67705292">
            <text:p>47773,67705292</text:p>
          </table:table-cell>
        </table:table-row>
        <table:table-row table:style-name="ro2">
          <table:table-cell table:number-columns-repeated="15"/>
          <table:table-cell table:formula="of:=[.P236]+10" office:value-type="float" office:value="2311">
            <text:p>2311</text:p>
          </table:table-cell>
          <table:table-cell table:formula="of:=([.P237]^3)*[.M$19]+([.P237]^2)*[.M$20]+[.P237]*[.M$21]" office:value-type="float" office:value="48399.12814652">
            <text:p>48399,12814652</text:p>
          </table:table-cell>
        </table:table-row>
        <table:table-row table:style-name="ro2">
          <table:table-cell table:number-columns-repeated="15"/>
          <table:table-cell table:formula="of:=[.P237]+10" office:value-type="float" office:value="2321">
            <text:p>2321</text:p>
          </table:table-cell>
          <table:table-cell table:formula="of:=([.P238]^3)*[.M$19]+([.P238]^2)*[.M$20]+[.P238]*[.M$21]" office:value-type="float" office:value="49030.01491212">
            <text:p>49030,01491212</text:p>
          </table:table-cell>
        </table:table-row>
        <table:table-row table:style-name="ro2">
          <table:table-cell table:number-columns-repeated="15"/>
          <table:table-cell table:formula="of:=[.P238]+10" office:value-type="float" office:value="2331">
            <text:p>2331</text:p>
          </table:table-cell>
          <table:table-cell table:formula="of:=([.P239]^3)*[.M$19]+([.P239]^2)*[.M$20]+[.P239]*[.M$21]" office:value-type="float" office:value="49666.36086972">
            <text:p>49666,36086972</text:p>
          </table:table-cell>
        </table:table-row>
        <table:table-row table:style-name="ro2">
          <table:table-cell table:number-columns-repeated="15"/>
          <table:table-cell table:formula="of:=[.P239]+10" office:value-type="float" office:value="2341">
            <text:p>2341</text:p>
          </table:table-cell>
          <table:table-cell table:formula="of:=([.P240]^3)*[.M$19]+([.P240]^2)*[.M$20]+[.P240]*[.M$21]" office:value-type="float" office:value="50308.18953932">
            <text:p>50308,18953932</text:p>
          </table:table-cell>
        </table:table-row>
        <table:table-row table:style-name="ro2">
          <table:table-cell table:number-columns-repeated="15"/>
          <table:table-cell table:formula="of:=[.P240]+10" office:value-type="float" office:value="2351">
            <text:p>2351</text:p>
          </table:table-cell>
          <table:table-cell table:formula="of:=([.P241]^3)*[.M$19]+([.P241]^2)*[.M$20]+[.P241]*[.M$21]" office:value-type="float" office:value="50955.52444092">
            <text:p>50955,52444092</text:p>
          </table:table-cell>
        </table:table-row>
        <table:table-row table:style-name="ro2">
          <table:table-cell table:number-columns-repeated="15"/>
          <table:table-cell table:formula="of:=[.P241]+10" office:value-type="float" office:value="2361">
            <text:p>2361</text:p>
          </table:table-cell>
          <table:table-cell table:formula="of:=([.P242]^3)*[.M$19]+([.P242]^2)*[.M$20]+[.P242]*[.M$21]" office:value-type="float" office:value="51608.38909452">
            <text:p>51608,38909452</text:p>
          </table:table-cell>
        </table:table-row>
        <table:table-row table:style-name="ro2">
          <table:table-cell table:number-columns-repeated="15"/>
          <table:table-cell table:formula="of:=[.P242]+10" office:value-type="float" office:value="2371">
            <text:p>2371</text:p>
          </table:table-cell>
          <table:table-cell table:formula="of:=([.P243]^3)*[.M$19]+([.P243]^2)*[.M$20]+[.P243]*[.M$21]" office:value-type="float" office:value="52266.80702012">
            <text:p>52266,80702012</text:p>
          </table:table-cell>
        </table:table-row>
        <table:table-row table:style-name="ro2">
          <table:table-cell table:number-columns-repeated="15"/>
          <table:table-cell table:formula="of:=[.P243]+10" office:value-type="float" office:value="2381">
            <text:p>2381</text:p>
          </table:table-cell>
          <table:table-cell table:formula="of:=([.P244]^3)*[.M$19]+([.P244]^2)*[.M$20]+[.P244]*[.M$21]" office:value-type="float" office:value="52930.80173772">
            <text:p>52930,80173772</text:p>
          </table:table-cell>
        </table:table-row>
        <table:table-row table:style-name="ro2">
          <table:table-cell table:number-columns-repeated="15"/>
          <table:table-cell table:formula="of:=[.P244]+10" office:value-type="float" office:value="2391">
            <text:p>2391</text:p>
          </table:table-cell>
          <table:table-cell table:formula="of:=([.P245]^3)*[.M$19]+([.P245]^2)*[.M$20]+[.P245]*[.M$21]" office:value-type="float" office:value="53600.39676732">
            <text:p>53600,39676732</text:p>
          </table:table-cell>
        </table:table-row>
        <table:table-row table:style-name="ro2">
          <table:table-cell table:number-columns-repeated="15"/>
          <table:table-cell table:formula="of:=[.P245]+10" office:value-type="float" office:value="2401">
            <text:p>2401</text:p>
          </table:table-cell>
          <table:table-cell table:formula="of:=([.P246]^3)*[.M$19]+([.P246]^2)*[.M$20]+[.P246]*[.M$21]" office:value-type="float" office:value="54275.61562892">
            <text:p>54275,61562892</text:p>
          </table:table-cell>
        </table:table-row>
        <table:table-row table:style-name="ro2">
          <table:table-cell table:number-columns-repeated="15"/>
          <table:table-cell table:formula="of:=[.P246]+10" office:value-type="float" office:value="2411">
            <text:p>2411</text:p>
          </table:table-cell>
          <table:table-cell table:formula="of:=([.P247]^3)*[.M$19]+([.P247]^2)*[.M$20]+[.P247]*[.M$21]" office:value-type="float" office:value="54956.48184252">
            <text:p>54956,48184252</text:p>
          </table:table-cell>
        </table:table-row>
        <table:table-row table:style-name="ro2">
          <table:table-cell table:number-columns-repeated="15"/>
          <table:table-cell table:formula="of:=[.P247]+10" office:value-type="float" office:value="2421">
            <text:p>2421</text:p>
          </table:table-cell>
          <table:table-cell table:formula="of:=([.P248]^3)*[.M$19]+([.P248]^2)*[.M$20]+[.P248]*[.M$21]" office:value-type="float" office:value="55643.01892812">
            <text:p>55643,01892812</text:p>
          </table:table-cell>
        </table:table-row>
        <table:table-row table:style-name="ro2">
          <table:table-cell table:number-columns-repeated="15"/>
          <table:table-cell table:formula="of:=[.P248]+10" office:value-type="float" office:value="2431">
            <text:p>2431</text:p>
          </table:table-cell>
          <table:table-cell table:formula="of:=([.P249]^3)*[.M$19]+([.P249]^2)*[.M$20]+[.P249]*[.M$21]" office:value-type="float" office:value="56335.25040572">
            <text:p>56335,25040572</text:p>
          </table:table-cell>
        </table:table-row>
        <table:table-row table:style-name="ro2">
          <table:table-cell table:number-columns-repeated="15"/>
          <table:table-cell table:formula="of:=[.P249]+10" office:value-type="float" office:value="2441">
            <text:p>2441</text:p>
          </table:table-cell>
          <table:table-cell table:formula="of:=([.P250]^3)*[.M$19]+([.P250]^2)*[.M$20]+[.P250]*[.M$21]" office:value-type="float" office:value="57033.19979532">
            <text:p>57033,19979532</text:p>
          </table:table-cell>
        </table:table-row>
        <table:table-row table:style-name="ro2">
          <table:table-cell table:number-columns-repeated="15"/>
          <table:table-cell table:formula="of:=[.P250]+10" office:value-type="float" office:value="2451">
            <text:p>2451</text:p>
          </table:table-cell>
          <table:table-cell table:formula="of:=([.P251]^3)*[.M$19]+([.P251]^2)*[.M$20]+[.P251]*[.M$21]" office:value-type="float" office:value="57736.89061692">
            <text:p>57736,89061692</text:p>
          </table:table-cell>
        </table:table-row>
        <table:table-row table:style-name="ro2">
          <table:table-cell table:number-columns-repeated="15"/>
          <table:table-cell table:formula="of:=[.P251]+10" office:value-type="float" office:value="2461">
            <text:p>2461</text:p>
          </table:table-cell>
          <table:table-cell table:formula="of:=([.P252]^3)*[.M$19]+([.P252]^2)*[.M$20]+[.P252]*[.M$21]" office:value-type="float" office:value="58446.34639052">
            <text:p>58446,34639052</text:p>
          </table:table-cell>
        </table:table-row>
        <table:table-row table:style-name="ro2">
          <table:table-cell table:number-columns-repeated="15"/>
          <table:table-cell table:formula="of:=[.P252]+10" office:value-type="float" office:value="2471">
            <text:p>2471</text:p>
          </table:table-cell>
          <table:table-cell table:formula="of:=([.P253]^3)*[.M$19]+([.P253]^2)*[.M$20]+[.P253]*[.M$21]" office:value-type="float" office:value="59161.59063612">
            <text:p>59161,59063612</text:p>
          </table:table-cell>
        </table:table-row>
        <table:table-row table:style-name="ro2">
          <table:table-cell table:number-columns-repeated="15"/>
          <table:table-cell table:formula="of:=[.P253]+10" office:value-type="float" office:value="2481">
            <text:p>2481</text:p>
          </table:table-cell>
          <table:table-cell table:formula="of:=([.P254]^3)*[.M$19]+([.P254]^2)*[.M$20]+[.P254]*[.M$21]" office:value-type="float" office:value="59882.64687372">
            <text:p>59882,64687372</text:p>
          </table:table-cell>
        </table:table-row>
        <table:table-row table:style-name="ro2">
          <table:table-cell table:number-columns-repeated="15"/>
          <table:table-cell table:formula="of:=[.P254]+10" office:value-type="float" office:value="2491">
            <text:p>2491</text:p>
          </table:table-cell>
          <table:table-cell table:formula="of:=([.P255]^3)*[.M$19]+([.P255]^2)*[.M$20]+[.P255]*[.M$21]" office:value-type="float" office:value="60609.53862332">
            <text:p>60609,53862332</text:p>
          </table:table-cell>
        </table:table-row>
        <table:table-row table:style-name="ro2">
          <table:table-cell table:number-columns-repeated="15"/>
          <table:table-cell table:formula="of:=[.P255]+10" office:value-type="float" office:value="2501">
            <text:p>2501</text:p>
          </table:table-cell>
          <table:table-cell table:formula="of:=([.P256]^3)*[.M$19]+([.P256]^2)*[.M$20]+[.P256]*[.M$21]" office:value-type="float" office:value="61342.28940492">
            <text:p>61342,28940492</text:p>
          </table:table-cell>
        </table:table-row>
        <table:table-row table:style-name="ro2">
          <table:table-cell table:number-columns-repeated="15"/>
          <table:table-cell table:formula="of:=[.P256]+10" office:value-type="float" office:value="2511">
            <text:p>2511</text:p>
          </table:table-cell>
          <table:table-cell table:formula="of:=([.P257]^3)*[.M$19]+([.P257]^2)*[.M$20]+[.P257]*[.M$21]" office:value-type="float" office:value="62080.92273852">
            <text:p>62080,92273852</text:p>
          </table:table-cell>
        </table:table-row>
        <table:table-row table:style-name="ro2">
          <table:table-cell table:number-columns-repeated="15"/>
          <table:table-cell table:formula="of:=[.P257]+10" office:value-type="float" office:value="2521">
            <text:p>2521</text:p>
          </table:table-cell>
          <table:table-cell table:formula="of:=([.P258]^3)*[.M$19]+([.P258]^2)*[.M$20]+[.P258]*[.M$21]" office:value-type="float" office:value="62825.46214412">
            <text:p>62825,46214412</text:p>
          </table:table-cell>
        </table:table-row>
        <table:table-row table:style-name="ro2">
          <table:table-cell table:number-columns-repeated="15"/>
          <table:table-cell table:formula="of:=[.P258]+10" office:value-type="float" office:value="2531">
            <text:p>2531</text:p>
          </table:table-cell>
          <table:table-cell table:formula="of:=([.P259]^3)*[.M$19]+([.P259]^2)*[.M$20]+[.P259]*[.M$21]" office:value-type="float" office:value="63575.93114172">
            <text:p>63575,93114172</text:p>
          </table:table-cell>
        </table:table-row>
        <table:table-row table:style-name="ro2">
          <table:table-cell table:number-columns-repeated="15"/>
          <table:table-cell table:formula="of:=[.P259]+10" office:value-type="float" office:value="2541">
            <text:p>2541</text:p>
          </table:table-cell>
          <table:table-cell table:formula="of:=([.P260]^3)*[.M$19]+([.P260]^2)*[.M$20]+[.P260]*[.M$21]" office:value-type="float" office:value="64332.35325132">
            <text:p>64332,35325132</text:p>
          </table:table-cell>
        </table:table-row>
        <table:table-row table:style-name="ro2">
          <table:table-cell table:number-columns-repeated="15"/>
          <table:table-cell table:formula="of:=[.P260]+10" office:value-type="float" office:value="2551">
            <text:p>2551</text:p>
          </table:table-cell>
          <table:table-cell table:formula="of:=([.P261]^3)*[.M$19]+([.P261]^2)*[.M$20]+[.P261]*[.M$21]" office:value-type="float" office:value="65094.75199292">
            <text:p>65094,75199292</text:p>
          </table:table-cell>
        </table:table-row>
        <table:table-row table:style-name="ro2">
          <table:table-cell table:number-columns-repeated="15"/>
          <table:table-cell table:formula="of:=[.P261]+10" office:value-type="float" office:value="2561">
            <text:p>2561</text:p>
          </table:table-cell>
          <table:table-cell table:formula="of:=([.P262]^3)*[.M$19]+([.P262]^2)*[.M$20]+[.P262]*[.M$21]" office:value-type="float" office:value="65863.15088652">
            <text:p>65863,15088652</text:p>
          </table:table-cell>
        </table:table-row>
        <table:table-row table:style-name="ro2">
          <table:table-cell table:number-columns-repeated="15"/>
          <table:table-cell table:formula="of:=[.P262]+10" office:value-type="float" office:value="2571">
            <text:p>2571</text:p>
          </table:table-cell>
          <table:table-cell table:formula="of:=([.P263]^3)*[.M$19]+([.P263]^2)*[.M$20]+[.P263]*[.M$21]" office:value-type="float" office:value="66637.57345212">
            <text:p>66637,57345212</text:p>
          </table:table-cell>
        </table:table-row>
        <table:table-row table:style-name="ro2">
          <table:table-cell table:number-columns-repeated="15"/>
          <table:table-cell table:formula="of:=[.P263]+10" office:value-type="float" office:value="2581">
            <text:p>2581</text:p>
          </table:table-cell>
          <table:table-cell table:formula="of:=([.P264]^3)*[.M$19]+([.P264]^2)*[.M$20]+[.P264]*[.M$21]" office:value-type="float" office:value="67418.04320972">
            <text:p>67418,04320972</text:p>
          </table:table-cell>
        </table:table-row>
        <table:table-row table:style-name="ro2">
          <table:table-cell table:number-columns-repeated="15"/>
          <table:table-cell table:formula="of:=[.P264]+10" office:value-type="float" office:value="2591">
            <text:p>2591</text:p>
          </table:table-cell>
          <table:table-cell table:formula="of:=([.P265]^3)*[.M$19]+([.P265]^2)*[.M$20]+[.P265]*[.M$21]" office:value-type="float" office:value="68204.58367932">
            <text:p>68204,58367932</text:p>
          </table:table-cell>
        </table:table-row>
        <table:table-row table:style-name="ro2">
          <table:table-cell table:number-columns-repeated="15"/>
          <table:table-cell table:formula="of:=[.P265]+10" office:value-type="float" office:value="2601">
            <text:p>2601</text:p>
          </table:table-cell>
          <table:table-cell table:formula="of:=([.P266]^3)*[.M$19]+([.P266]^2)*[.M$20]+[.P266]*[.M$21]" office:value-type="float" office:value="68997.21838092">
            <text:p>68997,21838092</text:p>
          </table:table-cell>
        </table:table-row>
        <table:table-row table:style-name="ro2">
          <table:table-cell table:number-columns-repeated="15"/>
          <table:table-cell table:formula="of:=[.P266]+10" office:value-type="float" office:value="2611">
            <text:p>2611</text:p>
          </table:table-cell>
          <table:table-cell table:formula="of:=([.P267]^3)*[.M$19]+([.P267]^2)*[.M$20]+[.P267]*[.M$21]" office:value-type="float" office:value="69795.97083452">
            <text:p>69795,97083452</text:p>
          </table:table-cell>
        </table:table-row>
        <table:table-row table:style-name="ro2">
          <table:table-cell table:number-columns-repeated="15"/>
          <table:table-cell table:formula="of:=[.P267]+10" office:value-type="float" office:value="2621">
            <text:p>2621</text:p>
          </table:table-cell>
          <table:table-cell table:formula="of:=([.P268]^3)*[.M$19]+([.P268]^2)*[.M$20]+[.P268]*[.M$21]" office:value-type="float" office:value="70600.86456012">
            <text:p>70600,86456012</text:p>
          </table:table-cell>
        </table:table-row>
        <table:table-row table:style-name="ro2">
          <table:table-cell table:number-columns-repeated="15"/>
          <table:table-cell table:formula="of:=[.P268]+10" office:value-type="float" office:value="2631">
            <text:p>2631</text:p>
          </table:table-cell>
          <table:table-cell table:formula="of:=([.P269]^3)*[.M$19]+([.P269]^2)*[.M$20]+[.P269]*[.M$21]" office:value-type="float" office:value="71411.92307772">
            <text:p>71411,92307772</text:p>
          </table:table-cell>
        </table:table-row>
        <table:table-row table:style-name="ro2">
          <table:table-cell table:number-columns-repeated="15"/>
          <table:table-cell table:formula="of:=[.P269]+10" office:value-type="float" office:value="2641">
            <text:p>2641</text:p>
          </table:table-cell>
          <table:table-cell table:formula="of:=([.P270]^3)*[.M$19]+([.P270]^2)*[.M$20]+[.P270]*[.M$21]" office:value-type="float" office:value="72229.16990732">
            <text:p>72229,16990732</text:p>
          </table:table-cell>
        </table:table-row>
        <table:table-row table:style-name="ro2">
          <table:table-cell table:number-columns-repeated="15"/>
          <table:table-cell table:formula="of:=[.P270]+10" office:value-type="float" office:value="2651">
            <text:p>2651</text:p>
          </table:table-cell>
          <table:table-cell table:formula="of:=([.P271]^3)*[.M$19]+([.P271]^2)*[.M$20]+[.P271]*[.M$21]" office:value-type="float" office:value="73052.62856892">
            <text:p>73052,62856892</text:p>
          </table:table-cell>
        </table:table-row>
        <table:table-row table:style-name="ro2">
          <table:table-cell table:number-columns-repeated="15"/>
          <table:table-cell table:formula="of:=[.P271]+10" office:value-type="float" office:value="2661">
            <text:p>2661</text:p>
          </table:table-cell>
          <table:table-cell table:formula="of:=([.P272]^3)*[.M$19]+([.P272]^2)*[.M$20]+[.P272]*[.M$21]" office:value-type="float" office:value="73882.32258252">
            <text:p>73882,32258252</text:p>
          </table:table-cell>
        </table:table-row>
        <table:table-row table:style-name="ro2">
          <table:table-cell table:number-columns-repeated="15"/>
          <table:table-cell table:formula="of:=[.P272]+10" office:value-type="float" office:value="2671">
            <text:p>2671</text:p>
          </table:table-cell>
          <table:table-cell table:formula="of:=([.P273]^3)*[.M$19]+([.P273]^2)*[.M$20]+[.P273]*[.M$21]" office:value-type="float" office:value="74718.27546812">
            <text:p>74718,27546812</text:p>
          </table:table-cell>
        </table:table-row>
        <table:table-row table:style-name="ro2">
          <table:table-cell table:number-columns-repeated="15"/>
          <table:table-cell table:formula="of:=[.P273]+10" office:value-type="float" office:value="2681">
            <text:p>2681</text:p>
          </table:table-cell>
          <table:table-cell table:formula="of:=([.P274]^3)*[.M$19]+([.P274]^2)*[.M$20]+[.P274]*[.M$21]" office:value-type="float" office:value="75560.51074572">
            <text:p>75560,51074572</text:p>
          </table:table-cell>
        </table:table-row>
        <table:table-row table:style-name="ro2">
          <table:table-cell table:number-columns-repeated="15"/>
          <table:table-cell table:formula="of:=[.P274]+10" office:value-type="float" office:value="2691">
            <text:p>2691</text:p>
          </table:table-cell>
          <table:table-cell table:formula="of:=([.P275]^3)*[.M$19]+([.P275]^2)*[.M$20]+[.P275]*[.M$21]" office:value-type="float" office:value="76409.05193532">
            <text:p>76409,05193532</text:p>
          </table:table-cell>
        </table:table-row>
        <table:table-row table:style-name="ro2">
          <table:table-cell table:number-columns-repeated="15"/>
          <table:table-cell table:formula="of:=[.P275]+10" office:value-type="float" office:value="2701">
            <text:p>2701</text:p>
          </table:table-cell>
          <table:table-cell table:formula="of:=([.P276]^3)*[.M$19]+([.P276]^2)*[.M$20]+[.P276]*[.M$21]" office:value-type="float" office:value="77263.92255692">
            <text:p>77263,92255692</text:p>
          </table:table-cell>
        </table:table-row>
        <table:table-row table:style-name="ro2">
          <table:table-cell table:number-columns-repeated="15"/>
          <table:table-cell table:formula="of:=[.P276]+10" office:value-type="float" office:value="2711">
            <text:p>2711</text:p>
          </table:table-cell>
          <table:table-cell table:formula="of:=([.P277]^3)*[.M$19]+([.P277]^2)*[.M$20]+[.P277]*[.M$21]" office:value-type="float" office:value="78125.14613052">
            <text:p>78125,14613052</text:p>
          </table:table-cell>
        </table:table-row>
        <table:table-row table:style-name="ro2">
          <table:table-cell table:number-columns-repeated="15"/>
          <table:table-cell table:formula="of:=[.P277]+10" office:value-type="float" office:value="2721">
            <text:p>2721</text:p>
          </table:table-cell>
          <table:table-cell table:formula="of:=([.P278]^3)*[.M$19]+([.P278]^2)*[.M$20]+[.P278]*[.M$21]" office:value-type="float" office:value="78992.74617612">
            <text:p>78992,74617612</text:p>
          </table:table-cell>
        </table:table-row>
        <table:table-row table:style-name="ro2">
          <table:table-cell table:number-columns-repeated="15"/>
          <table:table-cell table:formula="of:=[.P278]+10" office:value-type="float" office:value="2731">
            <text:p>2731</text:p>
          </table:table-cell>
          <table:table-cell table:formula="of:=([.P279]^3)*[.M$19]+([.P279]^2)*[.M$20]+[.P279]*[.M$21]" office:value-type="float" office:value="79866.74621372">
            <text:p>79866,74621372</text:p>
          </table:table-cell>
        </table:table-row>
        <table:table-row table:style-name="ro2">
          <table:table-cell table:number-columns-repeated="15"/>
          <table:table-cell table:formula="of:=[.P279]+10" office:value-type="float" office:value="2741">
            <text:p>2741</text:p>
          </table:table-cell>
          <table:table-cell table:formula="of:=([.P280]^3)*[.M$19]+([.P280]^2)*[.M$20]+[.P280]*[.M$21]" office:value-type="float" office:value="80747.16976332">
            <text:p>80747,16976332</text:p>
          </table:table-cell>
        </table:table-row>
        <table:table-row table:style-name="ro2">
          <table:table-cell table:number-columns-repeated="15"/>
          <table:table-cell table:formula="of:=[.P280]+10" office:value-type="float" office:value="2751">
            <text:p>2751</text:p>
          </table:table-cell>
          <table:table-cell table:formula="of:=([.P281]^3)*[.M$19]+([.P281]^2)*[.M$20]+[.P281]*[.M$21]" office:value-type="float" office:value="81634.04034492">
            <text:p>81634,04034492</text:p>
          </table:table-cell>
        </table:table-row>
        <table:table-row table:style-name="ro2">
          <table:table-cell table:number-columns-repeated="15"/>
          <table:table-cell table:formula="of:=[.P281]+10" office:value-type="float" office:value="2761">
            <text:p>2761</text:p>
          </table:table-cell>
          <table:table-cell table:formula="of:=([.P282]^3)*[.M$19]+([.P282]^2)*[.M$20]+[.P282]*[.M$21]" office:value-type="float" office:value="82527.38147852">
            <text:p>82527,38147852</text:p>
          </table:table-cell>
        </table:table-row>
        <table:table-row table:style-name="ro2">
          <table:table-cell table:number-columns-repeated="15"/>
          <table:table-cell table:formula="of:=[.P282]+10" office:value-type="float" office:value="2771">
            <text:p>2771</text:p>
          </table:table-cell>
          <table:table-cell table:formula="of:=([.P283]^3)*[.M$19]+([.P283]^2)*[.M$20]+[.P283]*[.M$21]" office:value-type="float" office:value="83427.21668412">
            <text:p>83427,21668412</text:p>
          </table:table-cell>
        </table:table-row>
        <table:table-row table:style-name="ro2">
          <table:table-cell table:number-columns-repeated="15"/>
          <table:table-cell table:formula="of:=[.P283]+10" office:value-type="float" office:value="2781">
            <text:p>2781</text:p>
          </table:table-cell>
          <table:table-cell table:formula="of:=([.P284]^3)*[.M$19]+([.P284]^2)*[.M$20]+[.P284]*[.M$21]" office:value-type="float" office:value="84333.56948172">
            <text:p>84333,56948172</text:p>
          </table:table-cell>
        </table:table-row>
        <table:table-row table:style-name="ro2">
          <table:table-cell table:number-columns-repeated="15"/>
          <table:table-cell table:formula="of:=[.P284]+10" office:value-type="float" office:value="2791">
            <text:p>2791</text:p>
          </table:table-cell>
          <table:table-cell table:formula="of:=([.P285]^3)*[.M$19]+([.P285]^2)*[.M$20]+[.P285]*[.M$21]" office:value-type="float" office:value="85246.46339132">
            <text:p>85246,46339132</text:p>
          </table:table-cell>
        </table:table-row>
        <table:table-row table:style-name="ro2">
          <table:table-cell table:number-columns-repeated="15"/>
          <table:table-cell table:formula="of:=[.P285]+10" office:value-type="float" office:value="2801">
            <text:p>2801</text:p>
          </table:table-cell>
          <table:table-cell table:formula="of:=([.P286]^3)*[.M$19]+([.P286]^2)*[.M$20]+[.P286]*[.M$21]" office:value-type="float" office:value="86165.92193292">
            <text:p>86165,92193292</text:p>
          </table:table-cell>
        </table:table-row>
        <table:table-row table:style-name="ro2">
          <table:table-cell table:number-columns-repeated="15"/>
          <table:table-cell table:formula="of:=[.P286]+10" office:value-type="float" office:value="2811">
            <text:p>2811</text:p>
          </table:table-cell>
          <table:table-cell table:formula="of:=([.P287]^3)*[.M$19]+([.P287]^2)*[.M$20]+[.P287]*[.M$21]" office:value-type="float" office:value="87091.96862652">
            <text:p>87091,96862652</text:p>
          </table:table-cell>
        </table:table-row>
        <table:table-row table:style-name="ro2">
          <table:table-cell table:number-columns-repeated="15"/>
          <table:table-cell table:formula="of:=[.P287]+10" office:value-type="float" office:value="2821">
            <text:p>2821</text:p>
          </table:table-cell>
          <table:table-cell table:formula="of:=([.P288]^3)*[.M$19]+([.P288]^2)*[.M$20]+[.P288]*[.M$21]" office:value-type="float" office:value="88024.62699212">
            <text:p>88024,62699212</text:p>
          </table:table-cell>
        </table:table-row>
        <table:table-row table:style-name="ro2">
          <table:table-cell table:number-columns-repeated="15"/>
          <table:table-cell table:formula="of:=[.P288]+10" office:value-type="float" office:value="2831">
            <text:p>2831</text:p>
          </table:table-cell>
          <table:table-cell table:formula="of:=([.P289]^3)*[.M$19]+([.P289]^2)*[.M$20]+[.P289]*[.M$21]" office:value-type="float" office:value="88963.92054972">
            <text:p>88963,92054972</text:p>
          </table:table-cell>
        </table:table-row>
        <table:table-row table:style-name="ro2">
          <table:table-cell table:number-columns-repeated="15"/>
          <table:table-cell table:formula="of:=[.P289]+10" office:value-type="float" office:value="2841">
            <text:p>2841</text:p>
          </table:table-cell>
          <table:table-cell table:formula="of:=([.P290]^3)*[.M$19]+([.P290]^2)*[.M$20]+[.P290]*[.M$21]" office:value-type="float" office:value="89909.87281932">
            <text:p>89909,87281932</text:p>
          </table:table-cell>
        </table:table-row>
        <table:table-row table:style-name="ro2">
          <table:table-cell table:number-columns-repeated="15"/>
          <table:table-cell table:formula="of:=[.P290]+10" office:value-type="float" office:value="2851">
            <text:p>2851</text:p>
          </table:table-cell>
          <table:table-cell table:formula="of:=([.P291]^3)*[.M$19]+([.P291]^2)*[.M$20]+[.P291]*[.M$21]" office:value-type="float" office:value="90862.50732092">
            <text:p>90862,50732092</text:p>
          </table:table-cell>
        </table:table-row>
        <table:table-row table:style-name="ro2">
          <table:table-cell table:number-columns-repeated="15"/>
          <table:table-cell table:formula="of:=[.P291]+10" office:value-type="float" office:value="2861">
            <text:p>2861</text:p>
          </table:table-cell>
          <table:table-cell table:formula="of:=([.P292]^3)*[.M$19]+([.P292]^2)*[.M$20]+[.P292]*[.M$21]" office:value-type="float" office:value="91821.84757452">
            <text:p>91821,84757452</text:p>
          </table:table-cell>
        </table:table-row>
        <table:table-row table:style-name="ro2">
          <table:table-cell table:number-columns-repeated="15"/>
          <table:table-cell table:formula="of:=[.P292]+10" office:value-type="float" office:value="2871">
            <text:p>2871</text:p>
          </table:table-cell>
          <table:table-cell table:formula="of:=([.P293]^3)*[.M$19]+([.P293]^2)*[.M$20]+[.P293]*[.M$21]" office:value-type="float" office:value="92787.91710012">
            <text:p>92787,91710012</text:p>
          </table:table-cell>
        </table:table-row>
        <table:table-row table:style-name="ro2">
          <table:table-cell table:number-columns-repeated="15"/>
          <table:table-cell table:formula="of:=[.P293]+10" office:value-type="float" office:value="2881">
            <text:p>2881</text:p>
          </table:table-cell>
          <table:table-cell table:formula="of:=([.P294]^3)*[.M$19]+([.P294]^2)*[.M$20]+[.P294]*[.M$21]" office:value-type="float" office:value="93760.73941772">
            <text:p>93760,73941772</text:p>
          </table:table-cell>
        </table:table-row>
        <table:table-row table:style-name="ro2">
          <table:table-cell table:number-columns-repeated="15"/>
          <table:table-cell table:formula="of:=[.P294]+10" office:value-type="float" office:value="2891">
            <text:p>2891</text:p>
          </table:table-cell>
          <table:table-cell table:formula="of:=([.P295]^3)*[.M$19]+([.P295]^2)*[.M$20]+[.P295]*[.M$21]" office:value-type="float" office:value="94740.33804732">
            <text:p>94740,33804732</text:p>
          </table:table-cell>
        </table:table-row>
        <table:table-row table:style-name="ro2">
          <table:table-cell table:number-columns-repeated="15"/>
          <table:table-cell table:formula="of:=[.P295]+10" office:value-type="float" office:value="2901">
            <text:p>2901</text:p>
          </table:table-cell>
          <table:table-cell table:formula="of:=([.P296]^3)*[.M$19]+([.P296]^2)*[.M$20]+[.P296]*[.M$21]" office:value-type="float" office:value="95726.73650892">
            <text:p>95726,73650892</text:p>
          </table:table-cell>
        </table:table-row>
        <table:table-row table:style-name="ro2">
          <table:table-cell table:number-columns-repeated="15"/>
          <table:table-cell table:formula="of:=[.P296]+10" office:value-type="float" office:value="2911">
            <text:p>2911</text:p>
          </table:table-cell>
          <table:table-cell table:formula="of:=([.P297]^3)*[.M$19]+([.P297]^2)*[.M$20]+[.P297]*[.M$21]" office:value-type="float" office:value="96719.95832252">
            <text:p>96719,95832252</text:p>
          </table:table-cell>
        </table:table-row>
        <table:table-row table:style-name="ro2">
          <table:table-cell table:number-columns-repeated="15"/>
          <table:table-cell table:formula="of:=[.P297]+10" office:value-type="float" office:value="2921">
            <text:p>2921</text:p>
          </table:table-cell>
          <table:table-cell table:formula="of:=([.P298]^3)*[.M$19]+([.P298]^2)*[.M$20]+[.P298]*[.M$21]" office:value-type="float" office:value="97720.02700812">
            <text:p>97720,02700812</text:p>
          </table:table-cell>
        </table:table-row>
        <table:table-row table:style-name="ro2">
          <table:table-cell table:number-columns-repeated="15"/>
          <table:table-cell table:formula="of:=[.P298]+10" office:value-type="float" office:value="2931">
            <text:p>2931</text:p>
          </table:table-cell>
          <table:table-cell table:formula="of:=([.P299]^3)*[.M$19]+([.P299]^2)*[.M$20]+[.P299]*[.M$21]" office:value-type="float" office:value="98726.96608572">
            <text:p>98726,96608572</text:p>
          </table:table-cell>
        </table:table-row>
        <table:table-row table:style-name="ro2">
          <table:table-cell table:number-columns-repeated="15"/>
          <table:table-cell table:formula="of:=[.P299]+10" office:value-type="float" office:value="2941">
            <text:p>2941</text:p>
          </table:table-cell>
          <table:table-cell table:formula="of:=([.P300]^3)*[.M$19]+([.P300]^2)*[.M$20]+[.P300]*[.M$21]" office:value-type="float" office:value="99740.79907532">
            <text:p>99740,79907532</text:p>
          </table:table-cell>
        </table:table-row>
        <table:table-row table:style-name="ro2">
          <table:table-cell table:number-columns-repeated="15"/>
          <table:table-cell table:formula="of:=[.P300]+10" office:value-type="float" office:value="2951">
            <text:p>2951</text:p>
          </table:table-cell>
          <table:table-cell table:formula="of:=([.P301]^3)*[.M$19]+([.P301]^2)*[.M$20]+[.P301]*[.M$21]" office:value-type="float" office:value="100761.54949692">
            <text:p>100761,54949692</text:p>
          </table:table-cell>
        </table:table-row>
        <table:table-row table:style-name="ro2">
          <table:table-cell table:number-columns-repeated="15"/>
          <table:table-cell table:formula="of:=[.P301]+10" office:value-type="float" office:value="2961">
            <text:p>2961</text:p>
          </table:table-cell>
          <table:table-cell table:formula="of:=([.P302]^3)*[.M$19]+([.P302]^2)*[.M$20]+[.P302]*[.M$21]" office:value-type="float" office:value="101789.24087052">
            <text:p>101789,24087052</text:p>
          </table:table-cell>
        </table:table-row>
        <table:table-row table:style-name="ro2">
          <table:table-cell table:number-columns-repeated="15"/>
          <table:table-cell table:formula="of:=[.P302]+10" office:value-type="float" office:value="2971">
            <text:p>2971</text:p>
          </table:table-cell>
          <table:table-cell table:formula="of:=([.P303]^3)*[.M$19]+([.P303]^2)*[.M$20]+[.P303]*[.M$21]" office:value-type="float" office:value="102823.89671612">
            <text:p>102823,89671612</text:p>
          </table:table-cell>
        </table:table-row>
        <table:table-row table:style-name="ro2">
          <table:table-cell table:number-columns-repeated="15"/>
          <table:table-cell table:formula="of:=[.P303]+10" office:value-type="float" office:value="2981">
            <text:p>2981</text:p>
          </table:table-cell>
          <table:table-cell table:formula="of:=([.P304]^3)*[.M$19]+([.P304]^2)*[.M$20]+[.P304]*[.M$21]" office:value-type="float" office:value="103865.54055372">
            <text:p>103865,54055372</text:p>
          </table:table-cell>
        </table:table-row>
        <table:table-row table:style-name="ro2">
          <table:table-cell table:number-columns-repeated="15"/>
          <table:table-cell table:formula="of:=[.P304]+10" office:value-type="float" office:value="2991">
            <text:p>2991</text:p>
          </table:table-cell>
          <table:table-cell table:formula="of:=([.P305]^3)*[.M$19]+([.P305]^2)*[.M$20]+[.P305]*[.M$21]" office:value-type="float" office:value="104914.19590332">
            <text:p>104914,19590332</text:p>
          </table:table-cell>
        </table:table-row>
        <table:table-row table:style-name="ro2">
          <table:table-cell table:number-columns-repeated="15"/>
          <table:table-cell table:formula="of:=[.P305]+10" office:value-type="float" office:value="3001">
            <text:p>3001</text:p>
          </table:table-cell>
          <table:table-cell table:formula="of:=([.P306]^3)*[.M$19]+([.P306]^2)*[.M$20]+[.P306]*[.M$21]" office:value-type="float" office:value="105969.88628492">
            <text:p>105969,88628492</text:p>
          </table:table-cell>
        </table:table-row>
        <table:table-row table:style-name="ro2">
          <table:table-cell table:number-columns-repeated="15"/>
          <table:table-cell table:formula="of:=[.P306]+10" office:value-type="float" office:value="3011">
            <text:p>3011</text:p>
          </table:table-cell>
          <table:table-cell table:formula="of:=([.P307]^3)*[.M$19]+([.P307]^2)*[.M$20]+[.P307]*[.M$21]" office:value-type="float" office:value="107032.63521852">
            <text:p>107032,63521852</text:p>
          </table:table-cell>
        </table:table-row>
        <table:table-row table:style-name="ro2">
          <table:table-cell table:number-columns-repeated="15"/>
          <table:table-cell table:formula="of:=[.P307]+10" office:value-type="float" office:value="3021">
            <text:p>3021</text:p>
          </table:table-cell>
          <table:table-cell table:formula="of:=([.P308]^3)*[.M$19]+([.P308]^2)*[.M$20]+[.P308]*[.M$21]" office:value-type="float" office:value="108102.46622412">
            <text:p>108102,46622412</text:p>
          </table:table-cell>
        </table:table-row>
        <table:table-row table:style-name="ro2">
          <table:table-cell table:number-columns-repeated="15"/>
          <table:table-cell table:formula="of:=[.P308]+10" office:value-type="float" office:value="3031">
            <text:p>3031</text:p>
          </table:table-cell>
          <table:table-cell table:formula="of:=([.P309]^3)*[.M$19]+([.P309]^2)*[.M$20]+[.P309]*[.M$21]" office:value-type="float" office:value="109179.40282172">
            <text:p>109179,40282172</text:p>
          </table:table-cell>
        </table:table-row>
        <table:table-row table:style-name="ro2">
          <table:table-cell table:number-columns-repeated="15"/>
          <table:table-cell table:formula="of:=[.P309]+10" office:value-type="float" office:value="3041">
            <text:p>3041</text:p>
          </table:table-cell>
          <table:table-cell table:formula="of:=([.P310]^3)*[.M$19]+([.P310]^2)*[.M$20]+[.P310]*[.M$21]" office:value-type="float" office:value="110263.46853132">
            <text:p>110263,46853132</text:p>
          </table:table-cell>
        </table:table-row>
        <table:table-row table:style-name="ro2">
          <table:table-cell table:number-columns-repeated="15"/>
          <table:table-cell table:formula="of:=[.P310]+10" office:value-type="float" office:value="3051">
            <text:p>3051</text:p>
          </table:table-cell>
          <table:table-cell table:formula="of:=([.P311]^3)*[.M$19]+([.P311]^2)*[.M$20]+[.P311]*[.M$21]" office:value-type="float" office:value="111354.68687292">
            <text:p>111354,68687292</text:p>
          </table:table-cell>
        </table:table-row>
        <table:table-row table:style-name="ro2">
          <table:table-cell table:number-columns-repeated="15"/>
          <table:table-cell table:formula="of:=[.P311]+10" office:value-type="float" office:value="3061">
            <text:p>3061</text:p>
          </table:table-cell>
          <table:table-cell table:formula="of:=([.P312]^3)*[.M$19]+([.P312]^2)*[.M$20]+[.P312]*[.M$21]" office:value-type="float" office:value="112453.08136652">
            <text:p>112453,08136652</text:p>
          </table:table-cell>
        </table:table-row>
        <table:table-row table:style-name="ro2">
          <table:table-cell table:number-columns-repeated="15"/>
          <table:table-cell table:formula="of:=[.P312]+10" office:value-type="float" office:value="3071">
            <text:p>3071</text:p>
          </table:table-cell>
          <table:table-cell table:formula="of:=([.P313]^3)*[.M$19]+([.P313]^2)*[.M$20]+[.P313]*[.M$21]" office:value-type="float" office:value="113558.67553212">
            <text:p>113558,67553212</text:p>
          </table:table-cell>
        </table:table-row>
        <table:table-row table:style-name="ro2">
          <table:table-cell table:number-columns-repeated="15"/>
          <table:table-cell table:formula="of:=[.P313]+10" office:value-type="float" office:value="3081">
            <text:p>3081</text:p>
          </table:table-cell>
          <table:table-cell table:formula="of:=([.P314]^3)*[.M$19]+([.P314]^2)*[.M$20]+[.P314]*[.M$21]" office:value-type="float" office:value="114671.49288972">
            <text:p>114671,49288972</text:p>
          </table:table-cell>
        </table:table-row>
        <table:table-row table:style-name="ro2">
          <table:table-cell table:number-columns-repeated="15"/>
          <table:table-cell table:formula="of:=[.P314]+10" office:value-type="float" office:value="3091">
            <text:p>3091</text:p>
          </table:table-cell>
          <table:table-cell table:formula="of:=([.P315]^3)*[.M$19]+([.P315]^2)*[.M$20]+[.P315]*[.M$21]" office:value-type="float" office:value="115791.55695932">
            <text:p>115791,55695932</text:p>
          </table:table-cell>
        </table:table-row>
        <table:table-row table:style-name="ro2">
          <table:table-cell table:number-columns-repeated="15"/>
          <table:table-cell table:formula="of:=[.P315]+10" office:value-type="float" office:value="3101">
            <text:p>3101</text:p>
          </table:table-cell>
          <table:table-cell table:formula="of:=([.P316]^3)*[.M$19]+([.P316]^2)*[.M$20]+[.P316]*[.M$21]" office:value-type="float" office:value="116918.89126092">
            <text:p>116918,89126092</text:p>
          </table:table-cell>
        </table:table-row>
        <table:table-row table:style-name="ro2">
          <table:table-cell table:number-columns-repeated="15"/>
          <table:table-cell table:formula="of:=[.P316]+10" office:value-type="float" office:value="3111">
            <text:p>3111</text:p>
          </table:table-cell>
          <table:table-cell table:formula="of:=([.P317]^3)*[.M$19]+([.P317]^2)*[.M$20]+[.P317]*[.M$21]" office:value-type="float" office:value="118053.51931452">
            <text:p>118053,51931452</text:p>
          </table:table-cell>
        </table:table-row>
        <table:table-row table:style-name="ro2">
          <table:table-cell table:number-columns-repeated="15"/>
          <table:table-cell table:formula="of:=[.P317]+10" office:value-type="float" office:value="3121">
            <text:p>3121</text:p>
          </table:table-cell>
          <table:table-cell table:formula="of:=([.P318]^3)*[.M$19]+([.P318]^2)*[.M$20]+[.P318]*[.M$21]" office:value-type="float" office:value="119195.46464012">
            <text:p>119195,46464012</text:p>
          </table:table-cell>
        </table:table-row>
        <table:table-row table:style-name="ro2">
          <table:table-cell table:number-columns-repeated="15"/>
          <table:table-cell table:formula="of:=[.P318]+10" office:value-type="float" office:value="3131">
            <text:p>3131</text:p>
          </table:table-cell>
          <table:table-cell table:formula="of:=([.P319]^3)*[.M$19]+([.P319]^2)*[.M$20]+[.P319]*[.M$21]" office:value-type="float" office:value="120344.75075772">
            <text:p>120344,75075772</text:p>
          </table:table-cell>
        </table:table-row>
        <table:table-row table:style-name="ro2">
          <table:table-cell table:number-columns-repeated="15"/>
          <table:table-cell table:formula="of:=[.P319]+10" office:value-type="float" office:value="3141">
            <text:p>3141</text:p>
          </table:table-cell>
          <table:table-cell table:formula="of:=([.P320]^3)*[.M$19]+([.P320]^2)*[.M$20]+[.P320]*[.M$21]" office:value-type="float" office:value="121501.40118732">
            <text:p>121501,40118732</text:p>
          </table:table-cell>
        </table:table-row>
        <table:table-row table:style-name="ro2">
          <table:table-cell table:number-columns-repeated="15"/>
          <table:table-cell table:formula="of:=[.P320]+10" office:value-type="float" office:value="3151">
            <text:p>3151</text:p>
          </table:table-cell>
          <table:table-cell table:formula="of:=([.P321]^3)*[.M$19]+([.P321]^2)*[.M$20]+[.P321]*[.M$21]" office:value-type="float" office:value="122665.43944892">
            <text:p>122665,43944892</text:p>
          </table:table-cell>
        </table:table-row>
        <table:table-row table:style-name="ro2">
          <table:table-cell table:number-columns-repeated="15"/>
          <table:table-cell table:formula="of:=[.P321]+10" office:value-type="float" office:value="3161">
            <text:p>3161</text:p>
          </table:table-cell>
          <table:table-cell table:formula="of:=([.P322]^3)*[.M$19]+([.P322]^2)*[.M$20]+[.P322]*[.M$21]" office:value-type="float" office:value="123836.88906252">
            <text:p>123836,88906252</text:p>
          </table:table-cell>
        </table:table-row>
        <table:table-row table:style-name="ro2">
          <table:table-cell table:number-columns-repeated="15"/>
          <table:table-cell table:formula="of:=[.P322]+10" office:value-type="float" office:value="3171">
            <text:p>3171</text:p>
          </table:table-cell>
          <table:table-cell table:formula="of:=([.P323]^3)*[.M$19]+([.P323]^2)*[.M$20]+[.P323]*[.M$21]" office:value-type="float" office:value="125015.77354812">
            <text:p>125015,77354812</text:p>
          </table:table-cell>
        </table:table-row>
        <table:table-row table:style-name="ro2">
          <table:table-cell table:number-columns-repeated="15"/>
          <table:table-cell table:formula="of:=[.P323]+10" office:value-type="float" office:value="3181">
            <text:p>3181</text:p>
          </table:table-cell>
          <table:table-cell table:formula="of:=([.P324]^3)*[.M$19]+([.P324]^2)*[.M$20]+[.P324]*[.M$21]" office:value-type="float" office:value="126202.11642572">
            <text:p>126202,11642572</text:p>
          </table:table-cell>
        </table:table-row>
        <table:table-row table:style-name="ro2">
          <table:table-cell table:number-columns-repeated="15"/>
          <table:table-cell table:formula="of:=[.P324]+10" office:value-type="float" office:value="3191">
            <text:p>3191</text:p>
          </table:table-cell>
          <table:table-cell table:formula="of:=([.P325]^3)*[.M$19]+([.P325]^2)*[.M$20]+[.P325]*[.M$21]" office:value-type="float" office:value="127395.94121532">
            <text:p>127395,94121532</text:p>
          </table:table-cell>
        </table:table-row>
        <table:table-row table:style-name="ro2">
          <table:table-cell table:number-columns-repeated="15"/>
          <table:table-cell table:formula="of:=[.P325]+10" office:value-type="float" office:value="3201">
            <text:p>3201</text:p>
          </table:table-cell>
          <table:table-cell table:formula="of:=([.P326]^3)*[.M$19]+([.P326]^2)*[.M$20]+[.P326]*[.M$21]" office:value-type="float" office:value="128597.27143692">
            <text:p>128597,27143692</text:p>
          </table:table-cell>
        </table:table-row>
        <table:table-row table:style-name="ro2">
          <table:table-cell table:number-columns-repeated="15"/>
          <table:table-cell table:formula="of:=[.P326]+10" office:value-type="float" office:value="3211">
            <text:p>3211</text:p>
          </table:table-cell>
          <table:table-cell table:formula="of:=([.P327]^3)*[.M$19]+([.P327]^2)*[.M$20]+[.P327]*[.M$21]" office:value-type="float" office:value="129806.13061052">
            <text:p>129806,13061052</text:p>
          </table:table-cell>
        </table:table-row>
        <table:table-row table:style-name="ro2">
          <table:table-cell table:number-columns-repeated="15"/>
          <table:table-cell table:formula="of:=[.P327]+10" office:value-type="float" office:value="3221">
            <text:p>3221</text:p>
          </table:table-cell>
          <table:table-cell table:formula="of:=([.P328]^3)*[.M$19]+([.P328]^2)*[.M$20]+[.P328]*[.M$21]" office:value-type="float" office:value="131022.54225612">
            <text:p>131022,54225612</text:p>
          </table:table-cell>
        </table:table-row>
        <table:table-row table:style-name="ro2">
          <table:table-cell table:number-columns-repeated="15"/>
          <table:table-cell table:formula="of:=[.P328]+10" office:value-type="float" office:value="3231">
            <text:p>3231</text:p>
          </table:table-cell>
          <table:table-cell table:formula="of:=([.P329]^3)*[.M$19]+([.P329]^2)*[.M$20]+[.P329]*[.M$21]" office:value-type="float" office:value="132246.52989372">
            <text:p>132246,52989372</text:p>
          </table:table-cell>
        </table:table-row>
        <table:table-row table:style-name="ro2">
          <table:table-cell table:number-columns-repeated="15"/>
          <table:table-cell table:formula="of:=[.P329]+10" office:value-type="float" office:value="3241">
            <text:p>3241</text:p>
          </table:table-cell>
          <table:table-cell table:formula="of:=([.P330]^3)*[.M$19]+([.P330]^2)*[.M$20]+[.P330]*[.M$21]" office:value-type="float" office:value="133478.11704332">
            <text:p>133478,11704332</text:p>
          </table:table-cell>
        </table:table-row>
        <table:table-row table:style-name="ro2">
          <table:table-cell table:number-columns-repeated="15"/>
          <table:table-cell table:formula="of:=[.P330]+10" office:value-type="float" office:value="3251">
            <text:p>3251</text:p>
          </table:table-cell>
          <table:table-cell table:formula="of:=([.P331]^3)*[.M$19]+([.P331]^2)*[.M$20]+[.P331]*[.M$21]" office:value-type="float" office:value="134717.32722492">
            <text:p>134717,32722492</text:p>
          </table:table-cell>
        </table:table-row>
        <table:table-row table:style-name="ro2">
          <table:table-cell table:number-columns-repeated="15"/>
          <table:table-cell table:formula="of:=[.P331]+10" office:value-type="float" office:value="3261">
            <text:p>3261</text:p>
          </table:table-cell>
          <table:table-cell table:formula="of:=([.P332]^3)*[.M$19]+([.P332]^2)*[.M$20]+[.P332]*[.M$21]" office:value-type="float" office:value="135964.18395852">
            <text:p>135964,18395852</text:p>
          </table:table-cell>
        </table:table-row>
        <table:table-row table:style-name="ro2">
          <table:table-cell table:number-columns-repeated="15"/>
          <table:table-cell table:formula="of:=[.P332]+10" office:value-type="float" office:value="3271">
            <text:p>3271</text:p>
          </table:table-cell>
          <table:table-cell table:formula="of:=([.P333]^3)*[.M$19]+([.P333]^2)*[.M$20]+[.P333]*[.M$21]" office:value-type="float" office:value="137218.71076412">
            <text:p>137218,71076412</text:p>
          </table:table-cell>
        </table:table-row>
        <table:table-row table:style-name="ro2">
          <table:table-cell table:number-columns-repeated="15"/>
          <table:table-cell table:formula="of:=[.P333]+10" office:value-type="float" office:value="3281">
            <text:p>3281</text:p>
          </table:table-cell>
          <table:table-cell table:formula="of:=([.P334]^3)*[.M$19]+([.P334]^2)*[.M$20]+[.P334]*[.M$21]" office:value-type="float" office:value="138480.93116172">
            <text:p>138480,93116172</text:p>
          </table:table-cell>
        </table:table-row>
        <table:table-row table:style-name="ro2">
          <table:table-cell table:number-columns-repeated="15"/>
          <table:table-cell table:formula="of:=[.P334]+10" office:value-type="float" office:value="3291">
            <text:p>3291</text:p>
          </table:table-cell>
          <table:table-cell table:formula="of:=([.P335]^3)*[.M$19]+([.P335]^2)*[.M$20]+[.P335]*[.M$21]" office:value-type="float" office:value="139750.86867132">
            <text:p>139750,86867132</text:p>
          </table:table-cell>
        </table:table-row>
        <table:table-row table:style-name="ro2">
          <table:table-cell table:number-columns-repeated="15"/>
          <table:table-cell table:formula="of:=[.P335]+10" office:value-type="float" office:value="3301">
            <text:p>3301</text:p>
          </table:table-cell>
          <table:table-cell table:formula="of:=([.P336]^3)*[.M$19]+([.P336]^2)*[.M$20]+[.P336]*[.M$21]" office:value-type="float" office:value="141028.54681292">
            <text:p>141028,54681292</text:p>
          </table:table-cell>
        </table:table-row>
        <table:table-row table:style-name="ro2">
          <table:table-cell table:number-columns-repeated="15"/>
          <table:table-cell table:formula="of:=[.P336]+10" office:value-type="float" office:value="3311">
            <text:p>3311</text:p>
          </table:table-cell>
          <table:table-cell table:formula="of:=([.P337]^3)*[.M$19]+([.P337]^2)*[.M$20]+[.P337]*[.M$21]" office:value-type="float" office:value="142313.98910652">
            <text:p>142313,98910652</text:p>
          </table:table-cell>
        </table:table-row>
        <table:table-row table:style-name="ro2">
          <table:table-cell table:number-columns-repeated="15"/>
          <table:table-cell table:formula="of:=[.P337]+10" office:value-type="float" office:value="3321">
            <text:p>3321</text:p>
          </table:table-cell>
          <table:table-cell table:formula="of:=([.P338]^3)*[.M$19]+([.P338]^2)*[.M$20]+[.P338]*[.M$21]" office:value-type="float" office:value="143607.21907212">
            <text:p>143607,21907212</text:p>
          </table:table-cell>
        </table:table-row>
        <table:table-row table:style-name="ro2">
          <table:table-cell table:number-columns-repeated="15"/>
          <table:table-cell table:formula="of:=[.P338]+10" office:value-type="float" office:value="3331">
            <text:p>3331</text:p>
          </table:table-cell>
          <table:table-cell table:formula="of:=([.P339]^3)*[.M$19]+([.P339]^2)*[.M$20]+[.P339]*[.M$21]" office:value-type="float" office:value="144908.26022972">
            <text:p>144908,26022972</text:p>
          </table:table-cell>
        </table:table-row>
        <table:table-row table:style-name="ro2">
          <table:table-cell table:number-columns-repeated="15"/>
          <table:table-cell table:formula="of:=[.P339]+10" office:value-type="float" office:value="3341">
            <text:p>3341</text:p>
          </table:table-cell>
          <table:table-cell table:formula="of:=([.P340]^3)*[.M$19]+([.P340]^2)*[.M$20]+[.P340]*[.M$21]" office:value-type="float" office:value="146217.13609932">
            <text:p>146217,13609932</text:p>
          </table:table-cell>
        </table:table-row>
        <table:table-row table:style-name="ro2">
          <table:table-cell table:number-columns-repeated="15"/>
          <table:table-cell table:formula="of:=[.P340]+10" office:value-type="float" office:value="3351">
            <text:p>3351</text:p>
          </table:table-cell>
          <table:table-cell table:formula="of:=([.P341]^3)*[.M$19]+([.P341]^2)*[.M$20]+[.P341]*[.M$21]" office:value-type="float" office:value="147533.87020092">
            <text:p>147533,87020092</text:p>
          </table:table-cell>
        </table:table-row>
        <table:table-row table:style-name="ro2">
          <table:table-cell table:number-columns-repeated="15"/>
          <table:table-cell table:formula="of:=[.P341]+10" office:value-type="float" office:value="3361">
            <text:p>3361</text:p>
          </table:table-cell>
          <table:table-cell table:formula="of:=([.P342]^3)*[.M$19]+([.P342]^2)*[.M$20]+[.P342]*[.M$21]" office:value-type="float" office:value="148858.48605452">
            <text:p>148858,48605452</text:p>
          </table:table-cell>
        </table:table-row>
        <table:table-row table:style-name="ro2">
          <table:table-cell table:number-columns-repeated="15"/>
          <table:table-cell table:formula="of:=[.P342]+10" office:value-type="float" office:value="3371">
            <text:p>3371</text:p>
          </table:table-cell>
          <table:table-cell table:formula="of:=([.P343]^3)*[.M$19]+([.P343]^2)*[.M$20]+[.P343]*[.M$21]" office:value-type="float" office:value="150191.00718012">
            <text:p>150191,00718012</text:p>
          </table:table-cell>
        </table:table-row>
        <table:table-row table:style-name="ro2">
          <table:table-cell table:number-columns-repeated="15"/>
          <table:table-cell table:formula="of:=[.P343]+10" office:value-type="float" office:value="3381">
            <text:p>3381</text:p>
          </table:table-cell>
          <table:table-cell table:formula="of:=([.P344]^3)*[.M$19]+([.P344]^2)*[.M$20]+[.P344]*[.M$21]" office:value-type="float" office:value="151531.45709772">
            <text:p>151531,45709772</text:p>
          </table:table-cell>
        </table:table-row>
        <table:table-row table:style-name="ro2">
          <table:table-cell table:number-columns-repeated="15"/>
          <table:table-cell table:formula="of:=[.P344]+10" office:value-type="float" office:value="3391">
            <text:p>3391</text:p>
          </table:table-cell>
          <table:table-cell table:formula="of:=([.P345]^3)*[.M$19]+([.P345]^2)*[.M$20]+[.P345]*[.M$21]" office:value-type="float" office:value="152879.85932732">
            <text:p>152879,85932732</text:p>
          </table:table-cell>
        </table:table-row>
        <table:table-row table:style-name="ro2">
          <table:table-cell table:number-columns-repeated="15"/>
          <table:table-cell table:formula="of:=[.P345]+10" office:value-type="float" office:value="3401">
            <text:p>3401</text:p>
          </table:table-cell>
          <table:table-cell table:formula="of:=([.P346]^3)*[.M$19]+([.P346]^2)*[.M$20]+[.P346]*[.M$21]" office:value-type="float" office:value="154236.23738892">
            <text:p>154236,23738892</text:p>
          </table:table-cell>
        </table:table-row>
        <table:table-row table:style-name="ro2">
          <table:table-cell table:number-columns-repeated="15"/>
          <table:table-cell table:formula="of:=[.P346]+10" office:value-type="float" office:value="3411">
            <text:p>3411</text:p>
          </table:table-cell>
          <table:table-cell table:formula="of:=([.P347]^3)*[.M$19]+([.P347]^2)*[.M$20]+[.P347]*[.M$21]" office:value-type="float" office:value="155600.61480252">
            <text:p>155600,61480252</text:p>
          </table:table-cell>
        </table:table-row>
        <table:table-row table:style-name="ro2">
          <table:table-cell table:number-columns-repeated="15"/>
          <table:table-cell table:formula="of:=[.P347]+10" office:value-type="float" office:value="3421">
            <text:p>3421</text:p>
          </table:table-cell>
          <table:table-cell table:formula="of:=([.P348]^3)*[.M$19]+([.P348]^2)*[.M$20]+[.P348]*[.M$21]" office:value-type="float" office:value="156973.01508812">
            <text:p>156973,01508812</text:p>
          </table:table-cell>
        </table:table-row>
        <table:table-row table:style-name="ro2">
          <table:table-cell table:number-columns-repeated="15"/>
          <table:table-cell table:formula="of:=[.P348]+10" office:value-type="float" office:value="3431">
            <text:p>3431</text:p>
          </table:table-cell>
          <table:table-cell table:formula="of:=([.P349]^3)*[.M$19]+([.P349]^2)*[.M$20]+[.P349]*[.M$21]" office:value-type="float" office:value="158353.46176572">
            <text:p>158353,46176572</text:p>
          </table:table-cell>
        </table:table-row>
        <table:table-row table:style-name="ro2">
          <table:table-cell table:number-columns-repeated="15"/>
          <table:table-cell table:formula="of:=[.P349]+10" office:value-type="float" office:value="3441">
            <text:p>3441</text:p>
          </table:table-cell>
          <table:table-cell table:formula="of:=([.P350]^3)*[.M$19]+([.P350]^2)*[.M$20]+[.P350]*[.M$21]" office:value-type="float" office:value="159741.97835532">
            <text:p>159741,97835532</text:p>
          </table:table-cell>
        </table:table-row>
        <table:table-row table:style-name="ro2">
          <table:table-cell table:number-columns-repeated="15"/>
          <table:table-cell table:formula="of:=[.P350]+10" office:value-type="float" office:value="3451">
            <text:p>3451</text:p>
          </table:table-cell>
          <table:table-cell table:formula="of:=([.P351]^3)*[.M$19]+([.P351]^2)*[.M$20]+[.P351]*[.M$21]" office:value-type="float" office:value="161138.58837692">
            <text:p>161138,58837692</text:p>
          </table:table-cell>
        </table:table-row>
        <table:table-row table:style-name="ro2">
          <table:table-cell table:number-columns-repeated="15"/>
          <table:table-cell table:formula="of:=[.P351]+10" office:value-type="float" office:value="3461">
            <text:p>3461</text:p>
          </table:table-cell>
          <table:table-cell table:formula="of:=([.P352]^3)*[.M$19]+([.P352]^2)*[.M$20]+[.P352]*[.M$21]" office:value-type="float" office:value="162543.31535052">
            <text:p>162543,31535052</text:p>
          </table:table-cell>
        </table:table-row>
        <table:table-row table:style-name="ro2">
          <table:table-cell table:number-columns-repeated="15"/>
          <table:table-cell table:formula="of:=[.P352]+10" office:value-type="float" office:value="3471">
            <text:p>3471</text:p>
          </table:table-cell>
          <table:table-cell table:formula="of:=([.P353]^3)*[.M$19]+([.P353]^2)*[.M$20]+[.P353]*[.M$21]" office:value-type="float" office:value="163956.18279612">
            <text:p>163956,18279612</text:p>
          </table:table-cell>
        </table:table-row>
        <table:table-row table:style-name="ro2">
          <table:table-cell table:number-columns-repeated="15"/>
          <table:table-cell table:formula="of:=[.P353]+10" office:value-type="float" office:value="3481">
            <text:p>3481</text:p>
          </table:table-cell>
          <table:table-cell table:formula="of:=([.P354]^3)*[.M$19]+([.P354]^2)*[.M$20]+[.P354]*[.M$21]" office:value-type="float" office:value="165377.21423372">
            <text:p>165377,21423372</text:p>
          </table:table-cell>
        </table:table-row>
        <table:table-row table:style-name="ro2">
          <table:table-cell table:number-columns-repeated="15"/>
          <table:table-cell table:formula="of:=[.P354]+10" office:value-type="float" office:value="3491">
            <text:p>3491</text:p>
          </table:table-cell>
          <table:table-cell table:formula="of:=([.P355]^3)*[.M$19]+([.P355]^2)*[.M$20]+[.P355]*[.M$21]" office:value-type="float" office:value="166806.43318332">
            <text:p>166806,43318332</text:p>
          </table:table-cell>
        </table:table-row>
        <table:table-row table:style-name="ro2">
          <table:table-cell table:number-columns-repeated="15"/>
          <table:table-cell table:formula="of:=[.P355]+10" office:value-type="float" office:value="3501">
            <text:p>3501</text:p>
          </table:table-cell>
          <table:table-cell table:formula="of:=([.P356]^3)*[.M$19]+([.P356]^2)*[.M$20]+[.P356]*[.M$21]" office:value-type="float" office:value="168243.86316492">
            <text:p>168243,86316492</text:p>
          </table:table-cell>
        </table:table-row>
        <table:table-row table:style-name="ro2">
          <table:table-cell table:number-columns-repeated="15"/>
          <table:table-cell table:formula="of:=[.P356]+10" office:value-type="float" office:value="3511">
            <text:p>3511</text:p>
          </table:table-cell>
          <table:table-cell table:formula="of:=([.P357]^3)*[.M$19]+([.P357]^2)*[.M$20]+[.P357]*[.M$21]" office:value-type="float" office:value="169689.52769852">
            <text:p>169689,52769852</text:p>
          </table:table-cell>
        </table:table-row>
        <table:table-row table:style-name="ro2">
          <table:table-cell table:number-columns-repeated="15"/>
          <table:table-cell table:formula="of:=[.P357]+10" office:value-type="float" office:value="3521">
            <text:p>3521</text:p>
          </table:table-cell>
          <table:table-cell table:formula="of:=([.P358]^3)*[.M$19]+([.P358]^2)*[.M$20]+[.P358]*[.M$21]" office:value-type="float" office:value="171143.45030412">
            <text:p>171143,45030412</text:p>
          </table:table-cell>
        </table:table-row>
        <table:table-row table:style-name="ro2">
          <table:table-cell table:number-columns-repeated="15"/>
          <table:table-cell table:formula="of:=[.P358]+10" office:value-type="float" office:value="3531">
            <text:p>3531</text:p>
          </table:table-cell>
          <table:table-cell table:formula="of:=([.P359]^3)*[.M$19]+([.P359]^2)*[.M$20]+[.P359]*[.M$21]" office:value-type="float" office:value="172605.65450172">
            <text:p>172605,65450172</text:p>
          </table:table-cell>
        </table:table-row>
        <table:table-row table:style-name="ro2">
          <table:table-cell table:number-columns-repeated="15"/>
          <table:table-cell table:formula="of:=[.P359]+10" office:value-type="float" office:value="3541">
            <text:p>3541</text:p>
          </table:table-cell>
          <table:table-cell table:formula="of:=([.P360]^3)*[.M$19]+([.P360]^2)*[.M$20]+[.P360]*[.M$21]" office:value-type="float" office:value="174076.16381132">
            <text:p>174076,16381132</text:p>
          </table:table-cell>
        </table:table-row>
        <table:table-row table:style-name="ro2">
          <table:table-cell table:number-columns-repeated="15"/>
          <table:table-cell table:formula="of:=[.P360]+10" office:value-type="float" office:value="3551">
            <text:p>3551</text:p>
          </table:table-cell>
          <table:table-cell table:formula="of:=([.P361]^3)*[.M$19]+([.P361]^2)*[.M$20]+[.P361]*[.M$21]" office:value-type="float" office:value="175555.00175292">
            <text:p>175555,00175292</text:p>
          </table:table-cell>
        </table:table-row>
        <table:table-row table:style-name="ro2">
          <table:table-cell table:number-columns-repeated="15"/>
          <table:table-cell table:formula="of:=[.P361]+10" office:value-type="float" office:value="3561">
            <text:p>3561</text:p>
          </table:table-cell>
          <table:table-cell table:formula="of:=([.P362]^3)*[.M$19]+([.P362]^2)*[.M$20]+[.P362]*[.M$21]" office:value-type="float" office:value="177042.19184652">
            <text:p>177042,19184652</text:p>
          </table:table-cell>
        </table:table-row>
        <table:table-row table:style-name="ro2">
          <table:table-cell table:number-columns-repeated="15"/>
          <table:table-cell table:formula="of:=[.P362]+10" office:value-type="float" office:value="3571">
            <text:p>3571</text:p>
          </table:table-cell>
          <table:table-cell table:formula="of:=([.P363]^3)*[.M$19]+([.P363]^2)*[.M$20]+[.P363]*[.M$21]" office:value-type="float" office:value="178537.75761212">
            <text:p>178537,75761212</text:p>
          </table:table-cell>
        </table:table-row>
        <table:table-row table:style-name="ro2">
          <table:table-cell table:number-columns-repeated="15"/>
          <table:table-cell table:formula="of:=[.P363]+10" office:value-type="float" office:value="3581">
            <text:p>3581</text:p>
          </table:table-cell>
          <table:table-cell table:formula="of:=([.P364]^3)*[.M$19]+([.P364]^2)*[.M$20]+[.P364]*[.M$21]" office:value-type="float" office:value="180041.72256972">
            <text:p>180041,72256972</text:p>
          </table:table-cell>
        </table:table-row>
        <table:table-row table:style-name="ro2">
          <table:table-cell table:number-columns-repeated="15"/>
          <table:table-cell table:formula="of:=[.P364]+10" office:value-type="float" office:value="3591">
            <text:p>3591</text:p>
          </table:table-cell>
          <table:table-cell table:formula="of:=([.P365]^3)*[.M$19]+([.P365]^2)*[.M$20]+[.P365]*[.M$21]" office:value-type="float" office:value="181554.11023932">
            <text:p>181554,11023932</text:p>
          </table:table-cell>
        </table:table-row>
        <table:table-row table:style-name="ro2">
          <table:table-cell table:number-columns-repeated="15"/>
          <table:table-cell table:formula="of:=[.P365]+10" office:value-type="float" office:value="3601">
            <text:p>3601</text:p>
          </table:table-cell>
          <table:table-cell table:formula="of:=([.P366]^3)*[.M$19]+([.P366]^2)*[.M$20]+[.P366]*[.M$21]" office:value-type="float" office:value="183074.94414092">
            <text:p>183074,94414092</text:p>
          </table:table-cell>
        </table:table-row>
        <table:table-row table:style-name="ro2">
          <table:table-cell table:number-columns-repeated="15"/>
          <table:table-cell table:formula="of:=[.P366]+10" office:value-type="float" office:value="3611">
            <text:p>3611</text:p>
          </table:table-cell>
          <table:table-cell table:formula="of:=([.P367]^3)*[.M$19]+([.P367]^2)*[.M$20]+[.P367]*[.M$21]" office:value-type="float" office:value="184604.24779452">
            <text:p>184604,24779452</text:p>
          </table:table-cell>
        </table:table-row>
        <table:table-row table:style-name="ro2">
          <table:table-cell table:number-columns-repeated="15"/>
          <table:table-cell table:formula="of:=[.P367]+10" office:value-type="float" office:value="3621">
            <text:p>3621</text:p>
          </table:table-cell>
          <table:table-cell table:formula="of:=([.P368]^3)*[.M$19]+([.P368]^2)*[.M$20]+[.P368]*[.M$21]" office:value-type="float" office:value="186142.04472012">
            <text:p>186142,04472012</text:p>
          </table:table-cell>
        </table:table-row>
        <table:table-row table:style-name="ro2">
          <table:table-cell table:number-columns-repeated="15"/>
          <table:table-cell table:formula="of:=[.P368]+10" office:value-type="float" office:value="3631">
            <text:p>3631</text:p>
          </table:table-cell>
          <table:table-cell table:formula="of:=([.P369]^3)*[.M$19]+([.P369]^2)*[.M$20]+[.P369]*[.M$21]" office:value-type="float" office:value="187688.35843772">
            <text:p>187688,35843772</text:p>
          </table:table-cell>
        </table:table-row>
        <table:table-row table:style-name="ro2">
          <table:table-cell table:number-columns-repeated="15"/>
          <table:table-cell table:formula="of:=[.P369]+10" office:value-type="float" office:value="3641">
            <text:p>3641</text:p>
          </table:table-cell>
          <table:table-cell table:formula="of:=([.P370]^3)*[.M$19]+([.P370]^2)*[.M$20]+[.P370]*[.M$21]" office:value-type="float" office:value="189243.21246732">
            <text:p>189243,21246732</text:p>
          </table:table-cell>
        </table:table-row>
        <table:table-row table:style-name="ro2">
          <table:table-cell table:number-columns-repeated="15"/>
          <table:table-cell table:formula="of:=[.P370]+10" office:value-type="float" office:value="3651">
            <text:p>3651</text:p>
          </table:table-cell>
          <table:table-cell table:formula="of:=([.P371]^3)*[.M$19]+([.P371]^2)*[.M$20]+[.P371]*[.M$21]" office:value-type="float" office:value="190806.63032892">
            <text:p>190806,63032892</text:p>
          </table:table-cell>
        </table:table-row>
        <table:table-row table:style-name="ro2">
          <table:table-cell table:number-columns-repeated="15"/>
          <table:table-cell table:formula="of:=[.P371]+10" office:value-type="float" office:value="3661">
            <text:p>3661</text:p>
          </table:table-cell>
          <table:table-cell table:formula="of:=([.P372]^3)*[.M$19]+([.P372]^2)*[.M$20]+[.P372]*[.M$21]" office:value-type="float" office:value="192378.63554252">
            <text:p>192378,63554252</text:p>
          </table:table-cell>
        </table:table-row>
        <table:table-row table:style-name="ro2">
          <table:table-cell table:number-columns-repeated="15"/>
          <table:table-cell table:formula="of:=[.P372]+10" office:value-type="float" office:value="3671">
            <text:p>3671</text:p>
          </table:table-cell>
          <table:table-cell table:formula="of:=([.P373]^3)*[.M$19]+([.P373]^2)*[.M$20]+[.P373]*[.M$21]" office:value-type="float" office:value="193959.25162812">
            <text:p>193959,25162812</text:p>
          </table:table-cell>
        </table:table-row>
        <table:table-row table:style-name="ro2">
          <table:table-cell table:number-columns-repeated="15"/>
          <table:table-cell table:formula="of:=[.P373]+10" office:value-type="float" office:value="3681">
            <text:p>3681</text:p>
          </table:table-cell>
          <table:table-cell table:formula="of:=([.P374]^3)*[.M$19]+([.P374]^2)*[.M$20]+[.P374]*[.M$21]" office:value-type="float" office:value="195548.50210572">
            <text:p>195548,50210572</text:p>
          </table:table-cell>
        </table:table-row>
        <table:table-row table:style-name="ro2">
          <table:table-cell table:number-columns-repeated="15"/>
          <table:table-cell table:formula="of:=[.P374]+10" office:value-type="float" office:value="3691">
            <text:p>3691</text:p>
          </table:table-cell>
          <table:table-cell table:formula="of:=([.P375]^3)*[.M$19]+([.P375]^2)*[.M$20]+[.P375]*[.M$21]" office:value-type="float" office:value="197146.41049532">
            <text:p>197146,41049532</text:p>
          </table:table-cell>
        </table:table-row>
        <table:table-row table:style-name="ro2">
          <table:table-cell table:number-columns-repeated="15"/>
          <table:table-cell table:formula="of:=[.P375]+10" office:value-type="float" office:value="3701">
            <text:p>3701</text:p>
          </table:table-cell>
          <table:table-cell table:formula="of:=([.P376]^3)*[.M$19]+([.P376]^2)*[.M$20]+[.P376]*[.M$21]" office:value-type="float" office:value="198753.00031692">
            <text:p>198753,00031692</text:p>
          </table:table-cell>
        </table:table-row>
        <table:table-row table:style-name="ro2">
          <table:table-cell table:number-columns-repeated="15"/>
          <table:table-cell table:formula="of:=[.P376]+10" office:value-type="float" office:value="3711">
            <text:p>3711</text:p>
          </table:table-cell>
          <table:table-cell table:formula="of:=([.P377]^3)*[.M$19]+([.P377]^2)*[.M$20]+[.P377]*[.M$21]" office:value-type="float" office:value="200368.29509052">
            <text:p>200368,29509052</text:p>
          </table:table-cell>
        </table:table-row>
        <table:table-row table:style-name="ro2">
          <table:table-cell table:number-columns-repeated="15"/>
          <table:table-cell table:formula="of:=[.P377]+10" office:value-type="float" office:value="3721">
            <text:p>3721</text:p>
          </table:table-cell>
          <table:table-cell table:formula="of:=([.P378]^3)*[.M$19]+([.P378]^2)*[.M$20]+[.P378]*[.M$21]" office:value-type="float" office:value="201992.31833612">
            <text:p>201992,31833612</text:p>
          </table:table-cell>
        </table:table-row>
        <table:table-row table:style-name="ro2">
          <table:table-cell table:number-columns-repeated="15"/>
          <table:table-cell table:formula="of:=[.P378]+10" office:value-type="float" office:value="3731">
            <text:p>3731</text:p>
          </table:table-cell>
          <table:table-cell table:formula="of:=([.P379]^3)*[.M$19]+([.P379]^2)*[.M$20]+[.P379]*[.M$21]" office:value-type="float" office:value="203625.09357372">
            <text:p>203625,09357372</text:p>
          </table:table-cell>
        </table:table-row>
        <table:table-row table:style-name="ro2">
          <table:table-cell table:number-columns-repeated="15"/>
          <table:table-cell table:formula="of:=[.P379]+10" office:value-type="float" office:value="3741">
            <text:p>3741</text:p>
          </table:table-cell>
          <table:table-cell table:formula="of:=([.P380]^3)*[.M$19]+([.P380]^2)*[.M$20]+[.P380]*[.M$21]" office:value-type="float" office:value="205266.64432332">
            <text:p>205266,64432332</text:p>
          </table:table-cell>
        </table:table-row>
        <table:table-row table:style-name="ro2">
          <table:table-cell table:number-columns-repeated="15"/>
          <table:table-cell table:formula="of:=[.P380]+10" office:value-type="float" office:value="3751">
            <text:p>3751</text:p>
          </table:table-cell>
          <table:table-cell table:formula="of:=([.P381]^3)*[.M$19]+([.P381]^2)*[.M$20]+[.P381]*[.M$21]" office:value-type="float" office:value="206916.99410492">
            <text:p>206916,99410492</text:p>
          </table:table-cell>
        </table:table-row>
        <table:table-row table:style-name="ro2">
          <table:table-cell table:number-columns-repeated="15"/>
          <table:table-cell table:formula="of:=[.P381]+10" office:value-type="float" office:value="3761">
            <text:p>3761</text:p>
          </table:table-cell>
          <table:table-cell table:formula="of:=([.P382]^3)*[.M$19]+([.P382]^2)*[.M$20]+[.P382]*[.M$21]" office:value-type="float" office:value="208576.16643852">
            <text:p>208576,16643852</text:p>
          </table:table-cell>
        </table:table-row>
        <table:table-row table:style-name="ro2">
          <table:table-cell table:number-columns-repeated="15"/>
          <table:table-cell table:formula="of:=[.P382]+10" office:value-type="float" office:value="3771">
            <text:p>3771</text:p>
          </table:table-cell>
          <table:table-cell table:formula="of:=([.P383]^3)*[.M$19]+([.P383]^2)*[.M$20]+[.P383]*[.M$21]" office:value-type="float" office:value="210244.18484412">
            <text:p>210244,18484412</text:p>
          </table:table-cell>
        </table:table-row>
        <table:table-row table:style-name="ro2">
          <table:table-cell table:number-columns-repeated="15"/>
          <table:table-cell table:formula="of:=[.P383]+10" office:value-type="float" office:value="3781">
            <text:p>3781</text:p>
          </table:table-cell>
          <table:table-cell table:formula="of:=([.P384]^3)*[.M$19]+([.P384]^2)*[.M$20]+[.P384]*[.M$21]" office:value-type="float" office:value="211921.07284172">
            <text:p>211921,07284172</text:p>
          </table:table-cell>
        </table:table-row>
        <table:table-row table:style-name="ro2">
          <table:table-cell table:number-columns-repeated="15"/>
          <table:table-cell table:formula="of:=[.P384]+10" office:value-type="float" office:value="3791">
            <text:p>3791</text:p>
          </table:table-cell>
          <table:table-cell table:formula="of:=([.P385]^3)*[.M$19]+([.P385]^2)*[.M$20]+[.P385]*[.M$21]" office:value-type="float" office:value="213606.85395132">
            <text:p>213606,85395132</text:p>
          </table:table-cell>
        </table:table-row>
        <table:table-row table:style-name="ro2">
          <table:table-cell table:number-columns-repeated="15"/>
          <table:table-cell table:formula="of:=[.P385]+10" office:value-type="float" office:value="3801">
            <text:p>3801</text:p>
          </table:table-cell>
          <table:table-cell table:formula="of:=([.P386]^3)*[.M$19]+([.P386]^2)*[.M$20]+[.P386]*[.M$21]" office:value-type="float" office:value="215301.55169292">
            <text:p>215301,55169292</text:p>
          </table:table-cell>
        </table:table-row>
        <table:table-row table:style-name="ro2">
          <table:table-cell table:number-columns-repeated="15"/>
          <table:table-cell table:formula="of:=[.P386]+10" office:value-type="float" office:value="3811">
            <text:p>3811</text:p>
          </table:table-cell>
          <table:table-cell table:formula="of:=([.P387]^3)*[.M$19]+([.P387]^2)*[.M$20]+[.P387]*[.M$21]" office:value-type="float" office:value="217005.18958652">
            <text:p>217005,18958652</text:p>
          </table:table-cell>
        </table:table-row>
        <table:table-row table:style-name="ro2">
          <table:table-cell table:number-columns-repeated="15"/>
          <table:table-cell table:formula="of:=[.P387]+10" office:value-type="float" office:value="3821">
            <text:p>3821</text:p>
          </table:table-cell>
          <table:table-cell table:formula="of:=([.P388]^3)*[.M$19]+([.P388]^2)*[.M$20]+[.P388]*[.M$21]" office:value-type="float" office:value="218717.79115212">
            <text:p>218717,79115212</text:p>
          </table:table-cell>
        </table:table-row>
        <table:table-row table:style-name="ro2">
          <table:table-cell table:number-columns-repeated="15"/>
          <table:table-cell table:formula="of:=[.P388]+10" office:value-type="float" office:value="3831">
            <text:p>3831</text:p>
          </table:table-cell>
          <table:table-cell table:formula="of:=([.P389]^3)*[.M$19]+([.P389]^2)*[.M$20]+[.P389]*[.M$21]" office:value-type="float" office:value="220439.37990972">
            <text:p>220439,37990972</text:p>
          </table:table-cell>
        </table:table-row>
        <table:table-row table:style-name="ro2">
          <table:table-cell table:number-columns-repeated="15"/>
          <table:table-cell table:formula="of:=[.P389]+10" office:value-type="float" office:value="3841">
            <text:p>3841</text:p>
          </table:table-cell>
          <table:table-cell table:formula="of:=([.P390]^3)*[.M$19]+([.P390]^2)*[.M$20]+[.P390]*[.M$21]" office:value-type="float" office:value="222169.97937932">
            <text:p>222169,97937932</text:p>
          </table:table-cell>
        </table:table-row>
        <table:table-row table:style-name="ro2">
          <table:table-cell table:number-columns-repeated="15"/>
          <table:table-cell table:formula="of:=[.P390]+10" office:value-type="float" office:value="3851">
            <text:p>3851</text:p>
          </table:table-cell>
          <table:table-cell table:formula="of:=([.P391]^3)*[.M$19]+([.P391]^2)*[.M$20]+[.P391]*[.M$21]" office:value-type="float" office:value="223909.61308092">
            <text:p>223909,61308092</text:p>
          </table:table-cell>
        </table:table-row>
        <table:table-row table:style-name="ro2">
          <table:table-cell table:number-columns-repeated="15"/>
          <table:table-cell table:formula="of:=[.P391]+10" office:value-type="float" office:value="3861">
            <text:p>3861</text:p>
          </table:table-cell>
          <table:table-cell table:formula="of:=([.P392]^3)*[.M$19]+([.P392]^2)*[.M$20]+[.P392]*[.M$21]" office:value-type="float" office:value="225658.30453452">
            <text:p>225658,30453452</text:p>
          </table:table-cell>
        </table:table-row>
        <table:table-row table:style-name="ro2">
          <table:table-cell table:number-columns-repeated="15"/>
          <table:table-cell table:formula="of:=[.P392]+10" office:value-type="float" office:value="3871">
            <text:p>3871</text:p>
          </table:table-cell>
          <table:table-cell table:formula="of:=([.P393]^3)*[.M$19]+([.P393]^2)*[.M$20]+[.P393]*[.M$21]" office:value-type="float" office:value="227416.07726012">
            <text:p>227416,07726012</text:p>
          </table:table-cell>
        </table:table-row>
        <table:table-row table:style-name="ro2">
          <table:table-cell table:number-columns-repeated="15"/>
          <table:table-cell table:formula="of:=[.P393]+10" office:value-type="float" office:value="3881">
            <text:p>3881</text:p>
          </table:table-cell>
          <table:table-cell table:formula="of:=([.P394]^3)*[.M$19]+([.P394]^2)*[.M$20]+[.P394]*[.M$21]" office:value-type="float" office:value="229182.95477772">
            <text:p>229182,95477772</text:p>
          </table:table-cell>
        </table:table-row>
        <table:table-row table:style-name="ro2">
          <table:table-cell table:number-columns-repeated="15"/>
          <table:table-cell table:formula="of:=[.P394]+10" office:value-type="float" office:value="3891">
            <text:p>3891</text:p>
          </table:table-cell>
          <table:table-cell table:formula="of:=([.P395]^3)*[.M$19]+([.P395]^2)*[.M$20]+[.P395]*[.M$21]" office:value-type="float" office:value="230958.96060732">
            <text:p>230958,96060732</text:p>
          </table:table-cell>
        </table:table-row>
        <table:table-row table:style-name="ro2">
          <table:table-cell table:number-columns-repeated="15"/>
          <table:table-cell table:formula="of:=[.P395]+10" office:value-type="float" office:value="3901">
            <text:p>3901</text:p>
          </table:table-cell>
          <table:table-cell table:formula="of:=([.P396]^3)*[.M$19]+([.P396]^2)*[.M$20]+[.P396]*[.M$21]" office:value-type="float" office:value="232744.11826892">
            <text:p>232744,11826892</text:p>
          </table:table-cell>
        </table:table-row>
        <table:table-row table:style-name="ro2">
          <table:table-cell table:number-columns-repeated="15"/>
          <table:table-cell table:formula="of:=[.P396]+10" office:value-type="float" office:value="3911">
            <text:p>3911</text:p>
          </table:table-cell>
          <table:table-cell table:formula="of:=([.P397]^3)*[.M$19]+([.P397]^2)*[.M$20]+[.P397]*[.M$21]" office:value-type="float" office:value="234538.45128252">
            <text:p>234538,45128252</text:p>
          </table:table-cell>
        </table:table-row>
        <table:table-row table:style-name="ro2">
          <table:table-cell table:number-columns-repeated="15"/>
          <table:table-cell table:formula="of:=[.P397]+10" office:value-type="float" office:value="3921">
            <text:p>3921</text:p>
          </table:table-cell>
          <table:table-cell table:formula="of:=([.P398]^3)*[.M$19]+([.P398]^2)*[.M$20]+[.P398]*[.M$21]" office:value-type="float" office:value="236341.98316812">
            <text:p>236341,98316812</text:p>
          </table:table-cell>
        </table:table-row>
        <table:table-row table:style-name="ro2">
          <table:table-cell table:number-columns-repeated="15"/>
          <table:table-cell table:formula="of:=[.P398]+10" office:value-type="float" office:value="3931">
            <text:p>3931</text:p>
          </table:table-cell>
          <table:table-cell table:formula="of:=([.P399]^3)*[.M$19]+([.P399]^2)*[.M$20]+[.P399]*[.M$21]" office:value-type="float" office:value="238154.73744572">
            <text:p>238154,73744572</text:p>
          </table:table-cell>
        </table:table-row>
        <table:table-row table:style-name="ro2">
          <table:table-cell table:number-columns-repeated="15"/>
          <table:table-cell table:formula="of:=[.P399]+10" office:value-type="float" office:value="3941">
            <text:p>3941</text:p>
          </table:table-cell>
          <table:table-cell table:formula="of:=([.P400]^3)*[.M$19]+([.P400]^2)*[.M$20]+[.P400]*[.M$21]" office:value-type="float" office:value="239976.73763532">
            <text:p>239976,73763532</text:p>
          </table:table-cell>
        </table:table-row>
        <table:table-row table:style-name="ro2">
          <table:table-cell table:number-columns-repeated="15"/>
          <table:table-cell table:formula="of:=[.P400]+10" office:value-type="float" office:value="3951">
            <text:p>3951</text:p>
          </table:table-cell>
          <table:table-cell table:formula="of:=([.P401]^3)*[.M$19]+([.P401]^2)*[.M$20]+[.P401]*[.M$21]" office:value-type="float" office:value="241808.00725692">
            <text:p>241808,00725692</text:p>
          </table:table-cell>
        </table:table-row>
        <table:table-row table:style-name="ro2">
          <table:table-cell table:number-columns-repeated="15"/>
          <table:table-cell table:formula="of:=[.P401]+10" office:value-type="float" office:value="3961">
            <text:p>3961</text:p>
          </table:table-cell>
          <table:table-cell table:formula="of:=([.P402]^3)*[.M$19]+([.P402]^2)*[.M$20]+[.P402]*[.M$21]" office:value-type="float" office:value="243648.56983052">
            <text:p>243648,56983052</text:p>
          </table:table-cell>
        </table:table-row>
        <table:table-row table:style-name="ro2">
          <table:table-cell table:number-columns-repeated="15"/>
          <table:table-cell table:formula="of:=[.P402]+10" office:value-type="float" office:value="3971">
            <text:p>3971</text:p>
          </table:table-cell>
          <table:table-cell table:formula="of:=([.P403]^3)*[.M$19]+([.P403]^2)*[.M$20]+[.P403]*[.M$21]" office:value-type="float" office:value="245498.44887612">
            <text:p>245498,44887612</text:p>
          </table:table-cell>
        </table:table-row>
        <table:table-row table:style-name="ro2">
          <table:table-cell table:number-columns-repeated="15"/>
          <table:table-cell table:formula="of:=[.P403]+10" office:value-type="float" office:value="3981">
            <text:p>3981</text:p>
          </table:table-cell>
          <table:table-cell table:formula="of:=([.P404]^3)*[.M$19]+([.P404]^2)*[.M$20]+[.P404]*[.M$21]" office:value-type="float" office:value="247357.66791372">
            <text:p>247357,66791372</text:p>
          </table:table-cell>
        </table:table-row>
        <table:table-row table:style-name="ro2">
          <table:table-cell table:number-columns-repeated="15"/>
          <table:table-cell table:formula="of:=[.P404]+10" office:value-type="float" office:value="3991">
            <text:p>3991</text:p>
          </table:table-cell>
          <table:table-cell table:formula="of:=([.P405]^3)*[.M$19]+([.P405]^2)*[.M$20]+[.P405]*[.M$21]" office:value-type="float" office:value="249226.25046332">
            <text:p>249226,25046332</text:p>
          </table:table-cell>
        </table:table-row>
        <table:table-row table:style-name="ro2">
          <table:table-cell table:number-columns-repeated="15"/>
          <table:table-cell table:formula="of:=[.P405]+10" office:value-type="float" office:value="4001">
            <text:p>4001</text:p>
          </table:table-cell>
          <table:table-cell table:formula="of:=([.P406]^3)*[.M$19]+([.P406]^2)*[.M$20]+[.P406]*[.M$21]" office:value-type="float" office:value="251104.22004492">
            <text:p>251104,22004492</text:p>
          </table:table-cell>
        </table:table-row>
        <table:table-row table:style-name="ro2" table:number-rows-repeated="10481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Algo3" table:style-name="ta1">
        <table:shapes>
          <draw:frame draw:z-index="0" draw:style-name="gr1" svg:width="35.746cm" svg:height="13.716cm" svg:x="0.167cm" svg:y="18.572cm">
            <draw:object draw:notify-on-update-of-ranges="Algo3.A2:Algo3.A15 Algo3.A2:Algo3.A15 Algo3.C1:Algo3.C1 Algo3.C2:Algo3.C15 Algo3.A2:Algo3.A15 Algo3.D1:Algo3.D1 Algo3.D2:Algo3.D15 Algo3.A2:Algo3.A15 Algo3.E1:Algo3.E1 Algo3.E2:Algo3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35.746cm" svg:height="13.716cm" svg:x="45.086cm" svg:y="17.719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35.885cm" svg:height="14.063cm" svg:x="0.501cm" svg:y="18.36cm">
            <draw:object draw:notify-on-update-of-ranges="Algo3.A2:Algo3.A15 Algo3.D1:Algo3.D1 Algo3.D2:Algo3.D15 Algo3.K2:Algo3.K202 Algo3.F1:Algo3.F1 Algo3.L2:Algo3.L2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Default"/>
        <table:table-column table:style-name="co3" table:default-cell-style-name="ce17"/>
        <table:table-row table:style-name="ro1">
          <table:table-cell office:value-type="string">
            <text:p>Taille des données (n)</text:p>
          </table:table-cell>
          <table:table-cell office:value-type="string">
            <text:p>Nb tests</text:p>
          </table:table-cell>
          <table:table-cell office:value-type="string">
            <text:p>Temps minimum</text:p>
          </table:table-cell>
          <table:table-cell office:value-type="string">
            <text:p>Temps maximum</text:p>
          </table:table-cell>
          <table:table-cell office:value-type="string">
            <text:p>Temps moyen</text:p>
          </table:table-cell>
          <table:table-cell office:value-type="string">
            <text:p>interpolation</text:p>
          </table:table-cell>
          <table:table-cell office:value-type="string">
            <text:p>ECCART</text:p>
          </table:table-cell>
          <table:table-cell office:value-type="string">
            <text:p>Temps moyen(pondere)</text:p>
          </table:table-cell>
          <table:table-cell office:value-type="string">
            <text:p>Aléatoire ?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0000">
            <text:p>1000000</text:p>
          </table:table-cell>
          <table:table-cell table:number-columns-repeated="3" office:value-type="float" office:value="0">
            <text:p>0,000s</text:p>
          </table:table-cell>
          <table:table-cell table:style-name="ce13" table:formula="of:=([.A2]^3)*[.H$17]+([.A2]^2)*[.H$18]+[.A2]*[.H$19]" office:value-type="float" office:value="0.0000030042">
            <text:p>0,0000030042 s</text:p>
          </table:table-cell>
          <table:table-cell table:formula="of:=[.D2]-[.F2]" office:value-type="float" office:value="-0.0000030042">
            <text:p>-0,0000030042 ms</text:p>
          </table:table-cell>
          <table:table-cell/>
          <table:table-cell office:value-type="string">
            <text:p>NON</text:p>
          </table:table-cell>
          <table:table-cell/>
          <table:table-cell office:value-type="float" office:value="1">
            <text:p>1</text:p>
          </table:table-cell>
          <table:table-cell table:style-name="ce18" table:formula="of:=([.K2]^3)*[.H$17]+([.K2]^2)*[.H$18]+[.K2]*[.H$19]" office:value-type="float" office:value="0.0000030042">
            <text:p>3,00E-00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600000">
            <text:p>13600000</text:p>
          </table:table-cell>
          <table:table-cell table:number-columns-repeated="3" office:value-type="float" office:value="0">
            <text:p>0,000s</text:p>
          </table:table-cell>
          <table:table-cell table:style-name="ce13" table:formula="of:=([.A3]^3)*[.H$17]+([.A3]^2)*[.H$18]+[.A3]*[.H$19]" office:value-type="float" office:value="0.0000060332">
            <text:p>0,0000060332 s</text:p>
          </table:table-cell>
          <table:table-cell table:formula="of:=[.D3]-[.F3]" office:value-type="float" office:value="-0.0000060332">
            <text:p>-0,0000060332 ms</text:p>
          </table:table-cell>
          <table:table-cell table:formula="of:=[.E3]/#REF!" office:value-type="float" office:value="0">
            <text:p>#REF !</text:p>
          </table:table-cell>
          <table:table-cell office:value-type="string">
            <text:p>NON</text:p>
          </table:table-cell>
          <table:table-cell/>
          <table:table-cell table:formula="of:=[.K2]+10" office:value-type="float" office:value="11">
            <text:p>11</text:p>
          </table:table-cell>
          <table:table-cell table:style-name="ce18" table:formula="of:=([.K3]^3)*[.H$17]+([.K3]^2)*[.H$18]+[.K3]*[.H$19]" office:value-type="float" office:value="0.0000384692">
            <text:p>3,85E-00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8960000">
            <text:p>328960000</text:p>
          </table:table-cell>
          <table:table-cell table:number-columns-repeated="3" office:value-type="float" office:value="0">
            <text:p>0,000s</text:p>
          </table:table-cell>
          <table:table-cell table:style-name="ce13" table:formula="of:=([.A4]^3)*[.H$17]+([.A4]^2)*[.H$18]+[.A4]*[.H$19]" office:value-type="float" office:value="0.000012264">
            <text:p>0,000012264 s</text:p>
          </table:table-cell>
          <table:table-cell table:formula="of:=[.D4]-[.F4]" office:value-type="float" office:value="-0.000012264">
            <text:p>-0,000012264 ms</text:p>
          </table:table-cell>
          <table:table-cell table:formula="of:=[.E4]/#REF!" office:value-type="float" office:value="0">
            <text:p>#REF !</text:p>
          </table:table-cell>
          <table:table-cell office:value-type="string">
            <text:p>NON</text:p>
          </table:table-cell>
          <table:table-cell/>
          <table:table-cell table:formula="of:=[.K3]+10" office:value-type="float" office:value="21">
            <text:p>21</text:p>
          </table:table-cell>
          <table:table-cell table:style-name="ce18" table:formula="of:=([.K4]^3)*[.H$17]+([.K4]^2)*[.H$18]+[.K4]*[.H$19]" office:value-type="float" office:value="0.0001010142">
            <text:p>1,01E-00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050000">
            <text:p>43050000</text:p>
          </table:table-cell>
          <table:table-cell table:number-columns-repeated="3" office:value-type="float" office:value="0">
            <text:p>0,000s</text:p>
          </table:table-cell>
          <table:table-cell table:style-name="ce13" table:formula="of:=([.A5]^3)*[.H$17]+([.A5]^2)*[.H$18]+[.A5]*[.H$19]" office:value-type="float" office:value="0.0000261056">
            <text:p>0,0000261056 s</text:p>
          </table:table-cell>
          <table:table-cell table:formula="of:=[.D5]-[.F5]" office:value-type="float" office:value="-0.0000261056">
            <text:p>-0,0000261056 ms</text:p>
          </table:table-cell>
          <table:table-cell table:formula="of:=[.E5]/#REF!" office:value-type="float" office:value="0">
            <text:p>#REF !</text:p>
          </table:table-cell>
          <table:table-cell table:number-columns-repeated="2"/>
          <table:table-cell table:formula="of:=[.K4]+10" office:value-type="float" office:value="31">
            <text:p>31</text:p>
          </table:table-cell>
          <table:table-cell table:style-name="ce18" table:formula="of:=([.K5]^3)*[.H$17]+([.K5]^2)*[.H$18]+[.K5]*[.H$19]" office:value-type="float" office:value="0.0002152392">
            <text:p>2,15E-0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040000">
            <text:p>25040000</text:p>
          </table:table-cell>
          <table:table-cell table:number-columns-repeated="3" office:value-type="float" office:value="0">
            <text:p>0,000s</text:p>
          </table:table-cell>
          <table:table-cell table:style-name="ce13" table:formula="of:=([.A6]^3)*[.H$17]+([.A6]^2)*[.H$18]+[.A6]*[.H$19]" office:value-type="float" office:value="0.00003411">
            <text:p>0,00003411 s</text:p>
          </table:table-cell>
          <table:table-cell table:formula="of:=[.D6]-[.F6]" office:value-type="float" office:value="-0.00003411">
            <text:p>-0,00003411 ms</text:p>
          </table:table-cell>
          <table:table-cell table:formula="of:=[.E6]/#REF!" office:value-type="float" office:value="0">
            <text:p>#REF !</text:p>
          </table:table-cell>
          <table:table-cell table:number-columns-repeated="2"/>
          <table:table-cell table:formula="of:=[.K5]+10" office:value-type="float" office:value="41">
            <text:p>41</text:p>
          </table:table-cell>
          <table:table-cell table:style-name="ce18" table:formula="of:=([.K6]^3)*[.H$17]+([.K6]^2)*[.H$18]+[.K6]*[.H$19]" office:value-type="float" office:value="0.0004057442">
            <text:p>4,06E-00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987800">
            <text:p>3987800</text:p>
          </table:table-cell>
          <table:table-cell table:number-columns-repeated="3" office:value-type="float" office:value="0">
            <text:p>0,000s</text:p>
          </table:table-cell>
          <table:table-cell table:style-name="ce13" table:formula="of:=([.A7]^3)*[.H$17]+([.A7]^2)*[.H$18]+[.A7]*[.H$19]" office:value-type="float" office:value="0.00009284">
            <text:p>0,00009284 s</text:p>
          </table:table-cell>
          <table:table-cell table:formula="of:=[.D7]-[.F7]" office:value-type="float" office:value="-0.00009284">
            <text:p>-0,00009284 ms</text:p>
          </table:table-cell>
          <table:table-cell table:number-columns-repeated="3"/>
          <table:table-cell table:formula="of:=[.K6]+10" office:value-type="float" office:value="51">
            <text:p>51</text:p>
          </table:table-cell>
          <table:table-cell table:style-name="ce18" table:formula="of:=([.K7]^3)*[.H$17]+([.K7]^2)*[.H$18]+[.K7]*[.H$19]" office:value-type="float" office:value="0.0006971292">
            <text:p>6,97E-00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79700">
            <text:p>579700</text:p>
          </table:table-cell>
          <table:table-cell table:number-columns-repeated="3" office:value-type="float" office:value="0">
            <text:p>0,000s</text:p>
          </table:table-cell>
          <table:table-cell table:style-name="ce13" table:formula="of:=([.A8]^3)*[.H$17]+([.A8]^2)*[.H$18]+[.A8]*[.H$19]" office:value-type="float" office:value="0.00038256">
            <text:p>0,00038256 s</text:p>
          </table:table-cell>
          <table:table-cell table:formula="of:=[.D8]-[.F8]" office:value-type="float" office:value="-0.00038256">
            <text:p>-0,00038256 ms</text:p>
          </table:table-cell>
          <table:table-cell table:number-columns-repeated="3"/>
          <table:table-cell table:formula="of:=[.K7]+10" office:value-type="float" office:value="61">
            <text:p>61</text:p>
          </table:table-cell>
          <table:table-cell table:style-name="ce18" table:formula="of:=([.K8]^3)*[.H$17]+([.K8]^2)*[.H$18]+[.K8]*[.H$19]" office:value-type="float" office:value="0.0011139942">
            <text:p>1,11E-00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9300">
            <text:p>79300</text:p>
          </table:table-cell>
          <table:table-cell table:number-columns-repeated="3" office:value-type="float" office:value="0.002">
            <text:p>0,002s</text:p>
          </table:table-cell>
          <table:table-cell table:style-name="ce13" table:formula="of:=([.A9]^3)*[.H$17]+([.A9]^2)*[.H$18]+[.A9]*[.H$19]" office:value-type="float" office:value="0.00233984">
            <text:p>0,00233984 s</text:p>
          </table:table-cell>
          <table:table-cell table:formula="of:=[.D9]-[.F9]" office:value-type="float" office:value="-0.000339840000000001">
            <text:p>-0,000339840000000001 ms</text:p>
          </table:table-cell>
          <table:table-cell table:number-columns-repeated="3"/>
          <table:table-cell table:formula="of:=[.K8]+10" office:value-type="float" office:value="71">
            <text:p>71</text:p>
          </table:table-cell>
          <table:table-cell table:style-name="ce18" table:formula="of:=([.K9]^3)*[.H$17]+([.K9]^2)*[.H$18]+[.K9]*[.H$19]" office:value-type="float" office:value="0.0016809392">
            <text:p>1,68E-00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1190">
            <text:p>41190</text:p>
          </table:table-cell>
          <table:table-cell office:value-type="float" office:value="0.003">
            <text:p>0,003s</text:p>
          </table:table-cell>
          <table:table-cell office:value-type="float" office:value="0.005">
            <text:p>0,005s</text:p>
          </table:table-cell>
          <table:table-cell office:value-type="float" office:value="0.004">
            <text:p>0,004s</text:p>
          </table:table-cell>
          <table:table-cell table:style-name="ce13" table:formula="of:=([.A10]^3)*[.H$17]+([.A10]^2)*[.H$18]+[.A10]*[.H$19]" office:value-type="float" office:value="0.004401">
            <text:p>0,004401 s</text:p>
          </table:table-cell>
          <table:table-cell table:formula="of:=[.D10]-[.F10]" office:value-type="float" office:value="0.000599">
            <text:p>0,000599 ms</text:p>
          </table:table-cell>
          <table:table-cell table:number-columns-repeated="3"/>
          <table:table-cell table:formula="of:=[.K9]+10" office:value-type="float" office:value="81">
            <text:p>81</text:p>
          </table:table-cell>
          <table:table-cell table:style-name="ce18" table:formula="of:=([.K10]^3)*[.H$17]+([.K10]^2)*[.H$18]+[.K10]*[.H$19]" office:value-type="float" office:value="0.0024225642">
            <text:p>2,42E-00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5276">
            <text:p>5276</text:p>
          </table:table-cell>
          <table:table-cell office:value-type="float" office:value="0.028">
            <text:p>0,028s</text:p>
          </table:table-cell>
          <table:table-cell office:value-type="float" office:value="0.037">
            <text:p>0,037s</text:p>
          </table:table-cell>
          <table:table-cell office:value-type="float" office:value="0.034">
            <text:p>0,034s</text:p>
          </table:table-cell>
          <table:table-cell table:style-name="ce13" table:formula="of:=([.A11]^3)*[.H$17]+([.A11]^2)*[.H$18]+[.A11]*[.H$19]" office:value-type="float" office:value="0.033404">
            <text:p>0,033404 s</text:p>
          </table:table-cell>
          <table:table-cell table:formula="of:=[.D11]-[.F11]" office:value-type="float" office:value="0.00359599999999999">
            <text:p>0,00359599999999999 ms</text:p>
          </table:table-cell>
          <table:table-cell table:number-columns-repeated="3"/>
          <table:table-cell table:formula="of:=[.K10]+10" office:value-type="float" office:value="91">
            <text:p>91</text:p>
          </table:table-cell>
          <table:table-cell table:style-name="ce18" table:formula="of:=([.K11]^3)*[.H$17]+([.K11]^2)*[.H$18]+[.K11]*[.H$19]" office:value-type="float" office:value="0.0033634692">
            <text:p>3,36E-003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665">
            <text:p>665</text:p>
          </table:table-cell>
          <table:table-cell office:value-type="float" office:value="0.26">
            <text:p>0,260s</text:p>
          </table:table-cell>
          <table:table-cell office:value-type="float" office:value="0.28">
            <text:p>0,280s</text:p>
          </table:table-cell>
          <table:table-cell office:value-type="float" office:value="0.271">
            <text:p>0,271s</text:p>
          </table:table-cell>
          <table:table-cell table:style-name="ce13" table:formula="of:=([.A12]^3)*[.H$17]+([.A12]^2)*[.H$18]+[.A12]*[.H$19]" office:value-type="float" office:value="0.263616">
            <text:p>0,263616 s</text:p>
          </table:table-cell>
          <table:table-cell table:formula="of:=[.D12]-[.F12]" office:value-type="float" office:value="0.016384">
            <text:p>0,016384 ms</text:p>
          </table:table-cell>
          <table:table-cell table:number-columns-repeated="3"/>
          <table:table-cell table:formula="of:=[.K11]+10" office:value-type="float" office:value="101">
            <text:p>101</text:p>
          </table:table-cell>
          <table:table-cell table:style-name="ce18" table:formula="of:=([.K12]^3)*[.H$17]+([.K12]^2)*[.H$18]+[.K12]*[.H$19]" office:value-type="float" office:value="0.0045282542">
            <text:p>4,53E-003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84">
            <text:p>84</text:p>
          </table:table-cell>
          <table:table-cell office:value-type="float" office:value="2.136">
            <text:p>2,136s</text:p>
          </table:table-cell>
          <table:table-cell office:value-type="float" office:value="2.2">
            <text:p>2,200s</text:p>
          </table:table-cell>
          <table:table-cell office:value-type="float" office:value="2.163">
            <text:p>2,163s</text:p>
          </table:table-cell>
          <table:table-cell table:style-name="ce13" table:formula="of:=([.A13]^3)*[.H$17]+([.A13]^2)*[.H$18]+[.A13]*[.H$19]" office:value-type="float" office:value="2.101664">
            <text:p>2,101664 s</text:p>
          </table:table-cell>
          <table:table-cell table:formula="of:=[.D13]-[.F13]" office:value-type="float" office:value="0.0983359999999998">
            <text:p>0,0983359999999998 ms</text:p>
          </table:table-cell>
          <table:table-cell table:number-columns-repeated="3"/>
          <table:table-cell table:formula="of:=[.K12]+10" office:value-type="float" office:value="111">
            <text:p>111</text:p>
          </table:table-cell>
          <table:table-cell table:style-name="ce18" table:formula="of:=([.K13]^3)*[.H$17]+([.K13]^2)*[.H$18]+[.K13]*[.H$19]" office:value-type="float" office:value="0.0059415192">
            <text:p>5,94E-003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3">
            <text:p>43</text:p>
          </table:table-cell>
          <table:table-cell office:value-type="float" office:value="4.2">
            <text:p>4,200s</text:p>
          </table:table-cell>
          <table:table-cell office:value-type="float" office:value="4.329">
            <text:p>4,329s</text:p>
          </table:table-cell>
          <table:table-cell office:value-type="float" office:value="4.265">
            <text:p>4,265s</text:p>
          </table:table-cell>
          <table:table-cell table:style-name="ce13" table:formula="of:=([.A14]^3)*[.H$17]+([.A14]^2)*[.H$18]+[.A14]*[.H$19]" office:value-type="float" office:value="4.1031">
            <text:p>4,1031 s</text:p>
          </table:table-cell>
          <table:table-cell table:formula="of:=[.D14]-[.F14]" office:value-type="float" office:value="0.225899999999999">
            <text:p>0,225899999999999 ms</text:p>
          </table:table-cell>
          <table:table-cell table:number-columns-repeated="3"/>
          <table:table-cell table:formula="of:=[.K13]+10" office:value-type="float" office:value="121">
            <text:p>121</text:p>
          </table:table-cell>
          <table:table-cell table:style-name="ce18" table:formula="of:=([.K14]^3)*[.H$17]+([.K14]^2)*[.H$18]+[.K14]*[.H$19]" office:value-type="float" office:value="0.0076278642">
            <text:p>7,63E-003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33.727">
            <text:p>33,727s</text:p>
          </table:table-cell>
          <table:table-cell office:value-type="float" office:value="34.134">
            <text:p>34,134s</text:p>
          </table:table-cell>
          <table:table-cell office:value-type="float" office:value="33.936">
            <text:p>33,936s</text:p>
          </table:table-cell>
          <table:table-cell table:style-name="ce13" table:formula="of:=([.A15]^3)*[.H$17]+([.A15]^2)*[.H$18]+[.A15]*[.H$19]" office:value-type="float" office:value="32.8064">
            <text:p>32,8064 s</text:p>
          </table:table-cell>
          <table:table-cell table:formula="of:=[.D15]-[.F15]" office:value-type="float" office:value="1.3276">
            <text:p>1,3276 ms</text:p>
          </table:table-cell>
          <table:table-cell table:number-columns-repeated="3"/>
          <table:table-cell table:formula="of:=[.K14]+10" office:value-type="float" office:value="131">
            <text:p>131</text:p>
          </table:table-cell>
          <table:table-cell table:style-name="ce18" table:formula="of:=([.K15]^3)*[.H$17]+([.K15]^2)*[.H$18]+[.K15]*[.H$19]" office:value-type="float" office:value="0.0096118892">
            <text:p>9,61E-003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string">
            <text:p>NR</text:p>
          </table:table-cell>
          <table:table-cell table:number-columns-repeated="8"/>
          <table:table-cell table:formula="of:=[.K15]+10" office:value-type="float" office:value="141">
            <text:p>141</text:p>
          </table:table-cell>
          <table:table-cell table:style-name="ce18" table:formula="of:=([.K16]^3)*[.H$17]+([.K16]^2)*[.H$18]+[.K16]*[.H$19]" office:value-type="float" office:value="0.0119181942">
            <text:p>1,19E-002</text:p>
          </table:table-cell>
        </table:table-row>
        <table:table-row table:style-name="ro2">
          <table:table-cell table:number-columns-repeated="6"/>
          <table:table-cell table:style-name="ce14" office:value-type="string">
            <text:p>ALPHA</text:p>
          </table:table-cell>
          <table:table-cell table:style-name="ce16" office:value-type="float" office:value="0.0000000041">
            <text:p>4,1E-009</text:p>
          </table:table-cell>
          <table:table-cell table:number-columns-repeated="2"/>
          <table:table-cell table:formula="of:=[.K16]+10" office:value-type="float" office:value="151">
            <text:p>151</text:p>
          </table:table-cell>
          <table:table-cell table:style-name="ce18" table:formula="of:=([.K17]^3)*[.H$17]+([.K17]^2)*[.H$18]+[.K17]*[.H$19]" office:value-type="float" office:value="0.0145713792">
            <text:p>1,46E-002</text:p>
          </table:table-cell>
        </table:table-row>
        <table:table-row table:style-name="ro2">
          <table:table-cell table:number-columns-repeated="6"/>
          <table:table-cell table:style-name="ce14" office:value-type="string">
            <text:p>BETA</text:p>
          </table:table-cell>
          <table:table-cell table:style-name="ce16" office:value-type="float" office:value="0.0000000001">
            <text:p>1E-010</text:p>
          </table:table-cell>
          <table:table-cell table:number-columns-repeated="2"/>
          <table:table-cell table:formula="of:=[.K17]+10" office:value-type="float" office:value="161">
            <text:p>161</text:p>
          </table:table-cell>
          <table:table-cell table:style-name="ce18" table:formula="of:=([.K18]^3)*[.H$17]+([.K18]^2)*[.H$18]+[.K18]*[.H$19]" office:value-type="float" office:value="0.0175960442">
            <text:p>1,76E-002</text:p>
          </table:table-cell>
        </table:table-row>
        <table:table-row table:style-name="ro2">
          <table:table-cell table:number-columns-repeated="6"/>
          <table:table-cell table:style-name="ce15" office:value-type="string">
            <text:p>GAMMA</text:p>
          </table:table-cell>
          <table:table-cell table:style-name="ce7" office:value-type="float" office:value="0.000003">
            <text:p>3,00E-006</text:p>
          </table:table-cell>
          <table:table-cell table:number-columns-repeated="2"/>
          <table:table-cell table:formula="of:=[.K18]+10" office:value-type="float" office:value="171">
            <text:p>171</text:p>
          </table:table-cell>
          <table:table-cell table:style-name="ce18" table:formula="of:=([.K19]^3)*[.H$17]+([.K19]^2)*[.H$18]+[.K19]*[.H$19]" office:value-type="float" office:value="0.0210167892">
            <text:p>2,10E-002</text:p>
          </table:table-cell>
        </table:table-row>
        <table:table-row table:style-name="ro2">
          <table:table-cell table:number-columns-repeated="10"/>
          <table:table-cell table:formula="of:=[.K19]+10" office:value-type="float" office:value="181">
            <text:p>181</text:p>
          </table:table-cell>
          <table:table-cell table:style-name="ce18" table:formula="of:=([.K20]^3)*[.H$17]+([.K20]^2)*[.H$18]+[.K20]*[.H$19]" office:value-type="float" office:value="0.0248582142">
            <text:p>2,49E-002</text:p>
          </table:table-cell>
        </table:table-row>
        <table:table-row table:style-name="ro2">
          <table:table-cell table:number-columns-repeated="10"/>
          <table:table-cell table:formula="of:=[.K20]+10" office:value-type="float" office:value="191">
            <text:p>191</text:p>
          </table:table-cell>
          <table:table-cell table:style-name="ce18" table:formula="of:=([.K21]^3)*[.H$17]+([.K21]^2)*[.H$18]+[.K21]*[.H$19]" office:value-type="float" office:value="0.0291449192">
            <text:p>2,91E-002</text:p>
          </table:table-cell>
        </table:table-row>
        <table:table-row table:style-name="ro2">
          <table:table-cell table:number-columns-repeated="10"/>
          <table:table-cell table:formula="of:=[.K21]+10" office:value-type="float" office:value="201">
            <text:p>201</text:p>
          </table:table-cell>
          <table:table-cell table:style-name="ce18" table:formula="of:=([.K22]^3)*[.H$17]+([.K22]^2)*[.H$18]+[.K22]*[.H$19]" office:value-type="float" office:value="0.0339015042">
            <text:p>3,39E-002</text:p>
          </table:table-cell>
        </table:table-row>
        <table:table-row table:style-name="ro2">
          <table:table-cell table:number-columns-repeated="10"/>
          <table:table-cell table:formula="of:=[.K22]+10" office:value-type="float" office:value="211">
            <text:p>211</text:p>
          </table:table-cell>
          <table:table-cell table:style-name="ce18" table:formula="of:=([.K23]^3)*[.H$17]+([.K23]^2)*[.H$18]+[.K23]*[.H$19]" office:value-type="float" office:value="0.0391525692">
            <text:p>3,92E-002</text:p>
          </table:table-cell>
        </table:table-row>
        <table:table-row table:style-name="ro2">
          <table:table-cell table:number-columns-repeated="10"/>
          <table:table-cell table:formula="of:=[.K23]+10" office:value-type="float" office:value="221">
            <text:p>221</text:p>
          </table:table-cell>
          <table:table-cell table:style-name="ce18" table:formula="of:=([.K24]^3)*[.H$17]+([.K24]^2)*[.H$18]+[.K24]*[.H$19]" office:value-type="float" office:value="0.0449227142">
            <text:p>4,49E-002</text:p>
          </table:table-cell>
        </table:table-row>
        <table:table-row table:style-name="ro2">
          <table:table-cell table:number-columns-repeated="10"/>
          <table:table-cell table:formula="of:=[.K24]+10" office:value-type="float" office:value="231">
            <text:p>231</text:p>
          </table:table-cell>
          <table:table-cell table:style-name="ce18" table:formula="of:=([.K25]^3)*[.H$17]+([.K25]^2)*[.H$18]+[.K25]*[.H$19]" office:value-type="float" office:value="0.0512365392">
            <text:p>5,12E-002</text:p>
          </table:table-cell>
        </table:table-row>
        <table:table-row table:style-name="ro2">
          <table:table-cell table:number-columns-repeated="10"/>
          <table:table-cell table:formula="of:=[.K25]+10" office:value-type="float" office:value="241">
            <text:p>241</text:p>
          </table:table-cell>
          <table:table-cell table:style-name="ce18" table:formula="of:=([.K26]^3)*[.H$17]+([.K26]^2)*[.H$18]+[.K26]*[.H$19]" office:value-type="float" office:value="0.0581186442">
            <text:p>5,81E-002</text:p>
          </table:table-cell>
        </table:table-row>
        <table:table-row table:style-name="ro2">
          <table:table-cell table:number-columns-repeated="10"/>
          <table:table-cell table:formula="of:=[.K26]+10" office:value-type="float" office:value="251">
            <text:p>251</text:p>
          </table:table-cell>
          <table:table-cell table:style-name="ce18" table:formula="of:=([.K27]^3)*[.H$17]+([.K27]^2)*[.H$18]+[.K27]*[.H$19]" office:value-type="float" office:value="0.0655936292">
            <text:p>6,56E-002</text:p>
          </table:table-cell>
        </table:table-row>
        <table:table-row table:style-name="ro2">
          <table:table-cell table:number-columns-repeated="10"/>
          <table:table-cell table:formula="of:=[.K27]+10" office:value-type="float" office:value="261">
            <text:p>261</text:p>
          </table:table-cell>
          <table:table-cell table:style-name="ce18" table:formula="of:=([.K28]^3)*[.H$17]+([.K28]^2)*[.H$18]+[.K28]*[.H$19]" office:value-type="float" office:value="0.0736860942">
            <text:p>7,37E-002</text:p>
          </table:table-cell>
        </table:table-row>
        <table:table-row table:style-name="ro2">
          <table:table-cell table:number-columns-repeated="10"/>
          <table:table-cell table:formula="of:=[.K28]+10" office:value-type="float" office:value="271">
            <text:p>271</text:p>
          </table:table-cell>
          <table:table-cell table:style-name="ce18" table:formula="of:=([.K29]^3)*[.H$17]+([.K29]^2)*[.H$18]+[.K29]*[.H$19]" office:value-type="float" office:value="0.0824206392">
            <text:p>8,24E-002</text:p>
          </table:table-cell>
        </table:table-row>
        <table:table-row table:style-name="ro2">
          <table:table-cell table:number-columns-repeated="10"/>
          <table:table-cell table:formula="of:=[.K29]+10" office:value-type="float" office:value="281">
            <text:p>281</text:p>
          </table:table-cell>
          <table:table-cell table:style-name="ce18" table:formula="of:=([.K30]^3)*[.H$17]+([.K30]^2)*[.H$18]+[.K30]*[.H$19]" office:value-type="float" office:value="0.0918218642">
            <text:p>9,18E-002</text:p>
          </table:table-cell>
        </table:table-row>
        <table:table-row table:style-name="ro2">
          <table:table-cell table:number-columns-repeated="10"/>
          <table:table-cell table:formula="of:=[.K30]+10" office:value-type="float" office:value="291">
            <text:p>291</text:p>
          </table:table-cell>
          <table:table-cell table:style-name="ce18" table:formula="of:=([.K31]^3)*[.H$17]+([.K31]^2)*[.H$18]+[.K31]*[.H$19]" office:value-type="float" office:value="0.1019143692">
            <text:p>1,02E-001</text:p>
          </table:table-cell>
        </table:table-row>
        <table:table-row table:style-name="ro2">
          <table:table-cell table:number-columns-repeated="10"/>
          <table:table-cell table:formula="of:=[.K31]+10" office:value-type="float" office:value="301">
            <text:p>301</text:p>
          </table:table-cell>
          <table:table-cell table:style-name="ce18" table:formula="of:=([.K32]^3)*[.H$17]+([.K32]^2)*[.H$18]+[.K32]*[.H$19]" office:value-type="float" office:value="0.1127227542">
            <text:p>1,13E-001</text:p>
          </table:table-cell>
        </table:table-row>
        <table:table-row table:style-name="ro2">
          <table:table-cell table:number-columns-repeated="10"/>
          <table:table-cell table:formula="of:=[.K32]+10" office:value-type="float" office:value="311">
            <text:p>311</text:p>
          </table:table-cell>
          <table:table-cell table:style-name="ce18" table:formula="of:=([.K33]^3)*[.H$17]+([.K33]^2)*[.H$18]+[.K33]*[.H$19]" office:value-type="float" office:value="0.1242716192">
            <text:p>1,24E-001</text:p>
          </table:table-cell>
        </table:table-row>
        <table:table-row table:style-name="ro2">
          <table:table-cell table:number-columns-repeated="10"/>
          <table:table-cell table:formula="of:=[.K33]+10" office:value-type="float" office:value="321">
            <text:p>321</text:p>
          </table:table-cell>
          <table:table-cell table:style-name="ce18" table:formula="of:=([.K34]^3)*[.H$17]+([.K34]^2)*[.H$18]+[.K34]*[.H$19]" office:value-type="float" office:value="0.1365855642">
            <text:p>1,37E-001</text:p>
          </table:table-cell>
        </table:table-row>
        <table:table-row table:style-name="ro2">
          <table:table-cell table:number-columns-repeated="10"/>
          <table:table-cell table:formula="of:=[.K34]+10" office:value-type="float" office:value="331">
            <text:p>331</text:p>
          </table:table-cell>
          <table:table-cell table:style-name="ce18" table:formula="of:=([.K35]^3)*[.H$17]+([.K35]^2)*[.H$18]+[.K35]*[.H$19]" office:value-type="float" office:value="0.1496891892">
            <text:p>1,50E-001</text:p>
          </table:table-cell>
        </table:table-row>
        <table:table-row table:style-name="ro2">
          <table:table-cell table:number-columns-repeated="10"/>
          <table:table-cell table:formula="of:=[.K35]+10" office:value-type="float" office:value="341">
            <text:p>341</text:p>
          </table:table-cell>
          <table:table-cell table:style-name="ce18" table:formula="of:=([.K36]^3)*[.H$17]+([.K36]^2)*[.H$18]+[.K36]*[.H$19]" office:value-type="float" office:value="0.1636070942">
            <text:p>1,64E-001</text:p>
          </table:table-cell>
        </table:table-row>
        <table:table-row table:style-name="ro2">
          <table:table-cell table:number-columns-repeated="10"/>
          <table:table-cell table:formula="of:=[.K36]+10" office:value-type="float" office:value="351">
            <text:p>351</text:p>
          </table:table-cell>
          <table:table-cell table:style-name="ce18" table:formula="of:=([.K37]^3)*[.H$17]+([.K37]^2)*[.H$18]+[.K37]*[.H$19]" office:value-type="float" office:value="0.1783638792">
            <text:p>1,78E-001</text:p>
          </table:table-cell>
        </table:table-row>
        <table:table-row table:style-name="ro2">
          <table:table-cell table:number-columns-repeated="10"/>
          <table:table-cell table:formula="of:=[.K37]+10" office:value-type="float" office:value="361">
            <text:p>361</text:p>
          </table:table-cell>
          <table:table-cell table:style-name="ce18" table:formula="of:=([.K38]^3)*[.H$17]+([.K38]^2)*[.H$18]+[.K38]*[.H$19]" office:value-type="float" office:value="0.1939841442">
            <text:p>1,94E-001</text:p>
          </table:table-cell>
        </table:table-row>
        <table:table-row table:style-name="ro2">
          <table:table-cell table:number-columns-repeated="10"/>
          <table:table-cell table:formula="of:=[.K38]+10" office:value-type="float" office:value="371">
            <text:p>371</text:p>
          </table:table-cell>
          <table:table-cell table:style-name="ce18" table:formula="of:=([.K39]^3)*[.H$17]+([.K39]^2)*[.H$18]+[.K39]*[.H$19]" office:value-type="float" office:value="0.2104924892">
            <text:p>2,10E-001</text:p>
          </table:table-cell>
        </table:table-row>
        <table:table-row table:style-name="ro2">
          <table:table-cell table:number-columns-repeated="10"/>
          <table:table-cell table:formula="of:=[.K39]+10" office:value-type="float" office:value="381">
            <text:p>381</text:p>
          </table:table-cell>
          <table:table-cell table:style-name="ce18" table:formula="of:=([.K40]^3)*[.H$17]+([.K40]^2)*[.H$18]+[.K40]*[.H$19]" office:value-type="float" office:value="0.2279135142">
            <text:p>2,28E-001</text:p>
          </table:table-cell>
        </table:table-row>
        <table:table-row table:style-name="ro2">
          <table:table-cell table:number-columns-repeated="10"/>
          <table:table-cell table:formula="of:=[.K40]+10" office:value-type="float" office:value="391">
            <text:p>391</text:p>
          </table:table-cell>
          <table:table-cell table:style-name="ce18" table:formula="of:=([.K41]^3)*[.H$17]+([.K41]^2)*[.H$18]+[.K41]*[.H$19]" office:value-type="float" office:value="0.2462718192">
            <text:p>2,46E-001</text:p>
          </table:table-cell>
        </table:table-row>
        <table:table-row table:style-name="ro2">
          <table:table-cell table:number-columns-repeated="10"/>
          <table:table-cell table:formula="of:=[.K41]+10" office:value-type="float" office:value="401">
            <text:p>401</text:p>
          </table:table-cell>
          <table:table-cell table:style-name="ce18" table:formula="of:=([.K42]^3)*[.H$17]+([.K42]^2)*[.H$18]+[.K42]*[.H$19]" office:value-type="float" office:value="0.2655920042">
            <text:p>2,66E-001</text:p>
          </table:table-cell>
        </table:table-row>
        <table:table-row table:style-name="ro2">
          <table:table-cell table:number-columns-repeated="10"/>
          <table:table-cell table:formula="of:=[.K42]+10" office:value-type="float" office:value="411">
            <text:p>411</text:p>
          </table:table-cell>
          <table:table-cell table:style-name="ce18" table:formula="of:=([.K43]^3)*[.H$17]+([.K43]^2)*[.H$18]+[.K43]*[.H$19]" office:value-type="float" office:value="0.2858986692">
            <text:p>2,86E-001</text:p>
          </table:table-cell>
        </table:table-row>
        <table:table-row table:style-name="ro2">
          <table:table-cell table:number-columns-repeated="10"/>
          <table:table-cell table:formula="of:=[.K43]+10" office:value-type="float" office:value="421">
            <text:p>421</text:p>
          </table:table-cell>
          <table:table-cell table:style-name="ce18" table:formula="of:=([.K44]^3)*[.H$17]+([.K44]^2)*[.H$18]+[.K44]*[.H$19]" office:value-type="float" office:value="0.3072164142">
            <text:p>3,07E-001</text:p>
          </table:table-cell>
        </table:table-row>
        <table:table-row table:style-name="ro2">
          <table:table-cell table:number-columns-repeated="10"/>
          <table:table-cell table:formula="of:=[.K44]+10" office:value-type="float" office:value="431">
            <text:p>431</text:p>
          </table:table-cell>
          <table:table-cell table:style-name="ce18" table:formula="of:=([.K45]^3)*[.H$17]+([.K45]^2)*[.H$18]+[.K45]*[.H$19]" office:value-type="float" office:value="0.3295698392">
            <text:p>3,30E-001</text:p>
          </table:table-cell>
        </table:table-row>
        <table:table-row table:style-name="ro2">
          <table:table-cell table:number-columns-repeated="10"/>
          <table:table-cell table:formula="of:=[.K45]+10" office:value-type="float" office:value="441">
            <text:p>441</text:p>
          </table:table-cell>
          <table:table-cell table:style-name="ce18" table:formula="of:=([.K46]^3)*[.H$17]+([.K46]^2)*[.H$18]+[.K46]*[.H$19]" office:value-type="float" office:value="0.3529835442">
            <text:p>3,53E-001</text:p>
          </table:table-cell>
        </table:table-row>
        <table:table-row table:style-name="ro2">
          <table:table-cell table:number-columns-repeated="10"/>
          <table:table-cell table:formula="of:=[.K46]+10" office:value-type="float" office:value="451">
            <text:p>451</text:p>
          </table:table-cell>
          <table:table-cell table:style-name="ce18" table:formula="of:=([.K47]^3)*[.H$17]+([.K47]^2)*[.H$18]+[.K47]*[.H$19]" office:value-type="float" office:value="0.3774821292">
            <text:p>3,77E-001</text:p>
          </table:table-cell>
        </table:table-row>
        <table:table-row table:style-name="ro2">
          <table:table-cell table:number-columns-repeated="10"/>
          <table:table-cell table:formula="of:=[.K47]+10" office:value-type="float" office:value="461">
            <text:p>461</text:p>
          </table:table-cell>
          <table:table-cell table:style-name="ce18" table:formula="of:=([.K48]^3)*[.H$17]+([.K48]^2)*[.H$18]+[.K48]*[.H$19]" office:value-type="float" office:value="0.4030901942">
            <text:p>4,03E-001</text:p>
          </table:table-cell>
        </table:table-row>
        <table:table-row table:style-name="ro2">
          <table:table-cell table:number-columns-repeated="10"/>
          <table:table-cell table:formula="of:=[.K48]+10" office:value-type="float" office:value="471">
            <text:p>471</text:p>
          </table:table-cell>
          <table:table-cell table:style-name="ce18" table:formula="of:=([.K49]^3)*[.H$17]+([.K49]^2)*[.H$18]+[.K49]*[.H$19]" office:value-type="float" office:value="0.4298323392">
            <text:p>4,30E-001</text:p>
          </table:table-cell>
        </table:table-row>
        <table:table-row table:style-name="ro2">
          <table:table-cell table:number-columns-repeated="10"/>
          <table:table-cell table:formula="of:=[.K49]+10" office:value-type="float" office:value="481">
            <text:p>481</text:p>
          </table:table-cell>
          <table:table-cell table:style-name="ce18" table:formula="of:=([.K50]^3)*[.H$17]+([.K50]^2)*[.H$18]+[.K50]*[.H$19]" office:value-type="float" office:value="0.4577331642">
            <text:p>4,58E-001</text:p>
          </table:table-cell>
        </table:table-row>
        <table:table-row table:style-name="ro2">
          <table:table-cell table:number-columns-repeated="10"/>
          <table:table-cell table:formula="of:=[.K50]+10" office:value-type="float" office:value="491">
            <text:p>491</text:p>
          </table:table-cell>
          <table:table-cell table:style-name="ce18" table:formula="of:=([.K51]^3)*[.H$17]+([.K51]^2)*[.H$18]+[.K51]*[.H$19]" office:value-type="float" office:value="0.4868172692">
            <text:p>4,87E-001</text:p>
          </table:table-cell>
        </table:table-row>
        <table:table-row table:style-name="ro2">
          <table:table-cell table:number-columns-repeated="10"/>
          <table:table-cell table:formula="of:=[.K51]+10" office:value-type="float" office:value="501">
            <text:p>501</text:p>
          </table:table-cell>
          <table:table-cell table:style-name="ce18" table:formula="of:=([.K52]^3)*[.H$17]+([.K52]^2)*[.H$18]+[.K52]*[.H$19]" office:value-type="float" office:value="0.5171092542">
            <text:p>5,17E-001</text:p>
          </table:table-cell>
        </table:table-row>
        <table:table-row table:style-name="ro2">
          <table:table-cell table:number-columns-repeated="10"/>
          <table:table-cell table:formula="of:=[.K52]+10" office:value-type="float" office:value="511">
            <text:p>511</text:p>
          </table:table-cell>
          <table:table-cell table:style-name="ce18" table:formula="of:=([.K53]^3)*[.H$17]+([.K53]^2)*[.H$18]+[.K53]*[.H$19]" office:value-type="float" office:value="0.5486337192">
            <text:p>5,49E-001</text:p>
          </table:table-cell>
        </table:table-row>
        <table:table-row table:style-name="ro2">
          <table:table-cell table:number-columns-repeated="10"/>
          <table:table-cell table:formula="of:=[.K53]+10" office:value-type="float" office:value="521">
            <text:p>521</text:p>
          </table:table-cell>
          <table:table-cell table:style-name="ce18" table:formula="of:=([.K54]^3)*[.H$17]+([.K54]^2)*[.H$18]+[.K54]*[.H$19]" office:value-type="float" office:value="0.5814152642">
            <text:p>5,81E-001</text:p>
          </table:table-cell>
        </table:table-row>
        <table:table-row table:style-name="ro2">
          <table:table-cell table:number-columns-repeated="10"/>
          <table:table-cell table:formula="of:=[.K54]+10" office:value-type="float" office:value="531">
            <text:p>531</text:p>
          </table:table-cell>
          <table:table-cell table:style-name="ce18" table:formula="of:=([.K55]^3)*[.H$17]+([.K55]^2)*[.H$18]+[.K55]*[.H$19]" office:value-type="float" office:value="0.6154784892">
            <text:p>6,15E-001</text:p>
          </table:table-cell>
        </table:table-row>
        <table:table-row table:style-name="ro2">
          <table:table-cell table:number-columns-repeated="10"/>
          <table:table-cell table:formula="of:=[.K55]+10" office:value-type="float" office:value="541">
            <text:p>541</text:p>
          </table:table-cell>
          <table:table-cell table:style-name="ce18" table:formula="of:=([.K56]^3)*[.H$17]+([.K56]^2)*[.H$18]+[.K56]*[.H$19]" office:value-type="float" office:value="0.6508479942">
            <text:p>6,51E-001</text:p>
          </table:table-cell>
        </table:table-row>
        <table:table-row table:style-name="ro2">
          <table:table-cell table:number-columns-repeated="10"/>
          <table:table-cell table:formula="of:=[.K56]+10" office:value-type="float" office:value="551">
            <text:p>551</text:p>
          </table:table-cell>
          <table:table-cell table:style-name="ce18" table:formula="of:=([.K57]^3)*[.H$17]+([.K57]^2)*[.H$18]+[.K57]*[.H$19]" office:value-type="float" office:value="0.6875483792">
            <text:p>6,88E-001</text:p>
          </table:table-cell>
        </table:table-row>
        <table:table-row table:style-name="ro2">
          <table:table-cell table:number-columns-repeated="10"/>
          <table:table-cell table:formula="of:=[.K57]+10" office:value-type="float" office:value="561">
            <text:p>561</text:p>
          </table:table-cell>
          <table:table-cell table:style-name="ce18" table:formula="of:=([.K58]^3)*[.H$17]+([.K58]^2)*[.H$18]+[.K58]*[.H$19]" office:value-type="float" office:value="0.7256042442">
            <text:p>7,26E-001</text:p>
          </table:table-cell>
        </table:table-row>
        <table:table-row table:style-name="ro2">
          <table:table-cell table:number-columns-repeated="10"/>
          <table:table-cell table:formula="of:=[.K58]+10" office:value-type="float" office:value="571">
            <text:p>571</text:p>
          </table:table-cell>
          <table:table-cell table:style-name="ce18" table:formula="of:=([.K59]^3)*[.H$17]+([.K59]^2)*[.H$18]+[.K59]*[.H$19]" office:value-type="float" office:value="0.7650401892">
            <text:p>7,65E-001</text:p>
          </table:table-cell>
        </table:table-row>
        <table:table-row table:style-name="ro2">
          <table:table-cell table:number-columns-repeated="10"/>
          <table:table-cell table:formula="of:=[.K59]+10" office:value-type="float" office:value="581">
            <text:p>581</text:p>
          </table:table-cell>
          <table:table-cell table:style-name="ce18" table:formula="of:=([.K60]^3)*[.H$17]+([.K60]^2)*[.H$18]+[.K60]*[.H$19]" office:value-type="float" office:value="0.8058808142">
            <text:p>8,06E-001</text:p>
          </table:table-cell>
        </table:table-row>
        <table:table-row table:style-name="ro2">
          <table:table-cell table:number-columns-repeated="10"/>
          <table:table-cell table:formula="of:=[.K60]+10" office:value-type="float" office:value="591">
            <text:p>591</text:p>
          </table:table-cell>
          <table:table-cell table:style-name="ce18" table:formula="of:=([.K61]^3)*[.H$17]+([.K61]^2)*[.H$18]+[.K61]*[.H$19]" office:value-type="float" office:value="0.8481507192">
            <text:p>8,48E-001</text:p>
          </table:table-cell>
        </table:table-row>
        <table:table-row table:style-name="ro2">
          <table:table-cell table:number-columns-repeated="10"/>
          <table:table-cell table:formula="of:=[.K61]+10" office:value-type="float" office:value="601">
            <text:p>601</text:p>
          </table:table-cell>
          <table:table-cell table:style-name="ce18" table:formula="of:=([.K62]^3)*[.H$17]+([.K62]^2)*[.H$18]+[.K62]*[.H$19]" office:value-type="float" office:value="0.8918745042">
            <text:p>8,92E-001</text:p>
          </table:table-cell>
        </table:table-row>
        <table:table-row table:style-name="ro2">
          <table:table-cell table:number-columns-repeated="10"/>
          <table:table-cell table:formula="of:=[.K62]+10" office:value-type="float" office:value="611">
            <text:p>611</text:p>
          </table:table-cell>
          <table:table-cell table:style-name="ce18" table:formula="of:=([.K63]^3)*[.H$17]+([.K63]^2)*[.H$18]+[.K63]*[.H$19]" office:value-type="float" office:value="0.9370767692">
            <text:p>9,37E-001</text:p>
          </table:table-cell>
        </table:table-row>
        <table:table-row table:style-name="ro2">
          <table:table-cell table:number-columns-repeated="10"/>
          <table:table-cell table:formula="of:=[.K63]+10" office:value-type="float" office:value="621">
            <text:p>621</text:p>
          </table:table-cell>
          <table:table-cell table:style-name="ce18" table:formula="of:=([.K64]^3)*[.H$17]+([.K64]^2)*[.H$18]+[.K64]*[.H$19]" office:value-type="float" office:value="0.9837821142">
            <text:p>9,84E-001</text:p>
          </table:table-cell>
        </table:table-row>
        <table:table-row table:style-name="ro2">
          <table:table-cell table:number-columns-repeated="10"/>
          <table:table-cell table:formula="of:=[.K64]+10" office:value-type="float" office:value="631">
            <text:p>631</text:p>
          </table:table-cell>
          <table:table-cell table:style-name="ce18" table:formula="of:=([.K65]^3)*[.H$17]+([.K65]^2)*[.H$18]+[.K65]*[.H$19]" office:value-type="float" office:value="1.0320151392">
            <text:p>1,03E+000</text:p>
          </table:table-cell>
        </table:table-row>
        <table:table-row table:style-name="ro2">
          <table:table-cell table:number-columns-repeated="10"/>
          <table:table-cell table:formula="of:=[.K65]+10" office:value-type="float" office:value="641">
            <text:p>641</text:p>
          </table:table-cell>
          <table:table-cell table:style-name="ce18" table:formula="of:=([.K66]^3)*[.H$17]+([.K66]^2)*[.H$18]+[.K66]*[.H$19]" office:value-type="float" office:value="1.0818004442">
            <text:p>1,08E+000</text:p>
          </table:table-cell>
        </table:table-row>
        <table:table-row table:style-name="ro2">
          <table:table-cell table:number-columns-repeated="10"/>
          <table:table-cell table:formula="of:=[.K66]+10" office:value-type="float" office:value="651">
            <text:p>651</text:p>
          </table:table-cell>
          <table:table-cell table:style-name="ce18" table:formula="of:=([.K67]^3)*[.H$17]+([.K67]^2)*[.H$18]+[.K67]*[.H$19]" office:value-type="float" office:value="1.1331626292">
            <text:p>1,13E+000</text:p>
          </table:table-cell>
        </table:table-row>
        <table:table-row table:style-name="ro2">
          <table:table-cell table:number-columns-repeated="10"/>
          <table:table-cell table:formula="of:=[.K67]+10" office:value-type="float" office:value="661">
            <text:p>661</text:p>
          </table:table-cell>
          <table:table-cell table:style-name="ce18" table:formula="of:=([.K68]^3)*[.H$17]+([.K68]^2)*[.H$18]+[.K68]*[.H$19]" office:value-type="float" office:value="1.1861262942">
            <text:p>1,19E+000</text:p>
          </table:table-cell>
        </table:table-row>
        <table:table-row table:style-name="ro2">
          <table:table-cell table:number-columns-repeated="10"/>
          <table:table-cell table:formula="of:=[.K68]+10" office:value-type="float" office:value="671">
            <text:p>671</text:p>
          </table:table-cell>
          <table:table-cell table:style-name="ce18" table:formula="of:=([.K69]^3)*[.H$17]+([.K69]^2)*[.H$18]+[.K69]*[.H$19]" office:value-type="float" office:value="1.2407160392">
            <text:p>1,24E+000</text:p>
          </table:table-cell>
        </table:table-row>
        <table:table-row table:style-name="ro2">
          <table:table-cell table:number-columns-repeated="10"/>
          <table:table-cell table:formula="of:=[.K69]+10" office:value-type="float" office:value="681">
            <text:p>681</text:p>
          </table:table-cell>
          <table:table-cell table:style-name="ce18" table:formula="of:=([.K70]^3)*[.H$17]+([.K70]^2)*[.H$18]+[.K70]*[.H$19]" office:value-type="float" office:value="1.2969564642">
            <text:p>1,30E+000</text:p>
          </table:table-cell>
        </table:table-row>
        <table:table-row table:style-name="ro2">
          <table:table-cell table:number-columns-repeated="10"/>
          <table:table-cell table:formula="of:=[.K70]+10" office:value-type="float" office:value="691">
            <text:p>691</text:p>
          </table:table-cell>
          <table:table-cell table:style-name="ce18" table:formula="of:=([.K71]^3)*[.H$17]+([.K71]^2)*[.H$18]+[.K71]*[.H$19]" office:value-type="float" office:value="1.3548721692">
            <text:p>1,35E+000</text:p>
          </table:table-cell>
        </table:table-row>
        <table:table-row table:style-name="ro2">
          <table:table-cell table:number-columns-repeated="10"/>
          <table:table-cell table:formula="of:=[.K71]+10" office:value-type="float" office:value="701">
            <text:p>701</text:p>
          </table:table-cell>
          <table:table-cell table:style-name="ce18" table:formula="of:=([.K72]^3)*[.H$17]+([.K72]^2)*[.H$18]+[.K72]*[.H$19]" office:value-type="float" office:value="1.4144877542">
            <text:p>1,41E+000</text:p>
          </table:table-cell>
        </table:table-row>
        <table:table-row table:style-name="ro2">
          <table:table-cell table:number-columns-repeated="10"/>
          <table:table-cell table:formula="of:=[.K72]+10" office:value-type="float" office:value="711">
            <text:p>711</text:p>
          </table:table-cell>
          <table:table-cell table:style-name="ce18" table:formula="of:=([.K73]^3)*[.H$17]+([.K73]^2)*[.H$18]+[.K73]*[.H$19]" office:value-type="float" office:value="1.4758278192">
            <text:p>1,48E+000</text:p>
          </table:table-cell>
        </table:table-row>
        <table:table-row table:style-name="ro2">
          <table:table-cell table:number-columns-repeated="10"/>
          <table:table-cell table:formula="of:=[.K73]+10" office:value-type="float" office:value="721">
            <text:p>721</text:p>
          </table:table-cell>
          <table:table-cell table:style-name="ce18" table:formula="of:=([.K74]^3)*[.H$17]+([.K74]^2)*[.H$18]+[.K74]*[.H$19]" office:value-type="float" office:value="1.5389169642">
            <text:p>1,54E+000</text:p>
          </table:table-cell>
        </table:table-row>
        <table:table-row table:style-name="ro2">
          <table:table-cell table:number-columns-repeated="10"/>
          <table:table-cell table:formula="of:=[.K74]+10" office:value-type="float" office:value="731">
            <text:p>731</text:p>
          </table:table-cell>
          <table:table-cell table:style-name="ce18" table:formula="of:=([.K75]^3)*[.H$17]+([.K75]^2)*[.H$18]+[.K75]*[.H$19]" office:value-type="float" office:value="1.6037797892">
            <text:p>1,60E+000</text:p>
          </table:table-cell>
        </table:table-row>
        <table:table-row table:style-name="ro2">
          <table:table-cell table:number-columns-repeated="10"/>
          <table:table-cell table:formula="of:=[.K75]+10" office:value-type="float" office:value="741">
            <text:p>741</text:p>
          </table:table-cell>
          <table:table-cell table:style-name="ce18" table:formula="of:=([.K76]^3)*[.H$17]+([.K76]^2)*[.H$18]+[.K76]*[.H$19]" office:value-type="float" office:value="1.6704408942">
            <text:p>1,67E+000</text:p>
          </table:table-cell>
        </table:table-row>
        <table:table-row table:style-name="ro2">
          <table:table-cell table:number-columns-repeated="10"/>
          <table:table-cell table:formula="of:=[.K76]+10" office:value-type="float" office:value="751">
            <text:p>751</text:p>
          </table:table-cell>
          <table:table-cell table:style-name="ce18" table:formula="of:=([.K77]^3)*[.H$17]+([.K77]^2)*[.H$18]+[.K77]*[.H$19]" office:value-type="float" office:value="1.7389248792">
            <text:p>1,74E+000</text:p>
          </table:table-cell>
        </table:table-row>
        <table:table-row table:style-name="ro2">
          <table:table-cell table:number-columns-repeated="10"/>
          <table:table-cell table:formula="of:=[.K77]+10" office:value-type="float" office:value="761">
            <text:p>761</text:p>
          </table:table-cell>
          <table:table-cell table:style-name="ce18" table:formula="of:=([.K78]^3)*[.H$17]+([.K78]^2)*[.H$18]+[.K78]*[.H$19]" office:value-type="float" office:value="1.8092563442">
            <text:p>1,81E+000</text:p>
          </table:table-cell>
        </table:table-row>
        <table:table-row table:style-name="ro2">
          <table:table-cell table:number-columns-repeated="10"/>
          <table:table-cell table:formula="of:=[.K78]+10" office:value-type="float" office:value="771">
            <text:p>771</text:p>
          </table:table-cell>
          <table:table-cell table:style-name="ce18" table:formula="of:=([.K79]^3)*[.H$17]+([.K79]^2)*[.H$18]+[.K79]*[.H$19]" office:value-type="float" office:value="1.8814598892">
            <text:p>1,88E+000</text:p>
          </table:table-cell>
        </table:table-row>
        <table:table-row table:style-name="ro2">
          <table:table-cell table:number-columns-repeated="10"/>
          <table:table-cell table:formula="of:=[.K79]+10" office:value-type="float" office:value="781">
            <text:p>781</text:p>
          </table:table-cell>
          <table:table-cell table:style-name="ce18" table:formula="of:=([.K80]^3)*[.H$17]+([.K80]^2)*[.H$18]+[.K80]*[.H$19]" office:value-type="float" office:value="1.9555601142">
            <text:p>1,96E+000</text:p>
          </table:table-cell>
        </table:table-row>
        <table:table-row table:style-name="ro2">
          <table:table-cell table:number-columns-repeated="10"/>
          <table:table-cell table:formula="of:=[.K80]+10" office:value-type="float" office:value="791">
            <text:p>791</text:p>
          </table:table-cell>
          <table:table-cell table:style-name="ce18" table:formula="of:=([.K81]^3)*[.H$17]+([.K81]^2)*[.H$18]+[.K81]*[.H$19]" office:value-type="float" office:value="2.0315816192">
            <text:p>2,03E+000</text:p>
          </table:table-cell>
        </table:table-row>
        <table:table-row table:style-name="ro2">
          <table:table-cell table:number-columns-repeated="10"/>
          <table:table-cell table:formula="of:=[.K81]+10" office:value-type="float" office:value="801">
            <text:p>801</text:p>
          </table:table-cell>
          <table:table-cell table:style-name="ce18" table:formula="of:=([.K82]^3)*[.H$17]+([.K82]^2)*[.H$18]+[.K82]*[.H$19]" office:value-type="float" office:value="2.1095490042">
            <text:p>2,11E+000</text:p>
          </table:table-cell>
        </table:table-row>
        <table:table-row table:style-name="ro2">
          <table:table-cell table:number-columns-repeated="10"/>
          <table:table-cell table:formula="of:=[.K82]+10" office:value-type="float" office:value="811">
            <text:p>811</text:p>
          </table:table-cell>
          <table:table-cell table:style-name="ce18" table:formula="of:=([.K83]^3)*[.H$17]+([.K83]^2)*[.H$18]+[.K83]*[.H$19]" office:value-type="float" office:value="2.1894868692">
            <text:p>2,19E+000</text:p>
          </table:table-cell>
        </table:table-row>
        <table:table-row table:style-name="ro2">
          <table:table-cell table:number-columns-repeated="10"/>
          <table:table-cell table:formula="of:=[.K83]+10" office:value-type="float" office:value="821">
            <text:p>821</text:p>
          </table:table-cell>
          <table:table-cell table:style-name="ce18" table:formula="of:=([.K84]^3)*[.H$17]+([.K84]^2)*[.H$18]+[.K84]*[.H$19]" office:value-type="float" office:value="2.2714198142">
            <text:p>2,27E+000</text:p>
          </table:table-cell>
        </table:table-row>
        <table:table-row table:style-name="ro2">
          <table:table-cell table:number-columns-repeated="10"/>
          <table:table-cell table:formula="of:=[.K84]+10" office:value-type="float" office:value="831">
            <text:p>831</text:p>
          </table:table-cell>
          <table:table-cell table:style-name="ce18" table:formula="of:=([.K85]^3)*[.H$17]+([.K85]^2)*[.H$18]+[.K85]*[.H$19]" office:value-type="float" office:value="2.3553724392">
            <text:p>2,36E+000</text:p>
          </table:table-cell>
        </table:table-row>
        <table:table-row table:style-name="ro2">
          <table:table-cell table:number-columns-repeated="10"/>
          <table:table-cell table:formula="of:=[.K85]+10" office:value-type="float" office:value="841">
            <text:p>841</text:p>
          </table:table-cell>
          <table:table-cell table:style-name="ce18" table:formula="of:=([.K86]^3)*[.H$17]+([.K86]^2)*[.H$18]+[.K86]*[.H$19]" office:value-type="float" office:value="2.4413693442">
            <text:p>2,44E+000</text:p>
          </table:table-cell>
        </table:table-row>
        <table:table-row table:style-name="ro2">
          <table:table-cell table:number-columns-repeated="10"/>
          <table:table-cell table:formula="of:=[.K86]+10" office:value-type="float" office:value="851">
            <text:p>851</text:p>
          </table:table-cell>
          <table:table-cell table:style-name="ce18" table:formula="of:=([.K87]^3)*[.H$17]+([.K87]^2)*[.H$18]+[.K87]*[.H$19]" office:value-type="float" office:value="2.5294351292">
            <text:p>2,53E+000</text:p>
          </table:table-cell>
        </table:table-row>
        <table:table-row table:style-name="ro2">
          <table:table-cell table:number-columns-repeated="10"/>
          <table:table-cell table:formula="of:=[.K87]+10" office:value-type="float" office:value="861">
            <text:p>861</text:p>
          </table:table-cell>
          <table:table-cell table:style-name="ce18" table:formula="of:=([.K88]^3)*[.H$17]+([.K88]^2)*[.H$18]+[.K88]*[.H$19]" office:value-type="float" office:value="2.6195943942">
            <text:p>2,62E+000</text:p>
          </table:table-cell>
        </table:table-row>
        <table:table-row table:style-name="ro2">
          <table:table-cell table:number-columns-repeated="10"/>
          <table:table-cell table:formula="of:=[.K88]+10" office:value-type="float" office:value="871">
            <text:p>871</text:p>
          </table:table-cell>
          <table:table-cell table:style-name="ce18" table:formula="of:=([.K89]^3)*[.H$17]+([.K89]^2)*[.H$18]+[.K89]*[.H$19]" office:value-type="float" office:value="2.7118717392">
            <text:p>2,71E+000</text:p>
          </table:table-cell>
        </table:table-row>
        <table:table-row table:style-name="ro2">
          <table:table-cell table:number-columns-repeated="10"/>
          <table:table-cell table:formula="of:=[.K89]+10" office:value-type="float" office:value="881">
            <text:p>881</text:p>
          </table:table-cell>
          <table:table-cell table:style-name="ce18" table:formula="of:=([.K90]^3)*[.H$17]+([.K90]^2)*[.H$18]+[.K90]*[.H$19]" office:value-type="float" office:value="2.8062917642">
            <text:p>2,81E+000</text:p>
          </table:table-cell>
        </table:table-row>
        <table:table-row table:style-name="ro2">
          <table:table-cell table:number-columns-repeated="10"/>
          <table:table-cell table:formula="of:=[.K90]+10" office:value-type="float" office:value="891">
            <text:p>891</text:p>
          </table:table-cell>
          <table:table-cell table:style-name="ce18" table:formula="of:=([.K91]^3)*[.H$17]+([.K91]^2)*[.H$18]+[.K91]*[.H$19]" office:value-type="float" office:value="2.9028790692">
            <text:p>2,90E+000</text:p>
          </table:table-cell>
        </table:table-row>
        <table:table-row table:style-name="ro2">
          <table:table-cell table:number-columns-repeated="10"/>
          <table:table-cell table:formula="of:=[.K91]+10" office:value-type="float" office:value="901">
            <text:p>901</text:p>
          </table:table-cell>
          <table:table-cell table:style-name="ce18" table:formula="of:=([.K92]^3)*[.H$17]+([.K92]^2)*[.H$18]+[.K92]*[.H$19]" office:value-type="float" office:value="3.0016582542">
            <text:p>3,00E+000</text:p>
          </table:table-cell>
        </table:table-row>
        <table:table-row table:style-name="ro2">
          <table:table-cell table:number-columns-repeated="10"/>
          <table:table-cell table:formula="of:=[.K92]+10" office:value-type="float" office:value="911">
            <text:p>911</text:p>
          </table:table-cell>
          <table:table-cell table:style-name="ce18" table:formula="of:=([.K93]^3)*[.H$17]+([.K93]^2)*[.H$18]+[.K93]*[.H$19]" office:value-type="float" office:value="3.1026539192">
            <text:p>3,10E+000</text:p>
          </table:table-cell>
        </table:table-row>
        <table:table-row table:style-name="ro2">
          <table:table-cell table:number-columns-repeated="10"/>
          <table:table-cell table:formula="of:=[.K93]+10" office:value-type="float" office:value="921">
            <text:p>921</text:p>
          </table:table-cell>
          <table:table-cell table:style-name="ce18" table:formula="of:=([.K94]^3)*[.H$17]+([.K94]^2)*[.H$18]+[.K94]*[.H$19]" office:value-type="float" office:value="3.2058906642">
            <text:p>3,21E+000</text:p>
          </table:table-cell>
        </table:table-row>
        <table:table-row table:style-name="ro2">
          <table:table-cell table:number-columns-repeated="10"/>
          <table:table-cell table:formula="of:=[.K94]+10" office:value-type="float" office:value="931">
            <text:p>931</text:p>
          </table:table-cell>
          <table:table-cell table:style-name="ce18" table:formula="of:=([.K95]^3)*[.H$17]+([.K95]^2)*[.H$18]+[.K95]*[.H$19]" office:value-type="float" office:value="3.3113930892">
            <text:p>3,31E+000</text:p>
          </table:table-cell>
        </table:table-row>
        <table:table-row table:style-name="ro2">
          <table:table-cell table:number-columns-repeated="10"/>
          <table:table-cell table:formula="of:=[.K95]+10" office:value-type="float" office:value="941">
            <text:p>941</text:p>
          </table:table-cell>
          <table:table-cell table:style-name="ce18" table:formula="of:=([.K96]^3)*[.H$17]+([.K96]^2)*[.H$18]+[.K96]*[.H$19]" office:value-type="float" office:value="3.4191857942">
            <text:p>3,42E+000</text:p>
          </table:table-cell>
        </table:table-row>
        <table:table-row table:style-name="ro2">
          <table:table-cell table:number-columns-repeated="10"/>
          <table:table-cell table:formula="of:=[.K96]+10" office:value-type="float" office:value="951">
            <text:p>951</text:p>
          </table:table-cell>
          <table:table-cell table:style-name="ce18" table:formula="of:=([.K97]^3)*[.H$17]+([.K97]^2)*[.H$18]+[.K97]*[.H$19]" office:value-type="float" office:value="3.5292933792">
            <text:p>3,53E+000</text:p>
          </table:table-cell>
        </table:table-row>
        <table:table-row table:style-name="ro2">
          <table:table-cell table:number-columns-repeated="10"/>
          <table:table-cell table:formula="of:=[.K97]+10" office:value-type="float" office:value="961">
            <text:p>961</text:p>
          </table:table-cell>
          <table:table-cell table:style-name="ce18" table:formula="of:=([.K98]^3)*[.H$17]+([.K98]^2)*[.H$18]+[.K98]*[.H$19]" office:value-type="float" office:value="3.6417404442">
            <text:p>3,64E+000</text:p>
          </table:table-cell>
        </table:table-row>
        <table:table-row table:style-name="ro2">
          <table:table-cell table:number-columns-repeated="10"/>
          <table:table-cell table:formula="of:=[.K98]+10" office:value-type="float" office:value="971">
            <text:p>971</text:p>
          </table:table-cell>
          <table:table-cell table:style-name="ce18" table:formula="of:=([.K99]^3)*[.H$17]+([.K99]^2)*[.H$18]+[.K99]*[.H$19]" office:value-type="float" office:value="3.7565515892">
            <text:p>3,76E+000</text:p>
          </table:table-cell>
        </table:table-row>
        <table:table-row table:style-name="ro2">
          <table:table-cell table:number-columns-repeated="10"/>
          <table:table-cell table:formula="of:=[.K99]+10" office:value-type="float" office:value="981">
            <text:p>981</text:p>
          </table:table-cell>
          <table:table-cell table:style-name="ce18" table:formula="of:=([.K100]^3)*[.H$17]+([.K100]^2)*[.H$18]+[.K100]*[.H$19]" office:value-type="float" office:value="3.8737514142">
            <text:p>3,87E+000</text:p>
          </table:table-cell>
        </table:table-row>
        <table:table-row table:style-name="ro2">
          <table:table-cell table:number-columns-repeated="10"/>
          <table:table-cell table:formula="of:=[.K100]+10" office:value-type="float" office:value="991">
            <text:p>991</text:p>
          </table:table-cell>
          <table:table-cell table:style-name="ce18" table:formula="of:=([.K101]^3)*[.H$17]+([.K101]^2)*[.H$18]+[.K101]*[.H$19]" office:value-type="float" office:value="3.9933645192">
            <text:p>3,99E+000</text:p>
          </table:table-cell>
        </table:table-row>
        <table:table-row table:style-name="ro2">
          <table:table-cell table:number-columns-repeated="10"/>
          <table:table-cell table:formula="of:=[.K101]+10" office:value-type="float" office:value="1001">
            <text:p>1001</text:p>
          </table:table-cell>
          <table:table-cell table:style-name="ce18" table:formula="of:=([.K102]^3)*[.H$17]+([.K102]^2)*[.H$18]+[.K102]*[.H$19]" office:value-type="float" office:value="4.1154155042">
            <text:p>4,12E+000</text:p>
          </table:table-cell>
        </table:table-row>
        <table:table-row table:style-name="ro2">
          <table:table-cell table:number-columns-repeated="10"/>
          <table:table-cell table:formula="of:=[.K102]+10" office:value-type="float" office:value="1011">
            <text:p>1011</text:p>
          </table:table-cell>
          <table:table-cell table:style-name="ce18" table:formula="of:=([.K103]^3)*[.H$17]+([.K103]^2)*[.H$18]+[.K103]*[.H$19]" office:value-type="float" office:value="4.2399289692">
            <text:p>4,24E+000</text:p>
          </table:table-cell>
        </table:table-row>
        <table:table-row table:style-name="ro2">
          <table:table-cell table:number-columns-repeated="10"/>
          <table:table-cell table:formula="of:=[.K103]+10" office:value-type="float" office:value="1021">
            <text:p>1021</text:p>
          </table:table-cell>
          <table:table-cell table:style-name="ce18" table:formula="of:=([.K104]^3)*[.H$17]+([.K104]^2)*[.H$18]+[.K104]*[.H$19]" office:value-type="float" office:value="4.3669295142">
            <text:p>4,37E+000</text:p>
          </table:table-cell>
        </table:table-row>
        <table:table-row table:style-name="ro2">
          <table:table-cell table:number-columns-repeated="10"/>
          <table:table-cell table:formula="of:=[.K104]+10" office:value-type="float" office:value="1031">
            <text:p>1031</text:p>
          </table:table-cell>
          <table:table-cell table:style-name="ce18" table:formula="of:=([.K105]^3)*[.H$17]+([.K105]^2)*[.H$18]+[.K105]*[.H$19]" office:value-type="float" office:value="4.4964417392">
            <text:p>4,50E+000</text:p>
          </table:table-cell>
        </table:table-row>
        <table:table-row table:style-name="ro2">
          <table:table-cell table:number-columns-repeated="10"/>
          <table:table-cell table:formula="of:=[.K105]+10" office:value-type="float" office:value="1041">
            <text:p>1041</text:p>
          </table:table-cell>
          <table:table-cell table:style-name="ce18" table:formula="of:=([.K106]^3)*[.H$17]+([.K106]^2)*[.H$18]+[.K106]*[.H$19]" office:value-type="float" office:value="4.6284902442">
            <text:p>4,63E+000</text:p>
          </table:table-cell>
        </table:table-row>
        <table:table-row table:style-name="ro2">
          <table:table-cell table:number-columns-repeated="10"/>
          <table:table-cell table:formula="of:=[.K106]+10" office:value-type="float" office:value="1051">
            <text:p>1051</text:p>
          </table:table-cell>
          <table:table-cell table:style-name="ce18" table:formula="of:=([.K107]^3)*[.H$17]+([.K107]^2)*[.H$18]+[.K107]*[.H$19]" office:value-type="float" office:value="4.7630996292">
            <text:p>4,76E+000</text:p>
          </table:table-cell>
        </table:table-row>
        <table:table-row table:style-name="ro2">
          <table:table-cell table:number-columns-repeated="10"/>
          <table:table-cell table:formula="of:=[.K107]+10" office:value-type="float" office:value="1061">
            <text:p>1061</text:p>
          </table:table-cell>
          <table:table-cell table:style-name="ce18" table:formula="of:=([.K108]^3)*[.H$17]+([.K108]^2)*[.H$18]+[.K108]*[.H$19]" office:value-type="float" office:value="4.9002944942">
            <text:p>4,90E+000</text:p>
          </table:table-cell>
        </table:table-row>
        <table:table-row table:style-name="ro2">
          <table:table-cell table:number-columns-repeated="10"/>
          <table:table-cell table:formula="of:=[.K108]+10" office:value-type="float" office:value="1071">
            <text:p>1071</text:p>
          </table:table-cell>
          <table:table-cell table:style-name="ce18" table:formula="of:=([.K109]^3)*[.H$17]+([.K109]^2)*[.H$18]+[.K109]*[.H$19]" office:value-type="float" office:value="5.0400994392">
            <text:p>5,04E+000</text:p>
          </table:table-cell>
        </table:table-row>
        <table:table-row table:style-name="ro2">
          <table:table-cell table:number-columns-repeated="10"/>
          <table:table-cell table:formula="of:=[.K109]+10" office:value-type="float" office:value="1081">
            <text:p>1081</text:p>
          </table:table-cell>
          <table:table-cell table:style-name="ce18" table:formula="of:=([.K110]^3)*[.H$17]+([.K110]^2)*[.H$18]+[.K110]*[.H$19]" office:value-type="float" office:value="5.1825390642">
            <text:p>5,18E+000</text:p>
          </table:table-cell>
        </table:table-row>
        <table:table-row table:style-name="ro2">
          <table:table-cell table:number-columns-repeated="10"/>
          <table:table-cell table:formula="of:=[.K110]+10" office:value-type="float" office:value="1091">
            <text:p>1091</text:p>
          </table:table-cell>
          <table:table-cell table:style-name="ce18" table:formula="of:=([.K111]^3)*[.H$17]+([.K111]^2)*[.H$18]+[.K111]*[.H$19]" office:value-type="float" office:value="5.3276379692">
            <text:p>5,33E+000</text:p>
          </table:table-cell>
        </table:table-row>
        <table:table-row table:style-name="ro2">
          <table:table-cell table:number-columns-repeated="10"/>
          <table:table-cell table:formula="of:=[.K111]+10" office:value-type="float" office:value="1101">
            <text:p>1101</text:p>
          </table:table-cell>
          <table:table-cell table:style-name="ce18" table:formula="of:=([.K112]^3)*[.H$17]+([.K112]^2)*[.H$18]+[.K112]*[.H$19]" office:value-type="float" office:value="5.4754207542">
            <text:p>5,48E+000</text:p>
          </table:table-cell>
        </table:table-row>
        <table:table-row table:style-name="ro2">
          <table:table-cell table:number-columns-repeated="10"/>
          <table:table-cell table:formula="of:=[.K112]+10" office:value-type="float" office:value="1111">
            <text:p>1111</text:p>
          </table:table-cell>
          <table:table-cell table:style-name="ce18" table:formula="of:=([.K113]^3)*[.H$17]+([.K113]^2)*[.H$18]+[.K113]*[.H$19]" office:value-type="float" office:value="5.6259120192">
            <text:p>5,63E+000</text:p>
          </table:table-cell>
        </table:table-row>
        <table:table-row table:style-name="ro2">
          <table:table-cell table:number-columns-repeated="10"/>
          <table:table-cell table:formula="of:=[.K113]+10" office:value-type="float" office:value="1121">
            <text:p>1121</text:p>
          </table:table-cell>
          <table:table-cell table:style-name="ce18" table:formula="of:=([.K114]^3)*[.H$17]+([.K114]^2)*[.H$18]+[.K114]*[.H$19]" office:value-type="float" office:value="5.7791363642">
            <text:p>5,78E+000</text:p>
          </table:table-cell>
        </table:table-row>
        <table:table-row table:style-name="ro2">
          <table:table-cell table:number-columns-repeated="10"/>
          <table:table-cell table:formula="of:=[.K114]+10" office:value-type="float" office:value="1131">
            <text:p>1131</text:p>
          </table:table-cell>
          <table:table-cell table:style-name="ce18" table:formula="of:=([.K115]^3)*[.H$17]+([.K115]^2)*[.H$18]+[.K115]*[.H$19]" office:value-type="float" office:value="5.9351183892">
            <text:p>5,94E+000</text:p>
          </table:table-cell>
        </table:table-row>
        <table:table-row table:style-name="ro2">
          <table:table-cell table:number-columns-repeated="10"/>
          <table:table-cell table:formula="of:=[.K115]+10" office:value-type="float" office:value="1141">
            <text:p>1141</text:p>
          </table:table-cell>
          <table:table-cell table:style-name="ce18" table:formula="of:=([.K116]^3)*[.H$17]+([.K116]^2)*[.H$18]+[.K116]*[.H$19]" office:value-type="float" office:value="6.0938826942">
            <text:p>6,09E+000</text:p>
          </table:table-cell>
        </table:table-row>
        <table:table-row table:style-name="ro2">
          <table:table-cell table:number-columns-repeated="10"/>
          <table:table-cell table:formula="of:=[.K116]+10" office:value-type="float" office:value="1151">
            <text:p>1151</text:p>
          </table:table-cell>
          <table:table-cell table:style-name="ce18" table:formula="of:=([.K117]^3)*[.H$17]+([.K117]^2)*[.H$18]+[.K117]*[.H$19]" office:value-type="float" office:value="6.2554538792">
            <text:p>6,26E+000</text:p>
          </table:table-cell>
        </table:table-row>
        <table:table-row table:style-name="ro2">
          <table:table-cell table:number-columns-repeated="10"/>
          <table:table-cell table:formula="of:=[.K117]+10" office:value-type="float" office:value="1161">
            <text:p>1161</text:p>
          </table:table-cell>
          <table:table-cell table:style-name="ce18" table:formula="of:=([.K118]^3)*[.H$17]+([.K118]^2)*[.H$18]+[.K118]*[.H$19]" office:value-type="float" office:value="6.4198565442">
            <text:p>6,42E+000</text:p>
          </table:table-cell>
        </table:table-row>
        <table:table-row table:style-name="ro2">
          <table:table-cell table:number-columns-repeated="10"/>
          <table:table-cell table:formula="of:=[.K118]+10" office:value-type="float" office:value="1171">
            <text:p>1171</text:p>
          </table:table-cell>
          <table:table-cell table:style-name="ce18" table:formula="of:=([.K119]^3)*[.H$17]+([.K119]^2)*[.H$18]+[.K119]*[.H$19]" office:value-type="float" office:value="6.5871152892">
            <text:p>6,59E+000</text:p>
          </table:table-cell>
        </table:table-row>
        <table:table-row table:style-name="ro2">
          <table:table-cell table:number-columns-repeated="10"/>
          <table:table-cell table:formula="of:=[.K119]+10" office:value-type="float" office:value="1181">
            <text:p>1181</text:p>
          </table:table-cell>
          <table:table-cell table:style-name="ce18" table:formula="of:=([.K120]^3)*[.H$17]+([.K120]^2)*[.H$18]+[.K120]*[.H$19]" office:value-type="float" office:value="6.7572547142">
            <text:p>6,76E+000</text:p>
          </table:table-cell>
        </table:table-row>
        <table:table-row table:style-name="ro2">
          <table:table-cell table:number-columns-repeated="10"/>
          <table:table-cell table:formula="of:=[.K120]+10" office:value-type="float" office:value="1191">
            <text:p>1191</text:p>
          </table:table-cell>
          <table:table-cell table:style-name="ce18" table:formula="of:=([.K121]^3)*[.H$17]+([.K121]^2)*[.H$18]+[.K121]*[.H$19]" office:value-type="float" office:value="6.9302994192">
            <text:p>6,93E+000</text:p>
          </table:table-cell>
        </table:table-row>
        <table:table-row table:style-name="ro2">
          <table:table-cell table:number-columns-repeated="10"/>
          <table:table-cell table:formula="of:=[.K121]+10" office:value-type="float" office:value="1201">
            <text:p>1201</text:p>
          </table:table-cell>
          <table:table-cell table:style-name="ce18" table:formula="of:=([.K122]^3)*[.H$17]+([.K122]^2)*[.H$18]+[.K122]*[.H$19]" office:value-type="float" office:value="7.1062740042">
            <text:p>7,11E+000</text:p>
          </table:table-cell>
        </table:table-row>
        <table:table-row table:style-name="ro2">
          <table:table-cell table:number-columns-repeated="10"/>
          <table:table-cell table:formula="of:=[.K122]+10" office:value-type="float" office:value="1211">
            <text:p>1211</text:p>
          </table:table-cell>
          <table:table-cell table:style-name="ce18" table:formula="of:=([.K123]^3)*[.H$17]+([.K123]^2)*[.H$18]+[.K123]*[.H$19]" office:value-type="float" office:value="7.2852030692">
            <text:p>7,29E+000</text:p>
          </table:table-cell>
        </table:table-row>
        <table:table-row table:style-name="ro2">
          <table:table-cell table:number-columns-repeated="10"/>
          <table:table-cell table:formula="of:=[.K123]+10" office:value-type="float" office:value="1221">
            <text:p>1221</text:p>
          </table:table-cell>
          <table:table-cell table:style-name="ce18" table:formula="of:=([.K124]^3)*[.H$17]+([.K124]^2)*[.H$18]+[.K124]*[.H$19]" office:value-type="float" office:value="7.4671112142">
            <text:p>7,47E+000</text:p>
          </table:table-cell>
        </table:table-row>
        <table:table-row table:style-name="ro2">
          <table:table-cell table:number-columns-repeated="10"/>
          <table:table-cell table:formula="of:=[.K124]+10" office:value-type="float" office:value="1231">
            <text:p>1231</text:p>
          </table:table-cell>
          <table:table-cell table:style-name="ce18" table:formula="of:=([.K125]^3)*[.H$17]+([.K125]^2)*[.H$18]+[.K125]*[.H$19]" office:value-type="float" office:value="7.6520230392">
            <text:p>7,65E+000</text:p>
          </table:table-cell>
        </table:table-row>
        <table:table-row table:style-name="ro2">
          <table:table-cell table:number-columns-repeated="10"/>
          <table:table-cell table:formula="of:=[.K125]+10" office:value-type="float" office:value="1241">
            <text:p>1241</text:p>
          </table:table-cell>
          <table:table-cell table:style-name="ce18" table:formula="of:=([.K126]^3)*[.H$17]+([.K126]^2)*[.H$18]+[.K126]*[.H$19]" office:value-type="float" office:value="7.8399631442">
            <text:p>7,84E+000</text:p>
          </table:table-cell>
        </table:table-row>
        <table:table-row table:style-name="ro2">
          <table:table-cell table:number-columns-repeated="10"/>
          <table:table-cell table:formula="of:=[.K126]+10" office:value-type="float" office:value="1251">
            <text:p>1251</text:p>
          </table:table-cell>
          <table:table-cell table:style-name="ce18" table:formula="of:=([.K127]^3)*[.H$17]+([.K127]^2)*[.H$18]+[.K127]*[.H$19]" office:value-type="float" office:value="8.0309561292">
            <text:p>8,03E+000</text:p>
          </table:table-cell>
        </table:table-row>
        <table:table-row table:style-name="ro2">
          <table:table-cell table:number-columns-repeated="10"/>
          <table:table-cell table:formula="of:=[.K127]+10" office:value-type="float" office:value="1261">
            <text:p>1261</text:p>
          </table:table-cell>
          <table:table-cell table:style-name="ce18" table:formula="of:=([.K128]^3)*[.H$17]+([.K128]^2)*[.H$18]+[.K128]*[.H$19]" office:value-type="float" office:value="8.2250265942">
            <text:p>8,23E+000</text:p>
          </table:table-cell>
        </table:table-row>
        <table:table-row table:style-name="ro2">
          <table:table-cell table:number-columns-repeated="10"/>
          <table:table-cell table:formula="of:=[.K128]+10" office:value-type="float" office:value="1271">
            <text:p>1271</text:p>
          </table:table-cell>
          <table:table-cell table:style-name="ce18" table:formula="of:=([.K129]^3)*[.H$17]+([.K129]^2)*[.H$18]+[.K129]*[.H$19]" office:value-type="float" office:value="8.4221991392">
            <text:p>8,42E+000</text:p>
          </table:table-cell>
        </table:table-row>
        <table:table-row table:style-name="ro2">
          <table:table-cell table:number-columns-repeated="10"/>
          <table:table-cell table:formula="of:=[.K129]+10" office:value-type="float" office:value="1281">
            <text:p>1281</text:p>
          </table:table-cell>
          <table:table-cell table:style-name="ce18" table:formula="of:=([.K130]^3)*[.H$17]+([.K130]^2)*[.H$18]+[.K130]*[.H$19]" office:value-type="float" office:value="8.6224983642">
            <text:p>8,62E+000</text:p>
          </table:table-cell>
        </table:table-row>
        <table:table-row table:style-name="ro2">
          <table:table-cell table:number-columns-repeated="10"/>
          <table:table-cell table:formula="of:=[.K130]+10" office:value-type="float" office:value="1291">
            <text:p>1291</text:p>
          </table:table-cell>
          <table:table-cell table:style-name="ce18" table:formula="of:=([.K131]^3)*[.H$17]+([.K131]^2)*[.H$18]+[.K131]*[.H$19]" office:value-type="float" office:value="8.8259488692">
            <text:p>8,83E+000</text:p>
          </table:table-cell>
        </table:table-row>
        <table:table-row table:style-name="ro2">
          <table:table-cell table:number-columns-repeated="10"/>
          <table:table-cell table:formula="of:=[.K131]+10" office:value-type="float" office:value="1301">
            <text:p>1301</text:p>
          </table:table-cell>
          <table:table-cell table:style-name="ce18" table:formula="of:=([.K132]^3)*[.H$17]+([.K132]^2)*[.H$18]+[.K132]*[.H$19]" office:value-type="float" office:value="9.0325752542">
            <text:p>9,03E+000</text:p>
          </table:table-cell>
        </table:table-row>
        <table:table-row table:style-name="ro2">
          <table:table-cell table:number-columns-repeated="10"/>
          <table:table-cell table:formula="of:=[.K132]+10" office:value-type="float" office:value="1311">
            <text:p>1311</text:p>
          </table:table-cell>
          <table:table-cell table:style-name="ce18" table:formula="of:=([.K133]^3)*[.H$17]+([.K133]^2)*[.H$18]+[.K133]*[.H$19]" office:value-type="float" office:value="9.2424021192">
            <text:p>9,24E+000</text:p>
          </table:table-cell>
        </table:table-row>
        <table:table-row table:style-name="ro2">
          <table:table-cell table:number-columns-repeated="10"/>
          <table:table-cell table:formula="of:=[.K133]+10" office:value-type="float" office:value="1321">
            <text:p>1321</text:p>
          </table:table-cell>
          <table:table-cell table:style-name="ce18" table:formula="of:=([.K134]^3)*[.H$17]+([.K134]^2)*[.H$18]+[.K134]*[.H$19]" office:value-type="float" office:value="9.4554540642">
            <text:p>9,46E+000</text:p>
          </table:table-cell>
        </table:table-row>
        <table:table-row table:style-name="ro2">
          <table:table-cell table:number-columns-repeated="10"/>
          <table:table-cell table:formula="of:=[.K134]+10" office:value-type="float" office:value="1331">
            <text:p>1331</text:p>
          </table:table-cell>
          <table:table-cell table:style-name="ce18" table:formula="of:=([.K135]^3)*[.H$17]+([.K135]^2)*[.H$18]+[.K135]*[.H$19]" office:value-type="float" office:value="9.6717556892">
            <text:p>9,67E+000</text:p>
          </table:table-cell>
        </table:table-row>
        <table:table-row table:style-name="ro2">
          <table:table-cell table:number-columns-repeated="10"/>
          <table:table-cell table:formula="of:=[.K135]+10" office:value-type="float" office:value="1341">
            <text:p>1341</text:p>
          </table:table-cell>
          <table:table-cell table:style-name="ce18" table:formula="of:=([.K136]^3)*[.H$17]+([.K136]^2)*[.H$18]+[.K136]*[.H$19]" office:value-type="float" office:value="9.8913315942">
            <text:p>9,89E+000</text:p>
          </table:table-cell>
        </table:table-row>
        <table:table-row table:style-name="ro2">
          <table:table-cell table:number-columns-repeated="10"/>
          <table:table-cell table:formula="of:=[.K136]+10" office:value-type="float" office:value="1351">
            <text:p>1351</text:p>
          </table:table-cell>
          <table:table-cell table:style-name="ce18" table:formula="of:=([.K137]^3)*[.H$17]+([.K137]^2)*[.H$18]+[.K137]*[.H$19]" office:value-type="float" office:value="10.1142063792">
            <text:p>1,01E+001</text:p>
          </table:table-cell>
        </table:table-row>
        <table:table-row table:style-name="ro2">
          <table:table-cell table:number-columns-repeated="10"/>
          <table:table-cell table:formula="of:=[.K137]+10" office:value-type="float" office:value="1361">
            <text:p>1361</text:p>
          </table:table-cell>
          <table:table-cell table:style-name="ce18" table:formula="of:=([.K138]^3)*[.H$17]+([.K138]^2)*[.H$18]+[.K138]*[.H$19]" office:value-type="float" office:value="10.3404046442">
            <text:p>1,03E+001</text:p>
          </table:table-cell>
        </table:table-row>
        <table:table-row table:style-name="ro2">
          <table:table-cell table:number-columns-repeated="10"/>
          <table:table-cell table:formula="of:=[.K138]+10" office:value-type="float" office:value="1371">
            <text:p>1371</text:p>
          </table:table-cell>
          <table:table-cell table:style-name="ce18" table:formula="of:=([.K139]^3)*[.H$17]+([.K139]^2)*[.H$18]+[.K139]*[.H$19]" office:value-type="float" office:value="10.5699509892">
            <text:p>1,06E+001</text:p>
          </table:table-cell>
        </table:table-row>
        <table:table-row table:style-name="ro2">
          <table:table-cell table:number-columns-repeated="10"/>
          <table:table-cell table:formula="of:=[.K139]+10" office:value-type="float" office:value="1381">
            <text:p>1381</text:p>
          </table:table-cell>
          <table:table-cell table:style-name="ce18" table:formula="of:=([.K140]^3)*[.H$17]+([.K140]^2)*[.H$18]+[.K140]*[.H$19]" office:value-type="float" office:value="10.8028700142">
            <text:p>1,08E+001</text:p>
          </table:table-cell>
        </table:table-row>
        <table:table-row table:style-name="ro2">
          <table:table-cell table:number-columns-repeated="10"/>
          <table:table-cell table:formula="of:=[.K140]+10" office:value-type="float" office:value="1391">
            <text:p>1391</text:p>
          </table:table-cell>
          <table:table-cell table:style-name="ce18" table:formula="of:=([.K141]^3)*[.H$17]+([.K141]^2)*[.H$18]+[.K141]*[.H$19]" office:value-type="float" office:value="11.0391863192">
            <text:p>1,10E+001</text:p>
          </table:table-cell>
        </table:table-row>
        <table:table-row table:style-name="ro2">
          <table:table-cell table:number-columns-repeated="10"/>
          <table:table-cell table:formula="of:=[.K141]+10" office:value-type="float" office:value="1401">
            <text:p>1401</text:p>
          </table:table-cell>
          <table:table-cell table:style-name="ce18" table:formula="of:=([.K142]^3)*[.H$17]+([.K142]^2)*[.H$18]+[.K142]*[.H$19]" office:value-type="float" office:value="11.2789245042">
            <text:p>1,13E+001</text:p>
          </table:table-cell>
        </table:table-row>
        <table:table-row table:style-name="ro2">
          <table:table-cell table:number-columns-repeated="10"/>
          <table:table-cell table:formula="of:=[.K142]+10" office:value-type="float" office:value="1411">
            <text:p>1411</text:p>
          </table:table-cell>
          <table:table-cell table:style-name="ce18" table:formula="of:=([.K143]^3)*[.H$17]+([.K143]^2)*[.H$18]+[.K143]*[.H$19]" office:value-type="float" office:value="11.5221091692">
            <text:p>1,15E+001</text:p>
          </table:table-cell>
        </table:table-row>
        <table:table-row table:style-name="ro2">
          <table:table-cell table:number-columns-repeated="10"/>
          <table:table-cell table:formula="of:=[.K143]+10" office:value-type="float" office:value="1421">
            <text:p>1421</text:p>
          </table:table-cell>
          <table:table-cell table:style-name="ce18" table:formula="of:=([.K144]^3)*[.H$17]+([.K144]^2)*[.H$18]+[.K144]*[.H$19]" office:value-type="float" office:value="11.7687649142">
            <text:p>1,18E+001</text:p>
          </table:table-cell>
        </table:table-row>
        <table:table-row table:style-name="ro2">
          <table:table-cell table:number-columns-repeated="10"/>
          <table:table-cell table:formula="of:=[.K144]+10" office:value-type="float" office:value="1431">
            <text:p>1431</text:p>
          </table:table-cell>
          <table:table-cell table:style-name="ce18" table:formula="of:=([.K145]^3)*[.H$17]+([.K145]^2)*[.H$18]+[.K145]*[.H$19]" office:value-type="float" office:value="12.0189163392">
            <text:p>1,20E+001</text:p>
          </table:table-cell>
        </table:table-row>
        <table:table-row table:style-name="ro2">
          <table:table-cell table:number-columns-repeated="10"/>
          <table:table-cell table:formula="of:=[.K145]+10" office:value-type="float" office:value="1441">
            <text:p>1441</text:p>
          </table:table-cell>
          <table:table-cell table:style-name="ce18" table:formula="of:=([.K146]^3)*[.H$17]+([.K146]^2)*[.H$18]+[.K146]*[.H$19]" office:value-type="float" office:value="12.2725880442">
            <text:p>1,23E+001</text:p>
          </table:table-cell>
        </table:table-row>
        <table:table-row table:style-name="ro2">
          <table:table-cell table:number-columns-repeated="10"/>
          <table:table-cell table:formula="of:=[.K146]+10" office:value-type="float" office:value="1451">
            <text:p>1451</text:p>
          </table:table-cell>
          <table:table-cell table:style-name="ce18" table:formula="of:=([.K147]^3)*[.H$17]+([.K147]^2)*[.H$18]+[.K147]*[.H$19]" office:value-type="float" office:value="12.5298046292">
            <text:p>1,25E+001</text:p>
          </table:table-cell>
        </table:table-row>
        <table:table-row table:style-name="ro2">
          <table:table-cell table:number-columns-repeated="10"/>
          <table:table-cell table:formula="of:=[.K147]+10" office:value-type="float" office:value="1461">
            <text:p>1461</text:p>
          </table:table-cell>
          <table:table-cell table:style-name="ce18" table:formula="of:=([.K148]^3)*[.H$17]+([.K148]^2)*[.H$18]+[.K148]*[.H$19]" office:value-type="float" office:value="12.7905906942">
            <text:p>1,28E+001</text:p>
          </table:table-cell>
        </table:table-row>
        <table:table-row table:style-name="ro2">
          <table:table-cell table:number-columns-repeated="10"/>
          <table:table-cell table:formula="of:=[.K148]+10" office:value-type="float" office:value="1471">
            <text:p>1471</text:p>
          </table:table-cell>
          <table:table-cell table:style-name="ce18" table:formula="of:=([.K149]^3)*[.H$17]+([.K149]^2)*[.H$18]+[.K149]*[.H$19]" office:value-type="float" office:value="13.0549708392">
            <text:p>1,31E+001</text:p>
          </table:table-cell>
        </table:table-row>
        <table:table-row table:style-name="ro2">
          <table:table-cell table:number-columns-repeated="10"/>
          <table:table-cell table:formula="of:=[.K149]+10" office:value-type="float" office:value="1481">
            <text:p>1481</text:p>
          </table:table-cell>
          <table:table-cell table:style-name="ce18" table:formula="of:=([.K150]^3)*[.H$17]+([.K150]^2)*[.H$18]+[.K150]*[.H$19]" office:value-type="float" office:value="13.3229696642">
            <text:p>1,33E+001</text:p>
          </table:table-cell>
        </table:table-row>
        <table:table-row table:style-name="ro2">
          <table:table-cell table:number-columns-repeated="10"/>
          <table:table-cell table:formula="of:=[.K150]+10" office:value-type="float" office:value="1491">
            <text:p>1491</text:p>
          </table:table-cell>
          <table:table-cell table:style-name="ce18" table:formula="of:=([.K151]^3)*[.H$17]+([.K151]^2)*[.H$18]+[.K151]*[.H$19]" office:value-type="float" office:value="13.5946117692">
            <text:p>1,36E+001</text:p>
          </table:table-cell>
        </table:table-row>
        <table:table-row table:style-name="ro2">
          <table:table-cell table:number-columns-repeated="10"/>
          <table:table-cell table:formula="of:=[.K151]+10" office:value-type="float" office:value="1501">
            <text:p>1501</text:p>
          </table:table-cell>
          <table:table-cell table:style-name="ce18" table:formula="of:=([.K152]^3)*[.H$17]+([.K152]^2)*[.H$18]+[.K152]*[.H$19]" office:value-type="float" office:value="13.8699217542">
            <text:p>1,39E+001</text:p>
          </table:table-cell>
        </table:table-row>
        <table:table-row table:style-name="ro2">
          <table:table-cell table:number-columns-repeated="10"/>
          <table:table-cell table:formula="of:=[.K152]+10" office:value-type="float" office:value="1511">
            <text:p>1511</text:p>
          </table:table-cell>
          <table:table-cell table:style-name="ce18" table:formula="of:=([.K153]^3)*[.H$17]+([.K153]^2)*[.H$18]+[.K153]*[.H$19]" office:value-type="float" office:value="14.1489242192">
            <text:p>1,41E+001</text:p>
          </table:table-cell>
        </table:table-row>
        <table:table-row table:style-name="ro2">
          <table:table-cell table:number-columns-repeated="10"/>
          <table:table-cell table:formula="of:=[.K153]+10" office:value-type="float" office:value="1521">
            <text:p>1521</text:p>
          </table:table-cell>
          <table:table-cell table:style-name="ce18" table:formula="of:=([.K154]^3)*[.H$17]+([.K154]^2)*[.H$18]+[.K154]*[.H$19]" office:value-type="float" office:value="14.4316437642">
            <text:p>1,44E+001</text:p>
          </table:table-cell>
        </table:table-row>
        <table:table-row table:style-name="ro2">
          <table:table-cell table:number-columns-repeated="10"/>
          <table:table-cell table:formula="of:=[.K154]+10" office:value-type="float" office:value="1531">
            <text:p>1531</text:p>
          </table:table-cell>
          <table:table-cell table:style-name="ce18" table:formula="of:=([.K155]^3)*[.H$17]+([.K155]^2)*[.H$18]+[.K155]*[.H$19]" office:value-type="float" office:value="14.7181049892">
            <text:p>1,47E+001</text:p>
          </table:table-cell>
        </table:table-row>
        <table:table-row table:style-name="ro2">
          <table:table-cell table:number-columns-repeated="10"/>
          <table:table-cell table:formula="of:=[.K155]+10" office:value-type="float" office:value="1541">
            <text:p>1541</text:p>
          </table:table-cell>
          <table:table-cell table:style-name="ce18" table:formula="of:=([.K156]^3)*[.H$17]+([.K156]^2)*[.H$18]+[.K156]*[.H$19]" office:value-type="float" office:value="15.0083324942">
            <text:p>1,50E+001</text:p>
          </table:table-cell>
        </table:table-row>
        <table:table-row table:style-name="ro2">
          <table:table-cell table:number-columns-repeated="10"/>
          <table:table-cell table:formula="of:=[.K156]+10" office:value-type="float" office:value="1551">
            <text:p>1551</text:p>
          </table:table-cell>
          <table:table-cell table:style-name="ce18" table:formula="of:=([.K157]^3)*[.H$17]+([.K157]^2)*[.H$18]+[.K157]*[.H$19]" office:value-type="float" office:value="15.3023508792">
            <text:p>1,53E+001</text:p>
          </table:table-cell>
        </table:table-row>
        <table:table-row table:style-name="ro2">
          <table:table-cell table:number-columns-repeated="10"/>
          <table:table-cell table:formula="of:=[.K157]+10" office:value-type="float" office:value="1561">
            <text:p>1561</text:p>
          </table:table-cell>
          <table:table-cell table:style-name="ce18" table:formula="of:=([.K158]^3)*[.H$17]+([.K158]^2)*[.H$18]+[.K158]*[.H$19]" office:value-type="float" office:value="15.6001847442">
            <text:p>1,56E+001</text:p>
          </table:table-cell>
        </table:table-row>
        <table:table-row table:style-name="ro2">
          <table:table-cell table:number-columns-repeated="10"/>
          <table:table-cell table:formula="of:=[.K158]+10" office:value-type="float" office:value="1571">
            <text:p>1571</text:p>
          </table:table-cell>
          <table:table-cell table:style-name="ce18" table:formula="of:=([.K159]^3)*[.H$17]+([.K159]^2)*[.H$18]+[.K159]*[.H$19]" office:value-type="float" office:value="15.9018586892">
            <text:p>1,59E+001</text:p>
          </table:table-cell>
        </table:table-row>
        <table:table-row table:style-name="ro2">
          <table:table-cell table:number-columns-repeated="10"/>
          <table:table-cell table:formula="of:=[.K159]+10" office:value-type="float" office:value="1581">
            <text:p>1581</text:p>
          </table:table-cell>
          <table:table-cell table:style-name="ce18" table:formula="of:=([.K160]^3)*[.H$17]+([.K160]^2)*[.H$18]+[.K160]*[.H$19]" office:value-type="float" office:value="16.2073973142">
            <text:p>1,62E+001</text:p>
          </table:table-cell>
        </table:table-row>
        <table:table-row table:style-name="ro2">
          <table:table-cell table:number-columns-repeated="10"/>
          <table:table-cell table:formula="of:=[.K160]+10" office:value-type="float" office:value="1591">
            <text:p>1591</text:p>
          </table:table-cell>
          <table:table-cell table:style-name="ce18" table:formula="of:=([.K161]^3)*[.H$17]+([.K161]^2)*[.H$18]+[.K161]*[.H$19]" office:value-type="float" office:value="16.5168252192">
            <text:p>1,65E+001</text:p>
          </table:table-cell>
        </table:table-row>
        <table:table-row table:style-name="ro2">
          <table:table-cell table:number-columns-repeated="10"/>
          <table:table-cell table:formula="of:=[.K161]+10" office:value-type="float" office:value="1601">
            <text:p>1601</text:p>
          </table:table-cell>
          <table:table-cell table:style-name="ce18" table:formula="of:=([.K162]^3)*[.H$17]+([.K162]^2)*[.H$18]+[.K162]*[.H$19]" office:value-type="float" office:value="16.8301670042">
            <text:p>1,68E+001</text:p>
          </table:table-cell>
        </table:table-row>
        <table:table-row table:style-name="ro2">
          <table:table-cell table:number-columns-repeated="10"/>
          <table:table-cell table:formula="of:=[.K162]+10" office:value-type="float" office:value="1611">
            <text:p>1611</text:p>
          </table:table-cell>
          <table:table-cell table:style-name="ce18" table:formula="of:=([.K163]^3)*[.H$17]+([.K163]^2)*[.H$18]+[.K163]*[.H$19]" office:value-type="float" office:value="17.1474472692">
            <text:p>1,71E+001</text:p>
          </table:table-cell>
        </table:table-row>
        <table:table-row table:style-name="ro2">
          <table:table-cell table:number-columns-repeated="10"/>
          <table:table-cell table:formula="of:=[.K163]+10" office:value-type="float" office:value="1621">
            <text:p>1621</text:p>
          </table:table-cell>
          <table:table-cell table:style-name="ce18" table:formula="of:=([.K164]^3)*[.H$17]+([.K164]^2)*[.H$18]+[.K164]*[.H$19]" office:value-type="float" office:value="17.4686906142">
            <text:p>1,75E+001</text:p>
          </table:table-cell>
        </table:table-row>
        <table:table-row table:style-name="ro2">
          <table:table-cell table:number-columns-repeated="10"/>
          <table:table-cell table:formula="of:=[.K164]+10" office:value-type="float" office:value="1631">
            <text:p>1631</text:p>
          </table:table-cell>
          <table:table-cell table:style-name="ce18" table:formula="of:=([.K165]^3)*[.H$17]+([.K165]^2)*[.H$18]+[.K165]*[.H$19]" office:value-type="float" office:value="17.7939216392">
            <text:p>1,78E+001</text:p>
          </table:table-cell>
        </table:table-row>
        <table:table-row table:style-name="ro2">
          <table:table-cell table:number-columns-repeated="10"/>
          <table:table-cell table:formula="of:=[.K165]+10" office:value-type="float" office:value="1641">
            <text:p>1641</text:p>
          </table:table-cell>
          <table:table-cell table:style-name="ce18" table:formula="of:=([.K166]^3)*[.H$17]+([.K166]^2)*[.H$18]+[.K166]*[.H$19]" office:value-type="float" office:value="18.1231649442">
            <text:p>1,81E+001</text:p>
          </table:table-cell>
        </table:table-row>
        <table:table-row table:style-name="ro2">
          <table:table-cell table:number-columns-repeated="10"/>
          <table:table-cell table:formula="of:=[.K166]+10" office:value-type="float" office:value="1651">
            <text:p>1651</text:p>
          </table:table-cell>
          <table:table-cell table:style-name="ce18" table:formula="of:=([.K167]^3)*[.H$17]+([.K167]^2)*[.H$18]+[.K167]*[.H$19]" office:value-type="float" office:value="18.4564451292">
            <text:p>1,85E+001</text:p>
          </table:table-cell>
        </table:table-row>
        <table:table-row table:style-name="ro2">
          <table:table-cell table:number-columns-repeated="10"/>
          <table:table-cell table:formula="of:=[.K167]+10" office:value-type="float" office:value="1661">
            <text:p>1661</text:p>
          </table:table-cell>
          <table:table-cell table:style-name="ce18" table:formula="of:=([.K168]^3)*[.H$17]+([.K168]^2)*[.H$18]+[.K168]*[.H$19]" office:value-type="float" office:value="18.7937867942">
            <text:p>1,88E+001</text:p>
          </table:table-cell>
        </table:table-row>
        <table:table-row table:style-name="ro2">
          <table:table-cell table:number-columns-repeated="10"/>
          <table:table-cell table:formula="of:=[.K168]+10" office:value-type="float" office:value="1671">
            <text:p>1671</text:p>
          </table:table-cell>
          <table:table-cell table:style-name="ce18" table:formula="of:=([.K169]^3)*[.H$17]+([.K169]^2)*[.H$18]+[.K169]*[.H$19]" office:value-type="float" office:value="19.1352145392">
            <text:p>1,91E+001</text:p>
          </table:table-cell>
        </table:table-row>
        <table:table-row table:style-name="ro2">
          <table:table-cell table:number-columns-repeated="10"/>
          <table:table-cell table:formula="of:=[.K169]+10" office:value-type="float" office:value="1681">
            <text:p>1681</text:p>
          </table:table-cell>
          <table:table-cell table:style-name="ce18" table:formula="of:=([.K170]^3)*[.H$17]+([.K170]^2)*[.H$18]+[.K170]*[.H$19]" office:value-type="float" office:value="19.4807529642">
            <text:p>1,95E+001</text:p>
          </table:table-cell>
        </table:table-row>
        <table:table-row table:style-name="ro2">
          <table:table-cell table:number-columns-repeated="10"/>
          <table:table-cell table:formula="of:=[.K170]+10" office:value-type="float" office:value="1691">
            <text:p>1691</text:p>
          </table:table-cell>
          <table:table-cell table:style-name="ce18" table:formula="of:=([.K171]^3)*[.H$17]+([.K171]^2)*[.H$18]+[.K171]*[.H$19]" office:value-type="float" office:value="19.8304266692">
            <text:p>1,98E+001</text:p>
          </table:table-cell>
        </table:table-row>
        <table:table-row table:style-name="ro2">
          <table:table-cell table:number-columns-repeated="10"/>
          <table:table-cell table:formula="of:=[.K171]+10" office:value-type="float" office:value="1701">
            <text:p>1701</text:p>
          </table:table-cell>
          <table:table-cell table:style-name="ce18" table:formula="of:=([.K172]^3)*[.H$17]+([.K172]^2)*[.H$18]+[.K172]*[.H$19]" office:value-type="float" office:value="20.1842602542">
            <text:p>2,02E+001</text:p>
          </table:table-cell>
        </table:table-row>
        <table:table-row table:style-name="ro2">
          <table:table-cell table:number-columns-repeated="10"/>
          <table:table-cell table:formula="of:=[.K172]+10" office:value-type="float" office:value="1711">
            <text:p>1711</text:p>
          </table:table-cell>
          <table:table-cell table:style-name="ce18" table:formula="of:=([.K173]^3)*[.H$17]+([.K173]^2)*[.H$18]+[.K173]*[.H$19]" office:value-type="float" office:value="20.5422783192">
            <text:p>2,05E+001</text:p>
          </table:table-cell>
        </table:table-row>
        <table:table-row table:style-name="ro2">
          <table:table-cell table:number-columns-repeated="10"/>
          <table:table-cell table:formula="of:=[.K173]+10" office:value-type="float" office:value="1721">
            <text:p>1721</text:p>
          </table:table-cell>
          <table:table-cell table:style-name="ce18" table:formula="of:=([.K174]^3)*[.H$17]+([.K174]^2)*[.H$18]+[.K174]*[.H$19]" office:value-type="float" office:value="20.9045054642">
            <text:p>2,09E+001</text:p>
          </table:table-cell>
        </table:table-row>
        <table:table-row table:style-name="ro2">
          <table:table-cell table:number-columns-repeated="10"/>
          <table:table-cell table:formula="of:=[.K174]+10" office:value-type="float" office:value="1731">
            <text:p>1731</text:p>
          </table:table-cell>
          <table:table-cell table:style-name="ce18" table:formula="of:=([.K175]^3)*[.H$17]+([.K175]^2)*[.H$18]+[.K175]*[.H$19]" office:value-type="float" office:value="21.2709662892">
            <text:p>2,13E+001</text:p>
          </table:table-cell>
        </table:table-row>
        <table:table-row table:style-name="ro2">
          <table:table-cell table:number-columns-repeated="10"/>
          <table:table-cell table:formula="of:=[.K175]+10" office:value-type="float" office:value="1741">
            <text:p>1741</text:p>
          </table:table-cell>
          <table:table-cell table:style-name="ce18" table:formula="of:=([.K176]^3)*[.H$17]+([.K176]^2)*[.H$18]+[.K176]*[.H$19]" office:value-type="float" office:value="21.6416853942">
            <text:p>2,16E+001</text:p>
          </table:table-cell>
        </table:table-row>
        <table:table-row table:style-name="ro2">
          <table:table-cell table:number-columns-repeated="10"/>
          <table:table-cell table:formula="of:=[.K176]+10" office:value-type="float" office:value="1751">
            <text:p>1751</text:p>
          </table:table-cell>
          <table:table-cell table:style-name="ce18" table:formula="of:=([.K177]^3)*[.H$17]+([.K177]^2)*[.H$18]+[.K177]*[.H$19]" office:value-type="float" office:value="22.0166873792">
            <text:p>2,20E+001</text:p>
          </table:table-cell>
        </table:table-row>
        <table:table-row table:style-name="ro2">
          <table:table-cell table:number-columns-repeated="10"/>
          <table:table-cell table:formula="of:=[.K177]+10" office:value-type="float" office:value="1761">
            <text:p>1761</text:p>
          </table:table-cell>
          <table:table-cell table:style-name="ce18" table:formula="of:=([.K178]^3)*[.H$17]+([.K178]^2)*[.H$18]+[.K178]*[.H$19]" office:value-type="float" office:value="22.3959968442">
            <text:p>2,24E+001</text:p>
          </table:table-cell>
        </table:table-row>
        <table:table-row table:style-name="ro2">
          <table:table-cell table:number-columns-repeated="10"/>
          <table:table-cell table:formula="of:=[.K178]+10" office:value-type="float" office:value="1771">
            <text:p>1771</text:p>
          </table:table-cell>
          <table:table-cell table:style-name="ce18" table:formula="of:=([.K179]^3)*[.H$17]+([.K179]^2)*[.H$18]+[.K179]*[.H$19]" office:value-type="float" office:value="22.7796383892">
            <text:p>2,28E+001</text:p>
          </table:table-cell>
        </table:table-row>
        <table:table-row table:style-name="ro2">
          <table:table-cell table:number-columns-repeated="10"/>
          <table:table-cell table:formula="of:=[.K179]+10" office:value-type="float" office:value="1781">
            <text:p>1781</text:p>
          </table:table-cell>
          <table:table-cell table:style-name="ce18" table:formula="of:=([.K180]^3)*[.H$17]+([.K180]^2)*[.H$18]+[.K180]*[.H$19]" office:value-type="float" office:value="23.1676366142">
            <text:p>2,32E+001</text:p>
          </table:table-cell>
        </table:table-row>
        <table:table-row table:style-name="ro2">
          <table:table-cell table:number-columns-repeated="10"/>
          <table:table-cell table:formula="of:=[.K180]+10" office:value-type="float" office:value="1791">
            <text:p>1791</text:p>
          </table:table-cell>
          <table:table-cell table:style-name="ce18" table:formula="of:=([.K181]^3)*[.H$17]+([.K181]^2)*[.H$18]+[.K181]*[.H$19]" office:value-type="float" office:value="23.5600161192">
            <text:p>2,36E+001</text:p>
          </table:table-cell>
        </table:table-row>
        <table:table-row table:style-name="ro2">
          <table:table-cell table:number-columns-repeated="10"/>
          <table:table-cell table:formula="of:=[.K181]+10" office:value-type="float" office:value="1801">
            <text:p>1801</text:p>
          </table:table-cell>
          <table:table-cell table:style-name="ce18" table:formula="of:=([.K182]^3)*[.H$17]+([.K182]^2)*[.H$18]+[.K182]*[.H$19]" office:value-type="float" office:value="23.9568015042">
            <text:p>2,40E+001</text:p>
          </table:table-cell>
        </table:table-row>
        <table:table-row table:style-name="ro2">
          <table:table-cell table:number-columns-repeated="10"/>
          <table:table-cell table:formula="of:=[.K182]+10" office:value-type="float" office:value="1811">
            <text:p>1811</text:p>
          </table:table-cell>
          <table:table-cell table:style-name="ce18" table:formula="of:=([.K183]^3)*[.H$17]+([.K183]^2)*[.H$18]+[.K183]*[.H$19]" office:value-type="float" office:value="24.3580173692">
            <text:p>2,44E+001</text:p>
          </table:table-cell>
        </table:table-row>
        <table:table-row table:style-name="ro2">
          <table:table-cell table:number-columns-repeated="10"/>
          <table:table-cell table:formula="of:=[.K183]+10" office:value-type="float" office:value="1821">
            <text:p>1821</text:p>
          </table:table-cell>
          <table:table-cell table:style-name="ce18" table:formula="of:=([.K184]^3)*[.H$17]+([.K184]^2)*[.H$18]+[.K184]*[.H$19]" office:value-type="float" office:value="24.7636883142">
            <text:p>2,48E+001</text:p>
          </table:table-cell>
        </table:table-row>
        <table:table-row table:style-name="ro2">
          <table:table-cell table:number-columns-repeated="10"/>
          <table:table-cell table:formula="of:=[.K184]+10" office:value-type="float" office:value="1831">
            <text:p>1831</text:p>
          </table:table-cell>
          <table:table-cell table:style-name="ce18" table:formula="of:=([.K185]^3)*[.H$17]+([.K185]^2)*[.H$18]+[.K185]*[.H$19]" office:value-type="float" office:value="25.1738389392">
            <text:p>2,52E+001</text:p>
          </table:table-cell>
        </table:table-row>
        <table:table-row table:style-name="ro2">
          <table:table-cell table:number-columns-repeated="10"/>
          <table:table-cell table:formula="of:=[.K185]+10" office:value-type="float" office:value="1841">
            <text:p>1841</text:p>
          </table:table-cell>
          <table:table-cell table:style-name="ce18" table:formula="of:=([.K186]^3)*[.H$17]+([.K186]^2)*[.H$18]+[.K186]*[.H$19]" office:value-type="float" office:value="25.5884938442">
            <text:p>2,56E+001</text:p>
          </table:table-cell>
        </table:table-row>
        <table:table-row table:style-name="ro2">
          <table:table-cell table:number-columns-repeated="10"/>
          <table:table-cell table:formula="of:=[.K186]+10" office:value-type="float" office:value="1851">
            <text:p>1851</text:p>
          </table:table-cell>
          <table:table-cell table:style-name="ce18" table:formula="of:=([.K187]^3)*[.H$17]+([.K187]^2)*[.H$18]+[.K187]*[.H$19]" office:value-type="float" office:value="26.0076776292">
            <text:p>2,60E+001</text:p>
          </table:table-cell>
        </table:table-row>
        <table:table-row table:style-name="ro2">
          <table:table-cell table:number-columns-repeated="10"/>
          <table:table-cell table:formula="of:=[.K187]+10" office:value-type="float" office:value="1861">
            <text:p>1861</text:p>
          </table:table-cell>
          <table:table-cell table:style-name="ce18" table:formula="of:=([.K188]^3)*[.H$17]+([.K188]^2)*[.H$18]+[.K188]*[.H$19]" office:value-type="float" office:value="26.4314148942">
            <text:p>2,64E+001</text:p>
          </table:table-cell>
        </table:table-row>
        <table:table-row table:style-name="ro2">
          <table:table-cell table:number-columns-repeated="10"/>
          <table:table-cell table:formula="of:=[.K188]+10" office:value-type="float" office:value="1871">
            <text:p>1871</text:p>
          </table:table-cell>
          <table:table-cell table:style-name="ce18" table:formula="of:=([.K189]^3)*[.H$17]+([.K189]^2)*[.H$18]+[.K189]*[.H$19]" office:value-type="float" office:value="26.8597302392">
            <text:p>2,69E+001</text:p>
          </table:table-cell>
        </table:table-row>
        <table:table-row table:style-name="ro2">
          <table:table-cell table:number-columns-repeated="10"/>
          <table:table-cell table:formula="of:=[.K189]+10" office:value-type="float" office:value="1881">
            <text:p>1881</text:p>
          </table:table-cell>
          <table:table-cell table:style-name="ce18" table:formula="of:=([.K190]^3)*[.H$17]+([.K190]^2)*[.H$18]+[.K190]*[.H$19]" office:value-type="float" office:value="27.2926482642">
            <text:p>2,73E+001</text:p>
          </table:table-cell>
        </table:table-row>
        <table:table-row table:style-name="ro2">
          <table:table-cell table:number-columns-repeated="10"/>
          <table:table-cell table:formula="of:=[.K190]+10" office:value-type="float" office:value="1891">
            <text:p>1891</text:p>
          </table:table-cell>
          <table:table-cell table:style-name="ce18" table:formula="of:=([.K191]^3)*[.H$17]+([.K191]^2)*[.H$18]+[.K191]*[.H$19]" office:value-type="float" office:value="27.7301935692">
            <text:p>2,77E+001</text:p>
          </table:table-cell>
        </table:table-row>
        <table:table-row table:style-name="ro2">
          <table:table-cell table:number-columns-repeated="10"/>
          <table:table-cell table:formula="of:=[.K191]+10" office:value-type="float" office:value="1901">
            <text:p>1901</text:p>
          </table:table-cell>
          <table:table-cell table:style-name="ce18" table:formula="of:=([.K192]^3)*[.H$17]+([.K192]^2)*[.H$18]+[.K192]*[.H$19]" office:value-type="float" office:value="28.1723907542">
            <text:p>2,82E+001</text:p>
          </table:table-cell>
        </table:table-row>
        <table:table-row table:style-name="ro2">
          <table:table-cell table:number-columns-repeated="10"/>
          <table:table-cell table:formula="of:=[.K192]+10" office:value-type="float" office:value="1911">
            <text:p>1911</text:p>
          </table:table-cell>
          <table:table-cell table:style-name="ce18" table:formula="of:=([.K193]^3)*[.H$17]+([.K193]^2)*[.H$18]+[.K193]*[.H$19]" office:value-type="float" office:value="28.6192644192">
            <text:p>2,86E+001</text:p>
          </table:table-cell>
        </table:table-row>
        <table:table-row table:style-name="ro2">
          <table:table-cell table:number-columns-repeated="10"/>
          <table:table-cell table:formula="of:=[.K193]+10" office:value-type="float" office:value="1921">
            <text:p>1921</text:p>
          </table:table-cell>
          <table:table-cell table:style-name="ce18" table:formula="of:=([.K194]^3)*[.H$17]+([.K194]^2)*[.H$18]+[.K194]*[.H$19]" office:value-type="float" office:value="29.0708391642">
            <text:p>2,91E+001</text:p>
          </table:table-cell>
        </table:table-row>
        <table:table-row table:style-name="ro2">
          <table:table-cell table:number-columns-repeated="10"/>
          <table:table-cell table:formula="of:=[.K194]+10" office:value-type="float" office:value="1931">
            <text:p>1931</text:p>
          </table:table-cell>
          <table:table-cell table:style-name="ce18" table:formula="of:=([.K195]^3)*[.H$17]+([.K195]^2)*[.H$18]+[.K195]*[.H$19]" office:value-type="float" office:value="29.5271395892">
            <text:p>2,95E+001</text:p>
          </table:table-cell>
        </table:table-row>
        <table:table-row table:style-name="ro2">
          <table:table-cell table:number-columns-repeated="10"/>
          <table:table-cell table:formula="of:=[.K195]+10" office:value-type="float" office:value="1941">
            <text:p>1941</text:p>
          </table:table-cell>
          <table:table-cell table:style-name="ce18" table:formula="of:=([.K196]^3)*[.H$17]+([.K196]^2)*[.H$18]+[.K196]*[.H$19]" office:value-type="float" office:value="29.9881902942">
            <text:p>3,00E+001</text:p>
          </table:table-cell>
        </table:table-row>
        <table:table-row table:style-name="ro2">
          <table:table-cell table:number-columns-repeated="10"/>
          <table:table-cell table:formula="of:=[.K196]+10" office:value-type="float" office:value="1951">
            <text:p>1951</text:p>
          </table:table-cell>
          <table:table-cell table:style-name="ce18" table:formula="of:=([.K197]^3)*[.H$17]+([.K197]^2)*[.H$18]+[.K197]*[.H$19]" office:value-type="float" office:value="30.4540158792">
            <text:p>3,05E+001</text:p>
          </table:table-cell>
        </table:table-row>
        <table:table-row table:style-name="ro2">
          <table:table-cell table:number-columns-repeated="10"/>
          <table:table-cell table:formula="of:=[.K197]+10" office:value-type="float" office:value="1961">
            <text:p>1961</text:p>
          </table:table-cell>
          <table:table-cell table:style-name="ce18" table:formula="of:=([.K198]^3)*[.H$17]+([.K198]^2)*[.H$18]+[.K198]*[.H$19]" office:value-type="float" office:value="30.9246409442">
            <text:p>3,09E+001</text:p>
          </table:table-cell>
        </table:table-row>
        <table:table-row table:style-name="ro2">
          <table:table-cell table:number-columns-repeated="10"/>
          <table:table-cell table:formula="of:=[.K198]+10" office:value-type="float" office:value="1971">
            <text:p>1971</text:p>
          </table:table-cell>
          <table:table-cell table:style-name="ce18" table:formula="of:=([.K199]^3)*[.H$17]+([.K199]^2)*[.H$18]+[.K199]*[.H$19]" office:value-type="float" office:value="31.4000900892">
            <text:p>3,14E+001</text:p>
          </table:table-cell>
        </table:table-row>
        <table:table-row table:style-name="ro2">
          <table:table-cell table:number-columns-repeated="10"/>
          <table:table-cell table:formula="of:=[.K199]+10" office:value-type="float" office:value="1981">
            <text:p>1981</text:p>
          </table:table-cell>
          <table:table-cell table:style-name="ce18" table:formula="of:=([.K200]^3)*[.H$17]+([.K200]^2)*[.H$18]+[.K200]*[.H$19]" office:value-type="float" office:value="31.8803879142">
            <text:p>3,19E+001</text:p>
          </table:table-cell>
        </table:table-row>
        <table:table-row table:style-name="ro2">
          <table:table-cell table:number-columns-repeated="10"/>
          <table:table-cell table:formula="of:=[.K200]+10" office:value-type="float" office:value="1991">
            <text:p>1991</text:p>
          </table:table-cell>
          <table:table-cell table:style-name="ce18" table:formula="of:=([.K201]^3)*[.H$17]+([.K201]^2)*[.H$18]+[.K201]*[.H$19]" office:value-type="float" office:value="32.3655590192">
            <text:p>3,24E+001</text:p>
          </table:table-cell>
        </table:table-row>
        <table:table-row table:style-name="ro2">
          <table:table-cell table:number-columns-repeated="10"/>
          <table:table-cell table:formula="of:=[.K201]+10" office:value-type="float" office:value="2001">
            <text:p>2001</text:p>
          </table:table-cell>
          <table:table-cell table:style-name="ce18" table:formula="of:=([.K202]^3)*[.H$17]+([.K202]^2)*[.H$18]+[.K202]*[.H$19]" office:value-type="float" office:value="32.8556280042">
            <text:p>3,29E+001</text:p>
          </table:table-cell>
        </table:table-row>
        <table:table-row table:style-name="ro2" table:number-rows-repeated="104837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Feuille4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min-integer-digits="1"/>
      <number:text> ms</number:text>
    </number:number-style>
    <number:number-style style:name="N109">
      <number:number number:decimal-places="0" number:min-integer-digits="0"/>
    </number:number-style>
    <number:number-style style:name="N110">
      <number:number number:decimal-places="3" number:min-integer-digits="1"/>
      <number:text>s</number:text>
    </number:number-style>
    <number:number-style style:name="N111">
      <number:number number:decimal-places="3" number:min-integer-digits="1" number:display-factor="1000"/>
      <number:text>s</number:text>
    </number:number-style>
    <number:number-style style:name="N112">
      <number:number number:decimal-places="0" number:min-integer-digits="3" number:display-factor="1000"/>
      <number:text>ms</number:text>
    </number:number-style>
    <number:number-style style:name="N113">
      <number:number number:decimal-places="0" number:min-integer-digits="1"/>
      <number:text>ms</number:text>
    </number:number-style>
    <number:number-style style:name="N114">
      <number:number number:decimal-places="3" number:min-integer-digits="1"/>
      <number:text>ms</number:text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3" number:min-integer-digits="1"/>
      <number:text> ms</number:text>
    </number:number-style>
    <number:number-style style:name="N117">
      <number:number number:min-integer-digits="1"/>
      <number:text> s</number:text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00/00/0000</text:date>, <text:time style:data-style-name="N2" text:time-value="0000-00-00T12:44:2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09:42:01</meta:creation-date>
    <dc:date>2012-10-26T13:18:42</dc:date>
    <meta:editing-duration>PT4H22M39S</meta:editing-duration>
    <meta:editing-cycles>11</meta:editing-cycles>
    <meta:generator>LibreOffice/3.6$Linux_X86_64 LibreOffice_project/360m1$Build-2</meta:generator>
    <meta:document-statistic meta:table-count="4" meta:cell-count="779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886cm" svg:height="14.064cm" xlink:href=".." xlink:type="simple" chart:class="chart:scatter" chart:style-name="ch1">
        <chart:title svg:x="16.656cm" svg:y="0.417cm" chart:style-name="ch2">
          <text:p>Algorithme 3</text:p>
        </chart:title>
        <chart:subtitle svg:x="16.841cm" svg:y="1.477cm" chart:style-name="ch3">
          <text:p>Interpolation</text:p>
        </chart:subtitle>
        <chart:legend chart:legend-position="bottom" svg:x="14.56cm" svg:y="13.281cm" style:legend-expansion="wide" chart:style-name="ch4"/>
        <chart:plot-area chart:style-name="ch5" table:cell-range-address="Algo3.A2:Algo3.A15 Algo3.D1:Algo3.D15 Algo3.F1:Algo3.F1 Algo3.L2:Algo3.L202" chart:data-source-has-labels="row" svg:x="1.728cm" svg:y="2.722cm" svg:width="32.724cm" svg:height="9.297cm">
          <chartooo:coordinate-region svg:x="3.196cm" svg:y="2.922cm" svg:width="30.884cm" svg:height="8.45cm"/>
          <chart:axis chart:dimension="x" chart:name="primary-x" chart:style-name="ch6">
            <chart:title svg:x="16.683cm" svg:y="12.3cm" chart:style-name="ch7">
              <text:p>taille des données</text:p>
            </chart:title>
          </chart:axis>
          <chart:axis chart:dimension="y" chart:name="primary-y" chart:style-name="ch8">
            <chart:title svg:x="0.451cm" svg:y="7.89cm" chart:style-name="ch9">
              <text:p>temps</text:p>
            </chart:title>
            <chart:grid chart:style-name="ch10" chart:class="major"/>
          </chart:axis>
          <chart:series chart:style-name="ch11" chart:values-cell-range-address="Algo3.D2:Algo3.D15" chart:label-cell-address="Algo3.D1:Algo3.D1" chart:class="chart:scatter">
            <chart:domain table:cell-range-address="Algo3.A2:Algo3.A15"/>
            <chart:data-point chart:repeated="14"/>
          </chart:series>
          <chart:series chart:style-name="ch12" chart:values-cell-range-address="Algo3.L2:Algo3.L202" chart:label-cell-address="Algo3.F1:Algo3.F1" chart:class="chart:scatter">
            <chart:domain table:cell-range-address="Algo3.K2:Algo3.K202"/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maximum</text:p>
                <draw:g>
                  <svg:desc>Algo3.D1:Algo3.D1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interpolation</text:p>
                <draw:g>
                  <svg:desc>Algo3.F1:Algo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go3.A2:Algo3.A15</svg:desc>
                </draw:g>
              </table:table-cell>
              <table:table-cell office:value-type="float" office:value="0">
                <text:p>0</text:p>
                <draw:g>
                  <svg:desc>Algo3.D2:Algo3.D15</svg:desc>
                </draw:g>
              </table:table-cell>
              <table:table-cell office:value-type="float" office:value="1">
                <text:p>1</text:p>
                <draw:g>
                  <svg:desc>Algo3.K2:Algo3.K202</svg:desc>
                </draw:g>
              </table:table-cell>
              <table:table-cell office:value-type="float" office:value="0.0000030042">
                <text:p>0.0000030042</text:p>
                <draw:g>
                  <svg:desc>Algo3.L2:Algo3.L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.0000384692">
                <text:p>0.0000384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.0001010142">
                <text:p>0.0001010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.0002152392">
                <text:p>0.0002152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.0004057442">
                <text:p>0.0004057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.0006971292">
                <text:p>0.0006971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.0011139942">
                <text:p>0.0011139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71">
                <text:p>71</text:p>
              </table:table-cell>
              <table:table-cell office:value-type="float" office:value="0.0016809392">
                <text:p>0.00168093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5">
                <text:p>0.005</text:p>
              </table:table-cell>
              <table:table-cell office:value-type="float" office:value="81">
                <text:p>81</text:p>
              </table:table-cell>
              <table:table-cell office:value-type="float" office:value="0.0024225642">
                <text:p>0.0024225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037">
                <text:p>0.037</text:p>
              </table:table-cell>
              <table:table-cell office:value-type="float" office:value="91">
                <text:p>91</text:p>
              </table:table-cell>
              <table:table-cell office:value-type="float" office:value="0.0033634692">
                <text:p>0.00336346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0.28">
                <text:p>0.28</text:p>
              </table:table-cell>
              <table:table-cell office:value-type="float" office:value="101">
                <text:p>101</text:p>
              </table:table-cell>
              <table:table-cell office:value-type="float" office:value="0.0045282542">
                <text:p>0.00452825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2.2">
                <text:p>2.2</text:p>
              </table:table-cell>
              <table:table-cell office:value-type="float" office:value="111">
                <text:p>111</text:p>
              </table:table-cell>
              <table:table-cell office:value-type="float" office:value="0.0059415192">
                <text:p>0.00594151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4.329">
                <text:p>4.329</text:p>
              </table:table-cell>
              <table:table-cell office:value-type="float" office:value="121">
                <text:p>121</text:p>
              </table:table-cell>
              <table:table-cell office:value-type="float" office:value="0.0076278642">
                <text:p>0.0076278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34.134">
                <text:p>34.134</text:p>
              </table:table-cell>
              <table:table-cell office:value-type="float" office:value="131">
                <text:p>131</text:p>
              </table:table-cell>
              <table:table-cell office:value-type="float" office:value="0.0096118892">
                <text:p>0.0096118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0.0119181942">
                <text:p>0.011918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0.0145713792">
                <text:p>0.014571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0.0175960442">
                <text:p>0.0175960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0.0210167892">
                <text:p>0.0210167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0.0248582142">
                <text:p>0.0248582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0.0291449192">
                <text:p>0.0291449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0.0339015042">
                <text:p>0.0339015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0391525692">
                <text:p>0.039152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0449227142">
                <text:p>0.0449227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0512365392">
                <text:p>0.0512365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0581186442">
                <text:p>0.0581186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0655936292">
                <text:p>0.065593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0736860942">
                <text:p>0.0736860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0824206392">
                <text:p>0.0824206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0918218642">
                <text:p>0.0918218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1019143692">
                <text:p>0.1019143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1127227542">
                <text:p>0.1127227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1242716192">
                <text:p>0.1242716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0.1365855642">
                <text:p>0.1365855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0.1496891892">
                <text:p>0.1496891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1636070942">
                <text:p>0.1636070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0.1783638792">
                <text:p>0.178363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0.1939841442">
                <text:p>0.1939841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0.2104924892">
                <text:p>0.2104924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0.2279135142">
                <text:p>0.227913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0.2462718192">
                <text:p>0.2462718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0.2655920042">
                <text:p>0.265592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2858986692">
                <text:p>0.2858986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3072164142">
                <text:p>0.3072164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0.3295698392">
                <text:p>0.3295698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0.3529835442">
                <text:p>0.3529835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0.3774821292">
                <text:p>0.377482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0.4030901942">
                <text:p>0.4030901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0.4298323392">
                <text:p>0.4298323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0.4577331642">
                <text:p>0.4577331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0.4868172692">
                <text:p>0.4868172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0.5171092542">
                <text:p>0.5171092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0.5486337192">
                <text:p>0.5486337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0.5814152642">
                <text:p>0.5814152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0.6154784892">
                <text:p>0.6154784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0.6508479942">
                <text:p>0.6508479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0.6875483792">
                <text:p>0.687548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0.7256042442">
                <text:p>0.7256042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0.7650401892">
                <text:p>0.7650401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0.8058808142">
                <text:p>0.8058808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0.8481507192">
                <text:p>0.8481507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0.8918745042">
                <text:p>0.8918745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0.9370767692">
                <text:p>0.9370767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0.9837821142">
                <text:p>0.9837821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1.0320151392">
                <text:p>1.0320151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1.0818004442">
                <text:p>1.0818004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1.1331626292">
                <text:p>1.133162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1.1861262942">
                <text:p>1.1861262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1.2407160392">
                <text:p>1.2407160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1.2969564642">
                <text:p>1.2969564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1.3548721692">
                <text:p>1.354872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1.4144877542">
                <text:p>1.4144877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1.4758278192">
                <text:p>1.4758278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1.5389169642">
                <text:p>1.5389169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1.6037797892">
                <text:p>1.6037797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1.6704408942">
                <text:p>1.6704408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1.7389248792">
                <text:p>1.738924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1.8092563442">
                <text:p>1.8092563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1.8814598892">
                <text:p>1.8814598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1.9555601142">
                <text:p>1.9555601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2.0315816192">
                <text:p>2.0315816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2.1095490042">
                <text:p>2.109549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2.1894868692">
                <text:p>2.1894868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2.2714198142">
                <text:p>2.2714198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2.3553724392">
                <text:p>2.3553724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2.4413693442">
                <text:p>2.4413693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2.5294351292">
                <text:p>2.529435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2.6195943942">
                <text:p>2.6195943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2.7118717392">
                <text:p>2.7118717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2.8062917642">
                <text:p>2.8062917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2.9028790692">
                <text:p>2.9028790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3.0016582542">
                <text:p>3.0016582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3.1026539192">
                <text:p>3.1026539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3.2058906642">
                <text:p>3.2058906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3.3113930892">
                <text:p>3.3113930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3.4191857942">
                <text:p>3.4191857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3.5292933792">
                <text:p>3.529293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3.6417404442">
                <text:p>3.6417404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3.7565515892">
                <text:p>3.7565515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3.8737514142">
                <text:p>3.8737514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3.9933645192">
                <text:p>3.9933645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4.1154155042">
                <text:p>4.1154155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4.2399289692">
                <text:p>4.2399289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4.3669295142">
                <text:p>4.366929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4.4964417392">
                <text:p>4.4964417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4.6284902442">
                <text:p>4.6284902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4.7630996292">
                <text:p>4.763099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4.9002944942">
                <text:p>4.9002944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5.0400994392">
                <text:p>5.0400994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5.1825390642">
                <text:p>5.1825390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5.3276379692">
                <text:p>5.3276379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5.4754207542">
                <text:p>5.4754207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5.6259120192">
                <text:p>5.6259120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5.7791363642">
                <text:p>5.7791363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5.9351183892">
                <text:p>5.9351183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6.0938826942">
                <text:p>6.0938826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6.2554538792">
                <text:p>6.255453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6.4198565442">
                <text:p>6.4198565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6.5871152892">
                <text:p>6.587115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6.7572547142">
                <text:p>6.7572547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6.9302994192">
                <text:p>6.930299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7.1062740042">
                <text:p>7.106274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7.2852030692">
                <text:p>7.2852030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7.4671112142">
                <text:p>7.4671112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7.6520230392">
                <text:p>7.6520230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7.8399631442">
                <text:p>7.8399631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8.0309561292">
                <text:p>8.030956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8.2250265942">
                <text:p>8.2250265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8.4221991392">
                <text:p>8.4221991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8.6224983642">
                <text:p>8.6224983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8.8259488692">
                <text:p>8.8259488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9.0325752542">
                <text:p>9.0325752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9.2424021192">
                <text:p>9.2424021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9.4554540642">
                <text:p>9.4554540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9.6717556892">
                <text:p>9.6717556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9.8913315942">
                <text:p>9.8913315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10.1142063792">
                <text:p>10.114206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10.3404046442">
                <text:p>10.3404046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10.5699509892">
                <text:p>10.5699509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  <table:table-cell office:value-type="float" office:value="10.8028700142">
                <text:p>10.8028700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11.0391863192">
                <text:p>11.0391863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11.2789245042">
                <text:p>11.2789245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11.5221091692">
                <text:p>11.522109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11.7687649142">
                <text:p>11.7687649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12.0189163392">
                <text:p>12.0189163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12.2725880442">
                <text:p>12.2725880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12.5298046292">
                <text:p>12.529804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12.7905906942">
                <text:p>12.7905906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13.0549708392">
                <text:p>13.0549708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13.3229696642">
                <text:p>13.3229696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13.5946117692">
                <text:p>13.5946117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13.8699217542">
                <text:p>13.8699217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14.1489242192">
                <text:p>14.1489242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14.4316437642">
                <text:p>14.4316437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14.7181049892">
                <text:p>14.7181049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15.0083324942">
                <text:p>15.0083324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15.3023508792">
                <text:p>15.302350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15.6001847442">
                <text:p>15.6001847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15.9018586892">
                <text:p>15.9018586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16.2073973142">
                <text:p>16.2073973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16.5168252192">
                <text:p>16.5168252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16.8301670042">
                <text:p>16.830167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17.1474472692">
                <text:p>17.1474472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17.4686906142">
                <text:p>17.4686906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17.7939216392">
                <text:p>17.7939216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18.1231649442">
                <text:p>18.1231649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18.4564451292">
                <text:p>18.456445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18.7937867942">
                <text:p>18.7937867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19.1352145392">
                <text:p>19.1352145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19.4807529642">
                <text:p>19.4807529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19.8304266692">
                <text:p>19.8304266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1">
                <text:p>1701</text:p>
              </table:table-cell>
              <table:table-cell office:value-type="float" office:value="20.1842602542">
                <text:p>20.1842602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20.5422783192">
                <text:p>20.5422783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20.9045054642">
                <text:p>20.9045054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1">
                <text:p>1731</text:p>
              </table:table-cell>
              <table:table-cell office:value-type="float" office:value="21.2709662892">
                <text:p>21.270966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21.6416853942">
                <text:p>21.6416853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22.0166873792">
                <text:p>22.016687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22.3959968442">
                <text:p>22.3959968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22.7796383892">
                <text:p>22.7796383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23.1676366142">
                <text:p>23.1676366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23.5600161192">
                <text:p>23.5600161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23.9568015042">
                <text:p>23.9568015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24.3580173692">
                <text:p>24.3580173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24.7636883142">
                <text:p>24.7636883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25.1738389392">
                <text:p>25.1738389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25.5884938442">
                <text:p>25.5884938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26.0076776292">
                <text:p>26.007677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26.4314148942">
                <text:p>26.4314148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1">
                <text:p>1871</text:p>
              </table:table-cell>
              <table:table-cell office:value-type="float" office:value="26.8597302392">
                <text:p>26.8597302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1">
                <text:p>1881</text:p>
              </table:table-cell>
              <table:table-cell office:value-type="float" office:value="27.2926482642">
                <text:p>27.2926482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27.7301935692">
                <text:p>27.730193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28.1723907542">
                <text:p>28.1723907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28.6192644192">
                <text:p>28.619264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  <table:table-cell office:value-type="float" office:value="29.0708391642">
                <text:p>29.0708391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29.5271395892">
                <text:p>29.5271395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29.9881902942">
                <text:p>29.9881902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30.4540158792">
                <text:p>30.454015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30.9246409442">
                <text:p>30.9246409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31.4000900892">
                <text:p>31.4000900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31.8803879142">
                <text:p>31.8803879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32.3655590192">
                <text:p>32.3655590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32.8556280042">
                <text:p>32.85562800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0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145cm" svg:height="13.954cm" xlink:href=".." xlink:type="simple" chart:class="chart:scatter" chart:style-name="ch1">
        <chart:title svg:x="16.785cm" svg:y="0.415cm" chart:style-name="ch2">
          <text:p>Algorithme 1</text:p>
        </chart:title>
        <chart:subtitle svg:x="16.97cm" svg:y="1.473cm" chart:style-name="ch3">
          <text:p>Interpolation</text:p>
        </chart:subtitle>
        <chart:legend chart:legend-position="bottom" svg:x="14.689cm" svg:y="13.171cm" style:legend-expansion="wide" chart:style-name="ch4"/>
        <chart:plot-area chart:style-name="ch5" table:cell-range-address="Algo1.A2:Algo1.A19 Algo1.E1:Algo1.E1 Algo1.I2:Algo1.I19 Algo1.L1:Algo1.L1 Algo1.R6:Algo1.R2006" chart:data-source-has-labels="row" svg:x="1.733cm" svg:y="2.714cm" svg:width="32.968cm" svg:height="9.197cm">
          <chartooo:coordinate-region svg:x="3.201cm" svg:y="2.913cm" svg:width="31.035cm" svg:height="8.351cm"/>
          <chart:axis chart:dimension="x" chart:name="primary-x" chart:style-name="ch6">
            <chart:title svg:x="16.81cm" svg:y="12.19cm" chart:style-name="ch7">
              <text:p>taille des données</text:p>
            </chart:title>
          </chart:axis>
          <chart:axis chart:dimension="y" chart:name="primary-y" chart:style-name="ch8">
            <chart:title svg:x="0.451cm" svg:y="7.832cm" chart:style-name="ch9">
              <text:p>temps</text:p>
            </chart:title>
            <chart:grid chart:style-name="ch10" chart:class="major"/>
          </chart:axis>
          <chart:series chart:style-name="ch11" chart:values-cell-range-address="Algo1.I2:Algo1.I19" chart:label-cell-address="Algo1.E1:Algo1.E1" chart:class="chart:scatter">
            <chart:domain table:cell-range-address="Algo1.A2:Algo1.A19"/>
            <chart:data-point chart:repeated="18"/>
          </chart:series>
          <chart:series chart:style-name="ch12" chart:values-cell-range-address="Algo1.R6:Algo1.R2006" chart:label-cell-address="Algo1.L1:Algo1.L1" chart:class="chart:scatter">
            <chart:domain table:cell-range-address="Algo1.Q6:Algo1.Q2006"/>
            <chart:data-point chart:repeated="20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maximum</text:p>
                <draw:g>
                  <svg:desc>Algo1.E1:Algo1.E1</svg:desc>
                </draw:g>
              </table:table-cell>
              <table:table-cell office:value-type="string">
                <text:p>Colonne Q</text:p>
              </table:table-cell>
              <table:table-cell office:value-type="string">
                <text:p>interpolation</text:p>
                <draw:g>
                  <svg:desc>Algo1.L1:Algo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go1.A2:Algo1.A19</svg:desc>
                </draw:g>
              </table:table-cell>
              <table:table-cell office:value-type="float" office:value="0">
                <text:p>0</text:p>
                <draw:g>
                  <svg:desc>Algo1.I2:Algo1.I19</svg:desc>
                </draw:g>
              </table:table-cell>
              <table:table-cell office:value-type="float" office:value="1">
                <text:p>1</text:p>
                <draw:g>
                  <svg:desc>Algo1.Q6:Algo1.Q2006</svg:desc>
                </draw:g>
              </table:table-cell>
              <table:table-cell office:value-type="float" office:value="0.00000419">
                <text:p>0.00000419</text:p>
                <draw:g>
                  <svg:desc>Algo1.R6:Algo1.R2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28">
                <text:p>0.000028</text:p>
              </table:table-cell>
              <table:table-cell office:value-type="float" office:value="11">
                <text:p>11</text:p>
              </table:table-cell>
              <table:table-cell office:value-type="float" office:value="0.00050699">
                <text:p>0.00050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093">
                <text:p>0.000093</text:p>
              </table:table-cell>
              <table:table-cell office:value-type="float" office:value="21">
                <text:p>21</text:p>
              </table:table-cell>
              <table:table-cell office:value-type="float" office:value="0.00184779">
                <text:p>0.001847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28">
                <text:p>0.00028</text:p>
              </table:table-cell>
              <table:table-cell office:value-type="float" office:value="31">
                <text:p>31</text:p>
              </table:table-cell>
              <table:table-cell office:value-type="float" office:value="0.00402659">
                <text:p>0.00402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4">
                <text:p>0.0004</text:p>
              </table:table-cell>
              <table:table-cell office:value-type="float" office:value="41">
                <text:p>41</text:p>
              </table:table-cell>
              <table:table-cell office:value-type="float" office:value="0.00704339">
                <text:p>0.00704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16">
                <text:p>0.0016</text:p>
              </table:table-cell>
              <table:table-cell office:value-type="float" office:value="51">
                <text:p>51</text:p>
              </table:table-cell>
              <table:table-cell office:value-type="float" office:value="0.01089819">
                <text:p>0.01089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053">
                <text:p>0.0053</text:p>
              </table:table-cell>
              <table:table-cell office:value-type="float" office:value="61">
                <text:p>61</text:p>
              </table:table-cell>
              <table:table-cell office:value-type="float" office:value="0.01559099">
                <text:p>0.015590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24">
                <text:p>0.024</text:p>
              </table:table-cell>
              <table:table-cell office:value-type="float" office:value="71">
                <text:p>71</text:p>
              </table:table-cell>
              <table:table-cell office:value-type="float" office:value="0.02112179">
                <text:p>0.02112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36">
                <text:p>0.036</text:p>
              </table:table-cell>
              <table:table-cell office:value-type="float" office:value="81">
                <text:p>81</text:p>
              </table:table-cell>
              <table:table-cell office:value-type="float" office:value="0.02749059">
                <text:p>0.02749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17">
                <text:p>0.17</text:p>
              </table:table-cell>
              <table:table-cell office:value-type="float" office:value="91">
                <text:p>91</text:p>
              </table:table-cell>
              <table:table-cell office:value-type="float" office:value="0.03469739">
                <text:p>0.03469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0.57">
                <text:p>0.57</text:p>
              </table:table-cell>
              <table:table-cell office:value-type="float" office:value="101">
                <text:p>101</text:p>
              </table:table-cell>
              <table:table-cell office:value-type="float" office:value="0.04274219">
                <text:p>0.04274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2.5">
                <text:p>2.5</text:p>
              </table:table-cell>
              <table:table-cell office:value-type="float" office:value="111">
                <text:p>111</text:p>
              </table:table-cell>
              <table:table-cell office:value-type="float" office:value="0.05162499">
                <text:p>0.05162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.7">
                <text:p>3.7</text:p>
              </table:table-cell>
              <table:table-cell office:value-type="float" office:value="121">
                <text:p>121</text:p>
              </table:table-cell>
              <table:table-cell office:value-type="float" office:value="0.06134579">
                <text:p>0.06134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29">
                <text:p>29</text:p>
              </table:table-cell>
              <table:table-cell office:value-type="float" office:value="131">
                <text:p>131</text:p>
              </table:table-cell>
              <table:table-cell office:value-type="float" office:value="0.07190459">
                <text:p>0.071904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">
                <text:p>4000</text:p>
              </table:table-cell>
              <table:table-cell office:value-type="float" office:value="92">
                <text:p>92</text:p>
              </table:table-cell>
              <table:table-cell office:value-type="float" office:value="141">
                <text:p>141</text:p>
              </table:table-cell>
              <table:table-cell office:value-type="float" office:value="0.08330139">
                <text:p>0.08330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293">
                <text:p>293</text:p>
              </table:table-cell>
              <table:table-cell office:value-type="float" office:value="151">
                <text:p>151</text:p>
              </table:table-cell>
              <table:table-cell office:value-type="float" office:value="0.09553619">
                <text:p>0.095536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">
                <text:p>10000</text:p>
              </table:table-cell>
              <table:table-cell office:value-type="float" office:value="445">
                <text:p>445</text:p>
              </table:table-cell>
              <table:table-cell office:value-type="float" office:value="161">
                <text:p>161</text:p>
              </table:table-cell>
              <table:table-cell office:value-type="float" office:value="0.10860899">
                <text:p>0.10860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">
                <text:p>20000</text:p>
              </table:table-cell>
              <table:table-cell office:value-type="float" office:value="1653">
                <text:p>1653</text:p>
              </table:table-cell>
              <table:table-cell office:value-type="float" office:value="171">
                <text:p>171</text:p>
              </table:table-cell>
              <table:table-cell office:value-type="float" office:value="0.12251979">
                <text:p>0.1225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0.13726859">
                <text:p>0.1372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0.15285539">
                <text:p>0.1528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0.16928019">
                <text:p>0.1692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0.18654299">
                <text:p>0.1865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0.20464379">
                <text:p>0.2046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0.22358259">
                <text:p>0.2235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0.24335939">
                <text:p>0.2433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0.26397419">
                <text:p>0.2639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0.28542699">
                <text:p>0.2854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0.30771779">
                <text:p>0.3077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0.33084659">
                <text:p>0.3308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0.35481339">
                <text:p>0.3548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0.37961819">
                <text:p>0.3796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0.40526099">
                <text:p>0.4052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0.43174179">
                <text:p>0.4317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0.45906059">
                <text:p>0.4590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0.48721739">
                <text:p>0.4872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0.51621219">
                <text:p>0.5162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0.54604499">
                <text:p>0.5460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0.57671579">
                <text:p>0.5767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0.60822459">
                <text:p>0.6082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0.64057139">
                <text:p>0.6405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0.67375619">
                <text:p>0.6737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0.70777899">
                <text:p>0.7077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0.74263979">
                <text:p>0.7426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0.77833859">
                <text:p>0.7783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0.81487539">
                <text:p>0.8148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0.85225019">
                <text:p>0.8522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0.89046299">
                <text:p>0.8904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0.92951379">
                <text:p>0.9295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0.96940259">
                <text:p>0.9694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1.01012939">
                <text:p>1.0101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1.05169419">
                <text:p>1.0516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1.09409699">
                <text:p>1.0940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1.13733779">
                <text:p>1.1373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1.18141659">
                <text:p>1.1814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1.22633339">
                <text:p>1.2263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1.27208819">
                <text:p>1.2720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1.31868099">
                <text:p>1.3186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1.36611179">
                <text:p>1.3661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1.41438059">
                <text:p>1.4143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1.46348739">
                <text:p>1.4634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1.51343219">
                <text:p>1.5134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1.56421499">
                <text:p>1.5642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1.61583579">
                <text:p>1.6158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1.66829459">
                <text:p>1.6682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1.72159139">
                <text:p>1.7215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1.77572619">
                <text:p>1.7757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1.83069899">
                <text:p>1.8306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1.88650979">
                <text:p>1.8865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1.94315859">
                <text:p>1.9431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2.00064539">
                <text:p>2.0006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2.05897019">
                <text:p>2.0589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2.11813299">
                <text:p>2.1181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2.17813379">
                <text:p>2.1781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2.23897259">
                <text:p>2.2389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2.30064939">
                <text:p>2.3006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2.36316419">
                <text:p>2.3631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2.42651699">
                <text:p>2.4265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2.49070779">
                <text:p>2.4907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2.55573659">
                <text:p>2.5557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2.62160339">
                <text:p>2.6216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2.68830819">
                <text:p>2.6883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2.75585099">
                <text:p>2.7558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2.82423179">
                <text:p>2.8242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2.89345059">
                <text:p>2.8934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2.96350739">
                <text:p>2.9635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3.03440219">
                <text:p>3.0344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3.10613499">
                <text:p>3.1061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3.17870579">
                <text:p>3.1787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3.25211459">
                <text:p>3.2521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3.32636139">
                <text:p>3.3263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3.40144619">
                <text:p>3.4014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3.47736899">
                <text:p>3.4773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3.55412979">
                <text:p>3.5541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3.63172859">
                <text:p>3.6317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3.71016539">
                <text:p>3.7101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3.78944019">
                <text:p>3.7894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3.86955299">
                <text:p>3.8695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3.95050379">
                <text:p>3.9505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4.03229259">
                <text:p>4.0322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4.11491939">
                <text:p>4.1149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4.19838419">
                <text:p>4.1983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4.28268699">
                <text:p>4.2826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4.36782779">
                <text:p>4.3678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4.45380659">
                <text:p>4.4538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4.54062339">
                <text:p>4.5406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4.62827819">
                <text:p>4.6282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4.71677099">
                <text:p>4.7167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4.80610179">
                <text:p>4.8061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4.89627059">
                <text:p>4.8962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4.98727739">
                <text:p>4.9872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5.07912219">
                <text:p>5.0791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5.17180499">
                <text:p>5.1718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5.26532579">
                <text:p>5.2653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5.35968459">
                <text:p>5.3596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5.45488139">
                <text:p>5.4548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5.55091619">
                <text:p>5.5509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5.64778899">
                <text:p>5.6477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5.74549979">
                <text:p>5.7454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5.84404859">
                <text:p>5.8440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5.94343539">
                <text:p>5.9434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6.04366019">
                <text:p>6.043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6.14472299">
                <text:p>6.1447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6.24662379">
                <text:p>6.2466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6.34936259">
                <text:p>6.3493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6.45293939">
                <text:p>6.4529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6.55735419">
                <text:p>6.5573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6.66260699">
                <text:p>6.6626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6.76869779">
                <text:p>6.7686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6.87562659">
                <text:p>6.8756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6.98339339">
                <text:p>6.9833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7.09199819">
                <text:p>7.0919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7.20144099">
                <text:p>7.2014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7.31172179">
                <text:p>7.3117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7.42284059">
                <text:p>7.4228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7.53479739">
                <text:p>7.5347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7.64759219">
                <text:p>7.6475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7.76122499">
                <text:p>7.7612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7.87569579">
                <text:p>7.8756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  <table:table-cell office:value-type="float" office:value="7.99100459">
                <text:p>7.9910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8.10715139">
                <text:p>8.1071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8.22413619">
                <text:p>8.2241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8.34195899">
                <text:p>8.3419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8.46061979">
                <text:p>8.4606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8.58011859">
                <text:p>8.5801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8.70045539">
                <text:p>8.7004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8.82163019">
                <text:p>8.8216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8.94364299">
                <text:p>8.9436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9.06649379">
                <text:p>9.0664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9.19018259">
                <text:p>9.1901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9.31470939">
                <text:p>9.3147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9.44007419">
                <text:p>9.4400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9.56627699">
                <text:p>9.5662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9.69331779">
                <text:p>9.6933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9.82119659">
                <text:p>9.8211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9.94991339">
                <text:p>9.9499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10.07946819">
                <text:p>10.0794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10.20986099">
                <text:p>10.2098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10.34109179">
                <text:p>10.3410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10.47316059">
                <text:p>10.4731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10.60606739">
                <text:p>10.6060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10.73981219">
                <text:p>10.7398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10.87439499">
                <text:p>10.8743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11.00981579">
                <text:p>11.0098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11.14607459">
                <text:p>11.1460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11.28317139">
                <text:p>11.2831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11.42110619">
                <text:p>11.4211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11.55987899">
                <text:p>11.5598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11.69948979">
                <text:p>11.6994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11.83993859">
                <text:p>11.8399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11.98122539">
                <text:p>11.9812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1">
                <text:p>1701</text:p>
              </table:table-cell>
              <table:table-cell office:value-type="float" office:value="12.12335019">
                <text:p>12.1233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12.26631299">
                <text:p>12.2663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12.41011379">
                <text:p>12.4101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1">
                <text:p>1731</text:p>
              </table:table-cell>
              <table:table-cell office:value-type="float" office:value="12.55475259">
                <text:p>12.5547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12.70022939">
                <text:p>12.7002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12.84654419">
                <text:p>12.8465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12.99369699">
                <text:p>12.9936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13.14168779">
                <text:p>13.1416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13.29051659">
                <text:p>13.2905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13.44018339">
                <text:p>13.4401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13.59068819">
                <text:p>13.5906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13.74203099">
                <text:p>13.7420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13.89421179">
                <text:p>13.8942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14.04723059">
                <text:p>14.0472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14.20108739">
                <text:p>14.2010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14.35578219">
                <text:p>14.3557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14.51131499">
                <text:p>14.5113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1">
                <text:p>1871</text:p>
              </table:table-cell>
              <table:table-cell office:value-type="float" office:value="14.66768579">
                <text:p>14.6676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1">
                <text:p>1881</text:p>
              </table:table-cell>
              <table:table-cell office:value-type="float" office:value="14.82489459">
                <text:p>14.8248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14.98294139">
                <text:p>14.9829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15.14182619">
                <text:p>15.1418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15.30154899">
                <text:p>15.3015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  <table:table-cell office:value-type="float" office:value="15.46210979">
                <text:p>15.4621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15.62350859">
                <text:p>15.6235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15.78574539">
                <text:p>15.7857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15.94882019">
                <text:p>15.9488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16.11273299">
                <text:p>16.1127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16.27748379">
                <text:p>16.2774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16.44307259">
                <text:p>16.4430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16.60949939">
                <text:p>16.6094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16.77676419">
                <text:p>16.7767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16.94486699">
                <text:p>16.9448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17.11380779">
                <text:p>17.1138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17.28358659">
                <text:p>17.2835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1">
                <text:p>2041</text:p>
              </table:table-cell>
              <table:table-cell office:value-type="float" office:value="17.45420339">
                <text:p>17.4542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  <table:table-cell office:value-type="float" office:value="17.62565819">
                <text:p>17.6256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1">
                <text:p>2061</text:p>
              </table:table-cell>
              <table:table-cell office:value-type="float" office:value="17.79795099">
                <text:p>17.7979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1">
                <text:p>2071</text:p>
              </table:table-cell>
              <table:table-cell office:value-type="float" office:value="17.97108179">
                <text:p>17.9710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1">
                <text:p>2081</text:p>
              </table:table-cell>
              <table:table-cell office:value-type="float" office:value="18.14505059">
                <text:p>18.1450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1">
                <text:p>2091</text:p>
              </table:table-cell>
              <table:table-cell office:value-type="float" office:value="18.31985739">
                <text:p>18.3198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  <table:table-cell office:value-type="float" office:value="18.49550219">
                <text:p>18.4955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1">
                <text:p>2111</text:p>
              </table:table-cell>
              <table:table-cell office:value-type="float" office:value="18.67198499">
                <text:p>18.6719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1">
                <text:p>2121</text:p>
              </table:table-cell>
              <table:table-cell office:value-type="float" office:value="18.84930579">
                <text:p>18.8493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1">
                <text:p>2131</text:p>
              </table:table-cell>
              <table:table-cell office:value-type="float" office:value="19.02746459">
                <text:p>19.0274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1">
                <text:p>2141</text:p>
              </table:table-cell>
              <table:table-cell office:value-type="float" office:value="19.20646139">
                <text:p>19.2064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1">
                <text:p>2151</text:p>
              </table:table-cell>
              <table:table-cell office:value-type="float" office:value="19.38629619">
                <text:p>19.3862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1">
                <text:p>2161</text:p>
              </table:table-cell>
              <table:table-cell office:value-type="float" office:value="19.56696899">
                <text:p>19.5669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1">
                <text:p>2171</text:p>
              </table:table-cell>
              <table:table-cell office:value-type="float" office:value="19.74847979">
                <text:p>19.7484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1">
                <text:p>2181</text:p>
              </table:table-cell>
              <table:table-cell office:value-type="float" office:value="19.93082859">
                <text:p>19.9308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1">
                <text:p>2191</text:p>
              </table:table-cell>
              <table:table-cell office:value-type="float" office:value="20.11401539">
                <text:p>20.1140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1">
                <text:p>2201</text:p>
              </table:table-cell>
              <table:table-cell office:value-type="float" office:value="20.29804019">
                <text:p>20.2980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1">
                <text:p>2211</text:p>
              </table:table-cell>
              <table:table-cell office:value-type="float" office:value="20.48290299">
                <text:p>20.4829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1">
                <text:p>2221</text:p>
              </table:table-cell>
              <table:table-cell office:value-type="float" office:value="20.66860379">
                <text:p>20.6686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1">
                <text:p>2231</text:p>
              </table:table-cell>
              <table:table-cell office:value-type="float" office:value="20.85514259">
                <text:p>20.8551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1">
                <text:p>2241</text:p>
              </table:table-cell>
              <table:table-cell office:value-type="float" office:value="21.04251939">
                <text:p>21.0425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1">
                <text:p>2251</text:p>
              </table:table-cell>
              <table:table-cell office:value-type="float" office:value="21.23073419">
                <text:p>21.2307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1">
                <text:p>2261</text:p>
              </table:table-cell>
              <table:table-cell office:value-type="float" office:value="21.41978699">
                <text:p>21.4197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1">
                <text:p>2271</text:p>
              </table:table-cell>
              <table:table-cell office:value-type="float" office:value="21.60967779">
                <text:p>21.6096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1">
                <text:p>2281</text:p>
              </table:table-cell>
              <table:table-cell office:value-type="float" office:value="21.80040659">
                <text:p>21.8004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1">
                <text:p>2291</text:p>
              </table:table-cell>
              <table:table-cell office:value-type="float" office:value="21.99197339">
                <text:p>21.9919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1">
                <text:p>2301</text:p>
              </table:table-cell>
              <table:table-cell office:value-type="float" office:value="22.18437819">
                <text:p>22.1843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1">
                <text:p>2311</text:p>
              </table:table-cell>
              <table:table-cell office:value-type="float" office:value="22.37762099">
                <text:p>22.3776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1">
                <text:p>2321</text:p>
              </table:table-cell>
              <table:table-cell office:value-type="float" office:value="22.57170179">
                <text:p>22.5717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1">
                <text:p>2331</text:p>
              </table:table-cell>
              <table:table-cell office:value-type="float" office:value="22.76662059">
                <text:p>22.7666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1">
                <text:p>2341</text:p>
              </table:table-cell>
              <table:table-cell office:value-type="float" office:value="22.96237739">
                <text:p>22.9623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1">
                <text:p>2351</text:p>
              </table:table-cell>
              <table:table-cell office:value-type="float" office:value="23.15897219">
                <text:p>23.1589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1">
                <text:p>2361</text:p>
              </table:table-cell>
              <table:table-cell office:value-type="float" office:value="23.35640499">
                <text:p>23.3564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1">
                <text:p>2371</text:p>
              </table:table-cell>
              <table:table-cell office:value-type="float" office:value="23.55467579">
                <text:p>23.5546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1">
                <text:p>2381</text:p>
              </table:table-cell>
              <table:table-cell office:value-type="float" office:value="23.75378459">
                <text:p>23.7537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1">
                <text:p>2391</text:p>
              </table:table-cell>
              <table:table-cell office:value-type="float" office:value="23.95373139">
                <text:p>23.9537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1">
                <text:p>2401</text:p>
              </table:table-cell>
              <table:table-cell office:value-type="float" office:value="24.15451619">
                <text:p>24.1545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1">
                <text:p>2411</text:p>
              </table:table-cell>
              <table:table-cell office:value-type="float" office:value="24.35613899">
                <text:p>24.3561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1">
                <text:p>2421</text:p>
              </table:table-cell>
              <table:table-cell office:value-type="float" office:value="24.55859979">
                <text:p>24.5585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1">
                <text:p>2431</text:p>
              </table:table-cell>
              <table:table-cell office:value-type="float" office:value="24.76189859">
                <text:p>24.7618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1">
                <text:p>2441</text:p>
              </table:table-cell>
              <table:table-cell office:value-type="float" office:value="24.96603539">
                <text:p>24.9660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1">
                <text:p>2451</text:p>
              </table:table-cell>
              <table:table-cell office:value-type="float" office:value="25.17101019">
                <text:p>25.1710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1">
                <text:p>2461</text:p>
              </table:table-cell>
              <table:table-cell office:value-type="float" office:value="25.37682299">
                <text:p>25.3768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1">
                <text:p>2471</text:p>
              </table:table-cell>
              <table:table-cell office:value-type="float" office:value="25.58347379">
                <text:p>25.5834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1">
                <text:p>2481</text:p>
              </table:table-cell>
              <table:table-cell office:value-type="float" office:value="25.79096259">
                <text:p>25.7909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1">
                <text:p>2491</text:p>
              </table:table-cell>
              <table:table-cell office:value-type="float" office:value="25.99928939">
                <text:p>25.9992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1">
                <text:p>2501</text:p>
              </table:table-cell>
              <table:table-cell office:value-type="float" office:value="26.20845419">
                <text:p>26.2084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1">
                <text:p>2511</text:p>
              </table:table-cell>
              <table:table-cell office:value-type="float" office:value="26.41845699">
                <text:p>26.4184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">
                <text:p>2521</text:p>
              </table:table-cell>
              <table:table-cell office:value-type="float" office:value="26.62929779">
                <text:p>26.6292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1">
                <text:p>2531</text:p>
              </table:table-cell>
              <table:table-cell office:value-type="float" office:value="26.84097659">
                <text:p>26.8409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1">
                <text:p>2541</text:p>
              </table:table-cell>
              <table:table-cell office:value-type="float" office:value="27.05349339">
                <text:p>27.0534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1">
                <text:p>2551</text:p>
              </table:table-cell>
              <table:table-cell office:value-type="float" office:value="27.26684819">
                <text:p>27.2668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1">
                <text:p>2561</text:p>
              </table:table-cell>
              <table:table-cell office:value-type="float" office:value="27.48104099">
                <text:p>27.4810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1">
                <text:p>2571</text:p>
              </table:table-cell>
              <table:table-cell office:value-type="float" office:value="27.69607179">
                <text:p>27.6960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1">
                <text:p>2581</text:p>
              </table:table-cell>
              <table:table-cell office:value-type="float" office:value="27.91194059">
                <text:p>27.9119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1">
                <text:p>2591</text:p>
              </table:table-cell>
              <table:table-cell office:value-type="float" office:value="28.12864739">
                <text:p>28.1286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1">
                <text:p>2601</text:p>
              </table:table-cell>
              <table:table-cell office:value-type="float" office:value="28.34619219">
                <text:p>28.3461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  <table:table-cell office:value-type="float" office:value="28.56457499">
                <text:p>28.5645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">
                <text:p>2621</text:p>
              </table:table-cell>
              <table:table-cell office:value-type="float" office:value="28.78379579">
                <text:p>28.7837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1">
                <text:p>2631</text:p>
              </table:table-cell>
              <table:table-cell office:value-type="float" office:value="29.00385459">
                <text:p>29.0038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1">
                <text:p>2641</text:p>
              </table:table-cell>
              <table:table-cell office:value-type="float" office:value="29.22475139">
                <text:p>29.2247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1">
                <text:p>2651</text:p>
              </table:table-cell>
              <table:table-cell office:value-type="float" office:value="29.44648619">
                <text:p>29.4464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1">
                <text:p>2661</text:p>
              </table:table-cell>
              <table:table-cell office:value-type="float" office:value="29.66905899">
                <text:p>29.6690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1">
                <text:p>2671</text:p>
              </table:table-cell>
              <table:table-cell office:value-type="float" office:value="29.89246979">
                <text:p>29.8924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1">
                <text:p>2681</text:p>
              </table:table-cell>
              <table:table-cell office:value-type="float" office:value="30.11671859">
                <text:p>30.1167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1">
                <text:p>2691</text:p>
              </table:table-cell>
              <table:table-cell office:value-type="float" office:value="30.34180539">
                <text:p>30.3418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1">
                <text:p>2701</text:p>
              </table:table-cell>
              <table:table-cell office:value-type="float" office:value="30.56773019">
                <text:p>30.5677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1">
                <text:p>2711</text:p>
              </table:table-cell>
              <table:table-cell office:value-type="float" office:value="30.79449299">
                <text:p>30.7944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1">
                <text:p>2721</text:p>
              </table:table-cell>
              <table:table-cell office:value-type="float" office:value="31.02209379">
                <text:p>31.0220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1">
                <text:p>2731</text:p>
              </table:table-cell>
              <table:table-cell office:value-type="float" office:value="31.25053259">
                <text:p>31.2505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1">
                <text:p>2741</text:p>
              </table:table-cell>
              <table:table-cell office:value-type="float" office:value="31.47980939">
                <text:p>31.4798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1">
                <text:p>2751</text:p>
              </table:table-cell>
              <table:table-cell office:value-type="float" office:value="31.70992419">
                <text:p>31.7099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  <table:table-cell office:value-type="float" office:value="31.94087699">
                <text:p>31.9408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1">
                <text:p>2771</text:p>
              </table:table-cell>
              <table:table-cell office:value-type="float" office:value="32.17266779">
                <text:p>32.1726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1">
                <text:p>2781</text:p>
              </table:table-cell>
              <table:table-cell office:value-type="float" office:value="32.40529659">
                <text:p>32.4052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1">
                <text:p>2791</text:p>
              </table:table-cell>
              <table:table-cell office:value-type="float" office:value="32.63876339">
                <text:p>32.6387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1">
                <text:p>2801</text:p>
              </table:table-cell>
              <table:table-cell office:value-type="float" office:value="32.87306819">
                <text:p>32.8730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1">
                <text:p>2811</text:p>
              </table:table-cell>
              <table:table-cell office:value-type="float" office:value="33.10821099">
                <text:p>33.1082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1">
                <text:p>2821</text:p>
              </table:table-cell>
              <table:table-cell office:value-type="float" office:value="33.34419179">
                <text:p>33.3441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1">
                <text:p>2831</text:p>
              </table:table-cell>
              <table:table-cell office:value-type="float" office:value="33.58101059">
                <text:p>33.5810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1">
                <text:p>2841</text:p>
              </table:table-cell>
              <table:table-cell office:value-type="float" office:value="33.81866739">
                <text:p>33.8186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1">
                <text:p>2851</text:p>
              </table:table-cell>
              <table:table-cell office:value-type="float" office:value="34.05716219">
                <text:p>34.0571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1">
                <text:p>2861</text:p>
              </table:table-cell>
              <table:table-cell office:value-type="float" office:value="34.29649499">
                <text:p>34.2964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1">
                <text:p>2871</text:p>
              </table:table-cell>
              <table:table-cell office:value-type="float" office:value="34.53666579">
                <text:p>34.5366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1">
                <text:p>2881</text:p>
              </table:table-cell>
              <table:table-cell office:value-type="float" office:value="34.77767459">
                <text:p>34.7776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1">
                <text:p>2891</text:p>
              </table:table-cell>
              <table:table-cell office:value-type="float" office:value="35.01952139">
                <text:p>35.0195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1">
                <text:p>2901</text:p>
              </table:table-cell>
              <table:table-cell office:value-type="float" office:value="35.26220619">
                <text:p>35.2622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1">
                <text:p>2911</text:p>
              </table:table-cell>
              <table:table-cell office:value-type="float" office:value="35.50572899">
                <text:p>35.5057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1">
                <text:p>2921</text:p>
              </table:table-cell>
              <table:table-cell office:value-type="float" office:value="35.75008979">
                <text:p>35.7500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1">
                <text:p>2931</text:p>
              </table:table-cell>
              <table:table-cell office:value-type="float" office:value="35.99528859">
                <text:p>35.9952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1">
                <text:p>2941</text:p>
              </table:table-cell>
              <table:table-cell office:value-type="float" office:value="36.24132539">
                <text:p>36.2413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1">
                <text:p>2951</text:p>
              </table:table-cell>
              <table:table-cell office:value-type="float" office:value="36.48820019">
                <text:p>36.4882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1">
                <text:p>2961</text:p>
              </table:table-cell>
              <table:table-cell office:value-type="float" office:value="36.73591299">
                <text:p>36.7359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1">
                <text:p>2971</text:p>
              </table:table-cell>
              <table:table-cell office:value-type="float" office:value="36.98446379">
                <text:p>36.9844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1">
                <text:p>2981</text:p>
              </table:table-cell>
              <table:table-cell office:value-type="float" office:value="37.23385259">
                <text:p>37.2338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1">
                <text:p>2991</text:p>
              </table:table-cell>
              <table:table-cell office:value-type="float" office:value="37.48407939">
                <text:p>37.4840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1">
                <text:p>3001</text:p>
              </table:table-cell>
              <table:table-cell office:value-type="float" office:value="37.73514419">
                <text:p>37.7351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1">
                <text:p>3011</text:p>
              </table:table-cell>
              <table:table-cell office:value-type="float" office:value="37.98704699">
                <text:p>37.9870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1">
                <text:p>3021</text:p>
              </table:table-cell>
              <table:table-cell office:value-type="float" office:value="38.23978779">
                <text:p>38.2397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1">
                <text:p>3031</text:p>
              </table:table-cell>
              <table:table-cell office:value-type="float" office:value="38.49336659">
                <text:p>38.4933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1">
                <text:p>3041</text:p>
              </table:table-cell>
              <table:table-cell office:value-type="float" office:value="38.74778339">
                <text:p>38.7477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1">
                <text:p>3051</text:p>
              </table:table-cell>
              <table:table-cell office:value-type="float" office:value="39.00303819">
                <text:p>39.0030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1">
                <text:p>3061</text:p>
              </table:table-cell>
              <table:table-cell office:value-type="float" office:value="39.25913099">
                <text:p>39.2591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1">
                <text:p>3071</text:p>
              </table:table-cell>
              <table:table-cell office:value-type="float" office:value="39.51606179">
                <text:p>39.5160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1">
                <text:p>3081</text:p>
              </table:table-cell>
              <table:table-cell office:value-type="float" office:value="39.77383059">
                <text:p>39.7738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1">
                <text:p>3091</text:p>
              </table:table-cell>
              <table:table-cell office:value-type="float" office:value="40.03243739">
                <text:p>40.0324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1">
                <text:p>3101</text:p>
              </table:table-cell>
              <table:table-cell office:value-type="float" office:value="40.29188219">
                <text:p>40.2918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1">
                <text:p>3111</text:p>
              </table:table-cell>
              <table:table-cell office:value-type="float" office:value="40.55216499">
                <text:p>40.5521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1">
                <text:p>3121</text:p>
              </table:table-cell>
              <table:table-cell office:value-type="float" office:value="40.81328579">
                <text:p>40.8132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1">
                <text:p>3131</text:p>
              </table:table-cell>
              <table:table-cell office:value-type="float" office:value="41.07524459">
                <text:p>41.0752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1">
                <text:p>3141</text:p>
              </table:table-cell>
              <table:table-cell office:value-type="float" office:value="41.33804139">
                <text:p>41.3380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1">
                <text:p>3151</text:p>
              </table:table-cell>
              <table:table-cell office:value-type="float" office:value="41.60167619">
                <text:p>41.6016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1">
                <text:p>3161</text:p>
              </table:table-cell>
              <table:table-cell office:value-type="float" office:value="41.86614899">
                <text:p>41.8661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1">
                <text:p>3171</text:p>
              </table:table-cell>
              <table:table-cell office:value-type="float" office:value="42.13145979">
                <text:p>42.1314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1">
                <text:p>3181</text:p>
              </table:table-cell>
              <table:table-cell office:value-type="float" office:value="42.39760859">
                <text:p>42.3976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1">
                <text:p>3191</text:p>
              </table:table-cell>
              <table:table-cell office:value-type="float" office:value="42.66459539">
                <text:p>42.6645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1">
                <text:p>3201</text:p>
              </table:table-cell>
              <table:table-cell office:value-type="float" office:value="42.93242019">
                <text:p>42.9324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1">
                <text:p>3211</text:p>
              </table:table-cell>
              <table:table-cell office:value-type="float" office:value="43.20108299">
                <text:p>43.201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1">
                <text:p>3221</text:p>
              </table:table-cell>
              <table:table-cell office:value-type="float" office:value="43.47058379">
                <text:p>43.4705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1">
                <text:p>3231</text:p>
              </table:table-cell>
              <table:table-cell office:value-type="float" office:value="43.74092259">
                <text:p>43.7409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1">
                <text:p>3241</text:p>
              </table:table-cell>
              <table:table-cell office:value-type="float" office:value="44.01209939">
                <text:p>44.0120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1">
                <text:p>3251</text:p>
              </table:table-cell>
              <table:table-cell office:value-type="float" office:value="44.28411419">
                <text:p>44.2841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1">
                <text:p>3261</text:p>
              </table:table-cell>
              <table:table-cell office:value-type="float" office:value="44.55696699">
                <text:p>44.5569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1">
                <text:p>3271</text:p>
              </table:table-cell>
              <table:table-cell office:value-type="float" office:value="44.83065779">
                <text:p>44.8306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1">
                <text:p>3281</text:p>
              </table:table-cell>
              <table:table-cell office:value-type="float" office:value="45.10518659">
                <text:p>45.1051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1">
                <text:p>3291</text:p>
              </table:table-cell>
              <table:table-cell office:value-type="float" office:value="45.38055339">
                <text:p>45.3805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1">
                <text:p>3301</text:p>
              </table:table-cell>
              <table:table-cell office:value-type="float" office:value="45.65675819">
                <text:p>45.6567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1">
                <text:p>3311</text:p>
              </table:table-cell>
              <table:table-cell office:value-type="float" office:value="45.93380099">
                <text:p>45.9338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1">
                <text:p>3321</text:p>
              </table:table-cell>
              <table:table-cell office:value-type="float" office:value="46.21168179">
                <text:p>46.2116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1">
                <text:p>3331</text:p>
              </table:table-cell>
              <table:table-cell office:value-type="float" office:value="46.49040059">
                <text:p>46.4904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1">
                <text:p>3341</text:p>
              </table:table-cell>
              <table:table-cell office:value-type="float" office:value="46.76995739">
                <text:p>46.7699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1">
                <text:p>3351</text:p>
              </table:table-cell>
              <table:table-cell office:value-type="float" office:value="47.05035219">
                <text:p>47.0503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1">
                <text:p>3361</text:p>
              </table:table-cell>
              <table:table-cell office:value-type="float" office:value="47.33158499">
                <text:p>47.3315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1">
                <text:p>3371</text:p>
              </table:table-cell>
              <table:table-cell office:value-type="float" office:value="47.61365579">
                <text:p>47.6136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1">
                <text:p>3381</text:p>
              </table:table-cell>
              <table:table-cell office:value-type="float" office:value="47.89656459">
                <text:p>47.8965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1">
                <text:p>3391</text:p>
              </table:table-cell>
              <table:table-cell office:value-type="float" office:value="48.18031139">
                <text:p>48.1803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1">
                <text:p>3401</text:p>
              </table:table-cell>
              <table:table-cell office:value-type="float" office:value="48.46489619">
                <text:p>48.4648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1">
                <text:p>3411</text:p>
              </table:table-cell>
              <table:table-cell office:value-type="float" office:value="48.75031899">
                <text:p>48.7503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1">
                <text:p>3421</text:p>
              </table:table-cell>
              <table:table-cell office:value-type="float" office:value="49.03657979">
                <text:p>49.0365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1">
                <text:p>3431</text:p>
              </table:table-cell>
              <table:table-cell office:value-type="float" office:value="49.32367859">
                <text:p>49.3236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1">
                <text:p>3441</text:p>
              </table:table-cell>
              <table:table-cell office:value-type="float" office:value="49.61161539">
                <text:p>49.6116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1">
                <text:p>3451</text:p>
              </table:table-cell>
              <table:table-cell office:value-type="float" office:value="49.90039019">
                <text:p>49.9003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1">
                <text:p>3461</text:p>
              </table:table-cell>
              <table:table-cell office:value-type="float" office:value="50.19000299">
                <text:p>50.1900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1">
                <text:p>3471</text:p>
              </table:table-cell>
              <table:table-cell office:value-type="float" office:value="50.48045379">
                <text:p>50.4804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1">
                <text:p>3481</text:p>
              </table:table-cell>
              <table:table-cell office:value-type="float" office:value="50.77174259">
                <text:p>50.7717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1">
                <text:p>3491</text:p>
              </table:table-cell>
              <table:table-cell office:value-type="float" office:value="51.06386939">
                <text:p>51.0638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1">
                <text:p>3501</text:p>
              </table:table-cell>
              <table:table-cell office:value-type="float" office:value="51.35683419">
                <text:p>51.3568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1">
                <text:p>3511</text:p>
              </table:table-cell>
              <table:table-cell office:value-type="float" office:value="51.65063699">
                <text:p>51.6506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1">
                <text:p>3521</text:p>
              </table:table-cell>
              <table:table-cell office:value-type="float" office:value="51.94527779">
                <text:p>51.9452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1">
                <text:p>3531</text:p>
              </table:table-cell>
              <table:table-cell office:value-type="float" office:value="52.24075659">
                <text:p>52.2407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1">
                <text:p>3541</text:p>
              </table:table-cell>
              <table:table-cell office:value-type="float" office:value="52.53707339">
                <text:p>52.5370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1">
                <text:p>3551</text:p>
              </table:table-cell>
              <table:table-cell office:value-type="float" office:value="52.83422819">
                <text:p>52.8342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1">
                <text:p>3561</text:p>
              </table:table-cell>
              <table:table-cell office:value-type="float" office:value="53.13222099">
                <text:p>53.1322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1">
                <text:p>3571</text:p>
              </table:table-cell>
              <table:table-cell office:value-type="float" office:value="53.43105179">
                <text:p>53.4310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1">
                <text:p>3581</text:p>
              </table:table-cell>
              <table:table-cell office:value-type="float" office:value="53.73072059">
                <text:p>53.7307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1">
                <text:p>3591</text:p>
              </table:table-cell>
              <table:table-cell office:value-type="float" office:value="54.03122739">
                <text:p>54.0312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1">
                <text:p>3601</text:p>
              </table:table-cell>
              <table:table-cell office:value-type="float" office:value="54.33257219">
                <text:p>54.3325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1">
                <text:p>3611</text:p>
              </table:table-cell>
              <table:table-cell office:value-type="float" office:value="54.63475499">
                <text:p>54.6347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1">
                <text:p>3621</text:p>
              </table:table-cell>
              <table:table-cell office:value-type="float" office:value="54.93777579">
                <text:p>54.9377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1">
                <text:p>3631</text:p>
              </table:table-cell>
              <table:table-cell office:value-type="float" office:value="55.24163459">
                <text:p>55.2416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1">
                <text:p>3641</text:p>
              </table:table-cell>
              <table:table-cell office:value-type="float" office:value="55.54633139">
                <text:p>55.5463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55.85186619">
                <text:p>55.8518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1">
                <text:p>3661</text:p>
              </table:table-cell>
              <table:table-cell office:value-type="float" office:value="56.15823899">
                <text:p>56.1582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1">
                <text:p>3671</text:p>
              </table:table-cell>
              <table:table-cell office:value-type="float" office:value="56.46544979">
                <text:p>56.4654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1">
                <text:p>3681</text:p>
              </table:table-cell>
              <table:table-cell office:value-type="float" office:value="56.77349859">
                <text:p>56.7734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1">
                <text:p>3691</text:p>
              </table:table-cell>
              <table:table-cell office:value-type="float" office:value="57.08238539">
                <text:p>57.0823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1">
                <text:p>3701</text:p>
              </table:table-cell>
              <table:table-cell office:value-type="float" office:value="57.39211019">
                <text:p>57.3921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1">
                <text:p>3711</text:p>
              </table:table-cell>
              <table:table-cell office:value-type="float" office:value="57.70267299">
                <text:p>57.7026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1">
                <text:p>3721</text:p>
              </table:table-cell>
              <table:table-cell office:value-type="float" office:value="58.01407379">
                <text:p>58.0140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1">
                <text:p>3731</text:p>
              </table:table-cell>
              <table:table-cell office:value-type="float" office:value="58.32631259">
                <text:p>58.3263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1">
                <text:p>3741</text:p>
              </table:table-cell>
              <table:table-cell office:value-type="float" office:value="58.63938939">
                <text:p>58.6393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1">
                <text:p>3751</text:p>
              </table:table-cell>
              <table:table-cell office:value-type="float" office:value="58.95330419">
                <text:p>58.9533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1">
                <text:p>3761</text:p>
              </table:table-cell>
              <table:table-cell office:value-type="float" office:value="59.26805699">
                <text:p>59.2680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1">
                <text:p>3771</text:p>
              </table:table-cell>
              <table:table-cell office:value-type="float" office:value="59.58364779">
                <text:p>59.5836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1">
                <text:p>3781</text:p>
              </table:table-cell>
              <table:table-cell office:value-type="float" office:value="59.90007659">
                <text:p>59.9000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1">
                <text:p>3791</text:p>
              </table:table-cell>
              <table:table-cell office:value-type="float" office:value="60.21734339">
                <text:p>60.2173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1">
                <text:p>3801</text:p>
              </table:table-cell>
              <table:table-cell office:value-type="float" office:value="60.53544819">
                <text:p>60.5354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1">
                <text:p>3811</text:p>
              </table:table-cell>
              <table:table-cell office:value-type="float" office:value="60.85439099">
                <text:p>60.8543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1">
                <text:p>3821</text:p>
              </table:table-cell>
              <table:table-cell office:value-type="float" office:value="61.17417179">
                <text:p>61.1741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1">
                <text:p>3831</text:p>
              </table:table-cell>
              <table:table-cell office:value-type="float" office:value="61.49479059">
                <text:p>61.4947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1">
                <text:p>3841</text:p>
              </table:table-cell>
              <table:table-cell office:value-type="float" office:value="61.81624739">
                <text:p>61.8162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1">
                <text:p>3851</text:p>
              </table:table-cell>
              <table:table-cell office:value-type="float" office:value="62.13854219">
                <text:p>62.1385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1">
                <text:p>3861</text:p>
              </table:table-cell>
              <table:table-cell office:value-type="float" office:value="62.46167499">
                <text:p>62.4616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1">
                <text:p>3871</text:p>
              </table:table-cell>
              <table:table-cell office:value-type="float" office:value="62.78564579">
                <text:p>62.7856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1">
                <text:p>3881</text:p>
              </table:table-cell>
              <table:table-cell office:value-type="float" office:value="63.11045459">
                <text:p>63.1104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1">
                <text:p>3891</text:p>
              </table:table-cell>
              <table:table-cell office:value-type="float" office:value="63.43610139">
                <text:p>63.4361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1">
                <text:p>3901</text:p>
              </table:table-cell>
              <table:table-cell office:value-type="float" office:value="63.76258619">
                <text:p>63.7625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1">
                <text:p>3911</text:p>
              </table:table-cell>
              <table:table-cell office:value-type="float" office:value="64.08990899">
                <text:p>64.0899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1">
                <text:p>3921</text:p>
              </table:table-cell>
              <table:table-cell office:value-type="float" office:value="64.41806979">
                <text:p>64.4180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1">
                <text:p>3931</text:p>
              </table:table-cell>
              <table:table-cell office:value-type="float" office:value="64.74706859">
                <text:p>64.7470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1">
                <text:p>3941</text:p>
              </table:table-cell>
              <table:table-cell office:value-type="float" office:value="65.07690539">
                <text:p>65.0769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1">
                <text:p>3951</text:p>
              </table:table-cell>
              <table:table-cell office:value-type="float" office:value="65.40758019">
                <text:p>65.4075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1">
                <text:p>3961</text:p>
              </table:table-cell>
              <table:table-cell office:value-type="float" office:value="65.73909299">
                <text:p>65.7390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1">
                <text:p>3971</text:p>
              </table:table-cell>
              <table:table-cell office:value-type="float" office:value="66.07144379">
                <text:p>66.0714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1">
                <text:p>3981</text:p>
              </table:table-cell>
              <table:table-cell office:value-type="float" office:value="66.40463259">
                <text:p>66.4046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1">
                <text:p>3991</text:p>
              </table:table-cell>
              <table:table-cell office:value-type="float" office:value="66.73865939">
                <text:p>66.7386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1">
                <text:p>4001</text:p>
              </table:table-cell>
              <table:table-cell office:value-type="float" office:value="67.07352419">
                <text:p>67.0735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1">
                <text:p>4011</text:p>
              </table:table-cell>
              <table:table-cell office:value-type="float" office:value="67.40922699">
                <text:p>67.4092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1">
                <text:p>4021</text:p>
              </table:table-cell>
              <table:table-cell office:value-type="float" office:value="67.74576779">
                <text:p>67.7457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1">
                <text:p>4031</text:p>
              </table:table-cell>
              <table:table-cell office:value-type="float" office:value="68.08314659">
                <text:p>68.0831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1">
                <text:p>4041</text:p>
              </table:table-cell>
              <table:table-cell office:value-type="float" office:value="68.42136339">
                <text:p>68.4213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1">
                <text:p>4051</text:p>
              </table:table-cell>
              <table:table-cell office:value-type="float" office:value="68.76041819">
                <text:p>68.7604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1">
                <text:p>4061</text:p>
              </table:table-cell>
              <table:table-cell office:value-type="float" office:value="69.10031099">
                <text:p>69.1003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1">
                <text:p>4071</text:p>
              </table:table-cell>
              <table:table-cell office:value-type="float" office:value="69.44104179">
                <text:p>69.4410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1">
                <text:p>4081</text:p>
              </table:table-cell>
              <table:table-cell office:value-type="float" office:value="69.78261059">
                <text:p>69.7826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1">
                <text:p>4091</text:p>
              </table:table-cell>
              <table:table-cell office:value-type="float" office:value="70.12501739">
                <text:p>70.1250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1">
                <text:p>4101</text:p>
              </table:table-cell>
              <table:table-cell office:value-type="float" office:value="70.46826219">
                <text:p>70.4682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1">
                <text:p>4111</text:p>
              </table:table-cell>
              <table:table-cell office:value-type="float" office:value="70.81234499">
                <text:p>70.8123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1">
                <text:p>4121</text:p>
              </table:table-cell>
              <table:table-cell office:value-type="float" office:value="71.15726579">
                <text:p>71.1572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1">
                <text:p>4131</text:p>
              </table:table-cell>
              <table:table-cell office:value-type="float" office:value="71.50302459">
                <text:p>71.5030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1">
                <text:p>4141</text:p>
              </table:table-cell>
              <table:table-cell office:value-type="float" office:value="71.84962139">
                <text:p>71.8496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1">
                <text:p>4151</text:p>
              </table:table-cell>
              <table:table-cell office:value-type="float" office:value="72.19705619">
                <text:p>72.1970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1">
                <text:p>4161</text:p>
              </table:table-cell>
              <table:table-cell office:value-type="float" office:value="72.54532899">
                <text:p>72.5453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1">
                <text:p>4171</text:p>
              </table:table-cell>
              <table:table-cell office:value-type="float" office:value="72.89443979">
                <text:p>72.8944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1">
                <text:p>4181</text:p>
              </table:table-cell>
              <table:table-cell office:value-type="float" office:value="73.24438859">
                <text:p>73.2443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1">
                <text:p>4191</text:p>
              </table:table-cell>
              <table:table-cell office:value-type="float" office:value="73.59517539">
                <text:p>73.5951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1">
                <text:p>4201</text:p>
              </table:table-cell>
              <table:table-cell office:value-type="float" office:value="73.94680019">
                <text:p>73.9468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1">
                <text:p>4211</text:p>
              </table:table-cell>
              <table:table-cell office:value-type="float" office:value="74.29926299">
                <text:p>74.2992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1">
                <text:p>4221</text:p>
              </table:table-cell>
              <table:table-cell office:value-type="float" office:value="74.65256379">
                <text:p>74.6525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1">
                <text:p>4231</text:p>
              </table:table-cell>
              <table:table-cell office:value-type="float" office:value="75.00670259">
                <text:p>75.0067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1">
                <text:p>4241</text:p>
              </table:table-cell>
              <table:table-cell office:value-type="float" office:value="75.36167939">
                <text:p>75.3616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1">
                <text:p>4251</text:p>
              </table:table-cell>
              <table:table-cell office:value-type="float" office:value="75.71749419">
                <text:p>75.7174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1">
                <text:p>4261</text:p>
              </table:table-cell>
              <table:table-cell office:value-type="float" office:value="76.07414699">
                <text:p>76.0741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1">
                <text:p>4271</text:p>
              </table:table-cell>
              <table:table-cell office:value-type="float" office:value="76.43163779">
                <text:p>76.4316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1">
                <text:p>4281</text:p>
              </table:table-cell>
              <table:table-cell office:value-type="float" office:value="76.78996659">
                <text:p>76.7899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1">
                <text:p>4291</text:p>
              </table:table-cell>
              <table:table-cell office:value-type="float" office:value="77.14913339">
                <text:p>77.149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1">
                <text:p>4301</text:p>
              </table:table-cell>
              <table:table-cell office:value-type="float" office:value="77.50913819">
                <text:p>77.5091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1">
                <text:p>4311</text:p>
              </table:table-cell>
              <table:table-cell office:value-type="float" office:value="77.86998099">
                <text:p>77.8699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1">
                <text:p>4321</text:p>
              </table:table-cell>
              <table:table-cell office:value-type="float" office:value="78.23166179">
                <text:p>78.2316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1">
                <text:p>4331</text:p>
              </table:table-cell>
              <table:table-cell office:value-type="float" office:value="78.59418059">
                <text:p>78.5941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1">
                <text:p>4341</text:p>
              </table:table-cell>
              <table:table-cell office:value-type="float" office:value="78.95753739">
                <text:p>78.9575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1">
                <text:p>4351</text:p>
              </table:table-cell>
              <table:table-cell office:value-type="float" office:value="79.32173219">
                <text:p>79.3217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1">
                <text:p>4361</text:p>
              </table:table-cell>
              <table:table-cell office:value-type="float" office:value="79.68676499">
                <text:p>79.6867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1">
                <text:p>4371</text:p>
              </table:table-cell>
              <table:table-cell office:value-type="float" office:value="80.05263579">
                <text:p>80.0526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1">
                <text:p>4381</text:p>
              </table:table-cell>
              <table:table-cell office:value-type="float" office:value="80.41934459">
                <text:p>80.4193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1">
                <text:p>4391</text:p>
              </table:table-cell>
              <table:table-cell office:value-type="float" office:value="80.78689139">
                <text:p>80.7868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1">
                <text:p>4401</text:p>
              </table:table-cell>
              <table:table-cell office:value-type="float" office:value="81.15527619">
                <text:p>81.1552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1">
                <text:p>4411</text:p>
              </table:table-cell>
              <table:table-cell office:value-type="float" office:value="81.52449899">
                <text:p>81.5244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1">
                <text:p>4421</text:p>
              </table:table-cell>
              <table:table-cell office:value-type="float" office:value="81.89455979">
                <text:p>81.8945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1">
                <text:p>4431</text:p>
              </table:table-cell>
              <table:table-cell office:value-type="float" office:value="82.26545859">
                <text:p>82.2654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1">
                <text:p>4441</text:p>
              </table:table-cell>
              <table:table-cell office:value-type="float" office:value="82.63719539">
                <text:p>82.6371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1">
                <text:p>4451</text:p>
              </table:table-cell>
              <table:table-cell office:value-type="float" office:value="83.00977019">
                <text:p>83.0097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1">
                <text:p>4461</text:p>
              </table:table-cell>
              <table:table-cell office:value-type="float" office:value="83.38318299">
                <text:p>83.3831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1">
                <text:p>4471</text:p>
              </table:table-cell>
              <table:table-cell office:value-type="float" office:value="83.75743379">
                <text:p>83.7574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1">
                <text:p>4481</text:p>
              </table:table-cell>
              <table:table-cell office:value-type="float" office:value="84.13252259">
                <text:p>84.1325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1">
                <text:p>4491</text:p>
              </table:table-cell>
              <table:table-cell office:value-type="float" office:value="84.50844939">
                <text:p>84.5084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1">
                <text:p>4501</text:p>
              </table:table-cell>
              <table:table-cell office:value-type="float" office:value="84.88521419">
                <text:p>84.8852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1">
                <text:p>4511</text:p>
              </table:table-cell>
              <table:table-cell office:value-type="float" office:value="85.26281699">
                <text:p>85.2628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1">
                <text:p>4521</text:p>
              </table:table-cell>
              <table:table-cell office:value-type="float" office:value="85.64125779">
                <text:p>85.6412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1">
                <text:p>4531</text:p>
              </table:table-cell>
              <table:table-cell office:value-type="float" office:value="86.02053659">
                <text:p>86.0205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1">
                <text:p>4541</text:p>
              </table:table-cell>
              <table:table-cell office:value-type="float" office:value="86.40065339">
                <text:p>86.4006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1">
                <text:p>4551</text:p>
              </table:table-cell>
              <table:table-cell office:value-type="float" office:value="86.78160819">
                <text:p>86.7816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1">
                <text:p>4561</text:p>
              </table:table-cell>
              <table:table-cell office:value-type="float" office:value="87.16340099">
                <text:p>87.1634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1">
                <text:p>4571</text:p>
              </table:table-cell>
              <table:table-cell office:value-type="float" office:value="87.54603179">
                <text:p>87.5460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1">
                <text:p>4581</text:p>
              </table:table-cell>
              <table:table-cell office:value-type="float" office:value="87.92950059">
                <text:p>87.9295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1">
                <text:p>4591</text:p>
              </table:table-cell>
              <table:table-cell office:value-type="float" office:value="88.31380739">
                <text:p>88.3138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1">
                <text:p>4601</text:p>
              </table:table-cell>
              <table:table-cell office:value-type="float" office:value="88.69895219">
                <text:p>88.6989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1">
                <text:p>4611</text:p>
              </table:table-cell>
              <table:table-cell office:value-type="float" office:value="89.08493499">
                <text:p>89.0849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1">
                <text:p>4621</text:p>
              </table:table-cell>
              <table:table-cell office:value-type="float" office:value="89.47175579">
                <text:p>89.4717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1">
                <text:p>4631</text:p>
              </table:table-cell>
              <table:table-cell office:value-type="float" office:value="89.85941459">
                <text:p>89.8594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1">
                <text:p>4641</text:p>
              </table:table-cell>
              <table:table-cell office:value-type="float" office:value="90.24791139">
                <text:p>90.2479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1">
                <text:p>4651</text:p>
              </table:table-cell>
              <table:table-cell office:value-type="float" office:value="90.63724619">
                <text:p>90.6372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1">
                <text:p>4661</text:p>
              </table:table-cell>
              <table:table-cell office:value-type="float" office:value="91.02741899">
                <text:p>91.0274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1">
                <text:p>4671</text:p>
              </table:table-cell>
              <table:table-cell office:value-type="float" office:value="91.41842979">
                <text:p>91.4184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1">
                <text:p>4681</text:p>
              </table:table-cell>
              <table:table-cell office:value-type="float" office:value="91.81027859">
                <text:p>91.8102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1">
                <text:p>4691</text:p>
              </table:table-cell>
              <table:table-cell office:value-type="float" office:value="92.20296539">
                <text:p>92.2029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1">
                <text:p>4701</text:p>
              </table:table-cell>
              <table:table-cell office:value-type="float" office:value="92.59649019">
                <text:p>92.5964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1">
                <text:p>4711</text:p>
              </table:table-cell>
              <table:table-cell office:value-type="float" office:value="92.99085299">
                <text:p>92.9908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1">
                <text:p>4721</text:p>
              </table:table-cell>
              <table:table-cell office:value-type="float" office:value="93.38605379">
                <text:p>93.3860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1">
                <text:p>4731</text:p>
              </table:table-cell>
              <table:table-cell office:value-type="float" office:value="93.78209259">
                <text:p>93.7820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1">
                <text:p>4741</text:p>
              </table:table-cell>
              <table:table-cell office:value-type="float" office:value="94.17896939">
                <text:p>94.1789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1">
                <text:p>4751</text:p>
              </table:table-cell>
              <table:table-cell office:value-type="float" office:value="94.57668419">
                <text:p>94.5766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1">
                <text:p>4761</text:p>
              </table:table-cell>
              <table:table-cell office:value-type="float" office:value="94.97523699">
                <text:p>94.9752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1">
                <text:p>4771</text:p>
              </table:table-cell>
              <table:table-cell office:value-type="float" office:value="95.37462779">
                <text:p>95.3746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1">
                <text:p>4781</text:p>
              </table:table-cell>
              <table:table-cell office:value-type="float" office:value="95.77485659">
                <text:p>95.7748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1">
                <text:p>4791</text:p>
              </table:table-cell>
              <table:table-cell office:value-type="float" office:value="96.17592339">
                <text:p>96.1759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1">
                <text:p>4801</text:p>
              </table:table-cell>
              <table:table-cell office:value-type="float" office:value="96.57782819">
                <text:p>96.5778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1">
                <text:p>4811</text:p>
              </table:table-cell>
              <table:table-cell office:value-type="float" office:value="96.98057099">
                <text:p>96.9805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1">
                <text:p>4821</text:p>
              </table:table-cell>
              <table:table-cell office:value-type="float" office:value="97.38415179">
                <text:p>97.3841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1">
                <text:p>4831</text:p>
              </table:table-cell>
              <table:table-cell office:value-type="float" office:value="97.78857059">
                <text:p>97.7885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1">
                <text:p>4841</text:p>
              </table:table-cell>
              <table:table-cell office:value-type="float" office:value="98.19382739">
                <text:p>98.1938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1">
                <text:p>4851</text:p>
              </table:table-cell>
              <table:table-cell office:value-type="float" office:value="98.59992219">
                <text:p>98.5999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1">
                <text:p>4861</text:p>
              </table:table-cell>
              <table:table-cell office:value-type="float" office:value="99.00685499">
                <text:p>99.0068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1">
                <text:p>4871</text:p>
              </table:table-cell>
              <table:table-cell office:value-type="float" office:value="99.41462579">
                <text:p>99.4146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1">
                <text:p>4881</text:p>
              </table:table-cell>
              <table:table-cell office:value-type="float" office:value="99.82323459">
                <text:p>99.8232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1">
                <text:p>4891</text:p>
              </table:table-cell>
              <table:table-cell office:value-type="float" office:value="100.23268139">
                <text:p>100.2326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1">
                <text:p>4901</text:p>
              </table:table-cell>
              <table:table-cell office:value-type="float" office:value="100.64296619">
                <text:p>100.6429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1">
                <text:p>4911</text:p>
              </table:table-cell>
              <table:table-cell office:value-type="float" office:value="101.05408899">
                <text:p>101.0540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1">
                <text:p>4921</text:p>
              </table:table-cell>
              <table:table-cell office:value-type="float" office:value="101.46604979">
                <text:p>101.4660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1">
                <text:p>4931</text:p>
              </table:table-cell>
              <table:table-cell office:value-type="float" office:value="101.87884859">
                <text:p>101.8788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1">
                <text:p>4941</text:p>
              </table:table-cell>
              <table:table-cell office:value-type="float" office:value="102.29248539">
                <text:p>102.2924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1">
                <text:p>4951</text:p>
              </table:table-cell>
              <table:table-cell office:value-type="float" office:value="102.70696019">
                <text:p>102.7069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1">
                <text:p>4961</text:p>
              </table:table-cell>
              <table:table-cell office:value-type="float" office:value="103.12227299">
                <text:p>103.1222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1">
                <text:p>4971</text:p>
              </table:table-cell>
              <table:table-cell office:value-type="float" office:value="103.53842379">
                <text:p>103.5384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1">
                <text:p>4981</text:p>
              </table:table-cell>
              <table:table-cell office:value-type="float" office:value="103.95541259">
                <text:p>103.9554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1">
                <text:p>4991</text:p>
              </table:table-cell>
              <table:table-cell office:value-type="float" office:value="104.37323939">
                <text:p>104.3732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1">
                <text:p>5001</text:p>
              </table:table-cell>
              <table:table-cell office:value-type="float" office:value="104.79190419">
                <text:p>104.7919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1">
                <text:p>5011</text:p>
              </table:table-cell>
              <table:table-cell office:value-type="float" office:value="105.21140699">
                <text:p>105.2114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1">
                <text:p>5021</text:p>
              </table:table-cell>
              <table:table-cell office:value-type="float" office:value="105.63174779">
                <text:p>105.6317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1">
                <text:p>5031</text:p>
              </table:table-cell>
              <table:table-cell office:value-type="float" office:value="106.05292659">
                <text:p>106.0529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1">
                <text:p>5041</text:p>
              </table:table-cell>
              <table:table-cell office:value-type="float" office:value="106.47494339">
                <text:p>106.4749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1">
                <text:p>5051</text:p>
              </table:table-cell>
              <table:table-cell office:value-type="float" office:value="106.89779819">
                <text:p>106.8977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1">
                <text:p>5061</text:p>
              </table:table-cell>
              <table:table-cell office:value-type="float" office:value="107.32149099">
                <text:p>107.3214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71">
                <text:p>5071</text:p>
              </table:table-cell>
              <table:table-cell office:value-type="float" office:value="107.74602179">
                <text:p>107.7460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1">
                <text:p>5081</text:p>
              </table:table-cell>
              <table:table-cell office:value-type="float" office:value="108.17139059">
                <text:p>108.1713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1">
                <text:p>5091</text:p>
              </table:table-cell>
              <table:table-cell office:value-type="float" office:value="108.59759739">
                <text:p>108.5975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1">
                <text:p>5101</text:p>
              </table:table-cell>
              <table:table-cell office:value-type="float" office:value="109.02464219">
                <text:p>109.0246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1">
                <text:p>5111</text:p>
              </table:table-cell>
              <table:table-cell office:value-type="float" office:value="109.45252499">
                <text:p>109.4525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1">
                <text:p>5121</text:p>
              </table:table-cell>
              <table:table-cell office:value-type="float" office:value="109.88124579">
                <text:p>109.8812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31">
                <text:p>5131</text:p>
              </table:table-cell>
              <table:table-cell office:value-type="float" office:value="110.31080459">
                <text:p>110.3108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1">
                <text:p>5141</text:p>
              </table:table-cell>
              <table:table-cell office:value-type="float" office:value="110.74120139">
                <text:p>110.7412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1">
                <text:p>5151</text:p>
              </table:table-cell>
              <table:table-cell office:value-type="float" office:value="111.17243619">
                <text:p>111.1724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1">
                <text:p>5161</text:p>
              </table:table-cell>
              <table:table-cell office:value-type="float" office:value="111.60450899">
                <text:p>111.6045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1">
                <text:p>5171</text:p>
              </table:table-cell>
              <table:table-cell office:value-type="float" office:value="112.03741979">
                <text:p>112.0374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1">
                <text:p>5181</text:p>
              </table:table-cell>
              <table:table-cell office:value-type="float" office:value="112.47116859">
                <text:p>112.4711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91">
                <text:p>5191</text:p>
              </table:table-cell>
              <table:table-cell office:value-type="float" office:value="112.90575539">
                <text:p>112.9057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1">
                <text:p>5201</text:p>
              </table:table-cell>
              <table:table-cell office:value-type="float" office:value="113.34118019">
                <text:p>113.3411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1">
                <text:p>5211</text:p>
              </table:table-cell>
              <table:table-cell office:value-type="float" office:value="113.77744299">
                <text:p>113.7774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21">
                <text:p>5221</text:p>
              </table:table-cell>
              <table:table-cell office:value-type="float" office:value="114.21454379">
                <text:p>114.2145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1">
                <text:p>5231</text:p>
              </table:table-cell>
              <table:table-cell office:value-type="float" office:value="114.65248259">
                <text:p>114.6524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1">
                <text:p>5241</text:p>
              </table:table-cell>
              <table:table-cell office:value-type="float" office:value="115.09125939">
                <text:p>115.0912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51">
                <text:p>5251</text:p>
              </table:table-cell>
              <table:table-cell office:value-type="float" office:value="115.53087419">
                <text:p>115.5308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1">
                <text:p>5261</text:p>
              </table:table-cell>
              <table:table-cell office:value-type="float" office:value="115.97132699">
                <text:p>115.9713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1">
                <text:p>5271</text:p>
              </table:table-cell>
              <table:table-cell office:value-type="float" office:value="116.41261779">
                <text:p>116.4126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1">
                <text:p>5281</text:p>
              </table:table-cell>
              <table:table-cell office:value-type="float" office:value="116.85474659">
                <text:p>116.8547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91">
                <text:p>5291</text:p>
              </table:table-cell>
              <table:table-cell office:value-type="float" office:value="117.29771339">
                <text:p>117.2977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1">
                <text:p>5301</text:p>
              </table:table-cell>
              <table:table-cell office:value-type="float" office:value="117.74151819">
                <text:p>117.7415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1">
                <text:p>5311</text:p>
              </table:table-cell>
              <table:table-cell office:value-type="float" office:value="118.18616099">
                <text:p>118.1861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1">
                <text:p>5321</text:p>
              </table:table-cell>
              <table:table-cell office:value-type="float" office:value="118.63164179">
                <text:p>118.6316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1">
                <text:p>5331</text:p>
              </table:table-cell>
              <table:table-cell office:value-type="float" office:value="119.07796059">
                <text:p>119.0779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1">
                <text:p>5341</text:p>
              </table:table-cell>
              <table:table-cell office:value-type="float" office:value="119.52511739">
                <text:p>119.5251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51">
                <text:p>5351</text:p>
              </table:table-cell>
              <table:table-cell office:value-type="float" office:value="119.97311219">
                <text:p>119.9731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1">
                <text:p>5361</text:p>
              </table:table-cell>
              <table:table-cell office:value-type="float" office:value="120.42194499">
                <text:p>120.4219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1">
                <text:p>5371</text:p>
              </table:table-cell>
              <table:table-cell office:value-type="float" office:value="120.87161579">
                <text:p>120.8716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1">
                <text:p>5381</text:p>
              </table:table-cell>
              <table:table-cell office:value-type="float" office:value="121.32212459">
                <text:p>121.3221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91">
                <text:p>5391</text:p>
              </table:table-cell>
              <table:table-cell office:value-type="float" office:value="121.77347139">
                <text:p>121.7734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01">
                <text:p>5401</text:p>
              </table:table-cell>
              <table:table-cell office:value-type="float" office:value="122.22565619">
                <text:p>122.2256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1">
                <text:p>5411</text:p>
              </table:table-cell>
              <table:table-cell office:value-type="float" office:value="122.67867899">
                <text:p>122.6786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1">
                <text:p>5421</text:p>
              </table:table-cell>
              <table:table-cell office:value-type="float" office:value="123.13253979">
                <text:p>123.1325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31">
                <text:p>5431</text:p>
              </table:table-cell>
              <table:table-cell office:value-type="float" office:value="123.58723859">
                <text:p>123.5872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41">
                <text:p>5441</text:p>
              </table:table-cell>
              <table:table-cell office:value-type="float" office:value="124.04277539">
                <text:p>124.0427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1">
                <text:p>5451</text:p>
              </table:table-cell>
              <table:table-cell office:value-type="float" office:value="124.49915019">
                <text:p>124.4991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1">
                <text:p>5461</text:p>
              </table:table-cell>
              <table:table-cell office:value-type="float" office:value="124.95636299">
                <text:p>124.9563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1">
                <text:p>5471</text:p>
              </table:table-cell>
              <table:table-cell office:value-type="float" office:value="125.41441379">
                <text:p>125.4144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1">
                <text:p>5481</text:p>
              </table:table-cell>
              <table:table-cell office:value-type="float" office:value="125.87330259">
                <text:p>125.8733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1">
                <text:p>5491</text:p>
              </table:table-cell>
              <table:table-cell office:value-type="float" office:value="126.33302939">
                <text:p>126.3330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1">
                <text:p>5501</text:p>
              </table:table-cell>
              <table:table-cell office:value-type="float" office:value="126.79359419">
                <text:p>126.7935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1">
                <text:p>5511</text:p>
              </table:table-cell>
              <table:table-cell office:value-type="float" office:value="127.25499699">
                <text:p>127.2549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1">
                <text:p>5521</text:p>
              </table:table-cell>
              <table:table-cell office:value-type="float" office:value="127.71723779">
                <text:p>127.7172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1">
                <text:p>5531</text:p>
              </table:table-cell>
              <table:table-cell office:value-type="float" office:value="128.18031659">
                <text:p>128.1803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1">
                <text:p>5541</text:p>
              </table:table-cell>
              <table:table-cell office:value-type="float" office:value="128.64423339">
                <text:p>128.6442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1">
                <text:p>5551</text:p>
              </table:table-cell>
              <table:table-cell office:value-type="float" office:value="129.10898819">
                <text:p>129.1089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1">
                <text:p>5561</text:p>
              </table:table-cell>
              <table:table-cell office:value-type="float" office:value="129.57458099">
                <text:p>129.5745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1">
                <text:p>5571</text:p>
              </table:table-cell>
              <table:table-cell office:value-type="float" office:value="130.04101179">
                <text:p>130.0410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81">
                <text:p>5581</text:p>
              </table:table-cell>
              <table:table-cell office:value-type="float" office:value="130.50828059">
                <text:p>130.5082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1">
                <text:p>5591</text:p>
              </table:table-cell>
              <table:table-cell office:value-type="float" office:value="130.97638739">
                <text:p>130.9763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1">
                <text:p>5601</text:p>
              </table:table-cell>
              <table:table-cell office:value-type="float" office:value="131.44533219">
                <text:p>131.4453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1">
                <text:p>5611</text:p>
              </table:table-cell>
              <table:table-cell office:value-type="float" office:value="131.91511499">
                <text:p>131.9151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1">
                <text:p>5621</text:p>
              </table:table-cell>
              <table:table-cell office:value-type="float" office:value="132.38573579">
                <text:p>132.3857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31">
                <text:p>5631</text:p>
              </table:table-cell>
              <table:table-cell office:value-type="float" office:value="132.85719459">
                <text:p>132.8571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1">
                <text:p>5641</text:p>
              </table:table-cell>
              <table:table-cell office:value-type="float" office:value="133.32949139">
                <text:p>133.3294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1">
                <text:p>5651</text:p>
              </table:table-cell>
              <table:table-cell office:value-type="float" office:value="133.80262619">
                <text:p>133.8026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1">
                <text:p>5661</text:p>
              </table:table-cell>
              <table:table-cell office:value-type="float" office:value="134.27659899">
                <text:p>134.2765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71">
                <text:p>5671</text:p>
              </table:table-cell>
              <table:table-cell office:value-type="float" office:value="134.75140979">
                <text:p>134.7514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1">
                <text:p>5681</text:p>
              </table:table-cell>
              <table:table-cell office:value-type="float" office:value="135.22705859">
                <text:p>135.2270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91">
                <text:p>5691</text:p>
              </table:table-cell>
              <table:table-cell office:value-type="float" office:value="135.70354539">
                <text:p>135.7035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01">
                <text:p>5701</text:p>
              </table:table-cell>
              <table:table-cell office:value-type="float" office:value="136.18087019">
                <text:p>136.1808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1">
                <text:p>5711</text:p>
              </table:table-cell>
              <table:table-cell office:value-type="float" office:value="136.65903299">
                <text:p>136.6590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1">
                <text:p>5721</text:p>
              </table:table-cell>
              <table:table-cell office:value-type="float" office:value="137.13803379">
                <text:p>137.1380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31">
                <text:p>5731</text:p>
              </table:table-cell>
              <table:table-cell office:value-type="float" office:value="137.61787259">
                <text:p>137.6178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1">
                <text:p>5741</text:p>
              </table:table-cell>
              <table:table-cell office:value-type="float" office:value="138.09854939">
                <text:p>138.0985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1">
                <text:p>5751</text:p>
              </table:table-cell>
              <table:table-cell office:value-type="float" office:value="138.58006419">
                <text:p>138.5800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1">
                <text:p>5761</text:p>
              </table:table-cell>
              <table:table-cell office:value-type="float" office:value="139.06241699">
                <text:p>139.0624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1">
                <text:p>5771</text:p>
              </table:table-cell>
              <table:table-cell office:value-type="float" office:value="139.54560779">
                <text:p>139.5456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1">
                <text:p>5781</text:p>
              </table:table-cell>
              <table:table-cell office:value-type="float" office:value="140.02963659">
                <text:p>140.0296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91">
                <text:p>5791</text:p>
              </table:table-cell>
              <table:table-cell office:value-type="float" office:value="140.51450339">
                <text:p>140.5145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01">
                <text:p>5801</text:p>
              </table:table-cell>
              <table:table-cell office:value-type="float" office:value="141.00020819">
                <text:p>141.0002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1">
                <text:p>5811</text:p>
              </table:table-cell>
              <table:table-cell office:value-type="float" office:value="141.48675099">
                <text:p>141.4867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1">
                <text:p>5821</text:p>
              </table:table-cell>
              <table:table-cell office:value-type="float" office:value="141.97413179">
                <text:p>141.9741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1">
                <text:p>5831</text:p>
              </table:table-cell>
              <table:table-cell office:value-type="float" office:value="142.46235059">
                <text:p>142.4623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1">
                <text:p>5841</text:p>
              </table:table-cell>
              <table:table-cell office:value-type="float" office:value="142.95140739">
                <text:p>142.9514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1">
                <text:p>5851</text:p>
              </table:table-cell>
              <table:table-cell office:value-type="float" office:value="143.44130219">
                <text:p>143.4413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61">
                <text:p>5861</text:p>
              </table:table-cell>
              <table:table-cell office:value-type="float" office:value="143.93203499">
                <text:p>143.9320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71">
                <text:p>5871</text:p>
              </table:table-cell>
              <table:table-cell office:value-type="float" office:value="144.42360579">
                <text:p>144.4236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1">
                <text:p>5881</text:p>
              </table:table-cell>
              <table:table-cell office:value-type="float" office:value="144.91601459">
                <text:p>144.9160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91">
                <text:p>5891</text:p>
              </table:table-cell>
              <table:table-cell office:value-type="float" office:value="145.40926139">
                <text:p>145.4092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1">
                <text:p>5901</text:p>
              </table:table-cell>
              <table:table-cell office:value-type="float" office:value="145.90334619">
                <text:p>145.9033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1">
                <text:p>5911</text:p>
              </table:table-cell>
              <table:table-cell office:value-type="float" office:value="146.39826899">
                <text:p>146.3982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21">
                <text:p>5921</text:p>
              </table:table-cell>
              <table:table-cell office:value-type="float" office:value="146.89402979">
                <text:p>146.8940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1">
                <text:p>5931</text:p>
              </table:table-cell>
              <table:table-cell office:value-type="float" office:value="147.39062859">
                <text:p>147.3906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41">
                <text:p>5941</text:p>
              </table:table-cell>
              <table:table-cell office:value-type="float" office:value="147.88806539">
                <text:p>147.8880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1">
                <text:p>5951</text:p>
              </table:table-cell>
              <table:table-cell office:value-type="float" office:value="148.38634019">
                <text:p>148.3863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1">
                <text:p>5961</text:p>
              </table:table-cell>
              <table:table-cell office:value-type="float" office:value="148.88545299">
                <text:p>148.8854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71">
                <text:p>5971</text:p>
              </table:table-cell>
              <table:table-cell office:value-type="float" office:value="149.38540379">
                <text:p>149.3854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81">
                <text:p>5981</text:p>
              </table:table-cell>
              <table:table-cell office:value-type="float" office:value="149.88619259">
                <text:p>149.8861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91">
                <text:p>5991</text:p>
              </table:table-cell>
              <table:table-cell office:value-type="float" office:value="150.38781939">
                <text:p>150.3878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1">
                <text:p>6001</text:p>
              </table:table-cell>
              <table:table-cell office:value-type="float" office:value="150.89028419">
                <text:p>150.8902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1">
                <text:p>6011</text:p>
              </table:table-cell>
              <table:table-cell office:value-type="float" office:value="151.39358699">
                <text:p>151.3935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1">
                <text:p>6021</text:p>
              </table:table-cell>
              <table:table-cell office:value-type="float" office:value="151.89772779">
                <text:p>151.8977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1">
                <text:p>6031</text:p>
              </table:table-cell>
              <table:table-cell office:value-type="float" office:value="152.40270659">
                <text:p>152.4027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41">
                <text:p>6041</text:p>
              </table:table-cell>
              <table:table-cell office:value-type="float" office:value="152.90852339">
                <text:p>152.9085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1">
                <text:p>6051</text:p>
              </table:table-cell>
              <table:table-cell office:value-type="float" office:value="153.41517819">
                <text:p>153.4151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61">
                <text:p>6061</text:p>
              </table:table-cell>
              <table:table-cell office:value-type="float" office:value="153.92267099">
                <text:p>153.9226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1">
                <text:p>6071</text:p>
              </table:table-cell>
              <table:table-cell office:value-type="float" office:value="154.43100179">
                <text:p>154.4310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1">
                <text:p>6081</text:p>
              </table:table-cell>
              <table:table-cell office:value-type="float" office:value="154.94017059">
                <text:p>154.9401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1">
                <text:p>6091</text:p>
              </table:table-cell>
              <table:table-cell office:value-type="float" office:value="155.45017739">
                <text:p>155.4501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01">
                <text:p>6101</text:p>
              </table:table-cell>
              <table:table-cell office:value-type="float" office:value="155.96102219">
                <text:p>155.9610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1">
                <text:p>6111</text:p>
              </table:table-cell>
              <table:table-cell office:value-type="float" office:value="156.47270499">
                <text:p>156.4727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1">
                <text:p>6121</text:p>
              </table:table-cell>
              <table:table-cell office:value-type="float" office:value="156.98522579">
                <text:p>156.9852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31">
                <text:p>6131</text:p>
              </table:table-cell>
              <table:table-cell office:value-type="float" office:value="157.49858459">
                <text:p>157.4985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1">
                <text:p>6141</text:p>
              </table:table-cell>
              <table:table-cell office:value-type="float" office:value="158.01278139">
                <text:p>158.0127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1">
                <text:p>6151</text:p>
              </table:table-cell>
              <table:table-cell office:value-type="float" office:value="158.52781619">
                <text:p>158.5278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1">
                <text:p>6161</text:p>
              </table:table-cell>
              <table:table-cell office:value-type="float" office:value="159.04368899">
                <text:p>159.0436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71">
                <text:p>6171</text:p>
              </table:table-cell>
              <table:table-cell office:value-type="float" office:value="159.56039979">
                <text:p>159.5603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1">
                <text:p>6181</text:p>
              </table:table-cell>
              <table:table-cell office:value-type="float" office:value="160.07794859">
                <text:p>160.0779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1">
                <text:p>6191</text:p>
              </table:table-cell>
              <table:table-cell office:value-type="float" office:value="160.59633539">
                <text:p>160.5963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1">
                <text:p>6201</text:p>
              </table:table-cell>
              <table:table-cell office:value-type="float" office:value="161.11556019">
                <text:p>161.1155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1">
                <text:p>6211</text:p>
              </table:table-cell>
              <table:table-cell office:value-type="float" office:value="161.63562299">
                <text:p>161.6356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1">
                <text:p>6221</text:p>
              </table:table-cell>
              <table:table-cell office:value-type="float" office:value="162.15652379">
                <text:p>162.1565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31">
                <text:p>6231</text:p>
              </table:table-cell>
              <table:table-cell office:value-type="float" office:value="162.67826259">
                <text:p>162.6782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41">
                <text:p>6241</text:p>
              </table:table-cell>
              <table:table-cell office:value-type="float" office:value="163.20083939">
                <text:p>163.2008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51">
                <text:p>6251</text:p>
              </table:table-cell>
              <table:table-cell office:value-type="float" office:value="163.72425419">
                <text:p>163.7242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61">
                <text:p>6261</text:p>
              </table:table-cell>
              <table:table-cell office:value-type="float" office:value="164.24850699">
                <text:p>164.2485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1">
                <text:p>6271</text:p>
              </table:table-cell>
              <table:table-cell office:value-type="float" office:value="164.77359779">
                <text:p>164.7735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1">
                <text:p>6281</text:p>
              </table:table-cell>
              <table:table-cell office:value-type="float" office:value="165.29952659">
                <text:p>165.2995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1">
                <text:p>6291</text:p>
              </table:table-cell>
              <table:table-cell office:value-type="float" office:value="165.82629339">
                <text:p>165.8262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01">
                <text:p>6301</text:p>
              </table:table-cell>
              <table:table-cell office:value-type="float" office:value="166.35389819">
                <text:p>166.3538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1">
                <text:p>6311</text:p>
              </table:table-cell>
              <table:table-cell office:value-type="float" office:value="166.88234099">
                <text:p>166.8823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1">
                <text:p>6321</text:p>
              </table:table-cell>
              <table:table-cell office:value-type="float" office:value="167.41162179">
                <text:p>167.4116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1">
                <text:p>6331</text:p>
              </table:table-cell>
              <table:table-cell office:value-type="float" office:value="167.94174059">
                <text:p>167.9417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1">
                <text:p>6341</text:p>
              </table:table-cell>
              <table:table-cell office:value-type="float" office:value="168.47269739">
                <text:p>168.4726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51">
                <text:p>6351</text:p>
              </table:table-cell>
              <table:table-cell office:value-type="float" office:value="169.00449219">
                <text:p>169.0044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61">
                <text:p>6361</text:p>
              </table:table-cell>
              <table:table-cell office:value-type="float" office:value="169.53712499">
                <text:p>169.5371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71">
                <text:p>6371</text:p>
              </table:table-cell>
              <table:table-cell office:value-type="float" office:value="170.07059579">
                <text:p>170.0705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1">
                <text:p>6381</text:p>
              </table:table-cell>
              <table:table-cell office:value-type="float" office:value="170.60490459">
                <text:p>170.6049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1">
                <text:p>6391</text:p>
              </table:table-cell>
              <table:table-cell office:value-type="float" office:value="171.14005139">
                <text:p>171.1400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01">
                <text:p>6401</text:p>
              </table:table-cell>
              <table:table-cell office:value-type="float" office:value="171.67603619">
                <text:p>171.6760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1">
                <text:p>6411</text:p>
              </table:table-cell>
              <table:table-cell office:value-type="float" office:value="172.21285899">
                <text:p>172.2128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1">
                <text:p>6421</text:p>
              </table:table-cell>
              <table:table-cell office:value-type="float" office:value="172.75051979">
                <text:p>172.7505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31">
                <text:p>6431</text:p>
              </table:table-cell>
              <table:table-cell office:value-type="float" office:value="173.28901859">
                <text:p>173.2890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1">
                <text:p>6441</text:p>
              </table:table-cell>
              <table:table-cell office:value-type="float" office:value="173.82835539">
                <text:p>173.8283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1">
                <text:p>6451</text:p>
              </table:table-cell>
              <table:table-cell office:value-type="float" office:value="174.36853019">
                <text:p>174.3685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1">
                <text:p>6461</text:p>
              </table:table-cell>
              <table:table-cell office:value-type="float" office:value="174.90954299">
                <text:p>174.9095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71">
                <text:p>6471</text:p>
              </table:table-cell>
              <table:table-cell office:value-type="float" office:value="175.45139379">
                <text:p>175.4513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1">
                <text:p>6481</text:p>
              </table:table-cell>
              <table:table-cell office:value-type="float" office:value="175.99408259">
                <text:p>175.9940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91">
                <text:p>6491</text:p>
              </table:table-cell>
              <table:table-cell office:value-type="float" office:value="176.53760939">
                <text:p>176.5376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1">
                <text:p>6501</text:p>
              </table:table-cell>
              <table:table-cell office:value-type="float" office:value="177.08197419">
                <text:p>177.0819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1">
                <text:p>6511</text:p>
              </table:table-cell>
              <table:table-cell office:value-type="float" office:value="177.62717699">
                <text:p>177.6271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1">
                <text:p>6521</text:p>
              </table:table-cell>
              <table:table-cell office:value-type="float" office:value="178.17321779">
                <text:p>178.1732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31">
                <text:p>6531</text:p>
              </table:table-cell>
              <table:table-cell office:value-type="float" office:value="178.72009659">
                <text:p>178.7200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1">
                <text:p>6541</text:p>
              </table:table-cell>
              <table:table-cell office:value-type="float" office:value="179.26781339">
                <text:p>179.2678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1">
                <text:p>6551</text:p>
              </table:table-cell>
              <table:table-cell office:value-type="float" office:value="179.81636819">
                <text:p>179.8163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61">
                <text:p>6561</text:p>
              </table:table-cell>
              <table:table-cell office:value-type="float" office:value="180.36576099">
                <text:p>180.3657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1">
                <text:p>6571</text:p>
              </table:table-cell>
              <table:table-cell office:value-type="float" office:value="180.91599179">
                <text:p>180.9159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81">
                <text:p>6581</text:p>
              </table:table-cell>
              <table:table-cell office:value-type="float" office:value="181.46706059">
                <text:p>181.4670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1">
                <text:p>6591</text:p>
              </table:table-cell>
              <table:table-cell office:value-type="float" office:value="182.01896739">
                <text:p>182.0189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01">
                <text:p>6601</text:p>
              </table:table-cell>
              <table:table-cell office:value-type="float" office:value="182.57171219">
                <text:p>182.5717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1">
                <text:p>6611</text:p>
              </table:table-cell>
              <table:table-cell office:value-type="float" office:value="183.12529499">
                <text:p>183.1252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1">
                <text:p>6621</text:p>
              </table:table-cell>
              <table:table-cell office:value-type="float" office:value="183.67971579">
                <text:p>183.6797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1">
                <text:p>6631</text:p>
              </table:table-cell>
              <table:table-cell office:value-type="float" office:value="184.23497459">
                <text:p>184.2349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41">
                <text:p>6641</text:p>
              </table:table-cell>
              <table:table-cell office:value-type="float" office:value="184.79107139">
                <text:p>184.7910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51">
                <text:p>6651</text:p>
              </table:table-cell>
              <table:table-cell office:value-type="float" office:value="185.34800619">
                <text:p>185.3480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1">
                <text:p>6661</text:p>
              </table:table-cell>
              <table:table-cell office:value-type="float" office:value="185.90577899">
                <text:p>185.9057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71">
                <text:p>6671</text:p>
              </table:table-cell>
              <table:table-cell office:value-type="float" office:value="186.46438979">
                <text:p>186.4643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1">
                <text:p>6681</text:p>
              </table:table-cell>
              <table:table-cell office:value-type="float" office:value="187.02383859">
                <text:p>187.0238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1">
                <text:p>6691</text:p>
              </table:table-cell>
              <table:table-cell office:value-type="float" office:value="187.58412539">
                <text:p>187.5841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01">
                <text:p>6701</text:p>
              </table:table-cell>
              <table:table-cell office:value-type="float" office:value="188.14525019">
                <text:p>188.1452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1">
                <text:p>6711</text:p>
              </table:table-cell>
              <table:table-cell office:value-type="float" office:value="188.70721299">
                <text:p>188.7072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21">
                <text:p>6721</text:p>
              </table:table-cell>
              <table:table-cell office:value-type="float" office:value="189.27001379">
                <text:p>189.2700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1">
                <text:p>6731</text:p>
              </table:table-cell>
              <table:table-cell office:value-type="float" office:value="189.83365259">
                <text:p>189.8336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1">
                <text:p>6741</text:p>
              </table:table-cell>
              <table:table-cell office:value-type="float" office:value="190.39812939">
                <text:p>190.3981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1">
                <text:p>6751</text:p>
              </table:table-cell>
              <table:table-cell office:value-type="float" office:value="190.96344419">
                <text:p>190.9634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1">
                <text:p>6761</text:p>
              </table:table-cell>
              <table:table-cell office:value-type="float" office:value="191.52959699">
                <text:p>191.5295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71">
                <text:p>6771</text:p>
              </table:table-cell>
              <table:table-cell office:value-type="float" office:value="192.09658779">
                <text:p>192.0965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81">
                <text:p>6781</text:p>
              </table:table-cell>
              <table:table-cell office:value-type="float" office:value="192.66441659">
                <text:p>192.6644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91">
                <text:p>6791</text:p>
              </table:table-cell>
              <table:table-cell office:value-type="float" office:value="193.23308339">
                <text:p>193.2330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1">
                <text:p>6801</text:p>
              </table:table-cell>
              <table:table-cell office:value-type="float" office:value="193.80258819">
                <text:p>193.8025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1">
                <text:p>6811</text:p>
              </table:table-cell>
              <table:table-cell office:value-type="float" office:value="194.37293099">
                <text:p>194.3729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1">
                <text:p>6821</text:p>
              </table:table-cell>
              <table:table-cell office:value-type="float" office:value="194.94411179">
                <text:p>194.9441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31">
                <text:p>6831</text:p>
              </table:table-cell>
              <table:table-cell office:value-type="float" office:value="195.51613059">
                <text:p>195.5161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1">
                <text:p>6841</text:p>
              </table:table-cell>
              <table:table-cell office:value-type="float" office:value="196.08898739">
                <text:p>196.0889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1">
                <text:p>6851</text:p>
              </table:table-cell>
              <table:table-cell office:value-type="float" office:value="196.66268219">
                <text:p>196.6626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61">
                <text:p>6861</text:p>
              </table:table-cell>
              <table:table-cell office:value-type="float" office:value="197.23721499">
                <text:p>197.2372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1">
                <text:p>6871</text:p>
              </table:table-cell>
              <table:table-cell office:value-type="float" office:value="197.81258579">
                <text:p>197.8125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81">
                <text:p>6881</text:p>
              </table:table-cell>
              <table:table-cell office:value-type="float" office:value="198.38879459">
                <text:p>198.3887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91">
                <text:p>6891</text:p>
              </table:table-cell>
              <table:table-cell office:value-type="float" office:value="198.96584139">
                <text:p>198.9658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1">
                <text:p>6901</text:p>
              </table:table-cell>
              <table:table-cell office:value-type="float" office:value="199.54372619">
                <text:p>199.5437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1">
                <text:p>6911</text:p>
              </table:table-cell>
              <table:table-cell office:value-type="float" office:value="200.12244899">
                <text:p>200.1224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21">
                <text:p>6921</text:p>
              </table:table-cell>
              <table:table-cell office:value-type="float" office:value="200.70200979">
                <text:p>200.7020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1">
                <text:p>6931</text:p>
              </table:table-cell>
              <table:table-cell office:value-type="float" office:value="201.28240859">
                <text:p>201.2824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41">
                <text:p>6941</text:p>
              </table:table-cell>
              <table:table-cell office:value-type="float" office:value="201.86364539">
                <text:p>201.8636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1">
                <text:p>6951</text:p>
              </table:table-cell>
              <table:table-cell office:value-type="float" office:value="202.44572019">
                <text:p>202.4457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1">
                <text:p>6961</text:p>
              </table:table-cell>
              <table:table-cell office:value-type="float" office:value="203.02863299">
                <text:p>203.0286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1">
                <text:p>6971</text:p>
              </table:table-cell>
              <table:table-cell office:value-type="float" office:value="203.61238379">
                <text:p>203.6123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1">
                <text:p>6981</text:p>
              </table:table-cell>
              <table:table-cell office:value-type="float" office:value="204.19697259">
                <text:p>204.1969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1">
                <text:p>6991</text:p>
              </table:table-cell>
              <table:table-cell office:value-type="float" office:value="204.78239939">
                <text:p>204.7823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1">
                <text:p>7001</text:p>
              </table:table-cell>
              <table:table-cell office:value-type="float" office:value="205.36866419">
                <text:p>205.3686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1">
                <text:p>7011</text:p>
              </table:table-cell>
              <table:table-cell office:value-type="float" office:value="205.95576699">
                <text:p>205.955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1">
                <text:p>7021</text:p>
              </table:table-cell>
              <table:table-cell office:value-type="float" office:value="206.54370779">
                <text:p>206.5437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31">
                <text:p>7031</text:p>
              </table:table-cell>
              <table:table-cell office:value-type="float" office:value="207.13248659">
                <text:p>207.1324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41">
                <text:p>7041</text:p>
              </table:table-cell>
              <table:table-cell office:value-type="float" office:value="207.72210339">
                <text:p>207.7221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1">
                <text:p>7051</text:p>
              </table:table-cell>
              <table:table-cell office:value-type="float" office:value="208.31255819">
                <text:p>208.3125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61">
                <text:p>7061</text:p>
              </table:table-cell>
              <table:table-cell office:value-type="float" office:value="208.90385099">
                <text:p>208.9038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1">
                <text:p>7071</text:p>
              </table:table-cell>
              <table:table-cell office:value-type="float" office:value="209.49598179">
                <text:p>209.4959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1">
                <text:p>7081</text:p>
              </table:table-cell>
              <table:table-cell office:value-type="float" office:value="210.08895059">
                <text:p>210.0889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1">
                <text:p>7091</text:p>
              </table:table-cell>
              <table:table-cell office:value-type="float" office:value="210.68275739">
                <text:p>210.6827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1">
                <text:p>7101</text:p>
              </table:table-cell>
              <table:table-cell office:value-type="float" office:value="211.27740219">
                <text:p>211.2774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1">
                <text:p>7111</text:p>
              </table:table-cell>
              <table:table-cell office:value-type="float" office:value="211.87288499">
                <text:p>211.8728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1">
                <text:p>7121</text:p>
              </table:table-cell>
              <table:table-cell office:value-type="float" office:value="212.46920579">
                <text:p>212.4692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1">
                <text:p>7131</text:p>
              </table:table-cell>
              <table:table-cell office:value-type="float" office:value="213.06636459">
                <text:p>213.0663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41">
                <text:p>7141</text:p>
              </table:table-cell>
              <table:table-cell office:value-type="float" office:value="213.66436139">
                <text:p>213.6643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51">
                <text:p>7151</text:p>
              </table:table-cell>
              <table:table-cell office:value-type="float" office:value="214.26319619">
                <text:p>214.2631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61">
                <text:p>7161</text:p>
              </table:table-cell>
              <table:table-cell office:value-type="float" office:value="214.86286899">
                <text:p>214.8628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1">
                <text:p>7171</text:p>
              </table:table-cell>
              <table:table-cell office:value-type="float" office:value="215.46337979">
                <text:p>215.4633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81">
                <text:p>7181</text:p>
              </table:table-cell>
              <table:table-cell office:value-type="float" office:value="216.06472859">
                <text:p>216.0647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1">
                <text:p>7191</text:p>
              </table:table-cell>
              <table:table-cell office:value-type="float" office:value="216.66691539">
                <text:p>216.6669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01">
                <text:p>7201</text:p>
              </table:table-cell>
              <table:table-cell office:value-type="float" office:value="217.26994019">
                <text:p>217.2699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1">
                <text:p>7211</text:p>
              </table:table-cell>
              <table:table-cell office:value-type="float" office:value="217.87380299">
                <text:p>217.8738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1">
                <text:p>7221</text:p>
              </table:table-cell>
              <table:table-cell office:value-type="float" office:value="218.47850379">
                <text:p>218.4785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1">
                <text:p>7231</text:p>
              </table:table-cell>
              <table:table-cell office:value-type="float" office:value="219.08404259">
                <text:p>219.0840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41">
                <text:p>7241</text:p>
              </table:table-cell>
              <table:table-cell office:value-type="float" office:value="219.69041939">
                <text:p>219.6904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1">
                <text:p>7251</text:p>
              </table:table-cell>
              <table:table-cell office:value-type="float" office:value="220.29763419">
                <text:p>220.2976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61">
                <text:p>7261</text:p>
              </table:table-cell>
              <table:table-cell office:value-type="float" office:value="220.90568699">
                <text:p>220.9056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1">
                <text:p>7271</text:p>
              </table:table-cell>
              <table:table-cell office:value-type="float" office:value="221.51457779">
                <text:p>221.5145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81">
                <text:p>7281</text:p>
              </table:table-cell>
              <table:table-cell office:value-type="float" office:value="222.12430659">
                <text:p>222.1243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1">
                <text:p>7291</text:p>
              </table:table-cell>
              <table:table-cell office:value-type="float" office:value="222.73487339">
                <text:p>222.7348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01">
                <text:p>7301</text:p>
              </table:table-cell>
              <table:table-cell office:value-type="float" office:value="223.34627819">
                <text:p>223.3462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1">
                <text:p>7311</text:p>
              </table:table-cell>
              <table:table-cell office:value-type="float" office:value="223.95852099">
                <text:p>223.9585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1">
                <text:p>7321</text:p>
              </table:table-cell>
              <table:table-cell office:value-type="float" office:value="224.57160179">
                <text:p>224.5716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1">
                <text:p>7331</text:p>
              </table:table-cell>
              <table:table-cell office:value-type="float" office:value="225.18552059">
                <text:p>225.1855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1">
                <text:p>7341</text:p>
              </table:table-cell>
              <table:table-cell office:value-type="float" office:value="225.80027739">
                <text:p>225.8002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1">
                <text:p>7351</text:p>
              </table:table-cell>
              <table:table-cell office:value-type="float" office:value="226.41587219">
                <text:p>226.4158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61">
                <text:p>7361</text:p>
              </table:table-cell>
              <table:table-cell office:value-type="float" office:value="227.03230499">
                <text:p>227.0323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1">
                <text:p>7371</text:p>
              </table:table-cell>
              <table:table-cell office:value-type="float" office:value="227.64957579">
                <text:p>227.6495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81">
                <text:p>7381</text:p>
              </table:table-cell>
              <table:table-cell office:value-type="float" office:value="228.26768459">
                <text:p>228.2676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91">
                <text:p>7391</text:p>
              </table:table-cell>
              <table:table-cell office:value-type="float" office:value="228.88663139">
                <text:p>228.8866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1">
                <text:p>7401</text:p>
              </table:table-cell>
              <table:table-cell office:value-type="float" office:value="229.50641619">
                <text:p>229.5064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1">
                <text:p>7411</text:p>
              </table:table-cell>
              <table:table-cell office:value-type="float" office:value="230.12703899">
                <text:p>230.1270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21">
                <text:p>7421</text:p>
              </table:table-cell>
              <table:table-cell office:value-type="float" office:value="230.74849979">
                <text:p>230.7484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1">
                <text:p>7431</text:p>
              </table:table-cell>
              <table:table-cell office:value-type="float" office:value="231.37079859">
                <text:p>231.3707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41">
                <text:p>7441</text:p>
              </table:table-cell>
              <table:table-cell office:value-type="float" office:value="231.99393539">
                <text:p>231.9939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51">
                <text:p>7451</text:p>
              </table:table-cell>
              <table:table-cell office:value-type="float" office:value="232.61791019">
                <text:p>232.6179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1">
                <text:p>7461</text:p>
              </table:table-cell>
              <table:table-cell office:value-type="float" office:value="233.24272299">
                <text:p>233.2427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1">
                <text:p>7471</text:p>
              </table:table-cell>
              <table:table-cell office:value-type="float" office:value="233.86837379">
                <text:p>233.8683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81">
                <text:p>7481</text:p>
              </table:table-cell>
              <table:table-cell office:value-type="float" office:value="234.49486259">
                <text:p>234.4948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91">
                <text:p>7491</text:p>
              </table:table-cell>
              <table:table-cell office:value-type="float" office:value="235.12218939">
                <text:p>235.1221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1">
                <text:p>7501</text:p>
              </table:table-cell>
              <table:table-cell office:value-type="float" office:value="235.75035419">
                <text:p>235.7503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1">
                <text:p>7511</text:p>
              </table:table-cell>
              <table:table-cell office:value-type="float" office:value="236.37935699">
                <text:p>236.3793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21">
                <text:p>7521</text:p>
              </table:table-cell>
              <table:table-cell office:value-type="float" office:value="237.00919779">
                <text:p>237.0091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1">
                <text:p>7531</text:p>
              </table:table-cell>
              <table:table-cell office:value-type="float" office:value="237.63987659">
                <text:p>237.6398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1">
                <text:p>7541</text:p>
              </table:table-cell>
              <table:table-cell office:value-type="float" office:value="238.27139339">
                <text:p>238.2713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51">
                <text:p>7551</text:p>
              </table:table-cell>
              <table:table-cell office:value-type="float" office:value="238.90374819">
                <text:p>238.9037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1">
                <text:p>7561</text:p>
              </table:table-cell>
              <table:table-cell office:value-type="float" office:value="239.53694099">
                <text:p>239.5369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1">
                <text:p>7571</text:p>
              </table:table-cell>
              <table:table-cell office:value-type="float" office:value="240.17097179">
                <text:p>240.1709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1">
                <text:p>7581</text:p>
              </table:table-cell>
              <table:table-cell office:value-type="float" office:value="240.80584059">
                <text:p>240.8058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1">
                <text:p>7591</text:p>
              </table:table-cell>
              <table:table-cell office:value-type="float" office:value="241.44154739">
                <text:p>241.4415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1">
                <text:p>7601</text:p>
              </table:table-cell>
              <table:table-cell office:value-type="float" office:value="242.07809219">
                <text:p>242.0780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1">
                <text:p>7611</text:p>
              </table:table-cell>
              <table:table-cell office:value-type="float" office:value="242.71547499">
                <text:p>242.7154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1">
                <text:p>7621</text:p>
              </table:table-cell>
              <table:table-cell office:value-type="float" office:value="243.35369579">
                <text:p>243.3536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1">
                <text:p>7631</text:p>
              </table:table-cell>
              <table:table-cell office:value-type="float" office:value="243.99275459">
                <text:p>243.9927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41">
                <text:p>7641</text:p>
              </table:table-cell>
              <table:table-cell office:value-type="float" office:value="244.63265139">
                <text:p>244.6326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1">
                <text:p>7651</text:p>
              </table:table-cell>
              <table:table-cell office:value-type="float" office:value="245.27338619">
                <text:p>245.2733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1">
                <text:p>7661</text:p>
              </table:table-cell>
              <table:table-cell office:value-type="float" office:value="245.91495899">
                <text:p>245.9149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71">
                <text:p>7671</text:p>
              </table:table-cell>
              <table:table-cell office:value-type="float" office:value="246.55736979">
                <text:p>246.5573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1">
                <text:p>7681</text:p>
              </table:table-cell>
              <table:table-cell office:value-type="float" office:value="247.20061859">
                <text:p>247.2006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91">
                <text:p>7691</text:p>
              </table:table-cell>
              <table:table-cell office:value-type="float" office:value="247.84470539">
                <text:p>247.8447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1">
                <text:p>7701</text:p>
              </table:table-cell>
              <table:table-cell office:value-type="float" office:value="248.48963019">
                <text:p>248.4896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1">
                <text:p>7711</text:p>
              </table:table-cell>
              <table:table-cell office:value-type="float" office:value="249.13539299">
                <text:p>249.1353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21">
                <text:p>7721</text:p>
              </table:table-cell>
              <table:table-cell office:value-type="float" office:value="249.78199379">
                <text:p>249.7819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31">
                <text:p>7731</text:p>
              </table:table-cell>
              <table:table-cell office:value-type="float" office:value="250.42943259">
                <text:p>250.4294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1">
                <text:p>7741</text:p>
              </table:table-cell>
              <table:table-cell office:value-type="float" office:value="251.07770939">
                <text:p>251.0777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51">
                <text:p>7751</text:p>
              </table:table-cell>
              <table:table-cell office:value-type="float" office:value="251.72682419">
                <text:p>251.7268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61">
                <text:p>7761</text:p>
              </table:table-cell>
              <table:table-cell office:value-type="float" office:value="252.37677699">
                <text:p>252.3767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1">
                <text:p>7771</text:p>
              </table:table-cell>
              <table:table-cell office:value-type="float" office:value="253.02756779">
                <text:p>253.0275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81">
                <text:p>7781</text:p>
              </table:table-cell>
              <table:table-cell office:value-type="float" office:value="253.67919659">
                <text:p>253.6791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91">
                <text:p>7791</text:p>
              </table:table-cell>
              <table:table-cell office:value-type="float" office:value="254.33166339">
                <text:p>254.3316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01">
                <text:p>7801</text:p>
              </table:table-cell>
              <table:table-cell office:value-type="float" office:value="254.98496819">
                <text:p>254.9849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1">
                <text:p>7811</text:p>
              </table:table-cell>
              <table:table-cell office:value-type="float" office:value="255.63911099">
                <text:p>255.6391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21">
                <text:p>7821</text:p>
              </table:table-cell>
              <table:table-cell office:value-type="float" office:value="256.29409179">
                <text:p>256.2940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1">
                <text:p>7831</text:p>
              </table:table-cell>
              <table:table-cell office:value-type="float" office:value="256.94991059">
                <text:p>256.9499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41">
                <text:p>7841</text:p>
              </table:table-cell>
              <table:table-cell office:value-type="float" office:value="257.60656739">
                <text:p>257.6065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1">
                <text:p>7851</text:p>
              </table:table-cell>
              <table:table-cell office:value-type="float" office:value="258.26406219">
                <text:p>258.2640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61">
                <text:p>7861</text:p>
              </table:table-cell>
              <table:table-cell office:value-type="float" office:value="258.92239499">
                <text:p>258.9223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71">
                <text:p>7871</text:p>
              </table:table-cell>
              <table:table-cell office:value-type="float" office:value="259.58156579">
                <text:p>259.5815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81">
                <text:p>7881</text:p>
              </table:table-cell>
              <table:table-cell office:value-type="float" office:value="260.24157459">
                <text:p>260.2415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1">
                <text:p>7891</text:p>
              </table:table-cell>
              <table:table-cell office:value-type="float" office:value="260.90242139">
                <text:p>260.9024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1">
                <text:p>7901</text:p>
              </table:table-cell>
              <table:table-cell office:value-type="float" office:value="261.56410619">
                <text:p>261.5641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1">
                <text:p>7911</text:p>
              </table:table-cell>
              <table:table-cell office:value-type="float" office:value="262.22662899">
                <text:p>262.2266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21">
                <text:p>7921</text:p>
              </table:table-cell>
              <table:table-cell office:value-type="float" office:value="262.88998979">
                <text:p>262.8899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31">
                <text:p>7931</text:p>
              </table:table-cell>
              <table:table-cell office:value-type="float" office:value="263.55418859">
                <text:p>263.5541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41">
                <text:p>7941</text:p>
              </table:table-cell>
              <table:table-cell office:value-type="float" office:value="264.21922539">
                <text:p>264.2192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1">
                <text:p>7951</text:p>
              </table:table-cell>
              <table:table-cell office:value-type="float" office:value="264.88510019">
                <text:p>264.8851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61">
                <text:p>7961</text:p>
              </table:table-cell>
              <table:table-cell office:value-type="float" office:value="265.55181299">
                <text:p>265.5518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71">
                <text:p>7971</text:p>
              </table:table-cell>
              <table:table-cell office:value-type="float" office:value="266.21936379">
                <text:p>266.2193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81">
                <text:p>7981</text:p>
              </table:table-cell>
              <table:table-cell office:value-type="float" office:value="266.88775259">
                <text:p>266.8877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91">
                <text:p>7991</text:p>
              </table:table-cell>
              <table:table-cell office:value-type="float" office:value="267.55697939">
                <text:p>267.5569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1">
                <text:p>8001</text:p>
              </table:table-cell>
              <table:table-cell office:value-type="float" office:value="268.22704419">
                <text:p>268.2270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1">
                <text:p>8011</text:p>
              </table:table-cell>
              <table:table-cell office:value-type="float" office:value="268.89794699">
                <text:p>268.8979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21">
                <text:p>8021</text:p>
              </table:table-cell>
              <table:table-cell office:value-type="float" office:value="269.56968779">
                <text:p>269.5696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31">
                <text:p>8031</text:p>
              </table:table-cell>
              <table:table-cell office:value-type="float" office:value="270.24226659">
                <text:p>270.2422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1">
                <text:p>8041</text:p>
              </table:table-cell>
              <table:table-cell office:value-type="float" office:value="270.91568339">
                <text:p>270.9156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1">
                <text:p>8051</text:p>
              </table:table-cell>
              <table:table-cell office:value-type="float" office:value="271.58993819">
                <text:p>271.5899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1">
                <text:p>8061</text:p>
              </table:table-cell>
              <table:table-cell office:value-type="float" office:value="272.26503099">
                <text:p>272.2650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1">
                <text:p>8071</text:p>
              </table:table-cell>
              <table:table-cell office:value-type="float" office:value="272.94096179">
                <text:p>272.9409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1">
                <text:p>8081</text:p>
              </table:table-cell>
              <table:table-cell office:value-type="float" office:value="273.61773059">
                <text:p>273.6177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1">
                <text:p>8091</text:p>
              </table:table-cell>
              <table:table-cell office:value-type="float" office:value="274.29533739">
                <text:p>274.2953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1">
                <text:p>8101</text:p>
              </table:table-cell>
              <table:table-cell office:value-type="float" office:value="274.97378219">
                <text:p>274.9737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1">
                <text:p>8111</text:p>
              </table:table-cell>
              <table:table-cell office:value-type="float" office:value="275.65306499">
                <text:p>275.6530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1">
                <text:p>8121</text:p>
              </table:table-cell>
              <table:table-cell office:value-type="float" office:value="276.33318579">
                <text:p>276.3331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1">
                <text:p>8131</text:p>
              </table:table-cell>
              <table:table-cell office:value-type="float" office:value="277.01414459">
                <text:p>277.0141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1">
                <text:p>8141</text:p>
              </table:table-cell>
              <table:table-cell office:value-type="float" office:value="277.69594139">
                <text:p>277.6959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51">
                <text:p>8151</text:p>
              </table:table-cell>
              <table:table-cell office:value-type="float" office:value="278.37857619">
                <text:p>278.3785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1">
                <text:p>8161</text:p>
              </table:table-cell>
              <table:table-cell office:value-type="float" office:value="279.06204899">
                <text:p>279.0620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1">
                <text:p>8171</text:p>
              </table:table-cell>
              <table:table-cell office:value-type="float" office:value="279.74635979">
                <text:p>279.7463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1">
                <text:p>8181</text:p>
              </table:table-cell>
              <table:table-cell office:value-type="float" office:value="280.43150859">
                <text:p>280.4315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1">
                <text:p>8191</text:p>
              </table:table-cell>
              <table:table-cell office:value-type="float" office:value="281.11749539">
                <text:p>281.1174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1">
                <text:p>8201</text:p>
              </table:table-cell>
              <table:table-cell office:value-type="float" office:value="281.80432019">
                <text:p>281.8043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1">
                <text:p>8211</text:p>
              </table:table-cell>
              <table:table-cell office:value-type="float" office:value="282.49198299">
                <text:p>282.4919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21">
                <text:p>8221</text:p>
              </table:table-cell>
              <table:table-cell office:value-type="float" office:value="283.18048379">
                <text:p>283.1804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31">
                <text:p>8231</text:p>
              </table:table-cell>
              <table:table-cell office:value-type="float" office:value="283.86982259">
                <text:p>283.8698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1">
                <text:p>8241</text:p>
              </table:table-cell>
              <table:table-cell office:value-type="float" office:value="284.55999939">
                <text:p>284.5599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1">
                <text:p>8251</text:p>
              </table:table-cell>
              <table:table-cell office:value-type="float" office:value="285.25101419">
                <text:p>285.2510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61">
                <text:p>8261</text:p>
              </table:table-cell>
              <table:table-cell office:value-type="float" office:value="285.94286699">
                <text:p>285.9428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71">
                <text:p>8271</text:p>
              </table:table-cell>
              <table:table-cell office:value-type="float" office:value="286.63555779">
                <text:p>286.6355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1">
                <text:p>8281</text:p>
              </table:table-cell>
              <table:table-cell office:value-type="float" office:value="287.32908659">
                <text:p>287.3290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91">
                <text:p>8291</text:p>
              </table:table-cell>
              <table:table-cell office:value-type="float" office:value="288.02345339">
                <text:p>288.0234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01">
                <text:p>8301</text:p>
              </table:table-cell>
              <table:table-cell office:value-type="float" office:value="288.71865819">
                <text:p>288.7186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1">
                <text:p>8311</text:p>
              </table:table-cell>
              <table:table-cell office:value-type="float" office:value="289.41470099">
                <text:p>289.4147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1">
                <text:p>8321</text:p>
              </table:table-cell>
              <table:table-cell office:value-type="float" office:value="290.11158179">
                <text:p>290.1115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31">
                <text:p>8331</text:p>
              </table:table-cell>
              <table:table-cell office:value-type="float" office:value="290.80930059">
                <text:p>290.8093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41">
                <text:p>8341</text:p>
              </table:table-cell>
              <table:table-cell office:value-type="float" office:value="291.50785739">
                <text:p>291.5078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51">
                <text:p>8351</text:p>
              </table:table-cell>
              <table:table-cell office:value-type="float" office:value="292.20725219">
                <text:p>292.2072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1">
                <text:p>8361</text:p>
              </table:table-cell>
              <table:table-cell office:value-type="float" office:value="292.90748499">
                <text:p>292.9074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71">
                <text:p>8371</text:p>
              </table:table-cell>
              <table:table-cell office:value-type="float" office:value="293.60855579">
                <text:p>293.6085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1">
                <text:p>8381</text:p>
              </table:table-cell>
              <table:table-cell office:value-type="float" office:value="294.31046459">
                <text:p>294.3104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1">
                <text:p>8391</text:p>
              </table:table-cell>
              <table:table-cell office:value-type="float" office:value="295.01321139">
                <text:p>295.0132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1">
                <text:p>8401</text:p>
              </table:table-cell>
              <table:table-cell office:value-type="float" office:value="295.71679619">
                <text:p>295.7167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1">
                <text:p>8411</text:p>
              </table:table-cell>
              <table:table-cell office:value-type="float" office:value="296.42121899">
                <text:p>296.4212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21">
                <text:p>8421</text:p>
              </table:table-cell>
              <table:table-cell office:value-type="float" office:value="297.12647979">
                <text:p>297.1264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31">
                <text:p>8431</text:p>
              </table:table-cell>
              <table:table-cell office:value-type="float" office:value="297.83257859">
                <text:p>297.8325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41">
                <text:p>8441</text:p>
              </table:table-cell>
              <table:table-cell office:value-type="float" office:value="298.53951539">
                <text:p>298.5395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1">
                <text:p>8451</text:p>
              </table:table-cell>
              <table:table-cell office:value-type="float" office:value="299.24729019">
                <text:p>299.2472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61">
                <text:p>8461</text:p>
              </table:table-cell>
              <table:table-cell office:value-type="float" office:value="299.95590299">
                <text:p>299.9559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1">
                <text:p>8471</text:p>
              </table:table-cell>
              <table:table-cell office:value-type="float" office:value="300.66535379">
                <text:p>300.6653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81">
                <text:p>8481</text:p>
              </table:table-cell>
              <table:table-cell office:value-type="float" office:value="301.37564259">
                <text:p>301.3756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91">
                <text:p>8491</text:p>
              </table:table-cell>
              <table:table-cell office:value-type="float" office:value="302.08676939">
                <text:p>302.0867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1">
                <text:p>8501</text:p>
              </table:table-cell>
              <table:table-cell office:value-type="float" office:value="302.79873419">
                <text:p>302.7987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1">
                <text:p>8511</text:p>
              </table:table-cell>
              <table:table-cell office:value-type="float" office:value="303.51153699">
                <text:p>303.5115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21">
                <text:p>8521</text:p>
              </table:table-cell>
              <table:table-cell office:value-type="float" office:value="304.22517779">
                <text:p>304.2251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1">
                <text:p>8531</text:p>
              </table:table-cell>
              <table:table-cell office:value-type="float" office:value="304.93965659">
                <text:p>304.9396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41">
                <text:p>8541</text:p>
              </table:table-cell>
              <table:table-cell office:value-type="float" office:value="305.65497339">
                <text:p>305.6549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1">
                <text:p>8551</text:p>
              </table:table-cell>
              <table:table-cell office:value-type="float" office:value="306.37112819">
                <text:p>306.3711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61">
                <text:p>8561</text:p>
              </table:table-cell>
              <table:table-cell office:value-type="float" office:value="307.08812099">
                <text:p>307.0881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71">
                <text:p>8571</text:p>
              </table:table-cell>
              <table:table-cell office:value-type="float" office:value="307.80595179">
                <text:p>307.8059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81">
                <text:p>8581</text:p>
              </table:table-cell>
              <table:table-cell office:value-type="float" office:value="308.52462059">
                <text:p>308.5246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91">
                <text:p>8591</text:p>
              </table:table-cell>
              <table:table-cell office:value-type="float" office:value="309.24412739">
                <text:p>309.2441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1">
                <text:p>8601</text:p>
              </table:table-cell>
              <table:table-cell office:value-type="float" office:value="309.96447219">
                <text:p>309.9644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1">
                <text:p>8611</text:p>
              </table:table-cell>
              <table:table-cell office:value-type="float" office:value="310.68565499">
                <text:p>310.6856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1">
                <text:p>8621</text:p>
              </table:table-cell>
              <table:table-cell office:value-type="float" office:value="311.40767579">
                <text:p>311.4076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31">
                <text:p>8631</text:p>
              </table:table-cell>
              <table:table-cell office:value-type="float" office:value="312.13053459">
                <text:p>312.1305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41">
                <text:p>8641</text:p>
              </table:table-cell>
              <table:table-cell office:value-type="float" office:value="312.85423139">
                <text:p>312.8542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1">
                <text:p>8651</text:p>
              </table:table-cell>
              <table:table-cell office:value-type="float" office:value="313.57876619">
                <text:p>313.5787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1">
                <text:p>8661</text:p>
              </table:table-cell>
              <table:table-cell office:value-type="float" office:value="314.30413899">
                <text:p>314.3041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71">
                <text:p>8671</text:p>
              </table:table-cell>
              <table:table-cell office:value-type="float" office:value="315.03034979">
                <text:p>315.0303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81">
                <text:p>8681</text:p>
              </table:table-cell>
              <table:table-cell office:value-type="float" office:value="315.75739859">
                <text:p>315.7573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1">
                <text:p>8691</text:p>
              </table:table-cell>
              <table:table-cell office:value-type="float" office:value="316.48528539">
                <text:p>316.4852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01">
                <text:p>8701</text:p>
              </table:table-cell>
              <table:table-cell office:value-type="float" office:value="317.21401019">
                <text:p>317.2140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1">
                <text:p>8711</text:p>
              </table:table-cell>
              <table:table-cell office:value-type="float" office:value="317.94357299">
                <text:p>317.9435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21">
                <text:p>8721</text:p>
              </table:table-cell>
              <table:table-cell office:value-type="float" office:value="318.67397379">
                <text:p>318.6739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1">
                <text:p>8731</text:p>
              </table:table-cell>
              <table:table-cell office:value-type="float" office:value="319.40521259">
                <text:p>319.4052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1">
                <text:p>8741</text:p>
              </table:table-cell>
              <table:table-cell office:value-type="float" office:value="320.13728939">
                <text:p>320.1372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51">
                <text:p>8751</text:p>
              </table:table-cell>
              <table:table-cell office:value-type="float" office:value="320.87020419">
                <text:p>320.8702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61">
                <text:p>8761</text:p>
              </table:table-cell>
              <table:table-cell office:value-type="float" office:value="321.60395699">
                <text:p>321.6039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71">
                <text:p>8771</text:p>
              </table:table-cell>
              <table:table-cell office:value-type="float" office:value="322.33854779">
                <text:p>322.3385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81">
                <text:p>8781</text:p>
              </table:table-cell>
              <table:table-cell office:value-type="float" office:value="323.07397659">
                <text:p>323.0739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1">
                <text:p>8791</text:p>
              </table:table-cell>
              <table:table-cell office:value-type="float" office:value="323.81024339">
                <text:p>323.8102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1">
                <text:p>8801</text:p>
              </table:table-cell>
              <table:table-cell office:value-type="float" office:value="324.54734819">
                <text:p>324.5473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1">
                <text:p>8811</text:p>
              </table:table-cell>
              <table:table-cell office:value-type="float" office:value="325.28529099">
                <text:p>325.2852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21">
                <text:p>8821</text:p>
              </table:table-cell>
              <table:table-cell office:value-type="float" office:value="326.02407179">
                <text:p>326.0240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31">
                <text:p>8831</text:p>
              </table:table-cell>
              <table:table-cell office:value-type="float" office:value="326.76369059">
                <text:p>326.7636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41">
                <text:p>8841</text:p>
              </table:table-cell>
              <table:table-cell office:value-type="float" office:value="327.50414739">
                <text:p>327.5041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1">
                <text:p>8851</text:p>
              </table:table-cell>
              <table:table-cell office:value-type="float" office:value="328.24544219">
                <text:p>328.2454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61">
                <text:p>8861</text:p>
              </table:table-cell>
              <table:table-cell office:value-type="float" office:value="328.98757499">
                <text:p>328.9875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1">
                <text:p>8871</text:p>
              </table:table-cell>
              <table:table-cell office:value-type="float" office:value="329.73054579">
                <text:p>329.7305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81">
                <text:p>8881</text:p>
              </table:table-cell>
              <table:table-cell office:value-type="float" office:value="330.47435459">
                <text:p>330.4743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1">
                <text:p>8891</text:p>
              </table:table-cell>
              <table:table-cell office:value-type="float" office:value="331.21900139">
                <text:p>331.2190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1">
                <text:p>8901</text:p>
              </table:table-cell>
              <table:table-cell office:value-type="float" office:value="331.96448619">
                <text:p>331.9644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1">
                <text:p>8911</text:p>
              </table:table-cell>
              <table:table-cell office:value-type="float" office:value="332.71080899">
                <text:p>332.7108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21">
                <text:p>8921</text:p>
              </table:table-cell>
              <table:table-cell office:value-type="float" office:value="333.45796979">
                <text:p>333.4579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1">
                <text:p>8931</text:p>
              </table:table-cell>
              <table:table-cell office:value-type="float" office:value="334.20596859">
                <text:p>334.2059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41">
                <text:p>8941</text:p>
              </table:table-cell>
              <table:table-cell office:value-type="float" office:value="334.95480539">
                <text:p>334.9548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51">
                <text:p>8951</text:p>
              </table:table-cell>
              <table:table-cell office:value-type="float" office:value="335.70448019">
                <text:p>335.7044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1">
                <text:p>8961</text:p>
              </table:table-cell>
              <table:table-cell office:value-type="float" office:value="336.45499299">
                <text:p>336.4549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1">
                <text:p>8971</text:p>
              </table:table-cell>
              <table:table-cell office:value-type="float" office:value="337.20634379">
                <text:p>337.2063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81">
                <text:p>8981</text:p>
              </table:table-cell>
              <table:table-cell office:value-type="float" office:value="337.95853259">
                <text:p>337.9585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1">
                <text:p>8991</text:p>
              </table:table-cell>
              <table:table-cell office:value-type="float" office:value="338.71155939">
                <text:p>338.7115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1">
                <text:p>9001</text:p>
              </table:table-cell>
              <table:table-cell office:value-type="float" office:value="339.46542419">
                <text:p>339.4654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1">
                <text:p>9011</text:p>
              </table:table-cell>
              <table:table-cell office:value-type="float" office:value="340.22012699">
                <text:p>340.2201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21">
                <text:p>9021</text:p>
              </table:table-cell>
              <table:table-cell office:value-type="float" office:value="340.97566779">
                <text:p>340.9756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31">
                <text:p>9031</text:p>
              </table:table-cell>
              <table:table-cell office:value-type="float" office:value="341.73204659">
                <text:p>341.7320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1">
                <text:p>9041</text:p>
              </table:table-cell>
              <table:table-cell office:value-type="float" office:value="342.48926339">
                <text:p>342.4892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1">
                <text:p>9051</text:p>
              </table:table-cell>
              <table:table-cell office:value-type="float" office:value="343.24731819">
                <text:p>343.2473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1">
                <text:p>9061</text:p>
              </table:table-cell>
              <table:table-cell office:value-type="float" office:value="344.00621099">
                <text:p>344.0062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71">
                <text:p>9071</text:p>
              </table:table-cell>
              <table:table-cell office:value-type="float" office:value="344.76594179">
                <text:p>344.7659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81">
                <text:p>9081</text:p>
              </table:table-cell>
              <table:table-cell office:value-type="float" office:value="345.52651059">
                <text:p>345.5265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1">
                <text:p>9091</text:p>
              </table:table-cell>
              <table:table-cell office:value-type="float" office:value="346.28791739">
                <text:p>346.2879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1">
                <text:p>9101</text:p>
              </table:table-cell>
              <table:table-cell office:value-type="float" office:value="347.05016219">
                <text:p>347.0501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1">
                <text:p>9111</text:p>
              </table:table-cell>
              <table:table-cell office:value-type="float" office:value="347.81324499">
                <text:p>347.8132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21">
                <text:p>9121</text:p>
              </table:table-cell>
              <table:table-cell office:value-type="float" office:value="348.57716579">
                <text:p>348.5771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1">
                <text:p>9131</text:p>
              </table:table-cell>
              <table:table-cell office:value-type="float" office:value="349.34192459">
                <text:p>349.3419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41">
                <text:p>9141</text:p>
              </table:table-cell>
              <table:table-cell office:value-type="float" office:value="350.10752139">
                <text:p>350.1075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51">
                <text:p>9151</text:p>
              </table:table-cell>
              <table:table-cell office:value-type="float" office:value="350.87395619">
                <text:p>350.8739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1">
                <text:p>9161</text:p>
              </table:table-cell>
              <table:table-cell office:value-type="float" office:value="351.64122899">
                <text:p>351.6412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1">
                <text:p>9171</text:p>
              </table:table-cell>
              <table:table-cell office:value-type="float" office:value="352.40933979">
                <text:p>352.4093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81">
                <text:p>9181</text:p>
              </table:table-cell>
              <table:table-cell office:value-type="float" office:value="353.17828859">
                <text:p>353.1782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91">
                <text:p>9191</text:p>
              </table:table-cell>
              <table:table-cell office:value-type="float" office:value="353.94807539">
                <text:p>353.9480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01">
                <text:p>9201</text:p>
              </table:table-cell>
              <table:table-cell office:value-type="float" office:value="354.71870019">
                <text:p>354.7187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1">
                <text:p>9211</text:p>
              </table:table-cell>
              <table:table-cell office:value-type="float" office:value="355.49016299">
                <text:p>355.4901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1">
                <text:p>9221</text:p>
              </table:table-cell>
              <table:table-cell office:value-type="float" office:value="356.26246379">
                <text:p>356.2624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31">
                <text:p>9231</text:p>
              </table:table-cell>
              <table:table-cell office:value-type="float" office:value="357.03560259">
                <text:p>357.0356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41">
                <text:p>9241</text:p>
              </table:table-cell>
              <table:table-cell office:value-type="float" office:value="357.80957939">
                <text:p>357.8095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51">
                <text:p>9251</text:p>
              </table:table-cell>
              <table:table-cell office:value-type="float" office:value="358.58439419">
                <text:p>358.5843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61">
                <text:p>9261</text:p>
              </table:table-cell>
              <table:table-cell office:value-type="float" office:value="359.36004699">
                <text:p>359.3600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71">
                <text:p>9271</text:p>
              </table:table-cell>
              <table:table-cell office:value-type="float" office:value="360.13653779">
                <text:p>360.1365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81">
                <text:p>9281</text:p>
              </table:table-cell>
              <table:table-cell office:value-type="float" office:value="360.91386659">
                <text:p>360.9138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1">
                <text:p>9291</text:p>
              </table:table-cell>
              <table:table-cell office:value-type="float" office:value="361.69203339">
                <text:p>361.6920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1">
                <text:p>9301</text:p>
              </table:table-cell>
              <table:table-cell office:value-type="float" office:value="362.47103819">
                <text:p>362.4710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1">
                <text:p>9311</text:p>
              </table:table-cell>
              <table:table-cell office:value-type="float" office:value="363.25088099">
                <text:p>363.2508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21">
                <text:p>9321</text:p>
              </table:table-cell>
              <table:table-cell office:value-type="float" office:value="364.03156179">
                <text:p>364.0315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1">
                <text:p>9331</text:p>
              </table:table-cell>
              <table:table-cell office:value-type="float" office:value="364.81308059">
                <text:p>364.8130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41">
                <text:p>9341</text:p>
              </table:table-cell>
              <table:table-cell office:value-type="float" office:value="365.59543739">
                <text:p>365.5954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1">
                <text:p>9351</text:p>
              </table:table-cell>
              <table:table-cell office:value-type="float" office:value="366.37863219">
                <text:p>366.3786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1">
                <text:p>9361</text:p>
              </table:table-cell>
              <table:table-cell office:value-type="float" office:value="367.16266499">
                <text:p>367.1626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1">
                <text:p>9371</text:p>
              </table:table-cell>
              <table:table-cell office:value-type="float" office:value="367.94753579">
                <text:p>367.9475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81">
                <text:p>9381</text:p>
              </table:table-cell>
              <table:table-cell office:value-type="float" office:value="368.73324459">
                <text:p>368.7332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91">
                <text:p>9391</text:p>
              </table:table-cell>
              <table:table-cell office:value-type="float" office:value="369.51979139">
                <text:p>369.5197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1">
                <text:p>9401</text:p>
              </table:table-cell>
              <table:table-cell office:value-type="float" office:value="370.30717619">
                <text:p>370.3071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1">
                <text:p>9411</text:p>
              </table:table-cell>
              <table:table-cell office:value-type="float" office:value="371.09539899">
                <text:p>371.0953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21">
                <text:p>9421</text:p>
              </table:table-cell>
              <table:table-cell office:value-type="float" office:value="371.88445979">
                <text:p>371.8844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31">
                <text:p>9431</text:p>
              </table:table-cell>
              <table:table-cell office:value-type="float" office:value="372.67435859">
                <text:p>372.6743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41">
                <text:p>9441</text:p>
              </table:table-cell>
              <table:table-cell office:value-type="float" office:value="373.46509539">
                <text:p>373.4650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51">
                <text:p>9451</text:p>
              </table:table-cell>
              <table:table-cell office:value-type="float" office:value="374.25667019">
                <text:p>374.2566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61">
                <text:p>9461</text:p>
              </table:table-cell>
              <table:table-cell office:value-type="float" office:value="375.04908299">
                <text:p>375.0490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71">
                <text:p>9471</text:p>
              </table:table-cell>
              <table:table-cell office:value-type="float" office:value="375.84233379">
                <text:p>375.8423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81">
                <text:p>9481</text:p>
              </table:table-cell>
              <table:table-cell office:value-type="float" office:value="376.63642259">
                <text:p>376.6364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91">
                <text:p>9491</text:p>
              </table:table-cell>
              <table:table-cell office:value-type="float" office:value="377.43134939">
                <text:p>377.4313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01">
                <text:p>9501</text:p>
              </table:table-cell>
              <table:table-cell office:value-type="float" office:value="378.22711419">
                <text:p>378.2271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1">
                <text:p>9511</text:p>
              </table:table-cell>
              <table:table-cell office:value-type="float" office:value="379.02371699">
                <text:p>379.0237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1">
                <text:p>9521</text:p>
              </table:table-cell>
              <table:table-cell office:value-type="float" office:value="379.82115779">
                <text:p>379.8211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1">
                <text:p>9531</text:p>
              </table:table-cell>
              <table:table-cell office:value-type="float" office:value="380.61943659">
                <text:p>380.6194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1">
                <text:p>9541</text:p>
              </table:table-cell>
              <table:table-cell office:value-type="float" office:value="381.41855339">
                <text:p>381.4185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51">
                <text:p>9551</text:p>
              </table:table-cell>
              <table:table-cell office:value-type="float" office:value="382.21850819">
                <text:p>382.2185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61">
                <text:p>9561</text:p>
              </table:table-cell>
              <table:table-cell office:value-type="float" office:value="383.01930099">
                <text:p>383.0193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71">
                <text:p>9571</text:p>
              </table:table-cell>
              <table:table-cell office:value-type="float" office:value="383.82093179">
                <text:p>383.8209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1">
                <text:p>9581</text:p>
              </table:table-cell>
              <table:table-cell office:value-type="float" office:value="384.62340059">
                <text:p>384.6234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91">
                <text:p>9591</text:p>
              </table:table-cell>
              <table:table-cell office:value-type="float" office:value="385.42670739">
                <text:p>385.4267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1">
                <text:p>9601</text:p>
              </table:table-cell>
              <table:table-cell office:value-type="float" office:value="386.23085219">
                <text:p>386.2308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1">
                <text:p>9611</text:p>
              </table:table-cell>
              <table:table-cell office:value-type="float" office:value="387.03583499">
                <text:p>387.0358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21">
                <text:p>9621</text:p>
              </table:table-cell>
              <table:table-cell office:value-type="float" office:value="387.84165579">
                <text:p>387.8416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31">
                <text:p>9631</text:p>
              </table:table-cell>
              <table:table-cell office:value-type="float" office:value="388.64831459">
                <text:p>388.6483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41">
                <text:p>9641</text:p>
              </table:table-cell>
              <table:table-cell office:value-type="float" office:value="389.45581139">
                <text:p>389.4558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1">
                <text:p>9651</text:p>
              </table:table-cell>
              <table:table-cell office:value-type="float" office:value="390.26414619">
                <text:p>390.2641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1">
                <text:p>9661</text:p>
              </table:table-cell>
              <table:table-cell office:value-type="float" office:value="391.07331899">
                <text:p>391.0733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71">
                <text:p>9671</text:p>
              </table:table-cell>
              <table:table-cell office:value-type="float" office:value="391.88332979">
                <text:p>391.8833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1">
                <text:p>9681</text:p>
              </table:table-cell>
              <table:table-cell office:value-type="float" office:value="392.69417859">
                <text:p>392.6941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1">
                <text:p>9691</text:p>
              </table:table-cell>
              <table:table-cell office:value-type="float" office:value="393.50586539">
                <text:p>393.5058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1">
                <text:p>9701</text:p>
              </table:table-cell>
              <table:table-cell office:value-type="float" office:value="394.31839019">
                <text:p>394.3183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1">
                <text:p>9711</text:p>
              </table:table-cell>
              <table:table-cell office:value-type="float" office:value="395.13175299">
                <text:p>395.1317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1">
                <text:p>9721</text:p>
              </table:table-cell>
              <table:table-cell office:value-type="float" office:value="395.94595379">
                <text:p>395.9459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31">
                <text:p>9731</text:p>
              </table:table-cell>
              <table:table-cell office:value-type="float" office:value="396.76099259">
                <text:p>396.7609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1">
                <text:p>9741</text:p>
              </table:table-cell>
              <table:table-cell office:value-type="float" office:value="397.57686939">
                <text:p>397.5768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1">
                <text:p>9751</text:p>
              </table:table-cell>
              <table:table-cell office:value-type="float" office:value="398.39358419">
                <text:p>398.3935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61">
                <text:p>9761</text:p>
              </table:table-cell>
              <table:table-cell office:value-type="float" office:value="399.21113699">
                <text:p>399.2111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1">
                <text:p>9771</text:p>
              </table:table-cell>
              <table:table-cell office:value-type="float" office:value="400.02952779">
                <text:p>400.0295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81">
                <text:p>9781</text:p>
              </table:table-cell>
              <table:table-cell office:value-type="float" office:value="400.84875659">
                <text:p>400.8487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91">
                <text:p>9791</text:p>
              </table:table-cell>
              <table:table-cell office:value-type="float" office:value="401.66882339">
                <text:p>401.6688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1">
                <text:p>9801</text:p>
              </table:table-cell>
              <table:table-cell office:value-type="float" office:value="402.48972819">
                <text:p>402.4897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1">
                <text:p>9811</text:p>
              </table:table-cell>
              <table:table-cell office:value-type="float" office:value="403.31147099">
                <text:p>403.3114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21">
                <text:p>9821</text:p>
              </table:table-cell>
              <table:table-cell office:value-type="float" office:value="404.13405179">
                <text:p>404.1340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1">
                <text:p>9831</text:p>
              </table:table-cell>
              <table:table-cell office:value-type="float" office:value="404.95747059">
                <text:p>404.9574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41">
                <text:p>9841</text:p>
              </table:table-cell>
              <table:table-cell office:value-type="float" office:value="405.78172739">
                <text:p>405.7817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1">
                <text:p>9851</text:p>
              </table:table-cell>
              <table:table-cell office:value-type="float" office:value="406.60682219">
                <text:p>406.6068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1">
                <text:p>9861</text:p>
              </table:table-cell>
              <table:table-cell office:value-type="float" office:value="407.43275499">
                <text:p>407.4327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1">
                <text:p>9871</text:p>
              </table:table-cell>
              <table:table-cell office:value-type="float" office:value="408.25952579">
                <text:p>408.2595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1">
                <text:p>9881</text:p>
              </table:table-cell>
              <table:table-cell office:value-type="float" office:value="409.08713459">
                <text:p>409.0871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1">
                <text:p>9891</text:p>
              </table:table-cell>
              <table:table-cell office:value-type="float" office:value="409.91558139">
                <text:p>409.9155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1">
                <text:p>9901</text:p>
              </table:table-cell>
              <table:table-cell office:value-type="float" office:value="410.74486619">
                <text:p>410.7448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1">
                <text:p>9911</text:p>
              </table:table-cell>
              <table:table-cell office:value-type="float" office:value="411.57498899">
                <text:p>411.5749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21">
                <text:p>9921</text:p>
              </table:table-cell>
              <table:table-cell office:value-type="float" office:value="412.40594979">
                <text:p>412.4059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31">
                <text:p>9931</text:p>
              </table:table-cell>
              <table:table-cell office:value-type="float" office:value="413.23774859">
                <text:p>413.2377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1">
                <text:p>9941</text:p>
              </table:table-cell>
              <table:table-cell office:value-type="float" office:value="414.07038539">
                <text:p>414.0703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1">
                <text:p>9951</text:p>
              </table:table-cell>
              <table:table-cell office:value-type="float" office:value="414.90386019">
                <text:p>414.9038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1">
                <text:p>9961</text:p>
              </table:table-cell>
              <table:table-cell office:value-type="float" office:value="415.73817299">
                <text:p>415.7381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1">
                <text:p>9971</text:p>
              </table:table-cell>
              <table:table-cell office:value-type="float" office:value="416.57332379">
                <text:p>416.5733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1">
                <text:p>9981</text:p>
              </table:table-cell>
              <table:table-cell office:value-type="float" office:value="417.40931259">
                <text:p>417.4093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91">
                <text:p>9991</text:p>
              </table:table-cell>
              <table:table-cell office:value-type="float" office:value="418.24613939">
                <text:p>418.2461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1">
                <text:p>10001</text:p>
              </table:table-cell>
              <table:table-cell office:value-type="float" office:value="419.08380419">
                <text:p>419.0838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1">
                <text:p>10011</text:p>
              </table:table-cell>
              <table:table-cell office:value-type="float" office:value="419.92230699">
                <text:p>419.9223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1">
                <text:p>10021</text:p>
              </table:table-cell>
              <table:table-cell office:value-type="float" office:value="420.76164779">
                <text:p>420.7616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1">
                <text:p>10031</text:p>
              </table:table-cell>
              <table:table-cell office:value-type="float" office:value="421.60182659">
                <text:p>421.6018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41">
                <text:p>10041</text:p>
              </table:table-cell>
              <table:table-cell office:value-type="float" office:value="422.44284339">
                <text:p>422.4428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51">
                <text:p>10051</text:p>
              </table:table-cell>
              <table:table-cell office:value-type="float" office:value="423.28469819">
                <text:p>423.2846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61">
                <text:p>10061</text:p>
              </table:table-cell>
              <table:table-cell office:value-type="float" office:value="424.12739099">
                <text:p>424.1273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1">
                <text:p>10071</text:p>
              </table:table-cell>
              <table:table-cell office:value-type="float" office:value="424.97092179">
                <text:p>424.9709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1">
                <text:p>10081</text:p>
              </table:table-cell>
              <table:table-cell office:value-type="float" office:value="425.81529059">
                <text:p>425.8152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1">
                <text:p>10091</text:p>
              </table:table-cell>
              <table:table-cell office:value-type="float" office:value="426.66049739">
                <text:p>426.6604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1">
                <text:p>10101</text:p>
              </table:table-cell>
              <table:table-cell office:value-type="float" office:value="427.50654219">
                <text:p>427.5065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1">
                <text:p>10111</text:p>
              </table:table-cell>
              <table:table-cell office:value-type="float" office:value="428.35342499">
                <text:p>428.3534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1">
                <text:p>10121</text:p>
              </table:table-cell>
              <table:table-cell office:value-type="float" office:value="429.20114579">
                <text:p>429.2011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1">
                <text:p>10131</text:p>
              </table:table-cell>
              <table:table-cell office:value-type="float" office:value="430.04970459">
                <text:p>430.0497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41">
                <text:p>10141</text:p>
              </table:table-cell>
              <table:table-cell office:value-type="float" office:value="430.89910139">
                <text:p>430.8991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51">
                <text:p>10151</text:p>
              </table:table-cell>
              <table:table-cell office:value-type="float" office:value="431.74933619">
                <text:p>431.7493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61">
                <text:p>10161</text:p>
              </table:table-cell>
              <table:table-cell office:value-type="float" office:value="432.60040899">
                <text:p>432.6004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71">
                <text:p>10171</text:p>
              </table:table-cell>
              <table:table-cell office:value-type="float" office:value="433.45231979">
                <text:p>433.4523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81">
                <text:p>10181</text:p>
              </table:table-cell>
              <table:table-cell office:value-type="float" office:value="434.30506859">
                <text:p>434.3050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1">
                <text:p>10191</text:p>
              </table:table-cell>
              <table:table-cell office:value-type="float" office:value="435.15865539">
                <text:p>435.1586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01">
                <text:p>10201</text:p>
              </table:table-cell>
              <table:table-cell office:value-type="float" office:value="436.01308019">
                <text:p>436.0130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1">
                <text:p>10211</text:p>
              </table:table-cell>
              <table:table-cell office:value-type="float" office:value="436.86834299">
                <text:p>436.8683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1">
                <text:p>10221</text:p>
              </table:table-cell>
              <table:table-cell office:value-type="float" office:value="437.72444379">
                <text:p>437.7244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31">
                <text:p>10231</text:p>
              </table:table-cell>
              <table:table-cell office:value-type="float" office:value="438.58138259">
                <text:p>438.5813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1">
                <text:p>10241</text:p>
              </table:table-cell>
              <table:table-cell office:value-type="float" office:value="439.43915939">
                <text:p>439.4391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1">
                <text:p>10251</text:p>
              </table:table-cell>
              <table:table-cell office:value-type="float" office:value="440.29777419">
                <text:p>440.2977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61">
                <text:p>10261</text:p>
              </table:table-cell>
              <table:table-cell office:value-type="float" office:value="441.15722699">
                <text:p>441.1572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71">
                <text:p>10271</text:p>
              </table:table-cell>
              <table:table-cell office:value-type="float" office:value="442.01751779">
                <text:p>442.0175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81">
                <text:p>10281</text:p>
              </table:table-cell>
              <table:table-cell office:value-type="float" office:value="442.87864659">
                <text:p>442.8786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1">
                <text:p>10291</text:p>
              </table:table-cell>
              <table:table-cell office:value-type="float" office:value="443.74061339">
                <text:p>443.7406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01">
                <text:p>10301</text:p>
              </table:table-cell>
              <table:table-cell office:value-type="float" office:value="444.60341819">
                <text:p>444.6034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1">
                <text:p>10311</text:p>
              </table:table-cell>
              <table:table-cell office:value-type="float" office:value="445.46706099">
                <text:p>445.4670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21">
                <text:p>10321</text:p>
              </table:table-cell>
              <table:table-cell office:value-type="float" office:value="446.33154179">
                <text:p>446.3315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1">
                <text:p>10331</text:p>
              </table:table-cell>
              <table:table-cell office:value-type="float" office:value="447.19686059">
                <text:p>447.1968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41">
                <text:p>10341</text:p>
              </table:table-cell>
              <table:table-cell office:value-type="float" office:value="448.06301739">
                <text:p>448.0630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51">
                <text:p>10351</text:p>
              </table:table-cell>
              <table:table-cell office:value-type="float" office:value="448.93001219">
                <text:p>448.9300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61">
                <text:p>10361</text:p>
              </table:table-cell>
              <table:table-cell office:value-type="float" office:value="449.79784499">
                <text:p>449.7978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1">
                <text:p>10371</text:p>
              </table:table-cell>
              <table:table-cell office:value-type="float" office:value="450.66651579">
                <text:p>450.6665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81">
                <text:p>10381</text:p>
              </table:table-cell>
              <table:table-cell office:value-type="float" office:value="451.53602459">
                <text:p>451.5360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91">
                <text:p>10391</text:p>
              </table:table-cell>
              <table:table-cell office:value-type="float" office:value="452.40637139">
                <text:p>452.4063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01">
                <text:p>10401</text:p>
              </table:table-cell>
              <table:table-cell office:value-type="float" office:value="453.27755619">
                <text:p>453.2775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1">
                <text:p>10411</text:p>
              </table:table-cell>
              <table:table-cell office:value-type="float" office:value="454.14957899">
                <text:p>454.1495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21">
                <text:p>10421</text:p>
              </table:table-cell>
              <table:table-cell office:value-type="float" office:value="455.02243979">
                <text:p>455.0224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31">
                <text:p>10431</text:p>
              </table:table-cell>
              <table:table-cell office:value-type="float" office:value="455.89613859">
                <text:p>455.8961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41">
                <text:p>10441</text:p>
              </table:table-cell>
              <table:table-cell office:value-type="float" office:value="456.77067539">
                <text:p>456.7706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51">
                <text:p>10451</text:p>
              </table:table-cell>
              <table:table-cell office:value-type="float" office:value="457.64605019">
                <text:p>457.6460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61">
                <text:p>10461</text:p>
              </table:table-cell>
              <table:table-cell office:value-type="float" office:value="458.52226299">
                <text:p>458.5222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71">
                <text:p>10471</text:p>
              </table:table-cell>
              <table:table-cell office:value-type="float" office:value="459.39931379">
                <text:p>459.3993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1">
                <text:p>10481</text:p>
              </table:table-cell>
              <table:table-cell office:value-type="float" office:value="460.27720259">
                <text:p>460.2772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1">
                <text:p>10491</text:p>
              </table:table-cell>
              <table:table-cell office:value-type="float" office:value="461.15592939">
                <text:p>461.1559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1">
                <text:p>10501</text:p>
              </table:table-cell>
              <table:table-cell office:value-type="float" office:value="462.03549419">
                <text:p>462.0354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1">
                <text:p>10511</text:p>
              </table:table-cell>
              <table:table-cell office:value-type="float" office:value="462.91589699">
                <text:p>462.9158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21">
                <text:p>10521</text:p>
              </table:table-cell>
              <table:table-cell office:value-type="float" office:value="463.79713779">
                <text:p>463.7971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1">
                <text:p>10531</text:p>
              </table:table-cell>
              <table:table-cell office:value-type="float" office:value="464.67921659">
                <text:p>464.6792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41">
                <text:p>10541</text:p>
              </table:table-cell>
              <table:table-cell office:value-type="float" office:value="465.56213339">
                <text:p>465.562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1">
                <text:p>10551</text:p>
              </table:table-cell>
              <table:table-cell office:value-type="float" office:value="466.44588819">
                <text:p>466.4458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61">
                <text:p>10561</text:p>
              </table:table-cell>
              <table:table-cell office:value-type="float" office:value="467.33048099">
                <text:p>467.3304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1">
                <text:p>10571</text:p>
              </table:table-cell>
              <table:table-cell office:value-type="float" office:value="468.21591179">
                <text:p>468.2159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81">
                <text:p>10581</text:p>
              </table:table-cell>
              <table:table-cell office:value-type="float" office:value="469.10218059">
                <text:p>469.1021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91">
                <text:p>10591</text:p>
              </table:table-cell>
              <table:table-cell office:value-type="float" office:value="469.98928739">
                <text:p>469.9892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1">
                <text:p>10601</text:p>
              </table:table-cell>
              <table:table-cell office:value-type="float" office:value="470.87723219">
                <text:p>470.8772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1">
                <text:p>10611</text:p>
              </table:table-cell>
              <table:table-cell office:value-type="float" office:value="471.76601499">
                <text:p>471.7660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21">
                <text:p>10621</text:p>
              </table:table-cell>
              <table:table-cell office:value-type="float" office:value="472.65563579">
                <text:p>472.6556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31">
                <text:p>10631</text:p>
              </table:table-cell>
              <table:table-cell office:value-type="float" office:value="473.54609459">
                <text:p>473.5460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41">
                <text:p>10641</text:p>
              </table:table-cell>
              <table:table-cell office:value-type="float" office:value="474.43739139">
                <text:p>474.4373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1">
                <text:p>10651</text:p>
              </table:table-cell>
              <table:table-cell office:value-type="float" office:value="475.32952619">
                <text:p>475.3295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61">
                <text:p>10661</text:p>
              </table:table-cell>
              <table:table-cell office:value-type="float" office:value="476.22249899">
                <text:p>476.2224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71">
                <text:p>10671</text:p>
              </table:table-cell>
              <table:table-cell office:value-type="float" office:value="477.11630979">
                <text:p>477.1163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81">
                <text:p>10681</text:p>
              </table:table-cell>
              <table:table-cell office:value-type="float" office:value="478.01095859">
                <text:p>478.0109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91">
                <text:p>10691</text:p>
              </table:table-cell>
              <table:table-cell office:value-type="float" office:value="478.90644539">
                <text:p>478.9064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01">
                <text:p>10701</text:p>
              </table:table-cell>
              <table:table-cell office:value-type="float" office:value="479.80277019">
                <text:p>479.8027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1">
                <text:p>10711</text:p>
              </table:table-cell>
              <table:table-cell office:value-type="float" office:value="480.69993299">
                <text:p>480.6999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21">
                <text:p>10721</text:p>
              </table:table-cell>
              <table:table-cell office:value-type="float" office:value="481.59793379">
                <text:p>481.5979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1">
                <text:p>10731</text:p>
              </table:table-cell>
              <table:table-cell office:value-type="float" office:value="482.49677259">
                <text:p>482.4967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41">
                <text:p>10741</text:p>
              </table:table-cell>
              <table:table-cell office:value-type="float" office:value="483.39644939">
                <text:p>483.3964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51">
                <text:p>10751</text:p>
              </table:table-cell>
              <table:table-cell office:value-type="float" office:value="484.29696419">
                <text:p>484.2969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61">
                <text:p>10761</text:p>
              </table:table-cell>
              <table:table-cell office:value-type="float" office:value="485.19831699">
                <text:p>485.1983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1">
                <text:p>10771</text:p>
              </table:table-cell>
              <table:table-cell office:value-type="float" office:value="486.10050779">
                <text:p>486.1005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81">
                <text:p>10781</text:p>
              </table:table-cell>
              <table:table-cell office:value-type="float" office:value="487.00353659">
                <text:p>487.0035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91">
                <text:p>10791</text:p>
              </table:table-cell>
              <table:table-cell office:value-type="float" office:value="487.90740339">
                <text:p>487.9074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1">
                <text:p>10801</text:p>
              </table:table-cell>
              <table:table-cell office:value-type="float" office:value="488.81210819">
                <text:p>488.8121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1">
                <text:p>10811</text:p>
              </table:table-cell>
              <table:table-cell office:value-type="float" office:value="489.71765099">
                <text:p>489.7176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21">
                <text:p>10821</text:p>
              </table:table-cell>
              <table:table-cell office:value-type="float" office:value="490.62403179">
                <text:p>490.6240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31">
                <text:p>10831</text:p>
              </table:table-cell>
              <table:table-cell office:value-type="float" office:value="491.53125059">
                <text:p>491.5312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41">
                <text:p>10841</text:p>
              </table:table-cell>
              <table:table-cell office:value-type="float" office:value="492.43930739">
                <text:p>492.4393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1">
                <text:p>10851</text:p>
              </table:table-cell>
              <table:table-cell office:value-type="float" office:value="493.34820219">
                <text:p>493.3482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61">
                <text:p>10861</text:p>
              </table:table-cell>
              <table:table-cell office:value-type="float" office:value="494.25793499">
                <text:p>494.2579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71">
                <text:p>10871</text:p>
              </table:table-cell>
              <table:table-cell office:value-type="float" office:value="495.16850579">
                <text:p>495.1685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81">
                <text:p>10881</text:p>
              </table:table-cell>
              <table:table-cell office:value-type="float" office:value="496.07991459">
                <text:p>496.0799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91">
                <text:p>10891</text:p>
              </table:table-cell>
              <table:table-cell office:value-type="float" office:value="496.99216139">
                <text:p>496.9921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01">
                <text:p>10901</text:p>
              </table:table-cell>
              <table:table-cell office:value-type="float" office:value="497.90524619">
                <text:p>497.9052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1">
                <text:p>10911</text:p>
              </table:table-cell>
              <table:table-cell office:value-type="float" office:value="498.81916899">
                <text:p>498.8191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21">
                <text:p>10921</text:p>
              </table:table-cell>
              <table:table-cell office:value-type="float" office:value="499.73392979">
                <text:p>499.7339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1">
                <text:p>10931</text:p>
              </table:table-cell>
              <table:table-cell office:value-type="float" office:value="500.64952859">
                <text:p>500.6495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41">
                <text:p>10941</text:p>
              </table:table-cell>
              <table:table-cell office:value-type="float" office:value="501.56596539">
                <text:p>501.5659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51">
                <text:p>10951</text:p>
              </table:table-cell>
              <table:table-cell office:value-type="float" office:value="502.48324019">
                <text:p>502.4832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61">
                <text:p>10961</text:p>
              </table:table-cell>
              <table:table-cell office:value-type="float" office:value="503.40135299">
                <text:p>503.4013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1">
                <text:p>10971</text:p>
              </table:table-cell>
              <table:table-cell office:value-type="float" office:value="504.32030379">
                <text:p>504.3203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81">
                <text:p>10981</text:p>
              </table:table-cell>
              <table:table-cell office:value-type="float" office:value="505.24009259">
                <text:p>505.2400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1">
                <text:p>10991</text:p>
              </table:table-cell>
              <table:table-cell office:value-type="float" office:value="506.16071939">
                <text:p>506.1607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1">
                <text:p>11001</text:p>
              </table:table-cell>
              <table:table-cell office:value-type="float" office:value="507.08218419">
                <text:p>507.0821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1">
                <text:p>11011</text:p>
              </table:table-cell>
              <table:table-cell office:value-type="float" office:value="508.00448699">
                <text:p>508.0044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21">
                <text:p>11021</text:p>
              </table:table-cell>
              <table:table-cell office:value-type="float" office:value="508.92762779">
                <text:p>508.9276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31">
                <text:p>11031</text:p>
              </table:table-cell>
              <table:table-cell office:value-type="float" office:value="509.85160659">
                <text:p>509.8516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41">
                <text:p>11041</text:p>
              </table:table-cell>
              <table:table-cell office:value-type="float" office:value="510.77642339">
                <text:p>510.7764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51">
                <text:p>11051</text:p>
              </table:table-cell>
              <table:table-cell office:value-type="float" office:value="511.70207819">
                <text:p>511.7020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61">
                <text:p>11061</text:p>
              </table:table-cell>
              <table:table-cell office:value-type="float" office:value="512.62857099">
                <text:p>512.6285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71">
                <text:p>11071</text:p>
              </table:table-cell>
              <table:table-cell office:value-type="float" office:value="513.55590179">
                <text:p>513.5559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81">
                <text:p>11081</text:p>
              </table:table-cell>
              <table:table-cell office:value-type="float" office:value="514.48407059">
                <text:p>514.4840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1">
                <text:p>11091</text:p>
              </table:table-cell>
              <table:table-cell office:value-type="float" office:value="515.41307739">
                <text:p>515.4130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01">
                <text:p>11101</text:p>
              </table:table-cell>
              <table:table-cell office:value-type="float" office:value="516.34292219">
                <text:p>516.3429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11">
                <text:p>11111</text:p>
              </table:table-cell>
              <table:table-cell office:value-type="float" office:value="517.27360499">
                <text:p>517.2736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21">
                <text:p>11121</text:p>
              </table:table-cell>
              <table:table-cell office:value-type="float" office:value="518.20512579">
                <text:p>518.2051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1">
                <text:p>11131</text:p>
              </table:table-cell>
              <table:table-cell office:value-type="float" office:value="519.13748459">
                <text:p>519.1374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41">
                <text:p>11141</text:p>
              </table:table-cell>
              <table:table-cell office:value-type="float" office:value="520.07068139">
                <text:p>520.0706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51">
                <text:p>11151</text:p>
              </table:table-cell>
              <table:table-cell office:value-type="float" office:value="521.00471619">
                <text:p>521.0047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61">
                <text:p>11161</text:p>
              </table:table-cell>
              <table:table-cell office:value-type="float" office:value="521.93958899">
                <text:p>521.9395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71">
                <text:p>11171</text:p>
              </table:table-cell>
              <table:table-cell office:value-type="float" office:value="522.87529979">
                <text:p>522.8752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81">
                <text:p>11181</text:p>
              </table:table-cell>
              <table:table-cell office:value-type="float" office:value="523.81184859">
                <text:p>523.8118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91">
                <text:p>11191</text:p>
              </table:table-cell>
              <table:table-cell office:value-type="float" office:value="524.74923539">
                <text:p>524.7492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1">
                <text:p>11201</text:p>
              </table:table-cell>
              <table:table-cell office:value-type="float" office:value="525.68746019">
                <text:p>525.6874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1">
                <text:p>11211</text:p>
              </table:table-cell>
              <table:table-cell office:value-type="float" office:value="526.62652299">
                <text:p>526.6265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21">
                <text:p>11221</text:p>
              </table:table-cell>
              <table:table-cell office:value-type="float" office:value="527.56642379">
                <text:p>527.5664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31">
                <text:p>11231</text:p>
              </table:table-cell>
              <table:table-cell office:value-type="float" office:value="528.50716259">
                <text:p>528.5071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41">
                <text:p>11241</text:p>
              </table:table-cell>
              <table:table-cell office:value-type="float" office:value="529.44873939">
                <text:p>529.4487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1">
                <text:p>11251</text:p>
              </table:table-cell>
              <table:table-cell office:value-type="float" office:value="530.39115419">
                <text:p>530.3911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61">
                <text:p>11261</text:p>
              </table:table-cell>
              <table:table-cell office:value-type="float" office:value="531.33440699">
                <text:p>531.3344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1">
                <text:p>11271</text:p>
              </table:table-cell>
              <table:table-cell office:value-type="float" office:value="532.27849779">
                <text:p>532.2784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81">
                <text:p>11281</text:p>
              </table:table-cell>
              <table:table-cell office:value-type="float" office:value="533.22342659">
                <text:p>533.2234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91">
                <text:p>11291</text:p>
              </table:table-cell>
              <table:table-cell office:value-type="float" office:value="534.16919339">
                <text:p>534.1691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1">
                <text:p>11301</text:p>
              </table:table-cell>
              <table:table-cell office:value-type="float" office:value="535.11579819">
                <text:p>535.1157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1">
                <text:p>11311</text:p>
              </table:table-cell>
              <table:table-cell office:value-type="float" office:value="536.06324099">
                <text:p>536.0632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21">
                <text:p>11321</text:p>
              </table:table-cell>
              <table:table-cell office:value-type="float" office:value="537.01152179">
                <text:p>537.0115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1">
                <text:p>11331</text:p>
              </table:table-cell>
              <table:table-cell office:value-type="float" office:value="537.96064059">
                <text:p>537.9606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1">
                <text:p>11341</text:p>
              </table:table-cell>
              <table:table-cell office:value-type="float" office:value="538.91059739">
                <text:p>538.9105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51">
                <text:p>11351</text:p>
              </table:table-cell>
              <table:table-cell office:value-type="float" office:value="539.86139219">
                <text:p>539.8613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61">
                <text:p>11361</text:p>
              </table:table-cell>
              <table:table-cell office:value-type="float" office:value="540.81302499">
                <text:p>540.8130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71">
                <text:p>11371</text:p>
              </table:table-cell>
              <table:table-cell office:value-type="float" office:value="541.76549579">
                <text:p>541.7654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81">
                <text:p>11381</text:p>
              </table:table-cell>
              <table:table-cell office:value-type="float" office:value="542.71880459">
                <text:p>542.7188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91">
                <text:p>11391</text:p>
              </table:table-cell>
              <table:table-cell office:value-type="float" office:value="543.67295139">
                <text:p>543.6729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01">
                <text:p>11401</text:p>
              </table:table-cell>
              <table:table-cell office:value-type="float" office:value="544.62793619">
                <text:p>544.6279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1">
                <text:p>11411</text:p>
              </table:table-cell>
              <table:table-cell office:value-type="float" office:value="545.58375899">
                <text:p>545.5837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21">
                <text:p>11421</text:p>
              </table:table-cell>
              <table:table-cell office:value-type="float" office:value="546.54041979">
                <text:p>546.5404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31">
                <text:p>11431</text:p>
              </table:table-cell>
              <table:table-cell office:value-type="float" office:value="547.49791859">
                <text:p>547.4979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41">
                <text:p>11441</text:p>
              </table:table-cell>
              <table:table-cell office:value-type="float" office:value="548.45625539">
                <text:p>548.4562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1">
                <text:p>11451</text:p>
              </table:table-cell>
              <table:table-cell office:value-type="float" office:value="549.41543019">
                <text:p>549.4154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61">
                <text:p>11461</text:p>
              </table:table-cell>
              <table:table-cell office:value-type="float" office:value="550.37544299">
                <text:p>550.3754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71">
                <text:p>11471</text:p>
              </table:table-cell>
              <table:table-cell office:value-type="float" office:value="551.33629379">
                <text:p>551.3362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81">
                <text:p>11481</text:p>
              </table:table-cell>
              <table:table-cell office:value-type="float" office:value="552.29798259">
                <text:p>552.2979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91">
                <text:p>11491</text:p>
              </table:table-cell>
              <table:table-cell office:value-type="float" office:value="553.26050939">
                <text:p>553.2605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01">
                <text:p>11501</text:p>
              </table:table-cell>
              <table:table-cell office:value-type="float" office:value="554.22387419">
                <text:p>554.2238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11">
                <text:p>11511</text:p>
              </table:table-cell>
              <table:table-cell office:value-type="float" office:value="555.18807699">
                <text:p>555.1880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1">
                <text:p>11521</text:p>
              </table:table-cell>
              <table:table-cell office:value-type="float" office:value="556.15311779">
                <text:p>556.1531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1">
                <text:p>11531</text:p>
              </table:table-cell>
              <table:table-cell office:value-type="float" office:value="557.11899659">
                <text:p>557.1189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41">
                <text:p>11541</text:p>
              </table:table-cell>
              <table:table-cell office:value-type="float" office:value="558.08571339">
                <text:p>558.0857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51">
                <text:p>11551</text:p>
              </table:table-cell>
              <table:table-cell office:value-type="float" office:value="559.05326819">
                <text:p>559.0532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61">
                <text:p>11561</text:p>
              </table:table-cell>
              <table:table-cell office:value-type="float" office:value="560.02166099">
                <text:p>560.0216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1">
                <text:p>11571</text:p>
              </table:table-cell>
              <table:table-cell office:value-type="float" office:value="560.99089179">
                <text:p>560.9908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81">
                <text:p>11581</text:p>
              </table:table-cell>
              <table:table-cell office:value-type="float" office:value="561.96096059">
                <text:p>561.9609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91">
                <text:p>11591</text:p>
              </table:table-cell>
              <table:table-cell office:value-type="float" office:value="562.93186739">
                <text:p>562.9318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01">
                <text:p>11601</text:p>
              </table:table-cell>
              <table:table-cell office:value-type="float" office:value="563.90361219">
                <text:p>563.9036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1">
                <text:p>11611</text:p>
              </table:table-cell>
              <table:table-cell office:value-type="float" office:value="564.87619499">
                <text:p>564.8761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21">
                <text:p>11621</text:p>
              </table:table-cell>
              <table:table-cell office:value-type="float" office:value="565.84961579">
                <text:p>565.8496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31">
                <text:p>11631</text:p>
              </table:table-cell>
              <table:table-cell office:value-type="float" office:value="566.82387459">
                <text:p>566.8238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41">
                <text:p>11641</text:p>
              </table:table-cell>
              <table:table-cell office:value-type="float" office:value="567.79897139">
                <text:p>567.7989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1">
                <text:p>11651</text:p>
              </table:table-cell>
              <table:table-cell office:value-type="float" office:value="568.77490619">
                <text:p>568.7749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61">
                <text:p>11661</text:p>
              </table:table-cell>
              <table:table-cell office:value-type="float" office:value="569.75167899">
                <text:p>569.7516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71">
                <text:p>11671</text:p>
              </table:table-cell>
              <table:table-cell office:value-type="float" office:value="570.72928979">
                <text:p>570.7292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81">
                <text:p>11681</text:p>
              </table:table-cell>
              <table:table-cell office:value-type="float" office:value="571.70773859">
                <text:p>571.7077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1">
                <text:p>11691</text:p>
              </table:table-cell>
              <table:table-cell office:value-type="float" office:value="572.68702539">
                <text:p>572.6870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1">
                <text:p>11701</text:p>
              </table:table-cell>
              <table:table-cell office:value-type="float" office:value="573.66715019">
                <text:p>573.6671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11">
                <text:p>11711</text:p>
              </table:table-cell>
              <table:table-cell office:value-type="float" office:value="574.64811299">
                <text:p>574.6481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1">
                <text:p>11721</text:p>
              </table:table-cell>
              <table:table-cell office:value-type="float" office:value="575.62991379">
                <text:p>575.6299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31">
                <text:p>11731</text:p>
              </table:table-cell>
              <table:table-cell office:value-type="float" office:value="576.61255259">
                <text:p>576.6125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41">
                <text:p>11741</text:p>
              </table:table-cell>
              <table:table-cell office:value-type="float" office:value="577.59602939">
                <text:p>577.5960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51">
                <text:p>11751</text:p>
              </table:table-cell>
              <table:table-cell office:value-type="float" office:value="578.58034419">
                <text:p>578.5803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61">
                <text:p>11761</text:p>
              </table:table-cell>
              <table:table-cell office:value-type="float" office:value="579.56549699">
                <text:p>579.5654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71">
                <text:p>11771</text:p>
              </table:table-cell>
              <table:table-cell office:value-type="float" office:value="580.55148779">
                <text:p>580.5514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81">
                <text:p>11781</text:p>
              </table:table-cell>
              <table:table-cell office:value-type="float" office:value="581.53831659">
                <text:p>581.5383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91">
                <text:p>11791</text:p>
              </table:table-cell>
              <table:table-cell office:value-type="float" office:value="582.52598339">
                <text:p>582.5259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01">
                <text:p>11801</text:p>
              </table:table-cell>
              <table:table-cell office:value-type="float" office:value="583.51448819">
                <text:p>583.5144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1">
                <text:p>11811</text:p>
              </table:table-cell>
              <table:table-cell office:value-type="float" office:value="584.50383099">
                <text:p>584.5038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21">
                <text:p>11821</text:p>
              </table:table-cell>
              <table:table-cell office:value-type="float" office:value="585.49401179">
                <text:p>585.4940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31">
                <text:p>11831</text:p>
              </table:table-cell>
              <table:table-cell office:value-type="float" office:value="586.48503059">
                <text:p>586.4850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41">
                <text:p>11841</text:p>
              </table:table-cell>
              <table:table-cell office:value-type="float" office:value="587.47688739">
                <text:p>587.4768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1">
                <text:p>11851</text:p>
              </table:table-cell>
              <table:table-cell office:value-type="float" office:value="588.46958219">
                <text:p>588.4695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61">
                <text:p>11861</text:p>
              </table:table-cell>
              <table:table-cell office:value-type="float" office:value="589.46311499">
                <text:p>589.4631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71">
                <text:p>11871</text:p>
              </table:table-cell>
              <table:table-cell office:value-type="float" office:value="590.45748579">
                <text:p>590.4574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1">
                <text:p>11881</text:p>
              </table:table-cell>
              <table:table-cell office:value-type="float" office:value="591.45269459">
                <text:p>591.4526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91">
                <text:p>11891</text:p>
              </table:table-cell>
              <table:table-cell office:value-type="float" office:value="592.44874139">
                <text:p>592.4487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01">
                <text:p>11901</text:p>
              </table:table-cell>
              <table:table-cell office:value-type="float" office:value="593.44562619">
                <text:p>593.4456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11">
                <text:p>11911</text:p>
              </table:table-cell>
              <table:table-cell office:value-type="float" office:value="594.44334899">
                <text:p>594.4433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21">
                <text:p>11921</text:p>
              </table:table-cell>
              <table:table-cell office:value-type="float" office:value="595.44190979">
                <text:p>595.4419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1">
                <text:p>11931</text:p>
              </table:table-cell>
              <table:table-cell office:value-type="float" office:value="596.44130859">
                <text:p>596.4413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41">
                <text:p>11941</text:p>
              </table:table-cell>
              <table:table-cell office:value-type="float" office:value="597.44154539">
                <text:p>597.4415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51">
                <text:p>11951</text:p>
              </table:table-cell>
              <table:table-cell office:value-type="float" office:value="598.44262019">
                <text:p>598.4426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61">
                <text:p>11961</text:p>
              </table:table-cell>
              <table:table-cell office:value-type="float" office:value="599.44453299">
                <text:p>599.4445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71">
                <text:p>11971</text:p>
              </table:table-cell>
              <table:table-cell office:value-type="float" office:value="600.44728379">
                <text:p>600.4472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81">
                <text:p>11981</text:p>
              </table:table-cell>
              <table:table-cell office:value-type="float" office:value="601.45087259">
                <text:p>601.4508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91">
                <text:p>11991</text:p>
              </table:table-cell>
              <table:table-cell office:value-type="float" office:value="602.45529939">
                <text:p>602.4552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1">
                <text:p>12001</text:p>
              </table:table-cell>
              <table:table-cell office:value-type="float" office:value="603.46056419">
                <text:p>603.4605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1">
                <text:p>12011</text:p>
              </table:table-cell>
              <table:table-cell office:value-type="float" office:value="604.46666699">
                <text:p>604.4666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21">
                <text:p>12021</text:p>
              </table:table-cell>
              <table:table-cell office:value-type="float" office:value="605.47360779">
                <text:p>605.4736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31">
                <text:p>12031</text:p>
              </table:table-cell>
              <table:table-cell office:value-type="float" office:value="606.48138659">
                <text:p>606.4813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41">
                <text:p>12041</text:p>
              </table:table-cell>
              <table:table-cell office:value-type="float" office:value="607.49000339">
                <text:p>607.4900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1">
                <text:p>12051</text:p>
              </table:table-cell>
              <table:table-cell office:value-type="float" office:value="608.49945819">
                <text:p>608.4994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61">
                <text:p>12061</text:p>
              </table:table-cell>
              <table:table-cell office:value-type="float" office:value="609.50975099">
                <text:p>609.5097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71">
                <text:p>12071</text:p>
              </table:table-cell>
              <table:table-cell office:value-type="float" office:value="610.52088179">
                <text:p>610.5208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81">
                <text:p>12081</text:p>
              </table:table-cell>
              <table:table-cell office:value-type="float" office:value="611.53285059">
                <text:p>611.5328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1">
                <text:p>12091</text:p>
              </table:table-cell>
              <table:table-cell office:value-type="float" office:value="612.54565739">
                <text:p>612.5456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1">
                <text:p>12101</text:p>
              </table:table-cell>
              <table:table-cell office:value-type="float" office:value="613.55930219">
                <text:p>613.5593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11">
                <text:p>12111</text:p>
              </table:table-cell>
              <table:table-cell office:value-type="float" office:value="614.57378499">
                <text:p>614.5737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21">
                <text:p>12121</text:p>
              </table:table-cell>
              <table:table-cell office:value-type="float" office:value="615.58910579">
                <text:p>615.5891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31">
                <text:p>12131</text:p>
              </table:table-cell>
              <table:table-cell office:value-type="float" office:value="616.60526459">
                <text:p>616.6052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41">
                <text:p>12141</text:p>
              </table:table-cell>
              <table:table-cell office:value-type="float" office:value="617.62226139">
                <text:p>617.6222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51">
                <text:p>12151</text:p>
              </table:table-cell>
              <table:table-cell office:value-type="float" office:value="618.64009619">
                <text:p>618.6400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61">
                <text:p>12161</text:p>
              </table:table-cell>
              <table:table-cell office:value-type="float" office:value="619.65876899">
                <text:p>619.6587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71">
                <text:p>12171</text:p>
              </table:table-cell>
              <table:table-cell office:value-type="float" office:value="620.67827979">
                <text:p>620.6782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81">
                <text:p>12181</text:p>
              </table:table-cell>
              <table:table-cell office:value-type="float" office:value="621.69862859">
                <text:p>621.6986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91">
                <text:p>12191</text:p>
              </table:table-cell>
              <table:table-cell office:value-type="float" office:value="622.71981539">
                <text:p>622.7198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1">
                <text:p>12201</text:p>
              </table:table-cell>
              <table:table-cell office:value-type="float" office:value="623.74184019">
                <text:p>623.7418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1">
                <text:p>12211</text:p>
              </table:table-cell>
              <table:table-cell office:value-type="float" office:value="624.76470299">
                <text:p>624.7647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21">
                <text:p>12221</text:p>
              </table:table-cell>
              <table:table-cell office:value-type="float" office:value="625.78840379">
                <text:p>625.7884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31">
                <text:p>12231</text:p>
              </table:table-cell>
              <table:table-cell office:value-type="float" office:value="626.81294259">
                <text:p>626.8129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41">
                <text:p>12241</text:p>
              </table:table-cell>
              <table:table-cell office:value-type="float" office:value="627.83831939">
                <text:p>627.8383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51">
                <text:p>12251</text:p>
              </table:table-cell>
              <table:table-cell office:value-type="float" office:value="628.86453419">
                <text:p>628.8645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61">
                <text:p>12261</text:p>
              </table:table-cell>
              <table:table-cell office:value-type="float" office:value="629.89158699">
                <text:p>629.8915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71">
                <text:p>12271</text:p>
              </table:table-cell>
              <table:table-cell office:value-type="float" office:value="630.91947779">
                <text:p>630.9194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81">
                <text:p>12281</text:p>
              </table:table-cell>
              <table:table-cell office:value-type="float" office:value="631.94820659">
                <text:p>631.9482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91">
                <text:p>12291</text:p>
              </table:table-cell>
              <table:table-cell office:value-type="float" office:value="632.97777339">
                <text:p>632.9777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01">
                <text:p>12301</text:p>
              </table:table-cell>
              <table:table-cell office:value-type="float" office:value="634.00817819">
                <text:p>634.0081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11">
                <text:p>12311</text:p>
              </table:table-cell>
              <table:table-cell office:value-type="float" office:value="635.03942099">
                <text:p>635.0394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21">
                <text:p>12321</text:p>
              </table:table-cell>
              <table:table-cell office:value-type="float" office:value="636.07150179">
                <text:p>636.0715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31">
                <text:p>12331</text:p>
              </table:table-cell>
              <table:table-cell office:value-type="float" office:value="637.10442059">
                <text:p>637.1044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41">
                <text:p>12341</text:p>
              </table:table-cell>
              <table:table-cell office:value-type="float" office:value="638.13817739">
                <text:p>638.1381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51">
                <text:p>12351</text:p>
              </table:table-cell>
              <table:table-cell office:value-type="float" office:value="639.17277219">
                <text:p>639.1727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61">
                <text:p>12361</text:p>
              </table:table-cell>
              <table:table-cell office:value-type="float" office:value="640.20820499">
                <text:p>640.2082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1">
                <text:p>12371</text:p>
              </table:table-cell>
              <table:table-cell office:value-type="float" office:value="641.24447579">
                <text:p>641.2444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81">
                <text:p>12381</text:p>
              </table:table-cell>
              <table:table-cell office:value-type="float" office:value="642.28158459">
                <text:p>642.2815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91">
                <text:p>12391</text:p>
              </table:table-cell>
              <table:table-cell office:value-type="float" office:value="643.31953139">
                <text:p>643.3195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01">
                <text:p>12401</text:p>
              </table:table-cell>
              <table:table-cell office:value-type="float" office:value="644.35831619">
                <text:p>644.3583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1">
                <text:p>12411</text:p>
              </table:table-cell>
              <table:table-cell office:value-type="float" office:value="645.39793899">
                <text:p>645.3979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21">
                <text:p>12421</text:p>
              </table:table-cell>
              <table:table-cell office:value-type="float" office:value="646.43839979">
                <text:p>646.4383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31">
                <text:p>12431</text:p>
              </table:table-cell>
              <table:table-cell office:value-type="float" office:value="647.47969859">
                <text:p>647.4796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1">
                <text:p>12441</text:p>
              </table:table-cell>
              <table:table-cell office:value-type="float" office:value="648.52183539">
                <text:p>648.5218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51">
                <text:p>12451</text:p>
              </table:table-cell>
              <table:table-cell office:value-type="float" office:value="649.56481019">
                <text:p>649.5648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61">
                <text:p>12461</text:p>
              </table:table-cell>
              <table:table-cell office:value-type="float" office:value="650.60862299">
                <text:p>650.6086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71">
                <text:p>12471</text:p>
              </table:table-cell>
              <table:table-cell office:value-type="float" office:value="651.65327379">
                <text:p>651.6532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81">
                <text:p>12481</text:p>
              </table:table-cell>
              <table:table-cell office:value-type="float" office:value="652.69876259">
                <text:p>652.6987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91">
                <text:p>12491</text:p>
              </table:table-cell>
              <table:table-cell office:value-type="float" office:value="653.74508939">
                <text:p>653.7450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01">
                <text:p>12501</text:p>
              </table:table-cell>
              <table:table-cell office:value-type="float" office:value="654.79225419">
                <text:p>654.7922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1">
                <text:p>12511</text:p>
              </table:table-cell>
              <table:table-cell office:value-type="float" office:value="655.84025699">
                <text:p>655.8402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21">
                <text:p>12521</text:p>
              </table:table-cell>
              <table:table-cell office:value-type="float" office:value="656.88909779">
                <text:p>656.8890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31">
                <text:p>12531</text:p>
              </table:table-cell>
              <table:table-cell office:value-type="float" office:value="657.93877659">
                <text:p>657.9387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41">
                <text:p>12541</text:p>
              </table:table-cell>
              <table:table-cell office:value-type="float" office:value="658.98929339">
                <text:p>658.9892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1">
                <text:p>12551</text:p>
              </table:table-cell>
              <table:table-cell office:value-type="float" office:value="660.04064819">
                <text:p>660.0406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61">
                <text:p>12561</text:p>
              </table:table-cell>
              <table:table-cell office:value-type="float" office:value="661.09284099">
                <text:p>661.0928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71">
                <text:p>12571</text:p>
              </table:table-cell>
              <table:table-cell office:value-type="float" office:value="662.14587179">
                <text:p>662.1458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1">
                <text:p>12581</text:p>
              </table:table-cell>
              <table:table-cell office:value-type="float" office:value="663.19974059">
                <text:p>663.1997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91">
                <text:p>12591</text:p>
              </table:table-cell>
              <table:table-cell office:value-type="float" office:value="664.25444739">
                <text:p>664.2544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01">
                <text:p>12601</text:p>
              </table:table-cell>
              <table:table-cell office:value-type="float" office:value="665.30999219">
                <text:p>665.3099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11">
                <text:p>12611</text:p>
              </table:table-cell>
              <table:table-cell office:value-type="float" office:value="666.36637499">
                <text:p>666.3663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21">
                <text:p>12621</text:p>
              </table:table-cell>
              <table:table-cell office:value-type="float" office:value="667.42359579">
                <text:p>667.4235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31">
                <text:p>12631</text:p>
              </table:table-cell>
              <table:table-cell office:value-type="float" office:value="668.48165459">
                <text:p>668.4816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41">
                <text:p>12641</text:p>
              </table:table-cell>
              <table:table-cell office:value-type="float" office:value="669.54055139">
                <text:p>669.5405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1">
                <text:p>12651</text:p>
              </table:table-cell>
              <table:table-cell office:value-type="float" office:value="670.60028619">
                <text:p>670.6002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61">
                <text:p>12661</text:p>
              </table:table-cell>
              <table:table-cell office:value-type="float" office:value="671.66085899">
                <text:p>671.6608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71">
                <text:p>12671</text:p>
              </table:table-cell>
              <table:table-cell office:value-type="float" office:value="672.72226979">
                <text:p>672.7222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1">
                <text:p>12681</text:p>
              </table:table-cell>
              <table:table-cell office:value-type="float" office:value="673.78451859">
                <text:p>673.7845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91">
                <text:p>12691</text:p>
              </table:table-cell>
              <table:table-cell office:value-type="float" office:value="674.84760539">
                <text:p>674.8476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1">
                <text:p>12701</text:p>
              </table:table-cell>
              <table:table-cell office:value-type="float" office:value="675.91153019">
                <text:p>675.9115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11">
                <text:p>12711</text:p>
              </table:table-cell>
              <table:table-cell office:value-type="float" office:value="676.97629299">
                <text:p>676.9762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21">
                <text:p>12721</text:p>
              </table:table-cell>
              <table:table-cell office:value-type="float" office:value="678.04189379">
                <text:p>678.0418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31">
                <text:p>12731</text:p>
              </table:table-cell>
              <table:table-cell office:value-type="float" office:value="679.10833259">
                <text:p>679.1083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41">
                <text:p>12741</text:p>
              </table:table-cell>
              <table:table-cell office:value-type="float" office:value="680.17560939">
                <text:p>680.1756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51">
                <text:p>12751</text:p>
              </table:table-cell>
              <table:table-cell office:value-type="float" office:value="681.24372419">
                <text:p>681.2437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61">
                <text:p>12761</text:p>
              </table:table-cell>
              <table:table-cell office:value-type="float" office:value="682.31267699">
                <text:p>682.3126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71">
                <text:p>12771</text:p>
              </table:table-cell>
              <table:table-cell office:value-type="float" office:value="683.38246779">
                <text:p>683.3824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81">
                <text:p>12781</text:p>
              </table:table-cell>
              <table:table-cell office:value-type="float" office:value="684.45309659">
                <text:p>684.4530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91">
                <text:p>12791</text:p>
              </table:table-cell>
              <table:table-cell office:value-type="float" office:value="685.52456339">
                <text:p>685.5245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01">
                <text:p>12801</text:p>
              </table:table-cell>
              <table:table-cell office:value-type="float" office:value="686.59686819">
                <text:p>686.5968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11">
                <text:p>12811</text:p>
              </table:table-cell>
              <table:table-cell office:value-type="float" office:value="687.67001099">
                <text:p>687.6700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21">
                <text:p>12821</text:p>
              </table:table-cell>
              <table:table-cell office:value-type="float" office:value="688.74399179">
                <text:p>688.7439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31">
                <text:p>12831</text:p>
              </table:table-cell>
              <table:table-cell office:value-type="float" office:value="689.81881059">
                <text:p>689.8188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41">
                <text:p>12841</text:p>
              </table:table-cell>
              <table:table-cell office:value-type="float" office:value="690.89446739">
                <text:p>690.8944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51">
                <text:p>12851</text:p>
              </table:table-cell>
              <table:table-cell office:value-type="float" office:value="691.97096219">
                <text:p>691.9709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61">
                <text:p>12861</text:p>
              </table:table-cell>
              <table:table-cell office:value-type="float" office:value="693.04829499">
                <text:p>693.0482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71">
                <text:p>12871</text:p>
              </table:table-cell>
              <table:table-cell office:value-type="float" office:value="694.12646579">
                <text:p>694.1264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81">
                <text:p>12881</text:p>
              </table:table-cell>
              <table:table-cell office:value-type="float" office:value="695.20547459">
                <text:p>695.2054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91">
                <text:p>12891</text:p>
              </table:table-cell>
              <table:table-cell office:value-type="float" office:value="696.28532139">
                <text:p>696.2853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1">
                <text:p>12901</text:p>
              </table:table-cell>
              <table:table-cell office:value-type="float" office:value="697.36600619">
                <text:p>697.3660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1">
                <text:p>12911</text:p>
              </table:table-cell>
              <table:table-cell office:value-type="float" office:value="698.44752899">
                <text:p>698.4475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21">
                <text:p>12921</text:p>
              </table:table-cell>
              <table:table-cell office:value-type="float" office:value="699.52988979">
                <text:p>699.5298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31">
                <text:p>12931</text:p>
              </table:table-cell>
              <table:table-cell office:value-type="float" office:value="700.61308859">
                <text:p>700.6130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41">
                <text:p>12941</text:p>
              </table:table-cell>
              <table:table-cell office:value-type="float" office:value="701.69712539">
                <text:p>701.6971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51">
                <text:p>12951</text:p>
              </table:table-cell>
              <table:table-cell office:value-type="float" office:value="702.78200019">
                <text:p>702.7820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61">
                <text:p>12961</text:p>
              </table:table-cell>
              <table:table-cell office:value-type="float" office:value="703.86771299">
                <text:p>703.8677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71">
                <text:p>12971</text:p>
              </table:table-cell>
              <table:table-cell office:value-type="float" office:value="704.95426379">
                <text:p>704.9542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81">
                <text:p>12981</text:p>
              </table:table-cell>
              <table:table-cell office:value-type="float" office:value="706.04165259">
                <text:p>706.0416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91">
                <text:p>12991</text:p>
              </table:table-cell>
              <table:table-cell office:value-type="float" office:value="707.12987939">
                <text:p>707.1298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1">
                <text:p>13001</text:p>
              </table:table-cell>
              <table:table-cell office:value-type="float" office:value="708.21894419">
                <text:p>708.2189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1">
                <text:p>13011</text:p>
              </table:table-cell>
              <table:table-cell office:value-type="float" office:value="709.30884699">
                <text:p>709.3088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21">
                <text:p>13021</text:p>
              </table:table-cell>
              <table:table-cell office:value-type="float" office:value="710.39958779">
                <text:p>710.3995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31">
                <text:p>13031</text:p>
              </table:table-cell>
              <table:table-cell office:value-type="float" office:value="711.49116659">
                <text:p>711.4911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41">
                <text:p>13041</text:p>
              </table:table-cell>
              <table:table-cell office:value-type="float" office:value="712.58358339">
                <text:p>712.5835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51">
                <text:p>13051</text:p>
              </table:table-cell>
              <table:table-cell office:value-type="float" office:value="713.67683819">
                <text:p>713.6768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61">
                <text:p>13061</text:p>
              </table:table-cell>
              <table:table-cell office:value-type="float" office:value="714.77093099">
                <text:p>714.7709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71">
                <text:p>13071</text:p>
              </table:table-cell>
              <table:table-cell office:value-type="float" office:value="715.86586179">
                <text:p>715.8658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81">
                <text:p>13081</text:p>
              </table:table-cell>
              <table:table-cell office:value-type="float" office:value="716.96163059">
                <text:p>716.9616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91">
                <text:p>13091</text:p>
              </table:table-cell>
              <table:table-cell office:value-type="float" office:value="718.05823739">
                <text:p>718.0582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1">
                <text:p>13101</text:p>
              </table:table-cell>
              <table:table-cell office:value-type="float" office:value="719.15568219">
                <text:p>719.1556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11">
                <text:p>13111</text:p>
              </table:table-cell>
              <table:table-cell office:value-type="float" office:value="720.25396499">
                <text:p>720.2539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21">
                <text:p>13121</text:p>
              </table:table-cell>
              <table:table-cell office:value-type="float" office:value="721.35308579">
                <text:p>721.3530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31">
                <text:p>13131</text:p>
              </table:table-cell>
              <table:table-cell office:value-type="float" office:value="722.45304459">
                <text:p>722.4530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41">
                <text:p>13141</text:p>
              </table:table-cell>
              <table:table-cell office:value-type="float" office:value="723.55384139">
                <text:p>723.5538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51">
                <text:p>13151</text:p>
              </table:table-cell>
              <table:table-cell office:value-type="float" office:value="724.65547619">
                <text:p>724.6554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61">
                <text:p>13161</text:p>
              </table:table-cell>
              <table:table-cell office:value-type="float" office:value="725.75794899">
                <text:p>725.7579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71">
                <text:p>13171</text:p>
              </table:table-cell>
              <table:table-cell office:value-type="float" office:value="726.86125979">
                <text:p>726.8612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81">
                <text:p>13181</text:p>
              </table:table-cell>
              <table:table-cell office:value-type="float" office:value="727.96540859">
                <text:p>727.9654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91">
                <text:p>13191</text:p>
              </table:table-cell>
              <table:table-cell office:value-type="float" office:value="729.07039539">
                <text:p>729.0703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01">
                <text:p>13201</text:p>
              </table:table-cell>
              <table:table-cell office:value-type="float" office:value="730.17622019">
                <text:p>730.1762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11">
                <text:p>13211</text:p>
              </table:table-cell>
              <table:table-cell office:value-type="float" office:value="731.28288299">
                <text:p>731.2828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21">
                <text:p>13221</text:p>
              </table:table-cell>
              <table:table-cell office:value-type="float" office:value="732.39038379">
                <text:p>732.3903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31">
                <text:p>13231</text:p>
              </table:table-cell>
              <table:table-cell office:value-type="float" office:value="733.49872259">
                <text:p>733.4987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41">
                <text:p>13241</text:p>
              </table:table-cell>
              <table:table-cell office:value-type="float" office:value="734.60789939">
                <text:p>734.6078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51">
                <text:p>13251</text:p>
              </table:table-cell>
              <table:table-cell office:value-type="float" office:value="735.71791419">
                <text:p>735.7179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61">
                <text:p>13261</text:p>
              </table:table-cell>
              <table:table-cell office:value-type="float" office:value="736.82876699">
                <text:p>736.8287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71">
                <text:p>13271</text:p>
              </table:table-cell>
              <table:table-cell office:value-type="float" office:value="737.94045779">
                <text:p>737.9404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81">
                <text:p>13281</text:p>
              </table:table-cell>
              <table:table-cell office:value-type="float" office:value="739.05298659">
                <text:p>739.0529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91">
                <text:p>13291</text:p>
              </table:table-cell>
              <table:table-cell office:value-type="float" office:value="740.16635339">
                <text:p>740.1663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01">
                <text:p>13301</text:p>
              </table:table-cell>
              <table:table-cell office:value-type="float" office:value="741.28055819">
                <text:p>741.2805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11">
                <text:p>13311</text:p>
              </table:table-cell>
              <table:table-cell office:value-type="float" office:value="742.39560099">
                <text:p>742.3956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21">
                <text:p>13321</text:p>
              </table:table-cell>
              <table:table-cell office:value-type="float" office:value="743.51148179">
                <text:p>743.5114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31">
                <text:p>13331</text:p>
              </table:table-cell>
              <table:table-cell office:value-type="float" office:value="744.62820059">
                <text:p>744.6282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41">
                <text:p>13341</text:p>
              </table:table-cell>
              <table:table-cell office:value-type="float" office:value="745.74575739">
                <text:p>745.7457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51">
                <text:p>13351</text:p>
              </table:table-cell>
              <table:table-cell office:value-type="float" office:value="746.86415219">
                <text:p>746.8641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61">
                <text:p>13361</text:p>
              </table:table-cell>
              <table:table-cell office:value-type="float" office:value="747.98338499">
                <text:p>747.9833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71">
                <text:p>13371</text:p>
              </table:table-cell>
              <table:table-cell office:value-type="float" office:value="749.10345579">
                <text:p>749.1034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81">
                <text:p>13381</text:p>
              </table:table-cell>
              <table:table-cell office:value-type="float" office:value="750.22436459">
                <text:p>750.2243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91">
                <text:p>13391</text:p>
              </table:table-cell>
              <table:table-cell office:value-type="float" office:value="751.34611139">
                <text:p>751.3461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01">
                <text:p>13401</text:p>
              </table:table-cell>
              <table:table-cell office:value-type="float" office:value="752.46869619">
                <text:p>752.4686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11">
                <text:p>13411</text:p>
              </table:table-cell>
              <table:table-cell office:value-type="float" office:value="753.59211899">
                <text:p>753.5921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21">
                <text:p>13421</text:p>
              </table:table-cell>
              <table:table-cell office:value-type="float" office:value="754.71637979">
                <text:p>754.7163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31">
                <text:p>13431</text:p>
              </table:table-cell>
              <table:table-cell office:value-type="float" office:value="755.84147859">
                <text:p>755.8414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41">
                <text:p>13441</text:p>
              </table:table-cell>
              <table:table-cell office:value-type="float" office:value="756.96741539">
                <text:p>756.9674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51">
                <text:p>13451</text:p>
              </table:table-cell>
              <table:table-cell office:value-type="float" office:value="758.09419019">
                <text:p>758.0941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61">
                <text:p>13461</text:p>
              </table:table-cell>
              <table:table-cell office:value-type="float" office:value="759.22180299">
                <text:p>759.2218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71">
                <text:p>13471</text:p>
              </table:table-cell>
              <table:table-cell office:value-type="float" office:value="760.35025379">
                <text:p>760.3502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81">
                <text:p>13481</text:p>
              </table:table-cell>
              <table:table-cell office:value-type="float" office:value="761.47954259">
                <text:p>761.4795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91">
                <text:p>13491</text:p>
              </table:table-cell>
              <table:table-cell office:value-type="float" office:value="762.60966939">
                <text:p>762.6096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1">
                <text:p>13501</text:p>
              </table:table-cell>
              <table:table-cell office:value-type="float" office:value="763.74063419">
                <text:p>763.7406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11">
                <text:p>13511</text:p>
              </table:table-cell>
              <table:table-cell office:value-type="float" office:value="764.87243699">
                <text:p>764.8724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21">
                <text:p>13521</text:p>
              </table:table-cell>
              <table:table-cell office:value-type="float" office:value="766.00507779">
                <text:p>766.0050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31">
                <text:p>13531</text:p>
              </table:table-cell>
              <table:table-cell office:value-type="float" office:value="767.13855659">
                <text:p>767.1385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41">
                <text:p>13541</text:p>
              </table:table-cell>
              <table:table-cell office:value-type="float" office:value="768.27287339">
                <text:p>768.2728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51">
                <text:p>13551</text:p>
              </table:table-cell>
              <table:table-cell office:value-type="float" office:value="769.40802819">
                <text:p>769.4080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61">
                <text:p>13561</text:p>
              </table:table-cell>
              <table:table-cell office:value-type="float" office:value="770.54402099">
                <text:p>770.5440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71">
                <text:p>13571</text:p>
              </table:table-cell>
              <table:table-cell office:value-type="float" office:value="771.68085179">
                <text:p>771.6808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81">
                <text:p>13581</text:p>
              </table:table-cell>
              <table:table-cell office:value-type="float" office:value="772.81852059">
                <text:p>772.8185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91">
                <text:p>13591</text:p>
              </table:table-cell>
              <table:table-cell office:value-type="float" office:value="773.95702739">
                <text:p>773.9570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01">
                <text:p>13601</text:p>
              </table:table-cell>
              <table:table-cell office:value-type="float" office:value="775.09637219">
                <text:p>775.0963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11">
                <text:p>13611</text:p>
              </table:table-cell>
              <table:table-cell office:value-type="float" office:value="776.23655499">
                <text:p>776.2365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21">
                <text:p>13621</text:p>
              </table:table-cell>
              <table:table-cell office:value-type="float" office:value="777.37757579">
                <text:p>777.3775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31">
                <text:p>13631</text:p>
              </table:table-cell>
              <table:table-cell office:value-type="float" office:value="778.51943459">
                <text:p>778.5194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41">
                <text:p>13641</text:p>
              </table:table-cell>
              <table:table-cell office:value-type="float" office:value="779.66213139">
                <text:p>779.6621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51">
                <text:p>13651</text:p>
              </table:table-cell>
              <table:table-cell office:value-type="float" office:value="780.80566619">
                <text:p>780.8056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61">
                <text:p>13661</text:p>
              </table:table-cell>
              <table:table-cell office:value-type="float" office:value="781.95003899">
                <text:p>781.9500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71">
                <text:p>13671</text:p>
              </table:table-cell>
              <table:table-cell office:value-type="float" office:value="783.09524979">
                <text:p>783.0952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1">
                <text:p>13681</text:p>
              </table:table-cell>
              <table:table-cell office:value-type="float" office:value="784.24129859">
                <text:p>784.2412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91">
                <text:p>13691</text:p>
              </table:table-cell>
              <table:table-cell office:value-type="float" office:value="785.38818539">
                <text:p>785.3881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1">
                <text:p>13701</text:p>
              </table:table-cell>
              <table:table-cell office:value-type="float" office:value="786.53591019">
                <text:p>786.5359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11">
                <text:p>13711</text:p>
              </table:table-cell>
              <table:table-cell office:value-type="float" office:value="787.68447299">
                <text:p>787.6844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21">
                <text:p>13721</text:p>
              </table:table-cell>
              <table:table-cell office:value-type="float" office:value="788.83387379">
                <text:p>788.8338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31">
                <text:p>13731</text:p>
              </table:table-cell>
              <table:table-cell office:value-type="float" office:value="789.98411259">
                <text:p>789.9841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41">
                <text:p>13741</text:p>
              </table:table-cell>
              <table:table-cell office:value-type="float" office:value="791.13518939">
                <text:p>791.1351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51">
                <text:p>13751</text:p>
              </table:table-cell>
              <table:table-cell office:value-type="float" office:value="792.28710419">
                <text:p>792.2871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61">
                <text:p>13761</text:p>
              </table:table-cell>
              <table:table-cell office:value-type="float" office:value="793.43985699">
                <text:p>793.4398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71">
                <text:p>13771</text:p>
              </table:table-cell>
              <table:table-cell office:value-type="float" office:value="794.59344779">
                <text:p>794.5934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81">
                <text:p>13781</text:p>
              </table:table-cell>
              <table:table-cell office:value-type="float" office:value="795.74787659">
                <text:p>795.7478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91">
                <text:p>13791</text:p>
              </table:table-cell>
              <table:table-cell office:value-type="float" office:value="796.90314339">
                <text:p>796.9031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01">
                <text:p>13801</text:p>
              </table:table-cell>
              <table:table-cell office:value-type="float" office:value="798.05924819">
                <text:p>798.0592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11">
                <text:p>13811</text:p>
              </table:table-cell>
              <table:table-cell office:value-type="float" office:value="799.21619099">
                <text:p>799.2161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21">
                <text:p>13821</text:p>
              </table:table-cell>
              <table:table-cell office:value-type="float" office:value="800.37397179">
                <text:p>800.3739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31">
                <text:p>13831</text:p>
              </table:table-cell>
              <table:table-cell office:value-type="float" office:value="801.53259059">
                <text:p>801.5325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41">
                <text:p>13841</text:p>
              </table:table-cell>
              <table:table-cell office:value-type="float" office:value="802.69204739">
                <text:p>802.6920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51">
                <text:p>13851</text:p>
              </table:table-cell>
              <table:table-cell office:value-type="float" office:value="803.85234219">
                <text:p>803.8523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61">
                <text:p>13861</text:p>
              </table:table-cell>
              <table:table-cell office:value-type="float" office:value="805.01347499">
                <text:p>805.0134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71">
                <text:p>13871</text:p>
              </table:table-cell>
              <table:table-cell office:value-type="float" office:value="806.17544579">
                <text:p>806.1754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81">
                <text:p>13881</text:p>
              </table:table-cell>
              <table:table-cell office:value-type="float" office:value="807.33825459">
                <text:p>807.3382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91">
                <text:p>13891</text:p>
              </table:table-cell>
              <table:table-cell office:value-type="float" office:value="808.50190139">
                <text:p>808.5019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01">
                <text:p>13901</text:p>
              </table:table-cell>
              <table:table-cell office:value-type="float" office:value="809.66638619">
                <text:p>809.6663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11">
                <text:p>13911</text:p>
              </table:table-cell>
              <table:table-cell office:value-type="float" office:value="810.83170899">
                <text:p>810.8317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21">
                <text:p>13921</text:p>
              </table:table-cell>
              <table:table-cell office:value-type="float" office:value="811.99786979">
                <text:p>811.9978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31">
                <text:p>13931</text:p>
              </table:table-cell>
              <table:table-cell office:value-type="float" office:value="813.16486859">
                <text:p>813.1648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41">
                <text:p>13941</text:p>
              </table:table-cell>
              <table:table-cell office:value-type="float" office:value="814.33270539">
                <text:p>814.3327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51">
                <text:p>13951</text:p>
              </table:table-cell>
              <table:table-cell office:value-type="float" office:value="815.50138019">
                <text:p>815.5013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61">
                <text:p>13961</text:p>
              </table:table-cell>
              <table:table-cell office:value-type="float" office:value="816.67089299">
                <text:p>816.6708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71">
                <text:p>13971</text:p>
              </table:table-cell>
              <table:table-cell office:value-type="float" office:value="817.84124379">
                <text:p>817.8412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81">
                <text:p>13981</text:p>
              </table:table-cell>
              <table:table-cell office:value-type="float" office:value="819.01243259">
                <text:p>819.0124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91">
                <text:p>13991</text:p>
              </table:table-cell>
              <table:table-cell office:value-type="float" office:value="820.18445939">
                <text:p>820.1844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1">
                <text:p>14001</text:p>
              </table:table-cell>
              <table:table-cell office:value-type="float" office:value="821.35732419">
                <text:p>821.3573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11">
                <text:p>14011</text:p>
              </table:table-cell>
              <table:table-cell office:value-type="float" office:value="822.53102699">
                <text:p>822.5310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21">
                <text:p>14021</text:p>
              </table:table-cell>
              <table:table-cell office:value-type="float" office:value="823.70556779">
                <text:p>823.7055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31">
                <text:p>14031</text:p>
              </table:table-cell>
              <table:table-cell office:value-type="float" office:value="824.88094659">
                <text:p>824.8809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41">
                <text:p>14041</text:p>
              </table:table-cell>
              <table:table-cell office:value-type="float" office:value="826.05716339">
                <text:p>826.0571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51">
                <text:p>14051</text:p>
              </table:table-cell>
              <table:table-cell office:value-type="float" office:value="827.23421819">
                <text:p>827.2342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61">
                <text:p>14061</text:p>
              </table:table-cell>
              <table:table-cell office:value-type="float" office:value="828.41211099">
                <text:p>828.4121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71">
                <text:p>14071</text:p>
              </table:table-cell>
              <table:table-cell office:value-type="float" office:value="829.59084179">
                <text:p>829.5908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81">
                <text:p>14081</text:p>
              </table:table-cell>
              <table:table-cell office:value-type="float" office:value="830.77041059">
                <text:p>830.7704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91">
                <text:p>14091</text:p>
              </table:table-cell>
              <table:table-cell office:value-type="float" office:value="831.95081739">
                <text:p>831.9508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1">
                <text:p>14101</text:p>
              </table:table-cell>
              <table:table-cell office:value-type="float" office:value="833.13206219">
                <text:p>833.1320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11">
                <text:p>14111</text:p>
              </table:table-cell>
              <table:table-cell office:value-type="float" office:value="834.31414499">
                <text:p>834.3141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21">
                <text:p>14121</text:p>
              </table:table-cell>
              <table:table-cell office:value-type="float" office:value="835.49706579">
                <text:p>835.4970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31">
                <text:p>14131</text:p>
              </table:table-cell>
              <table:table-cell office:value-type="float" office:value="836.68082459">
                <text:p>836.6808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41">
                <text:p>14141</text:p>
              </table:table-cell>
              <table:table-cell office:value-type="float" office:value="837.86542139">
                <text:p>837.8654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51">
                <text:p>14151</text:p>
              </table:table-cell>
              <table:table-cell office:value-type="float" office:value="839.05085619">
                <text:p>839.0508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61">
                <text:p>14161</text:p>
              </table:table-cell>
              <table:table-cell office:value-type="float" office:value="840.23712899">
                <text:p>840.2371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71">
                <text:p>14171</text:p>
              </table:table-cell>
              <table:table-cell office:value-type="float" office:value="841.42423979">
                <text:p>841.4242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81">
                <text:p>14181</text:p>
              </table:table-cell>
              <table:table-cell office:value-type="float" office:value="842.61218859">
                <text:p>842.6121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91">
                <text:p>14191</text:p>
              </table:table-cell>
              <table:table-cell office:value-type="float" office:value="843.80097539">
                <text:p>843.8009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01">
                <text:p>14201</text:p>
              </table:table-cell>
              <table:table-cell office:value-type="float" office:value="844.99060019">
                <text:p>844.9906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11">
                <text:p>14211</text:p>
              </table:table-cell>
              <table:table-cell office:value-type="float" office:value="846.18106299">
                <text:p>846.1810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21">
                <text:p>14221</text:p>
              </table:table-cell>
              <table:table-cell office:value-type="float" office:value="847.37236379">
                <text:p>847.3723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31">
                <text:p>14231</text:p>
              </table:table-cell>
              <table:table-cell office:value-type="float" office:value="848.56450259">
                <text:p>848.5645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41">
                <text:p>14241</text:p>
              </table:table-cell>
              <table:table-cell office:value-type="float" office:value="849.75747939">
                <text:p>849.7574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51">
                <text:p>14251</text:p>
              </table:table-cell>
              <table:table-cell office:value-type="float" office:value="850.95129419">
                <text:p>850.9512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61">
                <text:p>14261</text:p>
              </table:table-cell>
              <table:table-cell office:value-type="float" office:value="852.14594699">
                <text:p>852.1459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71">
                <text:p>14271</text:p>
              </table:table-cell>
              <table:table-cell office:value-type="float" office:value="853.34143779">
                <text:p>853.3414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81">
                <text:p>14281</text:p>
              </table:table-cell>
              <table:table-cell office:value-type="float" office:value="854.53776659">
                <text:p>854.5377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91">
                <text:p>14291</text:p>
              </table:table-cell>
              <table:table-cell office:value-type="float" office:value="855.73493339">
                <text:p>855.7349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01">
                <text:p>14301</text:p>
              </table:table-cell>
              <table:table-cell office:value-type="float" office:value="856.93293819">
                <text:p>856.9329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1">
                <text:p>14311</text:p>
              </table:table-cell>
              <table:table-cell office:value-type="float" office:value="858.13178099">
                <text:p>858.1317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21">
                <text:p>14321</text:p>
              </table:table-cell>
              <table:table-cell office:value-type="float" office:value="859.33146179">
                <text:p>859.3314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31">
                <text:p>14331</text:p>
              </table:table-cell>
              <table:table-cell office:value-type="float" office:value="860.53198059">
                <text:p>860.5319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41">
                <text:p>14341</text:p>
              </table:table-cell>
              <table:table-cell office:value-type="float" office:value="861.73333739">
                <text:p>861.7333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51">
                <text:p>14351</text:p>
              </table:table-cell>
              <table:table-cell office:value-type="float" office:value="862.93553219">
                <text:p>862.9355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61">
                <text:p>14361</text:p>
              </table:table-cell>
              <table:table-cell office:value-type="float" office:value="864.13856499">
                <text:p>864.1385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71">
                <text:p>14371</text:p>
              </table:table-cell>
              <table:table-cell office:value-type="float" office:value="865.34243579">
                <text:p>865.3424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81">
                <text:p>14381</text:p>
              </table:table-cell>
              <table:table-cell office:value-type="float" office:value="866.54714459">
                <text:p>866.5471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91">
                <text:p>14391</text:p>
              </table:table-cell>
              <table:table-cell office:value-type="float" office:value="867.75269139">
                <text:p>867.7526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1">
                <text:p>14401</text:p>
              </table:table-cell>
              <table:table-cell office:value-type="float" office:value="868.95907619">
                <text:p>868.9590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11">
                <text:p>14411</text:p>
              </table:table-cell>
              <table:table-cell office:value-type="float" office:value="870.16629899">
                <text:p>870.1662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21">
                <text:p>14421</text:p>
              </table:table-cell>
              <table:table-cell office:value-type="float" office:value="871.37435979">
                <text:p>871.3743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31">
                <text:p>14431</text:p>
              </table:table-cell>
              <table:table-cell office:value-type="float" office:value="872.58325859">
                <text:p>872.5832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41">
                <text:p>14441</text:p>
              </table:table-cell>
              <table:table-cell office:value-type="float" office:value="873.79299539">
                <text:p>873.7929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51">
                <text:p>14451</text:p>
              </table:table-cell>
              <table:table-cell office:value-type="float" office:value="875.00357019">
                <text:p>875.0035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61">
                <text:p>14461</text:p>
              </table:table-cell>
              <table:table-cell office:value-type="float" office:value="876.21498299">
                <text:p>876.2149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71">
                <text:p>14471</text:p>
              </table:table-cell>
              <table:table-cell office:value-type="float" office:value="877.42723379">
                <text:p>877.4272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81">
                <text:p>14481</text:p>
              </table:table-cell>
              <table:table-cell office:value-type="float" office:value="878.64032259">
                <text:p>878.6403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91">
                <text:p>14491</text:p>
              </table:table-cell>
              <table:table-cell office:value-type="float" office:value="879.85424939">
                <text:p>879.8542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1">
                <text:p>14501</text:p>
              </table:table-cell>
              <table:table-cell office:value-type="float" office:value="881.06901419">
                <text:p>881.0690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11">
                <text:p>14511</text:p>
              </table:table-cell>
              <table:table-cell office:value-type="float" office:value="882.28461699">
                <text:p>882.2846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21">
                <text:p>14521</text:p>
              </table:table-cell>
              <table:table-cell office:value-type="float" office:value="883.50105779">
                <text:p>883.5010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31">
                <text:p>14531</text:p>
              </table:table-cell>
              <table:table-cell office:value-type="float" office:value="884.71833659">
                <text:p>884.7183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41">
                <text:p>14541</text:p>
              </table:table-cell>
              <table:table-cell office:value-type="float" office:value="885.93645339">
                <text:p>885.9364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51">
                <text:p>14551</text:p>
              </table:table-cell>
              <table:table-cell office:value-type="float" office:value="887.15540819">
                <text:p>887.1554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61">
                <text:p>14561</text:p>
              </table:table-cell>
              <table:table-cell office:value-type="float" office:value="888.37520099">
                <text:p>888.3752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71">
                <text:p>14571</text:p>
              </table:table-cell>
              <table:table-cell office:value-type="float" office:value="889.59583179">
                <text:p>889.5958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81">
                <text:p>14581</text:p>
              </table:table-cell>
              <table:table-cell office:value-type="float" office:value="890.81730059">
                <text:p>890.8173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91">
                <text:p>14591</text:p>
              </table:table-cell>
              <table:table-cell office:value-type="float" office:value="892.03960739">
                <text:p>892.0396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01">
                <text:p>14601</text:p>
              </table:table-cell>
              <table:table-cell office:value-type="float" office:value="893.26275219">
                <text:p>893.2627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11">
                <text:p>14611</text:p>
              </table:table-cell>
              <table:table-cell office:value-type="float" office:value="894.48673499">
                <text:p>894.4867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21">
                <text:p>14621</text:p>
              </table:table-cell>
              <table:table-cell office:value-type="float" office:value="895.71155579">
                <text:p>895.7115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31">
                <text:p>14631</text:p>
              </table:table-cell>
              <table:table-cell office:value-type="float" office:value="896.93721459">
                <text:p>896.9372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41">
                <text:p>14641</text:p>
              </table:table-cell>
              <table:table-cell office:value-type="float" office:value="898.16371139">
                <text:p>898.1637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51">
                <text:p>14651</text:p>
              </table:table-cell>
              <table:table-cell office:value-type="float" office:value="899.39104619">
                <text:p>899.3910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61">
                <text:p>14661</text:p>
              </table:table-cell>
              <table:table-cell office:value-type="float" office:value="900.61921899">
                <text:p>900.6192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71">
                <text:p>14671</text:p>
              </table:table-cell>
              <table:table-cell office:value-type="float" office:value="901.84822979">
                <text:p>901.8482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81">
                <text:p>14681</text:p>
              </table:table-cell>
              <table:table-cell office:value-type="float" office:value="903.07807859">
                <text:p>903.0780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91">
                <text:p>14691</text:p>
              </table:table-cell>
              <table:table-cell office:value-type="float" office:value="904.30876539">
                <text:p>904.3087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01">
                <text:p>14701</text:p>
              </table:table-cell>
              <table:table-cell office:value-type="float" office:value="905.54029019">
                <text:p>905.5402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11">
                <text:p>14711</text:p>
              </table:table-cell>
              <table:table-cell office:value-type="float" office:value="906.77265299">
                <text:p>906.7726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21">
                <text:p>14721</text:p>
              </table:table-cell>
              <table:table-cell office:value-type="float" office:value="908.00585379">
                <text:p>908.0058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31">
                <text:p>14731</text:p>
              </table:table-cell>
              <table:table-cell office:value-type="float" office:value="909.23989259">
                <text:p>909.2398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41">
                <text:p>14741</text:p>
              </table:table-cell>
              <table:table-cell office:value-type="float" office:value="910.47476939">
                <text:p>910.4747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51">
                <text:p>14751</text:p>
              </table:table-cell>
              <table:table-cell office:value-type="float" office:value="911.71048419">
                <text:p>911.7104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61">
                <text:p>14761</text:p>
              </table:table-cell>
              <table:table-cell office:value-type="float" office:value="912.94703699">
                <text:p>912.9470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71">
                <text:p>14771</text:p>
              </table:table-cell>
              <table:table-cell office:value-type="float" office:value="914.18442779">
                <text:p>914.1844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81">
                <text:p>14781</text:p>
              </table:table-cell>
              <table:table-cell office:value-type="float" office:value="915.42265659">
                <text:p>915.4226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91">
                <text:p>14791</text:p>
              </table:table-cell>
              <table:table-cell office:value-type="float" office:value="916.66172339">
                <text:p>916.6617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01">
                <text:p>14801</text:p>
              </table:table-cell>
              <table:table-cell office:value-type="float" office:value="917.90162819">
                <text:p>917.9016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11">
                <text:p>14811</text:p>
              </table:table-cell>
              <table:table-cell office:value-type="float" office:value="919.14237099">
                <text:p>919.1423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21">
                <text:p>14821</text:p>
              </table:table-cell>
              <table:table-cell office:value-type="float" office:value="920.38395179">
                <text:p>920.3839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31">
                <text:p>14831</text:p>
              </table:table-cell>
              <table:table-cell office:value-type="float" office:value="921.62637059">
                <text:p>921.6263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41">
                <text:p>14841</text:p>
              </table:table-cell>
              <table:table-cell office:value-type="float" office:value="922.86962739">
                <text:p>922.8696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51">
                <text:p>14851</text:p>
              </table:table-cell>
              <table:table-cell office:value-type="float" office:value="924.11372219">
                <text:p>924.1137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61">
                <text:p>14861</text:p>
              </table:table-cell>
              <table:table-cell office:value-type="float" office:value="925.35865499">
                <text:p>925.3586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71">
                <text:p>14871</text:p>
              </table:table-cell>
              <table:table-cell office:value-type="float" office:value="926.60442579">
                <text:p>926.6044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81">
                <text:p>14881</text:p>
              </table:table-cell>
              <table:table-cell office:value-type="float" office:value="927.85103459">
                <text:p>927.8510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91">
                <text:p>14891</text:p>
              </table:table-cell>
              <table:table-cell office:value-type="float" office:value="929.09848139">
                <text:p>929.0984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1">
                <text:p>14901</text:p>
              </table:table-cell>
              <table:table-cell office:value-type="float" office:value="930.34676619">
                <text:p>930.3467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11">
                <text:p>14911</text:p>
              </table:table-cell>
              <table:table-cell office:value-type="float" office:value="931.59588899">
                <text:p>931.5958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21">
                <text:p>14921</text:p>
              </table:table-cell>
              <table:table-cell office:value-type="float" office:value="932.84584979">
                <text:p>932.8458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31">
                <text:p>14931</text:p>
              </table:table-cell>
              <table:table-cell office:value-type="float" office:value="934.09664859">
                <text:p>934.0966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1">
                <text:p>14941</text:p>
              </table:table-cell>
              <table:table-cell office:value-type="float" office:value="935.34828539">
                <text:p>935.3482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51">
                <text:p>14951</text:p>
              </table:table-cell>
              <table:table-cell office:value-type="float" office:value="936.60076019">
                <text:p>936.6007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61">
                <text:p>14961</text:p>
              </table:table-cell>
              <table:table-cell office:value-type="float" office:value="937.85407299">
                <text:p>937.8540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71">
                <text:p>14971</text:p>
              </table:table-cell>
              <table:table-cell office:value-type="float" office:value="939.10822379">
                <text:p>939.1082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81">
                <text:p>14981</text:p>
              </table:table-cell>
              <table:table-cell office:value-type="float" office:value="940.36321259">
                <text:p>940.3632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91">
                <text:p>14991</text:p>
              </table:table-cell>
              <table:table-cell office:value-type="float" office:value="941.61903939">
                <text:p>941.6190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1">
                <text:p>15001</text:p>
              </table:table-cell>
              <table:table-cell office:value-type="float" office:value="942.87570419">
                <text:p>942.8757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11">
                <text:p>15011</text:p>
              </table:table-cell>
              <table:table-cell office:value-type="float" office:value="944.13320699">
                <text:p>944.1332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21">
                <text:p>15021</text:p>
              </table:table-cell>
              <table:table-cell office:value-type="float" office:value="945.39154779">
                <text:p>945.3915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31">
                <text:p>15031</text:p>
              </table:table-cell>
              <table:table-cell office:value-type="float" office:value="946.65072659">
                <text:p>946.6507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41">
                <text:p>15041</text:p>
              </table:table-cell>
              <table:table-cell office:value-type="float" office:value="947.91074339">
                <text:p>947.9107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51">
                <text:p>15051</text:p>
              </table:table-cell>
              <table:table-cell office:value-type="float" office:value="949.17159819">
                <text:p>949.1715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61">
                <text:p>15061</text:p>
              </table:table-cell>
              <table:table-cell office:value-type="float" office:value="950.43329099">
                <text:p>950.4332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71">
                <text:p>15071</text:p>
              </table:table-cell>
              <table:table-cell office:value-type="float" office:value="951.69582179">
                <text:p>951.6958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81">
                <text:p>15081</text:p>
              </table:table-cell>
              <table:table-cell office:value-type="float" office:value="952.95919059">
                <text:p>952.9591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91">
                <text:p>15091</text:p>
              </table:table-cell>
              <table:table-cell office:value-type="float" office:value="954.22339739">
                <text:p>954.2233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01">
                <text:p>15101</text:p>
              </table:table-cell>
              <table:table-cell office:value-type="float" office:value="955.48844219">
                <text:p>955.4884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11">
                <text:p>15111</text:p>
              </table:table-cell>
              <table:table-cell office:value-type="float" office:value="956.75432499">
                <text:p>956.7543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21">
                <text:p>15121</text:p>
              </table:table-cell>
              <table:table-cell office:value-type="float" office:value="958.02104579">
                <text:p>958.0210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1">
                <text:p>15131</text:p>
              </table:table-cell>
              <table:table-cell office:value-type="float" office:value="959.28860459">
                <text:p>959.2886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41">
                <text:p>15141</text:p>
              </table:table-cell>
              <table:table-cell office:value-type="float" office:value="960.55700139">
                <text:p>960.5570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51">
                <text:p>15151</text:p>
              </table:table-cell>
              <table:table-cell office:value-type="float" office:value="961.82623619">
                <text:p>961.8262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61">
                <text:p>15161</text:p>
              </table:table-cell>
              <table:table-cell office:value-type="float" office:value="963.09630899">
                <text:p>963.0963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71">
                <text:p>15171</text:p>
              </table:table-cell>
              <table:table-cell office:value-type="float" office:value="964.36721979">
                <text:p>964.3672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81">
                <text:p>15181</text:p>
              </table:table-cell>
              <table:table-cell office:value-type="float" office:value="965.63896859">
                <text:p>965.6389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91">
                <text:p>15191</text:p>
              </table:table-cell>
              <table:table-cell office:value-type="float" office:value="966.91155539">
                <text:p>966.9115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01">
                <text:p>15201</text:p>
              </table:table-cell>
              <table:table-cell office:value-type="float" office:value="968.18498019">
                <text:p>968.1849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11">
                <text:p>15211</text:p>
              </table:table-cell>
              <table:table-cell office:value-type="float" office:value="969.45924299">
                <text:p>969.4592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21">
                <text:p>15221</text:p>
              </table:table-cell>
              <table:table-cell office:value-type="float" office:value="970.73434379">
                <text:p>970.7343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31">
                <text:p>15231</text:p>
              </table:table-cell>
              <table:table-cell office:value-type="float" office:value="972.01028259">
                <text:p>972.0102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41">
                <text:p>15241</text:p>
              </table:table-cell>
              <table:table-cell office:value-type="float" office:value="973.28705939">
                <text:p>973.2870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51">
                <text:p>15251</text:p>
              </table:table-cell>
              <table:table-cell office:value-type="float" office:value="974.56467419">
                <text:p>974.5646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61">
                <text:p>15261</text:p>
              </table:table-cell>
              <table:table-cell office:value-type="float" office:value="975.84312699">
                <text:p>975.8431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71">
                <text:p>15271</text:p>
              </table:table-cell>
              <table:table-cell office:value-type="float" office:value="977.12241779">
                <text:p>977.1224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1">
                <text:p>15281</text:p>
              </table:table-cell>
              <table:table-cell office:value-type="float" office:value="978.40254659">
                <text:p>978.4025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1">
                <text:p>15291</text:p>
              </table:table-cell>
              <table:table-cell office:value-type="float" office:value="979.68351339">
                <text:p>979.6835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1">
                <text:p>15301</text:p>
              </table:table-cell>
              <table:table-cell office:value-type="float" office:value="980.96531819">
                <text:p>980.9653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11">
                <text:p>15311</text:p>
              </table:table-cell>
              <table:table-cell office:value-type="float" office:value="982.24796099">
                <text:p>982.2479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21">
                <text:p>15321</text:p>
              </table:table-cell>
              <table:table-cell office:value-type="float" office:value="983.53144179">
                <text:p>983.5314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31">
                <text:p>15331</text:p>
              </table:table-cell>
              <table:table-cell office:value-type="float" office:value="984.81576059">
                <text:p>984.8157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41">
                <text:p>15341</text:p>
              </table:table-cell>
              <table:table-cell office:value-type="float" office:value="986.10091739">
                <text:p>986.1009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51">
                <text:p>15351</text:p>
              </table:table-cell>
              <table:table-cell office:value-type="float" office:value="987.38691219">
                <text:p>987.3869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61">
                <text:p>15361</text:p>
              </table:table-cell>
              <table:table-cell office:value-type="float" office:value="988.67374499">
                <text:p>988.6737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71">
                <text:p>15371</text:p>
              </table:table-cell>
              <table:table-cell office:value-type="float" office:value="989.96141579">
                <text:p>989.9614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81">
                <text:p>15381</text:p>
              </table:table-cell>
              <table:table-cell office:value-type="float" office:value="991.24992459">
                <text:p>991.2499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91">
                <text:p>15391</text:p>
              </table:table-cell>
              <table:table-cell office:value-type="float" office:value="992.53927139">
                <text:p>992.5392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1">
                <text:p>15401</text:p>
              </table:table-cell>
              <table:table-cell office:value-type="float" office:value="993.82945619">
                <text:p>993.8294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11">
                <text:p>15411</text:p>
              </table:table-cell>
              <table:table-cell office:value-type="float" office:value="995.12047899">
                <text:p>995.1204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21">
                <text:p>15421</text:p>
              </table:table-cell>
              <table:table-cell office:value-type="float" office:value="996.41233979">
                <text:p>996.4123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31">
                <text:p>15431</text:p>
              </table:table-cell>
              <table:table-cell office:value-type="float" office:value="997.70503859">
                <text:p>997.7050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41">
                <text:p>15441</text:p>
              </table:table-cell>
              <table:table-cell office:value-type="float" office:value="998.99857539">
                <text:p>998.9985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51">
                <text:p>15451</text:p>
              </table:table-cell>
              <table:table-cell office:value-type="float" office:value="1000.29295019">
                <text:p>1000.2929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61">
                <text:p>15461</text:p>
              </table:table-cell>
              <table:table-cell office:value-type="float" office:value="1001.58816299">
                <text:p>1001.5881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71">
                <text:p>15471</text:p>
              </table:table-cell>
              <table:table-cell office:value-type="float" office:value="1002.88421379">
                <text:p>1002.8842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81">
                <text:p>15481</text:p>
              </table:table-cell>
              <table:table-cell office:value-type="float" office:value="1004.18110259">
                <text:p>1004.1811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91">
                <text:p>15491</text:p>
              </table:table-cell>
              <table:table-cell office:value-type="float" office:value="1005.47882939">
                <text:p>1005.4788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01">
                <text:p>15501</text:p>
              </table:table-cell>
              <table:table-cell office:value-type="float" office:value="1006.77739419">
                <text:p>1006.7773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11">
                <text:p>15511</text:p>
              </table:table-cell>
              <table:table-cell office:value-type="float" office:value="1008.07679699">
                <text:p>1008.0767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21">
                <text:p>15521</text:p>
              </table:table-cell>
              <table:table-cell office:value-type="float" office:value="1009.37703779">
                <text:p>1009.3770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31">
                <text:p>15531</text:p>
              </table:table-cell>
              <table:table-cell office:value-type="float" office:value="1010.67811659">
                <text:p>1010.6781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41">
                <text:p>15541</text:p>
              </table:table-cell>
              <table:table-cell office:value-type="float" office:value="1011.98003339">
                <text:p>1011.9800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51">
                <text:p>15551</text:p>
              </table:table-cell>
              <table:table-cell office:value-type="float" office:value="1013.28278819">
                <text:p>1013.2827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61">
                <text:p>15561</text:p>
              </table:table-cell>
              <table:table-cell office:value-type="float" office:value="1014.58638099">
                <text:p>1014.5863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71">
                <text:p>15571</text:p>
              </table:table-cell>
              <table:table-cell office:value-type="float" office:value="1015.89081179">
                <text:p>1015.8908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81">
                <text:p>15581</text:p>
              </table:table-cell>
              <table:table-cell office:value-type="float" office:value="1017.19608059">
                <text:p>1017.1960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91">
                <text:p>15591</text:p>
              </table:table-cell>
              <table:table-cell office:value-type="float" office:value="1018.50218739">
                <text:p>1018.5021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01">
                <text:p>15601</text:p>
              </table:table-cell>
              <table:table-cell office:value-type="float" office:value="1019.80913219">
                <text:p>1019.8091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11">
                <text:p>15611</text:p>
              </table:table-cell>
              <table:table-cell office:value-type="float" office:value="1021.11691499">
                <text:p>1021.1169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21">
                <text:p>15621</text:p>
              </table:table-cell>
              <table:table-cell office:value-type="float" office:value="1022.42553579">
                <text:p>1022.4255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31">
                <text:p>15631</text:p>
              </table:table-cell>
              <table:table-cell office:value-type="float" office:value="1023.73499459">
                <text:p>1023.7349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41">
                <text:p>15641</text:p>
              </table:table-cell>
              <table:table-cell office:value-type="float" office:value="1025.04529139">
                <text:p>1025.0452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51">
                <text:p>15651</text:p>
              </table:table-cell>
              <table:table-cell office:value-type="float" office:value="1026.35642619">
                <text:p>1026.3564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61">
                <text:p>15661</text:p>
              </table:table-cell>
              <table:table-cell office:value-type="float" office:value="1027.66839899">
                <text:p>1027.6683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71">
                <text:p>15671</text:p>
              </table:table-cell>
              <table:table-cell office:value-type="float" office:value="1028.98120979">
                <text:p>1028.9812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81">
                <text:p>15681</text:p>
              </table:table-cell>
              <table:table-cell office:value-type="float" office:value="1030.29485859">
                <text:p>1030.2948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91">
                <text:p>15691</text:p>
              </table:table-cell>
              <table:table-cell office:value-type="float" office:value="1031.60934539">
                <text:p>1031.6093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01">
                <text:p>15701</text:p>
              </table:table-cell>
              <table:table-cell office:value-type="float" office:value="1032.92467019">
                <text:p>1032.9246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11">
                <text:p>15711</text:p>
              </table:table-cell>
              <table:table-cell office:value-type="float" office:value="1034.24083299">
                <text:p>1034.2408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21">
                <text:p>15721</text:p>
              </table:table-cell>
              <table:table-cell office:value-type="float" office:value="1035.55783379">
                <text:p>1035.5578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31">
                <text:p>15731</text:p>
              </table:table-cell>
              <table:table-cell office:value-type="float" office:value="1036.87567259">
                <text:p>1036.8756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41">
                <text:p>15741</text:p>
              </table:table-cell>
              <table:table-cell office:value-type="float" office:value="1038.19434939">
                <text:p>1038.1943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51">
                <text:p>15751</text:p>
              </table:table-cell>
              <table:table-cell office:value-type="float" office:value="1039.51386419">
                <text:p>1039.5138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61">
                <text:p>15761</text:p>
              </table:table-cell>
              <table:table-cell office:value-type="float" office:value="1040.83421699">
                <text:p>1040.8342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71">
                <text:p>15771</text:p>
              </table:table-cell>
              <table:table-cell office:value-type="float" office:value="1042.15540779">
                <text:p>1042.1554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81">
                <text:p>15781</text:p>
              </table:table-cell>
              <table:table-cell office:value-type="float" office:value="1043.47743659">
                <text:p>1043.4774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91">
                <text:p>15791</text:p>
              </table:table-cell>
              <table:table-cell office:value-type="float" office:value="1044.80030339">
                <text:p>1044.8003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01">
                <text:p>15801</text:p>
              </table:table-cell>
              <table:table-cell office:value-type="float" office:value="1046.12400819">
                <text:p>1046.1240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11">
                <text:p>15811</text:p>
              </table:table-cell>
              <table:table-cell office:value-type="float" office:value="1047.44855099">
                <text:p>1047.4485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21">
                <text:p>15821</text:p>
              </table:table-cell>
              <table:table-cell office:value-type="float" office:value="1048.77393179">
                <text:p>1048.7739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31">
                <text:p>15831</text:p>
              </table:table-cell>
              <table:table-cell office:value-type="float" office:value="1050.10015059">
                <text:p>1050.1001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41">
                <text:p>15841</text:p>
              </table:table-cell>
              <table:table-cell office:value-type="float" office:value="1051.42720739">
                <text:p>1051.4272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51">
                <text:p>15851</text:p>
              </table:table-cell>
              <table:table-cell office:value-type="float" office:value="1052.75510219">
                <text:p>1052.7551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61">
                <text:p>15861</text:p>
              </table:table-cell>
              <table:table-cell office:value-type="float" office:value="1054.08383499">
                <text:p>1054.0838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71">
                <text:p>15871</text:p>
              </table:table-cell>
              <table:table-cell office:value-type="float" office:value="1055.41340579">
                <text:p>1055.4134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81">
                <text:p>15881</text:p>
              </table:table-cell>
              <table:table-cell office:value-type="float" office:value="1056.74381459">
                <text:p>1056.7438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91">
                <text:p>15891</text:p>
              </table:table-cell>
              <table:table-cell office:value-type="float" office:value="1058.07506139">
                <text:p>1058.0750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01">
                <text:p>15901</text:p>
              </table:table-cell>
              <table:table-cell office:value-type="float" office:value="1059.40714619">
                <text:p>1059.4071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11">
                <text:p>15911</text:p>
              </table:table-cell>
              <table:table-cell office:value-type="float" office:value="1060.74006899">
                <text:p>1060.7400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21">
                <text:p>15921</text:p>
              </table:table-cell>
              <table:table-cell office:value-type="float" office:value="1062.07382979">
                <text:p>1062.0738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31">
                <text:p>15931</text:p>
              </table:table-cell>
              <table:table-cell office:value-type="float" office:value="1063.40842859">
                <text:p>1063.4084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41">
                <text:p>15941</text:p>
              </table:table-cell>
              <table:table-cell office:value-type="float" office:value="1064.74386539">
                <text:p>1064.7438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51">
                <text:p>15951</text:p>
              </table:table-cell>
              <table:table-cell office:value-type="float" office:value="1066.08014019">
                <text:p>1066.0801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61">
                <text:p>15961</text:p>
              </table:table-cell>
              <table:table-cell office:value-type="float" office:value="1067.41725299">
                <text:p>1067.4172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71">
                <text:p>15971</text:p>
              </table:table-cell>
              <table:table-cell office:value-type="float" office:value="1068.75520379">
                <text:p>1068.7552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81">
                <text:p>15981</text:p>
              </table:table-cell>
              <table:table-cell office:value-type="float" office:value="1070.09399259">
                <text:p>1070.0939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91">
                <text:p>15991</text:p>
              </table:table-cell>
              <table:table-cell office:value-type="float" office:value="1071.43361939">
                <text:p>1071.4336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1">
                <text:p>16001</text:p>
              </table:table-cell>
              <table:table-cell office:value-type="float" office:value="1072.77408419">
                <text:p>1072.7740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11">
                <text:p>16011</text:p>
              </table:table-cell>
              <table:table-cell office:value-type="float" office:value="1074.11538699">
                <text:p>1074.1153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21">
                <text:p>16021</text:p>
              </table:table-cell>
              <table:table-cell office:value-type="float" office:value="1075.45752779">
                <text:p>1075.4575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31">
                <text:p>16031</text:p>
              </table:table-cell>
              <table:table-cell office:value-type="float" office:value="1076.80050659">
                <text:p>1076.8005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41">
                <text:p>16041</text:p>
              </table:table-cell>
              <table:table-cell office:value-type="float" office:value="1078.14432339">
                <text:p>1078.1443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51">
                <text:p>16051</text:p>
              </table:table-cell>
              <table:table-cell office:value-type="float" office:value="1079.48897819">
                <text:p>1079.4889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61">
                <text:p>16061</text:p>
              </table:table-cell>
              <table:table-cell office:value-type="float" office:value="1080.83447099">
                <text:p>1080.8344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71">
                <text:p>16071</text:p>
              </table:table-cell>
              <table:table-cell office:value-type="float" office:value="1082.18080179">
                <text:p>1082.1808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81">
                <text:p>16081</text:p>
              </table:table-cell>
              <table:table-cell office:value-type="float" office:value="1083.52797059">
                <text:p>1083.5279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91">
                <text:p>16091</text:p>
              </table:table-cell>
              <table:table-cell office:value-type="float" office:value="1084.87597739">
                <text:p>1084.8759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01">
                <text:p>16101</text:p>
              </table:table-cell>
              <table:table-cell office:value-type="float" office:value="1086.22482219">
                <text:p>1086.2248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11">
                <text:p>16111</text:p>
              </table:table-cell>
              <table:table-cell office:value-type="float" office:value="1087.57450499">
                <text:p>1087.5745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21">
                <text:p>16121</text:p>
              </table:table-cell>
              <table:table-cell office:value-type="float" office:value="1088.92502579">
                <text:p>1088.9250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31">
                <text:p>16131</text:p>
              </table:table-cell>
              <table:table-cell office:value-type="float" office:value="1090.27638459">
                <text:p>1090.2763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41">
                <text:p>16141</text:p>
              </table:table-cell>
              <table:table-cell office:value-type="float" office:value="1091.62858139">
                <text:p>1091.6285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51">
                <text:p>16151</text:p>
              </table:table-cell>
              <table:table-cell office:value-type="float" office:value="1092.98161619">
                <text:p>1092.9816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61">
                <text:p>16161</text:p>
              </table:table-cell>
              <table:table-cell office:value-type="float" office:value="1094.33548899">
                <text:p>1094.3354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71">
                <text:p>16171</text:p>
              </table:table-cell>
              <table:table-cell office:value-type="float" office:value="1095.69019979">
                <text:p>1095.6901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81">
                <text:p>16181</text:p>
              </table:table-cell>
              <table:table-cell office:value-type="float" office:value="1097.04574859">
                <text:p>1097.0457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91">
                <text:p>16191</text:p>
              </table:table-cell>
              <table:table-cell office:value-type="float" office:value="1098.40213539">
                <text:p>1098.4021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01">
                <text:p>16201</text:p>
              </table:table-cell>
              <table:table-cell office:value-type="float" office:value="1099.75936019">
                <text:p>1099.7593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11">
                <text:p>16211</text:p>
              </table:table-cell>
              <table:table-cell office:value-type="float" office:value="1101.11742299">
                <text:p>1101.1174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21">
                <text:p>16221</text:p>
              </table:table-cell>
              <table:table-cell office:value-type="float" office:value="1102.47632379">
                <text:p>1102.4763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31">
                <text:p>16231</text:p>
              </table:table-cell>
              <table:table-cell office:value-type="float" office:value="1103.83606259">
                <text:p>1103.8360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41">
                <text:p>16241</text:p>
              </table:table-cell>
              <table:table-cell office:value-type="float" office:value="1105.19663939">
                <text:p>1105.1966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51">
                <text:p>16251</text:p>
              </table:table-cell>
              <table:table-cell office:value-type="float" office:value="1106.55805419">
                <text:p>1106.5580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61">
                <text:p>16261</text:p>
              </table:table-cell>
              <table:table-cell office:value-type="float" office:value="1107.92030699">
                <text:p>1107.92030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71">
                <text:p>16271</text:p>
              </table:table-cell>
              <table:table-cell office:value-type="float" office:value="1109.28339779">
                <text:p>1109.2833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81">
                <text:p>16281</text:p>
              </table:table-cell>
              <table:table-cell office:value-type="float" office:value="1110.64732659">
                <text:p>1110.64732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91">
                <text:p>16291</text:p>
              </table:table-cell>
              <table:table-cell office:value-type="float" office:value="1112.01209339">
                <text:p>1112.0120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01">
                <text:p>16301</text:p>
              </table:table-cell>
              <table:table-cell office:value-type="float" office:value="1113.37769819">
                <text:p>1113.37769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11">
                <text:p>16311</text:p>
              </table:table-cell>
              <table:table-cell office:value-type="float" office:value="1114.74414099">
                <text:p>1114.7441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21">
                <text:p>16321</text:p>
              </table:table-cell>
              <table:table-cell office:value-type="float" office:value="1116.11142179">
                <text:p>1116.11142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31">
                <text:p>16331</text:p>
              </table:table-cell>
              <table:table-cell office:value-type="float" office:value="1117.47954059">
                <text:p>1117.4795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41">
                <text:p>16341</text:p>
              </table:table-cell>
              <table:table-cell office:value-type="float" office:value="1118.84849739">
                <text:p>1118.84849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51">
                <text:p>16351</text:p>
              </table:table-cell>
              <table:table-cell office:value-type="float" office:value="1120.21829219">
                <text:p>1120.2182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61">
                <text:p>16361</text:p>
              </table:table-cell>
              <table:table-cell office:value-type="float" office:value="1121.58892499">
                <text:p>1121.58892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71">
                <text:p>16371</text:p>
              </table:table-cell>
              <table:table-cell office:value-type="float" office:value="1122.96039579">
                <text:p>1122.9603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81">
                <text:p>16381</text:p>
              </table:table-cell>
              <table:table-cell office:value-type="float" office:value="1124.33270459">
                <text:p>1124.33270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91">
                <text:p>16391</text:p>
              </table:table-cell>
              <table:table-cell office:value-type="float" office:value="1125.70585139">
                <text:p>1125.7058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1">
                <text:p>16401</text:p>
              </table:table-cell>
              <table:table-cell office:value-type="float" office:value="1127.07983619">
                <text:p>1127.07983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11">
                <text:p>16411</text:p>
              </table:table-cell>
              <table:table-cell office:value-type="float" office:value="1128.45465899">
                <text:p>1128.4546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21">
                <text:p>16421</text:p>
              </table:table-cell>
              <table:table-cell office:value-type="float" office:value="1129.83031979">
                <text:p>1129.8303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31">
                <text:p>16431</text:p>
              </table:table-cell>
              <table:table-cell office:value-type="float" office:value="1131.20681859">
                <text:p>1131.2068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41">
                <text:p>16441</text:p>
              </table:table-cell>
              <table:table-cell office:value-type="float" office:value="1132.58415539">
                <text:p>1132.58415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51">
                <text:p>16451</text:p>
              </table:table-cell>
              <table:table-cell office:value-type="float" office:value="1133.96233019">
                <text:p>1133.9623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61">
                <text:p>16461</text:p>
              </table:table-cell>
              <table:table-cell office:value-type="float" office:value="1135.34134299">
                <text:p>1135.34134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71">
                <text:p>16471</text:p>
              </table:table-cell>
              <table:table-cell office:value-type="float" office:value="1136.72119379">
                <text:p>1136.7211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81">
                <text:p>16481</text:p>
              </table:table-cell>
              <table:table-cell office:value-type="float" office:value="1138.10188259">
                <text:p>1138.10188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91">
                <text:p>16491</text:p>
              </table:table-cell>
              <table:table-cell office:value-type="float" office:value="1139.48340939">
                <text:p>1139.4834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1">
                <text:p>16501</text:p>
              </table:table-cell>
              <table:table-cell office:value-type="float" office:value="1140.86577419">
                <text:p>1140.8657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1">
                <text:p>16511</text:p>
              </table:table-cell>
              <table:table-cell office:value-type="float" office:value="1142.24897699">
                <text:p>1142.2489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21">
                <text:p>16521</text:p>
              </table:table-cell>
              <table:table-cell office:value-type="float" office:value="1143.63301779">
                <text:p>1143.6330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31">
                <text:p>16531</text:p>
              </table:table-cell>
              <table:table-cell office:value-type="float" office:value="1145.01789659">
                <text:p>1145.0178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41">
                <text:p>16541</text:p>
              </table:table-cell>
              <table:table-cell office:value-type="float" office:value="1146.40361339">
                <text:p>1146.40361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51">
                <text:p>16551</text:p>
              </table:table-cell>
              <table:table-cell office:value-type="float" office:value="1147.79016819">
                <text:p>1147.7901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61">
                <text:p>16561</text:p>
              </table:table-cell>
              <table:table-cell office:value-type="float" office:value="1149.17756099">
                <text:p>1149.1775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71">
                <text:p>16571</text:p>
              </table:table-cell>
              <table:table-cell office:value-type="float" office:value="1150.56579179">
                <text:p>1150.5657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81">
                <text:p>16581</text:p>
              </table:table-cell>
              <table:table-cell office:value-type="float" office:value="1151.95486059">
                <text:p>1151.9548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91">
                <text:p>16591</text:p>
              </table:table-cell>
              <table:table-cell office:value-type="float" office:value="1153.34476739">
                <text:p>1153.3447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01">
                <text:p>16601</text:p>
              </table:table-cell>
              <table:table-cell office:value-type="float" office:value="1154.73551219">
                <text:p>1154.73551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1">
                <text:p>16611</text:p>
              </table:table-cell>
              <table:table-cell office:value-type="float" office:value="1156.12709499">
                <text:p>1156.1270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21">
                <text:p>16621</text:p>
              </table:table-cell>
              <table:table-cell office:value-type="float" office:value="1157.51951579">
                <text:p>1157.51951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31">
                <text:p>16631</text:p>
              </table:table-cell>
              <table:table-cell office:value-type="float" office:value="1158.91277459">
                <text:p>1158.9127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41">
                <text:p>16641</text:p>
              </table:table-cell>
              <table:table-cell office:value-type="float" office:value="1160.30687139">
                <text:p>1160.3068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1">
                <text:p>16651</text:p>
              </table:table-cell>
              <table:table-cell office:value-type="float" office:value="1161.70180619">
                <text:p>1161.7018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61">
                <text:p>16661</text:p>
              </table:table-cell>
              <table:table-cell office:value-type="float" office:value="1163.09757899">
                <text:p>1163.09757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71">
                <text:p>16671</text:p>
              </table:table-cell>
              <table:table-cell office:value-type="float" office:value="1164.49418979">
                <text:p>1164.4941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81">
                <text:p>16681</text:p>
              </table:table-cell>
              <table:table-cell office:value-type="float" office:value="1165.89163859">
                <text:p>1165.89163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91">
                <text:p>16691</text:p>
              </table:table-cell>
              <table:table-cell office:value-type="float" office:value="1167.28992539">
                <text:p>1167.2899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01">
                <text:p>16701</text:p>
              </table:table-cell>
              <table:table-cell office:value-type="float" office:value="1168.68905019">
                <text:p>1168.68905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11">
                <text:p>16711</text:p>
              </table:table-cell>
              <table:table-cell office:value-type="float" office:value="1170.08901299">
                <text:p>1170.0890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21">
                <text:p>16721</text:p>
              </table:table-cell>
              <table:table-cell office:value-type="float" office:value="1171.48981379">
                <text:p>1171.48981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31">
                <text:p>16731</text:p>
              </table:table-cell>
              <table:table-cell office:value-type="float" office:value="1172.89145259">
                <text:p>1172.8914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41">
                <text:p>16741</text:p>
              </table:table-cell>
              <table:table-cell office:value-type="float" office:value="1174.29392939">
                <text:p>1174.29392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51">
                <text:p>16751</text:p>
              </table:table-cell>
              <table:table-cell office:value-type="float" office:value="1175.69724419">
                <text:p>1175.6972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61">
                <text:p>16761</text:p>
              </table:table-cell>
              <table:table-cell office:value-type="float" office:value="1177.10139699">
                <text:p>1177.10139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1">
                <text:p>16771</text:p>
              </table:table-cell>
              <table:table-cell office:value-type="float" office:value="1178.50638779">
                <text:p>1178.5063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81">
                <text:p>16781</text:p>
              </table:table-cell>
              <table:table-cell office:value-type="float" office:value="1179.91221659">
                <text:p>1179.91221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91">
                <text:p>16791</text:p>
              </table:table-cell>
              <table:table-cell office:value-type="float" office:value="1181.31888339">
                <text:p>1181.3188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01">
                <text:p>16801</text:p>
              </table:table-cell>
              <table:table-cell office:value-type="float" office:value="1182.72638819">
                <text:p>1182.7263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11">
                <text:p>16811</text:p>
              </table:table-cell>
              <table:table-cell office:value-type="float" office:value="1184.13473099">
                <text:p>1184.1347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21">
                <text:p>16821</text:p>
              </table:table-cell>
              <table:table-cell office:value-type="float" office:value="1185.54391179">
                <text:p>1185.54391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31">
                <text:p>16831</text:p>
              </table:table-cell>
              <table:table-cell office:value-type="float" office:value="1186.95393059">
                <text:p>1186.9539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41">
                <text:p>16841</text:p>
              </table:table-cell>
              <table:table-cell office:value-type="float" office:value="1188.36478739">
                <text:p>1188.36478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51">
                <text:p>16851</text:p>
              </table:table-cell>
              <table:table-cell office:value-type="float" office:value="1189.77648219">
                <text:p>1189.7764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61">
                <text:p>16861</text:p>
              </table:table-cell>
              <table:table-cell office:value-type="float" office:value="1191.18901499">
                <text:p>1191.18901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71">
                <text:p>16871</text:p>
              </table:table-cell>
              <table:table-cell office:value-type="float" office:value="1192.60238579">
                <text:p>1192.6023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81">
                <text:p>16881</text:p>
              </table:table-cell>
              <table:table-cell office:value-type="float" office:value="1194.01659459">
                <text:p>1194.01659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91">
                <text:p>16891</text:p>
              </table:table-cell>
              <table:table-cell office:value-type="float" office:value="1195.43164139">
                <text:p>1195.4316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01">
                <text:p>16901</text:p>
              </table:table-cell>
              <table:table-cell office:value-type="float" office:value="1196.84752619">
                <text:p>1196.84752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11">
                <text:p>16911</text:p>
              </table:table-cell>
              <table:table-cell office:value-type="float" office:value="1198.26424899">
                <text:p>1198.2642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21">
                <text:p>16921</text:p>
              </table:table-cell>
              <table:table-cell office:value-type="float" office:value="1199.68180979">
                <text:p>1199.68180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31">
                <text:p>16931</text:p>
              </table:table-cell>
              <table:table-cell office:value-type="float" office:value="1201.10020859">
                <text:p>1201.1002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41">
                <text:p>16941</text:p>
              </table:table-cell>
              <table:table-cell office:value-type="float" office:value="1202.51944539">
                <text:p>1202.51944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51">
                <text:p>16951</text:p>
              </table:table-cell>
              <table:table-cell office:value-type="float" office:value="1203.93952019">
                <text:p>1203.9395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61">
                <text:p>16961</text:p>
              </table:table-cell>
              <table:table-cell office:value-type="float" office:value="1205.36043299">
                <text:p>1205.36043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71">
                <text:p>16971</text:p>
              </table:table-cell>
              <table:table-cell office:value-type="float" office:value="1206.78218379">
                <text:p>1206.7821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81">
                <text:p>16981</text:p>
              </table:table-cell>
              <table:table-cell office:value-type="float" office:value="1208.20477259">
                <text:p>1208.2047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91">
                <text:p>16991</text:p>
              </table:table-cell>
              <table:table-cell office:value-type="float" office:value="1209.62819939">
                <text:p>1209.6281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1">
                <text:p>17001</text:p>
              </table:table-cell>
              <table:table-cell office:value-type="float" office:value="1211.05246419">
                <text:p>1211.0524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11">
                <text:p>17011</text:p>
              </table:table-cell>
              <table:table-cell office:value-type="float" office:value="1212.47756699">
                <text:p>1212.4775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21">
                <text:p>17021</text:p>
              </table:table-cell>
              <table:table-cell office:value-type="float" office:value="1213.90350779">
                <text:p>1213.9035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31">
                <text:p>17031</text:p>
              </table:table-cell>
              <table:table-cell office:value-type="float" office:value="1215.33028659">
                <text:p>1215.3302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41">
                <text:p>17041</text:p>
              </table:table-cell>
              <table:table-cell office:value-type="float" office:value="1216.75790339">
                <text:p>1216.7579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51">
                <text:p>17051</text:p>
              </table:table-cell>
              <table:table-cell office:value-type="float" office:value="1218.18635819">
                <text:p>1218.1863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61">
                <text:p>17061</text:p>
              </table:table-cell>
              <table:table-cell office:value-type="float" office:value="1219.61565099">
                <text:p>1219.61565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71">
                <text:p>17071</text:p>
              </table:table-cell>
              <table:table-cell office:value-type="float" office:value="1221.04578179">
                <text:p>1221.0457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81">
                <text:p>17081</text:p>
              </table:table-cell>
              <table:table-cell office:value-type="float" office:value="1222.47675059">
                <text:p>1222.47675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91">
                <text:p>17091</text:p>
              </table:table-cell>
              <table:table-cell office:value-type="float" office:value="1223.90855739">
                <text:p>1223.9085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01">
                <text:p>17101</text:p>
              </table:table-cell>
              <table:table-cell office:value-type="float" office:value="1225.34120219">
                <text:p>1225.34120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11">
                <text:p>17111</text:p>
              </table:table-cell>
              <table:table-cell office:value-type="float" office:value="1226.77468499">
                <text:p>1226.7746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21">
                <text:p>17121</text:p>
              </table:table-cell>
              <table:table-cell office:value-type="float" office:value="1228.20900579">
                <text:p>1228.2090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31">
                <text:p>17131</text:p>
              </table:table-cell>
              <table:table-cell office:value-type="float" office:value="1229.64416459">
                <text:p>1229.6441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41">
                <text:p>17141</text:p>
              </table:table-cell>
              <table:table-cell office:value-type="float" office:value="1231.08016139">
                <text:p>1231.08016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51">
                <text:p>17151</text:p>
              </table:table-cell>
              <table:table-cell office:value-type="float" office:value="1232.51699619">
                <text:p>1232.5169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61">
                <text:p>17161</text:p>
              </table:table-cell>
              <table:table-cell office:value-type="float" office:value="1233.95466899">
                <text:p>1233.95466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71">
                <text:p>17171</text:p>
              </table:table-cell>
              <table:table-cell office:value-type="float" office:value="1235.39317979">
                <text:p>1235.3931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81">
                <text:p>17181</text:p>
              </table:table-cell>
              <table:table-cell office:value-type="float" office:value="1236.83252859">
                <text:p>1236.83252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91">
                <text:p>17191</text:p>
              </table:table-cell>
              <table:table-cell office:value-type="float" office:value="1238.27271539">
                <text:p>1238.2727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01">
                <text:p>17201</text:p>
              </table:table-cell>
              <table:table-cell office:value-type="float" office:value="1239.71374019">
                <text:p>1239.71374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11">
                <text:p>17211</text:p>
              </table:table-cell>
              <table:table-cell office:value-type="float" office:value="1241.15560299">
                <text:p>1241.1556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21">
                <text:p>17221</text:p>
              </table:table-cell>
              <table:table-cell office:value-type="float" office:value="1242.59830379">
                <text:p>1242.59830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31">
                <text:p>17231</text:p>
              </table:table-cell>
              <table:table-cell office:value-type="float" office:value="1244.04184259">
                <text:p>1244.0418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41">
                <text:p>17241</text:p>
              </table:table-cell>
              <table:table-cell office:value-type="float" office:value="1245.48621939">
                <text:p>1245.48621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51">
                <text:p>17251</text:p>
              </table:table-cell>
              <table:table-cell office:value-type="float" office:value="1246.93143419">
                <text:p>1246.9314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61">
                <text:p>17261</text:p>
              </table:table-cell>
              <table:table-cell office:value-type="float" office:value="1248.37748699">
                <text:p>1248.37748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71">
                <text:p>17271</text:p>
              </table:table-cell>
              <table:table-cell office:value-type="float" office:value="1249.82437779">
                <text:p>1249.8243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81">
                <text:p>17281</text:p>
              </table:table-cell>
              <table:table-cell office:value-type="float" office:value="1251.27210659">
                <text:p>1251.27210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91">
                <text:p>17291</text:p>
              </table:table-cell>
              <table:table-cell office:value-type="float" office:value="1252.72067339">
                <text:p>1252.7206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01">
                <text:p>17301</text:p>
              </table:table-cell>
              <table:table-cell office:value-type="float" office:value="1254.17007819">
                <text:p>1254.17007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11">
                <text:p>17311</text:p>
              </table:table-cell>
              <table:table-cell office:value-type="float" office:value="1255.62032099">
                <text:p>1255.6203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21">
                <text:p>17321</text:p>
              </table:table-cell>
              <table:table-cell office:value-type="float" office:value="1257.07140179">
                <text:p>1257.0714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31">
                <text:p>17331</text:p>
              </table:table-cell>
              <table:table-cell office:value-type="float" office:value="1258.52332059">
                <text:p>1258.5233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41">
                <text:p>17341</text:p>
              </table:table-cell>
              <table:table-cell office:value-type="float" office:value="1259.97607739">
                <text:p>1259.97607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51">
                <text:p>17351</text:p>
              </table:table-cell>
              <table:table-cell office:value-type="float" office:value="1261.42967219">
                <text:p>1261.4296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61">
                <text:p>17361</text:p>
              </table:table-cell>
              <table:table-cell office:value-type="float" office:value="1262.88410499">
                <text:p>1262.8841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71">
                <text:p>17371</text:p>
              </table:table-cell>
              <table:table-cell office:value-type="float" office:value="1264.33937579">
                <text:p>1264.3393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81">
                <text:p>17381</text:p>
              </table:table-cell>
              <table:table-cell office:value-type="float" office:value="1265.79548459">
                <text:p>1265.7954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91">
                <text:p>17391</text:p>
              </table:table-cell>
              <table:table-cell office:value-type="float" office:value="1267.25243139">
                <text:p>1267.2524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01">
                <text:p>17401</text:p>
              </table:table-cell>
              <table:table-cell office:value-type="float" office:value="1268.71021619">
                <text:p>1268.71021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11">
                <text:p>17411</text:p>
              </table:table-cell>
              <table:table-cell office:value-type="float" office:value="1270.16883899">
                <text:p>1270.1688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21">
                <text:p>17421</text:p>
              </table:table-cell>
              <table:table-cell office:value-type="float" office:value="1271.62829979">
                <text:p>1271.62829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31">
                <text:p>17431</text:p>
              </table:table-cell>
              <table:table-cell office:value-type="float" office:value="1273.08859859">
                <text:p>1273.0885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41">
                <text:p>17441</text:p>
              </table:table-cell>
              <table:table-cell office:value-type="float" office:value="1274.54973539">
                <text:p>1274.54973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51">
                <text:p>17451</text:p>
              </table:table-cell>
              <table:table-cell office:value-type="float" office:value="1276.01171019">
                <text:p>1276.0117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61">
                <text:p>17461</text:p>
              </table:table-cell>
              <table:table-cell office:value-type="float" office:value="1277.47452299">
                <text:p>1277.4745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71">
                <text:p>17471</text:p>
              </table:table-cell>
              <table:table-cell office:value-type="float" office:value="1278.93817379">
                <text:p>1278.9381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81">
                <text:p>17481</text:p>
              </table:table-cell>
              <table:table-cell office:value-type="float" office:value="1280.40266259">
                <text:p>1280.40266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91">
                <text:p>17491</text:p>
              </table:table-cell>
              <table:table-cell office:value-type="float" office:value="1281.86798939">
                <text:p>1281.8679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01">
                <text:p>17501</text:p>
              </table:table-cell>
              <table:table-cell office:value-type="float" office:value="1283.33415419">
                <text:p>1283.33415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1">
                <text:p>17511</text:p>
              </table:table-cell>
              <table:table-cell office:value-type="float" office:value="1284.80115699">
                <text:p>1284.8011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21">
                <text:p>17521</text:p>
              </table:table-cell>
              <table:table-cell office:value-type="float" office:value="1286.26899779">
                <text:p>1286.2689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31">
                <text:p>17531</text:p>
              </table:table-cell>
              <table:table-cell office:value-type="float" office:value="1287.73767659">
                <text:p>1287.7376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41">
                <text:p>17541</text:p>
              </table:table-cell>
              <table:table-cell office:value-type="float" office:value="1289.20719339">
                <text:p>1289.2071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51">
                <text:p>17551</text:p>
              </table:table-cell>
              <table:table-cell office:value-type="float" office:value="1290.67754819">
                <text:p>1290.6775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61">
                <text:p>17561</text:p>
              </table:table-cell>
              <table:table-cell office:value-type="float" office:value="1292.14874099">
                <text:p>1292.14874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71">
                <text:p>17571</text:p>
              </table:table-cell>
              <table:table-cell office:value-type="float" office:value="1293.62077179">
                <text:p>1293.6207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81">
                <text:p>17581</text:p>
              </table:table-cell>
              <table:table-cell office:value-type="float" office:value="1295.09364059">
                <text:p>1295.09364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91">
                <text:p>17591</text:p>
              </table:table-cell>
              <table:table-cell office:value-type="float" office:value="1296.56734739">
                <text:p>1296.5673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01">
                <text:p>17601</text:p>
              </table:table-cell>
              <table:table-cell office:value-type="float" office:value="1298.04189219">
                <text:p>1298.04189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11">
                <text:p>17611</text:p>
              </table:table-cell>
              <table:table-cell office:value-type="float" office:value="1299.51727499">
                <text:p>1299.5172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21">
                <text:p>17621</text:p>
              </table:table-cell>
              <table:table-cell office:value-type="float" office:value="1300.99349579">
                <text:p>1300.99349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31">
                <text:p>17631</text:p>
              </table:table-cell>
              <table:table-cell office:value-type="float" office:value="1302.47055459">
                <text:p>1302.4705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41">
                <text:p>17641</text:p>
              </table:table-cell>
              <table:table-cell office:value-type="float" office:value="1303.94845139">
                <text:p>1303.94845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51">
                <text:p>17651</text:p>
              </table:table-cell>
              <table:table-cell office:value-type="float" office:value="1305.42718619">
                <text:p>1305.4271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61">
                <text:p>17661</text:p>
              </table:table-cell>
              <table:table-cell office:value-type="float" office:value="1306.90675899">
                <text:p>1306.90675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71">
                <text:p>17671</text:p>
              </table:table-cell>
              <table:table-cell office:value-type="float" office:value="1308.38716979">
                <text:p>1308.3871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81">
                <text:p>17681</text:p>
              </table:table-cell>
              <table:table-cell office:value-type="float" office:value="1309.86841859">
                <text:p>1309.86841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91">
                <text:p>17691</text:p>
              </table:table-cell>
              <table:table-cell office:value-type="float" office:value="1311.35050539">
                <text:p>1311.3505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1">
                <text:p>17701</text:p>
              </table:table-cell>
              <table:table-cell office:value-type="float" office:value="1312.83343019">
                <text:p>1312.8334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11">
                <text:p>17711</text:p>
              </table:table-cell>
              <table:table-cell office:value-type="float" office:value="1314.31719299">
                <text:p>1314.3171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21">
                <text:p>17721</text:p>
              </table:table-cell>
              <table:table-cell office:value-type="float" office:value="1315.80179379">
                <text:p>1315.80179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31">
                <text:p>17731</text:p>
              </table:table-cell>
              <table:table-cell office:value-type="float" office:value="1317.28723259">
                <text:p>1317.2872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41">
                <text:p>17741</text:p>
              </table:table-cell>
              <table:table-cell office:value-type="float" office:value="1318.77350939">
                <text:p>1318.77350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51">
                <text:p>17751</text:p>
              </table:table-cell>
              <table:table-cell office:value-type="float" office:value="1320.26062419">
                <text:p>1320.2606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61">
                <text:p>17761</text:p>
              </table:table-cell>
              <table:table-cell office:value-type="float" office:value="1321.74857699">
                <text:p>1321.74857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71">
                <text:p>17771</text:p>
              </table:table-cell>
              <table:table-cell office:value-type="float" office:value="1323.23736779">
                <text:p>1323.2373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81">
                <text:p>17781</text:p>
              </table:table-cell>
              <table:table-cell office:value-type="float" office:value="1324.72699659">
                <text:p>1324.72699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91">
                <text:p>17791</text:p>
              </table:table-cell>
              <table:table-cell office:value-type="float" office:value="1326.21746339">
                <text:p>1326.2174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01">
                <text:p>17801</text:p>
              </table:table-cell>
              <table:table-cell office:value-type="float" office:value="1327.70876819">
                <text:p>1327.7087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11">
                <text:p>17811</text:p>
              </table:table-cell>
              <table:table-cell office:value-type="float" office:value="1329.20091099">
                <text:p>1329.2009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21">
                <text:p>17821</text:p>
              </table:table-cell>
              <table:table-cell office:value-type="float" office:value="1330.69389179">
                <text:p>1330.69389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31">
                <text:p>17831</text:p>
              </table:table-cell>
              <table:table-cell office:value-type="float" office:value="1332.18771059">
                <text:p>1332.1877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41">
                <text:p>17841</text:p>
              </table:table-cell>
              <table:table-cell office:value-type="float" office:value="1333.68236739">
                <text:p>1333.68236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51">
                <text:p>17851</text:p>
              </table:table-cell>
              <table:table-cell office:value-type="float" office:value="1335.17786219">
                <text:p>1335.1778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61">
                <text:p>17861</text:p>
              </table:table-cell>
              <table:table-cell office:value-type="float" office:value="1336.67419499">
                <text:p>1336.67419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71">
                <text:p>17871</text:p>
              </table:table-cell>
              <table:table-cell office:value-type="float" office:value="1338.17136579">
                <text:p>1338.1713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81">
                <text:p>17881</text:p>
              </table:table-cell>
              <table:table-cell office:value-type="float" office:value="1339.66937459">
                <text:p>1339.66937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91">
                <text:p>17891</text:p>
              </table:table-cell>
              <table:table-cell office:value-type="float" office:value="1341.16822139">
                <text:p>1341.1682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01">
                <text:p>17901</text:p>
              </table:table-cell>
              <table:table-cell office:value-type="float" office:value="1342.66790619">
                <text:p>1342.6679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11">
                <text:p>17911</text:p>
              </table:table-cell>
              <table:table-cell office:value-type="float" office:value="1344.16842899">
                <text:p>1344.1684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21">
                <text:p>17921</text:p>
              </table:table-cell>
              <table:table-cell office:value-type="float" office:value="1345.66978979">
                <text:p>1345.66978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31">
                <text:p>17931</text:p>
              </table:table-cell>
              <table:table-cell office:value-type="float" office:value="1347.17198859">
                <text:p>1347.1719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1">
                <text:p>17941</text:p>
              </table:table-cell>
              <table:table-cell office:value-type="float" office:value="1348.67502539">
                <text:p>1348.6750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51">
                <text:p>17951</text:p>
              </table:table-cell>
              <table:table-cell office:value-type="float" office:value="1350.17890019">
                <text:p>1350.1789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61">
                <text:p>17961</text:p>
              </table:table-cell>
              <table:table-cell office:value-type="float" office:value="1351.68361299">
                <text:p>1351.6836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71">
                <text:p>17971</text:p>
              </table:table-cell>
              <table:table-cell office:value-type="float" office:value="1353.18916379">
                <text:p>1353.1891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81">
                <text:p>17981</text:p>
              </table:table-cell>
              <table:table-cell office:value-type="float" office:value="1354.69555259">
                <text:p>1354.6955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91">
                <text:p>17991</text:p>
              </table:table-cell>
              <table:table-cell office:value-type="float" office:value="1356.20277939">
                <text:p>1356.2027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01">
                <text:p>18001</text:p>
              </table:table-cell>
              <table:table-cell office:value-type="float" office:value="1357.71084419">
                <text:p>1357.71084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11">
                <text:p>18011</text:p>
              </table:table-cell>
              <table:table-cell office:value-type="float" office:value="1359.21974699">
                <text:p>1359.2197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1">
                <text:p>18021</text:p>
              </table:table-cell>
              <table:table-cell office:value-type="float" office:value="1360.72948779">
                <text:p>1360.7294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31">
                <text:p>18031</text:p>
              </table:table-cell>
              <table:table-cell office:value-type="float" office:value="1362.24006659">
                <text:p>1362.2400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41">
                <text:p>18041</text:p>
              </table:table-cell>
              <table:table-cell office:value-type="float" office:value="1363.75148339">
                <text:p>1363.75148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1">
                <text:p>18051</text:p>
              </table:table-cell>
              <table:table-cell office:value-type="float" office:value="1365.26373819">
                <text:p>1365.2637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61">
                <text:p>18061</text:p>
              </table:table-cell>
              <table:table-cell office:value-type="float" office:value="1366.77683099">
                <text:p>1366.77683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71">
                <text:p>18071</text:p>
              </table:table-cell>
              <table:table-cell office:value-type="float" office:value="1368.29076179">
                <text:p>1368.2907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81">
                <text:p>18081</text:p>
              </table:table-cell>
              <table:table-cell office:value-type="float" office:value="1369.80553059">
                <text:p>1369.80553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91">
                <text:p>18091</text:p>
              </table:table-cell>
              <table:table-cell office:value-type="float" office:value="1371.32113739">
                <text:p>1371.3211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01">
                <text:p>18101</text:p>
              </table:table-cell>
              <table:table-cell office:value-type="float" office:value="1372.83758219">
                <text:p>1372.83758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11">
                <text:p>18111</text:p>
              </table:table-cell>
              <table:table-cell office:value-type="float" office:value="1374.35486499">
                <text:p>1374.3548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21">
                <text:p>18121</text:p>
              </table:table-cell>
              <table:table-cell office:value-type="float" office:value="1375.87298579">
                <text:p>1375.8729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31">
                <text:p>18131</text:p>
              </table:table-cell>
              <table:table-cell office:value-type="float" office:value="1377.39194459">
                <text:p>1377.3919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41">
                <text:p>18141</text:p>
              </table:table-cell>
              <table:table-cell office:value-type="float" office:value="1378.91174139">
                <text:p>1378.9117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51">
                <text:p>18151</text:p>
              </table:table-cell>
              <table:table-cell office:value-type="float" office:value="1380.43237619">
                <text:p>1380.4323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61">
                <text:p>18161</text:p>
              </table:table-cell>
              <table:table-cell office:value-type="float" office:value="1381.95384899">
                <text:p>1381.95384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71">
                <text:p>18171</text:p>
              </table:table-cell>
              <table:table-cell office:value-type="float" office:value="1383.47615979">
                <text:p>1383.4761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81">
                <text:p>18181</text:p>
              </table:table-cell>
              <table:table-cell office:value-type="float" office:value="1384.99930859">
                <text:p>1384.9993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91">
                <text:p>18191</text:p>
              </table:table-cell>
              <table:table-cell office:value-type="float" office:value="1386.52329539">
                <text:p>1386.5232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01">
                <text:p>18201</text:p>
              </table:table-cell>
              <table:table-cell office:value-type="float" office:value="1388.04812019">
                <text:p>1388.0481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11">
                <text:p>18211</text:p>
              </table:table-cell>
              <table:table-cell office:value-type="float" office:value="1389.57378299">
                <text:p>1389.5737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21">
                <text:p>18221</text:p>
              </table:table-cell>
              <table:table-cell office:value-type="float" office:value="1391.10028379">
                <text:p>1391.10028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31">
                <text:p>18231</text:p>
              </table:table-cell>
              <table:table-cell office:value-type="float" office:value="1392.62762259">
                <text:p>1392.6276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41">
                <text:p>18241</text:p>
              </table:table-cell>
              <table:table-cell office:value-type="float" office:value="1394.15579939">
                <text:p>1394.15579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1">
                <text:p>18251</text:p>
              </table:table-cell>
              <table:table-cell office:value-type="float" office:value="1395.68481419">
                <text:p>1395.6848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61">
                <text:p>18261</text:p>
              </table:table-cell>
              <table:table-cell office:value-type="float" office:value="1397.21466699">
                <text:p>1397.21466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71">
                <text:p>18271</text:p>
              </table:table-cell>
              <table:table-cell office:value-type="float" office:value="1398.74535779">
                <text:p>1398.7453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81">
                <text:p>18281</text:p>
              </table:table-cell>
              <table:table-cell office:value-type="float" office:value="1400.27688659">
                <text:p>1400.27688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91">
                <text:p>18291</text:p>
              </table:table-cell>
              <table:table-cell office:value-type="float" office:value="1401.80925339">
                <text:p>1401.8092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01">
                <text:p>18301</text:p>
              </table:table-cell>
              <table:table-cell office:value-type="float" office:value="1403.34245819">
                <text:p>1403.34245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11">
                <text:p>18311</text:p>
              </table:table-cell>
              <table:table-cell office:value-type="float" office:value="1404.87650099">
                <text:p>1404.8765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21">
                <text:p>18321</text:p>
              </table:table-cell>
              <table:table-cell office:value-type="float" office:value="1406.41138179">
                <text:p>1406.41138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31">
                <text:p>18331</text:p>
              </table:table-cell>
              <table:table-cell office:value-type="float" office:value="1407.94710059">
                <text:p>1407.9471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41">
                <text:p>18341</text:p>
              </table:table-cell>
              <table:table-cell office:value-type="float" office:value="1409.48365739">
                <text:p>1409.48365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51">
                <text:p>18351</text:p>
              </table:table-cell>
              <table:table-cell office:value-type="float" office:value="1411.02105219">
                <text:p>1411.0210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61">
                <text:p>18361</text:p>
              </table:table-cell>
              <table:table-cell office:value-type="float" office:value="1412.55928499">
                <text:p>1412.55928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71">
                <text:p>18371</text:p>
              </table:table-cell>
              <table:table-cell office:value-type="float" office:value="1414.09835579">
                <text:p>1414.0983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81">
                <text:p>18381</text:p>
              </table:table-cell>
              <table:table-cell office:value-type="float" office:value="1415.63826459">
                <text:p>1415.63826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91">
                <text:p>18391</text:p>
              </table:table-cell>
              <table:table-cell office:value-type="float" office:value="1417.17901139">
                <text:p>1417.1790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01">
                <text:p>18401</text:p>
              </table:table-cell>
              <table:table-cell office:value-type="float" office:value="1418.72059619">
                <text:p>1418.72059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1">
                <text:p>18411</text:p>
              </table:table-cell>
              <table:table-cell office:value-type="float" office:value="1420.26301899">
                <text:p>1420.2630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21">
                <text:p>18421</text:p>
              </table:table-cell>
              <table:table-cell office:value-type="float" office:value="1421.80627979">
                <text:p>1421.80627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31">
                <text:p>18431</text:p>
              </table:table-cell>
              <table:table-cell office:value-type="float" office:value="1423.35037859">
                <text:p>1423.3503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41">
                <text:p>18441</text:p>
              </table:table-cell>
              <table:table-cell office:value-type="float" office:value="1424.89531539">
                <text:p>1424.8953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51">
                <text:p>18451</text:p>
              </table:table-cell>
              <table:table-cell office:value-type="float" office:value="1426.44109019">
                <text:p>1426.4410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61">
                <text:p>18461</text:p>
              </table:table-cell>
              <table:table-cell office:value-type="float" office:value="1427.98770299">
                <text:p>1427.98770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71">
                <text:p>18471</text:p>
              </table:table-cell>
              <table:table-cell office:value-type="float" office:value="1429.53515379">
                <text:p>1429.5351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81">
                <text:p>18481</text:p>
              </table:table-cell>
              <table:table-cell office:value-type="float" office:value="1431.08344259">
                <text:p>1431.08344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91">
                <text:p>18491</text:p>
              </table:table-cell>
              <table:table-cell office:value-type="float" office:value="1432.63256939">
                <text:p>1432.6325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01">
                <text:p>18501</text:p>
              </table:table-cell>
              <table:table-cell office:value-type="float" office:value="1434.18253419">
                <text:p>1434.1825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11">
                <text:p>18511</text:p>
              </table:table-cell>
              <table:table-cell office:value-type="float" office:value="1435.73333699">
                <text:p>1435.7333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21">
                <text:p>18521</text:p>
              </table:table-cell>
              <table:table-cell office:value-type="float" office:value="1437.28497779">
                <text:p>1437.28497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31">
                <text:p>18531</text:p>
              </table:table-cell>
              <table:table-cell office:value-type="float" office:value="1438.83745659">
                <text:p>1438.8374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41">
                <text:p>18541</text:p>
              </table:table-cell>
              <table:table-cell office:value-type="float" office:value="1440.39077339">
                <text:p>1440.39077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51">
                <text:p>18551</text:p>
              </table:table-cell>
              <table:table-cell office:value-type="float" office:value="1441.94492819">
                <text:p>1441.9449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61">
                <text:p>18561</text:p>
              </table:table-cell>
              <table:table-cell office:value-type="float" office:value="1443.49992099">
                <text:p>1443.49992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71">
                <text:p>18571</text:p>
              </table:table-cell>
              <table:table-cell office:value-type="float" office:value="1445.05575179">
                <text:p>1445.0557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81">
                <text:p>18581</text:p>
              </table:table-cell>
              <table:table-cell office:value-type="float" office:value="1446.61242059">
                <text:p>1446.61242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91">
                <text:p>18591</text:p>
              </table:table-cell>
              <table:table-cell office:value-type="float" office:value="1448.16992739">
                <text:p>1448.1699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01">
                <text:p>18601</text:p>
              </table:table-cell>
              <table:table-cell office:value-type="float" office:value="1449.72827219">
                <text:p>1449.7282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11">
                <text:p>18611</text:p>
              </table:table-cell>
              <table:table-cell office:value-type="float" office:value="1451.28745499">
                <text:p>1451.2874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21">
                <text:p>18621</text:p>
              </table:table-cell>
              <table:table-cell office:value-type="float" office:value="1452.84747579">
                <text:p>1452.84747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31">
                <text:p>18631</text:p>
              </table:table-cell>
              <table:table-cell office:value-type="float" office:value="1454.40833459">
                <text:p>1454.4083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41">
                <text:p>18641</text:p>
              </table:table-cell>
              <table:table-cell office:value-type="float" office:value="1455.97003139">
                <text:p>1455.97003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51">
                <text:p>18651</text:p>
              </table:table-cell>
              <table:table-cell office:value-type="float" office:value="1457.53256619">
                <text:p>1457.5325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61">
                <text:p>18661</text:p>
              </table:table-cell>
              <table:table-cell office:value-type="float" office:value="1459.09593899">
                <text:p>1459.0959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71">
                <text:p>18671</text:p>
              </table:table-cell>
              <table:table-cell office:value-type="float" office:value="1460.66014979">
                <text:p>1460.6601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81">
                <text:p>18681</text:p>
              </table:table-cell>
              <table:table-cell office:value-type="float" office:value="1462.22519859">
                <text:p>1462.22519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91">
                <text:p>18691</text:p>
              </table:table-cell>
              <table:table-cell office:value-type="float" office:value="1463.79108539">
                <text:p>1463.7910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01">
                <text:p>18701</text:p>
              </table:table-cell>
              <table:table-cell office:value-type="float" office:value="1465.35781019">
                <text:p>1465.35781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11">
                <text:p>18711</text:p>
              </table:table-cell>
              <table:table-cell office:value-type="float" office:value="1466.92537299">
                <text:p>1466.9253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21">
                <text:p>18721</text:p>
              </table:table-cell>
              <table:table-cell office:value-type="float" office:value="1468.49377379">
                <text:p>1468.49377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31">
                <text:p>18731</text:p>
              </table:table-cell>
              <table:table-cell office:value-type="float" office:value="1470.06301259">
                <text:p>1470.0630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41">
                <text:p>18741</text:p>
              </table:table-cell>
              <table:table-cell office:value-type="float" office:value="1471.63308939">
                <text:p>1471.63308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51">
                <text:p>18751</text:p>
              </table:table-cell>
              <table:table-cell office:value-type="float" office:value="1473.20400419">
                <text:p>1473.2040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61">
                <text:p>18761</text:p>
              </table:table-cell>
              <table:table-cell office:value-type="float" office:value="1474.77575699">
                <text:p>1474.7757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71">
                <text:p>18771</text:p>
              </table:table-cell>
              <table:table-cell office:value-type="float" office:value="1476.34834779">
                <text:p>1476.3483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81">
                <text:p>18781</text:p>
              </table:table-cell>
              <table:table-cell office:value-type="float" office:value="1477.92177659">
                <text:p>1477.92177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91">
                <text:p>18791</text:p>
              </table:table-cell>
              <table:table-cell office:value-type="float" office:value="1479.49604339">
                <text:p>1479.49604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1">
                <text:p>18801</text:p>
              </table:table-cell>
              <table:table-cell office:value-type="float" office:value="1481.07114819">
                <text:p>1481.0711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11">
                <text:p>18811</text:p>
              </table:table-cell>
              <table:table-cell office:value-type="float" office:value="1482.64709099">
                <text:p>1482.64709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21">
                <text:p>18821</text:p>
              </table:table-cell>
              <table:table-cell office:value-type="float" office:value="1484.22387179">
                <text:p>1484.22387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31">
                <text:p>18831</text:p>
              </table:table-cell>
              <table:table-cell office:value-type="float" office:value="1485.80149059">
                <text:p>1485.8014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41">
                <text:p>18841</text:p>
              </table:table-cell>
              <table:table-cell office:value-type="float" office:value="1487.37994739">
                <text:p>1487.37994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51">
                <text:p>18851</text:p>
              </table:table-cell>
              <table:table-cell office:value-type="float" office:value="1488.95924219">
                <text:p>1488.95924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61">
                <text:p>18861</text:p>
              </table:table-cell>
              <table:table-cell office:value-type="float" office:value="1490.53937499">
                <text:p>1490.53937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71">
                <text:p>18871</text:p>
              </table:table-cell>
              <table:table-cell office:value-type="float" office:value="1492.12034579">
                <text:p>1492.1203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81">
                <text:p>18881</text:p>
              </table:table-cell>
              <table:table-cell office:value-type="float" office:value="1493.70215459">
                <text:p>1493.70215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91">
                <text:p>18891</text:p>
              </table:table-cell>
              <table:table-cell office:value-type="float" office:value="1495.28480139">
                <text:p>1495.2848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01">
                <text:p>18901</text:p>
              </table:table-cell>
              <table:table-cell office:value-type="float" office:value="1496.86828619">
                <text:p>1496.86828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11">
                <text:p>18911</text:p>
              </table:table-cell>
              <table:table-cell office:value-type="float" office:value="1498.45260899">
                <text:p>1498.4526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21">
                <text:p>18921</text:p>
              </table:table-cell>
              <table:table-cell office:value-type="float" office:value="1500.03776979">
                <text:p>1500.03776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31">
                <text:p>18931</text:p>
              </table:table-cell>
              <table:table-cell office:value-type="float" office:value="1501.62376859">
                <text:p>1501.6237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41">
                <text:p>18941</text:p>
              </table:table-cell>
              <table:table-cell office:value-type="float" office:value="1503.21060539">
                <text:p>1503.2106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51">
                <text:p>18951</text:p>
              </table:table-cell>
              <table:table-cell office:value-type="float" office:value="1504.79828019">
                <text:p>1504.79828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61">
                <text:p>18961</text:p>
              </table:table-cell>
              <table:table-cell office:value-type="float" office:value="1506.38679299">
                <text:p>1506.38679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71">
                <text:p>18971</text:p>
              </table:table-cell>
              <table:table-cell office:value-type="float" office:value="1507.97614379">
                <text:p>1507.9761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81">
                <text:p>18981</text:p>
              </table:table-cell>
              <table:table-cell office:value-type="float" office:value="1509.56633259">
                <text:p>1509.5663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91">
                <text:p>18991</text:p>
              </table:table-cell>
              <table:table-cell office:value-type="float" office:value="1511.15735939">
                <text:p>1511.15735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01">
                <text:p>19001</text:p>
              </table:table-cell>
              <table:table-cell office:value-type="float" office:value="1512.74922419">
                <text:p>1512.7492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11">
                <text:p>19011</text:p>
              </table:table-cell>
              <table:table-cell office:value-type="float" office:value="1514.34192699">
                <text:p>1514.34192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21">
                <text:p>19021</text:p>
              </table:table-cell>
              <table:table-cell office:value-type="float" office:value="1515.93546779">
                <text:p>1515.9354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31">
                <text:p>19031</text:p>
              </table:table-cell>
              <table:table-cell office:value-type="float" office:value="1517.52984659">
                <text:p>1517.5298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41">
                <text:p>19041</text:p>
              </table:table-cell>
              <table:table-cell office:value-type="float" office:value="1519.12506339">
                <text:p>1519.1250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51">
                <text:p>19051</text:p>
              </table:table-cell>
              <table:table-cell office:value-type="float" office:value="1520.72111819">
                <text:p>1520.72111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61">
                <text:p>19061</text:p>
              </table:table-cell>
              <table:table-cell office:value-type="float" office:value="1522.31801099">
                <text:p>1522.31801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71">
                <text:p>19071</text:p>
              </table:table-cell>
              <table:table-cell office:value-type="float" office:value="1523.91574179">
                <text:p>1523.91574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81">
                <text:p>19081</text:p>
              </table:table-cell>
              <table:table-cell office:value-type="float" office:value="1525.51431059">
                <text:p>1525.5143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91">
                <text:p>19091</text:p>
              </table:table-cell>
              <table:table-cell office:value-type="float" office:value="1527.11371739">
                <text:p>1527.1137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01">
                <text:p>19101</text:p>
              </table:table-cell>
              <table:table-cell office:value-type="float" office:value="1528.71396219">
                <text:p>1528.71396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11">
                <text:p>19111</text:p>
              </table:table-cell>
              <table:table-cell office:value-type="float" office:value="1530.31504499">
                <text:p>1530.31504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21">
                <text:p>19121</text:p>
              </table:table-cell>
              <table:table-cell office:value-type="float" office:value="1531.91696579">
                <text:p>1531.9169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31">
                <text:p>19131</text:p>
              </table:table-cell>
              <table:table-cell office:value-type="float" office:value="1533.51972459">
                <text:p>1533.51972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41">
                <text:p>19141</text:p>
              </table:table-cell>
              <table:table-cell office:value-type="float" office:value="1535.12332139">
                <text:p>1535.12332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51">
                <text:p>19151</text:p>
              </table:table-cell>
              <table:table-cell office:value-type="float" office:value="1536.72775619">
                <text:p>1536.72775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61">
                <text:p>19161</text:p>
              </table:table-cell>
              <table:table-cell office:value-type="float" office:value="1538.33302899">
                <text:p>1538.33302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71">
                <text:p>19171</text:p>
              </table:table-cell>
              <table:table-cell office:value-type="float" office:value="1539.93913979">
                <text:p>1539.9391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81">
                <text:p>19181</text:p>
              </table:table-cell>
              <table:table-cell office:value-type="float" office:value="1541.54608859">
                <text:p>1541.54608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91">
                <text:p>19191</text:p>
              </table:table-cell>
              <table:table-cell office:value-type="float" office:value="1543.15387539">
                <text:p>1543.15387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01">
                <text:p>19201</text:p>
              </table:table-cell>
              <table:table-cell office:value-type="float" office:value="1544.76250019">
                <text:p>1544.7625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11">
                <text:p>19211</text:p>
              </table:table-cell>
              <table:table-cell office:value-type="float" office:value="1546.37196299">
                <text:p>1546.37196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21">
                <text:p>19221</text:p>
              </table:table-cell>
              <table:table-cell office:value-type="float" office:value="1547.98226379">
                <text:p>1547.98226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31">
                <text:p>19231</text:p>
              </table:table-cell>
              <table:table-cell office:value-type="float" office:value="1549.59340259">
                <text:p>1549.59340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41">
                <text:p>19241</text:p>
              </table:table-cell>
              <table:table-cell office:value-type="float" office:value="1551.20537939">
                <text:p>1551.20537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51">
                <text:p>19251</text:p>
              </table:table-cell>
              <table:table-cell office:value-type="float" office:value="1552.81819419">
                <text:p>1552.8181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61">
                <text:p>19261</text:p>
              </table:table-cell>
              <table:table-cell office:value-type="float" office:value="1554.43184699">
                <text:p>1554.43184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71">
                <text:p>19271</text:p>
              </table:table-cell>
              <table:table-cell office:value-type="float" office:value="1556.04633779">
                <text:p>1556.04633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81">
                <text:p>19281</text:p>
              </table:table-cell>
              <table:table-cell office:value-type="float" office:value="1557.66166659">
                <text:p>1557.66166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91">
                <text:p>19291</text:p>
              </table:table-cell>
              <table:table-cell office:value-type="float" office:value="1559.27783339">
                <text:p>1559.2778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01">
                <text:p>19301</text:p>
              </table:table-cell>
              <table:table-cell office:value-type="float" office:value="1560.89483819">
                <text:p>1560.89483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11">
                <text:p>19311</text:p>
              </table:table-cell>
              <table:table-cell office:value-type="float" office:value="1562.51268099">
                <text:p>1562.51268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21">
                <text:p>19321</text:p>
              </table:table-cell>
              <table:table-cell office:value-type="float" office:value="1564.13136179">
                <text:p>1564.13136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31">
                <text:p>19331</text:p>
              </table:table-cell>
              <table:table-cell office:value-type="float" office:value="1565.75088059">
                <text:p>1565.75088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41">
                <text:p>19341</text:p>
              </table:table-cell>
              <table:table-cell office:value-type="float" office:value="1567.37123739">
                <text:p>1567.3712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51">
                <text:p>19351</text:p>
              </table:table-cell>
              <table:table-cell office:value-type="float" office:value="1568.99243219">
                <text:p>1568.9924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61">
                <text:p>19361</text:p>
              </table:table-cell>
              <table:table-cell office:value-type="float" office:value="1570.61446499">
                <text:p>1570.6144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71">
                <text:p>19371</text:p>
              </table:table-cell>
              <table:table-cell office:value-type="float" office:value="1572.23733579">
                <text:p>1572.2373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81">
                <text:p>19381</text:p>
              </table:table-cell>
              <table:table-cell office:value-type="float" office:value="1573.86104459">
                <text:p>1573.86104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91">
                <text:p>19391</text:p>
              </table:table-cell>
              <table:table-cell office:value-type="float" office:value="1575.48559139">
                <text:p>1575.48559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01">
                <text:p>19401</text:p>
              </table:table-cell>
              <table:table-cell office:value-type="float" office:value="1577.11097619">
                <text:p>1577.11097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11">
                <text:p>19411</text:p>
              </table:table-cell>
              <table:table-cell office:value-type="float" office:value="1578.73719899">
                <text:p>1578.73719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21">
                <text:p>19421</text:p>
              </table:table-cell>
              <table:table-cell office:value-type="float" office:value="1580.36425979">
                <text:p>1580.36425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31">
                <text:p>19431</text:p>
              </table:table-cell>
              <table:table-cell office:value-type="float" office:value="1581.99215859">
                <text:p>1581.99215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41">
                <text:p>19441</text:p>
              </table:table-cell>
              <table:table-cell office:value-type="float" office:value="1583.62089539">
                <text:p>1583.62089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51">
                <text:p>19451</text:p>
              </table:table-cell>
              <table:table-cell office:value-type="float" office:value="1585.25047019">
                <text:p>1585.25047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61">
                <text:p>19461</text:p>
              </table:table-cell>
              <table:table-cell office:value-type="float" office:value="1586.88088299">
                <text:p>1586.88088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71">
                <text:p>19471</text:p>
              </table:table-cell>
              <table:table-cell office:value-type="float" office:value="1588.51213379">
                <text:p>1588.51213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81">
                <text:p>19481</text:p>
              </table:table-cell>
              <table:table-cell office:value-type="float" office:value="1590.14422259">
                <text:p>1590.1442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91">
                <text:p>19491</text:p>
              </table:table-cell>
              <table:table-cell office:value-type="float" office:value="1591.77714939">
                <text:p>1591.77714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01">
                <text:p>19501</text:p>
              </table:table-cell>
              <table:table-cell office:value-type="float" office:value="1593.41091419">
                <text:p>1593.41091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1">
                <text:p>19511</text:p>
              </table:table-cell>
              <table:table-cell office:value-type="float" office:value="1595.04551699">
                <text:p>1595.0455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21">
                <text:p>19521</text:p>
              </table:table-cell>
              <table:table-cell office:value-type="float" office:value="1596.68095779">
                <text:p>1596.6809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31">
                <text:p>19531</text:p>
              </table:table-cell>
              <table:table-cell office:value-type="float" office:value="1598.31723659">
                <text:p>1598.31723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41">
                <text:p>19541</text:p>
              </table:table-cell>
              <table:table-cell office:value-type="float" office:value="1599.95435339">
                <text:p>1599.95435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51">
                <text:p>19551</text:p>
              </table:table-cell>
              <table:table-cell office:value-type="float" office:value="1601.59230819">
                <text:p>1601.59230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61">
                <text:p>19561</text:p>
              </table:table-cell>
              <table:table-cell office:value-type="float" office:value="1603.23110099">
                <text:p>1603.2311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71">
                <text:p>19571</text:p>
              </table:table-cell>
              <table:table-cell office:value-type="float" office:value="1604.87073179">
                <text:p>1604.87073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81">
                <text:p>19581</text:p>
              </table:table-cell>
              <table:table-cell office:value-type="float" office:value="1606.51120059">
                <text:p>1606.5112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91">
                <text:p>19591</text:p>
              </table:table-cell>
              <table:table-cell office:value-type="float" office:value="1608.15250739">
                <text:p>1608.15250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01">
                <text:p>19601</text:p>
              </table:table-cell>
              <table:table-cell office:value-type="float" office:value="1609.79465219">
                <text:p>1609.79465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11">
                <text:p>19611</text:p>
              </table:table-cell>
              <table:table-cell office:value-type="float" office:value="1611.43763499">
                <text:p>1611.43763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21">
                <text:p>19621</text:p>
              </table:table-cell>
              <table:table-cell office:value-type="float" office:value="1613.08145579">
                <text:p>1613.08145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31">
                <text:p>19631</text:p>
              </table:table-cell>
              <table:table-cell office:value-type="float" office:value="1614.72611459">
                <text:p>1614.72611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41">
                <text:p>19641</text:p>
              </table:table-cell>
              <table:table-cell office:value-type="float" office:value="1616.37161139">
                <text:p>1616.37161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51">
                <text:p>19651</text:p>
              </table:table-cell>
              <table:table-cell office:value-type="float" office:value="1618.01794619">
                <text:p>1618.01794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61">
                <text:p>19661</text:p>
              </table:table-cell>
              <table:table-cell office:value-type="float" office:value="1619.66511899">
                <text:p>1619.66511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71">
                <text:p>19671</text:p>
              </table:table-cell>
              <table:table-cell office:value-type="float" office:value="1621.31312979">
                <text:p>1621.31312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81">
                <text:p>19681</text:p>
              </table:table-cell>
              <table:table-cell office:value-type="float" office:value="1622.96197859">
                <text:p>1622.96197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91">
                <text:p>19691</text:p>
              </table:table-cell>
              <table:table-cell office:value-type="float" office:value="1624.61166539">
                <text:p>1624.6116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01">
                <text:p>19701</text:p>
              </table:table-cell>
              <table:table-cell office:value-type="float" office:value="1626.26219019">
                <text:p>1626.26219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11">
                <text:p>19711</text:p>
              </table:table-cell>
              <table:table-cell office:value-type="float" office:value="1627.91355299">
                <text:p>1627.91355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21">
                <text:p>19721</text:p>
              </table:table-cell>
              <table:table-cell office:value-type="float" office:value="1629.56575379">
                <text:p>1629.56575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31">
                <text:p>19731</text:p>
              </table:table-cell>
              <table:table-cell office:value-type="float" office:value="1631.21879259">
                <text:p>1631.21879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41">
                <text:p>19741</text:p>
              </table:table-cell>
              <table:table-cell office:value-type="float" office:value="1632.87266939">
                <text:p>1632.87266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51">
                <text:p>19751</text:p>
              </table:table-cell>
              <table:table-cell office:value-type="float" office:value="1634.52738419">
                <text:p>1634.52738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61">
                <text:p>19761</text:p>
              </table:table-cell>
              <table:table-cell office:value-type="float" office:value="1636.18293699">
                <text:p>1636.18293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71">
                <text:p>19771</text:p>
              </table:table-cell>
              <table:table-cell office:value-type="float" office:value="1637.83932779">
                <text:p>1637.83932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81">
                <text:p>19781</text:p>
              </table:table-cell>
              <table:table-cell office:value-type="float" office:value="1639.49655659">
                <text:p>1639.49655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91">
                <text:p>19791</text:p>
              </table:table-cell>
              <table:table-cell office:value-type="float" office:value="1641.15462339">
                <text:p>1641.15462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01">
                <text:p>19801</text:p>
              </table:table-cell>
              <table:table-cell office:value-type="float" office:value="1642.81352819">
                <text:p>1642.81352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11">
                <text:p>19811</text:p>
              </table:table-cell>
              <table:table-cell office:value-type="float" office:value="1644.47327099">
                <text:p>1644.4732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21">
                <text:p>19821</text:p>
              </table:table-cell>
              <table:table-cell office:value-type="float" office:value="1646.13385179">
                <text:p>1646.13385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31">
                <text:p>19831</text:p>
              </table:table-cell>
              <table:table-cell office:value-type="float" office:value="1647.79527059">
                <text:p>1647.79527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41">
                <text:p>19841</text:p>
              </table:table-cell>
              <table:table-cell office:value-type="float" office:value="1649.45752739">
                <text:p>1649.45752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51">
                <text:p>19851</text:p>
              </table:table-cell>
              <table:table-cell office:value-type="float" office:value="1651.12062219">
                <text:p>1651.1206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61">
                <text:p>19861</text:p>
              </table:table-cell>
              <table:table-cell office:value-type="float" office:value="1652.78455499">
                <text:p>1652.78455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71">
                <text:p>19871</text:p>
              </table:table-cell>
              <table:table-cell office:value-type="float" office:value="1654.44932579">
                <text:p>1654.4493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81">
                <text:p>19881</text:p>
              </table:table-cell>
              <table:table-cell office:value-type="float" office:value="1656.11493459">
                <text:p>1656.11493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91">
                <text:p>19891</text:p>
              </table:table-cell>
              <table:table-cell office:value-type="float" office:value="1657.78138139">
                <text:p>1657.78138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01">
                <text:p>19901</text:p>
              </table:table-cell>
              <table:table-cell office:value-type="float" office:value="1659.44866619">
                <text:p>1659.4486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11">
                <text:p>19911</text:p>
              </table:table-cell>
              <table:table-cell office:value-type="float" office:value="1661.11678899">
                <text:p>1661.11678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21">
                <text:p>19921</text:p>
              </table:table-cell>
              <table:table-cell office:value-type="float" office:value="1662.78574979">
                <text:p>1662.78574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31">
                <text:p>19931</text:p>
              </table:table-cell>
              <table:table-cell office:value-type="float" office:value="1664.45554859">
                <text:p>1664.45554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41">
                <text:p>19941</text:p>
              </table:table-cell>
              <table:table-cell office:value-type="float" office:value="1666.12618539">
                <text:p>1666.12618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51">
                <text:p>19951</text:p>
              </table:table-cell>
              <table:table-cell office:value-type="float" office:value="1667.79766019">
                <text:p>1667.7976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61">
                <text:p>19961</text:p>
              </table:table-cell>
              <table:table-cell office:value-type="float" office:value="1669.46997299">
                <text:p>1669.46997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71">
                <text:p>19971</text:p>
              </table:table-cell>
              <table:table-cell office:value-type="float" office:value="1671.14312379">
                <text:p>1671.14312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81">
                <text:p>19981</text:p>
              </table:table-cell>
              <table:table-cell office:value-type="float" office:value="1672.81711259">
                <text:p>1672.81711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91">
                <text:p>19991</text:p>
              </table:table-cell>
              <table:table-cell office:value-type="float" office:value="1674.49193939">
                <text:p>1674.4919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01">
                <text:p>20001</text:p>
              </table:table-cell>
              <table:table-cell office:value-type="float" office:value="1676.16760419">
                <text:p>1676.167604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0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78cm" svg:height="14.436cm" xlink:href=".." xlink:type="simple" chart:class="chart:scatter" chart:style-name="ch1">
        <chart:title svg:x="16.752cm" svg:y="0.424cm" chart:style-name="ch2">
          <text:p>Algorithme 2</text:p>
        </chart:title>
        <chart:subtitle svg:x="16.937cm" svg:y="1.491cm" chart:style-name="ch3">
          <text:p>Interpolation</text:p>
        </chart:subtitle>
        <chart:legend chart:legend-position="bottom" svg:x="14.656cm" svg:y="13.653cm" style:legend-expansion="wide" chart:style-name="ch4"/>
        <chart:plot-area chart:style-name="ch5" table:cell-range-address="Algo2.A2:Algo2.A16 Algo2.E1:Algo2.E1 Algo2.H2:Algo2.H16 Algo2.L1:Algo2.L1 Algo2.Q6:Algo2.Q406" chart:data-source-has-labels="row" svg:x="1.732cm" svg:y="2.75cm" svg:width="32.904cm" svg:height="9.634cm">
          <chartooo:coordinate-region svg:x="3.571cm" svg:y="2.949cm" svg:width="30.693cm" svg:height="8.788cm"/>
          <chart:axis chart:dimension="x" chart:name="primary-x" chart:style-name="ch6">
            <chart:title svg:x="16.777cm" svg:y="12.672cm" chart:style-name="ch7">
              <text:p>taille des données</text:p>
            </chart:title>
          </chart:axis>
          <chart:axis chart:dimension="y" chart:name="primary-y" chart:style-name="ch8">
            <chart:title svg:x="0.451cm" svg:y="8.087cm" chart:style-name="ch9">
              <text:p>temps</text:p>
            </chart:title>
            <chart:grid chart:style-name="ch10" chart:class="major"/>
          </chart:axis>
          <chart:series chart:style-name="ch11" chart:values-cell-range-address="Algo2.H2:Algo2.H16" chart:label-cell-address="Algo2.E1:Algo2.E1" chart:class="chart:scatter">
            <chart:domain table:cell-range-address="Algo2.A2:Algo2.A16"/>
            <chart:data-point chart:repeated="15"/>
          </chart:series>
          <chart:series chart:style-name="ch12" chart:values-cell-range-address="Algo2.Q6:Algo2.Q406" chart:label-cell-address="Algo2.L1:Algo2.L1" chart:class="chart:scatter">
            <chart:domain table:cell-range-address="Algo2.P6:Algo2.P406"/>
            <chart:data-point chart:repeated="4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maximum</text:p>
                <draw:g>
                  <svg:desc>Algo2.E1:Algo2.E1</svg:desc>
                </draw:g>
              </table:table-cell>
              <table:table-cell office:value-type="string">
                <text:p>Colonne P</text:p>
              </table:table-cell>
              <table:table-cell office:value-type="string">
                <text:p>interpolation</text:p>
                <draw:g>
                  <svg:desc>Algo2.L1:Algo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lgo2.A2:Algo2.A16</svg:desc>
                </draw:g>
              </table:table-cell>
              <table:table-cell office:value-type="float" office:value="0">
                <text:p>0</text:p>
                <draw:g>
                  <svg:desc>Algo2.H2:Algo2.H16</svg:desc>
                </draw:g>
              </table:table-cell>
              <table:table-cell office:value-type="float" office:value="1">
                <text:p>1</text:p>
                <draw:g>
                  <svg:desc>Algo2.P6:Algo2.P406</svg:desc>
                </draw:g>
              </table:table-cell>
              <table:table-cell office:value-type="float" office:value="0.00500492">
                <text:p>0.00500492</text:p>
                <draw:g>
                  <svg:desc>Algo2.Q6:Algo2.Q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.06033852">
                <text:p>0.06033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16">
                <text:p>0.00016</text:p>
              </table:table-cell>
              <table:table-cell office:value-type="float" office:value="21">
                <text:p>21</text:p>
              </table:table-cell>
              <table:table-cell office:value-type="float" office:value="0.14174412">
                <text:p>0.14174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8">
                <text:p>0.0008</text:p>
              </table:table-cell>
              <table:table-cell office:value-type="float" office:value="31">
                <text:p>31</text:p>
              </table:table-cell>
              <table:table-cell office:value-type="float" office:value="0.27274172">
                <text:p>0.27274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24">
                <text:p>0.0024</text:p>
              </table:table-cell>
              <table:table-cell office:value-type="float" office:value="41">
                <text:p>41</text:p>
              </table:table-cell>
              <table:table-cell office:value-type="float" office:value="0.47685132">
                <text:p>0.47685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16">
                <text:p>0.016</text:p>
              </table:table-cell>
              <table:table-cell office:value-type="float" office:value="51">
                <text:p>51</text:p>
              </table:table-cell>
              <table:table-cell office:value-type="float" office:value="0.77759292">
                <text:p>0.77759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16">
                <text:p>0.16</text:p>
              </table:table-cell>
              <table:table-cell office:value-type="float" office:value="61">
                <text:p>61</text:p>
              </table:table-cell>
              <table:table-cell office:value-type="float" office:value="1.19848652">
                <text:p>1.19848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76">
                <text:p>1.76</text:p>
              </table:table-cell>
              <table:table-cell office:value-type="float" office:value="71">
                <text:p>71</text:p>
              </table:table-cell>
              <table:table-cell office:value-type="float" office:value="1.76305212">
                <text:p>1.76305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.52">
                <text:p>3.52</text:p>
              </table:table-cell>
              <table:table-cell office:value-type="float" office:value="81">
                <text:p>81</text:p>
              </table:table-cell>
              <table:table-cell office:value-type="float" office:value="2.49480972">
                <text:p>2.49480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91">
                <text:p>91</text:p>
              </table:table-cell>
              <table:table-cell office:value-type="float" office:value="3.41727932">
                <text:p>3.417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240">
                <text:p>240</text:p>
              </table:table-cell>
              <table:table-cell office:value-type="float" office:value="101">
                <text:p>101</text:p>
              </table:table-cell>
              <table:table-cell office:value-type="float" office:value="4.55398092">
                <text:p>4.55398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1993">
                <text:p>1993</text:p>
              </table:table-cell>
              <table:table-cell office:value-type="float" office:value="111">
                <text:p>111</text:p>
              </table:table-cell>
              <table:table-cell office:value-type="float" office:value="5.92843452">
                <text:p>5.92843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905">
                <text:p>3905</text:p>
              </table:table-cell>
              <table:table-cell office:value-type="float" office:value="121">
                <text:p>121</text:p>
              </table:table-cell>
              <table:table-cell office:value-type="float" office:value="7.56416012">
                <text:p>7.56416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31273">
                <text:p>31273</text:p>
              </table:table-cell>
              <table:table-cell office:value-type="float" office:value="131">
                <text:p>131</text:p>
              </table:table-cell>
              <table:table-cell office:value-type="float" office:value="9.48467772">
                <text:p>9.48467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">
                <text:p>4000</text:p>
              </table:table-cell>
              <table:table-cell office:value-type="float" office:value="252191">
                <text:p>252191</text:p>
              </table:table-cell>
              <table:table-cell office:value-type="float" office:value="141">
                <text:p>141</text:p>
              </table:table-cell>
              <table:table-cell office:value-type="float" office:value="11.71350732">
                <text:p>11.71350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14.27416892">
                <text:p>14.27416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17.19018252">
                <text:p>17.19018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20.48506812">
                <text:p>20.48506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24.18234572">
                <text:p>24.18234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28.30553532">
                <text:p>28.30553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32.87815692">
                <text:p>32.8781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37.92373052">
                <text:p>37.92373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43.46577612">
                <text:p>43.46577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49.52781372">
                <text:p>49.52781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56.13336332">
                <text:p>56.13336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63.30594492">
                <text:p>63.30594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71.06907852">
                <text:p>71.06907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79.44628412">
                <text:p>79.44628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88.46108172">
                <text:p>88.46108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98.13699132">
                <text:p>98.13699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108.49753292">
                <text:p>108.49753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  <table:table-cell office:value-type="float" office:value="119.56622652">
                <text:p>119.56622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  <table:table-cell office:value-type="float" office:value="131.36659212">
                <text:p>131.36659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">
                <text:p>331</text:p>
              </table:table-cell>
              <table:table-cell office:value-type="float" office:value="143.92214972">
                <text:p>143.92214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">
                <text:p>341</text:p>
              </table:table-cell>
              <table:table-cell office:value-type="float" office:value="157.25641932">
                <text:p>157.25641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171.39292092">
                <text:p>171.39292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186.35517452">
                <text:p>186.35517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202.16670012">
                <text:p>202.16670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218.85101772">
                <text:p>218.85101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236.43164732">
                <text:p>236.43164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254.93210892">
                <text:p>254.93210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274.37592252">
                <text:p>274.37592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294.78660812">
                <text:p>294.78660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316.18768572">
                <text:p>316.18768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338.60267532">
                <text:p>338.60267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362.05509692">
                <text:p>362.05509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386.56847052">
                <text:p>386.56847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12.16631612">
                <text:p>412.16631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438.87215372">
                <text:p>438.87215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466.70950332">
                <text:p>466.70950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495.70188492">
                <text:p>495.7018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">
                <text:p>511</text:p>
              </table:table-cell>
              <table:table-cell office:value-type="float" office:value="525.87281852">
                <text:p>525.8728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557.24582412">
                <text:p>557.24582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1">
                <text:p>531</text:p>
              </table:table-cell>
              <table:table-cell office:value-type="float" office:value="589.84442172">
                <text:p>589.84442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623.69213132">
                <text:p>623.69213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">
                <text:p>551</text:p>
              </table:table-cell>
              <table:table-cell office:value-type="float" office:value="658.81247292">
                <text:p>658.81247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">
                <text:p>561</text:p>
              </table:table-cell>
              <table:table-cell office:value-type="float" office:value="695.22896652">
                <text:p>695.22896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">
                <text:p>571</text:p>
              </table:table-cell>
              <table:table-cell office:value-type="float" office:value="732.96513212">
                <text:p>732.96513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1">
                <text:p>581</text:p>
              </table:table-cell>
              <table:table-cell office:value-type="float" office:value="772.04448972">
                <text:p>772.04448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">
                <text:p>591</text:p>
              </table:table-cell>
              <table:table-cell office:value-type="float" office:value="812.49055932">
                <text:p>812.49055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">
                <text:p>601</text:p>
              </table:table-cell>
              <table:table-cell office:value-type="float" office:value="854.32686092">
                <text:p>854.32686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">
                <text:p>611</text:p>
              </table:table-cell>
              <table:table-cell office:value-type="float" office:value="897.57691452">
                <text:p>897.57691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">
                <text:p>621</text:p>
              </table:table-cell>
              <table:table-cell office:value-type="float" office:value="942.26424012">
                <text:p>942.26424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1">
                <text:p>631</text:p>
              </table:table-cell>
              <table:table-cell office:value-type="float" office:value="988.41235772">
                <text:p>988.41235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">
                <text:p>641</text:p>
              </table:table-cell>
              <table:table-cell office:value-type="float" office:value="1036.04478732">
                <text:p>1036.04478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">
                <text:p>651</text:p>
              </table:table-cell>
              <table:table-cell office:value-type="float" office:value="1085.18504892">
                <text:p>1085.18504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1">
                <text:p>661</text:p>
              </table:table-cell>
              <table:table-cell office:value-type="float" office:value="1135.85666252">
                <text:p>1135.85666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">
                <text:p>671</text:p>
              </table:table-cell>
              <table:table-cell office:value-type="float" office:value="1188.08314812">
                <text:p>1188.08314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">
                <text:p>681</text:p>
              </table:table-cell>
              <table:table-cell office:value-type="float" office:value="1241.88802572">
                <text:p>1241.88802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1">
                <text:p>691</text:p>
              </table:table-cell>
              <table:table-cell office:value-type="float" office:value="1297.29481532">
                <text:p>1297.2948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">
                <text:p>701</text:p>
              </table:table-cell>
              <table:table-cell office:value-type="float" office:value="1354.32703692">
                <text:p>1354.32703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">
                <text:p>711</text:p>
              </table:table-cell>
              <table:table-cell office:value-type="float" office:value="1413.00821052">
                <text:p>1413.00821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">
                <text:p>721</text:p>
              </table:table-cell>
              <table:table-cell office:value-type="float" office:value="1473.36185612">
                <text:p>1473.36185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">
                <text:p>731</text:p>
              </table:table-cell>
              <table:table-cell office:value-type="float" office:value="1535.41149372">
                <text:p>1535.41149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">
                <text:p>741</text:p>
              </table:table-cell>
              <table:table-cell office:value-type="float" office:value="1599.18064332">
                <text:p>1599.18064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1">
                <text:p>751</text:p>
              </table:table-cell>
              <table:table-cell office:value-type="float" office:value="1664.69282492">
                <text:p>1664.69282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1">
                <text:p>761</text:p>
              </table:table-cell>
              <table:table-cell office:value-type="float" office:value="1731.97155852">
                <text:p>1731.97155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">
                <text:p>771</text:p>
              </table:table-cell>
              <table:table-cell office:value-type="float" office:value="1801.04036412">
                <text:p>1801.04036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1">
                <text:p>781</text:p>
              </table:table-cell>
              <table:table-cell office:value-type="float" office:value="1871.92276172">
                <text:p>1871.92276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1">
                <text:p>791</text:p>
              </table:table-cell>
              <table:table-cell office:value-type="float" office:value="1944.64227132">
                <text:p>1944.64227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1">
                <text:p>801</text:p>
              </table:table-cell>
              <table:table-cell office:value-type="float" office:value="2019.22241292">
                <text:p>2019.2224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">
                <text:p>811</text:p>
              </table:table-cell>
              <table:table-cell office:value-type="float" office:value="2095.68670652">
                <text:p>2095.68670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2174.05867212">
                <text:p>2174.05867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2254.36182972">
                <text:p>2254.36182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">
                <text:p>841</text:p>
              </table:table-cell>
              <table:table-cell office:value-type="float" office:value="2336.61969932">
                <text:p>2336.61969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">
                <text:p>851</text:p>
              </table:table-cell>
              <table:table-cell office:value-type="float" office:value="2420.85580092">
                <text:p>2420.85580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1">
                <text:p>861</text:p>
              </table:table-cell>
              <table:table-cell office:value-type="float" office:value="2507.09365452">
                <text:p>2507.09365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">
                <text:p>871</text:p>
              </table:table-cell>
              <table:table-cell office:value-type="float" office:value="2595.35678012">
                <text:p>2595.35678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2685.66869772">
                <text:p>2685.6686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">
                <text:p>891</text:p>
              </table:table-cell>
              <table:table-cell office:value-type="float" office:value="2778.05292732">
                <text:p>2778.05292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">
                <text:p>901</text:p>
              </table:table-cell>
              <table:table-cell office:value-type="float" office:value="2872.53298892">
                <text:p>2872.53298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1">
                <text:p>911</text:p>
              </table:table-cell>
              <table:table-cell office:value-type="float" office:value="2969.13240252">
                <text:p>2969.13240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">
                <text:p>921</text:p>
              </table:table-cell>
              <table:table-cell office:value-type="float" office:value="3067.87468812">
                <text:p>3067.87468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">
                <text:p>931</text:p>
              </table:table-cell>
              <table:table-cell office:value-type="float" office:value="3168.78336572">
                <text:p>3168.78336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1">
                <text:p>941</text:p>
              </table:table-cell>
              <table:table-cell office:value-type="float" office:value="3271.88195532">
                <text:p>3271.88195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">
                <text:p>951</text:p>
              </table:table-cell>
              <table:table-cell office:value-type="float" office:value="3377.19397692">
                <text:p>3377.19397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1">
                <text:p>961</text:p>
              </table:table-cell>
              <table:table-cell office:value-type="float" office:value="3484.74295052">
                <text:p>3484.74295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">
                <text:p>971</text:p>
              </table:table-cell>
              <table:table-cell office:value-type="float" office:value="3594.55239612">
                <text:p>3594.55239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">
                <text:p>981</text:p>
              </table:table-cell>
              <table:table-cell office:value-type="float" office:value="3706.64583372">
                <text:p>3706.64583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">
                <text:p>991</text:p>
              </table:table-cell>
              <table:table-cell office:value-type="float" office:value="3821.04678332">
                <text:p>3821.04678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3937.77876492">
                <text:p>3937.77876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">
                <text:p>1011</text:p>
              </table:table-cell>
              <table:table-cell office:value-type="float" office:value="4056.86529852">
                <text:p>4056.8652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">
                <text:p>1021</text:p>
              </table:table-cell>
              <table:table-cell office:value-type="float" office:value="4178.32990412">
                <text:p>4178.32990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">
                <text:p>1031</text:p>
              </table:table-cell>
              <table:table-cell office:value-type="float" office:value="4302.19610172">
                <text:p>4302.19610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">
                <text:p>1041</text:p>
              </table:table-cell>
              <table:table-cell office:value-type="float" office:value="4428.48741132">
                <text:p>4428.48741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">
                <text:p>1051</text:p>
              </table:table-cell>
              <table:table-cell office:value-type="float" office:value="4557.22735292">
                <text:p>4557.22735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">
                <text:p>1061</text:p>
              </table:table-cell>
              <table:table-cell office:value-type="float" office:value="4688.43944652">
                <text:p>4688.43944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">
                <text:p>1071</text:p>
              </table:table-cell>
              <table:table-cell office:value-type="float" office:value="4822.14721212">
                <text:p>4822.14721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1">
                <text:p>1081</text:p>
              </table:table-cell>
              <table:table-cell office:value-type="float" office:value="4958.37416972">
                <text:p>4958.37416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">
                <text:p>1091</text:p>
              </table:table-cell>
              <table:table-cell office:value-type="float" office:value="5097.14383932">
                <text:p>5097.14383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1">
                <text:p>1101</text:p>
              </table:table-cell>
              <table:table-cell office:value-type="float" office:value="5238.47974092">
                <text:p>5238.47974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1">
                <text:p>1111</text:p>
              </table:table-cell>
              <table:table-cell office:value-type="float" office:value="5382.40539452">
                <text:p>5382.40539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">
                <text:p>1121</text:p>
              </table:table-cell>
              <table:table-cell office:value-type="float" office:value="5528.94432012">
                <text:p>5528.94432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">
                <text:p>1131</text:p>
              </table:table-cell>
              <table:table-cell office:value-type="float" office:value="5678.12003772">
                <text:p>5678.12003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1">
                <text:p>1141</text:p>
              </table:table-cell>
              <table:table-cell office:value-type="float" office:value="5829.95606732">
                <text:p>5829.95606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1">
                <text:p>1151</text:p>
              </table:table-cell>
              <table:table-cell office:value-type="float" office:value="5984.47592892">
                <text:p>5984.4759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1">
                <text:p>1161</text:p>
              </table:table-cell>
              <table:table-cell office:value-type="float" office:value="6141.70314252">
                <text:p>6141.70314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1">
                <text:p>1171</text:p>
              </table:table-cell>
              <table:table-cell office:value-type="float" office:value="6301.66122812">
                <text:p>6301.66122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">
                <text:p>1181</text:p>
              </table:table-cell>
              <table:table-cell office:value-type="float" office:value="6464.37370572">
                <text:p>6464.37370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1">
                <text:p>1191</text:p>
              </table:table-cell>
              <table:table-cell office:value-type="float" office:value="6629.86409532">
                <text:p>6629.86409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">
                <text:p>1201</text:p>
              </table:table-cell>
              <table:table-cell office:value-type="float" office:value="6798.15591692">
                <text:p>6798.1559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1">
                <text:p>1211</text:p>
              </table:table-cell>
              <table:table-cell office:value-type="float" office:value="6969.27269052">
                <text:p>6969.27269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">
                <text:p>1221</text:p>
              </table:table-cell>
              <table:table-cell office:value-type="float" office:value="7143.23793612">
                <text:p>7143.23793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1">
                <text:p>1231</text:p>
              </table:table-cell>
              <table:table-cell office:value-type="float" office:value="7320.07517372">
                <text:p>7320.07517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1">
                <text:p>1241</text:p>
              </table:table-cell>
              <table:table-cell office:value-type="float" office:value="7499.80792332">
                <text:p>7499.80792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">
                <text:p>1251</text:p>
              </table:table-cell>
              <table:table-cell office:value-type="float" office:value="7682.45970492">
                <text:p>7682.45970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1">
                <text:p>1261</text:p>
              </table:table-cell>
              <table:table-cell office:value-type="float" office:value="7868.05403852">
                <text:p>7868.05403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1">
                <text:p>1271</text:p>
              </table:table-cell>
              <table:table-cell office:value-type="float" office:value="8056.61444412">
                <text:p>8056.61444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1">
                <text:p>1281</text:p>
              </table:table-cell>
              <table:table-cell office:value-type="float" office:value="8248.16444172">
                <text:p>8248.16444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1">
                <text:p>1291</text:p>
              </table:table-cell>
              <table:table-cell office:value-type="float" office:value="8442.72755132">
                <text:p>8442.72755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1">
                <text:p>1301</text:p>
              </table:table-cell>
              <table:table-cell office:value-type="float" office:value="8640.32729292">
                <text:p>8640.32729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1">
                <text:p>1311</text:p>
              </table:table-cell>
              <table:table-cell office:value-type="float" office:value="8840.98718652">
                <text:p>8840.98718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1">
                <text:p>1321</text:p>
              </table:table-cell>
              <table:table-cell office:value-type="float" office:value="9044.73075212">
                <text:p>9044.7307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  <table:table-cell office:value-type="float" office:value="9251.58150972">
                <text:p>9251.58150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1">
                <text:p>1341</text:p>
              </table:table-cell>
              <table:table-cell office:value-type="float" office:value="9461.56297932">
                <text:p>9461.5629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1">
                <text:p>1351</text:p>
              </table:table-cell>
              <table:table-cell office:value-type="float" office:value="9674.69868092">
                <text:p>9674.69868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1">
                <text:p>1361</text:p>
              </table:table-cell>
              <table:table-cell office:value-type="float" office:value="9891.01213452">
                <text:p>9891.01213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1">
                <text:p>1371</text:p>
              </table:table-cell>
              <table:table-cell office:value-type="float" office:value="10110.52686012">
                <text:p>10110.52686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1">
                <text:p>1381</text:p>
              </table:table-cell>
              <table:table-cell office:value-type="float" office:value="10333.26637772">
                <text:p>10333.26637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1">
                <text:p>1391</text:p>
              </table:table-cell>
              <table:table-cell office:value-type="float" office:value="10559.25420732">
                <text:p>10559.25420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1">
                <text:p>1401</text:p>
              </table:table-cell>
              <table:table-cell office:value-type="float" office:value="10788.51386892">
                <text:p>10788.51386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1">
                <text:p>1411</text:p>
              </table:table-cell>
              <table:table-cell office:value-type="float" office:value="11021.06888252">
                <text:p>11021.06888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1">
                <text:p>1421</text:p>
              </table:table-cell>
              <table:table-cell office:value-type="float" office:value="11256.94276812">
                <text:p>11256.94276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">
                <text:p>1431</text:p>
              </table:table-cell>
              <table:table-cell office:value-type="float" office:value="11496.15904572">
                <text:p>11496.15904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1">
                <text:p>1441</text:p>
              </table:table-cell>
              <table:table-cell office:value-type="float" office:value="11738.74123532">
                <text:p>11738.74123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1">
                <text:p>1451</text:p>
              </table:table-cell>
              <table:table-cell office:value-type="float" office:value="11984.71285692">
                <text:p>11984.7128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1">
                <text:p>1461</text:p>
              </table:table-cell>
              <table:table-cell office:value-type="float" office:value="12234.09743052">
                <text:p>12234.09743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1">
                <text:p>1471</text:p>
              </table:table-cell>
              <table:table-cell office:value-type="float" office:value="12486.91847612">
                <text:p>12486.91847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1">
                <text:p>1481</text:p>
              </table:table-cell>
              <table:table-cell office:value-type="float" office:value="12743.19951372">
                <text:p>12743.19951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1">
                <text:p>1491</text:p>
              </table:table-cell>
              <table:table-cell office:value-type="float" office:value="13002.96406332">
                <text:p>13002.96406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1">
                <text:p>1501</text:p>
              </table:table-cell>
              <table:table-cell office:value-type="float" office:value="13266.23564492">
                <text:p>13266.23564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13533.03777852">
                <text:p>13533.03777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1">
                <text:p>1521</text:p>
              </table:table-cell>
              <table:table-cell office:value-type="float" office:value="13803.39398412">
                <text:p>13803.39398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1">
                <text:p>1531</text:p>
              </table:table-cell>
              <table:table-cell office:value-type="float" office:value="14077.32778172">
                <text:p>14077.32778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1">
                <text:p>1541</text:p>
              </table:table-cell>
              <table:table-cell office:value-type="float" office:value="14354.86269132">
                <text:p>14354.86269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1">
                <text:p>1551</text:p>
              </table:table-cell>
              <table:table-cell office:value-type="float" office:value="14636.02223292">
                <text:p>14636.02223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1">
                <text:p>1561</text:p>
              </table:table-cell>
              <table:table-cell office:value-type="float" office:value="14920.82992652">
                <text:p>14920.82992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1">
                <text:p>1571</text:p>
              </table:table-cell>
              <table:table-cell office:value-type="float" office:value="15209.30929212">
                <text:p>15209.30929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1">
                <text:p>1581</text:p>
              </table:table-cell>
              <table:table-cell office:value-type="float" office:value="15501.48384972">
                <text:p>15501.48384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1">
                <text:p>1591</text:p>
              </table:table-cell>
              <table:table-cell office:value-type="float" office:value="15797.37711932">
                <text:p>15797.37711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1">
                <text:p>1601</text:p>
              </table:table-cell>
              <table:table-cell office:value-type="float" office:value="16097.01262092">
                <text:p>16097.01262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1">
                <text:p>1611</text:p>
              </table:table-cell>
              <table:table-cell office:value-type="float" office:value="16400.41387452">
                <text:p>16400.41387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1">
                <text:p>1621</text:p>
              </table:table-cell>
              <table:table-cell office:value-type="float" office:value="16707.60440012">
                <text:p>16707.60440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1">
                <text:p>1631</text:p>
              </table:table-cell>
              <table:table-cell office:value-type="float" office:value="17018.60771772">
                <text:p>17018.60771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1">
                <text:p>1641</text:p>
              </table:table-cell>
              <table:table-cell office:value-type="float" office:value="17333.44734732">
                <text:p>17333.44734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">
                <text:p>1651</text:p>
              </table:table-cell>
              <table:table-cell office:value-type="float" office:value="17652.14680892">
                <text:p>17652.14680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">
                <text:p>1661</text:p>
              </table:table-cell>
              <table:table-cell office:value-type="float" office:value="17974.72962252">
                <text:p>17974.72962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1">
                <text:p>1671</text:p>
              </table:table-cell>
              <table:table-cell office:value-type="float" office:value="18301.21930812">
                <text:p>18301.21930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1">
                <text:p>1681</text:p>
              </table:table-cell>
              <table:table-cell office:value-type="float" office:value="18631.63938572">
                <text:p>18631.63938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1">
                <text:p>1691</text:p>
              </table:table-cell>
              <table:table-cell office:value-type="float" office:value="18966.01337532">
                <text:p>18966.01337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1">
                <text:p>1701</text:p>
              </table:table-cell>
              <table:table-cell office:value-type="float" office:value="19304.36479692">
                <text:p>19304.36479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1">
                <text:p>1711</text:p>
              </table:table-cell>
              <table:table-cell office:value-type="float" office:value="19646.71717052">
                <text:p>19646.71717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1">
                <text:p>1721</text:p>
              </table:table-cell>
              <table:table-cell office:value-type="float" office:value="19993.09401612">
                <text:p>19993.09401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1">
                <text:p>1731</text:p>
              </table:table-cell>
              <table:table-cell office:value-type="float" office:value="20343.51885372">
                <text:p>20343.51885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1">
                <text:p>1741</text:p>
              </table:table-cell>
              <table:table-cell office:value-type="float" office:value="20698.01520332">
                <text:p>20698.01520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">
                <text:p>1751</text:p>
              </table:table-cell>
              <table:table-cell office:value-type="float" office:value="21056.60658492">
                <text:p>21056.6065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1">
                <text:p>1761</text:p>
              </table:table-cell>
              <table:table-cell office:value-type="float" office:value="21419.31651852">
                <text:p>21419.3165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1">
                <text:p>1771</text:p>
              </table:table-cell>
              <table:table-cell office:value-type="float" office:value="21786.16852412">
                <text:p>21786.16852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1">
                <text:p>1781</text:p>
              </table:table-cell>
              <table:table-cell office:value-type="float" office:value="22157.18612172">
                <text:p>22157.18612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1">
                <text:p>1791</text:p>
              </table:table-cell>
              <table:table-cell office:value-type="float" office:value="22532.39283132">
                <text:p>22532.39283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1">
                <text:p>1801</text:p>
              </table:table-cell>
              <table:table-cell office:value-type="float" office:value="22911.81217292">
                <text:p>22911.81217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1">
                <text:p>1811</text:p>
              </table:table-cell>
              <table:table-cell office:value-type="float" office:value="23295.46766652">
                <text:p>23295.46766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1">
                <text:p>1821</text:p>
              </table:table-cell>
              <table:table-cell office:value-type="float" office:value="23683.38283212">
                <text:p>23683.38283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1">
                <text:p>1831</text:p>
              </table:table-cell>
              <table:table-cell office:value-type="float" office:value="24075.58118972">
                <text:p>24075.58118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">
                <text:p>1841</text:p>
              </table:table-cell>
              <table:table-cell office:value-type="float" office:value="24472.08625932">
                <text:p>24472.08625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1">
                <text:p>1851</text:p>
              </table:table-cell>
              <table:table-cell office:value-type="float" office:value="24872.92156092">
                <text:p>24872.92156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1">
                <text:p>1861</text:p>
              </table:table-cell>
              <table:table-cell office:value-type="float" office:value="25278.11061452">
                <text:p>25278.11061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1">
                <text:p>1871</text:p>
              </table:table-cell>
              <table:table-cell office:value-type="float" office:value="25687.67694012">
                <text:p>25687.67694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1">
                <text:p>1881</text:p>
              </table:table-cell>
              <table:table-cell office:value-type="float" office:value="26101.64405772">
                <text:p>26101.64405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1">
                <text:p>1891</text:p>
              </table:table-cell>
              <table:table-cell office:value-type="float" office:value="26520.03548732">
                <text:p>26520.03548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1">
                <text:p>1901</text:p>
              </table:table-cell>
              <table:table-cell office:value-type="float" office:value="26942.87474892">
                <text:p>26942.87474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1">
                <text:p>1911</text:p>
              </table:table-cell>
              <table:table-cell office:value-type="float" office:value="27370.18536252">
                <text:p>27370.18536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1">
                <text:p>1921</text:p>
              </table:table-cell>
              <table:table-cell office:value-type="float" office:value="27801.99084812">
                <text:p>27801.99084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1">
                <text:p>1931</text:p>
              </table:table-cell>
              <table:table-cell office:value-type="float" office:value="28238.31472572">
                <text:p>28238.31472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1">
                <text:p>1941</text:p>
              </table:table-cell>
              <table:table-cell office:value-type="float" office:value="28679.18051532">
                <text:p>28679.1805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">
                <text:p>1951</text:p>
              </table:table-cell>
              <table:table-cell office:value-type="float" office:value="29124.61173692">
                <text:p>29124.61173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1">
                <text:p>1961</text:p>
              </table:table-cell>
              <table:table-cell office:value-type="float" office:value="29574.63191052">
                <text:p>29574.63191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30029.26455612">
                <text:p>30029.26455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30488.53319372">
                <text:p>30488.53319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30952.46134332">
                <text:p>30952.46134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1">
                <text:p>2001</text:p>
              </table:table-cell>
              <table:table-cell office:value-type="float" office:value="31421.07252492">
                <text:p>31421.07252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31894.39025852">
                <text:p>31894.39025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1">
                <text:p>2021</text:p>
              </table:table-cell>
              <table:table-cell office:value-type="float" office:value="32372.43806412">
                <text:p>32372.43806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1">
                <text:p>2031</text:p>
              </table:table-cell>
              <table:table-cell office:value-type="float" office:value="32855.23946172">
                <text:p>32855.23946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1">
                <text:p>2041</text:p>
              </table:table-cell>
              <table:table-cell office:value-type="float" office:value="33342.81797132">
                <text:p>33342.81797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1">
                <text:p>2051</text:p>
              </table:table-cell>
              <table:table-cell office:value-type="float" office:value="33835.19711292">
                <text:p>33835.1971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1">
                <text:p>2061</text:p>
              </table:table-cell>
              <table:table-cell office:value-type="float" office:value="34332.40040652">
                <text:p>34332.40040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1">
                <text:p>2071</text:p>
              </table:table-cell>
              <table:table-cell office:value-type="float" office:value="34834.45137212">
                <text:p>34834.45137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1">
                <text:p>2081</text:p>
              </table:table-cell>
              <table:table-cell office:value-type="float" office:value="35341.37352972">
                <text:p>35341.37352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1">
                <text:p>2091</text:p>
              </table:table-cell>
              <table:table-cell office:value-type="float" office:value="35853.19039932">
                <text:p>35853.19039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  <table:table-cell office:value-type="float" office:value="36369.92550092">
                <text:p>36369.92550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1">
                <text:p>2111</text:p>
              </table:table-cell>
              <table:table-cell office:value-type="float" office:value="36891.60235452">
                <text:p>36891.60235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1">
                <text:p>2121</text:p>
              </table:table-cell>
              <table:table-cell office:value-type="float" office:value="37418.24448012">
                <text:p>37418.24448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1">
                <text:p>2131</text:p>
              </table:table-cell>
              <table:table-cell office:value-type="float" office:value="37949.87539772">
                <text:p>37949.8753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1">
                <text:p>2141</text:p>
              </table:table-cell>
              <table:table-cell office:value-type="float" office:value="38486.51862732">
                <text:p>38486.51862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1">
                <text:p>2151</text:p>
              </table:table-cell>
              <table:table-cell office:value-type="float" office:value="39028.19768892">
                <text:p>39028.19768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1">
                <text:p>2161</text:p>
              </table:table-cell>
              <table:table-cell office:value-type="float" office:value="39574.93610252">
                <text:p>39574.93610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1">
                <text:p>2171</text:p>
              </table:table-cell>
              <table:table-cell office:value-type="float" office:value="40126.75738812">
                <text:p>40126.75738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1">
                <text:p>2181</text:p>
              </table:table-cell>
              <table:table-cell office:value-type="float" office:value="40683.68506572">
                <text:p>40683.68506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1">
                <text:p>2191</text:p>
              </table:table-cell>
              <table:table-cell office:value-type="float" office:value="41245.74265532">
                <text:p>41245.74265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1">
                <text:p>2201</text:p>
              </table:table-cell>
              <table:table-cell office:value-type="float" office:value="41812.95367692">
                <text:p>41812.95367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1">
                <text:p>2211</text:p>
              </table:table-cell>
              <table:table-cell office:value-type="float" office:value="42385.34165052">
                <text:p>42385.34165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1">
                <text:p>2221</text:p>
              </table:table-cell>
              <table:table-cell office:value-type="float" office:value="42962.93009612">
                <text:p>42962.93009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1">
                <text:p>2231</text:p>
              </table:table-cell>
              <table:table-cell office:value-type="float" office:value="43545.74253372">
                <text:p>43545.74253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1">
                <text:p>2241</text:p>
              </table:table-cell>
              <table:table-cell office:value-type="float" office:value="44133.80248332">
                <text:p>44133.80248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1">
                <text:p>2251</text:p>
              </table:table-cell>
              <table:table-cell office:value-type="float" office:value="44727.13346492">
                <text:p>44727.13346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1">
                <text:p>2261</text:p>
              </table:table-cell>
              <table:table-cell office:value-type="float" office:value="45325.75899852">
                <text:p>45325.7589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1">
                <text:p>2271</text:p>
              </table:table-cell>
              <table:table-cell office:value-type="float" office:value="45929.70260412">
                <text:p>45929.70260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1">
                <text:p>2281</text:p>
              </table:table-cell>
              <table:table-cell office:value-type="float" office:value="46538.98780172">
                <text:p>46538.98780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1">
                <text:p>2291</text:p>
              </table:table-cell>
              <table:table-cell office:value-type="float" office:value="47153.63811132">
                <text:p>47153.63811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1">
                <text:p>2301</text:p>
              </table:table-cell>
              <table:table-cell office:value-type="float" office:value="47773.67705292">
                <text:p>47773.67705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1">
                <text:p>2311</text:p>
              </table:table-cell>
              <table:table-cell office:value-type="float" office:value="48399.12814652">
                <text:p>48399.12814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1">
                <text:p>2321</text:p>
              </table:table-cell>
              <table:table-cell office:value-type="float" office:value="49030.01491212">
                <text:p>49030.01491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1">
                <text:p>2331</text:p>
              </table:table-cell>
              <table:table-cell office:value-type="float" office:value="49666.36086972">
                <text:p>49666.36086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1">
                <text:p>2341</text:p>
              </table:table-cell>
              <table:table-cell office:value-type="float" office:value="50308.18953932">
                <text:p>50308.18953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1">
                <text:p>2351</text:p>
              </table:table-cell>
              <table:table-cell office:value-type="float" office:value="50955.52444092">
                <text:p>50955.52444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1">
                <text:p>2361</text:p>
              </table:table-cell>
              <table:table-cell office:value-type="float" office:value="51608.38909452">
                <text:p>51608.38909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1">
                <text:p>2371</text:p>
              </table:table-cell>
              <table:table-cell office:value-type="float" office:value="52266.80702012">
                <text:p>52266.80702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1">
                <text:p>2381</text:p>
              </table:table-cell>
              <table:table-cell office:value-type="float" office:value="52930.80173772">
                <text:p>52930.80173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1">
                <text:p>2391</text:p>
              </table:table-cell>
              <table:table-cell office:value-type="float" office:value="53600.39676732">
                <text:p>53600.39676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1">
                <text:p>2401</text:p>
              </table:table-cell>
              <table:table-cell office:value-type="float" office:value="54275.61562892">
                <text:p>54275.6156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1">
                <text:p>2411</text:p>
              </table:table-cell>
              <table:table-cell office:value-type="float" office:value="54956.48184252">
                <text:p>54956.48184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1">
                <text:p>2421</text:p>
              </table:table-cell>
              <table:table-cell office:value-type="float" office:value="55643.01892812">
                <text:p>55643.01892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1">
                <text:p>2431</text:p>
              </table:table-cell>
              <table:table-cell office:value-type="float" office:value="56335.25040572">
                <text:p>56335.25040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1">
                <text:p>2441</text:p>
              </table:table-cell>
              <table:table-cell office:value-type="float" office:value="57033.19979532">
                <text:p>57033.19979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1">
                <text:p>2451</text:p>
              </table:table-cell>
              <table:table-cell office:value-type="float" office:value="57736.89061692">
                <text:p>57736.8906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1">
                <text:p>2461</text:p>
              </table:table-cell>
              <table:table-cell office:value-type="float" office:value="58446.34639052">
                <text:p>58446.34639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1">
                <text:p>2471</text:p>
              </table:table-cell>
              <table:table-cell office:value-type="float" office:value="59161.59063612">
                <text:p>59161.59063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1">
                <text:p>2481</text:p>
              </table:table-cell>
              <table:table-cell office:value-type="float" office:value="59882.64687372">
                <text:p>59882.64687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1">
                <text:p>2491</text:p>
              </table:table-cell>
              <table:table-cell office:value-type="float" office:value="60609.53862332">
                <text:p>60609.53862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1">
                <text:p>2501</text:p>
              </table:table-cell>
              <table:table-cell office:value-type="float" office:value="61342.28940492">
                <text:p>61342.28940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1">
                <text:p>2511</text:p>
              </table:table-cell>
              <table:table-cell office:value-type="float" office:value="62080.92273852">
                <text:p>62080.92273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">
                <text:p>2521</text:p>
              </table:table-cell>
              <table:table-cell office:value-type="float" office:value="62825.46214412">
                <text:p>62825.46214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1">
                <text:p>2531</text:p>
              </table:table-cell>
              <table:table-cell office:value-type="float" office:value="63575.93114172">
                <text:p>63575.93114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1">
                <text:p>2541</text:p>
              </table:table-cell>
              <table:table-cell office:value-type="float" office:value="64332.35325132">
                <text:p>64332.35325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1">
                <text:p>2551</text:p>
              </table:table-cell>
              <table:table-cell office:value-type="float" office:value="65094.75199292">
                <text:p>65094.75199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1">
                <text:p>2561</text:p>
              </table:table-cell>
              <table:table-cell office:value-type="float" office:value="65863.15088652">
                <text:p>65863.15088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1">
                <text:p>2571</text:p>
              </table:table-cell>
              <table:table-cell office:value-type="float" office:value="66637.57345212">
                <text:p>66637.5734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1">
                <text:p>2581</text:p>
              </table:table-cell>
              <table:table-cell office:value-type="float" office:value="67418.04320972">
                <text:p>67418.04320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1">
                <text:p>2591</text:p>
              </table:table-cell>
              <table:table-cell office:value-type="float" office:value="68204.58367932">
                <text:p>68204.5836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1">
                <text:p>2601</text:p>
              </table:table-cell>
              <table:table-cell office:value-type="float" office:value="68997.21838092">
                <text:p>68997.21838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  <table:table-cell office:value-type="float" office:value="69795.97083452">
                <text:p>69795.97083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">
                <text:p>2621</text:p>
              </table:table-cell>
              <table:table-cell office:value-type="float" office:value="70600.86456012">
                <text:p>70600.86456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1">
                <text:p>2631</text:p>
              </table:table-cell>
              <table:table-cell office:value-type="float" office:value="71411.92307772">
                <text:p>71411.92307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1">
                <text:p>2641</text:p>
              </table:table-cell>
              <table:table-cell office:value-type="float" office:value="72229.16990732">
                <text:p>72229.16990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1">
                <text:p>2651</text:p>
              </table:table-cell>
              <table:table-cell office:value-type="float" office:value="73052.62856892">
                <text:p>73052.62856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1">
                <text:p>2661</text:p>
              </table:table-cell>
              <table:table-cell office:value-type="float" office:value="73882.32258252">
                <text:p>73882.32258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1">
                <text:p>2671</text:p>
              </table:table-cell>
              <table:table-cell office:value-type="float" office:value="74718.27546812">
                <text:p>74718.27546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1">
                <text:p>2681</text:p>
              </table:table-cell>
              <table:table-cell office:value-type="float" office:value="75560.51074572">
                <text:p>75560.51074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1">
                <text:p>2691</text:p>
              </table:table-cell>
              <table:table-cell office:value-type="float" office:value="76409.05193532">
                <text:p>76409.05193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1">
                <text:p>2701</text:p>
              </table:table-cell>
              <table:table-cell office:value-type="float" office:value="77263.92255692">
                <text:p>77263.9225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1">
                <text:p>2711</text:p>
              </table:table-cell>
              <table:table-cell office:value-type="float" office:value="78125.14613052">
                <text:p>78125.14613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1">
                <text:p>2721</text:p>
              </table:table-cell>
              <table:table-cell office:value-type="float" office:value="78992.74617612">
                <text:p>78992.74617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1">
                <text:p>2731</text:p>
              </table:table-cell>
              <table:table-cell office:value-type="float" office:value="79866.74621372">
                <text:p>79866.74621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1">
                <text:p>2741</text:p>
              </table:table-cell>
              <table:table-cell office:value-type="float" office:value="80747.16976332">
                <text:p>80747.16976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1">
                <text:p>2751</text:p>
              </table:table-cell>
              <table:table-cell office:value-type="float" office:value="81634.04034492">
                <text:p>81634.04034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  <table:table-cell office:value-type="float" office:value="82527.38147852">
                <text:p>82527.38147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1">
                <text:p>2771</text:p>
              </table:table-cell>
              <table:table-cell office:value-type="float" office:value="83427.21668412">
                <text:p>83427.21668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1">
                <text:p>2781</text:p>
              </table:table-cell>
              <table:table-cell office:value-type="float" office:value="84333.56948172">
                <text:p>84333.56948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1">
                <text:p>2791</text:p>
              </table:table-cell>
              <table:table-cell office:value-type="float" office:value="85246.46339132">
                <text:p>85246.46339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1">
                <text:p>2801</text:p>
              </table:table-cell>
              <table:table-cell office:value-type="float" office:value="86165.92193292">
                <text:p>86165.92193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1">
                <text:p>2811</text:p>
              </table:table-cell>
              <table:table-cell office:value-type="float" office:value="87091.96862652">
                <text:p>87091.96862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1">
                <text:p>2821</text:p>
              </table:table-cell>
              <table:table-cell office:value-type="float" office:value="88024.62699212">
                <text:p>88024.62699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1">
                <text:p>2831</text:p>
              </table:table-cell>
              <table:table-cell office:value-type="float" office:value="88963.92054972">
                <text:p>88963.92054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1">
                <text:p>2841</text:p>
              </table:table-cell>
              <table:table-cell office:value-type="float" office:value="89909.87281932">
                <text:p>89909.87281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1">
                <text:p>2851</text:p>
              </table:table-cell>
              <table:table-cell office:value-type="float" office:value="90862.50732092">
                <text:p>90862.50732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1">
                <text:p>2861</text:p>
              </table:table-cell>
              <table:table-cell office:value-type="float" office:value="91821.84757452">
                <text:p>91821.84757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1">
                <text:p>2871</text:p>
              </table:table-cell>
              <table:table-cell office:value-type="float" office:value="92787.91710012">
                <text:p>92787.91710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1">
                <text:p>2881</text:p>
              </table:table-cell>
              <table:table-cell office:value-type="float" office:value="93760.73941772">
                <text:p>93760.73941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1">
                <text:p>2891</text:p>
              </table:table-cell>
              <table:table-cell office:value-type="float" office:value="94740.33804732">
                <text:p>94740.33804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1">
                <text:p>2901</text:p>
              </table:table-cell>
              <table:table-cell office:value-type="float" office:value="95726.73650892">
                <text:p>95726.73650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1">
                <text:p>2911</text:p>
              </table:table-cell>
              <table:table-cell office:value-type="float" office:value="96719.95832252">
                <text:p>96719.95832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1">
                <text:p>2921</text:p>
              </table:table-cell>
              <table:table-cell office:value-type="float" office:value="97720.02700812">
                <text:p>97720.02700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1">
                <text:p>2931</text:p>
              </table:table-cell>
              <table:table-cell office:value-type="float" office:value="98726.96608572">
                <text:p>98726.96608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1">
                <text:p>2941</text:p>
              </table:table-cell>
              <table:table-cell office:value-type="float" office:value="99740.79907532">
                <text:p>99740.79907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1">
                <text:p>2951</text:p>
              </table:table-cell>
              <table:table-cell office:value-type="float" office:value="100761.54949692">
                <text:p>100761.54949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1">
                <text:p>2961</text:p>
              </table:table-cell>
              <table:table-cell office:value-type="float" office:value="101789.24087052">
                <text:p>101789.24087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1">
                <text:p>2971</text:p>
              </table:table-cell>
              <table:table-cell office:value-type="float" office:value="102823.89671612">
                <text:p>102823.89671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1">
                <text:p>2981</text:p>
              </table:table-cell>
              <table:table-cell office:value-type="float" office:value="103865.54055372">
                <text:p>103865.54055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1">
                <text:p>2991</text:p>
              </table:table-cell>
              <table:table-cell office:value-type="float" office:value="104914.19590332">
                <text:p>104914.19590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1">
                <text:p>3001</text:p>
              </table:table-cell>
              <table:table-cell office:value-type="float" office:value="105969.88628492">
                <text:p>105969.8862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1">
                <text:p>3011</text:p>
              </table:table-cell>
              <table:table-cell office:value-type="float" office:value="107032.63521852">
                <text:p>107032.63521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1">
                <text:p>3021</text:p>
              </table:table-cell>
              <table:table-cell office:value-type="float" office:value="108102.46622412">
                <text:p>108102.46622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1">
                <text:p>3031</text:p>
              </table:table-cell>
              <table:table-cell office:value-type="float" office:value="109179.40282172">
                <text:p>109179.40282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1">
                <text:p>3041</text:p>
              </table:table-cell>
              <table:table-cell office:value-type="float" office:value="110263.46853132">
                <text:p>110263.46853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1">
                <text:p>3051</text:p>
              </table:table-cell>
              <table:table-cell office:value-type="float" office:value="111354.68687292">
                <text:p>111354.68687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1">
                <text:p>3061</text:p>
              </table:table-cell>
              <table:table-cell office:value-type="float" office:value="112453.08136652">
                <text:p>112453.08136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1">
                <text:p>3071</text:p>
              </table:table-cell>
              <table:table-cell office:value-type="float" office:value="113558.67553212">
                <text:p>113558.67553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1">
                <text:p>3081</text:p>
              </table:table-cell>
              <table:table-cell office:value-type="float" office:value="114671.49288972">
                <text:p>114671.49288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1">
                <text:p>3091</text:p>
              </table:table-cell>
              <table:table-cell office:value-type="float" office:value="115791.55695932">
                <text:p>115791.55695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1">
                <text:p>3101</text:p>
              </table:table-cell>
              <table:table-cell office:value-type="float" office:value="116918.89126092">
                <text:p>116918.89126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1">
                <text:p>3111</text:p>
              </table:table-cell>
              <table:table-cell office:value-type="float" office:value="118053.51931452">
                <text:p>118053.51931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1">
                <text:p>3121</text:p>
              </table:table-cell>
              <table:table-cell office:value-type="float" office:value="119195.46464012">
                <text:p>119195.46464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1">
                <text:p>3131</text:p>
              </table:table-cell>
              <table:table-cell office:value-type="float" office:value="120344.75075772">
                <text:p>120344.75075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1">
                <text:p>3141</text:p>
              </table:table-cell>
              <table:table-cell office:value-type="float" office:value="121501.40118732">
                <text:p>121501.40118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1">
                <text:p>3151</text:p>
              </table:table-cell>
              <table:table-cell office:value-type="float" office:value="122665.43944892">
                <text:p>122665.43944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1">
                <text:p>3161</text:p>
              </table:table-cell>
              <table:table-cell office:value-type="float" office:value="123836.88906252">
                <text:p>123836.88906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1">
                <text:p>3171</text:p>
              </table:table-cell>
              <table:table-cell office:value-type="float" office:value="125015.77354812">
                <text:p>125015.77354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1">
                <text:p>3181</text:p>
              </table:table-cell>
              <table:table-cell office:value-type="float" office:value="126202.11642572">
                <text:p>126202.11642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1">
                <text:p>3191</text:p>
              </table:table-cell>
              <table:table-cell office:value-type="float" office:value="127395.94121532">
                <text:p>127395.94121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1">
                <text:p>3201</text:p>
              </table:table-cell>
              <table:table-cell office:value-type="float" office:value="128597.27143692">
                <text:p>128597.27143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1">
                <text:p>3211</text:p>
              </table:table-cell>
              <table:table-cell office:value-type="float" office:value="129806.13061052">
                <text:p>129806.13061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1">
                <text:p>3221</text:p>
              </table:table-cell>
              <table:table-cell office:value-type="float" office:value="131022.54225612">
                <text:p>131022.54225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1">
                <text:p>3231</text:p>
              </table:table-cell>
              <table:table-cell office:value-type="float" office:value="132246.52989372">
                <text:p>132246.52989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1">
                <text:p>3241</text:p>
              </table:table-cell>
              <table:table-cell office:value-type="float" office:value="133478.11704332">
                <text:p>133478.11704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1">
                <text:p>3251</text:p>
              </table:table-cell>
              <table:table-cell office:value-type="float" office:value="134717.32722492">
                <text:p>134717.32722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1">
                <text:p>3261</text:p>
              </table:table-cell>
              <table:table-cell office:value-type="float" office:value="135964.18395852">
                <text:p>135964.18395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1">
                <text:p>3271</text:p>
              </table:table-cell>
              <table:table-cell office:value-type="float" office:value="137218.71076412">
                <text:p>137218.71076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1">
                <text:p>3281</text:p>
              </table:table-cell>
              <table:table-cell office:value-type="float" office:value="138480.93116172">
                <text:p>138480.93116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1">
                <text:p>3291</text:p>
              </table:table-cell>
              <table:table-cell office:value-type="float" office:value="139750.86867132">
                <text:p>139750.86867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1">
                <text:p>3301</text:p>
              </table:table-cell>
              <table:table-cell office:value-type="float" office:value="141028.54681292">
                <text:p>141028.54681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1">
                <text:p>3311</text:p>
              </table:table-cell>
              <table:table-cell office:value-type="float" office:value="142313.98910652">
                <text:p>142313.98910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1">
                <text:p>3321</text:p>
              </table:table-cell>
              <table:table-cell office:value-type="float" office:value="143607.21907212">
                <text:p>143607.21907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1">
                <text:p>3331</text:p>
              </table:table-cell>
              <table:table-cell office:value-type="float" office:value="144908.26022972">
                <text:p>144908.26022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1">
                <text:p>3341</text:p>
              </table:table-cell>
              <table:table-cell office:value-type="float" office:value="146217.13609932">
                <text:p>146217.13609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1">
                <text:p>3351</text:p>
              </table:table-cell>
              <table:table-cell office:value-type="float" office:value="147533.87020092">
                <text:p>147533.87020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1">
                <text:p>3361</text:p>
              </table:table-cell>
              <table:table-cell office:value-type="float" office:value="148858.48605452">
                <text:p>148858.48605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1">
                <text:p>3371</text:p>
              </table:table-cell>
              <table:table-cell office:value-type="float" office:value="150191.00718012">
                <text:p>150191.00718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1">
                <text:p>3381</text:p>
              </table:table-cell>
              <table:table-cell office:value-type="float" office:value="151531.45709772">
                <text:p>151531.4570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1">
                <text:p>3391</text:p>
              </table:table-cell>
              <table:table-cell office:value-type="float" office:value="152879.85932732">
                <text:p>152879.85932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1">
                <text:p>3401</text:p>
              </table:table-cell>
              <table:table-cell office:value-type="float" office:value="154236.23738892">
                <text:p>154236.23738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1">
                <text:p>3411</text:p>
              </table:table-cell>
              <table:table-cell office:value-type="float" office:value="155600.61480252">
                <text:p>155600.61480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1">
                <text:p>3421</text:p>
              </table:table-cell>
              <table:table-cell office:value-type="float" office:value="156973.01508812">
                <text:p>156973.01508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1">
                <text:p>3431</text:p>
              </table:table-cell>
              <table:table-cell office:value-type="float" office:value="158353.46176572">
                <text:p>158353.46176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1">
                <text:p>3441</text:p>
              </table:table-cell>
              <table:table-cell office:value-type="float" office:value="159741.97835532">
                <text:p>159741.97835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1">
                <text:p>3451</text:p>
              </table:table-cell>
              <table:table-cell office:value-type="float" office:value="161138.58837692">
                <text:p>161138.58837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1">
                <text:p>3461</text:p>
              </table:table-cell>
              <table:table-cell office:value-type="float" office:value="162543.31535052">
                <text:p>162543.31535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1">
                <text:p>3471</text:p>
              </table:table-cell>
              <table:table-cell office:value-type="float" office:value="163956.18279612">
                <text:p>163956.18279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1">
                <text:p>3481</text:p>
              </table:table-cell>
              <table:table-cell office:value-type="float" office:value="165377.21423372">
                <text:p>165377.21423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1">
                <text:p>3491</text:p>
              </table:table-cell>
              <table:table-cell office:value-type="float" office:value="166806.43318332">
                <text:p>166806.43318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1">
                <text:p>3501</text:p>
              </table:table-cell>
              <table:table-cell office:value-type="float" office:value="168243.86316492">
                <text:p>168243.86316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1">
                <text:p>3511</text:p>
              </table:table-cell>
              <table:table-cell office:value-type="float" office:value="169689.52769852">
                <text:p>169689.5276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1">
                <text:p>3521</text:p>
              </table:table-cell>
              <table:table-cell office:value-type="float" office:value="171143.45030412">
                <text:p>171143.45030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1">
                <text:p>3531</text:p>
              </table:table-cell>
              <table:table-cell office:value-type="float" office:value="172605.65450172">
                <text:p>172605.65450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1">
                <text:p>3541</text:p>
              </table:table-cell>
              <table:table-cell office:value-type="float" office:value="174076.16381132">
                <text:p>174076.16381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1">
                <text:p>3551</text:p>
              </table:table-cell>
              <table:table-cell office:value-type="float" office:value="175555.00175292">
                <text:p>175555.00175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1">
                <text:p>3561</text:p>
              </table:table-cell>
              <table:table-cell office:value-type="float" office:value="177042.19184652">
                <text:p>177042.19184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1">
                <text:p>3571</text:p>
              </table:table-cell>
              <table:table-cell office:value-type="float" office:value="178537.75761212">
                <text:p>178537.75761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1">
                <text:p>3581</text:p>
              </table:table-cell>
              <table:table-cell office:value-type="float" office:value="180041.72256972">
                <text:p>180041.72256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1">
                <text:p>3591</text:p>
              </table:table-cell>
              <table:table-cell office:value-type="float" office:value="181554.11023932">
                <text:p>181554.11023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1">
                <text:p>3601</text:p>
              </table:table-cell>
              <table:table-cell office:value-type="float" office:value="183074.94414092">
                <text:p>183074.94414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1">
                <text:p>3611</text:p>
              </table:table-cell>
              <table:table-cell office:value-type="float" office:value="184604.24779452">
                <text:p>184604.24779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1">
                <text:p>3621</text:p>
              </table:table-cell>
              <table:table-cell office:value-type="float" office:value="186142.04472012">
                <text:p>186142.04472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1">
                <text:p>3631</text:p>
              </table:table-cell>
              <table:table-cell office:value-type="float" office:value="187688.35843772">
                <text:p>187688.35843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1">
                <text:p>3641</text:p>
              </table:table-cell>
              <table:table-cell office:value-type="float" office:value="189243.21246732">
                <text:p>189243.21246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1">
                <text:p>3651</text:p>
              </table:table-cell>
              <table:table-cell office:value-type="float" office:value="190806.63032892">
                <text:p>190806.63032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1">
                <text:p>3661</text:p>
              </table:table-cell>
              <table:table-cell office:value-type="float" office:value="192378.63554252">
                <text:p>192378.63554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1">
                <text:p>3671</text:p>
              </table:table-cell>
              <table:table-cell office:value-type="float" office:value="193959.25162812">
                <text:p>193959.25162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1">
                <text:p>3681</text:p>
              </table:table-cell>
              <table:table-cell office:value-type="float" office:value="195548.50210572">
                <text:p>195548.50210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1">
                <text:p>3691</text:p>
              </table:table-cell>
              <table:table-cell office:value-type="float" office:value="197146.41049532">
                <text:p>197146.41049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1">
                <text:p>3701</text:p>
              </table:table-cell>
              <table:table-cell office:value-type="float" office:value="198753.00031692">
                <text:p>198753.00031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1">
                <text:p>3711</text:p>
              </table:table-cell>
              <table:table-cell office:value-type="float" office:value="200368.29509052">
                <text:p>200368.29509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1">
                <text:p>3721</text:p>
              </table:table-cell>
              <table:table-cell office:value-type="float" office:value="201992.31833612">
                <text:p>201992.31833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1">
                <text:p>3731</text:p>
              </table:table-cell>
              <table:table-cell office:value-type="float" office:value="203625.09357372">
                <text:p>203625.09357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1">
                <text:p>3741</text:p>
              </table:table-cell>
              <table:table-cell office:value-type="float" office:value="205266.64432332">
                <text:p>205266.64432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1">
                <text:p>3751</text:p>
              </table:table-cell>
              <table:table-cell office:value-type="float" office:value="206916.99410492">
                <text:p>206916.99410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1">
                <text:p>3761</text:p>
              </table:table-cell>
              <table:table-cell office:value-type="float" office:value="208576.16643852">
                <text:p>208576.16643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1">
                <text:p>3771</text:p>
              </table:table-cell>
              <table:table-cell office:value-type="float" office:value="210244.18484412">
                <text:p>210244.18484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1">
                <text:p>3781</text:p>
              </table:table-cell>
              <table:table-cell office:value-type="float" office:value="211921.07284172">
                <text:p>211921.07284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1">
                <text:p>3791</text:p>
              </table:table-cell>
              <table:table-cell office:value-type="float" office:value="213606.85395132">
                <text:p>213606.85395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1">
                <text:p>3801</text:p>
              </table:table-cell>
              <table:table-cell office:value-type="float" office:value="215301.55169292">
                <text:p>215301.55169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1">
                <text:p>3811</text:p>
              </table:table-cell>
              <table:table-cell office:value-type="float" office:value="217005.18958652">
                <text:p>217005.18958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1">
                <text:p>3821</text:p>
              </table:table-cell>
              <table:table-cell office:value-type="float" office:value="218717.79115212">
                <text:p>218717.7911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1">
                <text:p>3831</text:p>
              </table:table-cell>
              <table:table-cell office:value-type="float" office:value="220439.37990972">
                <text:p>220439.37990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1">
                <text:p>3841</text:p>
              </table:table-cell>
              <table:table-cell office:value-type="float" office:value="222169.97937932">
                <text:p>222169.97937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1">
                <text:p>3851</text:p>
              </table:table-cell>
              <table:table-cell office:value-type="float" office:value="223909.61308092">
                <text:p>223909.61308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1">
                <text:p>3861</text:p>
              </table:table-cell>
              <table:table-cell office:value-type="float" office:value="225658.30453452">
                <text:p>225658.30453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1">
                <text:p>3871</text:p>
              </table:table-cell>
              <table:table-cell office:value-type="float" office:value="227416.07726012">
                <text:p>227416.07726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1">
                <text:p>3881</text:p>
              </table:table-cell>
              <table:table-cell office:value-type="float" office:value="229182.95477772">
                <text:p>229182.95477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1">
                <text:p>3891</text:p>
              </table:table-cell>
              <table:table-cell office:value-type="float" office:value="230958.96060732">
                <text:p>230958.96060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1">
                <text:p>3901</text:p>
              </table:table-cell>
              <table:table-cell office:value-type="float" office:value="232744.11826892">
                <text:p>232744.11826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1">
                <text:p>3911</text:p>
              </table:table-cell>
              <table:table-cell office:value-type="float" office:value="234538.45128252">
                <text:p>234538.45128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1">
                <text:p>3921</text:p>
              </table:table-cell>
              <table:table-cell office:value-type="float" office:value="236341.98316812">
                <text:p>236341.98316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1">
                <text:p>3931</text:p>
              </table:table-cell>
              <table:table-cell office:value-type="float" office:value="238154.73744572">
                <text:p>238154.73744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1">
                <text:p>3941</text:p>
              </table:table-cell>
              <table:table-cell office:value-type="float" office:value="239976.73763532">
                <text:p>239976.73763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1">
                <text:p>3951</text:p>
              </table:table-cell>
              <table:table-cell office:value-type="float" office:value="241808.00725692">
                <text:p>241808.0072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1">
                <text:p>3961</text:p>
              </table:table-cell>
              <table:table-cell office:value-type="float" office:value="243648.56983052">
                <text:p>243648.56983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1">
                <text:p>3971</text:p>
              </table:table-cell>
              <table:table-cell office:value-type="float" office:value="245498.44887612">
                <text:p>245498.44887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1">
                <text:p>3981</text:p>
              </table:table-cell>
              <table:table-cell office:value-type="float" office:value="247357.66791372">
                <text:p>247357.66791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1">
                <text:p>3991</text:p>
              </table:table-cell>
              <table:table-cell office:value-type="float" office:value="249226.25046332">
                <text:p>249226.25046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1">
                <text:p>4001</text:p>
              </table:table-cell>
              <table:table-cell office:value-type="float" office:value="251104.22004492">
                <text:p>251104.22004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6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884cm" svg:height="13.875cm" xlink:href=".." xlink:type="simple" chart:class="chart:scatter" chart:column-mapping="" chart:style-name="ch1">
        <chart:title svg:x="16.655cm" svg:y="0.413cm" chart:style-name="ch2">
          <text:p>Algorithme 2</text:p>
        </chart:title>
        <chart:subtitle svg:x="15.768cm" svg:y="1.469cm" chart:style-name="ch3">
          <text:p>Mesures expérimentales</text:p>
        </chart:subtitle>
        <chart:legend chart:legend-position="bottom" svg:x="12.563cm" svg:y="13.092cm" style:legend-expansion="wide" chart:style-name="ch4"/>
        <chart:plot-area chart:style-name="ch5" table:cell-range-address="Algo2.A2:Algo2.A16 Algo2.H1:Algo2.J16" chart:data-source-has-labels="both" svg:x="1.728cm" svg:y="2.706cm" svg:width="32.722cm" svg:height="9.128cm">
          <chartooo:coordinate-region svg:x="4.334cm" svg:y="2.905cm" svg:width="29.744cm" svg:height="8.282cm"/>
          <chart:axis chart:dimension="x" chart:name="primary-x" chart:style-name="ch6" chartooo:axis-type="auto">
            <chart:title svg:x="16.682cm" svg:y="12.111cm" chart:style-name="ch7">
              <text:p>taille des données</text:p>
            </chart:title>
            <chart:categories table:cell-range-address="Algo2.A2:Algo2.A16"/>
          </chart:axis>
          <chart:axis chart:dimension="y" chart:name="primary-y" chart:style-name="ch8">
            <chart:title svg:x="0.451cm" svg:y="7.79cm" chart:style-name="ch9">
              <text:p>temps</text:p>
            </chart:title>
            <chart:grid chart:style-name="ch10" chart:class="major"/>
          </chart:axis>
          <chart:series chart:style-name="ch11" chart:values-cell-range-address="Algo2.H2:Algo2.H16" chart:label-cell-address="Algo2.H1:Algo2.H1" chart:class="chart:scatter">
            <chart:domain table:cell-range-address="Algo2.A2:Algo2.A16"/>
            <chart:data-point chart:repeated="15"/>
          </chart:series>
          <chart:series chart:style-name="ch12" chart:values-cell-range-address="Algo2.I2:Algo2.I16" chart:label-cell-address="Algo2.I1:Algo2.I1" chart:class="chart:scatter">
            <chart:data-point chart:repeated="15"/>
          </chart:series>
          <chart:series chart:style-name="ch13" chart:values-cell-range-address="Algo2.J2:Algo2.J16" chart:label-cell-address="Algo2.J1:Algo2.J1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minimum</text:p>
                <draw:g>
                  <svg:desc>Algo2.H1:Algo2.H1</svg:desc>
                </draw:g>
              </table:table-cell>
              <table:table-cell office:value-type="string">
                <text:p>Temps Maximum</text:p>
                <draw:g>
                  <svg:desc>Algo2.I1:Algo2.I1</svg:desc>
                </draw:g>
              </table:table-cell>
              <table:table-cell office:value-type="string">
                <text:p>Temps moyen</text:p>
                <draw:g>
                  <svg:desc>Algo2.J1:Algo2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lgo2.A2:Algo2.A16</svg:desc>
                </draw:g>
              </table:table-cell>
              <table:table-cell office:value-type="float" office:value="1">
                <text:p>1</text:p>
                <draw:g>
                  <svg:desc>Algo2.A2:Algo2.A16</svg:desc>
                </draw:g>
              </table:table-cell>
              <table:table-cell office:value-type="float" office:value="0">
                <text:p>0</text:p>
                <draw:g>
                  <svg:desc>Algo2.H2:Algo2.H16</svg:desc>
                </draw:g>
              </table:table-cell>
              <table:table-cell office:value-type="float" office:value="0">
                <text:p>0</text:p>
                <draw:g>
                  <svg:desc>Algo2.I2:Algo2.I16</svg:desc>
                </draw:g>
              </table:table-cell>
              <table:table-cell office:value-type="float" office:value="0">
                <text:p>0</text:p>
                <draw:g>
                  <svg:desc>Algo2.J2:Algo2.J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16">
                <text:p>0.00016</text:p>
              </table:table-cell>
              <table:table-cell office:value-type="float" office:value="0.00048">
                <text:p>0.00048</text:p>
              </table:table-cell>
              <table:table-cell office:value-type="float" office:value="0.00029678">
                <text:p>0.000296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008">
                <text:p>0.0008</text:p>
              </table:table-cell>
              <table:table-cell office:value-type="float" office:value="0.004">
                <text:p>0.004</text:p>
              </table:table-cell>
              <table:table-cell office:value-type="float" office:value="0.00206626">
                <text:p>0.002066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24">
                <text:p>0.0024</text:p>
              </table:table-cell>
              <table:table-cell office:value-type="float" office:value="0.005">
                <text:p>0.005</text:p>
              </table:table-cell>
              <table:table-cell office:value-type="float" office:value="0.00387768">
                <text:p>0.003877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6">
                <text:p>0.016</text:p>
              </table:table-cell>
              <table:table-cell office:value-type="float" office:value="0.04">
                <text:p>0.04</text:p>
              </table:table-cell>
              <table:table-cell office:value-type="float" office:value="0.028819">
                <text:p>0.0288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16">
                <text:p>0.16</text:p>
              </table:table-cell>
              <table:table-cell office:value-type="float" office:value="0.34">
                <text:p>0.34</text:p>
              </table:table-cell>
              <table:table-cell office:value-type="float" office:value="0.231134">
                <text:p>0.2311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76">
                <text:p>1.76</text:p>
              </table:table-cell>
              <table:table-cell office:value-type="float" office:value="2.08">
                <text:p>2.08</text:p>
              </table:table-cell>
              <table:table-cell office:value-type="float" office:value="1.917136">
                <text:p>1.9171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52">
                <text:p>3.52</text:p>
              </table:table-cell>
              <table:table-cell office:value-type="float" office:value="3.92">
                <text:p>3.92</text:p>
              </table:table-cell>
              <table:table-cell office:value-type="float" office:value="3.71864">
                <text:p>3.718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0.4742">
                <text:p>30.474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40">
                <text:p>240</text:p>
              </table:table-cell>
              <table:table-cell office:value-type="float" office:value="257">
                <text:p>257</text:p>
              </table:table-cell>
              <table:table-cell office:value-type="float" office:value="248.346">
                <text:p>248.34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993">
                <text:p>1993</text:p>
              </table:table-cell>
              <table:table-cell office:value-type="float" office:value="2036">
                <text:p>2036</text:p>
              </table:table-cell>
              <table:table-cell office:value-type="float" office:value="2014.56">
                <text:p>2014.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905">
                <text:p>3905</text:p>
              </table:table-cell>
              <table:table-cell office:value-type="float" office:value="3965">
                <text:p>396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31273">
                <text:p>31273</text:p>
              </table:table-cell>
              <table:table-cell office:value-type="float" office:value="31406">
                <text:p>31406</text:p>
              </table:table-cell>
              <table:table-cell office:value-type="float" office:value="31313.8">
                <text:p>31313.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252191">
                <text:p>252191</text:p>
              </table:table-cell>
              <table:table-cell office:value-type="float" office:value="252191">
                <text:p>252191</text:p>
              </table:table-cell>
              <table:table-cell office:value-type="float" office:value="252191">
                <text:p>2521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747cm" svg:height="13.717cm" xlink:href=".." xlink:type="simple" chart:class="chart:scatter" chart:column-mapping="0 1 2" chart:style-name="ch1">
        <chart:title svg:x="16.586cm" svg:y="0.41cm" chart:style-name="ch2">
          <text:p>Algorithme 3</text:p>
        </chart:title>
        <chart:subtitle svg:x="15.699cm" svg:y="1.463cm" chart:style-name="ch3">
          <text:p>Mesures expérimentales</text:p>
        </chart:subtitle>
        <chart:legend chart:legend-position="bottom" svg:x="12.494cm" svg:y="12.934cm" style:legend-expansion="wide" chart:style-name="ch4"/>
        <chart:plot-area chart:style-name="ch5" table:cell-range-address="Algo3.A2:Algo3.A15 Algo3.C1:Algo3.E15" chart:data-source-has-labels="both" svg:x="1.725cm" svg:y="2.694cm" svg:width="32.594cm" svg:height="8.985cm">
          <chartooo:coordinate-region svg:x="3.193cm" svg:y="2.893cm" svg:width="30.754cm" svg:height="8.139cm"/>
          <chart:axis chart:dimension="x" chart:name="primary-x" chart:style-name="ch6" chartooo:axis-type="auto">
            <chart:title svg:x="16.615cm" svg:y="11.953cm" chart:style-name="ch7">
              <text:p>taille des données</text:p>
            </chart:title>
            <chart:categories table:cell-range-address="Algo3.A2:Algo3.A15"/>
          </chart:axis>
          <chart:axis chart:dimension="y" chart:name="primary-y" chart:style-name="ch8">
            <chart:title svg:x="0.451cm" svg:y="7.706cm" chart:style-name="ch9">
              <text:p>temps</text:p>
            </chart:title>
            <chart:grid chart:style-name="ch10" chart:class="major"/>
          </chart:axis>
          <chart:series chart:style-name="ch11" chart:values-cell-range-address="Algo3.C2:Algo3.C15" chart:label-cell-address="Algo3.C1:Algo3.C1" chart:class="chart:scatter">
            <chart:domain table:cell-range-address="Algo3.A2:Algo3.A15"/>
            <chart:data-point chart:repeated="14"/>
          </chart:series>
          <chart:series chart:style-name="ch12" chart:values-cell-range-address="Algo3.D2:Algo3.D15" chart:label-cell-address="Algo3.D1:Algo3.D1" chart:class="chart:scatter">
            <chart:data-point chart:repeated="14"/>
          </chart:series>
          <chart:series chart:style-name="ch13" chart:values-cell-range-address="Algo3.E2:Algo3.E15" chart:label-cell-address="Algo3.E1:Algo3.E1" chart:class="chart:scatte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minimum</text:p>
                <draw:g>
                  <svg:desc>Algo3.C1:Algo3.C1</svg:desc>
                </draw:g>
              </table:table-cell>
              <table:table-cell office:value-type="string">
                <text:p>Temps maximum</text:p>
                <draw:g>
                  <svg:desc>Algo3.D1:Algo3.D1</svg:desc>
                </draw:g>
              </table:table-cell>
              <table:table-cell office:value-type="string">
                <text:p>Temps moyen</text:p>
                <draw:g>
                  <svg:desc>Algo3.E1:Algo3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lgo3.A2:Algo3.A15</svg:desc>
                </draw:g>
              </table:table-cell>
              <table:table-cell office:value-type="float" office:value="1">
                <text:p>1</text:p>
                <draw:g>
                  <svg:desc>Algo3.A2:Algo3.A15</svg:desc>
                </draw:g>
              </table:table-cell>
              <table:table-cell office:value-type="float" office:value="0">
                <text:p>0</text:p>
                <draw:g>
                  <svg:desc>Algo3.C2:Algo3.C15</svg:desc>
                </draw:g>
              </table:table-cell>
              <table:table-cell office:value-type="float" office:value="0">
                <text:p>0</text:p>
                <draw:g>
                  <svg:desc>Algo3.D2:Algo3.D15</svg:desc>
                </draw:g>
              </table:table-cell>
              <table:table-cell office:value-type="float" office:value="0">
                <text:p>0</text:p>
                <draw:g>
                  <svg:desc>Algo3.E2:Algo3.E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28">
                <text:p>0.028</text:p>
              </table:table-cell>
              <table:table-cell office:value-type="float" office:value="0.037">
                <text:p>0.03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136">
                <text:p>2.136</text:p>
              </table:table-cell>
              <table:table-cell office:value-type="float" office:value="2.2">
                <text:p>2.2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2">
                <text:p>4.2</text:p>
              </table:table-cell>
              <table:table-cell office:value-type="float" office:value="4.329">
                <text:p>4.329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33.727">
                <text:p>33.727</text:p>
              </table:table-cell>
              <table:table-cell office:value-type="float" office:value="34.134">
                <text:p>34.134</text:p>
              </table:table-cell>
              <table:table-cell office:value-type="float" office:value="33.936">
                <text:p>33.9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3" number:min-integer-digits="1"/>
      <number:text>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747cm" svg:height="13.717cm" xlink:href="." xlink:type="simple" chart:class="chart:scatter" chart:style-name="ch1">
        <chart:title svg:x="16.586cm" svg:y="0.41cm" chart:style-name="ch2">
          <text:p>Algorithme 3</text:p>
        </chart:title>
        <chart:subtitle svg:x="15.699cm" svg:y="1.463cm" chart:style-name="ch3">
          <text:p>Mesures expérimentales</text:p>
        </chart:subtitle>
        <chart:legend chart:legend-position="bottom" svg:x="13.711cm" svg:y="12.934cm" style:legend-expansion="wide" chart:style-name="ch4"/>
        <chart:plot-area chart:style-name="ch5" chart:data-source-has-labels="both" svg:x="1.725cm" svg:y="2.694cm" svg:width="32.594cm" svg:height="8.985cm">
          <chartooo:coordinate-region svg:x="2.346cm" svg:y="2.893cm" svg:width="31.786cm" svg:height="8.139cm"/>
          <chart:axis chart:dimension="x" chart:name="primary-x" chart:style-name="ch6" chartooo:axis-type="auto">
            <chart:title svg:x="16.615cm" svg:y="11.953cm" chart:style-name="ch7">
              <text:p>taille des données</text:p>
            </chart:title>
            <chart:categories table:cell-range-address="local-table.$A$2:.$A$15"/>
          </chart:axis>
          <chart:axis chart:dimension="y" chart:name="primary-y" chart:style-name="ch6">
            <chart:title svg:x="0.451cm" svg:y="7.706cm" chart:style-name="ch8">
              <text:p>temps</text:p>
            </chart:title>
            <chart:grid chart:style-name="ch9" chart:class="major"/>
          </chart:axis>
          <chart:series chart:style-name="ch10" chart:values-cell-range-address="local-table.$B$2:.$B$15" chart:label-cell-address="local-table.$B$1" chart:class="chart:scatter">
            <chart:domain table:cell-range-address="local-table.$B$2:.$B$15"/>
            <chart:data-point chart:repeated="14"/>
          </chart:series>
          <chart:series chart:style-name="ch11" chart:values-cell-range-address="local-table.$C$2:.$C$15" chart:label-cell-address="local-table.$C$1" chart:class="chart:scatter">
            <chart:data-point chart:repeated="14"/>
          </chart:series>
          <chart:series chart:style-name="ch12" chart:values-cell-range-address="local-table.$D$2:.$D$15" chart:label-cell-address="local-table.$D$1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mps maximum</text:p>
              </table:table-cell>
              <table:table-cell office:value-type="string">
                <text:p>Temps moye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8">
                <text:p>0.028</text:p>
              </table:table-cell>
              <table:table-cell office:value-type="float" office:value="0.037">
                <text:p>0.03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.136">
                <text:p>2.136</text:p>
              </table:table-cell>
              <table:table-cell office:value-type="float" office:value="2.2">
                <text:p>2.2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2">
                <text:p>4.2</text:p>
              </table:table-cell>
              <table:table-cell office:value-type="float" office:value="4.329">
                <text:p>4.329</text:p>
              </table:table-cell>
              <table:table-cell office:value-type="float" office:value="4.265">
                <text:p>4.26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3.727">
                <text:p>33.727</text:p>
              </table:table-cell>
              <table:table-cell office:value-type="float" office:value="34.134">
                <text:p>34.134</text:p>
              </table:table-cell>
              <table:table-cell office:value-type="float" office:value="33.936">
                <text:p>33.9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0" number:min-integer-digits="1"/>
      <number:text>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3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13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145cm" svg:height="14.354cm" xlink:href=".." xlink:type="simple" chart:class="chart:scatter" chart:column-mapping="0" chart:style-name="ch1">
        <chart:title svg:x="16.785cm" svg:y="0.423cm" chart:style-name="ch2">
          <text:p>Algorithme 1</text:p>
        </chart:title>
        <chart:subtitle svg:x="15.898cm" svg:y="1.489cm" chart:style-name="ch3">
          <text:p>Mesures expérimentales</text:p>
        </chart:subtitle>
        <chart:legend chart:legend-position="bottom" svg:x="12.693cm" svg:y="13.571cm" style:legend-expansion="wide" chart:style-name="ch4"/>
        <chart:plot-area chart:style-name="ch5" table:cell-range-address="Algo1.A2:Algo1.A19 Algo1.D1:Algo1.F1 Algo1.H2:Algo1.J17" chart:data-source-has-labels="both" svg:x="1.733cm" svg:y="2.746cm" svg:width="32.968cm" svg:height="9.557cm">
          <chartooo:coordinate-region svg:x="3.016cm" svg:y="2.945cm" svg:width="31.313cm" svg:height="8.711cm"/>
          <chart:axis chart:dimension="x" chart:name="primary-x" chart:style-name="ch6" chartooo:axis-type="auto">
            <chart:title svg:x="16.81cm" svg:y="12.59cm" chart:style-name="ch7">
              <text:p>taille des données</text:p>
            </chart:title>
            <chart:categories table:cell-range-address="Algo1.A2:Algo1.A19"/>
          </chart:axis>
          <chart:axis chart:dimension="y" chart:name="primary-y" chart:style-name="ch8">
            <chart:title svg:x="0.451cm" svg:y="8.044cm" chart:style-name="ch9">
              <text:p>temps</text:p>
            </chart:title>
            <chart:grid chart:style-name="ch10" chart:class="major"/>
          </chart:axis>
          <chart:series chart:style-name="ch11" chart:values-cell-range-address="Algo1.H2:Algo1.H17" chart:label-cell-address="Algo1.D1:Algo1.D1" chart:class="chart:scatter">
            <chart:domain table:cell-range-address="Algo1.A2:Algo1.A19"/>
            <chart:data-point chart:repeated="18"/>
          </chart:series>
          <chart:series chart:style-name="ch12" chart:values-cell-range-address="Algo1.I2:Algo1.I17" chart:label-cell-address="Algo1.E1:Algo1.E1" chart:class="chart:scatter">
            <chart:data-point chart:repeated="18"/>
          </chart:series>
          <chart:series chart:style-name="ch13" chart:values-cell-range-address="Algo1.J2:Algo1.J17" chart:label-cell-address="Algo1.F1:Algo1.F1" chart:class="chart:scatter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minimum</text:p>
                <draw:g>
                  <svg:desc>Algo1.D1:Algo1.D1</svg:desc>
                </draw:g>
              </table:table-cell>
              <table:table-cell office:value-type="string">
                <text:p>Temps maximum</text:p>
                <draw:g>
                  <svg:desc>Algo1.E1:Algo1.E1</svg:desc>
                </draw:g>
              </table:table-cell>
              <table:table-cell office:value-type="string">
                <text:p>Temps moyen</text:p>
                <draw:g>
                  <svg:desc>Algo1.F1:Algo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lgo1.A2:Algo1.A19</svg:desc>
                </draw:g>
              </table:table-cell>
              <table:table-cell office:value-type="float" office:value="1">
                <text:p>1</text:p>
                <draw:g>
                  <svg:desc>Algo1.A2:Algo1.A19</svg:desc>
                </draw:g>
              </table:table-cell>
              <table:table-cell office:value-type="float" office:value="0">
                <text:p>0</text:p>
                <draw:g>
                  <svg:desc>Algo1.H2:Algo1.H17</svg:desc>
                </draw:g>
              </table:table-cell>
              <table:table-cell office:value-type="float" office:value="0">
                <text:p>0</text:p>
                <draw:g>
                  <svg:desc>Algo1.I2:Algo1.I17</svg:desc>
                </draw:g>
              </table:table-cell>
              <table:table-cell office:value-type="float" office:value="0">
                <text:p>0</text:p>
                <draw:g>
                  <svg:desc>Algo1.J2:Algo1.J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0024">
                <text:p>0.000024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24316">
                <text:p>0.0000243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062989">
                <text:p>0.0000629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0012">
                <text:p>0.00012</text:p>
              </table:table-cell>
              <table:table-cell office:value-type="float" office:value="0.00028">
                <text:p>0.00028</text:p>
              </table:table-cell>
              <table:table-cell office:value-type="float" office:value="0.00018447">
                <text:p>0.000184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">
                <text:p>0.0002</text:p>
              </table:table-cell>
              <table:table-cell office:value-type="float" office:value="0.0004">
                <text:p>0.0004</text:p>
              </table:table-cell>
              <table:table-cell office:value-type="float" office:value="0.0002932">
                <text:p>0.00029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4">
                <text:p>0.0004</text:p>
              </table:table-cell>
              <table:table-cell office:value-type="float" office:value="0.0016">
                <text:p>0.0016</text:p>
              </table:table-cell>
              <table:table-cell office:value-type="float" office:value="0.00105104">
                <text:p>0.001051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36">
                <text:p>0.0036</text:p>
              </table:table-cell>
              <table:table-cell office:value-type="float" office:value="0.0053">
                <text:p>0.0053</text:p>
              </table:table-cell>
              <table:table-cell office:value-type="float" office:value="0.00444294">
                <text:p>0.004442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12">
                <text:p>0.012</text:p>
              </table:table-cell>
              <table:table-cell office:value-type="float" office:value="0.024">
                <text:p>0.024</text:p>
              </table:table-cell>
              <table:table-cell office:value-type="float" office:value="0.0186421">
                <text:p>0.01864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24">
                <text:p>0.024</text:p>
              </table:table-cell>
              <table:table-cell office:value-type="float" office:value="0.036">
                <text:p>0.036</text:p>
              </table:table-cell>
              <table:table-cell office:value-type="float" office:value="0.0297681">
                <text:p>0.02976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8">
                <text:p>0.08</text:p>
              </table:table-cell>
              <table:table-cell office:value-type="float" office:value="0.17">
                <text:p>0.17</text:p>
              </table:table-cell>
              <table:table-cell office:value-type="float" office:value="0.125134">
                <text:p>0.12513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  <table:table-cell office:value-type="float" office:value="0.51264">
                <text:p>0.512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6">
                <text:p>1.6</text:p>
              </table:table-cell>
              <table:table-cell office:value-type="float" office:value="2.5">
                <text:p>2.5</text:p>
              </table:table-cell>
              <table:table-cell office:value-type="float" office:value="2.0764">
                <text:p>2.07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8">
                <text:p>2.8</text:p>
              </table:table-cell>
              <table:table-cell office:value-type="float" office:value="3.7">
                <text:p>3.7</text:p>
              </table:table-cell>
              <table:table-cell office:value-type="float" office:value="3.25497">
                <text:p>3.254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7.0089">
                <text:p>17.008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36">
                <text:p>36</text:p>
              </table:table-cell>
              <table:table-cell office:value-type="float" office:value="92">
                <text:p>92</text:p>
              </table:table-cell>
              <table:table-cell office:value-type="float" office:value="64.2868">
                <text:p>64.286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161">
                <text:p>161</text:p>
              </table:table-cell>
              <table:table-cell office:value-type="float" office:value="293">
                <text:p>293</text:p>
              </table:table-cell>
              <table:table-cell office:value-type="float" office:value="249.953">
                <text:p>249.95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